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Sans Serif" svg:font-family="'Microsoft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244in"/>
    </style:style>
    <style:style style:name="co2" style:family="table-column">
      <style:table-column-properties fo:break-before="auto" style:column-width="1.1252in"/>
    </style:style>
    <style:style style:name="co3" style:family="table-column">
      <style:table-column-properties fo:break-before="auto" style:column-width="1.4445in"/>
    </style:style>
    <style:style style:name="co4" style:family="table-column">
      <style:table-column-properties fo:break-before="auto" style:column-width="1.194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3" number:automatic-order="true">
      <number:month number:textual="true"/>
      <number:text> </number:text>
      <number:day number:style="long"/>
    </number:date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3" style:family="table-cell" style:parent-style-name="Default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4" style:family="table-cell" style:parent-style-name="Excel_20_Built-in_20_Bad" style:data-style-name="N1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6" style:family="table-cell" style:parent-style-name="Default" style:data-style-name="N135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7" style:family="table-cell" style:parent-style-name="Excel_20_Built-in_20_Bad" style:data-style-name="N135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8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Excel_20_Built-in_20_Bad" style:data-style-name="N137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10" style:family="table-cell" style:parent-style-name="Default" style:data-style-name="N11">
      <style:table-cell-properties style:rotation-align="none"/>
    </style:style>
    <style:style style:name="ce11" style:family="table-cell" style:parent-style-name="Excel_20_Built-in_20_Goo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" style:family="table-cell" style:parent-style-name="Default" style:data-style-name="N33">
      <style:table-cell-properties style:rotation-align="none"/>
    </style:style>
    <style:style style:name="ce13" style:family="table-cell" style:parent-style-name="Default" style:data-style-name="N137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map style:condition="cell-content()&gt;0.4" style:apply-style-name="ConditionalStyle_5f_1" style:base-cell-address="Tabelle1.Y73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6" style:family="table-cell" style:parent-style-name="Default" style:data-style-name="N135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7" style:family="table-cell" style:parent-style-name="Default" style:data-style-name="N137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18" style:family="table-cell" style:parent-style-name="Default" style:data-style-name="N11"/>
    <style:style style:name="ce19" style:family="table-cell" style:parent-style-name="Default">
      <style:table-cell-properties fo:background-color="transparent"/>
    </style:style>
    <style:style style:name="ce20" style:family="table-cell" style:parent-style-name="Default" style:data-style-name="N10122">
      <style:table-cell-properties style:rotation-align="none"/>
    </style:style>
    <style:style style:name="ce21" style:family="table-cell" style:parent-style-name="Default" style:data-style-name="N61"/>
    <style:style style:name="ce22" style:family="table-cell" style:parent-style-name="Default" style:data-style-name="N60"/>
    <style:style style:name="ce23" style:family="table-cell" style:parent-style-name="Default" style:data-style-name="N100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4" style:family="table-cell" style:parent-style-name="Default" style:data-style-name="N135">
      <style:table-cell-properties fo:background-color="#ffff99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5" style:family="table-cell" style:parent-style-name="Default" style:data-style-name="N135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26" style:family="table-cell" style:parent-style-name="Default" style:data-style-name="N135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7" style:family="table-cell" style:parent-style-name="Default" style:data-style-name="N135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8" style:family="table-cell" style:parent-style-name="Default" style:data-style-name="N137">
      <style:table-cell-properties style:glyph-orientation-vertical="0" fo:background-color="#ffff99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29" style:family="table-cell" style:parent-style-name="Default" style:data-style-name="N137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8.25pt" fo:font-style="normal" fo:text-shadow="none" style:text-underline-style="none" fo:font-weight="normal" style:font-size-asian="8.25pt" style:font-style-asian="normal" style:font-weight-asian="normal" style:font-name-complex="Microsoft Sans Serif" style:font-size-complex="8.25pt" style:font-style-complex="normal" style:font-weight-complex="normal"/>
    </style:style>
    <style:style style:name="ce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1" style:family="table-cell" style:parent-style-name="Default" style:data-style-name="N137">
      <style:table-cell-properties style:glyph-orientation-vertical="0" style:cell-protect="protected" style:print-content="true" style:text-align-source="value-type" style:repeat-content="false" fo:wrap-option="no-wrap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icrosoft Sans Serif" fo:font-size="11pt" fo:font-style="normal" fo:text-shadow="none" style:text-underline-style="none" fo:font-weight="normal" style:font-size-asian="11pt" style:font-style-asian="normal" style:font-weight-asian="normal" style:font-name-complex="Microsoft Sans Serif" style:font-size-complex="11pt" style:font-style-complex="normal" style:font-weight-complex="normal"/>
    </style:style>
    <style:style style:name="ce32" style:family="table-cell" style:parent-style-name="Default">
      <style:table-cell-properties fo:background-color="#66ffff"/>
    </style:style>
    <style:style style:name="ce33" style:family="table-cell" style:parent-style-name="Default">
      <style:table-cell-properties fo:background-color="#ffff99"/>
    </style:style>
    <style:style style:name="ce34" style:family="table-cell" style:parent-style-name="Default">
      <style:table-cell-properties fo:background-color="#cc99cc"/>
    </style:style>
    <style:style style:name="ce35" style:family="table-cell" style:parent-style-name="Default">
      <style:table-cell-properties fo:background-color="#ff99cc"/>
    </style:style>
    <style:style style:name="ce36" style:family="table-cell" style:parent-style-name="Default">
      <style:text-properties style:font-name="Calibri" fo:font-size="10pt" fo:font-weight="bold" style:font-name-asian="Droid Sans Fallback" style:font-size-asian="10pt" style:font-weight-asian="bold" style:font-name-complex="Calibri" style:font-size-complex="10pt" style:font-weight-complex="bold"/>
    </style:style>
    <style:style style:name="ce37" style:family="table-cell" style:parent-style-name="Default">
      <style:table-cell-properties fo:background-color="#ff3333"/>
    </style:style>
    <style:style style:name="ce38" style:family="table-cell" style:parent-style-name="Default">
      <style:table-cell-properties fo:background-color="#ffcccc"/>
    </style:style>
    <style:style style:name="ce39" style:family="table-cell" style:parent-style-name="Default">
      <style:table-cell-properties fo:background-color="#99ffcc"/>
    </style:style>
    <style:style style:name="ce40" style:family="table-cell" style:parent-style-name="Default">
      <style:table-cell-properties fo:background-color="#990099"/>
    </style:style>
    <style:style style:name="ce41" style:family="table-cell" style:parent-style-name="Default">
      <style:table-cell-properties fo:background-color="#6666ff"/>
    </style:style>
    <style:style style:name="ce42" style:family="table-cell" style:parent-style-name="Default">
      <style:table-cell-properties fo:background-color="#ffff66"/>
    </style:style>
    <style:style style:name="ce43" style:family="table-cell" style:parent-style-name="Default">
      <style:table-cell-properties fo:background-color="#ff6600"/>
    </style:style>
    <style:style style:name="ce44" style:family="table-cell" style:parent-style-name="Default">
      <style:table-cell-properties fo:background-color="#ff3333"/>
      <style:text-properties style:use-window-font-color="true"/>
    </style:style>
    <style:style style:name="ce45" style:family="table-cell" style:parent-style-name="Default">
      <style:table-cell-properties fo:background-color="#0066cc"/>
    </style:style>
    <style:style style:name="ce46" style:family="table-cell" style:parent-style-name="Default" style:data-style-name="N0"/>
    <style:style style:name="ce47" style:family="table-cell" style:parent-style-name="Default">
      <style:table-cell-properties fo:background-color="#ffff00"/>
    </style:style>
    <style:style style:name="ce48" style:family="table-cell" style:parent-style-name="Default">
      <style:table-cell-properties fo:background-color="#6666ff"/>
      <style:text-properties style:use-window-font-color="true"/>
    </style:style>
    <style:style style:name="T1" style:family="text">
      <style:text-properties fo:font-size="9pt" fo:font-weight="bold" style:font-size-asian="9pt" style:font-size-complex="9pt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eps="1"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997" table:default-cell-style-name="Default"/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/>
          <table:table-cell office:value-type="string" calcext:value-type="string">
            <text:p>NF</text:p>
          </table:table-cell>
          <table:table-cell table:number-columns-repeated="999"/>
        </table:table-row>
        <table:table-row table:style-name="ro1" table:visibility="collapse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959958248262" calcext:value-type="float">
            <text:p>15.10</text:p>
          </table:table-cell>
          <table:table-cell table:style-name="ce6" office:value-type="float" office:value="15.2191247020873" calcext:value-type="float">
            <text:p>15.22</text:p>
          </table:table-cell>
          <table:table-cell table:style-name="ce8" office:value-type="float" office:value="0.174130528142495" calcext:value-type="float">
            <text:p>0.174</text:p>
          </table:table-cell>
          <table:table-cell table:style-name="ce10" office:value-type="percentage" office:value="0.896" calcext:value-type="percentage">
            <text:p>89.60%</text:p>
          </table:table-cell>
          <table:table-cell table:formula="of:=[.F6]^(-[.D2])" office:value-type="float" office:value="0.0000296262206745749" calcext:value-type="float">
            <text:p>2.96262206745749E-005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665187508061" calcext:value-type="float">
            <text:p>21.67</text:p>
          </table:table-cell>
          <table:table-cell table:style-name="ce6" office:value-type="float" office:value="21.6025056987345" calcext:value-type="float">
            <text:p>21.60</text:p>
          </table:table-cell>
          <table:table-cell table:style-name="ce8" office:value-type="float" office:value="0.0886454648636063" calcext:value-type="float">
            <text:p>0.089</text:p>
          </table:table-cell>
          <table:table-cell table:style-name="ce10" office:value-type="percentage" office:value="1.087" calcext:value-type="percentage">
            <text:p>108.70%</text:p>
          </table:table-cell>
          <table:table-cell table:formula="of:=[.$N$3]^(-[.L2])" office:value-type="float" office:value="0.000000125174098754557" calcext:value-type="float">
            <text:p>1.25174098754557E-007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0856804188801" calcext:value-type="float">
            <text:p>15.09</text:p>
          </table:table-cell>
          <table:table-cell table:style-name="ce6" office:value-type="float" office:value="15.0023020466668" calcext:value-type="float">
            <text:p>15.00</text:p>
          </table:table-cell>
          <table:table-cell table:style-name="ce8" office:value-type="float" office:value="0.117914824792682" calcext:value-type="float">
            <text:p>0.118</text:p>
          </table:table-cell>
          <table:table-cell table:style-name="ce10" office:value-type="percentage" office:value="0.954" calcext:value-type="percentage">
            <text:p>95.40%</text:p>
          </table:table-cell>
          <table:table-cell table:formula="of:=[.$V$3]^(-[.T2])" office:value-type="float" office:value="0.0000431978256567584" calcext:value-type="float">
            <text:p>4.31978256567584E-005</text:p>
          </table:table-cell>
          <table:table-cell/>
          <table:table-cell table:formula="of:=GEOMEAN([.G2];[.O2];[.W2])" office:value-type="float" office:value="0.0000054310550469787" calcext:value-type="float">
            <text:p>5.4310550469787E-006</text:p>
          </table:table-cell>
          <table:table-cell office:value-type="float" office:value="0.00000543105504697872" calcext:value-type="float">
            <text:p>5.43105504697872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422535793485" calcext:value-type="float">
            <text:p>15.34</text:p>
          </table:table-cell>
          <table:table-cell table:style-name="ce6" office:value-type="float" office:value="15.2191247020873" calcext:value-type="float">
            <text:p>15.22</text:p>
          </table:table-cell>
          <table:table-cell table:style-name="ce8" office:value-type="float" office:value="0.174130528142495" calcext:value-type="float">
            <text:p>0.174</text:p>
          </table:table-cell>
          <table:table-cell table:style-name="ce11" office:value-type="float" office:value="1.896" calcext:value-type="float">
            <text:p>1.896</text:p>
          </table:table-cell>
          <table:table-cell office:value-type="float" office:value="0.0000296262206745745" calcext:value-type="float">
            <text:p>2.96262206745745E-005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539823889408" calcext:value-type="float">
            <text:p>21.54</text:p>
          </table:table-cell>
          <table:table-cell table:style-name="ce6" office:value-type="float" office:value="21.6025056987345" calcext:value-type="float">
            <text:p>21.60</text:p>
          </table:table-cell>
          <table:table-cell table:style-name="ce8" office:value-type="float" office:value="0.0886454648636063" calcext:value-type="float">
            <text:p>0.089</text:p>
          </table:table-cell>
          <table:table-cell office:value-type="float" office:value="2.087" calcext:value-type="float">
            <text:p>2.087</text:p>
          </table:table-cell>
          <table:table-cell table:formula="of:=[.$N$3]^(-[.L3])" office:value-type="float" office:value="0.000000125174098754557" calcext:value-type="float">
            <text:p>1.25174098754557E-007</text:p>
          </table:table-cell>
          <table:table-cell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9189236744535" calcext:value-type="float">
            <text:p>14.92</text:p>
          </table:table-cell>
          <table:table-cell table:style-name="ce6" office:value-type="float" office:value="15.0023020466668" calcext:value-type="float">
            <text:p>15.00</text:p>
          </table:table-cell>
          <table:table-cell table:style-name="ce8" office:value-type="float" office:value="0.117914824792682" calcext:value-type="float">
            <text:p>0.118</text:p>
          </table:table-cell>
          <table:table-cell office:value-type="float" office:value="1.954" calcext:value-type="float">
            <text:p>1.954</text:p>
          </table:table-cell>
          <table:table-cell table:formula="of:=[.$V$3]^(-[.T3])" office:value-type="float" office:value="0.0000431978256567584" calcext:value-type="float">
            <text:p>4.31978256567584E-005</text:p>
          </table:table-cell>
          <table:table-cell/>
          <table:table-cell table:formula="of:=GEOMEAN([.G3];[.O3];[.W3])" office:value-type="float" office:value="0.00000543105504697868" calcext:value-type="float">
            <text:p>5.43105504697868E-006</text:p>
          </table:table-cell>
          <table:table-cell office:value-type="float" office:value="0.00000543105504697872" calcext:value-type="float">
            <text:p>5.43105504697872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U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5642964291095" calcext:value-type="float">
            <text:p>16.56</text:p>
          </table:table-cell>
          <table:table-cell table:style-name="ce6" office:value-type="float" office:value="16.6888892834015" calcext:value-type="float">
            <text:p>16.69</text:p>
          </table:table-cell>
          <table:table-cell table:style-name="ce8" office:value-type="float" office:value="0.176200904314638" calcext:value-type="float">
            <text:p>0.176</text:p>
          </table:table-cell>
          <table:table-cell/>
          <table:table-cell table:formula="of:=[.$F$3]^(-[.D4])" office:value-type="float" office:value="0.0000230773970298495" calcext:value-type="float">
            <text:p>2.30773970298495E-005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3.1237792278079" calcext:value-type="float">
            <text:p>23.12</text:p>
          </table:table-cell>
          <table:table-cell table:style-name="ce6" office:value-type="float" office:value="23.1578491209494" calcext:value-type="float">
            <text:p>23.16</text:p>
          </table:table-cell>
          <table:table-cell table:style-name="ce8" office:value-type="float" office:value="0.0481821049493026" calcext:value-type="float">
            <text:p>0.048</text:p>
          </table:table-cell>
          <table:table-cell/>
          <table:table-cell table:formula="of:=[.$N$3]^(-[.L4])" office:value-type="float" office:value="0.0000000398609214392152" calcext:value-type="float">
            <text:p>3.98609214392152E-008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9442097249406" calcext:value-type="float">
            <text:p>16.94</text:p>
          </table:table-cell>
          <table:table-cell table:style-name="ce6" office:value-type="float" office:value="16.9850117274254" calcext:value-type="float">
            <text:p>16.99</text:p>
          </table:table-cell>
          <table:table-cell table:style-name="ce8" office:value-type="float" office:value="0.0577027452859185" calcext:value-type="float">
            <text:p>0.058</text:p>
          </table:table-cell>
          <table:table-cell/>
          <table:table-cell table:formula="of:=[.$V$3]^(-[.T4])" office:value-type="float" office:value="0.0000114457155106972" calcext:value-type="float">
            <text:p>1.14457155106972E-005</text:p>
          </table:table-cell>
          <table:table-cell/>
          <table:table-cell table:formula="of:=GEOMEAN([.G4];[.O4];[.W4])" office:value-type="float" office:value="0.00000219175682488401" calcext:value-type="float">
            <text:p>2.19175682488401E-006</text:p>
          </table:table-cell>
          <table:table-cell office:value-type="float" office:value="0.000002191756824884" calcext:value-type="float">
            <text:p>2.191756824884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U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8134821376936" calcext:value-type="float">
            <text:p>16.81</text:p>
          </table:table-cell>
          <table:table-cell table:style-name="ce6" office:value-type="float" office:value="16.6888892834015" calcext:value-type="float">
            <text:p>16.69</text:p>
          </table:table-cell>
          <table:table-cell table:style-name="ce8" office:value-type="float" office:value="0.176200904314638" calcext:value-type="float">
            <text:p>0.176</text:p>
          </table:table-cell>
          <table:table-cell table:style-name="ce10" office:value-type="percentage" office:value="0.984" calcext:value-type="percentage">
            <text:p>98.40%</text:p>
          </table:table-cell>
          <table:table-cell table:formula="of:=[.$F$3]^(-[.D5])" office:value-type="float" office:value="0.0000230773970298495" calcext:value-type="float">
            <text:p>2.30773970298495E-005</text:p>
          </table:table-cell>
          <table:table-cell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3.1919190140909" calcext:value-type="float">
            <text:p>23.19</text:p>
          </table:table-cell>
          <table:table-cell table:style-name="ce6" office:value-type="float" office:value="23.1578491209494" calcext:value-type="float">
            <text:p>23.16</text:p>
          </table:table-cell>
          <table:table-cell table:style-name="ce8" office:value-type="float" office:value="0.0481821049493026" calcext:value-type="float">
            <text:p>0.048</text:p>
          </table:table-cell>
          <table:table-cell table:style-name="ce1"/>
          <table:table-cell table:formula="of:=[.$N$3]^(-[.L5])" office:value-type="float" office:value="0.0000000398609214392152" calcext:value-type="float">
            <text:p>3.98609214392152E-008</text:p>
          </table:table-cell>
          <table:table-cell table:style-name="ce6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7.0258137299101" calcext:value-type="float">
            <text:p>17.03</text:p>
          </table:table-cell>
          <table:table-cell table:style-name="ce6" office:value-type="float" office:value="16.9850117274254" calcext:value-type="float">
            <text:p>16.99</text:p>
          </table:table-cell>
          <table:table-cell table:style-name="ce8" office:value-type="float" office:value="0.0577027452859185" calcext:value-type="float">
            <text:p>0.058</text:p>
          </table:table-cell>
          <table:table-cell/>
          <table:table-cell table:formula="of:=[.$V$3]^(-[.T5])" office:value-type="float" office:value="0.0000114457155106972" calcext:value-type="float">
            <text:p>1.14457155106972E-005</text:p>
          </table:table-cell>
          <table:table-cell/>
          <table:table-cell table:formula="of:=GEOMEAN([.G5];[.O5];[.W5])" office:value-type="float" office:value="0.00000219175682488401" calcext:value-type="float">
            <text:p>2.19175682488401E-006</text:p>
          </table:table-cell>
          <table:table-cell office:value-type="float" office:value="0.000002191756824884" calcext:value-type="float">
            <text:p>2.191756824884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0934408902308" calcext:value-type="float">
            <text:p>16.09</text:p>
          </table:table-cell>
          <table:table-cell table:style-name="ce6" office:value-type="float" office:value="16.2107349581882" calcext:value-type="float">
            <text:p>16.21</text:p>
          </table:table-cell>
          <table:table-cell table:style-name="ce8" office:value-type="float" office:value="0.165878861691273" calcext:value-type="float">
            <text:p>0.166</text:p>
          </table:table-cell>
          <table:table-cell office:value-type="float" office:value="1.984" calcext:value-type="float">
            <text:p>1.984</text:p>
          </table:table-cell>
          <table:table-cell table:formula="of:=[.$F$3]^(-[.D6])" office:value-type="float" office:value="0.0000313354851102778" calcext:value-type="float">
            <text:p>3.13354851102778E-005</text:p>
          </table:table-cell>
          <table:table-cell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2.5805403284534" calcext:value-type="float">
            <text:p>22.58</text:p>
          </table:table-cell>
          <table:table-cell table:style-name="ce6" office:value-type="float" office:value="22.6588599383053" calcext:value-type="float">
            <text:p>22.66</text:p>
          </table:table-cell>
          <table:table-cell table:style-name="ce8" office:value-type="float" office:value="0.11076065445232" calcext:value-type="float">
            <text:p>0.111</text:p>
          </table:table-cell>
          <table:table-cell table:style-name="ce1"/>
          <table:table-cell table:formula="of:=[.$N$3]^(-[.L6])" office:value-type="float" office:value="0.0000000575420830475818" calcext:value-type="float">
            <text:p>5.75420830475818E-008</text:p>
          </table:table-cell>
          <table:table-cell table:style-name="ce6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464924402886" calcext:value-type="float">
            <text:p>16.46</text:p>
          </table:table-cell>
          <table:table-cell table:style-name="ce6" office:value-type="float" office:value="16.5741704948111" calcext:value-type="float">
            <text:p>16.57</text:p>
          </table:table-cell>
          <table:table-cell table:style-name="ce8" office:value-type="float" office:value="0.154497304836773" calcext:value-type="float">
            <text:p>0.154</text:p>
          </table:table-cell>
          <table:table-cell/>
          <table:table-cell table:formula="of:=[.$V$3]^(-[.T6])" office:value-type="float" office:value="0.0000150718565394353" calcext:value-type="float">
            <text:p>1.50718565394353E-005</text:p>
          </table:table-cell>
          <table:table-cell/>
          <table:table-cell table:formula="of:=GEOMEAN([.G6];[.O6];[.W6])" office:value-type="float" office:value="0.0000030065118357515" calcext:value-type="float">
            <text:p>3.0065118357515E-006</text:p>
          </table:table-cell>
          <table:table-cell office:value-type="float" office:value="0.00000300651183575151" calcext:value-type="float">
            <text:p>3.00651183575151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3280290261456" calcext:value-type="float">
            <text:p>16.33</text:p>
          </table:table-cell>
          <table:table-cell table:style-name="ce6" office:value-type="float" office:value="16.2107349581882" calcext:value-type="float">
            <text:p>16.21</text:p>
          </table:table-cell>
          <table:table-cell table:style-name="ce8" office:value-type="float" office:value="0.165878861691273" calcext:value-type="float">
            <text:p>0.166</text:p>
          </table:table-cell>
          <table:table-cell/>
          <table:table-cell table:formula="of:=[.$F$3]^(-[.D7])" office:value-type="float" office:value="0.0000313354851102778" calcext:value-type="float">
            <text:p>3.13354851102778E-005</text:p>
          </table:table-cell>
          <table:table-cell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2.7371795481572" calcext:value-type="float">
            <text:p>22.74</text:p>
          </table:table-cell>
          <table:table-cell table:style-name="ce6" office:value-type="float" office:value="22.6588599383053" calcext:value-type="float">
            <text:p>22.66</text:p>
          </table:table-cell>
          <table:table-cell table:style-name="ce8" office:value-type="float" office:value="0.11076065445232" calcext:value-type="float">
            <text:p>0.111</text:p>
          </table:table-cell>
          <table:table-cell table:style-name="ce1"/>
          <table:table-cell table:formula="of:=[.$N$3]^(-[.L7])" office:value-type="float" office:value="0.0000000575420830475818" calcext:value-type="float">
            <text:p>5.75420830475818E-008</text:p>
          </table:table-cell>
          <table:table-cell table:style-name="ce6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6.6834165867362" calcext:value-type="float">
            <text:p>16.68</text:p>
          </table:table-cell>
          <table:table-cell table:style-name="ce6" office:value-type="float" office:value="16.5741704948111" calcext:value-type="float">
            <text:p>16.57</text:p>
          </table:table-cell>
          <table:table-cell table:style-name="ce8" office:value-type="float" office:value="0.154497304836773" calcext:value-type="float">
            <text:p>0.154</text:p>
          </table:table-cell>
          <table:table-cell/>
          <table:table-cell table:formula="of:=[.$V$3]^(-[.T7])" office:value-type="float" office:value="0.0000150718565394353" calcext:value-type="float">
            <text:p>1.50718565394353E-005</text:p>
          </table:table-cell>
          <table:table-cell/>
          <table:table-cell table:formula="of:=GEOMEAN([.G7];[.O7];[.W7])" office:value-type="float" office:value="0.0000030065118357515" calcext:value-type="float">
            <text:p>3.0065118357515E-006</text:p>
          </table:table-cell>
          <table:table-cell office:value-type="float" office:value="0.00000300651183575151" calcext:value-type="float">
            <text:p>3.00651183575151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94262738685" calcext:value-type="float">
            <text:p>14.15</text:p>
          </table:table-cell>
          <table:table-cell table:style-name="ce6" office:value-type="float" office:value="14.2577612138821" calcext:value-type="float">
            <text:p>14.26</text:p>
          </table:table-cell>
          <table:table-cell table:style-name="ce8" office:value-type="float" office:value="0.153208741446091" calcext:value-type="float">
            <text:p>0.153</text:p>
          </table:table-cell>
          <table:table-cell/>
          <table:table-cell table:formula="of:=[.$F$3]^(-[.D8])" office:value-type="float" office:value="0.000109306853269486" calcext:value-type="float">
            <text:p>0.0001093069</text:p>
          </table:table-cell>
          <table:table-cell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4244403018975" calcext:value-type="float">
            <text:p>21.42</text:p>
          </table:table-cell>
          <table:table-cell table:style-name="ce6" office:value-type="float" office:value="21.3506590385636" calcext:value-type="float">
            <text:p>21.35</text:p>
          </table:table-cell>
          <table:table-cell table:style-name="ce8" office:value-type="float" office:value="0.104342463255899" calcext:value-type="float">
            <text:p>0.104</text:p>
          </table:table-cell>
          <table:table-cell table:style-name="ce1"/>
          <table:table-cell table:formula="of:=[.$N$3]^(-[.L8])" office:value-type="float" office:value="0.000000150655549846544" calcext:value-type="float">
            <text:p>1.50655549846544E-007</text:p>
          </table:table-cell>
          <table:table-cell table:style-name="ce6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464871609957" calcext:value-type="float">
            <text:p>14.35</text:p>
          </table:table-cell>
          <table:table-cell table:style-name="ce6" office:value-type="float" office:value="14.3795391523312" calcext:value-type="float">
            <text:p>14.38</text:p>
          </table:table-cell>
          <table:table-cell table:style-name="ce8" office:value-type="float" office:value="0.0467425744101628" calcext:value-type="float">
            <text:p>0.047</text:p>
          </table:table-cell>
          <table:table-cell/>
          <table:table-cell table:formula="of:=[.$V$3]^(-[.T8])" office:value-type="float" office:value="0.0000655599944270305" calcext:value-type="float">
            <text:p>0.00006556</text:p>
          </table:table-cell>
          <table:table-cell/>
          <table:table-cell table:formula="of:=GEOMEAN([.G8];[.O8];[.W8])" office:value-type="float" office:value="0.0000102586562659425" calcext:value-type="float">
            <text:p>1.02586562659425E-005</text:p>
          </table:table-cell>
          <table:table-cell office:value-type="float" office:value="0.0000102586562659426" calcext:value-type="float">
            <text:p>1.02586562659426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U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660961538956" calcext:value-type="float">
            <text:p>14.37</text:p>
          </table:table-cell>
          <table:table-cell table:style-name="ce6" office:value-type="float" office:value="14.2577612138821" calcext:value-type="float">
            <text:p>14.26</text:p>
          </table:table-cell>
          <table:table-cell table:style-name="ce8" office:value-type="float" office:value="0.153208741446091" calcext:value-type="float">
            <text:p>0.153</text:p>
          </table:table-cell>
          <table:table-cell/>
          <table:table-cell table:formula="of:=[.$F$3]^(-[.D9])" office:value-type="float" office:value="0.000109306853269486" calcext:value-type="float">
            <text:p>0.0001093069</text:p>
          </table:table-cell>
          <table:table-cell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768777752296" calcext:value-type="float">
            <text:p>21.28</text:p>
          </table:table-cell>
          <table:table-cell table:style-name="ce6" office:value-type="float" office:value="21.3506590385636" calcext:value-type="float">
            <text:p>21.35</text:p>
          </table:table-cell>
          <table:table-cell table:style-name="ce8" office:value-type="float" office:value="0.104342463255899" calcext:value-type="float">
            <text:p>0.104</text:p>
          </table:table-cell>
          <table:table-cell table:style-name="ce1"/>
          <table:table-cell table:formula="of:=[.$N$3]^(-[.L9])" office:value-type="float" office:value="0.000000150655549846544" calcext:value-type="float">
            <text:p>1.50655549846544E-007</text:p>
          </table:table-cell>
          <table:table-cell table:style-name="ce6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125911436667" calcext:value-type="float">
            <text:p>14.41</text:p>
          </table:table-cell>
          <table:table-cell table:style-name="ce6" office:value-type="float" office:value="14.3795391523312" calcext:value-type="float">
            <text:p>14.38</text:p>
          </table:table-cell>
          <table:table-cell table:style-name="ce8" office:value-type="float" office:value="0.0467425744101628" calcext:value-type="float">
            <text:p>0.047</text:p>
          </table:table-cell>
          <table:table-cell/>
          <table:table-cell table:formula="of:=[.$V$3]^(-[.T9])" office:value-type="float" office:value="0.0000655599944270305" calcext:value-type="float">
            <text:p>0.00006556</text:p>
          </table:table-cell>
          <table:table-cell/>
          <table:table-cell table:formula="of:=GEOMEAN([.G9];[.O9];[.W9])" office:value-type="float" office:value="0.0000102586562659425" calcext:value-type="float">
            <text:p>1.02586562659425E-005</text:p>
          </table:table-cell>
          <table:table-cell office:value-type="float" office:value="0.0000102586562659426" calcext:value-type="float">
            <text:p>1.02586562659426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892524169444" calcext:value-type="float">
            <text:p>14.09</text:p>
          </table:table-cell>
          <table:table-cell table:style-name="ce6" office:value-type="float" office:value="14.2101293306501" calcext:value-type="float">
            <text:p>14.21</text:p>
          </table:table-cell>
          <table:table-cell table:style-name="ce8" office:value-type="float" office:value="0.170945770740414" calcext:value-type="float">
            <text:p>0.171</text:p>
          </table:table-cell>
          <table:table-cell/>
          <table:table-cell table:formula="of:=[.F6]^(-[.D10])" office:value-type="float" office:value="0.0000591417837621462" calcext:value-type="float">
            <text:p>5.91417837621462E-005</text:p>
          </table:table-cell>
          <table:table-cell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524800070343" calcext:value-type="float">
            <text:p>20.75</text:p>
          </table:table-cell>
          <table:table-cell table:style-name="ce6" office:value-type="float" office:value="20.8213960471177" calcext:value-type="float">
            <text:p>20.82</text:p>
          </table:table-cell>
          <table:table-cell table:style-name="ce8" office:value-type="float" office:value="0.0974619985509135" calcext:value-type="float">
            <text:p>0.097</text:p>
          </table:table-cell>
          <table:table-cell table:style-name="ce1"/>
          <table:table-cell table:formula="of:=[.$N$3]^(-[.L10])" office:value-type="float" office:value="0.000000222380417918563" calcext:value-type="float">
            <text:p>2.22380417918563E-007</text:p>
          </table:table-cell>
          <table:table-cell table:style-name="ce6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781039442516" calcext:value-type="float">
            <text:p>14.18</text:p>
          </table:table-cell>
          <table:table-cell table:style-name="ce6" office:value-type="float" office:value="14.1402964106685" calcext:value-type="float">
            <text:p>14.14</text:p>
          </table:table-cell>
          <table:table-cell table:style-name="ce8" office:value-type="float" office:value="0.0534679267531394" calcext:value-type="float">
            <text:p>0.053</text:p>
          </table:table-cell>
          <table:table-cell/>
          <table:table-cell table:formula="of:=[.$V$3]^(-[.T10])" office:value-type="float" office:value="0.000076955647593464" calcext:value-type="float">
            <text:p>7.6955647593464E-005</text:p>
          </table:table-cell>
          <table:table-cell/>
          <table:table-cell table:formula="of:=GEOMEAN([.G10];[.O10];[.W10])" office:value-type="float" office:value="0.0000100402336471563" calcext:value-type="float">
            <text:p>1.00402336471563E-005</text:p>
          </table:table-cell>
          <table:table-cell office:value-type="float" office:value="0.0000100402336471564" calcext:value-type="float">
            <text:p>1.00402336471564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310062443558" calcext:value-type="float">
            <text:p>14.33</text:p>
          </table:table-cell>
          <table:table-cell table:style-name="ce6" office:value-type="float" office:value="14.2101293306501" calcext:value-type="float">
            <text:p>14.21</text:p>
          </table:table-cell>
          <table:table-cell table:style-name="ce8" office:value-type="float" office:value="0.170945770740414" calcext:value-type="float">
            <text:p>0.171</text:p>
          </table:table-cell>
          <table:table-cell/>
          <table:table-cell office:value-type="float" office:value="0.0000591417837621457" calcext:value-type="float">
            <text:p>5.91417837621457E-005</text:p>
          </table:table-cell>
          <table:table-cell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90312087201" calcext:value-type="float">
            <text:p>20.89</text:p>
          </table:table-cell>
          <table:table-cell table:style-name="ce6" office:value-type="float" office:value="20.8213960471177" calcext:value-type="float">
            <text:p>20.82</text:p>
          </table:table-cell>
          <table:table-cell table:style-name="ce8" office:value-type="float" office:value="0.0974619985509135" calcext:value-type="float">
            <text:p>0.097</text:p>
          </table:table-cell>
          <table:table-cell table:style-name="ce1"/>
          <table:table-cell table:formula="of:=[.$N$3]^(-[.L11])" office:value-type="float" office:value="0.000000222380417918563" calcext:value-type="float">
            <text:p>2.22380417918563E-007</text:p>
          </table:table-cell>
          <table:table-cell table:style-name="ce6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024888770854" calcext:value-type="float">
            <text:p>14.10</text:p>
          </table:table-cell>
          <table:table-cell table:style-name="ce6" office:value-type="float" office:value="14.1402964106685" calcext:value-type="float">
            <text:p>14.14</text:p>
          </table:table-cell>
          <table:table-cell table:style-name="ce8" office:value-type="float" office:value="0.0534679267531394" calcext:value-type="float">
            <text:p>0.053</text:p>
          </table:table-cell>
          <table:table-cell/>
          <table:table-cell table:formula="of:=[.$V$3]^(-[.T11])" office:value-type="float" office:value="0.000076955647593464" calcext:value-type="float">
            <text:p>7.6955647593464E-005</text:p>
          </table:table-cell>
          <table:table-cell/>
          <table:table-cell table:formula="of:=GEOMEAN([.G11];[.O11];[.W11])" office:value-type="float" office:value="0.0000100402336471562" calcext:value-type="float">
            <text:p>1.00402336471562E-005</text:p>
          </table:table-cell>
          <table:table-cell office:value-type="float" office:value="0.0000100402336471564" calcext:value-type="float">
            <text:p>1.00402336471564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V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6826916694905" calcext:value-type="float">
            <text:p>13.68</text:p>
          </table:table-cell>
          <table:table-cell table:style-name="ce6" office:value-type="float" office:value="13.4818440218619" calcext:value-type="float">
            <text:p>13.48</text:p>
          </table:table-cell>
          <table:table-cell table:style-name="ce8" office:value-type="float" office:value="0.284041467247062" calcext:value-type="float">
            <text:p>0.284</text:p>
          </table:table-cell>
          <table:table-cell/>
          <table:table-cell table:formula="of:=[.F3]^(-[.D12])" office:value-type="float" office:value="0.000179567167106126" calcext:value-type="float">
            <text:p>0.0001795672</text:p>
          </table:table-cell>
          <table:table-cell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1603444357879" calcext:value-type="float">
            <text:p>20.16</text:p>
          </table:table-cell>
          <table:table-cell table:style-name="ce6" office:value-type="float" office:value="20.0963723734088" calcext:value-type="float">
            <text:p>20.10</text:p>
          </table:table-cell>
          <table:table-cell table:style-name="ce8" office:value-type="float" office:value="0.0904701582294868" calcext:value-type="float">
            <text:p>0.090</text:p>
          </table:table-cell>
          <table:table-cell table:style-name="ce1"/>
          <table:table-cell table:formula="of:=[.$N$3]^(-[.L12])" office:value-type="float" office:value="0.000000379103576757475" calcext:value-type="float">
            <text:p>3.79103576757475E-007</text:p>
          </table:table-cell>
          <table:table-cell table:style-name="ce6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56524751224" calcext:value-type="float">
            <text:p>14.46</text:p>
          </table:table-cell>
          <table:table-cell table:style-name="ce6" office:value-type="float" office:value="14.3238549870269" calcext:value-type="float">
            <text:p>14.32</text:p>
          </table:table-cell>
          <table:table-cell table:style-name="ce8" office:value-type="float" office:value="0.18762337984431" calcext:value-type="float">
            <text:p>0.188</text:p>
          </table:table-cell>
          <table:table-cell/>
          <table:table-cell table:formula="of:=[.$V$3]^(-[.T12])" office:value-type="float" office:value="0.0000680516718651881" calcext:value-type="float">
            <text:p>6.80516718651881E-005</text:p>
          </table:table-cell>
          <table:table-cell/>
          <table:table-cell table:formula="of:=GEOMEAN([.G12];[.O12];[.W12])" office:value-type="float" office:value="0.000016670215116622" calcext:value-type="float">
            <text:p>1.6670215116622E-005</text:p>
          </table:table-cell>
          <table:table-cell office:value-type="float" office:value="0.0000166702151166219" calcext:value-type="float">
            <text:p>1.66702151166219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AV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2809963742333" calcext:value-type="float">
            <text:p>13.28</text:p>
          </table:table-cell>
          <table:table-cell table:style-name="ce6" office:value-type="float" office:value="13.4818440218619" calcext:value-type="float">
            <text:p>13.48</text:p>
          </table:table-cell>
          <table:table-cell table:style-name="ce8" office:value-type="float" office:value="0.284041467247062" calcext:value-type="float">
            <text:p>0.284</text:p>
          </table:table-cell>
          <table:table-cell/>
          <table:table-cell office:value-type="float" office:value="0.000179567167106127" calcext:value-type="float">
            <text:p>0.0001795672</text:p>
          </table:table-cell>
          <table:table-cell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324003110297" calcext:value-type="float">
            <text:p>20.03</text:p>
          </table:table-cell>
          <table:table-cell table:style-name="ce6" office:value-type="float" office:value="20.0963723734088" calcext:value-type="float">
            <text:p>20.10</text:p>
          </table:table-cell>
          <table:table-cell table:style-name="ce8" office:value-type="float" office:value="0.0904701582294868" calcext:value-type="float">
            <text:p>0.090</text:p>
          </table:table-cell>
          <table:table-cell table:style-name="ce1"/>
          <table:table-cell table:formula="of:=[.$N$3]^(-[.L13])" office:value-type="float" office:value="0.000000379103576757475" calcext:value-type="float">
            <text:p>3.79103576757475E-007</text:p>
          </table:table-cell>
          <table:table-cell table:style-name="ce6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911852228299" calcext:value-type="float">
            <text:p>14.19</text:p>
          </table:table-cell>
          <table:table-cell table:style-name="ce6" office:value-type="float" office:value="14.3238549870269" calcext:value-type="float">
            <text:p>14.32</text:p>
          </table:table-cell>
          <table:table-cell table:style-name="ce8" office:value-type="float" office:value="0.18762337984431" calcext:value-type="float">
            <text:p>0.188</text:p>
          </table:table-cell>
          <table:table-cell/>
          <table:table-cell table:formula="of:=[.$V$3]^(-[.T13])" office:value-type="float" office:value="0.0000680516718651881" calcext:value-type="float">
            <text:p>6.80516718651881E-005</text:p>
          </table:table-cell>
          <table:table-cell/>
          <table:table-cell table:formula="of:=GEOMEAN([.G13];[.O13];[.W13])" office:value-type="float" office:value="0.0000166702151166221" calcext:value-type="float">
            <text:p>1.66702151166221E-005</text:p>
          </table:table-cell>
          <table:table-cell office:value-type="float" office:value="0.0000166702151166219" calcext:value-type="float">
            <text:p>1.6670215116621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1.6940117743731" calcext:value-type="float">
            <text:p>11.69</text:p>
          </table:table-cell>
          <table:table-cell table:style-name="ce6" office:value-type="float" office:value="11.9598625499577" calcext:value-type="float">
            <text:p>11.96</text:p>
          </table:table-cell>
          <table:table-cell table:style-name="ce8" office:value-type="float" office:value="0.375969772399137" calcext:value-type="float">
            <text:p>0.376</text:p>
          </table:table-cell>
          <table:table-cell/>
          <table:table-cell table:formula="of:=[.F6]^(-[.D14])" office:value-type="float" office:value="0.000276339234380374" calcext:value-type="float">
            <text:p>0.0002763392</text:p>
          </table:table-cell>
          <table:table-cell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971825799267" calcext:value-type="float">
            <text:p>21.10</text:p>
          </table:table-cell>
          <table:table-cell table:style-name="ce6" office:value-type="float" office:value="20.9895087093277" calcext:value-type="float">
            <text:p>20.99</text:p>
          </table:table-cell>
          <table:table-cell table:style-name="ce8" office:value-type="float" office:value="0.152273848114388" calcext:value-type="float">
            <text:p>0.152</text:p>
          </table:table-cell>
          <table:table-cell table:style-name="ce1"/>
          <table:table-cell table:formula="of:=[.$N$3]^(-[.L14])" office:value-type="float" office:value="0.000000196508242963286" calcext:value-type="float">
            <text:p>1.96508242963286E-007</text:p>
          </table:table-cell>
          <table:table-cell table:style-name="ce6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5073247039029" calcext:value-type="float">
            <text:p>15.51</text:p>
          </table:table-cell>
          <table:table-cell table:style-name="ce6" office:value-type="float" office:value="15.3134306932003" calcext:value-type="float">
            <text:p>15.31</text:p>
          </table:table-cell>
          <table:table-cell table:style-name="ce8" office:value-type="float" office:value="0.274207539598551" calcext:value-type="float">
            <text:p>0.274</text:p>
          </table:table-cell>
          <table:table-cell/>
          <table:table-cell table:formula="of:=[.$V$3]^(-[.T14])" office:value-type="float" office:value="0.0000350709009627488" calcext:value-type="float">
            <text:p>3.50709009627488E-005</text:p>
          </table:table-cell>
          <table:table-cell/>
          <table:table-cell table:formula="of:=GEOMEAN([.G14];[.O14];[.W14])" office:value-type="float" office:value="0.0000123952916131422" calcext:value-type="float">
            <text:p>1.23952916131422E-005</text:p>
          </table:table-cell>
          <table:table-cell office:value-type="float" office:value="0.0000123952916131423" calcext:value-type="float">
            <text:p>1.23952916131423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2257133255423" calcext:value-type="float">
            <text:p>12.23</text:p>
          </table:table-cell>
          <table:table-cell table:style-name="ce6" office:value-type="float" office:value="11.9598625499577" calcext:value-type="float">
            <text:p>11.96</text:p>
          </table:table-cell>
          <table:table-cell table:style-name="ce8" office:value-type="float" office:value="0.375969772399137" calcext:value-type="float">
            <text:p>0.376</text:p>
          </table:table-cell>
          <table:table-cell/>
          <table:table-cell office:value-type="float" office:value="0.000276339234380368" calcext:value-type="float">
            <text:p>0.0002763392</text:p>
          </table:table-cell>
          <table:table-cell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818348387286" calcext:value-type="float">
            <text:p>20.88</text:p>
          </table:table-cell>
          <table:table-cell table:style-name="ce6" office:value-type="float" office:value="20.9895087093277" calcext:value-type="float">
            <text:p>20.99</text:p>
          </table:table-cell>
          <table:table-cell table:style-name="ce8" office:value-type="float" office:value="0.152273848114388" calcext:value-type="float">
            <text:p>0.152</text:p>
          </table:table-cell>
          <table:table-cell table:style-name="ce1"/>
          <table:table-cell table:formula="of:=[.$N$3]^(-[.L15])" office:value-type="float" office:value="0.000000196508242963286" calcext:value-type="float">
            <text:p>1.96508242963286E-007</text:p>
          </table:table-cell>
          <table:table-cell table:style-name="ce6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195366824977" calcext:value-type="float">
            <text:p>15.12</text:p>
          </table:table-cell>
          <table:table-cell table:style-name="ce6" office:value-type="float" office:value="15.3134306932003" calcext:value-type="float">
            <text:p>15.31</text:p>
          </table:table-cell>
          <table:table-cell table:style-name="ce8" office:value-type="float" office:value="0.274207539598551" calcext:value-type="float">
            <text:p>0.274</text:p>
          </table:table-cell>
          <table:table-cell/>
          <table:table-cell table:formula="of:=[.$V$3]^(-[.T15])" office:value-type="float" office:value="0.0000350709009627488" calcext:value-type="float">
            <text:p>3.50709009627488E-005</text:p>
          </table:table-cell>
          <table:table-cell/>
          <table:table-cell table:formula="of:=GEOMEAN([.G15];[.O15];[.W15])" office:value-type="float" office:value="0.0000123952916131421" calcext:value-type="float">
            <text:p>1.23952916131421E-005</text:p>
          </table:table-cell>
          <table:table-cell office:value-type="float" office:value="0.0000123952916131423" calcext:value-type="float">
            <text:p>1.23952916131423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V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443685554821" calcext:value-type="float">
            <text:p>15.44</text:p>
          </table:table-cell>
          <table:table-cell table:style-name="ce6" office:value-type="float" office:value="15.2480879860642" calcext:value-type="float">
            <text:p>15.25</text:p>
          </table:table-cell>
          <table:table-cell table:style-name="ce8" office:value-type="float" office:value="0.276616734503009" calcext:value-type="float">
            <text:p>0.277</text:p>
          </table:table-cell>
          <table:table-cell/>
          <table:table-cell table:formula="of:=[.F3]^(-[.D16])" office:value-type="float" office:value="0.0000580091701192356" calcext:value-type="float">
            <text:p>5.80091701192356E-005</text:p>
          </table:table-cell>
          <table:table-cell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234562859273" calcext:value-type="float">
            <text:p>21.02</text:p>
          </table:table-cell>
          <table:table-cell table:style-name="ce6" office:value-type="float" office:value="21.1172288679555" calcext:value-type="float">
            <text:p>21.12</text:p>
          </table:table-cell>
          <table:table-cell table:style-name="ce8" office:value-type="float" office:value="0.13261445728297" calcext:value-type="float">
            <text:p>0.133</text:p>
          </table:table-cell>
          <table:table-cell table:style-name="ce1"/>
          <table:table-cell table:formula="of:=[.$N$3]^(-[.L16])" office:value-type="float" office:value="0.000000178883924673503" calcext:value-type="float">
            <text:p>1.78883924673503E-007</text:p>
          </table:table-cell>
          <table:table-cell table:style-name="ce6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354941020617" calcext:value-type="float">
            <text:p>15.24</text:p>
          </table:table-cell>
          <table:table-cell table:style-name="ce6" office:value-type="float" office:value="15.1886104014845" calcext:value-type="float">
            <text:p>15.19</text:p>
          </table:table-cell>
          <table:table-cell table:style-name="ce8" office:value-type="float" office:value="0.0663035652105483" calcext:value-type="float">
            <text:p>0.066</text:p>
          </table:table-cell>
          <table:table-cell/>
          <table:table-cell table:formula="of:=[.$V$3]^(-[.T16])" office:value-type="float" office:value="0.000038129421070569" calcext:value-type="float">
            <text:p>3.8129421070569E-005</text:p>
          </table:table-cell>
          <table:table-cell/>
          <table:table-cell table:formula="of:=GEOMEAN([.G16];[.O16];[.W16])" office:value-type="float" office:value="0.00000734135219507939" calcext:value-type="float">
            <text:p>7.34135219507939E-006</text:p>
          </table:table-cell>
          <table:table-cell office:value-type="float" office:value="0.00000734135219507947" calcext:value-type="float">
            <text:p>7.34135219507947E-006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AV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524904173075" calcext:value-type="float">
            <text:p>15.05</text:p>
          </table:table-cell>
          <table:table-cell table:style-name="ce6" office:value-type="float" office:value="15.2480879860642" calcext:value-type="float">
            <text:p>15.25</text:p>
          </table:table-cell>
          <table:table-cell table:style-name="ce8" office:value-type="float" office:value="0.276616734503009" calcext:value-type="float">
            <text:p>0.277</text:p>
          </table:table-cell>
          <table:table-cell/>
          <table:table-cell office:value-type="float" office:value="0.0000580091701192351" calcext:value-type="float">
            <text:p>5.80091701192351E-005</text:p>
          </table:table-cell>
          <table:table-cell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110014499836" calcext:value-type="float">
            <text:p>21.21</text:p>
          </table:table-cell>
          <table:table-cell table:style-name="ce6" office:value-type="float" office:value="21.1172288679555" calcext:value-type="float">
            <text:p>21.12</text:p>
          </table:table-cell>
          <table:table-cell table:style-name="ce8" office:value-type="float" office:value="0.13261445728297" calcext:value-type="float">
            <text:p>0.133</text:p>
          </table:table-cell>
          <table:table-cell table:style-name="ce1"/>
          <table:table-cell table:formula="of:=[.$N$3]^(-[.L17])" office:value-type="float" office:value="0.000000178883924673503" calcext:value-type="float">
            <text:p>1.78883924673503E-007</text:p>
          </table:table-cell>
          <table:table-cell table:style-name="ce6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417267009073" calcext:value-type="float">
            <text:p>15.14</text:p>
          </table:table-cell>
          <table:table-cell table:style-name="ce6" office:value-type="float" office:value="15.1886104014845" calcext:value-type="float">
            <text:p>15.19</text:p>
          </table:table-cell>
          <table:table-cell table:style-name="ce8" office:value-type="float" office:value="0.0663035652105483" calcext:value-type="float">
            <text:p>0.066</text:p>
          </table:table-cell>
          <table:table-cell/>
          <table:table-cell table:formula="of:=[.$V$3]^(-[.T17])" office:value-type="float" office:value="0.000038129421070569" calcext:value-type="float">
            <text:p>3.8129421070569E-005</text:p>
          </table:table-cell>
          <table:table-cell/>
          <table:table-cell table:formula="of:=GEOMEAN([.G17];[.O17];[.W17])" office:value-type="float" office:value="0.00000734135219507938" calcext:value-type="float">
            <text:p>7.34135219507938E-006</text:p>
          </table:table-cell>
          <table:table-cell office:value-type="float" office:value="0.00000734135219507947" calcext:value-type="float">
            <text:p>7.34135219507947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C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174986048363" calcext:value-type="float">
            <text:p>15.32</text:p>
          </table:table-cell>
          <table:table-cell table:style-name="ce6" office:value-type="float" office:value="15.3728441907509" calcext:value-type="float">
            <text:p>15.37</text:p>
          </table:table-cell>
          <table:table-cell table:style-name="ce8" office:value-type="float" office:value="0.0782704782179295" calcext:value-type="float">
            <text:p>0.078</text:p>
          </table:table-cell>
          <table:table-cell/>
          <table:table-cell table:formula="of:=[.$F$3]^(-[.D18])" office:value-type="float" office:value="0.0000535592635243202" calcext:value-type="float">
            <text:p>5.35592635243202E-005</text:p>
          </table:table-cell>
          <table:table-cell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7.6701416412982" calcext:value-type="float">
            <text:p>17.67</text:p>
          </table:table-cell>
          <table:table-cell table:style-name="ce6" office:value-type="float" office:value="17.6690452938678" calcext:value-type="float">
            <text:p>17.67</text:p>
          </table:table-cell>
          <table:table-cell table:style-name="ce8" office:value-type="float" office:value="0.00155046940520171" calcext:value-type="float">
            <text:p>0.002</text:p>
          </table:table-cell>
          <table:table-cell table:style-name="ce1"/>
          <table:table-cell table:formula="of:=[.$N$3]^(-[.L18])" office:value-type="float" office:value="0.00000226122290015591" calcext:value-type="float">
            <text:p>2.26122290015591E-006</text:p>
          </table:table-cell>
          <table:table-cell table:style-name="ce6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7.6606172249605" calcext:value-type="float">
            <text:p>17.66</text:p>
          </table:table-cell>
          <table:table-cell table:style-name="ce6" office:value-type="float" office:value="17.8331774362446" calcext:value-type="float">
            <text:p>17.83</text:p>
          </table:table-cell>
          <table:table-cell table:style-name="ce8" office:value-type="float" office:value="0.244036991123904" calcext:value-type="float">
            <text:p>0.244</text:p>
          </table:table-cell>
          <table:table-cell/>
          <table:table-cell table:formula="of:=[.$V$3]^(-[.T18])" office:value-type="float" office:value="0.00000648471228473377" calcext:value-type="float">
            <text:p>6.48471228473377E-006</text:p>
          </table:table-cell>
          <table:table-cell/>
          <table:table-cell table:formula="of:=GEOMEAN([.G18];[.O18];[.W18])" office:value-type="float" office:value="0.00000922620063249395" calcext:value-type="float">
            <text:p>9.22620063249395E-006</text:p>
          </table:table-cell>
          <table:table-cell office:value-type="float" office:value="0.00000922620063249403" calcext:value-type="float">
            <text:p>9.2262006324940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C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4281897766655" calcext:value-type="float">
            <text:p>15.43</text:p>
          </table:table-cell>
          <table:table-cell table:style-name="ce6" office:value-type="float" office:value="15.3728441907509" calcext:value-type="float">
            <text:p>15.37</text:p>
          </table:table-cell>
          <table:table-cell table:style-name="ce8" office:value-type="float" office:value="0.0782704782179295" calcext:value-type="float">
            <text:p>0.078</text:p>
          </table:table-cell>
          <table:table-cell/>
          <table:table-cell table:formula="of:=[.$F$3]^(-[.D19])" office:value-type="float" office:value="0.0000535592635243202" calcext:value-type="float">
            <text:p>5.35592635243202E-005</text:p>
          </table:table-cell>
          <table:table-cell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7.6679489464373" calcext:value-type="float">
            <text:p>17.67</text:p>
          </table:table-cell>
          <table:table-cell table:style-name="ce6" office:value-type="float" office:value="17.6690452938678" calcext:value-type="float">
            <text:p>17.67</text:p>
          </table:table-cell>
          <table:table-cell table:style-name="ce8" office:value-type="float" office:value="0.00155046940520171" calcext:value-type="float">
            <text:p>0.002</text:p>
          </table:table-cell>
          <table:table-cell table:style-name="ce1"/>
          <table:table-cell table:formula="of:=[.$N$3]^(-[.L19])" office:value-type="float" office:value="0.00000226122290015591" calcext:value-type="float">
            <text:p>2.26122290015591E-006</text:p>
          </table:table-cell>
          <table:table-cell table:style-name="ce6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8.0057376475286" calcext:value-type="float">
            <text:p>18.01</text:p>
          </table:table-cell>
          <table:table-cell table:style-name="ce6" office:value-type="float" office:value="17.8331774362446" calcext:value-type="float">
            <text:p>17.83</text:p>
          </table:table-cell>
          <table:table-cell table:style-name="ce8" office:value-type="float" office:value="0.244036991123904" calcext:value-type="float">
            <text:p>0.244</text:p>
          </table:table-cell>
          <table:table-cell/>
          <table:table-cell table:formula="of:=[.$V$3]^(-[.T19])" office:value-type="float" office:value="0.00000648471228473377" calcext:value-type="float">
            <text:p>6.48471228473377E-006</text:p>
          </table:table-cell>
          <table:table-cell/>
          <table:table-cell table:formula="of:=GEOMEAN([.G19];[.O19];[.W19])" office:value-type="float" office:value="0.00000922620063249395" calcext:value-type="float">
            <text:p>9.22620063249395E-006</text:p>
          </table:table-cell>
          <table:table-cell office:value-type="float" office:value="0.00000922620063249403" calcext:value-type="float">
            <text:p>9.2262006324940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411513073899" calcext:value-type="float">
            <text:p>13.84</text:p>
          </table:table-cell>
          <table:table-cell table:style-name="ce6" office:value-type="float" office:value="13.8926245169602" calcext:value-type="float">
            <text:p>13.89</text:p>
          </table:table-cell>
          <table:table-cell table:style-name="ce8" office:value-type="float" office:value="0.0727941110732629" calcext:value-type="float">
            <text:p>0.073</text:p>
          </table:table-cell>
          <table:table-cell/>
          <table:table-cell table:formula="of:=[.$F$3]^(-[.D20])" office:value-type="float" office:value="0.000138069058436381" calcext:value-type="float">
            <text:p>0.0001380691</text:p>
          </table:table-cell>
          <table:table-cell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00602583455" calcext:value-type="float">
            <text:p>20.20</text:p>
          </table:table-cell>
          <table:table-cell table:style-name="ce6" office:value-type="float" office:value="20.1400666987048" calcext:value-type="float">
            <text:p>20.14</text:p>
          </table:table-cell>
          <table:table-cell table:style-name="ce8" office:value-type="float" office:value="0.0856106692240302" calcext:value-type="float">
            <text:p>0.086</text:p>
          </table:table-cell>
          <table:table-cell table:style-name="ce1"/>
          <table:table-cell table:formula="of:=[.$N$3]^(-[.L20])" office:value-type="float" office:value="0.000000367110295291017" calcext:value-type="float">
            <text:p>3.67110295291017E-007</text:p>
          </table:table-cell>
          <table:table-cell table:style-name="ce6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9756446297266" calcext:value-type="float">
            <text:p>12.98</text:p>
          </table:table-cell>
          <table:table-cell table:style-name="ce6" office:value-type="float" office:value="13.0144849150171" calcext:value-type="float">
            <text:p>13.01</text:p>
          </table:table-cell>
          <table:table-cell table:style-name="ce8" office:value-type="float" office:value="0.0549284582241336" calcext:value-type="float">
            <text:p>0.055</text:p>
          </table:table-cell>
          <table:table-cell/>
          <table:table-cell table:formula="of:=[.$V$3]^(-[.T20])" office:value-type="float" office:value="0.000163593751058567" calcext:value-type="float">
            <text:p>0.0001635938</text:p>
          </table:table-cell>
          <table:table-cell/>
          <table:table-cell table:formula="of:=GEOMEAN([.G20];[.O20];[.W20])" office:value-type="float" office:value="0.0000202404367380805" calcext:value-type="float">
            <text:p>2.02404367380805E-005</text:p>
          </table:table-cell>
          <table:table-cell office:value-type="float" office:value="0.0000202404367380807" calcext:value-type="float">
            <text:p>2.0240436738080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9440977265306" calcext:value-type="float">
            <text:p>13.94</text:p>
          </table:table-cell>
          <table:table-cell table:style-name="ce6" office:value-type="float" office:value="13.8926245169602" calcext:value-type="float">
            <text:p>13.89</text:p>
          </table:table-cell>
          <table:table-cell table:style-name="ce8" office:value-type="float" office:value="0.0727941110732629" calcext:value-type="float">
            <text:p>0.073</text:p>
          </table:table-cell>
          <table:table-cell/>
          <table:table-cell table:formula="of:=[.$F$3]^(-[.D21])" office:value-type="float" office:value="0.000138069058436381" calcext:value-type="float">
            <text:p>0.0001380691</text:p>
          </table:table-cell>
          <table:table-cell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795308139546" calcext:value-type="float">
            <text:p>20.08</text:p>
          </table:table-cell>
          <table:table-cell table:style-name="ce6" office:value-type="float" office:value="20.1400666987048" calcext:value-type="float">
            <text:p>20.14</text:p>
          </table:table-cell>
          <table:table-cell table:style-name="ce8" office:value-type="float" office:value="0.0856106692240302" calcext:value-type="float">
            <text:p>0.086</text:p>
          </table:table-cell>
          <table:table-cell table:style-name="ce1"/>
          <table:table-cell table:formula="of:=[.$N$3]^(-[.L21])" office:value-type="float" office:value="0.000000367110295291017" calcext:value-type="float">
            <text:p>3.67110295291017E-007</text:p>
          </table:table-cell>
          <table:table-cell table:style-name="ce6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0533252003075" calcext:value-type="float">
            <text:p>13.05</text:p>
          </table:table-cell>
          <table:table-cell table:style-name="ce6" office:value-type="float" office:value="13.0144849150171" calcext:value-type="float">
            <text:p>13.01</text:p>
          </table:table-cell>
          <table:table-cell table:style-name="ce8" office:value-type="float" office:value="0.0549284582241336" calcext:value-type="float">
            <text:p>0.055</text:p>
          </table:table-cell>
          <table:table-cell/>
          <table:table-cell table:formula="of:=[.$V$3]^(-[.T21])" office:value-type="float" office:value="0.000163593751058567" calcext:value-type="float">
            <text:p>0.0001635938</text:p>
          </table:table-cell>
          <table:table-cell/>
          <table:table-cell table:formula="of:=GEOMEAN([.G21];[.O21];[.W21])" office:value-type="float" office:value="0.0000202404367380805" calcext:value-type="float">
            <text:p>2.02404367380805E-005</text:p>
          </table:table-cell>
          <table:table-cell office:value-type="float" office:value="0.0000202404367380807" calcext:value-type="float">
            <text:p>2.0240436738080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463290048213" calcext:value-type="float">
            <text:p>14.55</text:p>
          </table:table-cell>
          <table:table-cell table:style-name="ce6" office:value-type="float" office:value="14.5479002460193" calcext:value-type="float">
            <text:p>14.55</text:p>
          </table:table-cell>
          <table:table-cell table:style-name="ce8" office:value-type="float" office:value="0.00222207061187989" calcext:value-type="float">
            <text:p>0.002</text:p>
          </table:table-cell>
          <table:table-cell/>
          <table:table-cell table:formula="of:=[.$F$3]^(-[.D22])" office:value-type="float" office:value="0.0000907895047301906" calcext:value-type="float">
            <text:p>9.07895047301906E-005</text:p>
          </table:table-cell>
          <table:table-cell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160308053874" calcext:value-type="float">
            <text:p>21.02</text:p>
          </table:table-cell>
          <table:table-cell table:style-name="ce6" office:value-type="float" office:value="21.0413873596766" calcext:value-type="float">
            <text:p>21.04</text:p>
          </table:table-cell>
          <table:table-cell table:style-name="ce8" office:value-type="float" office:value="0.0358595829708486" calcext:value-type="float">
            <text:p>0.036</text:p>
          </table:table-cell>
          <table:table-cell table:style-name="ce1"/>
          <table:table-cell table:formula="of:=[.$N$3]^(-[.L22])" office:value-type="float" office:value="0.000000189149143512401" calcext:value-type="float">
            <text:p>1.89149143512401E-007</text:p>
          </table:table-cell>
          <table:table-cell table:style-name="ce6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912819006861" calcext:value-type="float">
            <text:p>14.39</text:p>
          </table:table-cell>
          <table:table-cell table:style-name="ce6" office:value-type="float" office:value="14.4046521941708" calcext:value-type="float">
            <text:p>14.40</text:p>
          </table:table-cell>
          <table:table-cell table:style-name="ce8" office:value-type="float" office:value="0.0189084503789095" calcext:value-type="float">
            <text:p>0.019</text:p>
          </table:table-cell>
          <table:table-cell/>
          <table:table-cell table:formula="of:=[.$V$3]^(-[.T22])" office:value-type="float" office:value="0.0000644663241158451" calcext:value-type="float">
            <text:p>6.44663241158451E-005</text:p>
          </table:table-cell>
          <table:table-cell/>
          <table:table-cell table:formula="of:=GEOMEAN([.G22];[.O22];[.W22])" office:value-type="float" office:value="0.0000103448526999302" calcext:value-type="float">
            <text:p>1.03448526999302E-005</text:p>
          </table:table-cell>
          <table:table-cell office:value-type="float" office:value="0.0000103448526999303" calcext:value-type="float">
            <text:p>1.03448526999303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BD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494714872172" calcext:value-type="float">
            <text:p>14.55</text:p>
          </table:table-cell>
          <table:table-cell table:style-name="ce6" office:value-type="float" office:value="14.5479002460193" calcext:value-type="float">
            <text:p>14.55</text:p>
          </table:table-cell>
          <table:table-cell table:style-name="ce8" office:value-type="float" office:value="0.00222207061187989" calcext:value-type="float">
            <text:p>0.002</text:p>
          </table:table-cell>
          <table:table-cell/>
          <table:table-cell table:formula="of:=[.$F$3]^(-[.D23])" office:value-type="float" office:value="0.0000907895047301906" calcext:value-type="float">
            <text:p>9.07895047301906E-005</text:p>
          </table:table-cell>
          <table:table-cell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667439139658" calcext:value-type="float">
            <text:p>21.07</text:p>
          </table:table-cell>
          <table:table-cell table:style-name="ce6" office:value-type="float" office:value="21.0413873596766" calcext:value-type="float">
            <text:p>21.04</text:p>
          </table:table-cell>
          <table:table-cell table:style-name="ce8" office:value-type="float" office:value="0.0358595829708486" calcext:value-type="float">
            <text:p>0.036</text:p>
          </table:table-cell>
          <table:table-cell table:style-name="ce1"/>
          <table:table-cell table:formula="of:=[.$N$3]^(-[.L23])" office:value-type="float" office:value="0.000000189149143512401" calcext:value-type="float">
            <text:p>1.89149143512401E-007</text:p>
          </table:table-cell>
          <table:table-cell table:style-name="ce6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180224876554" calcext:value-type="float">
            <text:p>14.42</text:p>
          </table:table-cell>
          <table:table-cell table:style-name="ce6" office:value-type="float" office:value="14.4046521941708" calcext:value-type="float">
            <text:p>14.40</text:p>
          </table:table-cell>
          <table:table-cell table:style-name="ce8" office:value-type="float" office:value="0.0189084503789095" calcext:value-type="float">
            <text:p>0.019</text:p>
          </table:table-cell>
          <table:table-cell/>
          <table:table-cell table:formula="of:=[.$V$3]^(-[.T23])" office:value-type="float" office:value="0.0000644663241158451" calcext:value-type="float">
            <text:p>6.44663241158451E-005</text:p>
          </table:table-cell>
          <table:table-cell/>
          <table:table-cell table:formula="of:=GEOMEAN([.G23];[.O23];[.W23])" office:value-type="float" office:value="0.0000103448526999302" calcext:value-type="float">
            <text:p>1.03448526999302E-005</text:p>
          </table:table-cell>
          <table:table-cell office:value-type="float" office:value="0.0000103448526999303" calcext:value-type="float">
            <text:p>1.03448526999303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280543623696" calcext:value-type="float">
            <text:p>14.53</text:p>
          </table:table-cell>
          <table:table-cell table:style-name="ce6" office:value-type="float" office:value="14.2850374483124" calcext:value-type="float">
            <text:p>14.29</text:p>
          </table:table-cell>
          <table:table-cell table:style-name="ce8" office:value-type="float" office:value="0.343677815745708" calcext:value-type="float">
            <text:p>0.344</text:p>
          </table:table-cell>
          <table:table-cell/>
          <table:table-cell table:formula="of:=[.F6]^(-[.D24])" office:value-type="float" office:value="0.000056183156184643" calcext:value-type="float">
            <text:p>5.6183156184643E-005</text:p>
          </table:table-cell>
          <table:table-cell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1500582540412" calcext:value-type="float">
            <text:p>21.15</text:p>
          </table:table-cell>
          <table:table-cell table:style-name="ce6" office:value-type="float" office:value="21.1198238788522" calcext:value-type="float">
            <text:p>21.12</text:p>
          </table:table-cell>
          <table:table-cell table:style-name="ce8" office:value-type="float" office:value="0.0427578634420775" calcext:value-type="float">
            <text:p>0.043</text:p>
          </table:table-cell>
          <table:table-cell table:style-name="ce1"/>
          <table:table-cell table:formula="of:=[.$N$3]^(-[.L24])" office:value-type="float" office:value="0.00000017854272150985" calcext:value-type="float">
            <text:p>1.7854272150985E-007</text:p>
          </table:table-cell>
          <table:table-cell table:style-name="ce6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9230506046563" calcext:value-type="float">
            <text:p>14.92</text:p>
          </table:table-cell>
          <table:table-cell table:style-name="ce6" office:value-type="float" office:value="14.721011148778" calcext:value-type="float">
            <text:p>14.72</text:p>
          </table:table-cell>
          <table:table-cell table:style-name="ce8" office:value-type="float" office:value="0.285726938637522" calcext:value-type="float">
            <text:p>0.286</text:p>
          </table:table-cell>
          <table:table-cell/>
          <table:table-cell table:formula="of:=[.$V$3]^(-[.T24])" office:value-type="float" office:value="0.0000521550442097436" calcext:value-type="float">
            <text:p>0.000052155</text:p>
          </table:table-cell>
          <table:table-cell/>
          <table:table-cell table:formula="of:=GEOMEAN([.G24];[.O24];[.W24])" office:value-type="float" office:value="0.00000805777000441061" calcext:value-type="float">
            <text:p>8.05777000441061E-006</text:p>
          </table:table-cell>
          <table:table-cell office:value-type="float" office:value="0.00000805777000441052" calcext:value-type="float">
            <text:p>8.05777000441052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420205342552" calcext:value-type="float">
            <text:p>14.04</text:p>
          </table:table-cell>
          <table:table-cell table:style-name="ce6" office:value-type="float" office:value="14.2850374483124" calcext:value-type="float">
            <text:p>14.29</text:p>
          </table:table-cell>
          <table:table-cell table:style-name="ce8" office:value-type="float" office:value="0.343677815745708" calcext:value-type="float">
            <text:p>0.344</text:p>
          </table:table-cell>
          <table:table-cell/>
          <table:table-cell office:value-type="float" office:value="0.0000561831561846428" calcext:value-type="float">
            <text:p>5.61831561846428E-005</text:p>
          </table:table-cell>
          <table:table-cell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895895036633" calcext:value-type="float">
            <text:p>21.09</text:p>
          </table:table-cell>
          <table:table-cell table:style-name="ce6" office:value-type="float" office:value="21.1198238788522" calcext:value-type="float">
            <text:p>21.12</text:p>
          </table:table-cell>
          <table:table-cell table:style-name="ce8" office:value-type="float" office:value="0.0427578634420775" calcext:value-type="float">
            <text:p>0.043</text:p>
          </table:table-cell>
          <table:table-cell table:style-name="ce1"/>
          <table:table-cell table:formula="of:=[.$N$3]^(-[.L25])" office:value-type="float" office:value="0.00000017854272150985" calcext:value-type="float">
            <text:p>1.7854272150985E-007</text:p>
          </table:table-cell>
          <table:table-cell table:style-name="ce6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189716928998" calcext:value-type="float">
            <text:p>14.52</text:p>
          </table:table-cell>
          <table:table-cell table:style-name="ce6" office:value-type="float" office:value="14.721011148778" calcext:value-type="float">
            <text:p>14.72</text:p>
          </table:table-cell>
          <table:table-cell table:style-name="ce8" office:value-type="float" office:value="0.285726938637522" calcext:value-type="float">
            <text:p>0.286</text:p>
          </table:table-cell>
          <table:table-cell/>
          <table:table-cell table:formula="of:=[.$V$3]^(-[.T25])" office:value-type="float" office:value="0.0000521550442097436" calcext:value-type="float">
            <text:p>0.000052155</text:p>
          </table:table-cell>
          <table:table-cell/>
          <table:table-cell table:formula="of:=GEOMEAN([.G25];[.O25];[.W25])" office:value-type="float" office:value="0.00000805777000441061" calcext:value-type="float">
            <text:p>8.05777000441061E-006</text:p>
          </table:table-cell>
          <table:table-cell office:value-type="float" office:value="0.00000805777000441052" calcext:value-type="float">
            <text:p>8.05777000441052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9052310038314" calcext:value-type="float">
            <text:p>12.91</text:p>
          </table:table-cell>
          <table:table-cell table:style-name="ce6" office:value-type="float" office:value="13.0308129368809" calcext:value-type="float">
            <text:p>13.03</text:p>
          </table:table-cell>
          <table:table-cell table:style-name="ce8" office:value-type="float" office:value="0.177599672907668" calcext:value-type="float">
            <text:p>0.178</text:p>
          </table:table-cell>
          <table:table-cell/>
          <table:table-cell table:formula="of:=[.F3]^(-[.D26])" office:value-type="float" office:value="0.000239629706571309" calcext:value-type="float">
            <text:p>0.0002396297</text:p>
          </table:table-cell>
          <table:table-cell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886053741737" calcext:value-type="float">
            <text:p>21.09</text:p>
          </table:table-cell>
          <table:table-cell table:style-name="ce6" office:value-type="float" office:value="20.9229382092411" calcext:value-type="float">
            <text:p>20.92</text:p>
          </table:table-cell>
          <table:table-cell table:style-name="ce8" office:value-type="float" office:value="0.234288751487556" calcext:value-type="float">
            <text:p>0.234</text:p>
          </table:table-cell>
          <table:table-cell table:style-name="ce1"/>
          <table:table-cell table:formula="of:=[.$N$3]^(-[.L26])" office:value-type="float" office:value="0.00000020637236527705" calcext:value-type="float">
            <text:p>2.0637236527705E-007</text:p>
          </table:table-cell>
          <table:table-cell table:style-name="ce6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695261423704" calcext:value-type="float">
            <text:p>15.27</text:p>
          </table:table-cell>
          <table:table-cell table:style-name="ce6" office:value-type="float" office:value="15.3087007184967" calcext:value-type="float">
            <text:p>15.31</text:p>
          </table:table-cell>
          <table:table-cell table:style-name="ce8" office:value-type="float" office:value="0.0554012168579422" calcext:value-type="float">
            <text:p>0.055</text:p>
          </table:table-cell>
          <table:table-cell/>
          <table:table-cell table:formula="of:=[.$V$3]^(-[.T26])" office:value-type="float" office:value="0.0000351821996468235" calcext:value-type="float">
            <text:p>3.51821996468235E-005</text:p>
          </table:table-cell>
          <table:table-cell/>
          <table:table-cell table:formula="of:=GEOMEAN([.G26];[.O26];[.W26])" office:value-type="float" office:value="0.0000120273992827338" calcext:value-type="float">
            <text:p>1.20273992827338E-005</text:p>
          </table:table-cell>
          <table:table-cell office:value-type="float" office:value="0.0000120273992827339" calcext:value-type="float">
            <text:p>1.20273992827339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1563948699304" calcext:value-type="float">
            <text:p>13.16</text:p>
          </table:table-cell>
          <table:table-cell table:style-name="ce6" office:value-type="float" office:value="13.0308129368809" calcext:value-type="float">
            <text:p>13.03</text:p>
          </table:table-cell>
          <table:table-cell table:style-name="ce8" office:value-type="float" office:value="0.177599672907668" calcext:value-type="float">
            <text:p>0.178</text:p>
          </table:table-cell>
          <table:table-cell/>
          <table:table-cell office:value-type="float" office:value="0.000239629706571312" calcext:value-type="float">
            <text:p>0.0002396297</text:p>
          </table:table-cell>
          <table:table-cell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572710443085" calcext:value-type="float">
            <text:p>20.76</text:p>
          </table:table-cell>
          <table:table-cell table:style-name="ce6" office:value-type="float" office:value="20.9229382092411" calcext:value-type="float">
            <text:p>20.92</text:p>
          </table:table-cell>
          <table:table-cell table:style-name="ce8" office:value-type="float" office:value="0.234288751487556" calcext:value-type="float">
            <text:p>0.234</text:p>
          </table:table-cell>
          <table:table-cell table:style-name="ce1"/>
          <table:table-cell table:formula="of:=[.$N$3]^(-[.L27])" office:value-type="float" office:value="0.00000020637236527705" calcext:value-type="float">
            <text:p>2.0637236527705E-007</text:p>
          </table:table-cell>
          <table:table-cell table:style-name="ce6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3478752946229" calcext:value-type="float">
            <text:p>15.35</text:p>
          </table:table-cell>
          <table:table-cell table:style-name="ce6" office:value-type="float" office:value="15.3087007184967" calcext:value-type="float">
            <text:p>15.31</text:p>
          </table:table-cell>
          <table:table-cell table:style-name="ce8" office:value-type="float" office:value="0.0554012168579422" calcext:value-type="float">
            <text:p>0.055</text:p>
          </table:table-cell>
          <table:table-cell/>
          <table:table-cell table:formula="of:=[.$V$3]^(-[.T27])" office:value-type="float" office:value="0.0000351821996468235" calcext:value-type="float">
            <text:p>3.51821996468235E-005</text:p>
          </table:table-cell>
          <table:table-cell/>
          <table:table-cell table:formula="of:=GEOMEAN([.G27];[.O27];[.W27])" office:value-type="float" office:value="0.0000120273992827338" calcext:value-type="float">
            <text:p>1.20273992827338E-005</text:p>
          </table:table-cell>
          <table:table-cell office:value-type="float" office:value="0.0000120273992827339" calcext:value-type="float">
            <text:p>1.2027399282733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335310616837" calcext:value-type="float">
            <text:p>14.33</text:p>
          </table:table-cell>
          <table:table-cell table:style-name="ce6" office:value-type="float" office:value="14.4186775700004" calcext:value-type="float">
            <text:p>14.42</text:p>
          </table:table-cell>
          <table:table-cell table:style-name="ce8" office:value-type="float" office:value="0.120415346850259" calcext:value-type="float">
            <text:p>0.120</text:p>
          </table:table-cell>
          <table:table-cell/>
          <table:table-cell table:formula="of:=[.F6]^(-[.D28])" office:value-type="float" office:value="0.0000512675576071444" calcext:value-type="float">
            <text:p>5.12675576071444E-005</text:p>
          </table:table-cell>
          <table:table-cell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054856498905" calcext:value-type="float">
            <text:p>20.81</text:p>
          </table:table-cell>
          <table:table-cell table:style-name="ce6" office:value-type="float" office:value="20.7466543132291" calcext:value-type="float">
            <text:p>20.75</text:p>
          </table:table-cell>
          <table:table-cell table:style-name="ce8" office:value-type="float" office:value="0.0832000741990325" calcext:value-type="float">
            <text:p>0.083</text:p>
          </table:table-cell>
          <table:table-cell table:style-name="ce1"/>
          <table:table-cell table:formula="of:=[.$N$3]^(-[.L28])" office:value-type="float" office:value="0.000000234951490202664" calcext:value-type="float">
            <text:p>0.000000235</text:p>
          </table:table-cell>
          <table:table-cell table:style-name="ce6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1274704698025" calcext:value-type="float">
            <text:p>15.13</text:p>
          </table:table-cell>
          <table:table-cell table:style-name="ce6" office:value-type="float" office:value="15.1889432126802" calcext:value-type="float">
            <text:p>15.19</text:p>
          </table:table-cell>
          <table:table-cell table:style-name="ce8" office:value-type="float" office:value="0.0869355866939689" calcext:value-type="float">
            <text:p>0.087</text:p>
          </table:table-cell>
          <table:table-cell/>
          <table:table-cell table:formula="of:=[.$V$3]^(-[.T28])" office:value-type="float" office:value="0.0000381209213274199" calcext:value-type="float">
            <text:p>3.81209213274199E-005</text:p>
          </table:table-cell>
          <table:table-cell/>
          <table:table-cell table:formula="of:=GEOMEAN([.G28];[.O28];[.W28])" office:value-type="float" office:value="0.00000771486042707" calcext:value-type="float">
            <text:p>7.71486042707E-006</text:p>
          </table:table-cell>
          <table:table-cell office:value-type="float" office:value="0.00000771486042706993" calcext:value-type="float">
            <text:p>7.71486042706993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5038240783172" calcext:value-type="float">
            <text:p>14.50</text:p>
          </table:table-cell>
          <table:table-cell table:style-name="ce6" office:value-type="float" office:value="14.4186775700004" calcext:value-type="float">
            <text:p>14.42</text:p>
          </table:table-cell>
          <table:table-cell table:style-name="ce8" office:value-type="float" office:value="0.120415346850259" calcext:value-type="float">
            <text:p>0.120</text:p>
          </table:table-cell>
          <table:table-cell/>
          <table:table-cell office:value-type="float" office:value="0.000051267557607143" calcext:value-type="float">
            <text:p>5.1267557607143E-005</text:p>
          </table:table-cell>
          <table:table-cell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6878229765677" calcext:value-type="float">
            <text:p>20.69</text:p>
          </table:table-cell>
          <table:table-cell table:style-name="ce6" office:value-type="float" office:value="20.7466543132291" calcext:value-type="float">
            <text:p>20.75</text:p>
          </table:table-cell>
          <table:table-cell table:style-name="ce8" office:value-type="float" office:value="0.0832000741990325" calcext:value-type="float">
            <text:p>0.083</text:p>
          </table:table-cell>
          <table:table-cell table:style-name="ce1"/>
          <table:table-cell table:formula="of:=[.$N$3]^(-[.L29])" office:value-type="float" office:value="0.000000234951490202664" calcext:value-type="float">
            <text:p>0.000000235</text:p>
          </table:table-cell>
          <table:table-cell table:style-name="ce6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5.250415955558" calcext:value-type="float">
            <text:p>15.25</text:p>
          </table:table-cell>
          <table:table-cell table:style-name="ce6" office:value-type="float" office:value="15.1889432126802" calcext:value-type="float">
            <text:p>15.19</text:p>
          </table:table-cell>
          <table:table-cell table:style-name="ce8" office:value-type="float" office:value="0.0869355866939689" calcext:value-type="float">
            <text:p>0.087</text:p>
          </table:table-cell>
          <table:table-cell/>
          <table:table-cell table:formula="of:=[.$V$3]^(-[.T29])" office:value-type="float" office:value="0.0000381209213274199" calcext:value-type="float">
            <text:p>3.81209213274199E-005</text:p>
          </table:table-cell>
          <table:table-cell/>
          <table:table-cell table:formula="of:=GEOMEAN([.G29];[.O29];[.W29])" office:value-type="float" office:value="0.00000771486042706994" calcext:value-type="float">
            <text:p>7.71486042706994E-006</text:p>
          </table:table-cell>
          <table:table-cell office:value-type="float" office:value="0.00000771486042706993" calcext:value-type="float">
            <text:p>7.71486042706993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177729442248" calcext:value-type="float">
            <text:p>13.18</text:p>
          </table:table-cell>
          <table:table-cell table:style-name="ce6" office:value-type="float" office:value="13.2685718376743" calcext:value-type="float">
            <text:p>13.27</text:p>
          </table:table-cell>
          <table:table-cell table:style-name="ce8" office:value-type="float" office:value="0.128470547650365" calcext:value-type="float">
            <text:p>0.128</text:p>
          </table:table-cell>
          <table:table-cell/>
          <table:table-cell table:formula="of:=[.$F$3]^(-[.D30])" office:value-type="float" office:value="0.000205817415000726" calcext:value-type="float">
            <text:p>0.0002058174</text:p>
          </table:table-cell>
          <table:table-cell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454506745814" calcext:value-type="float">
            <text:p>20.35</text:p>
          </table:table-cell>
          <table:table-cell table:style-name="ce6" office:value-type="float" office:value="20.2873587279815" calcext:value-type="float">
            <text:p>20.29</text:p>
          </table:table-cell>
          <table:table-cell table:style-name="ce8" office:value-type="float" office:value="0.0821544187461667" calcext:value-type="float">
            <text:p>0.082</text:p>
          </table:table-cell>
          <table:table-cell table:style-name="ce1"/>
          <table:table-cell table:formula="of:=[.$N$3]^(-[.L30])" office:value-type="float" office:value="0.000000329407478107659" calcext:value-type="float">
            <text:p>3.29407478107659E-007</text:p>
          </table:table-cell>
          <table:table-cell table:style-name="ce6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611307787441" calcext:value-type="float">
            <text:p>14.56</text:p>
          </table:table-cell>
          <table:table-cell table:style-name="ce6" office:value-type="float" office:value="14.6845398639921" calcext:value-type="float">
            <text:p>14.68</text:p>
          </table:table-cell>
          <table:table-cell table:style-name="ce8" office:value-type="float" office:value="0.174526802077771" calcext:value-type="float">
            <text:p>0.175</text:p>
          </table:table-cell>
          <table:table-cell/>
          <table:table-cell table:formula="of:=[.$V$3]^(-[.T30])" office:value-type="float" office:value="0.0000534449543346568" calcext:value-type="float">
            <text:p>0.000053445</text:p>
          </table:table-cell>
          <table:table-cell/>
          <table:table-cell table:formula="of:=GEOMEAN([.G30];[.O30];[.W30])" office:value-type="float" office:value="0.0000153593944780252" calcext:value-type="float">
            <text:p>1.53593944780252E-005</text:p>
          </table:table-cell>
          <table:table-cell office:value-type="float" office:value="0.000015359394478025" calcext:value-type="float">
            <text:p>1.5359394478025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594142331006" calcext:value-type="float">
            <text:p>13.36</text:p>
          </table:table-cell>
          <table:table-cell table:style-name="ce6" office:value-type="float" office:value="13.2685718376743" calcext:value-type="float">
            <text:p>13.27</text:p>
          </table:table-cell>
          <table:table-cell table:style-name="ce8" office:value-type="float" office:value="0.128470547650365" calcext:value-type="float">
            <text:p>0.128</text:p>
          </table:table-cell>
          <table:table-cell/>
          <table:table-cell table:formula="of:=[.$F$3]^(-[.D31])" office:value-type="float" office:value="0.000205817415000726" calcext:value-type="float">
            <text:p>0.0002058174</text:p>
          </table:table-cell>
          <table:table-cell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292667813817" calcext:value-type="float">
            <text:p>20.23</text:p>
          </table:table-cell>
          <table:table-cell table:style-name="ce6" office:value-type="float" office:value="20.2873587279815" calcext:value-type="float">
            <text:p>20.29</text:p>
          </table:table-cell>
          <table:table-cell table:style-name="ce8" office:value-type="float" office:value="0.0821544187461667" calcext:value-type="float">
            <text:p>0.082</text:p>
          </table:table-cell>
          <table:table-cell table:style-name="ce1"/>
          <table:table-cell table:formula="of:=[.$N$3]^(-[.L31])" office:value-type="float" office:value="0.000000329407478107659" calcext:value-type="float">
            <text:p>3.29407478107659E-007</text:p>
          </table:table-cell>
          <table:table-cell table:style-name="ce6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8079489492401" calcext:value-type="float">
            <text:p>14.81</text:p>
          </table:table-cell>
          <table:table-cell table:style-name="ce6" office:value-type="float" office:value="14.6845398639921" calcext:value-type="float">
            <text:p>14.68</text:p>
          </table:table-cell>
          <table:table-cell table:style-name="ce8" office:value-type="float" office:value="0.174526802077771" calcext:value-type="float">
            <text:p>0.175</text:p>
          </table:table-cell>
          <table:table-cell/>
          <table:table-cell table:formula="of:=[.$V$3]^(-[.T31])" office:value-type="float" office:value="0.0000534449543346568" calcext:value-type="float">
            <text:p>0.000053445</text:p>
          </table:table-cell>
          <table:table-cell/>
          <table:table-cell table:formula="of:=GEOMEAN([.G31];[.O31];[.W31])" office:value-type="float" office:value="0.0000153593944780252" calcext:value-type="float">
            <text:p>1.53593944780252E-005</text:p>
          </table:table-cell>
          <table:table-cell office:value-type="float" office:value="0.000015359394478025" calcext:value-type="float">
            <text:p>1.5359394478025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057996399027" calcext:value-type="float">
            <text:p>14.01</text:p>
          </table:table-cell>
          <table:table-cell table:style-name="ce6" office:value-type="float" office:value="13.7600472632492" calcext:value-type="float">
            <text:p>13.76</text:p>
          </table:table-cell>
          <table:table-cell table:style-name="ce8" office:value-type="float" office:value="0.347546344048874" calcext:value-type="float">
            <text:p>0.348</text:p>
          </table:table-cell>
          <table:table-cell/>
          <table:table-cell table:formula="of:=[.$F$3]^(-[.D32])" office:value-type="float" office:value="0.000150290457451117" calcext:value-type="float">
            <text:p>0.0001502905</text:p>
          </table:table-cell>
          <table:table-cell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163157563596" calcext:value-type="float">
            <text:p>20.02</text:p>
          </table:table-cell>
          <table:table-cell table:style-name="ce6" office:value-type="float" office:value="20.0111982163434" calcext:value-type="float">
            <text:p>20.01</text:p>
          </table:table-cell>
          <table:table-cell table:style-name="ce8" office:value-type="float" office:value="0.00723729449677525" calcext:value-type="float">
            <text:p>0.007</text:p>
          </table:table-cell>
          <table:table-cell table:style-name="ce1"/>
          <table:table-cell table:formula="of:=[.$N$3]^(-[.L32])" office:value-type="float" office:value="0.00000040362024081201" calcext:value-type="float">
            <text:p>4.0362024081201E-007</text:p>
          </table:table-cell>
          <table:table-cell table:style-name="ce6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08225532079" calcext:value-type="float">
            <text:p>14.41</text:p>
          </table:table-cell>
          <table:table-cell table:style-name="ce6" office:value-type="float" office:value="14.372801870003" calcext:value-type="float">
            <text:p>14.37</text:p>
          </table:table-cell>
          <table:table-cell table:style-name="ce8" office:value-type="float" office:value="0.0500966233367567" calcext:value-type="float">
            <text:p>0.050</text:p>
          </table:table-cell>
          <table:table-cell/>
          <table:table-cell table:formula="of:=[.$V$3]^(-[.T32])" office:value-type="float" office:value="0.0000658565459221441" calcext:value-type="float">
            <text:p>6.58565459221441E-005</text:p>
          </table:table-cell>
          <table:table-cell/>
          <table:table-cell table:formula="of:=GEOMEAN([.G32];[.O32];[.W32])" office:value-type="float" office:value="0.0000158672292861539" calcext:value-type="float">
            <text:p>1.58672292861539E-005</text:p>
          </table:table-cell>
          <table:table-cell office:value-type="float" office:value="0.0000158672292861538" calcext:value-type="float">
            <text:p>1.58672292861538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CE/F0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142948865956" calcext:value-type="float">
            <text:p>13.51</text:p>
          </table:table-cell>
          <table:table-cell table:style-name="ce6" office:value-type="float" office:value="13.7600472632492" calcext:value-type="float">
            <text:p>13.76</text:p>
          </table:table-cell>
          <table:table-cell table:style-name="ce8" office:value-type="float" office:value="0.347546344048874" calcext:value-type="float">
            <text:p>0.348</text:p>
          </table:table-cell>
          <table:table-cell/>
          <table:table-cell table:formula="of:=[.$F$3]^(-[.D33])" office:value-type="float" office:value="0.000150290457451117" calcext:value-type="float">
            <text:p>0.0001502905</text:p>
          </table:table-cell>
          <table:table-cell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060806763273" calcext:value-type="float">
            <text:p>20.01</text:p>
          </table:table-cell>
          <table:table-cell table:style-name="ce6" office:value-type="float" office:value="20.0111982163434" calcext:value-type="float">
            <text:p>20.01</text:p>
          </table:table-cell>
          <table:table-cell table:style-name="ce8" office:value-type="float" office:value="0.00723729449677525" calcext:value-type="float">
            <text:p>0.007</text:p>
          </table:table-cell>
          <table:table-cell table:style-name="ce1"/>
          <table:table-cell table:formula="of:=[.$N$3]^(-[.L33])" office:value-type="float" office:value="0.00000040362024081201" calcext:value-type="float">
            <text:p>4.0362024081201E-007</text:p>
          </table:table-cell>
          <table:table-cell table:style-name="ce6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37378207927" calcext:value-type="float">
            <text:p>14.34</text:p>
          </table:table-cell>
          <table:table-cell table:style-name="ce6" office:value-type="float" office:value="14.372801870003" calcext:value-type="float">
            <text:p>14.37</text:p>
          </table:table-cell>
          <table:table-cell table:style-name="ce8" office:value-type="float" office:value="0.0500966233367567" calcext:value-type="float">
            <text:p>0.050</text:p>
          </table:table-cell>
          <table:table-cell/>
          <table:table-cell table:formula="of:=[.$V$3]^(-[.T33])" office:value-type="float" office:value="0.0000658565459221441" calcext:value-type="float">
            <text:p>6.58565459221441E-005</text:p>
          </table:table-cell>
          <table:table-cell/>
          <table:table-cell table:formula="of:=GEOMEAN([.G33];[.O33];[.W33])" office:value-type="float" office:value="0.0000158672292861539" calcext:value-type="float">
            <text:p>1.58672292861539E-005</text:p>
          </table:table-cell>
          <table:table-cell office:value-type="float" office:value="0.0000158672292861538" calcext:value-type="float">
            <text:p>1.58672292861538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875076818291" calcext:value-type="float">
            <text:p>13.49</text:p>
          </table:table-cell>
          <table:table-cell table:style-name="ce6" office:value-type="float" office:value="13.4215004917582" calcext:value-type="float">
            <text:p>13.42</text:p>
          </table:table-cell>
          <table:table-cell table:style-name="ce8" office:value-type="float" office:value="0.0933482634123494" calcext:value-type="float">
            <text:p>0.093</text:p>
          </table:table-cell>
          <table:table-cell/>
          <table:table-cell table:formula="of:=[.$F$3]^(-[.D34])" office:value-type="float" office:value="0.000186634822045188" calcext:value-type="float">
            <text:p>0.0001866348</text:p>
          </table:table-cell>
          <table:table-cell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7424443017679" calcext:value-type="float">
            <text:p>19.74</text:p>
          </table:table-cell>
          <table:table-cell table:style-name="ce6" office:value-type="float" office:value="19.8096197007236" calcext:value-type="float">
            <text:p>19.81</text:p>
          </table:table-cell>
          <table:table-cell table:style-name="ce8" office:value-type="float" office:value="0.0950003602609006" calcext:value-type="float">
            <text:p>0.095</text:p>
          </table:table-cell>
          <table:table-cell table:style-name="ce1"/>
          <table:table-cell table:formula="of:=[.$N$3]^(-[.L34])" office:value-type="float" office:value="0.000000468146518701089" calcext:value-type="float">
            <text:p>4.68146518701089E-007</text:p>
          </table:table-cell>
          <table:table-cell table:style-name="ce6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3778046599503" calcext:value-type="float">
            <text:p>13.38</text:p>
          </table:table-cell>
          <table:table-cell table:style-name="ce6" office:value-type="float" office:value="13.2937791326199" calcext:value-type="float">
            <text:p>13.29</text:p>
          </table:table-cell>
          <table:table-cell table:style-name="ce8" office:value-type="float" office:value="0.118830040336138" calcext:value-type="float">
            <text:p>0.119</text:p>
          </table:table-cell>
          <table:table-cell/>
          <table:table-cell table:formula="of:=[.$V$3]^(-[.T34])" office:value-type="float" office:value="0.000135679165354791" calcext:value-type="float">
            <text:p>0.0001356792</text:p>
          </table:table-cell>
          <table:table-cell/>
          <table:table-cell table:formula="of:=GEOMEAN([.G34];[.O34];[.W34])" office:value-type="float" office:value="0.0000228014542226158" calcext:value-type="float">
            <text:p>2.28014542226158E-005</text:p>
          </table:table-cell>
          <table:table-cell office:value-type="float" office:value="0.0000228014542226159" calcext:value-type="float">
            <text:p>2.28014542226159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554933016874" calcext:value-type="float">
            <text:p>13.36</text:p>
          </table:table-cell>
          <table:table-cell table:style-name="ce6" office:value-type="float" office:value="13.4215004917582" calcext:value-type="float">
            <text:p>13.42</text:p>
          </table:table-cell>
          <table:table-cell table:style-name="ce8" office:value-type="float" office:value="0.0933482634123494" calcext:value-type="float">
            <text:p>0.093</text:p>
          </table:table-cell>
          <table:table-cell/>
          <table:table-cell table:formula="of:=[.$F$3]^(-[.D35])" office:value-type="float" office:value="0.000186634822045188" calcext:value-type="float">
            <text:p>0.0001866348</text:p>
          </table:table-cell>
          <table:table-cell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8767950996792" calcext:value-type="float">
            <text:p>19.88</text:p>
          </table:table-cell>
          <table:table-cell table:style-name="ce6" office:value-type="float" office:value="19.8096197007236" calcext:value-type="float">
            <text:p>19.81</text:p>
          </table:table-cell>
          <table:table-cell table:style-name="ce8" office:value-type="float" office:value="0.0950003602609006" calcext:value-type="float">
            <text:p>0.095</text:p>
          </table:table-cell>
          <table:table-cell table:style-name="ce1"/>
          <table:table-cell table:formula="of:=[.$N$3]^(-[.L35])" office:value-type="float" office:value="0.000000468146518701089" calcext:value-type="float">
            <text:p>4.68146518701089E-007</text:p>
          </table:table-cell>
          <table:table-cell table:style-name="ce6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097536052895" calcext:value-type="float">
            <text:p>13.21</text:p>
          </table:table-cell>
          <table:table-cell table:style-name="ce6" office:value-type="float" office:value="13.2937791326199" calcext:value-type="float">
            <text:p>13.29</text:p>
          </table:table-cell>
          <table:table-cell table:style-name="ce8" office:value-type="float" office:value="0.118830040336138" calcext:value-type="float">
            <text:p>0.119</text:p>
          </table:table-cell>
          <table:table-cell/>
          <table:table-cell table:formula="of:=[.$V$3]^(-[.T35])" office:value-type="float" office:value="0.000135679165354791" calcext:value-type="float">
            <text:p>0.0001356792</text:p>
          </table:table-cell>
          <table:table-cell/>
          <table:table-cell table:formula="of:=GEOMEAN([.G35];[.O35];[.W35])" office:value-type="float" office:value="0.0000228014542226158" calcext:value-type="float">
            <text:p>2.28014542226158E-005</text:p>
          </table:table-cell>
          <table:table-cell office:value-type="float" office:value="0.0000228014542226159" calcext:value-type="float">
            <text:p>2.28014542226159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0090291580785" calcext:value-type="float">
            <text:p>14.01</text:p>
          </table:table-cell>
          <table:table-cell table:style-name="ce6" office:value-type="float" office:value="13.7309763069676" calcext:value-type="float">
            <text:p>13.73</text:p>
          </table:table-cell>
          <table:table-cell table:style-name="ce8" office:value-type="float" office:value="0.393226113097595" calcext:value-type="float">
            <text:p>0.393</text:p>
          </table:table-cell>
          <table:table-cell/>
          <table:table-cell table:formula="of:=[.$F$3]^(-[.D36])" office:value-type="float" office:value="0.000153111718998732" calcext:value-type="float">
            <text:p>0.0001531117</text:p>
          </table:table-cell>
          <table:table-cell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257327963376" calcext:value-type="float">
            <text:p>20.43</text:p>
          </table:table-cell>
          <table:table-cell table:style-name="ce6" office:value-type="float" office:value="20.3587468874481" calcext:value-type="float">
            <text:p>20.36</text:p>
          </table:table-cell>
          <table:table-cell table:style-name="ce8" office:value-type="float" office:value="0.0947323808395066" calcext:value-type="float">
            <text:p>0.095</text:p>
          </table:table-cell>
          <table:table-cell table:style-name="ce1"/>
          <table:table-cell table:formula="of:=[.$N$3]^(-[.L36])" office:value-type="float" office:value="0.000000312552757352841" calcext:value-type="float">
            <text:p>3.12552757352841E-007</text:p>
          </table:table-cell>
          <table:table-cell table:style-name="ce6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781969065599" calcext:value-type="float">
            <text:p>14.08</text:p>
          </table:table-cell>
          <table:table-cell table:style-name="ce6" office:value-type="float" office:value="13.9456460821022" calcext:value-type="float">
            <text:p>13.95</text:p>
          </table:table-cell>
          <table:table-cell table:style-name="ce8" office:value-type="float" office:value="0.187455173651887" calcext:value-type="float">
            <text:p>0.187</text:p>
          </table:table-cell>
          <table:table-cell/>
          <table:table-cell table:formula="of:=[.$V$3]^(-[.T36])" office:value-type="float" office:value="0.0000876736441301767" calcext:value-type="float">
            <text:p>8.76736441301767E-005</text:p>
          </table:table-cell>
          <table:table-cell/>
          <table:table-cell table:formula="of:=GEOMEAN([.G36];[.O36];[.W36])" office:value-type="float" office:value="0.0000161287338377722" calcext:value-type="float">
            <text:p>1.61287338377722E-005</text:p>
          </table:table-cell>
          <table:table-cell office:value-type="float" office:value="0.0000161287338377725" calcext:value-type="float">
            <text:p>1.61287338377725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E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529234558567" calcext:value-type="float">
            <text:p>13.45</text:p>
          </table:table-cell>
          <table:table-cell table:style-name="ce6" office:value-type="float" office:value="13.7309763069676" calcext:value-type="float">
            <text:p>13.73</text:p>
          </table:table-cell>
          <table:table-cell table:style-name="ce8" office:value-type="float" office:value="0.393226113097595" calcext:value-type="float">
            <text:p>0.393</text:p>
          </table:table-cell>
          <table:table-cell/>
          <table:table-cell table:formula="of:=[.$F$3]^(-[.D37])" office:value-type="float" office:value="0.000153111718998732" calcext:value-type="float">
            <text:p>0.0001531117</text:p>
          </table:table-cell>
          <table:table-cell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917609785585" calcext:value-type="float">
            <text:p>20.29</text:p>
          </table:table-cell>
          <table:table-cell table:style-name="ce6" office:value-type="float" office:value="20.3587468874481" calcext:value-type="float">
            <text:p>20.36</text:p>
          </table:table-cell>
          <table:table-cell table:style-name="ce8" office:value-type="float" office:value="0.0947323808395066" calcext:value-type="float">
            <text:p>0.095</text:p>
          </table:table-cell>
          <table:table-cell table:style-name="ce1"/>
          <table:table-cell table:formula="of:=[.$N$3]^(-[.L37])" office:value-type="float" office:value="0.000000312552757352841" calcext:value-type="float">
            <text:p>3.12552757352841E-007</text:p>
          </table:table-cell>
          <table:table-cell table:style-name="ce6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130952576444" calcext:value-type="float">
            <text:p>13.81</text:p>
          </table:table-cell>
          <table:table-cell table:style-name="ce6" office:value-type="float" office:value="13.9456460821022" calcext:value-type="float">
            <text:p>13.95</text:p>
          </table:table-cell>
          <table:table-cell table:style-name="ce8" office:value-type="float" office:value="0.187455173651887" calcext:value-type="float">
            <text:p>0.187</text:p>
          </table:table-cell>
          <table:table-cell/>
          <table:table-cell table:formula="of:=[.$V$3]^(-[.T37])" office:value-type="float" office:value="0.0000876736441301767" calcext:value-type="float">
            <text:p>8.76736441301767E-005</text:p>
          </table:table-cell>
          <table:table-cell/>
          <table:table-cell table:formula="of:=GEOMEAN([.G37];[.O37];[.W37])" office:value-type="float" office:value="0.0000161287338377722" calcext:value-type="float">
            <text:p>1.61287338377722E-005</text:p>
          </table:table-cell>
          <table:table-cell office:value-type="float" office:value="0.0000161287338377725" calcext:value-type="float">
            <text:p>1.61287338377725E-00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3CE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9778227693154" calcext:value-type="float">
            <text:p>13.98</text:p>
          </table:table-cell>
          <table:table-cell table:style-name="ce6" office:value-type="float" office:value="14.0608852505601" calcext:value-type="float">
            <text:p>14.06</text:p>
          </table:table-cell>
          <table:table-cell table:style-name="ce8" office:value-type="float" office:value="0.117468087500587" calcext:value-type="float">
            <text:p>0.117</text:p>
          </table:table-cell>
          <table:table-cell/>
          <table:table-cell table:formula="of:=[.$F$6]^(-[.D38])" office:value-type="float" office:value="0.0000655089670573295" calcext:value-type="float">
            <text:p>0.000065509</text:p>
          </table:table-cell>
          <table:table-cell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212287721619" calcext:value-type="float">
            <text:p>20.22</text:p>
          </table:table-cell>
          <table:table-cell table:style-name="ce6" office:value-type="float" office:value="20.2784985713029" calcext:value-type="float">
            <text:p>20.28</text:p>
          </table:table-cell>
          <table:table-cell table:style-name="ce8" office:value-type="float" office:value="0.0809917266595907" calcext:value-type="float">
            <text:p>0.081</text:p>
          </table:table-cell>
          <table:table-cell table:style-name="ce1"/>
          <table:table-cell table:formula="of:=[.$N$3]^(-[.L38])" office:value-type="float" office:value="0.000000331561788117604" calcext:value-type="float">
            <text:p>3.31561788117604E-007</text:p>
          </table:table-cell>
          <table:table-cell table:style-name="ce6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7882650733636" calcext:value-type="float">
            <text:p>13.79</text:p>
          </table:table-cell>
          <table:table-cell table:style-name="ce6" office:value-type="float" office:value="13.8309386261288" calcext:value-type="float">
            <text:p>13.83</text:p>
          </table:table-cell>
          <table:table-cell table:style-name="ce8" office:value-type="float" office:value="0.0603495170751992" calcext:value-type="float">
            <text:p>0.060</text:p>
          </table:table-cell>
          <table:table-cell/>
          <table:table-cell table:formula="of:=[.$V$3]^(-[.T38])" office:value-type="float" office:value="0.0000946760813925551" calcext:value-type="float">
            <text:p>9.46760813925551E-005</text:p>
          </table:table-cell>
          <table:table-cell/>
          <table:table-cell table:formula="of:=GEOMEAN([.G38];[.O38];[.W38])" office:value-type="float" office:value="0.0000127165264720009" calcext:value-type="float">
            <text:p>1.27165264720009E-005</text:p>
          </table:table-cell>
          <table:table-cell office:value-type="float" office:value="0.0000127165264720011" calcext:value-type="float">
            <text:p>1.2716526472001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39477318047" calcext:value-type="float">
            <text:p>14.14</text:p>
          </table:table-cell>
          <table:table-cell table:style-name="ce6" office:value-type="float" office:value="14.0608852505601" calcext:value-type="float">
            <text:p>14.06</text:p>
          </table:table-cell>
          <table:table-cell table:style-name="ce8" office:value-type="float" office:value="0.117468087500587" calcext:value-type="float">
            <text:p>0.117</text:p>
          </table:table-cell>
          <table:table-cell/>
          <table:table-cell table:formula="of:=[.$F$6]^(-[.D39])" office:value-type="float" office:value="0.0000655089670573295" calcext:value-type="float">
            <text:p>0.000065509</text:p>
          </table:table-cell>
          <table:table-cell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357683704439" calcext:value-type="float">
            <text:p>20.34</text:p>
          </table:table-cell>
          <table:table-cell table:style-name="ce6" office:value-type="float" office:value="20.2784985713029" calcext:value-type="float">
            <text:p>20.28</text:p>
          </table:table-cell>
          <table:table-cell table:style-name="ce8" office:value-type="float" office:value="0.0809917266595907" calcext:value-type="float">
            <text:p>0.081</text:p>
          </table:table-cell>
          <table:table-cell table:style-name="ce1"/>
          <table:table-cell table:formula="of:=[.$N$3]^(-[.L39])" office:value-type="float" office:value="0.000000331561788117604" calcext:value-type="float">
            <text:p>3.31561788117604E-007</text:p>
          </table:table-cell>
          <table:table-cell table:style-name="ce6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73612178894" calcext:value-type="float">
            <text:p>13.87</text:p>
          </table:table-cell>
          <table:table-cell table:style-name="ce6" office:value-type="float" office:value="13.8309386261288" calcext:value-type="float">
            <text:p>13.83</text:p>
          </table:table-cell>
          <table:table-cell table:style-name="ce8" office:value-type="float" office:value="0.0603495170751992" calcext:value-type="float">
            <text:p>0.060</text:p>
          </table:table-cell>
          <table:table-cell/>
          <table:table-cell table:formula="of:=[.$V$3]^(-[.T39])" office:value-type="float" office:value="0.0000946760813925551" calcext:value-type="float">
            <text:p>9.46760813925551E-005</text:p>
          </table:table-cell>
          <table:table-cell/>
          <table:table-cell table:formula="of:=GEOMEAN([.G39];[.O39];[.W39])" office:value-type="float" office:value="0.0000127165264720009" calcext:value-type="float">
            <text:p>1.27165264720009E-005</text:p>
          </table:table-cell>
          <table:table-cell office:value-type="float" office:value="0.0000127165264720011" calcext:value-type="float">
            <text:p>1.27165264720011E-005</text:p>
          </table:table-cell>
          <table:table-cell table:number-columns-repeated="998"/>
        </table:table-row>
        <table:table-row table:style-name="ro1">
          <table:table-cell table:style-name="ce3" office:value-type="string" calcext:value-type="string">
            <text:p>3CF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3476429230788" calcext:value-type="float">
            <text:p>14.35</text:p>
          </table:table-cell>
          <table:table-cell table:style-name="ce6" office:value-type="float" office:value="14.285399696048" calcext:value-type="float">
            <text:p>14.29</text:p>
          </table:table-cell>
          <table:table-cell table:style-name="ce8" office:value-type="float" office:value="0.0880252158328074" calcext:value-type="float">
            <text:p>0.088</text:p>
          </table:table-cell>
          <table:table-cell/>
          <table:table-cell table:formula="of:=[.$F$6]^(-[.D40])" office:value-type="float" office:value="0.0000561692143026282" calcext:value-type="float">
            <text:p>5.61692143026282E-005</text:p>
          </table:table-cell>
          <table:table-cell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4745187027863" calcext:value-type="float">
            <text:p>19.47</text:p>
          </table:table-cell>
          <table:table-cell table:style-name="ce6" office:value-type="float" office:value="19.4655653150168" calcext:value-type="float">
            <text:p>19.47</text:p>
          </table:table-cell>
          <table:table-cell table:style-name="ce8" office:value-type="float" office:value="0.0126620024128274" calcext:value-type="float">
            <text:p>0.013</text:p>
          </table:table-cell>
          <table:table-cell table:style-name="ce1"/>
          <table:table-cell table:formula="of:=[.$N$3]^(-[.L40])" office:value-type="float" office:value="0.000000602996648217156" calcext:value-type="float">
            <text:p>0.000000603</text:p>
          </table:table-cell>
          <table:table-cell table:style-name="ce6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9211619774122" calcext:value-type="float">
            <text:p>13.92</text:p>
          </table:table-cell>
          <table:table-cell table:style-name="ce6" office:value-type="float" office:value="14.0241718237842" calcext:value-type="float">
            <text:p>14.02</text:p>
          </table:table-cell>
          <table:table-cell table:style-name="ce8" office:value-type="float" office:value="0.145677921797292" calcext:value-type="float">
            <text:p>0.146</text:p>
          </table:table-cell>
          <table:table-cell/>
          <table:table-cell table:formula="of:=[.$V$3]^(-[.T40])" office:value-type="float" office:value="0.0000831809720975924" calcext:value-type="float">
            <text:p>0.000083181</text:p>
          </table:table-cell>
          <table:table-cell/>
          <table:table-cell table:formula="of:=GEOMEAN([.G40];[.O40];[.W40])" office:value-type="float" office:value="0.00001412361095761" calcext:value-type="float">
            <text:p>1.412361095761E-005</text:p>
          </table:table-cell>
          <table:table-cell office:value-type="float" office:value="0.0000141236109576098" calcext:value-type="float">
            <text:p>1.41236109576098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231564690172" calcext:value-type="float">
            <text:p>14.22</text:p>
          </table:table-cell>
          <table:table-cell table:style-name="ce6" office:value-type="float" office:value="14.285399696048" calcext:value-type="float">
            <text:p>14.29</text:p>
          </table:table-cell>
          <table:table-cell table:style-name="ce8" office:value-type="float" office:value="0.0880252158328074" calcext:value-type="float">
            <text:p>0.088</text:p>
          </table:table-cell>
          <table:table-cell/>
          <table:table-cell table:formula="of:=[.$F$6]^(-[.D41])" office:value-type="float" office:value="0.0000561692143026282" calcext:value-type="float">
            <text:p>5.61692143026282E-005</text:p>
          </table:table-cell>
          <table:table-cell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4566119272473" calcext:value-type="float">
            <text:p>19.46</text:p>
          </table:table-cell>
          <table:table-cell table:style-name="ce6" office:value-type="float" office:value="19.4655653150168" calcext:value-type="float">
            <text:p>19.47</text:p>
          </table:table-cell>
          <table:table-cell table:style-name="ce8" office:value-type="float" office:value="0.0126620024128274" calcext:value-type="float">
            <text:p>0.013</text:p>
          </table:table-cell>
          <table:table-cell table:style-name="ce1"/>
          <table:table-cell table:formula="of:=[.$N$3]^(-[.L41])" office:value-type="float" office:value="0.000000602996648217156" calcext:value-type="float">
            <text:p>0.000000603</text:p>
          </table:table-cell>
          <table:table-cell table:style-name="ce6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271816701563" calcext:value-type="float">
            <text:p>14.13</text:p>
          </table:table-cell>
          <table:table-cell table:style-name="ce6" office:value-type="float" office:value="14.0241718237842" calcext:value-type="float">
            <text:p>14.02</text:p>
          </table:table-cell>
          <table:table-cell table:style-name="ce8" office:value-type="float" office:value="0.145677921797292" calcext:value-type="float">
            <text:p>0.146</text:p>
          </table:table-cell>
          <table:table-cell/>
          <table:table-cell table:formula="of:=[.$V$3]^(-[.T41])" office:value-type="float" office:value="0.0000831809720975924" calcext:value-type="float">
            <text:p>0.000083181</text:p>
          </table:table-cell>
          <table:table-cell/>
          <table:table-cell table:formula="of:=GEOMEAN([.G41];[.O41];[.W41])" office:value-type="float" office:value="0.00001412361095761" calcext:value-type="float">
            <text:p>1.412361095761E-005</text:p>
          </table:table-cell>
          <table:table-cell office:value-type="float" office:value="0.0000141236109576098" calcext:value-type="float">
            <text:p>1.41236109576098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322295913528" calcext:value-type="float">
            <text:p>13.53</text:p>
          </table:table-cell>
          <table:table-cell table:style-name="ce6" office:value-type="float" office:value="13.6426350674242" calcext:value-type="float">
            <text:p>13.64</text:p>
          </table:table-cell>
          <table:table-cell table:style-name="ce8" office:value-type="float" office:value="0.156136921620376" calcext:value-type="float">
            <text:p>0.156</text:p>
          </table:table-cell>
          <table:table-cell/>
          <table:table-cell table:formula="of:=[.$F$6]^(-[.D42])" office:value-type="float" office:value="0.0000872464186139619" calcext:value-type="float">
            <text:p>8.72464186139619E-005</text:p>
          </table:table-cell>
          <table:table-cell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8921197832616" calcext:value-type="float">
            <text:p>19.89</text:p>
          </table:table-cell>
          <table:table-cell table:style-name="ce6" office:value-type="float" office:value="20.0222034251694" calcext:value-type="float">
            <text:p>20.02</text:p>
          </table:table-cell>
          <table:table-cell table:style-name="ce8" office:value-type="float" office:value="0.183966050628889" calcext:value-type="float">
            <text:p>0.184</text:p>
          </table:table-cell>
          <table:table-cell table:style-name="ce1"/>
          <table:table-cell table:formula="of:=[.$N$3]^(-[.L42])" office:value-type="float" office:value="0.000000400365388625172" calcext:value-type="float">
            <text:p>4.00365388625172E-007</text:p>
          </table:table-cell>
          <table:table-cell table:style-name="ce6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4603507531315" calcext:value-type="float">
            <text:p>13.46</text:p>
          </table:table-cell>
          <table:table-cell table:style-name="ce6" office:value-type="float" office:value="13.3772323907716" calcext:value-type="float">
            <text:p>13.38</text:p>
          </table:table-cell>
          <table:table-cell table:style-name="ce8" office:value-type="float" office:value="0.117547115331546" calcext:value-type="float">
            <text:p>0.118</text:p>
          </table:table-cell>
          <table:table-cell/>
          <table:table-cell table:formula="of:=[.$V$3]^(-[.T42])" office:value-type="float" office:value="0.0001283023352052" calcext:value-type="float">
            <text:p>0.0001283023</text:p>
          </table:table-cell>
          <table:table-cell/>
          <table:table-cell table:formula="of:=GEOMEAN([.G42];[.O42];[.W42])" office:value-type="float" office:value="0.0000164871743971862" calcext:value-type="float">
            <text:p>1.64871743971862E-005</text:p>
          </table:table-cell>
          <table:table-cell office:value-type="float" office:value="0.0000144077509209041" calcext:value-type="float">
            <text:p>1.4407750920904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530405434955" calcext:value-type="float">
            <text:p>13.75</text:p>
          </table:table-cell>
          <table:table-cell table:style-name="ce6" office:value-type="float" office:value="13.6426350674242" calcext:value-type="float">
            <text:p>13.64</text:p>
          </table:table-cell>
          <table:table-cell table:style-name="ce8" office:value-type="float" office:value="0.156136921620376" calcext:value-type="float">
            <text:p>0.156</text:p>
          </table:table-cell>
          <table:table-cell/>
          <table:table-cell table:formula="of:=[.$F$6]^(-[.D43])" office:value-type="float" office:value="0.0000872464186139619" calcext:value-type="float">
            <text:p>8.72464186139619E-005</text:p>
          </table:table-cell>
          <table:table-cell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1522870670772" calcext:value-type="float">
            <text:p>20.15</text:p>
          </table:table-cell>
          <table:table-cell table:style-name="ce6" office:value-type="float" office:value="20.0222034251694" calcext:value-type="float">
            <text:p>20.02</text:p>
          </table:table-cell>
          <table:table-cell table:style-name="ce8" office:value-type="float" office:value="0.183966050628889" calcext:value-type="float">
            <text:p>0.184</text:p>
          </table:table-cell>
          <table:table-cell table:style-name="ce1"/>
          <table:table-cell table:formula="of:=[.$N$3]^(-[.L43])" office:value-type="float" office:value="0.000000400365388625172" calcext:value-type="float">
            <text:p>4.00365388625172E-007</text:p>
          </table:table-cell>
          <table:table-cell table:style-name="ce6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941140284118" calcext:value-type="float">
            <text:p>13.29</text:p>
          </table:table-cell>
          <table:table-cell table:style-name="ce6" office:value-type="float" office:value="13.3772323907716" calcext:value-type="float">
            <text:p>13.38</text:p>
          </table:table-cell>
          <table:table-cell table:style-name="ce8" office:value-type="float" office:value="0.117547115331546" calcext:value-type="float">
            <text:p>0.118</text:p>
          </table:table-cell>
          <table:table-cell/>
          <table:table-cell table:formula="of:=[.$V$3]^(-[.T43])" office:value-type="float" office:value="0.0001283023352052" calcext:value-type="float">
            <text:p>0.0001283023</text:p>
          </table:table-cell>
          <table:table-cell/>
          <table:table-cell table:formula="of:=GEOMEAN([.G43];[.O43];[.W43])" office:value-type="float" office:value="0.0000164871743971862" calcext:value-type="float">
            <text:p>1.64871743971862E-005</text:p>
          </table:table-cell>
          <table:table-cell office:value-type="float" office:value="0.0000144077509209041" calcext:value-type="float">
            <text:p>1.4407750920904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724909992752" calcext:value-type="float">
            <text:p>13.87</text:p>
          </table:table-cell>
          <table:table-cell table:style-name="ce6" office:value-type="float" office:value="14.0074510140438" calcext:value-type="float">
            <text:p>14.01</text:p>
          </table:table-cell>
          <table:table-cell table:style-name="ce8" office:value-type="float" office:value="0.190862283263773" calcext:value-type="float">
            <text:p>0.191</text:p>
          </table:table-cell>
          <table:table-cell/>
          <table:table-cell table:formula="of:=[.$F$6]^(-[.D44])" office:value-type="float" office:value="0.0000679515962822742" calcext:value-type="float">
            <text:p>6.79515962822742E-005</text:p>
          </table:table-cell>
          <table:table-cell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2824834234807" calcext:value-type="float">
            <text:p>20.28</text:p>
          </table:table-cell>
          <table:table-cell table:style-name="ce6" office:value-type="float" office:value="20.2964856520745" calcext:value-type="float">
            <text:p>20.30</text:p>
          </table:table-cell>
          <table:table-cell table:style-name="ce8" office:value-type="float" office:value="0.0198021415808197" calcext:value-type="float">
            <text:p>0.020</text:p>
          </table:table-cell>
          <table:table-cell table:style-name="ce1"/>
          <table:table-cell table:formula="of:=[.$N$3]^(-[.L44])" office:value-type="float" office:value="0.000000327202939823915" calcext:value-type="float">
            <text:p>3.27202939823915E-007</text:p>
          </table:table-cell>
          <table:table-cell table:style-name="ce6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3659414935699" calcext:value-type="float">
            <text:p>13.37</text:p>
          </table:table-cell>
          <table:table-cell table:style-name="ce6" office:value-type="float" office:value="13.3110692966445" calcext:value-type="float">
            <text:p>13.31</text:p>
          </table:table-cell>
          <table:table-cell table:style-name="ce8" office:value-type="float" office:value="0.0776010050891557" calcext:value-type="float">
            <text:p>0.078</text:p>
          </table:table-cell>
          <table:table-cell/>
          <table:table-cell table:formula="of:=[.$V$3]^(-[.T44])" office:value-type="float" office:value="0.000134116752831364" calcext:value-type="float">
            <text:p>0.0001341168</text:p>
          </table:table-cell>
          <table:table-cell/>
          <table:table-cell table:formula="of:=GEOMEAN([.G44];[.O44];[.W44])" office:value-type="float" office:value="0.0000143935072248546" calcext:value-type="float">
            <text:p>1.43935072248546E-005</text:p>
          </table:table-cell>
          <table:table-cell office:value-type="float" office:value="0.0000143935072248546" calcext:value-type="float">
            <text:p>1.43935072248546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424110288123" calcext:value-type="float">
            <text:p>14.14</text:p>
          </table:table-cell>
          <table:table-cell table:style-name="ce6" office:value-type="float" office:value="14.0074510140438" calcext:value-type="float">
            <text:p>14.01</text:p>
          </table:table-cell>
          <table:table-cell table:style-name="ce8" office:value-type="float" office:value="0.190862283263773" calcext:value-type="float">
            <text:p>0.191</text:p>
          </table:table-cell>
          <table:table-cell/>
          <table:table-cell table:formula="of:=[.$F$6]^(-[.D45])" office:value-type="float" office:value="0.0000679515962822742" calcext:value-type="float">
            <text:p>6.79515962822742E-005</text:p>
          </table:table-cell>
          <table:table-cell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104878806684" calcext:value-type="float">
            <text:p>20.31</text:p>
          </table:table-cell>
          <table:table-cell table:style-name="ce6" office:value-type="float" office:value="20.2964856520745" calcext:value-type="float">
            <text:p>20.30</text:p>
          </table:table-cell>
          <table:table-cell table:style-name="ce8" office:value-type="float" office:value="0.0198021415808197" calcext:value-type="float">
            <text:p>0.020</text:p>
          </table:table-cell>
          <table:table-cell table:style-name="ce1"/>
          <table:table-cell table:formula="of:=[.$N$3]^(-[.L45])" office:value-type="float" office:value="0.000000327202939823915" calcext:value-type="float">
            <text:p>3.27202939823915E-007</text:p>
          </table:table-cell>
          <table:table-cell table:style-name="ce6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2561970997191" calcext:value-type="float">
            <text:p>13.26</text:p>
          </table:table-cell>
          <table:table-cell table:style-name="ce6" office:value-type="float" office:value="13.3110692966445" calcext:value-type="float">
            <text:p>13.31</text:p>
          </table:table-cell>
          <table:table-cell table:style-name="ce8" office:value-type="float" office:value="0.0776010050891557" calcext:value-type="float">
            <text:p>0.078</text:p>
          </table:table-cell>
          <table:table-cell/>
          <table:table-cell table:formula="of:=[.$V$3]^(-[.T45])" office:value-type="float" office:value="0.000134116752831364" calcext:value-type="float">
            <text:p>0.0001341168</text:p>
          </table:table-cell>
          <table:table-cell/>
          <table:table-cell table:formula="of:=GEOMEAN([.G45];[.O45];[.W45])" office:value-type="float" office:value="0.0000143935072248546" calcext:value-type="float">
            <text:p>1.43935072248546E-005</text:p>
          </table:table-cell>
          <table:table-cell office:value-type="float" office:value="0.0000143935072248546" calcext:value-type="float">
            <text:p>1.43935072248546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F1N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5121863256609" calcext:value-type="float">
            <text:p>12.51</text:p>
          </table:table-cell>
          <table:table-cell table:style-name="ce6" office:value-type="float" office:value="12.2950211026324" calcext:value-type="float">
            <text:p>12.30</text:p>
          </table:table-cell>
          <table:table-cell table:style-name="ce8" office:value-type="float" office:value="0.307118003682742" calcext:value-type="float">
            <text:p>0.307</text:p>
          </table:table-cell>
          <table:table-cell/>
          <table:table-cell table:formula="of:=[.F3]^(-[.D46])" office:value-type="float" office:value="0.000383682359895283" calcext:value-type="float">
            <text:p>0.0003836824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1363651662706" calcext:value-type="float">
            <text:p>19.14</text:p>
          </table:table-cell>
          <table:table-cell table:style-name="ce6" office:value-type="float" office:value="19.0701719169284" calcext:value-type="float">
            <text:p>19.07</text:p>
          </table:table-cell>
          <table:table-cell table:style-name="ce8" office:value-type="float" office:value="0.0936113909572159" calcext:value-type="float">
            <text:p>0.094</text:p>
          </table:table-cell>
          <table:table-cell table:style-name="ce1"/>
          <table:table-cell table:formula="of:=[.$N$3]^(-[.L46])" office:value-type="float" office:value="0.000000806588387221672" calcext:value-type="float">
            <text:p>8.06588387221672E-007</text:p>
          </table:table-cell>
          <table:table-cell table:style-name="ce6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9857208733618" calcext:value-type="float">
            <text:p>12.99</text:p>
          </table:table-cell>
          <table:table-cell table:style-name="ce6" office:value-type="float" office:value="12.881237227081" calcext:value-type="float">
            <text:p>12.88</text:p>
          </table:table-cell>
          <table:table-cell table:style-name="ce8" office:value-type="float" office:value="0.147762189616516" calcext:value-type="float">
            <text:p>0.148</text:p>
          </table:table-cell>
          <table:table-cell/>
          <table:table-cell table:formula="of:=[.$V$3]^(-[.T46])" office:value-type="float" office:value="0.000178867622911909" calcext:value-type="float">
            <text:p>0.0001788676</text:p>
          </table:table-cell>
          <table:table-cell/>
          <table:table-cell table:formula="of:=GEOMEAN([.G46];[.O46];[.W46])" office:value-type="float" office:value="0.0000381111316227486" calcext:value-type="float">
            <text:p>3.81111316227486E-005</text:p>
          </table:table-cell>
          <table:table-cell office:value-type="float" office:value="0.0000381111316227485" calcext:value-type="float">
            <text:p>3.81111316227485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CF1N04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2.0778558796038" calcext:value-type="float">
            <text:p>12.08</text:p>
          </table:table-cell>
          <table:table-cell table:style-name="ce6" office:value-type="float" office:value="12.2950211026324" calcext:value-type="float">
            <text:p>12.30</text:p>
          </table:table-cell>
          <table:table-cell table:style-name="ce8" office:value-type="float" office:value="0.307118003682742" calcext:value-type="float">
            <text:p>0.307</text:p>
          </table:table-cell>
          <table:table-cell/>
          <table:table-cell office:value-type="float" office:value="0.000383682359895288" calcext:value-type="float">
            <text:p>0.0003836824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0039786675863" calcext:value-type="float">
            <text:p>19.00</text:p>
          </table:table-cell>
          <table:table-cell table:style-name="ce6" office:value-type="float" office:value="19.0701719169284" calcext:value-type="float">
            <text:p>19.07</text:p>
          </table:table-cell>
          <table:table-cell table:style-name="ce8" office:value-type="float" office:value="0.0936113909572159" calcext:value-type="float">
            <text:p>0.094</text:p>
          </table:table-cell>
          <table:table-cell/>
          <table:table-cell table:formula="of:=[.$N$3]^(-[.L47])" office:value-type="float" office:value="0.000000806588387221672" calcext:value-type="float">
            <text:p>8.06588387221672E-007</text:p>
          </table:table-cell>
          <table:table-cell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B2M</text:p>
          </table:table-cell>
          <table:table-cell table:style-name="ce6" office:value-type="float" office:value="12.7767535808002" calcext:value-type="float">
            <text:p>12.78</text:p>
          </table:table-cell>
          <table:table-cell table:style-name="ce6" office:value-type="float" office:value="12.881237227081" calcext:value-type="float">
            <text:p>12.88</text:p>
          </table:table-cell>
          <table:table-cell table:style-name="ce8" office:value-type="float" office:value="0.147762189616516" calcext:value-type="float">
            <text:p>0.148</text:p>
          </table:table-cell>
          <table:table-cell/>
          <table:table-cell table:formula="of:=[.$V$3]^(-[.T47])" office:value-type="float" office:value="0.000178867622911909" calcext:value-type="float">
            <text:p>0.0001788676</text:p>
          </table:table-cell>
          <table:table-cell/>
          <table:table-cell table:formula="of:=GEOMEAN([.G47];[.O47];[.W47])" office:value-type="float" office:value="0.0000381111316227488" calcext:value-type="float">
            <text:p>3.81111316227488E-005</text:p>
          </table:table-cell>
          <table:table-cell office:value-type="float" office:value="0.0000381111316227485" calcext:value-type="float">
            <text:p>3.81111316227485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2106970953901" calcext:value-type="float">
            <text:p>15.21</text:p>
          </table:table-cell>
          <table:table-cell table:style-name="ce6" office:value-type="float" office:value="15.1059958914373" calcext:value-type="float">
            <text:p>15.11</text:p>
          </table:table-cell>
          <table:table-cell table:style-name="ce8" office:value-type="float" office:value="0.148069862626964" calcext:value-type="float">
            <text:p>0.148</text:p>
          </table:table-cell>
          <table:table-cell/>
          <table:table-cell table:formula="of:=[.F6]^(-[.D48])" office:value-type="float" office:value="0.000032013767636767" calcext:value-type="float">
            <text:p>3.2013767636767E-005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114419288869" calcext:value-type="float">
            <text:p>20.71</text:p>
          </table:table-cell>
          <table:table-cell table:style-name="ce6" office:value-type="float" office:value="20.5905409654068" calcext:value-type="float">
            <text:p>20.59</text:p>
          </table:table-cell>
          <table:table-cell table:style-name="ce8" office:value-type="float" office:value="0.170979782257607" calcext:value-type="float">
            <text:p>0.171</text:p>
          </table:table-cell>
          <table:table-cell/>
          <table:table-cell table:formula="of:=[.$N$3]^(-[.L48])" office:value-type="float" office:value="0.000000263548120360778" calcext:value-type="float">
            <text:p>2.63548120360778E-007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8111646392257" calcext:value-type="float">
            <text:p>14.81</text:p>
          </table:table-cell>
          <table:table-cell table:style-name="ce6" office:value-type="float" office:value="14.7294665012088" calcext:value-type="float">
            <text:p>14.73</text:p>
          </table:table-cell>
          <table:table-cell table:style-name="ce8" office:value-type="float" office:value="0.115538614804152" calcext:value-type="float">
            <text:p>0.116</text:p>
          </table:table-cell>
          <table:table-cell/>
          <table:table-cell table:formula="of:=[.$V$3]^(-[.T48])" office:value-type="float" office:value="0.0000518604699792856" calcext:value-type="float">
            <text:p>5.18604699792856E-005</text:p>
          </table:table-cell>
          <table:table-cell/>
          <table:table-cell table:formula="of:=GEOMEAN([.G48];[.O48];[.W48])" office:value-type="float" office:value="0.0000075917934999594" calcext:value-type="float">
            <text:p>7.5917934999594E-006</text:p>
          </table:table-cell>
          <table:table-cell office:value-type="float" office:value="0.00000759179349995951" calcext:value-type="float">
            <text:p>7.59179349995951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0012946874844" calcext:value-type="float">
            <text:p>15.00</text:p>
          </table:table-cell>
          <table:table-cell table:style-name="ce6" office:value-type="float" office:value="15.1059958914373" calcext:value-type="float">
            <text:p>15.11</text:p>
          </table:table-cell>
          <table:table-cell table:style-name="ce8" office:value-type="float" office:value="0.148069862626964" calcext:value-type="float">
            <text:p>0.148</text:p>
          </table:table-cell>
          <table:table-cell/>
          <table:table-cell office:value-type="float" office:value="0.0000320137676367679" calcext:value-type="float">
            <text:p>3.20137676367679E-005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696400019266" calcext:value-type="float">
            <text:p>20.47</text:p>
          </table:table-cell>
          <table:table-cell table:style-name="ce6" office:value-type="float" office:value="20.5905409654068" calcext:value-type="float">
            <text:p>20.59</text:p>
          </table:table-cell>
          <table:table-cell table:style-name="ce8" office:value-type="float" office:value="0.170979782257607" calcext:value-type="float">
            <text:p>0.171</text:p>
          </table:table-cell>
          <table:table-cell/>
          <table:table-cell table:formula="of:=[.$N$3]^(-[.L49])" office:value-type="float" office:value="0.000000263548120360778" calcext:value-type="float">
            <text:p>2.63548120360778E-007</text:p>
          </table:table-cell>
          <table:table-cell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6477683631919" calcext:value-type="float">
            <text:p>14.65</text:p>
          </table:table-cell>
          <table:table-cell table:style-name="ce6" office:value-type="float" office:value="14.7294665012088" calcext:value-type="float">
            <text:p>14.73</text:p>
          </table:table-cell>
          <table:table-cell table:style-name="ce8" office:value-type="float" office:value="0.115538614804152" calcext:value-type="float">
            <text:p>0.116</text:p>
          </table:table-cell>
          <table:table-cell/>
          <table:table-cell table:formula="of:=[.$V$3]^(-[.T49])" office:value-type="float" office:value="0.0000518604699792856" calcext:value-type="float">
            <text:p>5.18604699792856E-005</text:p>
          </table:table-cell>
          <table:table-cell/>
          <table:table-cell table:formula="of:=GEOMEAN([.G49];[.O49];[.W49])" office:value-type="float" office:value="0.00000759179349995947" calcext:value-type="float">
            <text:p>7.59179349995947E-006</text:p>
          </table:table-cell>
          <table:table-cell office:value-type="float" office:value="0.00000759179349995951" calcext:value-type="float">
            <text:p>7.59179349995951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405568654279" calcext:value-type="float">
            <text:p>15.34</text:p>
          </table:table-cell>
          <table:table-cell table:style-name="ce6" office:value-type="float" office:value="15.3625024801591" calcext:value-type="float">
            <text:p>15.36</text:p>
          </table:table-cell>
          <table:table-cell table:style-name="ce8" office:value-type="float" office:value="0.0310357859875341" calcext:value-type="float">
            <text:p>0.031</text:p>
          </table:table-cell>
          <table:table-cell/>
          <table:table-cell table:formula="of:=[.F3]^(-[.D50])" office:value-type="float" office:value="0.0000539147902751297" calcext:value-type="float">
            <text:p>5.39147902751297E-005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567885294032" calcext:value-type="float">
            <text:p>21.26</text:p>
          </table:table-cell>
          <table:table-cell table:style-name="ce6" office:value-type="float" office:value="21.1526013992724" calcext:value-type="float">
            <text:p>21.15</text:p>
          </table:table-cell>
          <table:table-cell table:style-name="ce8" office:value-type="float" office:value="0.147342852455758" calcext:value-type="float">
            <text:p>0.147</text:p>
          </table:table-cell>
          <table:table-cell/>
          <table:table-cell table:formula="of:=[.$N$3]^(-[.L50])" office:value-type="float" office:value="0.000000174288606188541" calcext:value-type="float">
            <text:p>1.74288606188541E-007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896303034466" calcext:value-type="float">
            <text:p>14.49</text:p>
          </table:table-cell>
          <table:table-cell table:style-name="ce6" office:value-type="float" office:value="14.4321523912912" calcext:value-type="float">
            <text:p>14.43</text:p>
          </table:table-cell>
          <table:table-cell table:style-name="ce8" office:value-type="float" office:value="0.0812860429070983" calcext:value-type="float">
            <text:p>0.081</text:p>
          </table:table-cell>
          <table:table-cell/>
          <table:table-cell table:formula="of:=[.$V$3]^(-[.T50])" office:value-type="float" office:value="0.0000632896107466186" calcext:value-type="float">
            <text:p>6.32896107466186E-005</text:p>
          </table:table-cell>
          <table:table-cell/>
          <table:table-cell table:formula="of:=GEOMEAN([.G50];[.O50];[.W50])" office:value-type="float" office:value="0.00000840949236346249" calcext:value-type="float">
            <text:p>8.40949236346249E-006</text:p>
          </table:table-cell>
          <table:table-cell office:value-type="float" office:value="0.0000084094923634626" calcext:value-type="float">
            <text:p>8.4094923634626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3844480948903" calcext:value-type="float">
            <text:p>15.38</text:p>
          </table:table-cell>
          <table:table-cell table:style-name="ce6" office:value-type="float" office:value="15.3625024801591" calcext:value-type="float">
            <text:p>15.36</text:p>
          </table:table-cell>
          <table:table-cell table:style-name="ce8" office:value-type="float" office:value="0.0310357859875341" calcext:value-type="float">
            <text:p>0.031</text:p>
          </table:table-cell>
          <table:table-cell/>
          <table:table-cell office:value-type="float" office:value="0.0000539147902751295" calcext:value-type="float">
            <text:p>5.39147902751295E-005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0484142691415" calcext:value-type="float">
            <text:p>21.05</text:p>
          </table:table-cell>
          <table:table-cell table:style-name="ce6" office:value-type="float" office:value="21.1526013992724" calcext:value-type="float">
            <text:p>21.15</text:p>
          </table:table-cell>
          <table:table-cell table:style-name="ce8" office:value-type="float" office:value="0.147342852455758" calcext:value-type="float">
            <text:p>0.147</text:p>
          </table:table-cell>
          <table:table-cell/>
          <table:table-cell table:formula="of:=[.$N$3]^(-[.L51])" office:value-type="float" office:value="0.000000174288606188541" calcext:value-type="float">
            <text:p>1.74288606188541E-007</text:p>
          </table:table-cell>
          <table:table-cell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3746744791357" calcext:value-type="float">
            <text:p>14.37</text:p>
          </table:table-cell>
          <table:table-cell table:style-name="ce6" office:value-type="float" office:value="14.4321523912912" calcext:value-type="float">
            <text:p>14.43</text:p>
          </table:table-cell>
          <table:table-cell table:style-name="ce8" office:value-type="float" office:value="0.0812860429070983" calcext:value-type="float">
            <text:p>0.081</text:p>
          </table:table-cell>
          <table:table-cell/>
          <table:table-cell table:formula="of:=[.$V$3]^(-[.T51])" office:value-type="float" office:value="0.0000632896107466186" calcext:value-type="float">
            <text:p>6.32896107466186E-005</text:p>
          </table:table-cell>
          <table:table-cell/>
          <table:table-cell table:formula="of:=GEOMEAN([.G51];[.O51];[.W51])" office:value-type="float" office:value="0.00000840949236346248" calcext:value-type="float">
            <text:p>8.40949236346248E-006</text:p>
          </table:table-cell>
          <table:table-cell office:value-type="float" office:value="0.0000084094923634626" calcext:value-type="float">
            <text:p>8.4094923634626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066698902085" calcext:value-type="float">
            <text:p>13.51</text:p>
          </table:table-cell>
          <table:table-cell table:style-name="ce6" office:value-type="float" office:value="13.543198736243" calcext:value-type="float">
            <text:p>13.54</text:p>
          </table:table-cell>
          <table:table-cell table:style-name="ce8" office:value-type="float" office:value="0.0516595894798033" calcext:value-type="float">
            <text:p>0.052</text:p>
          </table:table-cell>
          <table:table-cell/>
          <table:table-cell table:formula="of:=[.$F$6]^(-[.D52])" office:value-type="float" office:value="0.0000933972438551694" calcext:value-type="float">
            <text:p>9.33972438551694E-005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814431773502" calcext:value-type="float">
            <text:p>20.38</text:p>
          </table:table-cell>
          <table:table-cell table:style-name="ce6" office:value-type="float" office:value="20.36567099656" calcext:value-type="float">
            <text:p>20.37</text:p>
          </table:table-cell>
          <table:table-cell table:style-name="ce8" office:value-type="float" office:value="0.022305231981755" calcext:value-type="float">
            <text:p>0.022</text:p>
          </table:table-cell>
          <table:table-cell/>
          <table:table-cell table:formula="of:=[.$N$3]^(-[.L52])" office:value-type="float" office:value="0.000000310964581575014" calcext:value-type="float">
            <text:p>0.000000311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6911465755955" calcext:value-type="float">
            <text:p>13.69</text:p>
          </table:table-cell>
          <table:table-cell table:style-name="ce6" office:value-type="float" office:value="13.8167767199378" calcext:value-type="float">
            <text:p>13.82</text:p>
          </table:table-cell>
          <table:table-cell table:style-name="ce8" office:value-type="float" office:value="0.177667853971788" calcext:value-type="float">
            <text:p>0.178</text:p>
          </table:table-cell>
          <table:table-cell/>
          <table:table-cell table:formula="of:=[.$V$3]^(-[.T52])" office:value-type="float" office:value="0.0000955785242527208" calcext:value-type="float">
            <text:p>9.55785242527208E-005</text:p>
          </table:table-cell>
          <table:table-cell/>
          <table:table-cell table:formula="of:=GEOMEAN([.G52];[.O52];[.W52])" office:value-type="float" office:value="0.000014054058894153" calcext:value-type="float">
            <text:p>1.4054058894153E-005</text:p>
          </table:table-cell>
          <table:table-cell office:value-type="float" office:value="0.0000140540588941529" calcext:value-type="float">
            <text:p>1.4054058894152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5797275822775" calcext:value-type="float">
            <text:p>13.58</text:p>
          </table:table-cell>
          <table:table-cell table:style-name="ce6" office:value-type="float" office:value="13.543198736243" calcext:value-type="float">
            <text:p>13.54</text:p>
          </table:table-cell>
          <table:table-cell table:style-name="ce8" office:value-type="float" office:value="0.0516595894798033" calcext:value-type="float">
            <text:p>0.052</text:p>
          </table:table-cell>
          <table:table-cell/>
          <table:table-cell table:formula="of:=[.$F$6]^(-[.D53])" office:value-type="float" office:value="0.0000933972438551694" calcext:value-type="float">
            <text:p>9.33972438551694E-005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498988157697" calcext:value-type="float">
            <text:p>20.35</text:p>
          </table:table-cell>
          <table:table-cell table:style-name="ce6" office:value-type="float" office:value="20.36567099656" calcext:value-type="float">
            <text:p>20.37</text:p>
          </table:table-cell>
          <table:table-cell table:style-name="ce8" office:value-type="float" office:value="0.022305231981755" calcext:value-type="float">
            <text:p>0.022</text:p>
          </table:table-cell>
          <table:table-cell/>
          <table:table-cell table:formula="of:=[.$N$3]^(-[.L53])" office:value-type="float" office:value="0.000000310964581575014" calcext:value-type="float">
            <text:p>0.000000311</text:p>
          </table:table-cell>
          <table:table-cell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9424068642801" calcext:value-type="float">
            <text:p>13.94</text:p>
          </table:table-cell>
          <table:table-cell table:style-name="ce6" office:value-type="float" office:value="13.8167767199378" calcext:value-type="float">
            <text:p>13.82</text:p>
          </table:table-cell>
          <table:table-cell table:style-name="ce8" office:value-type="float" office:value="0.177667853971788" calcext:value-type="float">
            <text:p>0.178</text:p>
          </table:table-cell>
          <table:table-cell/>
          <table:table-cell table:formula="of:=[.$V$3]^(-[.T53])" office:value-type="float" office:value="0.0000955785242527208" calcext:value-type="float">
            <text:p>9.55785242527208E-005</text:p>
          </table:table-cell>
          <table:table-cell/>
          <table:table-cell table:formula="of:=GEOMEAN([.G53];[.O53];[.W53])" office:value-type="float" office:value="0.000014054058894153" calcext:value-type="float">
            <text:p>1.4054058894153E-005</text:p>
          </table:table-cell>
          <table:table-cell office:value-type="float" office:value="0.0000140540588941529" calcext:value-type="float">
            <text:p>1.40540588941529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6.0988712186943" calcext:value-type="float">
            <text:p>16.10</text:p>
          </table:table-cell>
          <table:table-cell table:style-name="ce6" office:value-type="float" office:value="15.9139387760831" calcext:value-type="float">
            <text:p>15.91</text:p>
          </table:table-cell>
          <table:table-cell table:style-name="ce8" office:value-type="float" office:value="0.261533968463552" calcext:value-type="float">
            <text:p>0.262</text:p>
          </table:table-cell>
          <table:table-cell/>
          <table:table-cell table:formula="of:=[.$F$6]^(-[.D54])" office:value-type="float" office:value="0.0000184051819438388" calcext:value-type="float">
            <text:p>1.84051819438388E-005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9190215855455" calcext:value-type="float">
            <text:p>20.92</text:p>
          </table:table-cell>
          <table:table-cell table:style-name="ce6" office:value-type="float" office:value="20.9384105961194" calcext:value-type="float">
            <text:p>20.94</text:p>
          </table:table-cell>
          <table:table-cell table:style-name="ce8" office:value-type="float" office:value="0.0274202017146139" calcext:value-type="float">
            <text:p>0.027</text:p>
          </table:table-cell>
          <table:table-cell/>
          <table:table-cell table:formula="of:=[.$N$3]^(-[.L54])" office:value-type="float" office:value="0.000000204036453800968" calcext:value-type="float">
            <text:p>0.000000204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272112879792" calcext:value-type="float">
            <text:p>14.23</text:p>
          </table:table-cell>
          <table:table-cell table:style-name="ce6" office:value-type="float" office:value="14.2585722491833" calcext:value-type="float">
            <text:p>14.26</text:p>
          </table:table-cell>
          <table:table-cell table:style-name="ce8" office:value-type="float" office:value="0.0443510966638955" calcext:value-type="float">
            <text:p>0.044</text:p>
          </table:table-cell>
          <table:table-cell/>
          <table:table-cell table:formula="of:=[.$V$3]^(-[.T54])" office:value-type="float" office:value="0.0000710937055238593" calcext:value-type="float">
            <text:p>7.10937055238593E-005</text:p>
          </table:table-cell>
          <table:table-cell/>
          <table:table-cell table:formula="of:=GEOMEAN([.G54];[.O54];[.W54])" office:value-type="float" office:value="0.00000643911741337499" calcext:value-type="float">
            <text:p>6.43911741337499E-006</text:p>
          </table:table-cell>
          <table:table-cell office:value-type="float" office:value="0.00000643911741337494" calcext:value-type="float">
            <text:p>6.43911741337494E-006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5.7290063334719" calcext:value-type="float">
            <text:p>15.73</text:p>
          </table:table-cell>
          <table:table-cell table:style-name="ce6" office:value-type="float" office:value="15.9139387760831" calcext:value-type="float">
            <text:p>15.91</text:p>
          </table:table-cell>
          <table:table-cell table:style-name="ce8" office:value-type="float" office:value="0.261533968463552" calcext:value-type="float">
            <text:p>0.262</text:p>
          </table:table-cell>
          <table:table-cell/>
          <table:table-cell table:formula="of:=[.$F$6]^(-[.D55])" office:value-type="float" office:value="0.0000184051819438388" calcext:value-type="float">
            <text:p>1.84051819438388E-005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9577996066933" calcext:value-type="float">
            <text:p>20.96</text:p>
          </table:table-cell>
          <table:table-cell table:style-name="ce6" office:value-type="float" office:value="20.9384105961194" calcext:value-type="float">
            <text:p>20.94</text:p>
          </table:table-cell>
          <table:table-cell table:style-name="ce8" office:value-type="float" office:value="0.0274202017146139" calcext:value-type="float">
            <text:p>0.027</text:p>
          </table:table-cell>
          <table:table-cell/>
          <table:table-cell table:formula="of:=[.$N$3]^(-[.L55])" office:value-type="float" office:value="0.000000204036453800968" calcext:value-type="float">
            <text:p>0.000000204</text:p>
          </table:table-cell>
          <table:table-cell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899332103874" calcext:value-type="float">
            <text:p>14.29</text:p>
          </table:table-cell>
          <table:table-cell table:style-name="ce6" office:value-type="float" office:value="14.2585722491833" calcext:value-type="float">
            <text:p>14.26</text:p>
          </table:table-cell>
          <table:table-cell table:style-name="ce8" office:value-type="float" office:value="0.0443510966638955" calcext:value-type="float">
            <text:p>0.044</text:p>
          </table:table-cell>
          <table:table-cell/>
          <table:table-cell table:formula="of:=[.$V$3]^(-[.T55])" office:value-type="float" office:value="0.0000710937055238593" calcext:value-type="float">
            <text:p>7.10937055238593E-005</text:p>
          </table:table-cell>
          <table:table-cell/>
          <table:table-cell table:formula="of:=GEOMEAN([.G55];[.O55];[.W55])" office:value-type="float" office:value="0.00000643911741337499" calcext:value-type="float">
            <text:p>6.43911741337499E-006</text:p>
          </table:table-cell>
          <table:table-cell office:value-type="float" office:value="0.00000643911741337494" calcext:value-type="float">
            <text:p>6.43911741337494E-006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6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895163092318" calcext:value-type="float">
            <text:p>13.79</text:p>
          </table:table-cell>
          <table:table-cell table:style-name="ce6" office:value-type="float" office:value="13.6031874385584" calcext:value-type="float">
            <text:p>13.60</text:p>
          </table:table-cell>
          <table:table-cell table:style-name="ce8" office:value-type="float" office:value="0.263508815967935" calcext:value-type="float">
            <text:p>0.264</text:p>
          </table:table-cell>
          <table:table-cell/>
          <table:table-cell table:formula="of:=[.F3]^(-[.D56])" office:value-type="float" office:value="0.000166154871370426" calcext:value-type="float">
            <text:p>0.0001661549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533661896611" calcext:value-type="float">
            <text:p>20.35</text:p>
          </table:table-cell>
          <table:table-cell table:style-name="ce6" office:value-type="float" office:value="20.3436667477953" calcext:value-type="float">
            <text:p>20.34</text:p>
          </table:table-cell>
          <table:table-cell table:style-name="ce8" office:value-type="float" office:value="0.0137170822340968" calcext:value-type="float">
            <text:p>0.014</text:p>
          </table:table-cell>
          <table:table-cell/>
          <table:table-cell table:formula="of:=[.$N$3]^(-[.L56])" office:value-type="float" office:value="0.00000031603979962439" calcext:value-type="float">
            <text:p>0.000000316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219570598732" calcext:value-type="float">
            <text:p>14.02</text:p>
          </table:table-cell>
          <table:table-cell table:style-name="ce6" office:value-type="float" office:value="14.048992949332" calcext:value-type="float">
            <text:p>14.05</text:p>
          </table:table-cell>
          <table:table-cell table:style-name="ce8" office:value-type="float" office:value="0.0382345215433764" calcext:value-type="float">
            <text:p>0.038</text:p>
          </table:table-cell>
          <table:table-cell/>
          <table:table-cell table:formula="of:=[.$V$3]^(-[.T56])" office:value-type="float" office:value="0.0000818093451720047" calcext:value-type="float">
            <text:p>8.18093451720047E-005</text:p>
          </table:table-cell>
          <table:table-cell/>
          <table:table-cell table:formula="of:=GEOMEAN([.G56];[.O56];[.W56])" office:value-type="float" office:value="0.0000162562083782575" calcext:value-type="float">
            <text:p>1.62562083782575E-005</text:p>
          </table:table-cell>
          <table:table-cell office:value-type="float" office:value="0.0000162562083782577" calcext:value-type="float">
            <text:p>1.62562083782577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DG006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4168585678851" calcext:value-type="float">
            <text:p>13.42</text:p>
          </table:table-cell>
          <table:table-cell table:style-name="ce6" office:value-type="float" office:value="13.6031874385584" calcext:value-type="float">
            <text:p>13.60</text:p>
          </table:table-cell>
          <table:table-cell table:style-name="ce8" office:value-type="float" office:value="0.263508815967935" calcext:value-type="float">
            <text:p>0.264</text:p>
          </table:table-cell>
          <table:table-cell/>
          <table:table-cell office:value-type="float" office:value="0.000166154871370424" calcext:value-type="float">
            <text:p>0.0001661549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3339673059294" calcext:value-type="float">
            <text:p>20.33</text:p>
          </table:table-cell>
          <table:table-cell table:style-name="ce6" office:value-type="float" office:value="20.3436667477953" calcext:value-type="float">
            <text:p>20.34</text:p>
          </table:table-cell>
          <table:table-cell table:style-name="ce8" office:value-type="float" office:value="0.0137170822340968" calcext:value-type="float">
            <text:p>0.014</text:p>
          </table:table-cell>
          <table:table-cell/>
          <table:table-cell table:formula="of:=[.$N$3]^(-[.L57])" office:value-type="float" office:value="0.00000031603979962439" calcext:value-type="float">
            <text:p>0.000000316</text:p>
          </table:table-cell>
          <table:table-cell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760288387907" calcext:value-type="float">
            <text:p>14.08</text:p>
          </table:table-cell>
          <table:table-cell table:style-name="ce6" office:value-type="float" office:value="14.048992949332" calcext:value-type="float">
            <text:p>14.05</text:p>
          </table:table-cell>
          <table:table-cell table:style-name="ce8" office:value-type="float" office:value="0.0382345215433764" calcext:value-type="float">
            <text:p>0.038</text:p>
          </table:table-cell>
          <table:table-cell/>
          <table:table-cell table:formula="of:=[.$V$3]^(-[.T57])" office:value-type="float" office:value="0.0000818093451720047" calcext:value-type="float">
            <text:p>8.18093451720047E-005</text:p>
          </table:table-cell>
          <table:table-cell/>
          <table:table-cell table:formula="of:=GEOMEAN([.G57];[.O57];[.W57])" office:value-type="float" office:value="0.0000162562083782574" calcext:value-type="float">
            <text:p>1.62562083782574E-005</text:p>
          </table:table-cell>
          <table:table-cell office:value-type="float" office:value="0.0000162562083782577" calcext:value-type="float">
            <text:p>1.62562083782577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121868381301" calcext:value-type="float">
            <text:p>13.81</text:p>
          </table:table-cell>
          <table:table-cell table:style-name="ce6" office:value-type="float" office:value="13.9960059083721" calcext:value-type="float">
            <text:p>14.00</text:p>
          </table:table-cell>
          <table:table-cell table:style-name="ce8" office:value-type="float" office:value="0.259959422159023" calcext:value-type="float">
            <text:p>0.260</text:p>
          </table:table-cell>
          <table:table-cell/>
          <table:table-cell table:formula="of:=[.$F$6]^(-[.D58])" office:value-type="float" office:value="0.0000684865137284251" calcext:value-type="float">
            <text:p>6.84865137284251E-005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1444239529118" calcext:value-type="float">
            <text:p>21.14</text:p>
          </table:table-cell>
          <table:table-cell table:style-name="ce6" office:value-type="float" office:value="21.1732144569961" calcext:value-type="float">
            <text:p>21.17</text:p>
          </table:table-cell>
          <table:table-cell table:style-name="ce8" office:value-type="float" office:value="0.0407159213436284" calcext:value-type="float">
            <text:p>0.041</text:p>
          </table:table-cell>
          <table:table-cell/>
          <table:table-cell table:formula="of:=[.$N$3]^(-[.L58])" office:value-type="float" office:value="0.000000171665357431266" calcext:value-type="float">
            <text:p>1.71665357431266E-007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2445114325499" calcext:value-type="float">
            <text:p>14.24</text:p>
          </table:table-cell>
          <table:table-cell table:style-name="ce6" office:value-type="float" office:value="14.3423182635476" calcext:value-type="float">
            <text:p>14.34</text:p>
          </table:table-cell>
          <table:table-cell table:style-name="ce8" office:value-type="float" office:value="0.138319746889729" calcext:value-type="float">
            <text:p>0.138</text:p>
          </table:table-cell>
          <table:table-cell/>
          <table:table-cell table:formula="of:=[.$V$3]^(-[.T58])" office:value-type="float" office:value="0.0000672151819584167" calcext:value-type="float">
            <text:p>6.72151819584167E-005</text:p>
          </table:table-cell>
          <table:table-cell/>
          <table:table-cell table:formula="of:=GEOMEAN([.G58];[.O58];[.W58])" office:value-type="float" office:value="0.00000924524376882138" calcext:value-type="float">
            <text:p>9.24524376882138E-006</text:p>
          </table:table-cell>
          <table:table-cell office:value-type="float" office:value="0.00000924524376882134" calcext:value-type="float">
            <text:p>9.24524376882134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798249786141" calcext:value-type="float">
            <text:p>14.18</text:p>
          </table:table-cell>
          <table:table-cell table:style-name="ce6" office:value-type="float" office:value="13.9960059083721" calcext:value-type="float">
            <text:p>14.00</text:p>
          </table:table-cell>
          <table:table-cell table:style-name="ce8" office:value-type="float" office:value="0.259959422159023" calcext:value-type="float">
            <text:p>0.260</text:p>
          </table:table-cell>
          <table:table-cell/>
          <table:table-cell table:formula="of:=[.$F$6]^(-[.D59])" office:value-type="float" office:value="0.0000684865137284251" calcext:value-type="float">
            <text:p>6.84865137284251E-005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1.2020049610804" calcext:value-type="float">
            <text:p>21.20</text:p>
          </table:table-cell>
          <table:table-cell table:style-name="ce6" office:value-type="float" office:value="21.1732144569961" calcext:value-type="float">
            <text:p>21.17</text:p>
          </table:table-cell>
          <table:table-cell table:style-name="ce8" office:value-type="float" office:value="0.0407159213436284" calcext:value-type="float">
            <text:p>0.041</text:p>
          </table:table-cell>
          <table:table-cell/>
          <table:table-cell table:formula="of:=[.$N$3]^(-[.L59])" office:value-type="float" office:value="0.000000171665357431266" calcext:value-type="float">
            <text:p>1.71665357431266E-007</text:p>
          </table:table-cell>
          <table:table-cell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4401250945454" calcext:value-type="float">
            <text:p>14.44</text:p>
          </table:table-cell>
          <table:table-cell table:style-name="ce6" office:value-type="float" office:value="14.3423182635476" calcext:value-type="float">
            <text:p>14.34</text:p>
          </table:table-cell>
          <table:table-cell table:style-name="ce8" office:value-type="float" office:value="0.138319746889729" calcext:value-type="float">
            <text:p>0.138</text:p>
          </table:table-cell>
          <table:table-cell/>
          <table:table-cell table:formula="of:=[.$V$3]^(-[.T59])" office:value-type="float" office:value="0.0000672151819584167" calcext:value-type="float">
            <text:p>6.72151819584167E-005</text:p>
          </table:table-cell>
          <table:table-cell/>
          <table:table-cell table:formula="of:=GEOMEAN([.G59];[.O59];[.W59])" office:value-type="float" office:value="0.00000924524376882138" calcext:value-type="float">
            <text:p>9.24524376882138E-006</text:p>
          </table:table-cell>
          <table:table-cell office:value-type="float" office:value="0.00000924524376882134" calcext:value-type="float">
            <text:p>9.24524376882134E-006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7592414149691" calcext:value-type="float">
            <text:p>13.76</text:p>
          </table:table-cell>
          <table:table-cell table:style-name="ce6" office:value-type="float" office:value="13.9912444802986" calcext:value-type="float">
            <text:p>13.99</text:p>
          </table:table-cell>
          <table:table-cell table:style-name="ce8" office:value-type="float" office:value="0.328101881501013" calcext:value-type="float">
            <text:p>0.328</text:p>
          </table:table-cell>
          <table:table-cell/>
          <table:table-cell table:formula="of:=[.$F$6]^(-[.D60])" office:value-type="float" office:value="0.0000687102901493089" calcext:value-type="float">
            <text:p>6.87102901493089E-005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897500651586" calcext:value-type="float">
            <text:p>20.09</text:p>
          </table:table-cell>
          <table:table-cell table:style-name="ce6" office:value-type="float" office:value="20.0481698518005" calcext:value-type="float">
            <text:p>20.05</text:p>
          </table:table-cell>
          <table:table-cell table:style-name="ce8" office:value-type="float" office:value="0.0588033016574356" calcext:value-type="float">
            <text:p>0.059</text:p>
          </table:table-cell>
          <table:table-cell/>
          <table:table-cell table:formula="of:=[.$N$3]^(-[.L60])" office:value-type="float" office:value="0.000000392789319030973" calcext:value-type="float">
            <text:p>3.92789319030973E-007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306891864549" calcext:value-type="float">
            <text:p>14.03</text:p>
          </table:table-cell>
          <table:table-cell table:style-name="ce6" office:value-type="float" office:value="14.0494624093185" calcext:value-type="float">
            <text:p>14.05</text:p>
          </table:table-cell>
          <table:table-cell table:style-name="ce8" office:value-type="float" office:value="0.0265493463830452" calcext:value-type="float">
            <text:p>0.027</text:p>
          </table:table-cell>
          <table:table-cell/>
          <table:table-cell table:formula="of:=[.$V$3]^(-[.T60])" office:value-type="float" office:value="0.0000817836217178499" calcext:value-type="float">
            <text:p>8.17836217178499E-005</text:p>
          </table:table-cell>
          <table:table-cell/>
          <table:table-cell table:formula="of:=GEOMEAN([.G60];[.O60];[.W60])" office:value-type="float" office:value="0.0000130201482848369" calcext:value-type="float">
            <text:p>1.30201482848369E-005</text:p>
          </table:table-cell>
          <table:table-cell office:value-type="float" office:value="0.0000130201482848371" calcext:value-type="float">
            <text:p>1.30201482848371E-005</text:p>
          </table:table-cell>
          <table:table-cell table:number-columns-repeated="998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23247545628" calcext:value-type="float">
            <text:p>14.22</text:p>
          </table:table-cell>
          <table:table-cell table:style-name="ce6" office:value-type="float" office:value="13.9912444802986" calcext:value-type="float">
            <text:p>13.99</text:p>
          </table:table-cell>
          <table:table-cell table:style-name="ce8" office:value-type="float" office:value="0.328101881501013" calcext:value-type="float">
            <text:p>0.328</text:p>
          </table:table-cell>
          <table:table-cell/>
          <table:table-cell table:formula="of:=[.$F$6]^(-[.D61])" office:value-type="float" office:value="0.0000687102901493089" calcext:value-type="float">
            <text:p>6.87102901493089E-005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0065896384424" calcext:value-type="float">
            <text:p>20.01</text:p>
          </table:table-cell>
          <table:table-cell table:style-name="ce6" office:value-type="float" office:value="20.0481698518005" calcext:value-type="float">
            <text:p>20.05</text:p>
          </table:table-cell>
          <table:table-cell table:style-name="ce8" office:value-type="float" office:value="0.0588033016574356" calcext:value-type="float">
            <text:p>0.059</text:p>
          </table:table-cell>
          <table:table-cell/>
          <table:table-cell table:formula="of:=[.$N$3]^(-[.L61])" office:value-type="float" office:value="0.000000392789319030973" calcext:value-type="float">
            <text:p>3.92789319030973E-007</text:p>
          </table:table-cell>
          <table:table-cell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068235632182" calcext:value-type="float">
            <text:p>14.07</text:p>
          </table:table-cell>
          <table:table-cell table:style-name="ce6" office:value-type="float" office:value="14.0494624093185" calcext:value-type="float">
            <text:p>14.05</text:p>
          </table:table-cell>
          <table:table-cell table:style-name="ce8" office:value-type="float" office:value="0.0265493463830452" calcext:value-type="float">
            <text:p>0.027</text:p>
          </table:table-cell>
          <table:table-cell/>
          <table:table-cell table:formula="of:=[.$V$3]^(-[.T61])" office:value-type="float" office:value="0.0000817836217178499" calcext:value-type="float">
            <text:p>8.17836217178499E-005</text:p>
          </table:table-cell>
          <table:table-cell/>
          <table:table-cell table:formula="of:=GEOMEAN([.G61];[.O61];[.W61])" office:value-type="float" office:value="0.0000130201482848369" calcext:value-type="float">
            <text:p>1.30201482848369E-005</text:p>
          </table:table-cell>
          <table:table-cell office:value-type="float" office:value="0.0000130201482848371" calcext:value-type="float">
            <text:p>1.30201482848371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EI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4082183193466" calcext:value-type="float">
            <text:p>14.41</text:p>
          </table:table-cell>
          <table:table-cell table:style-name="ce6" office:value-type="float" office:value="14.4403847859773" calcext:value-type="float">
            <text:p>14.44</text:p>
          </table:table-cell>
          <table:table-cell table:style-name="ce8" office:value-type="float" office:value="0.0454902533627958" calcext:value-type="float">
            <text:p>0.045</text:p>
          </table:table-cell>
          <table:table-cell/>
          <table:table-cell table:formula="of:=[.F3]^(-[.D62])" office:value-type="float" office:value="0.000097254020269184" calcext:value-type="float">
            <text:p>0.000097254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113293030928" calcext:value-type="float">
            <text:p>20.71</text:p>
          </table:table-cell>
          <table:table-cell table:style-name="ce6" office:value-type="float" office:value="20.7661143233598" calcext:value-type="float">
            <text:p>20.77</text:p>
          </table:table-cell>
          <table:table-cell table:style-name="ce8" office:value-type="float" office:value="0.0774777186764555" calcext:value-type="float">
            <text:p>0.077</text:p>
          </table:table-cell>
          <table:table-cell/>
          <table:table-cell table:formula="of:=[.$N$3]^(-[.L62])" office:value-type="float" office:value="0.000000231611593114101" calcext:value-type="float">
            <text:p>2.31611593114101E-007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7209766726017" calcext:value-type="float">
            <text:p>14.72</text:p>
          </table:table-cell>
          <table:table-cell table:style-name="ce6" office:value-type="float" office:value="14.6595058971311" calcext:value-type="float">
            <text:p>14.66</text:p>
          </table:table-cell>
          <table:table-cell table:style-name="ce8" office:value-type="float" office:value="0.0869328043600833" calcext:value-type="float">
            <text:p>0.087</text:p>
          </table:table-cell>
          <table:table-cell/>
          <table:table-cell table:formula="of:=[.$V$3]^(-[.T62])" office:value-type="float" office:value="0.0000543487682926439" calcext:value-type="float">
            <text:p>5.43487682926439E-005</text:p>
          </table:table-cell>
          <table:table-cell/>
          <table:table-cell table:formula="of:=GEOMEAN([.G62];[.O62];[.W62])" office:value-type="float" office:value="0.0000106975876704221" calcext:value-type="float">
            <text:p>1.06975876704221E-005</text:p>
          </table:table-cell>
          <table:table-cell office:value-type="float" office:value="0.0000106975876704222" calcext:value-type="float">
            <text:p>1.06975876704222E-005</text:p>
          </table:table-cell>
          <table:table-cell table:number-columns-repeated="998"/>
        </table:table-row>
        <table:table-row table:style-name="ro1" table:visibility="collapse">
          <table:table-cell table:style-name="ce2" office:value-type="string" calcext:value-type="string">
            <text:p>3EI0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472551252608" calcext:value-type="float">
            <text:p>14.47</text:p>
          </table:table-cell>
          <table:table-cell table:style-name="ce6" office:value-type="float" office:value="14.4403847859773" calcext:value-type="float">
            <text:p>14.44</text:p>
          </table:table-cell>
          <table:table-cell table:style-name="ce8" office:value-type="float" office:value="0.0454902533627958" calcext:value-type="float">
            <text:p>0.045</text:p>
          </table:table-cell>
          <table:table-cell/>
          <table:table-cell office:value-type="float" office:value="0.0000972540202691852" calcext:value-type="float">
            <text:p>0.000097254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8208993436267" calcext:value-type="float">
            <text:p>20.82</text:p>
          </table:table-cell>
          <table:table-cell table:style-name="ce6" office:value-type="float" office:value="20.7661143233598" calcext:value-type="float">
            <text:p>20.77</text:p>
          </table:table-cell>
          <table:table-cell table:style-name="ce8" office:value-type="float" office:value="0.0774777186764555" calcext:value-type="float">
            <text:p>0.077</text:p>
          </table:table-cell>
          <table:table-cell/>
          <table:table-cell table:formula="of:=[.$N$3]^(-[.L63])" office:value-type="float" office:value="0.000000231611593114101" calcext:value-type="float">
            <text:p>2.31611593114101E-007</text:p>
          </table:table-cell>
          <table:table-cell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5980351216605" calcext:value-type="float">
            <text:p>14.60</text:p>
          </table:table-cell>
          <table:table-cell table:style-name="ce6" office:value-type="float" office:value="14.6595058971311" calcext:value-type="float">
            <text:p>14.66</text:p>
          </table:table-cell>
          <table:table-cell table:style-name="ce8" office:value-type="float" office:value="0.0869328043600833" calcext:value-type="float">
            <text:p>0.087</text:p>
          </table:table-cell>
          <table:table-cell/>
          <table:table-cell table:formula="of:=[.$V$3]^(-[.T63])" office:value-type="float" office:value="0.0000543487682926439" calcext:value-type="float">
            <text:p>5.43487682926439E-005</text:p>
          </table:table-cell>
          <table:table-cell/>
          <table:table-cell table:formula="of:=GEOMEAN([.G63];[.O63];[.W63])" office:value-type="float" office:value="0.0000106975876704222" calcext:value-type="float">
            <text:p>1.06975876704222E-005</text:p>
          </table:table-cell>
          <table:table-cell office:value-type="float" office:value="0.0000106975876704222" calcext:value-type="float">
            <text:p>1.06975876704222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3737458285598" calcext:value-type="float">
            <text:p>13.37</text:p>
          </table:table-cell>
          <table:table-cell table:style-name="ce6" office:value-type="float" office:value="13.6350136867319" calcext:value-type="float">
            <text:p>13.64</text:p>
          </table:table-cell>
          <table:table-cell table:style-name="ce8" office:value-type="float" office:value="0.36948854843919" calcext:value-type="float">
            <text:p>0.369</text:p>
          </table:table-cell>
          <table:table-cell/>
          <table:table-cell table:formula="of:=[.F6]^(-[.D64])" office:value-type="float" office:value="0.0000877031691632392" calcext:value-type="float">
            <text:p>8.77031691632392E-005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984926829639" calcext:value-type="float">
            <text:p>20.80</text:p>
          </table:table-cell>
          <table:table-cell table:style-name="ce6" office:value-type="float" office:value="20.7670140202822" calcext:value-type="float">
            <text:p>20.77</text:p>
          </table:table-cell>
          <table:table-cell table:style-name="ce8" office:value-type="float" office:value="0.0445175516898702" calcext:value-type="float">
            <text:p>0.045</text:p>
          </table:table-cell>
          <table:table-cell/>
          <table:table-cell table:formula="of:=[.$N$3]^(-[.L64])" office:value-type="float" office:value="0.000000231458332745769" calcext:value-type="float">
            <text:p>2.31458332745769E-007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8507305200915" calcext:value-type="float">
            <text:p>13.85</text:p>
          </table:table-cell>
          <table:table-cell table:style-name="ce6" office:value-type="float" office:value="13.792637946773" calcext:value-type="float">
            <text:p>13.79</text:p>
          </table:table-cell>
          <table:table-cell table:style-name="ce8" office:value-type="float" office:value="0.0821553050601554" calcext:value-type="float">
            <text:p>0.082</text:p>
          </table:table-cell>
          <table:table-cell/>
          <table:table-cell table:formula="of:=[.$V$3]^(-[.T64])" office:value-type="float" office:value="0.0000971365965314357" calcext:value-type="float">
            <text:p>9.71365965314357E-005</text:p>
          </table:table-cell>
          <table:table-cell/>
          <table:table-cell table:formula="of:=GEOMEAN([.G64];[.O64];[.W64])" office:value-type="float" office:value="0.0000125397919183772" calcext:value-type="float">
            <text:p>1.25397919183772E-005</text:p>
          </table:table-cell>
          <table:table-cell office:value-type="float" office:value="0.0000125397919183771" calcext:value-type="float">
            <text:p>1.25397919183771E-005</text:p>
          </table:table-cell>
          <table:table-cell table:number-columns-repeated="998"/>
        </table:table-row>
        <table:table-row table:style-name="ro1" table:visibility="collapse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3.896281544904" calcext:value-type="float">
            <text:p>13.90</text:p>
          </table:table-cell>
          <table:table-cell table:style-name="ce6" office:value-type="float" office:value="13.6350136867319" calcext:value-type="float">
            <text:p>13.64</text:p>
          </table:table-cell>
          <table:table-cell table:style-name="ce8" office:value-type="float" office:value="0.36948854843919" calcext:value-type="float">
            <text:p>0.369</text:p>
          </table:table-cell>
          <table:table-cell/>
          <table:table-cell office:value-type="float" office:value="0.0000877031691632379" calcext:value-type="float">
            <text:p>8.77031691632379E-005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7355353576005" calcext:value-type="float">
            <text:p>20.74</text:p>
          </table:table-cell>
          <table:table-cell table:style-name="ce6" office:value-type="float" office:value="20.7670140202822" calcext:value-type="float">
            <text:p>20.77</text:p>
          </table:table-cell>
          <table:table-cell table:style-name="ce8" office:value-type="float" office:value="0.0445175516898702" calcext:value-type="float">
            <text:p>0.045</text:p>
          </table:table-cell>
          <table:table-cell/>
          <table:table-cell table:formula="of:=[.$N$3]^(-[.L65])" office:value-type="float" office:value="0.000000231458332745769" calcext:value-type="float">
            <text:p>2.31458332745769E-007</text:p>
          </table:table-cell>
          <table:table-cell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3.7345453734545" calcext:value-type="float">
            <text:p>13.73</text:p>
          </table:table-cell>
          <table:table-cell table:style-name="ce6" office:value-type="float" office:value="13.792637946773" calcext:value-type="float">
            <text:p>13.79</text:p>
          </table:table-cell>
          <table:table-cell table:style-name="ce8" office:value-type="float" office:value="0.0821553050601554" calcext:value-type="float">
            <text:p>0.082</text:p>
          </table:table-cell>
          <table:table-cell/>
          <table:table-cell table:formula="of:=[.$V$3]^(-[.T65])" office:value-type="float" office:value="0.0000971365965314357" calcext:value-type="float">
            <text:p>9.71365965314357E-005</text:p>
          </table:table-cell>
          <table:table-cell/>
          <table:table-cell table:formula="of:=GEOMEAN([.G65];[.O65];[.W65])" office:value-type="float" office:value="0.0000125397919183772" calcext:value-type="float">
            <text:p>1.25397919183772E-005</text:p>
          </table:table-cell>
          <table:table-cell office:value-type="float" office:value="0.0000125397919183771" calcext:value-type="float">
            <text:p>1.2539791918377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6166233467009" calcext:value-type="float">
            <text:p>14.62</text:p>
          </table:table-cell>
          <table:table-cell table:style-name="ce6" office:value-type="float" office:value="14.709544627263" calcext:value-type="float">
            <text:p>14.71</text:p>
          </table:table-cell>
          <table:table-cell table:style-name="ce8" office:value-type="float" office:value="0.131410535203932" calcext:value-type="float">
            <text:p>0.131</text:p>
          </table:table-cell>
          <table:table-cell/>
          <table:table-cell table:formula="of:=[.$F$3]^(-[.D66])" office:value-type="float" office:value="0.000081869971940363" calcext:value-type="float">
            <text:p>0.0000818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544024186383" calcext:value-type="float">
            <text:p>20.54</text:p>
          </table:table-cell>
          <table:table-cell table:style-name="ce6" office:value-type="float" office:value="20.5136985947063" calcext:value-type="float">
            <text:p>20.51</text:p>
          </table:table-cell>
          <table:table-cell table:style-name="ce8" office:value-type="float" office:value="0.0428868630362758" calcext:value-type="float">
            <text:p>0.043</text:p>
          </table:table-cell>
          <table:table-cell/>
          <table:table-cell table:formula="of:=[.$N$3]^(-[.L66])" office:value-type="float" office:value="0.000000278877056335175" calcext:value-type="float">
            <text:p>2.78877056335175E-00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6565118262837" calcext:value-type="float">
            <text:p>14.66</text:p>
          </table:table-cell>
          <table:table-cell table:style-name="ce6" office:value-type="float" office:value="14.7236270225113" calcext:value-type="float">
            <text:p>14.72</text:p>
          </table:table-cell>
          <table:table-cell table:style-name="ce8" office:value-type="float" office:value="0.0949152207463077" calcext:value-type="float">
            <text:p>0.095</text:p>
          </table:table-cell>
          <table:table-cell/>
          <table:table-cell table:formula="of:=[.$V$3]^(-[.T66])" office:value-type="float" office:value="0.0000520637320292979" calcext:value-type="float">
            <text:p>5.20637320292979E-005</text:p>
          </table:table-cell>
          <table:table-cell/>
          <table:table-cell table:formula="of:=GEOMEAN([.G66];[.O66];[.W66])" office:value-type="float" office:value="0.0000105931285126209" calcext:value-type="float">
            <text:p>1.05931285126209E-005</text:p>
          </table:table-cell>
          <table:table-cell office:value-type="float" office:value="0.0000105931285126211" calcext:value-type="float">
            <text:p>1.0593128512621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1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8024659078251" calcext:value-type="float">
            <text:p>14.80</text:p>
          </table:table-cell>
          <table:table-cell table:style-name="ce6" office:value-type="float" office:value="14.709544627263" calcext:value-type="float">
            <text:p>14.71</text:p>
          </table:table-cell>
          <table:table-cell table:style-name="ce8" office:value-type="float" office:value="0.131410535203932" calcext:value-type="float">
            <text:p>0.131</text:p>
          </table:table-cell>
          <table:table-cell/>
          <table:table-cell table:formula="of:=[.$F$3]^(-[.D67])" office:value-type="float" office:value="0.000081869971940363" calcext:value-type="float">
            <text:p>0.0000818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HMBS</text:p>
          </table:table-cell>
          <table:table-cell table:style-name="ce6" office:value-type="float" office:value="20.4833730030295" calcext:value-type="float">
            <text:p>20.48</text:p>
          </table:table-cell>
          <table:table-cell table:style-name="ce6" office:value-type="float" office:value="20.5136985947063" calcext:value-type="float">
            <text:p>20.51</text:p>
          </table:table-cell>
          <table:table-cell table:style-name="ce8" office:value-type="float" office:value="0.0428868630362758" calcext:value-type="float">
            <text:p>0.043</text:p>
          </table:table-cell>
          <table:table-cell/>
          <table:table-cell table:formula="of:=[.$N$3]^(-[.L67])" office:value-type="float" office:value="0.000000278877056335175" calcext:value-type="float">
            <text:p>2.78877056335175E-007</text:p>
          </table:table-cell>
          <table:table-cell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7907422187388" calcext:value-type="float">
            <text:p>14.79</text:p>
          </table:table-cell>
          <table:table-cell table:style-name="ce6" office:value-type="float" office:value="14.7236270225113" calcext:value-type="float">
            <text:p>14.72</text:p>
          </table:table-cell>
          <table:table-cell table:style-name="ce8" office:value-type="float" office:value="0.0949152207463077" calcext:value-type="float">
            <text:p>0.095</text:p>
          </table:table-cell>
          <table:table-cell/>
          <table:table-cell table:formula="of:=[.$V$3]^(-[.T67])" office:value-type="float" office:value="0.0000520637320292979" calcext:value-type="float">
            <text:p>5.20637320292979E-005</text:p>
          </table:table-cell>
          <table:table-cell/>
          <table:table-cell table:formula="of:=GEOMEAN([.G67];[.O67];[.W67])" office:value-type="float" office:value="0.0000105931285126209" calcext:value-type="float">
            <text:p>1.05931285126209E-005</text:p>
          </table:table-cell>
          <table:table-cell office:value-type="float" office:value="0.0000105931285126211" calcext:value-type="float">
            <text:p>1.05931285126211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213241207696" calcext:value-type="float">
            <text:p>14.21</text:p>
          </table:table-cell>
          <table:table-cell table:style-name="ce6" office:value-type="float" office:value="14.1843297875508" calcext:value-type="float">
            <text:p>14.18</text:p>
          </table:table-cell>
          <table:table-cell table:style-name="ce8" office:value-type="float" office:value="0.0408869224767324" calcext:value-type="float">
            <text:p>0.041</text:p>
          </table:table-cell>
          <table:table-cell/>
          <table:table-cell table:formula="of:=[.$F$3]^(-[.D68])" office:value-type="float" office:value="0.000114564339888506" calcext:value-type="float">
            <text:p>0.0001145643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7345018408201" calcext:value-type="float">
            <text:p>19.73</text:p>
          </table:table-cell>
          <table:table-cell table:style-name="ce6" office:value-type="float" office:value="19.663588994548" calcext:value-type="float">
            <text:p>19.66</text:p>
          </table:table-cell>
          <table:table-cell table:style-name="ce8" office:value-type="float" office:value="0.100285908944509" calcext:value-type="float">
            <text:p>0.100</text:p>
          </table:table-cell>
          <table:table-cell/>
          <table:table-cell table:formula="of:=[.$N$3]^(-[.L68])" office:value-type="float" office:value="0.00000052124498197042" calcext:value-type="float">
            <text:p>5.2124498197042E-007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354062797621" calcext:value-type="float">
            <text:p>14.14</text:p>
          </table:table-cell>
          <table:table-cell table:style-name="ce6" office:value-type="float" office:value="14.1552358691751" calcext:value-type="float">
            <text:p>14.16</text:p>
          </table:table-cell>
          <table:table-cell table:style-name="ce8" office:value-type="float" office:value="0.0280432742841556" calcext:value-type="float">
            <text:p>0.028</text:p>
          </table:table-cell>
          <table:table-cell/>
          <table:table-cell table:formula="of:=[.$V$3]^(-[.T68])" office:value-type="float" office:value="0.0000761893453233258" calcext:value-type="float">
            <text:p>7.61893453233258E-005</text:p>
          </table:table-cell>
          <table:table-cell/>
          <table:table-cell table:formula="of:=GEOMEAN([.G68];[.O68];[.W68])" office:value-type="float" office:value="0.0000165702296961282" calcext:value-type="float">
            <text:p>1.65702296961282E-005</text:p>
          </table:table-cell>
          <table:table-cell office:value-type="float" office:value="0.0000165702296961284" calcext:value-type="float">
            <text:p>1.65702296961284E-005</text:p>
          </table:table-cell>
          <table:table-cell table:number-columns-repeated="998"/>
        </table:table-row>
        <table:table-row table:style-name="ro1">
          <table:table-cell table:style-name="ce2" office:value-type="string" calcext:value-type="string">
            <text:p>3EI1N02</text:p>
          </table:table-cell>
          <table:table-cell office:value-type="string" calcext:value-type="string">
            <text:p>GAPDH</text:p>
          </table:table-cell>
          <table:table-cell table:style-name="ce6" office:value-type="float" office:value="14.1554183674057" calcext:value-type="float">
            <text:p>14.16</text:p>
          </table:table-cell>
          <table:table-cell table:style-name="ce6" office:value-type="float" office:value="14.1843297875508" calcext:value-type="float">
            <text:p>14.18</text:p>
          </table:table-cell>
          <table:table-cell table:style-name="ce8" office:value-type="float" office:value="0.0408869224767324" calcext:value-type="float">
            <text:p>0.041</text:p>
          </table:table-cell>
          <table:table-cell/>
          <table:table-cell table:formula="of:=[.$F$3]^(-[.D69])" office:value-type="float" office:value="0.000114564339888506" calcext:value-type="float">
            <text:p>0.0001145643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HMBS</text:p>
          </table:table-cell>
          <table:table-cell table:style-name="ce6" office:value-type="float" office:value="19.5926761482758" calcext:value-type="float">
            <text:p>19.59</text:p>
          </table:table-cell>
          <table:table-cell table:style-name="ce6" office:value-type="float" office:value="19.663588994548" calcext:value-type="float">
            <text:p>19.66</text:p>
          </table:table-cell>
          <table:table-cell table:style-name="ce8" office:value-type="float" office:value="0.100285908944509" calcext:value-type="float">
            <text:p>0.100</text:p>
          </table:table-cell>
          <table:table-cell/>
          <table:table-cell table:formula="of:=[.$N$3]^(-[.L69])" office:value-type="float" office:value="0.00000052124498197042" calcext:value-type="float">
            <text:p>5.2124498197042E-007</text:p>
          </table:table-cell>
          <table:table-cell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B2M</text:p>
          </table:table-cell>
          <table:table-cell table:style-name="ce6" office:value-type="float" office:value="14.1750654585881" calcext:value-type="float">
            <text:p>14.18</text:p>
          </table:table-cell>
          <table:table-cell table:style-name="ce6" office:value-type="float" office:value="14.1552358691751" calcext:value-type="float">
            <text:p>14.16</text:p>
          </table:table-cell>
          <table:table-cell table:style-name="ce8" office:value-type="float" office:value="0.0280432742841556" calcext:value-type="float">
            <text:p>0.028</text:p>
          </table:table-cell>
          <table:table-cell/>
          <table:table-cell table:formula="of:=[.$V$3]^(-[.T69])" office:value-type="float" office:value="0.0000761893453233258" calcext:value-type="float">
            <text:p>7.61893453233258E-005</text:p>
          </table:table-cell>
          <table:table-cell/>
          <table:table-cell table:formula="of:=GEOMEAN([.G69];[.O69];[.W69])" office:value-type="float" office:value="0.0000165702296961282" calcext:value-type="float">
            <text:p>1.65702296961282E-005</text:p>
          </table:table-cell>
          <table:table-cell office:value-type="float" office:value="0.0000165702296961284" calcext:value-type="float">
            <text:p>1.65702296961284E-005</text:p>
          </table:table-cell>
          <table:table-cell table:number-columns-repeated="99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t </text:p>
          </table:table-cell>
          <table:table-cell office:value-type="string" calcext:value-type="string">
            <text:p>Ct mean</text:p>
          </table:table-cell>
          <table:table-cell office:value-type="string" calcext:value-type="string">
            <text:p>Ct SD</text:p>
          </table:table-cell>
          <table:table-cell office:value-type="string" calcext:value-type="string">
            <text:p>Efficiency</text:p>
          </table:table-cell>
          <table:table-cell table:style-name="ce12" office:value-type="string" calcext:value-type="string">
            <text:p>Q (E^(-Ct))</text:p>
          </table:table-cell>
          <table:table-cell office:value-type="string" calcext:value-type="string">
            <text:p>NE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6677220890896" calcext:value-type="float">
            <text:p>24.67</text:p>
          </table:table-cell>
          <table:table-cell table:style-name="ce6" office:value-type="float" office:value="24.552098253791" calcext:value-type="float">
            <text:p>24.55</text:p>
          </table:table-cell>
          <table:table-cell table:style-name="ce8" office:value-type="float" office:value="0.16351679601289" calcext:value-type="float">
            <text:p>0.164</text:p>
          </table:table-cell>
          <table:table-cell table:style-name="ce10" office:value-type="percentage" office:value="1.032" calcext:value-type="percentage">
            <text:p>103.20%</text:p>
          </table:table-cell>
          <table:table-cell table:formula="of:=[.$F$74]^(-[.D73])" office:value-type="float" office:value="0.0000000275313161924178" calcext:value-type="float">
            <text:p>2.75313161924178E-008</text:p>
          </table:table-cell>
          <table:table-cell table:formula="of:=[.G73]/[.Y2]" office:value-type="float" office:value="0.0050692390252486" calcext:value-type="float">
            <text:p>0.005069239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1777646635497" calcext:value-type="float">
            <text:p>24.18</text:p>
          </table:table-cell>
          <table:table-cell table:style-name="ce6" office:value-type="float" office:value="24.2445827836919" calcext:value-type="float">
            <text:p>24.24</text:p>
          </table:table-cell>
          <table:table-cell table:style-name="ce8" office:value-type="float" office:value="0.094495091717404" calcext:value-type="float">
            <text:p>0.094</text:p>
          </table:table-cell>
          <table:table-cell table:style-name="ce10" office:value-type="percentage" office:value="1.074" calcext:value-type="percentage">
            <text:p>107.40%</text:p>
          </table:table-cell>
          <table:table-cell table:formula="of:=[.$P$74]^(-[.N73])" office:value-type="float" office:value="0.0000000208499003790168" calcext:value-type="float">
            <text:p>2.08499003790168E-008</text:p>
          </table:table-cell>
          <table:table-cell table:formula="of:=[.Q73]/[.Y2]" office:value-type="float" office:value="0.0038390147399842" calcext:value-type="float">
            <text:p>0.0038390147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6827727553723" calcext:value-type="float">
            <text:p>25.68</text:p>
          </table:table-cell>
          <table:table-cell table:style-name="ce6" office:value-type="float" office:value="25.6497470505109" calcext:value-type="float">
            <text:p>25.65</text:p>
          </table:table-cell>
          <table:table-cell table:style-name="ce13" office:value-type="float" office:value="0.0467053997219352" calcext:value-type="float">
            <text:p>0.047</text:p>
          </table:table-cell>
          <table:table-cell table:style-name="ce10" office:value-type="percentage" office:value="1.069" calcext:value-type="percentage">
            <text:p>106.90%</text:p>
          </table:table-cell>
          <table:table-cell table:formula="of:=[.$Z$74]^(-[.X73])" office:value-type="float" office:value="0.00000000795835459633745" calcext:value-type="float">
            <text:p>0.000000008</text:p>
          </table:table-cell>
          <table:table-cell table:formula="of:=[.AA73]/[.Y2]" office:value-type="float" office:value="0.00146534228202395" calcext:value-type="float">
            <text:p>0.00146534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4364744184923" calcext:value-type="float">
            <text:p>24.44</text:p>
          </table:table-cell>
          <table:table-cell table:style-name="ce6" office:value-type="float" office:value="24.552098253791" calcext:value-type="float">
            <text:p>24.55</text:p>
          </table:table-cell>
          <table:table-cell table:style-name="ce8" office:value-type="float" office:value="0.16351679601289" calcext:value-type="float">
            <text:p>0.164</text:p>
          </table:table-cell>
          <table:table-cell office:value-type="float" office:value="2.032" calcext:value-type="float">
            <text:p>2.032</text:p>
          </table:table-cell>
          <table:table-cell table:formula="of:=[.$F$74]^(-[.D74])" office:value-type="float" office:value="0.0000000275313161924178" calcext:value-type="float">
            <text:p>2.75313161924178E-008</text:p>
          </table:table-cell>
          <table:table-cell table:formula="of:=[.G74]/[.Y3]" office:value-type="float" office:value="0.00506923902524862" calcext:value-type="float">
            <text:p>0.005069239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3114009038341" calcext:value-type="float">
            <text:p>24.31</text:p>
          </table:table-cell>
          <table:table-cell table:style-name="ce6" office:value-type="float" office:value="24.2445827836919" calcext:value-type="float">
            <text:p>24.24</text:p>
          </table:table-cell>
          <table:table-cell table:style-name="ce8" office:value-type="float" office:value="0.094495091717404" calcext:value-type="float">
            <text:p>0.094</text:p>
          </table:table-cell>
          <table:table-cell office:value-type="float" office:value="2.074" calcext:value-type="float">
            <text:p>2.074</text:p>
          </table:table-cell>
          <table:table-cell table:formula="of:=[.$P$74]^(-[.N74])" office:value-type="float" office:value="0.0000000208499003790168" calcext:value-type="float">
            <text:p>2.08499003790168E-008</text:p>
          </table:table-cell>
          <table:table-cell table:formula="of:=[.Q74]/[.Y3]" office:value-type="float" office:value="0.00383901473998422" calcext:value-type="float">
            <text:p>0.0038390147</text:p>
          </table:table-cell>
          <table:table-cell table:number-columns-repeated="2"/>
          <table:table-cell table:style-name="ce1" office:value-type="string" calcext:value-type="string">
            <text:p>3AU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6167213456495" calcext:value-type="float">
            <text:p>25.62</text:p>
          </table:table-cell>
          <table:table-cell table:style-name="ce6" office:value-type="float" office:value="25.6497470505109" calcext:value-type="float">
            <text:p>25.65</text:p>
          </table:table-cell>
          <table:table-cell table:style-name="ce13" office:value-type="float" office:value="0.0467053997219352" calcext:value-type="float">
            <text:p>0.047</text:p>
          </table:table-cell>
          <table:table-cell office:value-type="float" office:value="2.069" calcext:value-type="float">
            <text:p>2.069</text:p>
          </table:table-cell>
          <table:table-cell table:formula="of:=[.$Z$74]^(-[.X74])" office:value-type="float" office:value="0.00000000795835459633745" calcext:value-type="float">
            <text:p>0.000000008</text:p>
          </table:table-cell>
          <table:table-cell table:formula="of:=[.AA74]/[.Y3]" office:value-type="float" office:value="0.00146534228202395" calcext:value-type="float">
            <text:p>0.00146534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5.0736252994016" calcext:value-type="float">
            <text:p>25.07</text:p>
          </table:table-cell>
          <table:table-cell table:style-name="ce6" office:value-type="float" office:value="24.9761288072787" calcext:value-type="float">
            <text:p>24.98</text:p>
          </table:table-cell>
          <table:table-cell table:style-name="ce8" office:value-type="float" office:value="0.137880861443937" calcext:value-type="float">
            <text:p>0.138</text:p>
          </table:table-cell>
          <table:table-cell/>
          <table:table-cell table:formula="of:=[.$F$74]^(-[.D75])" office:value-type="float" office:value="0.000000020382521813237" calcext:value-type="float">
            <text:p>2.0382521813237E-008</text:p>
          </table:table-cell>
          <table:table-cell table:formula="of:=[.G75]/[.Y4]" office:value-type="float" office:value="0.0092996273956239" calcext:value-type="float">
            <text:p>0.009299627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6755700862813" calcext:value-type="float">
            <text:p>26.68</text:p>
          </table:table-cell>
          <table:table-cell table:style-name="ce6" office:value-type="float" office:value="26.8240383023533" calcext:value-type="float">
            <text:p>26.82</text:p>
          </table:table-cell>
          <table:table-cell table:style-name="ce8" office:value-type="float" office:value="0.209965764750244" calcext:value-type="float">
            <text:p>0.210</text:p>
          </table:table-cell>
          <table:table-cell/>
          <table:table-cell table:formula="of:=[.$P$74]^(-[.N75])" office:value-type="float" office:value="0.0000000031762150584426" calcext:value-type="float">
            <text:p>3.1762150584426E-009</text:p>
          </table:table-cell>
          <table:table-cell table:formula="of:=[.Q75]/[.Y4]" office:value-type="float" office:value="0.00144916398679889" calcext:value-type="float">
            <text:p>0.00144916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3282764197251" calcext:value-type="float">
            <text:p>26.33</text:p>
          </table:table-cell>
          <table:table-cell table:style-name="ce6" office:value-type="float" office:value="26.5112372685727" calcext:value-type="float">
            <text:p>26.51</text:p>
          </table:table-cell>
          <table:table-cell table:style-name="ce13" office:value-type="float" office:value="0.258745713823615" calcext:value-type="float">
            <text:p>0.259</text:p>
          </table:table-cell>
          <table:table-cell/>
          <table:table-cell table:formula="of:=[.$Z$74]^(-[.X75])" office:value-type="float" office:value="0.00000000425401201238681" calcext:value-type="float">
            <text:p>4.25401201238681E-009</text:p>
          </table:table-cell>
          <table:table-cell table:formula="of:=[.AA75]/[.Y4]" office:value-type="float" office:value="0.00194091423103561" calcext:value-type="float">
            <text:p>0.001940914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8786323151559" calcext:value-type="float">
            <text:p>24.88</text:p>
          </table:table-cell>
          <table:table-cell table:style-name="ce6" office:value-type="float" office:value="24.9761288072787" calcext:value-type="float">
            <text:p>24.98</text:p>
          </table:table-cell>
          <table:table-cell table:style-name="ce8" office:value-type="float" office:value="0.137880861443937" calcext:value-type="float">
            <text:p>0.138</text:p>
          </table:table-cell>
          <table:table-cell/>
          <table:table-cell table:formula="of:=[.$F$74]^(-[.D76])" office:value-type="float" office:value="0.000000020382521813237" calcext:value-type="float">
            <text:p>2.0382521813237E-008</text:p>
          </table:table-cell>
          <table:table-cell table:formula="of:=[.G76]/[.Y5]" office:value-type="float" office:value="0.0092996273956239" calcext:value-type="float">
            <text:p>0.009299627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9725065184252" calcext:value-type="float">
            <text:p>26.97</text:p>
          </table:table-cell>
          <table:table-cell table:style-name="ce6" office:value-type="float" office:value="26.8240383023533" calcext:value-type="float">
            <text:p>26.82</text:p>
          </table:table-cell>
          <table:table-cell table:style-name="ce8" office:value-type="float" office:value="0.209965764750244" calcext:value-type="float">
            <text:p>0.210</text:p>
          </table:table-cell>
          <table:table-cell/>
          <table:table-cell table:formula="of:=[.$P$74]^(-[.N76])" office:value-type="float" office:value="0.0000000031762150584426" calcext:value-type="float">
            <text:p>3.1762150584426E-009</text:p>
          </table:table-cell>
          <table:table-cell table:formula="of:=[.Q76]/[.Y5]" office:value-type="float" office:value="0.00144916398679889" calcext:value-type="float">
            <text:p>0.001449164</text:p>
          </table:table-cell>
          <table:table-cell table:number-columns-repeated="2"/>
          <table:table-cell table:style-name="ce1" office:value-type="string" calcext:value-type="string">
            <text:p>3AU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6941981174204" calcext:value-type="float">
            <text:p>26.69</text:p>
          </table:table-cell>
          <table:table-cell table:style-name="ce6" office:value-type="float" office:value="26.5112372685727" calcext:value-type="float">
            <text:p>26.51</text:p>
          </table:table-cell>
          <table:table-cell table:style-name="ce13" office:value-type="float" office:value="0.258745713823615" calcext:value-type="float">
            <text:p>0.259</text:p>
          </table:table-cell>
          <table:table-cell/>
          <table:table-cell table:formula="of:=[.$Z$74]^(-[.X76])" office:value-type="float" office:value="0.00000000425401201238681" calcext:value-type="float">
            <text:p>4.25401201238681E-009</text:p>
          </table:table-cell>
          <table:table-cell table:formula="of:=[.AA76]/[.Y5]" office:value-type="float" office:value="0.00194091423103561" calcext:value-type="float">
            <text:p>0.001940914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180698032185" calcext:value-type="float">
            <text:p>23.32</text:p>
          </table:table-cell>
          <table:table-cell table:style-name="ce6" office:value-type="float" office:value="23.343230879857" calcext:value-type="float">
            <text:p>23.34</text:p>
          </table:table-cell>
          <table:table-cell table:style-name="ce8" office:value-type="float" office:value="0.0355831358261192" calcext:value-type="float">
            <text:p>0.036</text:p>
          </table:table-cell>
          <table:table-cell/>
          <table:table-cell table:formula="of:=[.$F$74]^(-[.D77])" office:value-type="float" office:value="0.0000000648732854890135" calcext:value-type="float">
            <text:p>6.48732854890135E-008</text:p>
          </table:table-cell>
          <table:table-cell table:formula="of:=[.G77]/[.Y6]" office:value-type="float" office:value="0.0215775919181765" calcext:value-type="float">
            <text:p>0.0215775919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330057502125" calcext:value-type="float">
            <text:p>23.03</text:p>
          </table:table-cell>
          <table:table-cell table:style-name="ce6" office:value-type="float" office:value="22.8424883240336" calcext:value-type="float">
            <text:p>22.84</text:p>
          </table:table-cell>
          <table:table-cell table:style-name="ce8" office:value-type="float" office:value="0.269432327970658" calcext:value-type="float">
            <text:p>0.269</text:p>
          </table:table-cell>
          <table:table-cell/>
          <table:table-cell table:formula="of:=[.$P$74]^(-[.N77])" office:value-type="float" office:value="0.0000000579828796512475" calcext:value-type="float">
            <text:p>0.000000058</text:p>
          </table:table-cell>
          <table:table-cell table:formula="of:=[.Q77]/[.Y6]" office:value-type="float" office:value="0.0192857646398569" calcext:value-type="float">
            <text:p>0.0192857646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2198569670349" calcext:value-type="float">
            <text:p>23.22</text:p>
          </table:table-cell>
          <table:table-cell table:style-name="ce6" office:value-type="float" office:value="23.4630130022756" calcext:value-type="float">
            <text:p>23.46</text:p>
          </table:table-cell>
          <table:table-cell table:style-name="ce13" office:value-type="float" office:value="0.343874562810351" calcext:value-type="float">
            <text:p>0.344</text:p>
          </table:table-cell>
          <table:table-cell/>
          <table:table-cell table:formula="of:=[.$Z$74]^(-[.X77])" office:value-type="float" office:value="0.0000000390218182596811" calcext:value-type="float">
            <text:p>0.000000039</text:p>
          </table:table-cell>
          <table:table-cell table:formula="of:=[.AA77]/[.Y6]" office:value-type="float" office:value="0.0129791001637375" calcext:value-type="float">
            <text:p>0.012979100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683919564956" calcext:value-type="float">
            <text:p>23.37</text:p>
          </table:table-cell>
          <table:table-cell table:style-name="ce6" office:value-type="float" office:value="23.343230879857" calcext:value-type="float">
            <text:p>23.34</text:p>
          </table:table-cell>
          <table:table-cell table:style-name="ce8" office:value-type="float" office:value="0.0355831358261192" calcext:value-type="float">
            <text:p>0.036</text:p>
          </table:table-cell>
          <table:table-cell/>
          <table:table-cell table:formula="of:=[.$F$74]^(-[.D78])" office:value-type="float" office:value="0.0000000648732854890135" calcext:value-type="float">
            <text:p>6.48732854890135E-008</text:p>
          </table:table-cell>
          <table:table-cell table:formula="of:=[.G78]/[.Y7]" office:value-type="float" office:value="0.0215775919181765" calcext:value-type="float">
            <text:p>0.0215775919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519708978547" calcext:value-type="float">
            <text:p>22.65</text:p>
          </table:table-cell>
          <table:table-cell table:style-name="ce6" office:value-type="float" office:value="22.8424883240336" calcext:value-type="float">
            <text:p>22.84</text:p>
          </table:table-cell>
          <table:table-cell table:style-name="ce8" office:value-type="float" office:value="0.269432327970658" calcext:value-type="float">
            <text:p>0.269</text:p>
          </table:table-cell>
          <table:table-cell/>
          <table:table-cell table:formula="of:=[.$P$74]^(-[.N78])" office:value-type="float" office:value="0.0000000579828796512475" calcext:value-type="float">
            <text:p>0.000000058</text:p>
          </table:table-cell>
          <table:table-cell table:formula="of:=[.Q78]/[.Y7]" office:value-type="float" office:value="0.0192857646398569" calcext:value-type="float">
            <text:p>0.0192857646</text:p>
          </table:table-cell>
          <table:table-cell table:number-columns-repeated="2"/>
          <table:table-cell table:style-name="ce1" office:value-type="string" calcext:value-type="string">
            <text:p>3AU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061690375164" calcext:value-type="float">
            <text:p>23.71</text:p>
          </table:table-cell>
          <table:table-cell table:style-name="ce6" office:value-type="float" office:value="23.4630130022756" calcext:value-type="float">
            <text:p>23.46</text:p>
          </table:table-cell>
          <table:table-cell table:style-name="ce13" office:value-type="float" office:value="0.343874562810351" calcext:value-type="float">
            <text:p>0.344</text:p>
          </table:table-cell>
          <table:table-cell/>
          <table:table-cell table:formula="of:=[.$Z$74]^(-[.X78])" office:value-type="float" office:value="0.0000000390218182596811" calcext:value-type="float">
            <text:p>0.000000039</text:p>
          </table:table-cell>
          <table:table-cell table:formula="of:=[.AA78]/[.Y7]" office:value-type="float" office:value="0.0129791001637375" calcext:value-type="float">
            <text:p>0.012979100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532433629815" calcext:value-type="float">
            <text:p>24.25</text:p>
          </table:table-cell>
          <table:table-cell table:style-name="ce6" office:value-type="float" office:value="24.2542644158661" calcext:value-type="float">
            <text:p>24.25</text:p>
          </table:table-cell>
          <table:table-cell table:style-name="ce8" office:value-type="float" office:value="0.00144398683727068" calcext:value-type="float">
            <text:p>0.001</text:p>
          </table:table-cell>
          <table:table-cell/>
          <table:table-cell table:formula="of:=[.$F$74]^(-[.D79])" office:value-type="float" office:value="0.0000000340045531875658" calcext:value-type="float">
            <text:p>0.000000034</text:p>
          </table:table-cell>
          <table:table-cell table:formula="of:=[.G79]/[.Y8]" office:value-type="float" office:value="0.0033147180591728" calcext:value-type="float">
            <text:p>0.0033147181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301939977739" calcext:value-type="float">
            <text:p>23.03</text:p>
          </table:table-cell>
          <table:table-cell table:style-name="ce6" office:value-type="float" office:value="22.8377242608792" calcext:value-type="float">
            <text:p>22.84</text:p>
          </table:table-cell>
          <table:table-cell table:style-name="ce8" office:value-type="float" office:value="0.272193312262887" calcext:value-type="float">
            <text:p>0.272</text:p>
          </table:table-cell>
          <table:table-cell/>
          <table:table-cell table:formula="of:=[.$P$74]^(-[.N79])" office:value-type="float" office:value="0.0000000581847372100672" calcext:value-type="float">
            <text:p>5.81847372100672E-008</text:p>
          </table:table-cell>
          <table:table-cell table:formula="of:=[.Q79]/[.Y8]" office:value-type="float" office:value="0.0056717698401918" calcext:value-type="float">
            <text:p>0.0056717698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969444340047" calcext:value-type="float">
            <text:p>23.97</text:p>
          </table:table-cell>
          <table:table-cell table:style-name="ce6" office:value-type="float" office:value="24.0085249451891" calcext:value-type="float">
            <text:p>24.01</text:p>
          </table:table-cell>
          <table:table-cell table:style-name="ce13" office:value-type="float" office:value="0.0552683218177159" calcext:value-type="float">
            <text:p>0.055</text:p>
          </table:table-cell>
          <table:table-cell/>
          <table:table-cell table:formula="of:=[.$Z$74]^(-[.X79])" office:value-type="float" office:value="0.0000000262455925990291" calcext:value-type="float">
            <text:p>2.62455925990291E-008</text:p>
          </table:table-cell>
          <table:table-cell table:formula="of:=[.AA79]/[.Y8]" office:value-type="float" office:value="0.00255838502808223" calcext:value-type="float">
            <text:p>0.0025583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552854687507" calcext:value-type="float">
            <text:p>24.26</text:p>
          </table:table-cell>
          <table:table-cell table:style-name="ce6" office:value-type="float" office:value="24.2542644158661" calcext:value-type="float">
            <text:p>24.25</text:p>
          </table:table-cell>
          <table:table-cell table:style-name="ce8" office:value-type="float" office:value="0.00144398683727068" calcext:value-type="float">
            <text:p>0.001</text:p>
          </table:table-cell>
          <table:table-cell/>
          <table:table-cell table:formula="of:=[.$F$74]^(-[.D80])" office:value-type="float" office:value="0.0000000340045531875658" calcext:value-type="float">
            <text:p>0.000000034</text:p>
          </table:table-cell>
          <table:table-cell table:formula="of:=[.G80]/[.Y9]" office:value-type="float" office:value="0.0033147180591728" calcext:value-type="float">
            <text:p>0.0033147181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452545239845" calcext:value-type="float">
            <text:p>22.65</text:p>
          </table:table-cell>
          <table:table-cell table:style-name="ce6" office:value-type="float" office:value="22.8377242608792" calcext:value-type="float">
            <text:p>22.84</text:p>
          </table:table-cell>
          <table:table-cell table:style-name="ce8" office:value-type="float" office:value="0.272193312262887" calcext:value-type="float">
            <text:p>0.272</text:p>
          </table:table-cell>
          <table:table-cell/>
          <table:table-cell table:formula="of:=[.$P$74]^(-[.N80])" office:value-type="float" office:value="0.0000000581847372100672" calcext:value-type="float">
            <text:p>5.81847372100672E-008</text:p>
          </table:table-cell>
          <table:table-cell table:formula="of:=[.Q80]/[.Y9]" office:value-type="float" office:value="0.0056717698401918" calcext:value-type="float">
            <text:p>0.0056717698</text:p>
          </table:table-cell>
          <table:table-cell table:number-columns-repeated="2"/>
          <table:table-cell table:style-name="ce1" office:value-type="string" calcext:value-type="string">
            <text:p>3AU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476055503313" calcext:value-type="float">
            <text:p>24.05</text:p>
          </table:table-cell>
          <table:table-cell table:style-name="ce6" office:value-type="float" office:value="24.0085249451891" calcext:value-type="float">
            <text:p>24.01</text:p>
          </table:table-cell>
          <table:table-cell table:style-name="ce13" office:value-type="float" office:value="0.0552683218177159" calcext:value-type="float">
            <text:p>0.055</text:p>
          </table:table-cell>
          <table:table-cell/>
          <table:table-cell table:formula="of:=[.$Z$74]^(-[.X80])" office:value-type="float" office:value="0.0000000262455925990291" calcext:value-type="float">
            <text:p>2.62455925990291E-008</text:p>
          </table:table-cell>
          <table:table-cell table:formula="of:=[.AA80]/[.Y9]" office:value-type="float" office:value="0.00255838502808223" calcext:value-type="float">
            <text:p>0.0025583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403136203994" calcext:value-type="float">
            <text:p>23.04</text:p>
          </table:table-cell>
          <table:table-cell table:style-name="ce6" office:value-type="float" office:value="23.001921907131" calcext:value-type="float">
            <text:p>23.00</text:p>
          </table:table-cell>
          <table:table-cell table:style-name="ce8" office:value-type="float" office:value="0.05429408158691" calcext:value-type="float">
            <text:p>0.054</text:p>
          </table:table-cell>
          <table:table-cell/>
          <table:table-cell table:formula="of:=[.$F$74]^(-[.D81])" office:value-type="float" office:value="0.0000000826348068217518" calcext:value-type="float">
            <text:p>8.26348068217518E-008</text:p>
          </table:table-cell>
          <table:table-cell table:formula="of:=[.G81]/[.Y10]" office:value-type="float" office:value="0.00823036691433537" calcext:value-type="float">
            <text:p>0.0082303669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9626831806149" calcext:value-type="float">
            <text:p>23.96</text:p>
          </table:table-cell>
          <table:table-cell table:style-name="ce6" office:value-type="float" office:value="23.8764280283443" calcext:value-type="float">
            <text:p>23.88</text:p>
          </table:table-cell>
          <table:table-cell table:style-name="ce8" office:value-type="float" office:value="0.121983206165673" calcext:value-type="float">
            <text:p>0.122</text:p>
          </table:table-cell>
          <table:table-cell/>
          <table:table-cell table:formula="of:=[.$P$74]^(-[.N81])" office:value-type="float" office:value="0.0000000272733592325872" calcext:value-type="float">
            <text:p>2.72733592325872E-008</text:p>
          </table:table-cell>
          <table:table-cell table:formula="of:=[.Q81]/[.Y10]" office:value-type="float" office:value="0.00271640682787415" calcext:value-type="float">
            <text:p>0.0027164068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662996620854" calcext:value-type="float">
            <text:p>23.37</text:p>
          </table:table-cell>
          <table:table-cell table:style-name="ce6" office:value-type="float" office:value="23.1617769325895" calcext:value-type="float">
            <text:p>23.16</text:p>
          </table:table-cell>
          <table:table-cell table:style-name="ce13" office:value-type="float" office:value="0.289238817866604" calcext:value-type="float">
            <text:p>0.289</text:p>
          </table:table-cell>
          <table:table-cell/>
          <table:table-cell table:formula="of:=[.$Z$74]^(-[.X81])" office:value-type="float" office:value="0.000000048576469907601" calcext:value-type="float">
            <text:p>4.8576469907601E-008</text:p>
          </table:table-cell>
          <table:table-cell table:formula="of:=[.AA81]/[.Y10]" office:value-type="float" office:value="0.0048381812231391" calcext:value-type="float">
            <text:p>0.00483818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9635301938626" calcext:value-type="float">
            <text:p>22.96</text:p>
          </table:table-cell>
          <table:table-cell table:style-name="ce6" office:value-type="float" office:value="23.001921907131" calcext:value-type="float">
            <text:p>23.00</text:p>
          </table:table-cell>
          <table:table-cell table:style-name="ce8" office:value-type="float" office:value="0.05429408158691" calcext:value-type="float">
            <text:p>0.054</text:p>
          </table:table-cell>
          <table:table-cell/>
          <table:table-cell table:formula="of:=[.$F$74]^(-[.D82])" office:value-type="float" office:value="0.0000000826348068217518" calcext:value-type="float">
            <text:p>8.26348068217518E-008</text:p>
          </table:table-cell>
          <table:table-cell table:formula="of:=[.G82]/[.Y11]" office:value-type="float" office:value="0.0082303669143354" calcext:value-type="float">
            <text:p>0.0082303669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7901728760737" calcext:value-type="float">
            <text:p>23.79</text:p>
          </table:table-cell>
          <table:table-cell table:style-name="ce6" office:value-type="float" office:value="23.8764280283443" calcext:value-type="float">
            <text:p>23.88</text:p>
          </table:table-cell>
          <table:table-cell table:style-name="ce8" office:value-type="float" office:value="0.121983206165673" calcext:value-type="float">
            <text:p>0.122</text:p>
          </table:table-cell>
          <table:table-cell/>
          <table:table-cell table:formula="of:=[.$P$74]^(-[.N82])" office:value-type="float" office:value="0.0000000272733592325872" calcext:value-type="float">
            <text:p>2.72733592325872E-008</text:p>
          </table:table-cell>
          <table:table-cell table:formula="of:=[.Q82]/[.Y11]" office:value-type="float" office:value="0.00271640682787416" calcext:value-type="float">
            <text:p>0.0027164068</text:p>
          </table:table-cell>
          <table:table-cell table:number-columns-repeated="2"/>
          <table:table-cell table:style-name="ce1" office:value-type="string" calcext:value-type="string">
            <text:p>3AU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572542030937" calcext:value-type="float">
            <text:p>22.96</text:p>
          </table:table-cell>
          <table:table-cell table:style-name="ce6" office:value-type="float" office:value="23.1617769325895" calcext:value-type="float">
            <text:p>23.16</text:p>
          </table:table-cell>
          <table:table-cell table:style-name="ce13" office:value-type="float" office:value="0.289238817866604" calcext:value-type="float">
            <text:p>0.289</text:p>
          </table:table-cell>
          <table:table-cell/>
          <table:table-cell table:formula="of:=[.$Z$74]^(-[.X82])" office:value-type="float" office:value="0.000000048576469907601" calcext:value-type="float">
            <text:p>4.8576469907601E-008</text:p>
          </table:table-cell>
          <table:table-cell table:formula="of:=[.AA82]/[.Y11]" office:value-type="float" office:value="0.00483818122313912" calcext:value-type="float">
            <text:p>0.00483818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066091289891" calcext:value-type="float">
            <text:p>23.31</text:p>
          </table:table-cell>
          <table:table-cell table:style-name="ce6" office:value-type="float" office:value="23.4320223230726" calcext:value-type="float">
            <text:p>23.43</text:p>
          </table:table-cell>
          <table:table-cell table:style-name="ce8" office:value-type="float" office:value="0.177361039973449" calcext:value-type="float">
            <text:p>0.177</text:p>
          </table:table-cell>
          <table:table-cell/>
          <table:table-cell table:formula="of:=[.$F$74]^(-[.D83])" office:value-type="float" office:value="0.0000000609150918180071" calcext:value-type="float">
            <text:p>6.09150918180071E-008</text:p>
          </table:table-cell>
          <table:table-cell table:formula="of:=[.G83]/[.Y12]" office:value-type="float" office:value="0.00365412751976236" calcext:value-type="float">
            <text:p>0.0036541275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7045562225237" calcext:value-type="float">
            <text:p>24.70</text:p>
          </table:table-cell>
          <table:table-cell table:style-name="ce6" office:value-type="float" office:value="24.7579716411973" calcext:value-type="float">
            <text:p>24.76</text:p>
          </table:table-cell>
          <table:table-cell table:style-name="ce8" office:value-type="float" office:value="0.0755408095280221" calcext:value-type="float">
            <text:p>0.076</text:p>
          </table:table-cell>
          <table:table-cell/>
          <table:table-cell table:formula="of:=[.$P$74]^(-[.N83])" office:value-type="float" office:value="0.0000000143369873150067" calcext:value-type="float">
            <text:p>1.43369873150067E-008</text:p>
          </table:table-cell>
          <table:table-cell table:formula="of:=[.Q83]/[.Y12]" office:value-type="float" office:value="0.000860036131190125" calcext:value-type="float">
            <text:p>0.0008600361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2048925626488" calcext:value-type="float">
            <text:p>24.20</text:p>
          </table:table-cell>
          <table:table-cell table:style-name="ce6" office:value-type="float" office:value="24.1363260178599" calcext:value-type="float">
            <text:p>24.14</text:p>
          </table:table-cell>
          <table:table-cell table:style-name="ce13" office:value-type="float" office:value="0.096967737565571" calcext:value-type="float">
            <text:p>0.097</text:p>
          </table:table-cell>
          <table:table-cell/>
          <table:table-cell table:formula="of:=[.$Z$74]^(-[.X83])" office:value-type="float" office:value="0.0000000239167329186973" calcext:value-type="float">
            <text:p>2.39167329186973E-008</text:p>
          </table:table-cell>
          <table:table-cell table:formula="of:=[.AA83]/[.Y12]" office:value-type="float" office:value="0.00143469851776836" calcext:value-type="float">
            <text:p>0.00143469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5574355171562" calcext:value-type="float">
            <text:p>23.56</text:p>
          </table:table-cell>
          <table:table-cell table:style-name="ce6" office:value-type="float" office:value="23.4320223230726" calcext:value-type="float">
            <text:p>23.43</text:p>
          </table:table-cell>
          <table:table-cell table:style-name="ce8" office:value-type="float" office:value="0.177361039973449" calcext:value-type="float">
            <text:p>0.177</text:p>
          </table:table-cell>
          <table:table-cell/>
          <table:table-cell table:formula="of:=[.$F$74]^(-[.D84])" office:value-type="float" office:value="0.0000000609150918180071" calcext:value-type="float">
            <text:p>6.09150918180071E-008</text:p>
          </table:table-cell>
          <table:table-cell table:formula="of:=[.G84]/[.Y13]" office:value-type="float" office:value="0.00365412751976235" calcext:value-type="float">
            <text:p>0.0036541275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8113870598709" calcext:value-type="float">
            <text:p>24.81</text:p>
          </table:table-cell>
          <table:table-cell table:style-name="ce6" office:value-type="float" office:value="24.7579716411973" calcext:value-type="float">
            <text:p>24.76</text:p>
          </table:table-cell>
          <table:table-cell table:style-name="ce8" office:value-type="float" office:value="0.0755408095280221" calcext:value-type="float">
            <text:p>0.076</text:p>
          </table:table-cell>
          <table:table-cell/>
          <table:table-cell table:formula="of:=[.$P$74]^(-[.N84])" office:value-type="float" office:value="0.0000000143369873150067" calcext:value-type="float">
            <text:p>1.43369873150067E-008</text:p>
          </table:table-cell>
          <table:table-cell table:formula="of:=[.Q84]/[.Y13]" office:value-type="float" office:value="0.000860036131190122" calcext:value-type="float">
            <text:p>0.0008600361</text:p>
          </table:table-cell>
          <table:table-cell table:number-columns-repeated="2"/>
          <table:table-cell table:style-name="ce1" office:value-type="string" calcext:value-type="string">
            <text:p>3AV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67759473071" calcext:value-type="float">
            <text:p>24.07</text:p>
          </table:table-cell>
          <table:table-cell table:style-name="ce6" office:value-type="float" office:value="24.1363260178599" calcext:value-type="float">
            <text:p>24.14</text:p>
          </table:table-cell>
          <table:table-cell table:style-name="ce13" office:value-type="float" office:value="0.096967737565571" calcext:value-type="float">
            <text:p>0.097</text:p>
          </table:table-cell>
          <table:table-cell/>
          <table:table-cell table:formula="of:=[.$Z$74]^(-[.X84])" office:value-type="float" office:value="0.0000000239167329186973" calcext:value-type="float">
            <text:p>2.39167329186973E-008</text:p>
          </table:table-cell>
          <table:table-cell table:formula="of:=[.AA84]/[.Y13]" office:value-type="float" office:value="0.00143469851776835" calcext:value-type="float">
            <text:p>0.00143469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3525644196378" calcext:value-type="float">
            <text:p>24.35</text:p>
          </table:table-cell>
          <table:table-cell table:style-name="ce6" office:value-type="float" office:value="24.2599760318835" calcext:value-type="float">
            <text:p>24.26</text:p>
          </table:table-cell>
          <table:table-cell table:style-name="ce8" office:value-type="float" office:value="0.130939753680384" calcext:value-type="float">
            <text:p>0.131</text:p>
          </table:table-cell>
          <table:table-cell/>
          <table:table-cell table:formula="of:=[.$F$74]^(-[.D85])" office:value-type="float" office:value="0.0000000338671250023007" calcext:value-type="float">
            <text:p>3.38671250023007E-008</text:p>
          </table:table-cell>
          <table:table-cell table:formula="of:=[.G85]/[.Y14]" office:value-type="float" office:value="0.00273225721986183" calcext:value-type="float">
            <text:p>0.0027322572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8346896872879" calcext:value-type="float">
            <text:p>24.83</text:p>
          </table:table-cell>
          <table:table-cell table:style-name="ce6" office:value-type="float" office:value="24.6406827946236" calcext:value-type="float">
            <text:p>24.64</text:p>
          </table:table-cell>
          <table:table-cell table:style-name="ce8" office:value-type="float" office:value="0.274367178799694" calcext:value-type="float">
            <text:p>0.274</text:p>
          </table:table-cell>
          <table:table-cell/>
          <table:table-cell table:formula="of:=[.$P$74]^(-[.N85])" office:value-type="float" office:value="0.0000000156176625242637" calcext:value-type="float">
            <text:p>1.56176625242637E-008</text:p>
          </table:table-cell>
          <table:table-cell table:formula="of:=[.Q85]/[.Y14]" office:value-type="float" office:value="0.00125996733370152" calcext:value-type="float">
            <text:p>0.0012599673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5422878240571" calcext:value-type="float">
            <text:p>24.54</text:p>
          </table:table-cell>
          <table:table-cell table:style-name="ce6" office:value-type="float" office:value="24.3673703551302" calcext:value-type="float">
            <text:p>24.37</text:p>
          </table:table-cell>
          <table:table-cell table:style-name="ce13" office:value-type="float" office:value="0.247370656852424" calcext:value-type="float">
            <text:p>0.247</text:p>
          </table:table-cell>
          <table:table-cell/>
          <table:table-cell table:formula="of:=[.$Z$74]^(-[.X85])" office:value-type="float" office:value="0.0000000202184184390141" calcext:value-type="float">
            <text:p>2.02184184390141E-008</text:p>
          </table:table-cell>
          <table:table-cell table:formula="of:=[.AA85]/[.Y14]" office:value-type="float" office:value="0.00163113697281453" calcext:value-type="float">
            <text:p>0.00163113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1673876441292" calcext:value-type="float">
            <text:p>24.17</text:p>
          </table:table-cell>
          <table:table-cell table:style-name="ce6" office:value-type="float" office:value="24.2599760318835" calcext:value-type="float">
            <text:p>24.26</text:p>
          </table:table-cell>
          <table:table-cell table:style-name="ce8" office:value-type="float" office:value="0.130939753680384" calcext:value-type="float">
            <text:p>0.131</text:p>
          </table:table-cell>
          <table:table-cell/>
          <table:table-cell table:formula="of:=[.$F$74]^(-[.D86])" office:value-type="float" office:value="0.0000000338671250023007" calcext:value-type="float">
            <text:p>3.38671250023007E-008</text:p>
          </table:table-cell>
          <table:table-cell table:formula="of:=[.G86]/[.Y15]" office:value-type="float" office:value="0.00273225721986186" calcext:value-type="float">
            <text:p>0.0027322572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4466759019593" calcext:value-type="float">
            <text:p>24.45</text:p>
          </table:table-cell>
          <table:table-cell table:style-name="ce6" office:value-type="float" office:value="24.6406827946236" calcext:value-type="float">
            <text:p>24.64</text:p>
          </table:table-cell>
          <table:table-cell table:style-name="ce8" office:value-type="float" office:value="0.274367178799694" calcext:value-type="float">
            <text:p>0.274</text:p>
          </table:table-cell>
          <table:table-cell/>
          <table:table-cell table:formula="of:=[.$P$74]^(-[.N86])" office:value-type="float" office:value="0.0000000156176625242637" calcext:value-type="float">
            <text:p>1.56176625242637E-008</text:p>
          </table:table-cell>
          <table:table-cell table:formula="of:=[.Q86]/[.Y15]" office:value-type="float" office:value="0.00125996733370154" calcext:value-type="float">
            <text:p>0.0012599673</text:p>
          </table:table-cell>
          <table:table-cell table:number-columns-repeated="2"/>
          <table:table-cell table:style-name="ce1" office:value-type="string" calcext:value-type="string">
            <text:p>3AV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1924528862033" calcext:value-type="float">
            <text:p>24.19</text:p>
          </table:table-cell>
          <table:table-cell table:style-name="ce6" office:value-type="float" office:value="24.3673703551302" calcext:value-type="float">
            <text:p>24.37</text:p>
          </table:table-cell>
          <table:table-cell table:style-name="ce13" office:value-type="float" office:value="0.247370656852424" calcext:value-type="float">
            <text:p>0.247</text:p>
          </table:table-cell>
          <table:table-cell/>
          <table:table-cell table:formula="of:=[.$Z$74]^(-[.X86])" office:value-type="float" office:value="0.0000000202184184390141" calcext:value-type="float">
            <text:p>2.02184184390141E-008</text:p>
          </table:table-cell>
          <table:table-cell table:formula="of:=[.AA86]/[.Y15]" office:value-type="float" office:value="0.00163113697281454" calcext:value-type="float">
            <text:p>0.00163113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8411387263031" calcext:value-type="float">
            <text:p>23.84</text:p>
          </table:table-cell>
          <table:table-cell table:style-name="ce6" office:value-type="float" office:value="23.93299204309" calcext:value-type="float">
            <text:p>23.93</text:p>
          </table:table-cell>
          <table:table-cell table:style-name="ce8" office:value-type="float" office:value="0.129900206349071" calcext:value-type="float">
            <text:p>0.130</text:p>
          </table:table-cell>
          <table:table-cell/>
          <table:table-cell table:formula="of:=[.$F$74]^(-[.D87])" office:value-type="float" office:value="0.0000000427035963721601" calcext:value-type="float">
            <text:p>4.27035963721601E-008</text:p>
          </table:table-cell>
          <table:table-cell table:formula="of:=[.G87]/[.Y16]" office:value-type="float" office:value="0.00581685706357783" calcext:value-type="float">
            <text:p>0.005816857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9169018526962" calcext:value-type="float">
            <text:p>25.92</text:p>
          </table:table-cell>
          <table:table-cell table:style-name="ce6" office:value-type="float" office:value="25.9653697032286" calcext:value-type="float">
            <text:p>25.97</text:p>
          </table:table-cell>
          <table:table-cell table:style-name="ce8" office:value-type="float" office:value="0.0685438915619653" calcext:value-type="float">
            <text:p>0.069</text:p>
          </table:table-cell>
          <table:table-cell/>
          <table:table-cell table:formula="of:=[.$P$74]^(-[.N87])" office:value-type="float" office:value="0.00000000594215023334515" calcext:value-type="float">
            <text:p>5.94215023334515E-009</text:p>
          </table:table-cell>
          <table:table-cell table:formula="of:=[.Q87]/[.Y16]" office:value-type="float" office:value="0.000809408141095306" calcext:value-type="float">
            <text:p>0.000809408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93127960518" calcext:value-type="float">
            <text:p>23.89</text:p>
          </table:table-cell>
          <table:table-cell table:style-name="ce6" office:value-type="float" office:value="23.9528818311517" calcext:value-type="float">
            <text:p>23.95</text:p>
          </table:table-cell>
          <table:table-cell table:style-name="ce13" office:value-type="float" office:value="0.0845047342544822" calcext:value-type="float">
            <text:p>0.085</text:p>
          </table:table-cell>
          <table:table-cell/>
          <table:table-cell table:formula="of:=[.$Z$74]^(-[.X87])" office:value-type="float" office:value="0.0000000273291598041939" calcext:value-type="float">
            <text:p>2.73291598041939E-008</text:p>
          </table:table-cell>
          <table:table-cell table:formula="of:=[.AA87]/[.Y16]" office:value-type="float" office:value="0.00372263298068053" calcext:value-type="float">
            <text:p>0.00372263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24845359877" calcext:value-type="float">
            <text:p>24.02</text:p>
          </table:table-cell>
          <table:table-cell table:style-name="ce6" office:value-type="float" office:value="23.93299204309" calcext:value-type="float">
            <text:p>23.93</text:p>
          </table:table-cell>
          <table:table-cell table:style-name="ce8" office:value-type="float" office:value="0.129900206349071" calcext:value-type="float">
            <text:p>0.130</text:p>
          </table:table-cell>
          <table:table-cell/>
          <table:table-cell table:formula="of:=[.$F$74]^(-[.D88])" office:value-type="float" office:value="0.0000000427035963721601" calcext:value-type="float">
            <text:p>4.27035963721601E-008</text:p>
          </table:table-cell>
          <table:table-cell table:formula="of:=[.G88]/[.Y17]" office:value-type="float" office:value="0.00581685706357784" calcext:value-type="float">
            <text:p>0.005816857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13837553761" calcext:value-type="float">
            <text:p>26.01</text:p>
          </table:table-cell>
          <table:table-cell table:style-name="ce6" office:value-type="float" office:value="25.9653697032286" calcext:value-type="float">
            <text:p>25.97</text:p>
          </table:table-cell>
          <table:table-cell table:style-name="ce8" office:value-type="float" office:value="0.0685438915619653" calcext:value-type="float">
            <text:p>0.069</text:p>
          </table:table-cell>
          <table:table-cell/>
          <table:table-cell table:formula="of:=[.$P$74]^(-[.N88])" office:value-type="float" office:value="0.00000000594215023334515" calcext:value-type="float">
            <text:p>5.94215023334515E-009</text:p>
          </table:table-cell>
          <table:table-cell table:formula="of:=[.Q88]/[.Y17]" office:value-type="float" office:value="0.000809408141095308" calcext:value-type="float">
            <text:p>0.0008094081</text:p>
          </table:table-cell>
          <table:table-cell table:number-columns-repeated="2"/>
          <table:table-cell table:style-name="ce1" office:value-type="string" calcext:value-type="string">
            <text:p>3AV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126357017855" calcext:value-type="float">
            <text:p>24.01</text:p>
          </table:table-cell>
          <table:table-cell table:style-name="ce6" office:value-type="float" office:value="23.9528818311517" calcext:value-type="float">
            <text:p>23.95</text:p>
          </table:table-cell>
          <table:table-cell table:style-name="ce13" office:value-type="float" office:value="0.0845047342544822" calcext:value-type="float">
            <text:p>0.085</text:p>
          </table:table-cell>
          <table:table-cell/>
          <table:table-cell table:formula="of:=[.$Z$74]^(-[.X88])" office:value-type="float" office:value="0.0000000273291598041939" calcext:value-type="float">
            <text:p>2.73291598041939E-008</text:p>
          </table:table-cell>
          <table:table-cell table:formula="of:=[.AA88]/[.Y17]" office:value-type="float" office:value="0.00372263298068054" calcext:value-type="float">
            <text:p>0.00372263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BC001</text:p>
          </table:table-cell>
          <table:table-cell office:value-type="string" calcext:value-type="string">
            <text:p>ADCY9</text:p>
          </table:table-cell>
          <table:table-cell office:value-type="float" office:value="28.2672477546015" calcext:value-type="float">
            <text:p>28.2672477546</text:p>
          </table:table-cell>
          <table:table-cell office:value-type="float" office:value="28.4607652112971" calcext:value-type="float">
            <text:p>28.4607652113</text:p>
          </table:table-cell>
          <table:table-cell office:value-type="float" office:value="0.273675011814786" calcext:value-type="float">
            <text:p>0.2736750118</text:p>
          </table:table-cell>
          <table:table-cell/>
          <table:table-cell table:formula="of:=[.$F$74]^(-[.D89])" office:value-type="float" office:value="0.00000000172288293156736" calcext:value-type="float">
            <text:p>1.72288293156736E-009</text:p>
          </table:table-cell>
          <table:table-cell table:formula="of:=[.G89]/[.Y18]" office:value-type="float" office:value="0.000186738073470839" calcext:value-type="float">
            <text:p>0.0001867381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8.6370239151017" calcext:value-type="float">
            <text:p>28.64</text:p>
          </table:table-cell>
          <table:table-cell table:style-name="ce6" office:value-type="float" office:value="28.8460471532694" calcext:value-type="float">
            <text:p>28.85</text:p>
          </table:table-cell>
          <table:table-cell table:style-name="ce8" office:value-type="float" office:value="0.295603498267962" calcext:value-type="float">
            <text:p>0.296</text:p>
          </table:table-cell>
          <table:table-cell/>
          <table:table-cell table:formula="of:=[.$P$74]^(-[.N89])" office:value-type="float" office:value="0.000000000726640834115769" calcext:value-type="float">
            <text:p>7.26640834115769E-010</text:p>
          </table:table-cell>
          <table:table-cell table:formula="of:=[.Q89]/[.Y18]" office:value-type="float" office:value="0.0000787584037091713" calcext:value-type="float">
            <text:p>7.87584037091713E-005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3998269502076" calcext:value-type="float">
            <text:p>26.40</text:p>
          </table:table-cell>
          <table:table-cell table:style-name="ce6" office:value-type="float" office:value="26.2699540492229" calcext:value-type="float">
            <text:p>26.27</text:p>
          </table:table-cell>
          <table:table-cell table:style-name="ce13" office:value-type="float" office:value="0.18366801795739" calcext:value-type="float">
            <text:p>0.184</text:p>
          </table:table-cell>
          <table:table-cell/>
          <table:table-cell table:formula="of:=[.$Z$74]^(-[.X89])" office:value-type="float" office:value="0.00000000506974854969265" calcext:value-type="float">
            <text:p>5.06974854969265E-009</text:p>
          </table:table-cell>
          <table:table-cell table:formula="of:=[.AA89]/[.Y18]" office:value-type="float" office:value="0.000549494721785845" calcext:value-type="float">
            <text:p>0.000549494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C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8.6542826679926" calcext:value-type="float">
            <text:p>28.65</text:p>
          </table:table-cell>
          <table:table-cell table:style-name="ce6" office:value-type="float" office:value="28.4607652112971" calcext:value-type="float">
            <text:p>28.46</text:p>
          </table:table-cell>
          <table:table-cell table:style-name="ce8" office:value-type="float" office:value="0.273675011814786" calcext:value-type="float">
            <text:p>0.274</text:p>
          </table:table-cell>
          <table:table-cell/>
          <table:table-cell table:formula="of:=[.$F$74]^(-[.D90])" office:value-type="float" office:value="0.00000000172288293156736" calcext:value-type="float">
            <text:p>1.72288293156736E-009</text:p>
          </table:table-cell>
          <table:table-cell table:formula="of:=[.G90]/[.Y19]" office:value-type="float" office:value="0.000186738073470839" calcext:value-type="float">
            <text:p>0.0001867381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0550703914371" calcext:value-type="float">
            <text:p>29.06</text:p>
          </table:table-cell>
          <table:table-cell table:style-name="ce6" office:value-type="float" office:value="28.8460471532694" calcext:value-type="float">
            <text:p>28.85</text:p>
          </table:table-cell>
          <table:table-cell table:style-name="ce8" office:value-type="float" office:value="0.295603498267962" calcext:value-type="float">
            <text:p>0.296</text:p>
          </table:table-cell>
          <table:table-cell/>
          <table:table-cell table:formula="of:=[.$P$74]^(-[.N90])" office:value-type="float" office:value="0.000000000726640834115769" calcext:value-type="float">
            <text:p>7.26640834115769E-010</text:p>
          </table:table-cell>
          <table:table-cell table:formula="of:=[.Q90]/[.Y19]" office:value-type="float" office:value="0.0000787584037091713" calcext:value-type="float">
            <text:p>7.87584037091713E-005</text:p>
          </table:table-cell>
          <table:table-cell table:number-columns-repeated="2"/>
          <table:table-cell table:style-name="ce1" office:value-type="string" calcext:value-type="string">
            <text:p>3BC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6.1400811482381" calcext:value-type="float">
            <text:p>26.14</text:p>
          </table:table-cell>
          <table:table-cell table:style-name="ce6" office:value-type="float" office:value="26.2699540492229" calcext:value-type="float">
            <text:p>26.27</text:p>
          </table:table-cell>
          <table:table-cell table:style-name="ce13" office:value-type="float" office:value="0.18366801795739" calcext:value-type="float">
            <text:p>0.184</text:p>
          </table:table-cell>
          <table:table-cell/>
          <table:table-cell table:formula="of:=[.$Z$74]^(-[.X90])" office:value-type="float" office:value="0.00000000506974854969265" calcext:value-type="float">
            <text:p>5.06974854969265E-009</text:p>
          </table:table-cell>
          <table:table-cell table:formula="of:=[.AA90]/[.Y19]" office:value-type="float" office:value="0.000549494721785845" calcext:value-type="float">
            <text:p>0.000549494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2911814216211" calcext:value-type="float">
            <text:p>22.29</text:p>
          </table:table-cell>
          <table:table-cell table:style-name="ce6" office:value-type="float" office:value="22.1453729419985" calcext:value-type="float">
            <text:p>22.15</text:p>
          </table:table-cell>
          <table:table-cell table:style-name="ce8" office:value-type="float" office:value="0.206204329391312" calcext:value-type="float">
            <text:p>0.206</text:p>
          </table:table-cell>
          <table:table-cell/>
          <table:table-cell table:formula="of:=[.$F$74]^(-[.D91])" office:value-type="float" office:value="0.000000151675259215631" calcext:value-type="float">
            <text:p>1.51675259215631E-007</text:p>
          </table:table-cell>
          <table:table-cell table:formula="of:=[.G91]/[.Y20]" office:value-type="float" office:value="0.0074936752194812" calcext:value-type="float">
            <text:p>0.0074936752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1448280529531" calcext:value-type="float">
            <text:p>22.14</text:p>
          </table:table-cell>
          <table:table-cell table:style-name="ce6" office:value-type="float" office:value="22.0673371130277" calcext:value-type="float">
            <text:p>22.07</text:p>
          </table:table-cell>
          <table:table-cell table:style-name="ce8" office:value-type="float" office:value="0.109588738203566" calcext:value-type="float">
            <text:p>0.110</text:p>
          </table:table-cell>
          <table:table-cell/>
          <table:table-cell table:formula="of:=[.$P$74]^(-[.N91])" office:value-type="float" office:value="0.000000102064442593023" calcext:value-type="float">
            <text:p>1.02064442593023E-007</text:p>
          </table:table-cell>
          <table:table-cell table:formula="of:=[.Q91]/[.Y20]" office:value-type="float" office:value="0.00504260080519895" calcext:value-type="float">
            <text:p>0.0050426008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830354701932" calcext:value-type="float">
            <text:p>22.88</text:p>
          </table:table-cell>
          <table:table-cell table:style-name="ce6" office:value-type="float" office:value="22.843654952237" calcext:value-type="float">
            <text:p>22.84</text:p>
          </table:table-cell>
          <table:table-cell table:style-name="ce13" office:value-type="float" office:value="0.0556924625869857" calcext:value-type="float">
            <text:p>0.056</text:p>
          </table:table-cell>
          <table:table-cell/>
          <table:table-cell table:formula="of:=[.$Z$74]^(-[.X91])" office:value-type="float" office:value="0.0000000612176006128266" calcext:value-type="float">
            <text:p>6.12176006128266E-008</text:p>
          </table:table-cell>
          <table:table-cell table:formula="of:=[.AA91]/[.Y20]" office:value-type="float" office:value="0.0030245197475236" calcext:value-type="float">
            <text:p>0.003024519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3BD001</text:p>
          </table:table-cell>
          <table:table-cell office:value-type="string" calcext:value-type="string">
            <text:p>ADCY9</text:p>
          </table:table-cell>
          <table:table-cell office:value-type="float" office:value="21.9995644623758" calcext:value-type="float">
            <text:p>21.9995644624</text:p>
          </table:table-cell>
          <table:table-cell office:value-type="float" office:value="22.1453729419985" calcext:value-type="float">
            <text:p>22.145372942</text:p>
          </table:table-cell>
          <table:table-cell office:value-type="float" office:value="0.206204329391312" calcext:value-type="float">
            <text:p>0.2062043294</text:p>
          </table:table-cell>
          <table:table-cell/>
          <table:table-cell table:formula="of:=[.$F$74]^(-[.D92])" office:value-type="float" office:value="0.000000151675259215631" calcext:value-type="float">
            <text:p>1.51675259215631E-007</text:p>
          </table:table-cell>
          <table:table-cell table:formula="of:=[.G92]/[.Y21]" office:value-type="float" office:value="0.0074936752194812" calcext:value-type="float">
            <text:p>0.0074936752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1.9898461731023" calcext:value-type="float">
            <text:p>21.99</text:p>
          </table:table-cell>
          <table:table-cell table:style-name="ce6" office:value-type="float" office:value="22.0673371130277" calcext:value-type="float">
            <text:p>22.07</text:p>
          </table:table-cell>
          <table:table-cell table:style-name="ce8" office:value-type="float" office:value="0.109588738203566" calcext:value-type="float">
            <text:p>0.110</text:p>
          </table:table-cell>
          <table:table-cell/>
          <table:table-cell table:formula="of:=[.$P$74]^(-[.N92])" office:value-type="float" office:value="0.000000102064442593023" calcext:value-type="float">
            <text:p>1.02064442593023E-007</text:p>
          </table:table-cell>
          <table:table-cell table:formula="of:=[.Q92]/[.Y21]" office:value-type="float" office:value="0.00504260080519895" calcext:value-type="float">
            <text:p>0.0050426008</text:p>
          </table:table-cell>
          <table:table-cell table:number-columns-repeated="2"/>
          <table:table-cell table:style-name="ce1" office:value-type="string" calcext:value-type="string">
            <text:p>3BD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042744342808" calcext:value-type="float">
            <text:p>22.80</text:p>
          </table:table-cell>
          <table:table-cell table:style-name="ce6" office:value-type="float" office:value="22.843654952237" calcext:value-type="float">
            <text:p>22.84</text:p>
          </table:table-cell>
          <table:table-cell table:style-name="ce13" office:value-type="float" office:value="0.0556924625869857" calcext:value-type="float">
            <text:p>0.056</text:p>
          </table:table-cell>
          <table:table-cell/>
          <table:table-cell table:formula="of:=[.$Z$74]^(-[.X92])" office:value-type="float" office:value="0.0000000612176006128266" calcext:value-type="float">
            <text:p>6.12176006128266E-008</text:p>
          </table:table-cell>
          <table:table-cell table:formula="of:=[.AA92]/[.Y21]" office:value-type="float" office:value="0.0030245197475236" calcext:value-type="float">
            <text:p>0.00302451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477377050193" calcext:value-type="float">
            <text:p>23.35</text:p>
          </table:table-cell>
          <table:table-cell table:style-name="ce6" office:value-type="float" office:value="23.2529959629268" calcext:value-type="float">
            <text:p>23.25</text:p>
          </table:table-cell>
          <table:table-cell table:style-name="ce8" office:value-type="float" office:value="0.133985056590128" calcext:value-type="float">
            <text:p>0.134</text:p>
          </table:table-cell>
          <table:table-cell/>
          <table:table-cell table:formula="of:=[.$F$74]^(-[.D93])" office:value-type="float" office:value="0.0000000691594232776817" calcext:value-type="float">
            <text:p>6.91594232776817E-008</text:p>
          </table:table-cell>
          <table:table-cell table:formula="of:=[.G93]/[.Y22]" office:value-type="float" office:value="0.00668539468697784" calcext:value-type="float">
            <text:p>0.0066853947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7548369077785" calcext:value-type="float">
            <text:p>24.75</text:p>
          </table:table-cell>
          <table:table-cell table:style-name="ce6" office:value-type="float" office:value="24.5856874255751" calcext:value-type="float">
            <text:p>24.59</text:p>
          </table:table-cell>
          <table:table-cell table:style-name="ce8" office:value-type="float" office:value="0.239213491800424" calcext:value-type="float">
            <text:p>0.239</text:p>
          </table:table-cell>
          <table:table-cell/>
          <table:table-cell table:formula="of:=[.$P$74]^(-[.N93])" office:value-type="float" office:value="0.0000000162569491885723" calcext:value-type="float">
            <text:p>1.62569491885723E-008</text:p>
          </table:table-cell>
          <table:table-cell table:formula="of:=[.Q93]/[.Y22]" office:value-type="float" office:value="0.001571501273158" calcext:value-type="float">
            <text:p>0.0015715013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1706136642295" calcext:value-type="float">
            <text:p>24.17</text:p>
          </table:table-cell>
          <table:table-cell table:style-name="ce6" office:value-type="float" office:value="24.1210386011213" calcext:value-type="float">
            <text:p>24.12</text:p>
          </table:table-cell>
          <table:table-cell table:style-name="ce13" office:value-type="float" office:value="0.070109726603109" calcext:value-type="float">
            <text:p>0.070</text:p>
          </table:table-cell>
          <table:table-cell/>
          <table:table-cell table:formula="of:=[.$Z$74]^(-[.X93])" office:value-type="float" office:value="0.0000000241840491022154" calcext:value-type="float">
            <text:p>2.41840491022154E-008</text:p>
          </table:table-cell>
          <table:table-cell table:formula="of:=[.AA93]/[.Y22]" office:value-type="float" office:value="0.00233778573786542" calcext:value-type="float">
            <text:p>0.002337785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2542208342" calcext:value-type="float">
            <text:p>23.16</text:p>
          </table:table-cell>
          <table:table-cell table:style-name="ce6" office:value-type="float" office:value="23.2529959629268" calcext:value-type="float">
            <text:p>23.25</text:p>
          </table:table-cell>
          <table:table-cell table:style-name="ce8" office:value-type="float" office:value="0.133985056590128" calcext:value-type="float">
            <text:p>0.134</text:p>
          </table:table-cell>
          <table:table-cell/>
          <table:table-cell table:formula="of:=[.$F$74]^(-[.D94])" office:value-type="float" office:value="0.0000000691594232776817" calcext:value-type="float">
            <text:p>6.91594232776817E-008</text:p>
          </table:table-cell>
          <table:table-cell table:formula="of:=[.G94]/[.Y23]" office:value-type="float" office:value="0.00668539468697784" calcext:value-type="float">
            <text:p>0.0066853947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4165379433717" calcext:value-type="float">
            <text:p>24.42</text:p>
          </table:table-cell>
          <table:table-cell table:style-name="ce6" office:value-type="float" office:value="24.5856874255751" calcext:value-type="float">
            <text:p>24.59</text:p>
          </table:table-cell>
          <table:table-cell table:style-name="ce8" office:value-type="float" office:value="0.239213491800424" calcext:value-type="float">
            <text:p>0.239</text:p>
          </table:table-cell>
          <table:table-cell/>
          <table:table-cell table:formula="of:=[.$P$74]^(-[.N94])" office:value-type="float" office:value="0.0000000162569491885723" calcext:value-type="float">
            <text:p>1.62569491885723E-008</text:p>
          </table:table-cell>
          <table:table-cell table:formula="of:=[.Q94]/[.Y23]" office:value-type="float" office:value="0.001571501273158" calcext:value-type="float">
            <text:p>0.0015715013</text:p>
          </table:table-cell>
          <table:table-cell table:number-columns-repeated="2"/>
          <table:table-cell table:style-name="ce1" office:value-type="string" calcext:value-type="string">
            <text:p>3BD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714635380132" calcext:value-type="float">
            <text:p>24.07</text:p>
          </table:table-cell>
          <table:table-cell table:style-name="ce6" office:value-type="float" office:value="24.1210386011213" calcext:value-type="float">
            <text:p>24.12</text:p>
          </table:table-cell>
          <table:table-cell table:style-name="ce13" office:value-type="float" office:value="0.070109726603109" calcext:value-type="float">
            <text:p>0.070</text:p>
          </table:table-cell>
          <table:table-cell/>
          <table:table-cell table:formula="of:=[.$Z$74]^(-[.X94])" office:value-type="float" office:value="0.0000000241840491022154" calcext:value-type="float">
            <text:p>2.41840491022154E-008</text:p>
          </table:table-cell>
          <table:table-cell table:formula="of:=[.AA94]/[.Y23]" office:value-type="float" office:value="0.00233778573786542" calcext:value-type="float">
            <text:p>0.002337785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303093540604" calcext:value-type="float">
            <text:p>24.03</text:p>
          </table:table-cell>
          <table:table-cell table:style-name="ce6" office:value-type="float" office:value="24.1593708897689" calcext:value-type="float">
            <text:p>24.16</text:p>
          </table:table-cell>
          <table:table-cell table:style-name="ce8" office:value-type="float" office:value="0.18252057417965" calcext:value-type="float">
            <text:p>0.183</text:p>
          </table:table-cell>
          <table:table-cell/>
          <table:table-cell table:formula="of:=[.$F$74]^(-[.D95])" office:value-type="float" office:value="0.0000000363711504766752" calcext:value-type="float">
            <text:p>3.63711504766752E-008</text:p>
          </table:table-cell>
          <table:table-cell table:formula="of:=[.G95]/[.Y24]" office:value-type="float" office:value="0.00451379853939323" calcext:value-type="float">
            <text:p>0.0045137985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4127109188957" calcext:value-type="float">
            <text:p>23.41</text:p>
          </table:table-cell>
          <table:table-cell table:style-name="ce6" office:value-type="float" office:value="23.2664629631502" calcext:value-type="float">
            <text:p>23.27</text:p>
          </table:table-cell>
          <table:table-cell table:style-name="ce8" office:value-type="float" office:value="0.206825842484668" calcext:value-type="float">
            <text:p>0.207</text:p>
          </table:table-cell>
          <table:table-cell/>
          <table:table-cell table:formula="of:=[.$P$74]^(-[.N95])" office:value-type="float" office:value="0.0000000425579699870134" calcext:value-type="float">
            <text:p>4.25579699870134E-008</text:p>
          </table:table-cell>
          <table:table-cell table:formula="of:=[.Q95]/[.Y24]" office:value-type="float" office:value="0.00528160644492438" calcext:value-type="float">
            <text:p>0.0052816064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7638474179775" calcext:value-type="float">
            <text:p>25.76</text:p>
          </table:table-cell>
          <table:table-cell table:style-name="ce6" office:value-type="float" office:value="25.5864836503606" calcext:value-type="float">
            <text:p>25.59</text:p>
          </table:table-cell>
          <table:table-cell table:style-name="ce13" office:value-type="float" office:value="0.250830245637487" calcext:value-type="float">
            <text:p>0.251</text:p>
          </table:table-cell>
          <table:table-cell/>
          <table:table-cell table:formula="of:=[.$Z$74]^(-[.X95])" office:value-type="float" office:value="0.00000000833296136283134" calcext:value-type="float">
            <text:p>8.33296136283134E-009</text:p>
          </table:table-cell>
          <table:table-cell table:formula="of:=[.AA95]/[.Y24]" office:value-type="float" office:value="0.0010341522975054" calcext:value-type="float">
            <text:p>0.00103415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884324254774" calcext:value-type="float">
            <text:p>24.29</text:p>
          </table:table-cell>
          <table:table-cell table:style-name="ce6" office:value-type="float" office:value="24.1593708897689" calcext:value-type="float">
            <text:p>24.16</text:p>
          </table:table-cell>
          <table:table-cell table:style-name="ce8" office:value-type="float" office:value="0.18252057417965" calcext:value-type="float">
            <text:p>0.183</text:p>
          </table:table-cell>
          <table:table-cell/>
          <table:table-cell table:formula="of:=[.$F$74]^(-[.D96])" office:value-type="float" office:value="0.0000000363711504766752" calcext:value-type="float">
            <text:p>3.63711504766752E-008</text:p>
          </table:table-cell>
          <table:table-cell table:formula="of:=[.G96]/[.Y25]" office:value-type="float" office:value="0.00451379853939323" calcext:value-type="float">
            <text:p>0.0045137985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202150074046" calcext:value-type="float">
            <text:p>23.12</text:p>
          </table:table-cell>
          <table:table-cell table:style-name="ce6" office:value-type="float" office:value="23.2664629631502" calcext:value-type="float">
            <text:p>23.27</text:p>
          </table:table-cell>
          <table:table-cell table:style-name="ce8" office:value-type="float" office:value="0.206825842484668" calcext:value-type="float">
            <text:p>0.207</text:p>
          </table:table-cell>
          <table:table-cell/>
          <table:table-cell table:formula="of:=[.$P$74]^(-[.N96])" office:value-type="float" office:value="0.0000000425579699870134" calcext:value-type="float">
            <text:p>4.25579699870134E-008</text:p>
          </table:table-cell>
          <table:table-cell table:formula="of:=[.Q96]/[.Y25]" office:value-type="float" office:value="0.00528160644492438" calcext:value-type="float">
            <text:p>0.0052816064</text:p>
          </table:table-cell>
          <table:table-cell table:number-columns-repeated="2"/>
          <table:table-cell table:style-name="ce1" office:value-type="string" calcext:value-type="string">
            <text:p>3BD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4091198827436" calcext:value-type="float">
            <text:p>25.41</text:p>
          </table:table-cell>
          <table:table-cell table:style-name="ce6" office:value-type="float" office:value="25.5864836503606" calcext:value-type="float">
            <text:p>25.59</text:p>
          </table:table-cell>
          <table:table-cell table:style-name="ce13" office:value-type="float" office:value="0.250830245637487" calcext:value-type="float">
            <text:p>0.251</text:p>
          </table:table-cell>
          <table:table-cell/>
          <table:table-cell table:formula="of:=[.$Z$74]^(-[.X96])" office:value-type="float" office:value="0.00000000833296136283134" calcext:value-type="float">
            <text:p>8.33296136283134E-009</text:p>
          </table:table-cell>
          <table:table-cell table:formula="of:=[.AA96]/[.Y25]" office:value-type="float" office:value="0.0010341522975054" calcext:value-type="float">
            <text:p>0.001034152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4008039089188" calcext:value-type="float">
            <text:p>24.40</text:p>
          </table:table-cell>
          <table:table-cell table:style-name="ce6" office:value-type="float" office:value="24.3643780038047" calcext:value-type="float">
            <text:p>24.36</text:p>
          </table:table-cell>
          <table:table-cell table:style-name="ce8" office:value-type="float" office:value="0.0515140090340814" calcext:value-type="float">
            <text:p>0.052</text:p>
          </table:table-cell>
          <table:table-cell/>
          <table:table-cell table:formula="of:=[.$F$74]^(-[.D97])" office:value-type="float" office:value="0.0000000314507125183807" calcext:value-type="float">
            <text:p>3.14507125183807E-008</text:p>
          </table:table-cell>
          <table:table-cell table:formula="of:=[.G97]/[.Y26]" office:value-type="float" office:value="0.00261492212730732" calcext:value-type="float">
            <text:p>0.0026149221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791179432309" calcext:value-type="float">
            <text:p>23.88</text:p>
          </table:table-cell>
          <table:table-cell table:style-name="ce6" office:value-type="float" office:value="23.8597636326673" calcext:value-type="float">
            <text:p>23.86</text:p>
          </table:table-cell>
          <table:table-cell table:style-name="ce8" office:value-type="float" office:value="0.0273711284893506" calcext:value-type="float">
            <text:p>0.027</text:p>
          </table:table-cell>
          <table:table-cell/>
          <table:table-cell table:formula="of:=[.$P$74]^(-[.N97])" office:value-type="float" office:value="0.0000000276069265163441" calcext:value-type="float">
            <text:p>2.76069265163441E-008</text:p>
          </table:table-cell>
          <table:table-cell table:formula="of:=[.Q97]/[.Y26]" office:value-type="float" office:value="0.00229533632894153" calcext:value-type="float">
            <text:p>0.0022953363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34591700638" calcext:value-type="float">
            <text:p>23.33</text:p>
          </table:table-cell>
          <table:table-cell table:style-name="ce6" office:value-type="float" office:value="23.2209787483785" calcext:value-type="float">
            <text:p>23.22</text:p>
          </table:table-cell>
          <table:table-cell table:style-name="ce13" office:value-type="float" office:value="0.160672977946619" calcext:value-type="float">
            <text:p>0.161</text:p>
          </table:table-cell>
          <table:table-cell/>
          <table:table-cell table:formula="of:=[.$Z$74]^(-[.X97])" office:value-type="float" office:value="0.0000000465299254461326" calcext:value-type="float">
            <text:p>4.65299254461326E-008</text:p>
          </table:table-cell>
          <table:table-cell table:formula="of:=[.AA97]/[.Y26]" office:value-type="float" office:value="0.00386866057676573" calcext:value-type="float">
            <text:p>0.003868660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3279520986906" calcext:value-type="float">
            <text:p>24.33</text:p>
          </table:table-cell>
          <table:table-cell table:style-name="ce6" office:value-type="float" office:value="24.3643780038047" calcext:value-type="float">
            <text:p>24.36</text:p>
          </table:table-cell>
          <table:table-cell table:style-name="ce8" office:value-type="float" office:value="0.0515140090340814" calcext:value-type="float">
            <text:p>0.052</text:p>
          </table:table-cell>
          <table:table-cell/>
          <table:table-cell table:formula="of:=[.$F$74]^(-[.D98])" office:value-type="float" office:value="0.0000000314507125183807" calcext:value-type="float">
            <text:p>3.14507125183807E-008</text:p>
          </table:table-cell>
          <table:table-cell table:formula="of:=[.G98]/[.Y27]" office:value-type="float" office:value="0.00261492212730731" calcext:value-type="float">
            <text:p>0.0026149221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404093221038" calcext:value-type="float">
            <text:p>23.84</text:p>
          </table:table-cell>
          <table:table-cell table:style-name="ce6" office:value-type="float" office:value="23.8597636326673" calcext:value-type="float">
            <text:p>23.86</text:p>
          </table:table-cell>
          <table:table-cell table:style-name="ce8" office:value-type="float" office:value="0.0273711284893506" calcext:value-type="float">
            <text:p>0.027</text:p>
          </table:table-cell>
          <table:table-cell/>
          <table:table-cell table:formula="of:=[.$P$74]^(-[.N98])" office:value-type="float" office:value="0.0000000276069265163441" calcext:value-type="float">
            <text:p>2.76069265163441E-008</text:p>
          </table:table-cell>
          <table:table-cell table:formula="of:=[.Q98]/[.Y27]" office:value-type="float" office:value="0.00229533632894152" calcext:value-type="float">
            <text:p>0.0022953363</text:p>
          </table:table-cell>
          <table:table-cell table:number-columns-repeated="2"/>
          <table:table-cell table:style-name="ce1" office:value-type="string" calcext:value-type="string">
            <text:p>3CE/F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107365796119" calcext:value-type="float">
            <text:p>23.11</text:p>
          </table:table-cell>
          <table:table-cell table:style-name="ce6" office:value-type="float" office:value="23.2209787483785" calcext:value-type="float">
            <text:p>23.22</text:p>
          </table:table-cell>
          <table:table-cell table:style-name="ce13" office:value-type="float" office:value="0.160672977946619" calcext:value-type="float">
            <text:p>0.161</text:p>
          </table:table-cell>
          <table:table-cell/>
          <table:table-cell table:formula="of:=[.$Z$74]^(-[.X98])" office:value-type="float" office:value="0.0000000465299254461326" calcext:value-type="float">
            <text:p>4.65299254461326E-008</text:p>
          </table:table-cell>
          <table:table-cell table:formula="of:=[.AA98]/[.Y27]" office:value-type="float" office:value="0.00386866057676571" calcext:value-type="float">
            <text:p>0.003868660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783227075537" calcext:value-type="float">
            <text:p>24.78</text:p>
          </table:table-cell>
          <table:table-cell table:style-name="ce6" office:value-type="float" office:value="24.6977340518805" calcext:value-type="float">
            <text:p>24.70</text:p>
          </table:table-cell>
          <table:table-cell table:style-name="ce8" office:value-type="float" office:value="0.120905393543189" calcext:value-type="float">
            <text:p>0.121</text:p>
          </table:table-cell>
          <table:table-cell/>
          <table:table-cell table:formula="of:=[.$F$74]^(-[.D99])" office:value-type="float" office:value="0.0000000248303167625843" calcext:value-type="float">
            <text:p>2.48303167625843E-008</text:p>
          </table:table-cell>
          <table:table-cell table:formula="of:=[.G99]/[.Y28]" office:value-type="float" office:value="0.00321850498752504" calcext:value-type="float">
            <text:p>0.003218505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4633938023807" calcext:value-type="float">
            <text:p>26.46</text:p>
          </table:table-cell>
          <table:table-cell table:style-name="ce6" office:value-type="float" office:value="26.4258757488402" calcext:value-type="float">
            <text:p>26.43</text:p>
          </table:table-cell>
          <table:table-cell table:style-name="ce8" office:value-type="float" office:value="0.0530585401508206" calcext:value-type="float">
            <text:p>0.053</text:p>
          </table:table-cell>
          <table:table-cell/>
          <table:table-cell table:formula="of:=[.$P$74]^(-[.N99])" office:value-type="float" office:value="0.0000000042466970658054" calcext:value-type="float">
            <text:p>4.2466970658054E-009</text:p>
          </table:table-cell>
          <table:table-cell table:formula="of:=[.Q99]/[.Y28]" office:value-type="float" office:value="0.000550456758868189" calcext:value-type="float">
            <text:p>0.0005504568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3700026297481" calcext:value-type="float">
            <text:p>24.37</text:p>
          </table:table-cell>
          <table:table-cell table:style-name="ce6" office:value-type="float" office:value="24.5199673640428" calcext:value-type="float">
            <text:p>24.52</text:p>
          </table:table-cell>
          <table:table-cell table:style-name="ce13" office:value-type="float" office:value="0.21208216111725" calcext:value-type="float">
            <text:p>0.212</text:p>
          </table:table-cell>
          <table:table-cell/>
          <table:table-cell table:formula="of:=[.$Z$74]^(-[.X99])" office:value-type="float" office:value="0.0000000180951869354748" calcext:value-type="float">
            <text:p>1.80951869354748E-008</text:p>
          </table:table-cell>
          <table:table-cell table:formula="of:=[.AA99]/[.Y28]" office:value-type="float" office:value="0.00234549764140673" calcext:value-type="float">
            <text:p>0.002345497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6122410282241" calcext:value-type="float">
            <text:p>24.61</text:p>
          </table:table-cell>
          <table:table-cell table:style-name="ce6" office:value-type="float" office:value="24.6977340518805" calcext:value-type="float">
            <text:p>24.70</text:p>
          </table:table-cell>
          <table:table-cell table:style-name="ce8" office:value-type="float" office:value="0.120905393543189" calcext:value-type="float">
            <text:p>0.121</text:p>
          </table:table-cell>
          <table:table-cell/>
          <table:table-cell table:formula="of:=[.$F$74]^(-[.D100])" office:value-type="float" office:value="0.0000000248303167625843" calcext:value-type="float">
            <text:p>2.48303167625843E-008</text:p>
          </table:table-cell>
          <table:table-cell table:formula="of:=[.G100]/[.Y29]" office:value-type="float" office:value="0.00321850498752506" calcext:value-type="float">
            <text:p>0.003218505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3883576952997" calcext:value-type="float">
            <text:p>26.39</text:p>
          </table:table-cell>
          <table:table-cell table:style-name="ce6" office:value-type="float" office:value="26.4258757488402" calcext:value-type="float">
            <text:p>26.43</text:p>
          </table:table-cell>
          <table:table-cell table:style-name="ce8" office:value-type="float" office:value="0.0530585401508206" calcext:value-type="float">
            <text:p>0.053</text:p>
          </table:table-cell>
          <table:table-cell/>
          <table:table-cell table:formula="of:=[.$P$74]^(-[.N100])" office:value-type="float" office:value="0.0000000042466970658054" calcext:value-type="float">
            <text:p>4.2466970658054E-009</text:p>
          </table:table-cell>
          <table:table-cell table:formula="of:=[.Q100]/[.Y29]" office:value-type="float" office:value="0.000550456758868193" calcext:value-type="float">
            <text:p>0.0005504568</text:p>
          </table:table-cell>
          <table:table-cell table:number-columns-repeated="2"/>
          <table:table-cell table:style-name="ce1" office:value-type="string" calcext:value-type="string">
            <text:p>3CE/F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6699320983375" calcext:value-type="float">
            <text:p>24.67</text:p>
          </table:table-cell>
          <table:table-cell table:style-name="ce6" office:value-type="float" office:value="24.5199673640428" calcext:value-type="float">
            <text:p>24.52</text:p>
          </table:table-cell>
          <table:table-cell table:style-name="ce13" office:value-type="float" office:value="0.21208216111725" calcext:value-type="float">
            <text:p>0.212</text:p>
          </table:table-cell>
          <table:table-cell/>
          <table:table-cell table:formula="of:=[.$Z$74]^(-[.X100])" office:value-type="float" office:value="0.0000000180951869354748" calcext:value-type="float">
            <text:p>1.80951869354748E-008</text:p>
          </table:table-cell>
          <table:table-cell table:formula="of:=[.AA100]/[.Y29]" office:value-type="float" office:value="0.00234549764140674" calcext:value-type="float">
            <text:p>0.002345497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689503239311" calcext:value-type="float">
            <text:p>23.69</text:p>
          </table:table-cell>
          <table:table-cell table:style-name="ce6" office:value-type="float" office:value="23.5389586211745" calcext:value-type="float">
            <text:p>23.54</text:p>
          </table:table-cell>
          <table:table-cell table:style-name="ce8" office:value-type="float" office:value="0.212902240710983" calcext:value-type="float">
            <text:p>0.213</text:p>
          </table:table-cell>
          <table:table-cell/>
          <table:table-cell table:formula="of:=[.$F$74]^(-[.D101])" office:value-type="float" office:value="0.0000000564672557776007" calcext:value-type="float">
            <text:p>5.64672557776007E-008</text:p>
          </table:table-cell>
          <table:table-cell table:formula="of:=[.G101]/[.Y30]" office:value-type="float" office:value="0.00367639856235146" calcext:value-type="float">
            <text:p>0.0036763986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7439094429377" calcext:value-type="float">
            <text:p>29.74</text:p>
          </table:table-cell>
          <table:table-cell table:style-name="ce6" office:value-type="float" office:value="29.4906720425326" calcext:value-type="float">
            <text:p>29.49</text:p>
          </table:table-cell>
          <table:table-cell table:style-name="ce8" office:value-type="float" office:value="0.358131766153036" calcext:value-type="float">
            <text:p>0.358</text:p>
          </table:table-cell>
          <table:table-cell/>
          <table:table-cell table:formula="of:=[.$P$74]^(-[.N101])" office:value-type="float" office:value="0.000000000454043008857974" calcext:value-type="float">
            <text:p>4.54043008857974E-010</text:p>
          </table:table-cell>
          <table:table-cell table:formula="of:=[.Q101]/[.Y30]" office:value-type="float" office:value="0.0000295612570865068" calcext:value-type="float">
            <text:p>2.95612570865068E-005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566327175523" calcext:value-type="float">
            <text:p>23.86</text:p>
          </table:table-cell>
          <table:table-cell table:style-name="ce6" office:value-type="float" office:value="23.9448669735031" calcext:value-type="float">
            <text:p>23.94</text:p>
          </table:table-cell>
          <table:table-cell table:style-name="ce13" office:value-type="float" office:value="0.124782081431606" calcext:value-type="float">
            <text:p>0.125</text:p>
          </table:table-cell>
          <table:table-cell/>
          <table:table-cell table:formula="of:=[.$Z$74]^(-[.X101])" office:value-type="float" office:value="0.0000000274888806394059" calcext:value-type="float">
            <text:p>2.74888806394059E-008</text:p>
          </table:table-cell>
          <table:table-cell table:formula="of:=[.AA101]/[.Y30]" office:value-type="float" office:value="0.00178971122063012" calcext:value-type="float">
            <text:p>0.00178971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3884140030379" calcext:value-type="float">
            <text:p>23.39</text:p>
          </table:table-cell>
          <table:table-cell table:style-name="ce6" office:value-type="float" office:value="23.5389586211745" calcext:value-type="float">
            <text:p>23.54</text:p>
          </table:table-cell>
          <table:table-cell table:style-name="ce8" office:value-type="float" office:value="0.212902240710983" calcext:value-type="float">
            <text:p>0.213</text:p>
          </table:table-cell>
          <table:table-cell/>
          <table:table-cell table:formula="of:=[.$F$74]^(-[.D102])" office:value-type="float" office:value="0.0000000564672557776007" calcext:value-type="float">
            <text:p>5.64672557776007E-008</text:p>
          </table:table-cell>
          <table:table-cell table:formula="of:=[.G102]/[.Y31]" office:value-type="float" office:value="0.00367639856235146" calcext:value-type="float">
            <text:p>0.0036763986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9.2374346421275" calcext:value-type="float">
            <text:p>29.24</text:p>
          </table:table-cell>
          <table:table-cell table:style-name="ce6" office:value-type="float" office:value="29.4906720425326" calcext:value-type="float">
            <text:p>29.49</text:p>
          </table:table-cell>
          <table:table-cell table:style-name="ce8" office:value-type="float" office:value="0.358131766153036" calcext:value-type="float">
            <text:p>0.358</text:p>
          </table:table-cell>
          <table:table-cell/>
          <table:table-cell table:formula="of:=[.$P$74]^(-[.N102])" office:value-type="float" office:value="0.000000000454043008857974" calcext:value-type="float">
            <text:p>4.54043008857974E-010</text:p>
          </table:table-cell>
          <table:table-cell table:formula="of:=[.Q102]/[.Y31]" office:value-type="float" office:value="0.0000295612570865068" calcext:value-type="float">
            <text:p>2.95612570865068E-005</text:p>
          </table:table-cell>
          <table:table-cell table:number-columns-repeated="2"/>
          <table:table-cell table:style-name="ce1" office:value-type="string" calcext:value-type="string">
            <text:p>3CE/F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033101229454" calcext:value-type="float">
            <text:p>24.03</text:p>
          </table:table-cell>
          <table:table-cell table:style-name="ce6" office:value-type="float" office:value="23.9448669735031" calcext:value-type="float">
            <text:p>23.94</text:p>
          </table:table-cell>
          <table:table-cell table:style-name="ce13" office:value-type="float" office:value="0.124782081431606" calcext:value-type="float">
            <text:p>0.125</text:p>
          </table:table-cell>
          <table:table-cell/>
          <table:table-cell table:formula="of:=[.$Z$74]^(-[.X102])" office:value-type="float" office:value="0.0000000274888806394059" calcext:value-type="float">
            <text:p>2.74888806394059E-008</text:p>
          </table:table-cell>
          <table:table-cell table:formula="of:=[.AA102]/[.Y31]" office:value-type="float" office:value="0.00178971122063012" calcext:value-type="float">
            <text:p>0.001789711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09423373657" calcext:value-type="float">
            <text:p>23.01</text:p>
          </table:table-cell>
          <table:table-cell table:style-name="ce6" office:value-type="float" office:value="23.107481320234" calcext:value-type="float">
            <text:p>23.11</text:p>
          </table:table-cell>
          <table:table-cell table:style-name="ce8" office:value-type="float" office:value="0.138674877947661" calcext:value-type="float">
            <text:p>0.139</text:p>
          </table:table-cell>
          <table:table-cell/>
          <table:table-cell table:formula="of:=[.$F$74]^(-[.D103])" office:value-type="float" office:value="0.0000000766758803004361" calcext:value-type="float">
            <text:p>7.66758803004361E-008</text:p>
          </table:table-cell>
          <table:table-cell table:formula="of:=[.G103]/[.Y32]" office:value-type="float" office:value="0.00483234211327275" calcext:value-type="float">
            <text:p>0.0048323421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3374358088273" calcext:value-type="float">
            <text:p>25.34</text:p>
          </table:table-cell>
          <table:table-cell table:style-name="ce6" office:value-type="float" office:value="25.3431952273745" calcext:value-type="float">
            <text:p>25.34</text:p>
          </table:table-cell>
          <table:table-cell table:style-name="ce8" office:value-type="float" office:value="0.00814504782071009" calcext:value-type="float">
            <text:p>0.008</text:p>
          </table:table-cell>
          <table:table-cell/>
          <table:table-cell table:formula="of:=[.$P$74]^(-[.N103])" office:value-type="float" office:value="0.00000000935521875128677" calcext:value-type="float">
            <text:p>9.35521875128677E-009</text:p>
          </table:table-cell>
          <table:table-cell table:formula="of:=[.Q103]/[.Y32]" office:value-type="float" office:value="0.000589593720653572" calcext:value-type="float">
            <text:p>0.0005895937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5096474929376" calcext:value-type="float">
            <text:p>23.51</text:p>
          </table:table-cell>
          <table:table-cell table:style-name="ce6" office:value-type="float" office:value="23.6064122680665" calcext:value-type="float">
            <text:p>23.61</text:p>
          </table:table-cell>
          <table:table-cell table:style-name="ce13" office:value-type="float" office:value="0.136846057347361" calcext:value-type="float">
            <text:p>0.137</text:p>
          </table:table-cell>
          <table:table-cell/>
          <table:table-cell table:formula="of:=[.$Z$74]^(-[.X103])" office:value-type="float" office:value="0.0000000351582847638518" calcext:value-type="float">
            <text:p>3.51582847638518E-008</text:p>
          </table:table-cell>
          <table:table-cell table:formula="of:=[.AA103]/[.Y32]" office:value-type="float" office:value="0.00221577971363481" calcext:value-type="float">
            <text:p>0.00221577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205539266811" calcext:value-type="float">
            <text:p>23.21</text:p>
          </table:table-cell>
          <table:table-cell table:style-name="ce6" office:value-type="float" office:value="23.107481320234" calcext:value-type="float">
            <text:p>23.11</text:p>
          </table:table-cell>
          <table:table-cell table:style-name="ce8" office:value-type="float" office:value="0.138674877947661" calcext:value-type="float">
            <text:p>0.139</text:p>
          </table:table-cell>
          <table:table-cell/>
          <table:table-cell table:formula="of:=[.$F$74]^(-[.D104])" office:value-type="float" office:value="0.0000000766758803004361" calcext:value-type="float">
            <text:p>7.66758803004361E-008</text:p>
          </table:table-cell>
          <table:table-cell table:formula="of:=[.G104]/[.Y33]" office:value-type="float" office:value="0.00483234211327275" calcext:value-type="float">
            <text:p>0.0048323421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3489546459216" calcext:value-type="float">
            <text:p>25.35</text:p>
          </table:table-cell>
          <table:table-cell table:style-name="ce6" office:value-type="float" office:value="25.3431952273745" calcext:value-type="float">
            <text:p>25.34</text:p>
          </table:table-cell>
          <table:table-cell table:style-name="ce8" office:value-type="float" office:value="0.00814504782071009" calcext:value-type="float">
            <text:p>0.008</text:p>
          </table:table-cell>
          <table:table-cell/>
          <table:table-cell table:formula="of:=[.$P$74]^(-[.N104])" office:value-type="float" office:value="0.00000000935521875128677" calcext:value-type="float">
            <text:p>9.35521875128677E-009</text:p>
          </table:table-cell>
          <table:table-cell table:formula="of:=[.Q104]/[.Y33]" office:value-type="float" office:value="0.000589593720653572" calcext:value-type="float">
            <text:p>0.0005895937</text:p>
          </table:table-cell>
          <table:table-cell table:number-columns-repeated="2"/>
          <table:table-cell table:style-name="ce1" office:value-type="string" calcext:value-type="string">
            <text:p>3CE/F0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031770431955" calcext:value-type="float">
            <text:p>23.70</text:p>
          </table:table-cell>
          <table:table-cell table:style-name="ce6" office:value-type="float" office:value="23.6064122680665" calcext:value-type="float">
            <text:p>23.61</text:p>
          </table:table-cell>
          <table:table-cell table:style-name="ce13" office:value-type="float" office:value="0.136846057347361" calcext:value-type="float">
            <text:p>0.137</text:p>
          </table:table-cell>
          <table:table-cell/>
          <table:table-cell table:formula="of:=[.$Z$74]^(-[.X104])" office:value-type="float" office:value="0.0000000351582847638518" calcext:value-type="float">
            <text:p>3.51582847638518E-008</text:p>
          </table:table-cell>
          <table:table-cell table:formula="of:=[.AA104]/[.Y33]" office:value-type="float" office:value="0.00221577971363481" calcext:value-type="float">
            <text:p>0.002215779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866974182047" calcext:value-type="float">
            <text:p>23.19</text:p>
          </table:table-cell>
          <table:table-cell table:style-name="ce6" office:value-type="float" office:value="23.1723642231208" calcext:value-type="float">
            <text:p>23.17</text:p>
          </table:table-cell>
          <table:table-cell table:style-name="ce8" office:value-type="float" office:value="0.0202701988798182" calcext:value-type="float">
            <text:p>0.020</text:p>
          </table:table-cell>
          <table:table-cell/>
          <table:table-cell table:formula="of:=[.$F$74]^(-[.D105])" office:value-type="float" office:value="0.0000000732284407755232" calcext:value-type="float">
            <text:p>7.32284407755232E-008</text:p>
          </table:table-cell>
          <table:table-cell table:formula="of:=[.G105]/[.Y34]" office:value-type="float" office:value="0.00321156887892225" calcext:value-type="float">
            <text:p>0.0032115689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038123258865" calcext:value-type="float">
            <text:p>24.20</text:p>
          </table:table-cell>
          <table:table-cell table:style-name="ce6" office:value-type="float" office:value="24.0854065929743" calcext:value-type="float">
            <text:p>24.09</text:p>
          </table:table-cell>
          <table:table-cell table:style-name="ce8" office:value-type="float" office:value="0.167450993347176" calcext:value-type="float">
            <text:p>0.167</text:p>
          </table:table-cell>
          <table:table-cell/>
          <table:table-cell table:formula="of:=[.$P$74]^(-[.N105])" office:value-type="float" office:value="0.000000023417061395612" calcext:value-type="float">
            <text:p>2.3417061395612E-008</text:p>
          </table:table-cell>
          <table:table-cell table:formula="of:=[.Q105]/[.Y34]" office:value-type="float" office:value="0.00102699859258914" calcext:value-type="float">
            <text:p>0.0010269986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629654556593" calcext:value-type="float">
            <text:p>22.66</text:p>
          </table:table-cell>
          <table:table-cell table:style-name="ce6" office:value-type="float" office:value="22.7941235253073" calcext:value-type="float">
            <text:p>22.79</text:p>
          </table:table-cell>
          <table:table-cell table:style-name="ce13" office:value-type="float" office:value="0.185485520910892" calcext:value-type="float">
            <text:p>0.185</text:p>
          </table:table-cell>
          <table:table-cell/>
          <table:table-cell table:formula="of:=[.$Z$74]^(-[.X105])" office:value-type="float" office:value="0.0000000634623823585948" calcext:value-type="float">
            <text:p>6.34623823585948E-008</text:p>
          </table:table-cell>
          <table:table-cell table:formula="of:=[.AA105]/[.Y34]" office:value-type="float" office:value="0.0027832603016894" calcext:value-type="float">
            <text:p>0.002783260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0310280369" calcext:value-type="float">
            <text:p>23.16</text:p>
          </table:table-cell>
          <table:table-cell table:style-name="ce6" office:value-type="float" office:value="23.1723642231208" calcext:value-type="float">
            <text:p>23.17</text:p>
          </table:table-cell>
          <table:table-cell table:style-name="ce8" office:value-type="float" office:value="0.0202701988798182" calcext:value-type="float">
            <text:p>0.020</text:p>
          </table:table-cell>
          <table:table-cell/>
          <table:table-cell table:formula="of:=[.$F$74]^(-[.D106])" office:value-type="float" office:value="0.0000000732284407755232" calcext:value-type="float">
            <text:p>7.32284407755232E-008</text:p>
          </table:table-cell>
          <table:table-cell table:formula="of:=[.G106]/[.Y35]" office:value-type="float" office:value="0.00321156887892225" calcext:value-type="float">
            <text:p>0.0032115689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9670008600621" calcext:value-type="float">
            <text:p>23.97</text:p>
          </table:table-cell>
          <table:table-cell table:style-name="ce6" office:value-type="float" office:value="24.0854065929743" calcext:value-type="float">
            <text:p>24.09</text:p>
          </table:table-cell>
          <table:table-cell table:style-name="ce8" office:value-type="float" office:value="0.167450993347176" calcext:value-type="float">
            <text:p>0.167</text:p>
          </table:table-cell>
          <table:table-cell/>
          <table:table-cell table:formula="of:=[.$P$74]^(-[.N106])" office:value-type="float" office:value="0.000000023417061395612" calcext:value-type="float">
            <text:p>2.3417061395612E-008</text:p>
          </table:table-cell>
          <table:table-cell table:formula="of:=[.Q106]/[.Y35]" office:value-type="float" office:value="0.00102699859258914" calcext:value-type="float">
            <text:p>0.0010269986</text:p>
          </table:table-cell>
          <table:table-cell table:number-columns-repeated="2"/>
          <table:table-cell table:style-name="ce1" office:value-type="string" calcext:value-type="string">
            <text:p>3CE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252815949553" calcext:value-type="float">
            <text:p>22.93</text:p>
          </table:table-cell>
          <table:table-cell table:style-name="ce6" office:value-type="float" office:value="22.7941235253073" calcext:value-type="float">
            <text:p>22.79</text:p>
          </table:table-cell>
          <table:table-cell table:style-name="ce13" office:value-type="float" office:value="0.185485520910892" calcext:value-type="float">
            <text:p>0.185</text:p>
          </table:table-cell>
          <table:table-cell/>
          <table:table-cell table:formula="of:=[.$Z$74]^(-[.X106])" office:value-type="float" office:value="0.0000000634623823585948" calcext:value-type="float">
            <text:p>6.34623823585948E-008</text:p>
          </table:table-cell>
          <table:table-cell table:formula="of:=[.AA106]/[.Y35]" office:value-type="float" office:value="0.0027832603016894" calcext:value-type="float">
            <text:p>0.0027832603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153678819272" calcext:value-type="float">
            <text:p>23.02</text:p>
          </table:table-cell>
          <table:table-cell table:style-name="ce6" office:value-type="float" office:value="23.0698760536433" calcext:value-type="float">
            <text:p>23.07</text:p>
          </table:table-cell>
          <table:table-cell table:style-name="ce8" office:value-type="float" office:value="0.077086195701029" calcext:value-type="float">
            <text:p>0.077</text:p>
          </table:table-cell>
          <table:table-cell/>
          <table:table-cell table:formula="of:=[.$F$74]^(-[.D107])" office:value-type="float" office:value="0.0000000787477807931595" calcext:value-type="float">
            <text:p>7.87477807931595E-008</text:p>
          </table:table-cell>
          <table:table-cell table:formula="of:=[.G107]/[.Y36]" office:value-type="float" office:value="0.00488245274460037" calcext:value-type="float">
            <text:p>0.0048824527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219861050763" calcext:value-type="float">
            <text:p>25.82</text:p>
          </table:table-cell>
          <table:table-cell table:style-name="ce6" office:value-type="float" office:value="25.9196785964907" calcext:value-type="float">
            <text:p>25.92</text:p>
          </table:table-cell>
          <table:table-cell table:style-name="ce8" office:value-type="float" office:value="0.138158046300256" calcext:value-type="float">
            <text:p>0.138</text:p>
          </table:table-cell>
          <table:table-cell/>
          <table:table-cell table:formula="of:=[.$P$74]^(-[.N107])" office:value-type="float" office:value="0.00000000614354396034406" calcext:value-type="float">
            <text:p>6.14354396034406E-009</text:p>
          </table:table-cell>
          <table:table-cell table:formula="of:=[.Q107]/[.Y36]" office:value-type="float" office:value="0.000380906773100588" calcext:value-type="float">
            <text:p>0.0003809068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919649915081" calcext:value-type="float">
            <text:p>23.39</text:p>
          </table:table-cell>
          <table:table-cell table:style-name="ce6" office:value-type="float" office:value="23.5457657187319" calcext:value-type="float">
            <text:p>23.55</text:p>
          </table:table-cell>
          <table:table-cell table:style-name="ce13" office:value-type="float" office:value="0.21750707434268" calcext:value-type="float">
            <text:p>0.218</text:p>
          </table:table-cell>
          <table:table-cell/>
          <table:table-cell table:formula="of:=[.$Z$74]^(-[.X107])" office:value-type="float" office:value="0.0000000367432411870388" calcext:value-type="float">
            <text:p>3.67432411870388E-008</text:p>
          </table:table-cell>
          <table:table-cell table:formula="of:=[.AA107]/[.Y36]" office:value-type="float" office:value="0.00227812310356248" calcext:value-type="float">
            <text:p>0.002278123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243842253593" calcext:value-type="float">
            <text:p>23.12</text:p>
          </table:table-cell>
          <table:table-cell table:style-name="ce6" office:value-type="float" office:value="23.0698760536433" calcext:value-type="float">
            <text:p>23.07</text:p>
          </table:table-cell>
          <table:table-cell table:style-name="ce8" office:value-type="float" office:value="0.077086195701029" calcext:value-type="float">
            <text:p>0.077</text:p>
          </table:table-cell>
          <table:table-cell/>
          <table:table-cell table:formula="of:=[.$F$74]^(-[.D108])" office:value-type="float" office:value="0.0000000787477807931595" calcext:value-type="float">
            <text:p>7.87477807931595E-008</text:p>
          </table:table-cell>
          <table:table-cell table:formula="of:=[.G108]/[.Y37]" office:value-type="float" office:value="0.00488245274460037" calcext:value-type="float">
            <text:p>0.0048824527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173710879051" calcext:value-type="float">
            <text:p>26.02</text:p>
          </table:table-cell>
          <table:table-cell table:style-name="ce6" office:value-type="float" office:value="25.9196785964907" calcext:value-type="float">
            <text:p>25.92</text:p>
          </table:table-cell>
          <table:table-cell table:style-name="ce8" office:value-type="float" office:value="0.138158046300256" calcext:value-type="float">
            <text:p>0.138</text:p>
          </table:table-cell>
          <table:table-cell/>
          <table:table-cell table:formula="of:=[.$P$74]^(-[.N108])" office:value-type="float" office:value="0.00000000614354396034406" calcext:value-type="float">
            <text:p>6.14354396034406E-009</text:p>
          </table:table-cell>
          <table:table-cell table:formula="of:=[.Q108]/[.Y37]" office:value-type="float" office:value="0.000380906773100588" calcext:value-type="float">
            <text:p>0.0003809068</text:p>
          </table:table-cell>
          <table:table-cell table:number-columns-repeated="2"/>
          <table:table-cell table:style-name="ce1" office:value-type="string" calcext:value-type="string">
            <text:p>3CE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6995664459556" calcext:value-type="float">
            <text:p>23.70</text:p>
          </table:table-cell>
          <table:table-cell table:style-name="ce6" office:value-type="float" office:value="23.5457657187319" calcext:value-type="float">
            <text:p>23.55</text:p>
          </table:table-cell>
          <table:table-cell table:style-name="ce13" office:value-type="float" office:value="0.21750707434268" calcext:value-type="float">
            <text:p>0.218</text:p>
          </table:table-cell>
          <table:table-cell/>
          <table:table-cell table:formula="of:=[.$Z$74]^(-[.X108])" office:value-type="float" office:value="0.0000000367432411870388" calcext:value-type="float">
            <text:p>3.67432411870388E-008</text:p>
          </table:table-cell>
          <table:table-cell table:formula="of:=[.AA108]/[.Y37]" office:value-type="float" office:value="0.00227812310356248" calcext:value-type="float">
            <text:p>0.002278123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8424015289157" calcext:value-type="float">
            <text:p>22.84</text:p>
          </table:table-cell>
          <table:table-cell table:style-name="ce6" office:value-type="float" office:value="22.8989281372277" calcext:value-type="float">
            <text:p>22.90</text:p>
          </table:table-cell>
          <table:table-cell table:style-name="ce8" office:value-type="float" office:value="0.0799406961097692" calcext:value-type="float">
            <text:p>0.080</text:p>
          </table:table-cell>
          <table:table-cell/>
          <table:table-cell table:formula="of:=[.$F$74]^(-[.D109])" office:value-type="float" office:value="0.0000000888949805485924" calcext:value-type="float">
            <text:p>8.88949805485924E-008</text:p>
          </table:table-cell>
          <table:table-cell table:formula="of:=[.G109]/[.Y38]" office:value-type="float" office:value="0.00699050804040871" calcext:value-type="float">
            <text:p>0.006990508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1820501623728" calcext:value-type="float">
            <text:p>25.18</text:p>
          </table:table-cell>
          <table:table-cell table:style-name="ce6" office:value-type="float" office:value="25.2090758763414" calcext:value-type="float">
            <text:p>25.21</text:p>
          </table:table-cell>
          <table:table-cell table:style-name="ce8" office:value-type="float" office:value="0.0382201312272451" calcext:value-type="float">
            <text:p>0.038</text:p>
          </table:table-cell>
          <table:table-cell/>
          <table:table-cell table:formula="of:=[.$P$74]^(-[.N109])" office:value-type="float" office:value="0.0000000103167790894899" calcext:value-type="float">
            <text:p>1.03167790894899E-008</text:p>
          </table:table-cell>
          <table:table-cell table:formula="of:=[.Q109]/[.Y38]" office:value-type="float" office:value="0.000811289082140885" calcext:value-type="float">
            <text:p>0.0008112891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5735295940969" calcext:value-type="float">
            <text:p>23.57</text:p>
          </table:table-cell>
          <table:table-cell table:style-name="ce6" office:value-type="float" office:value="23.6917445415339" calcext:value-type="float">
            <text:p>23.69</text:p>
          </table:table-cell>
          <table:table-cell table:style-name="ce13" office:value-type="float" office:value="0.16718118194058" calcext:value-type="float">
            <text:p>0.167</text:p>
          </table:table-cell>
          <table:table-cell/>
          <table:table-cell table:formula="of:=[.$Z$74]^(-[.X109])" office:value-type="float" office:value="0.000000033043277591875" calcext:value-type="float">
            <text:p>0.000000033</text:p>
          </table:table-cell>
          <table:table-cell table:formula="of:=[.AA109]/[.Y38]" office:value-type="float" office:value="0.00259845152405646" calcext:value-type="float">
            <text:p>0.00259845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9554547455397" calcext:value-type="float">
            <text:p>22.96</text:p>
          </table:table-cell>
          <table:table-cell table:style-name="ce6" office:value-type="float" office:value="22.8989281372277" calcext:value-type="float">
            <text:p>22.90</text:p>
          </table:table-cell>
          <table:table-cell table:style-name="ce8" office:value-type="float" office:value="0.0799406961097692" calcext:value-type="float">
            <text:p>0.080</text:p>
          </table:table-cell>
          <table:table-cell/>
          <table:table-cell table:formula="of:=[.$F$74]^(-[.D110])" office:value-type="float" office:value="0.0000000888949805485924" calcext:value-type="float">
            <text:p>8.88949805485924E-008</text:p>
          </table:table-cell>
          <table:table-cell table:formula="of:=[.G110]/[.Y39]" office:value-type="float" office:value="0.00699050804040871" calcext:value-type="float">
            <text:p>0.006990508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23610159031" calcext:value-type="float">
            <text:p>25.24</text:p>
          </table:table-cell>
          <table:table-cell table:style-name="ce6" office:value-type="float" office:value="25.2090758763414" calcext:value-type="float">
            <text:p>25.21</text:p>
          </table:table-cell>
          <table:table-cell table:style-name="ce8" office:value-type="float" office:value="0.0382201312272451" calcext:value-type="float">
            <text:p>0.038</text:p>
          </table:table-cell>
          <table:table-cell/>
          <table:table-cell table:formula="of:=[.$P$74]^(-[.N110])" office:value-type="float" office:value="0.0000000103167790894899" calcext:value-type="float">
            <text:p>1.03167790894899E-008</text:p>
          </table:table-cell>
          <table:table-cell table:formula="of:=[.Q110]/[.Y39]" office:value-type="float" office:value="0.000811289082140885" calcext:value-type="float">
            <text:p>0.0008112891</text:p>
          </table:table-cell>
          <table:table-cell table:number-columns-repeated="2"/>
          <table:table-cell table:style-name="ce1" office:value-type="string" calcext:value-type="string">
            <text:p>3CE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099594889708" calcext:value-type="float">
            <text:p>23.81</text:p>
          </table:table-cell>
          <table:table-cell table:style-name="ce6" office:value-type="float" office:value="23.6917445415339" calcext:value-type="float">
            <text:p>23.69</text:p>
          </table:table-cell>
          <table:table-cell table:style-name="ce13" office:value-type="float" office:value="0.16718118194058" calcext:value-type="float">
            <text:p>0.167</text:p>
          </table:table-cell>
          <table:table-cell/>
          <table:table-cell table:formula="of:=[.$Z$74]^(-[.X110])" office:value-type="float" office:value="0.000000033043277591875" calcext:value-type="float">
            <text:p>0.000000033</text:p>
          </table:table-cell>
          <table:table-cell table:formula="of:=[.AA110]/[.Y39]" office:value-type="float" office:value="0.00259845152405646" calcext:value-type="float">
            <text:p>0.00259845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794555343053" calcext:value-type="float">
            <text:p>22.79</text:p>
          </table:table-cell>
          <table:table-cell table:style-name="ce6" office:value-type="float" office:value="22.6944696457116" calcext:value-type="float">
            <text:p>22.69</text:p>
          </table:table-cell>
          <table:table-cell table:style-name="ce8" office:value-type="float" office:value="0.14154255057982" calcext:value-type="float">
            <text:p>0.142</text:p>
          </table:table-cell>
          <table:table-cell/>
          <table:table-cell table:formula="of:=[.$F$74]^(-[.D111])" office:value-type="float" office:value="0.000000102762545897514" calcext:value-type="float">
            <text:p>1.02762545897514E-007</text:p>
          </table:table-cell>
          <table:table-cell table:formula="of:=[.G111]/[.Y40]" office:value-type="float" office:value="0.00727593999905128" calcext:value-type="float">
            <text:p>0.0072759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807765265132" calcext:value-type="float">
            <text:p>25.88</text:p>
          </table:table-cell>
          <table:table-cell table:style-name="ce6" office:value-type="float" office:value="26.0791494854181" calcext:value-type="float">
            <text:p>26.08</text:p>
          </table:table-cell>
          <table:table-cell table:style-name="ce8" office:value-type="float" office:value="0.280541728891322" calcext:value-type="float">
            <text:p>0.281</text:p>
          </table:table-cell>
          <table:table-cell/>
          <table:table-cell table:formula="of:=[.$P$74]^(-[.N111])" office:value-type="float" office:value="0.00000000546886492516988" calcext:value-type="float">
            <text:p>5.46886492516988E-009</text:p>
          </table:table-cell>
          <table:table-cell table:formula="of:=[.Q111]/[.Y40]" office:value-type="float" office:value="0.000387214356270779" calcext:value-type="float">
            <text:p>0.000387214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668646072135" calcext:value-type="float">
            <text:p>22.97</text:p>
          </table:table-cell>
          <table:table-cell table:style-name="ce6" office:value-type="float" office:value="22.9299583518082" calcext:value-type="float">
            <text:p>22.93</text:p>
          </table:table-cell>
          <table:table-cell table:style-name="ce13" office:value-type="float" office:value="0.0521933269305814" calcext:value-type="float">
            <text:p>0.052</text:p>
          </table:table-cell>
          <table:table-cell/>
          <table:table-cell table:formula="of:=[.$Z$74]^(-[.X111])" office:value-type="float" office:value="0.0000000574943409247974" calcext:value-type="float">
            <text:p>5.74943409247974E-008</text:p>
          </table:table-cell>
          <table:table-cell table:formula="of:=[.AA111]/[.Y40]" office:value-type="float" office:value="0.0040707961368632" calcext:value-type="float">
            <text:p>0.00407079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5943839483702" calcext:value-type="float">
            <text:p>22.59</text:p>
          </table:table-cell>
          <table:table-cell table:style-name="ce6" office:value-type="float" office:value="22.6944696457116" calcext:value-type="float">
            <text:p>22.69</text:p>
          </table:table-cell>
          <table:table-cell table:style-name="ce8" office:value-type="float" office:value="0.14154255057982" calcext:value-type="float">
            <text:p>0.142</text:p>
          </table:table-cell>
          <table:table-cell/>
          <table:table-cell table:formula="of:=[.$F$74]^(-[.D112])" office:value-type="float" office:value="0.000000102762545897514" calcext:value-type="float">
            <text:p>1.02762545897514E-007</text:p>
          </table:table-cell>
          <table:table-cell table:formula="of:=[.G112]/[.Y41]" office:value-type="float" office:value="0.00727593999905128" calcext:value-type="float">
            <text:p>0.0072759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2775224443229" calcext:value-type="float">
            <text:p>26.28</text:p>
          </table:table-cell>
          <table:table-cell table:style-name="ce6" office:value-type="float" office:value="26.0791494854181" calcext:value-type="float">
            <text:p>26.08</text:p>
          </table:table-cell>
          <table:table-cell table:style-name="ce8" office:value-type="float" office:value="0.280541728891322" calcext:value-type="float">
            <text:p>0.281</text:p>
          </table:table-cell>
          <table:table-cell/>
          <table:table-cell table:formula="of:=[.$P$74]^(-[.N112])" office:value-type="float" office:value="0.00000000546886492516988" calcext:value-type="float">
            <text:p>5.46886492516988E-009</text:p>
          </table:table-cell>
          <table:table-cell table:formula="of:=[.Q112]/[.Y41]" office:value-type="float" office:value="0.000387214356270779" calcext:value-type="float">
            <text:p>0.0003872144</text:p>
          </table:table-cell>
          <table:table-cell table:number-columns-repeated="2"/>
          <table:table-cell table:style-name="ce1" office:value-type="string" calcext:value-type="string">
            <text:p>3CF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930520964029" calcext:value-type="float">
            <text:p>22.89</text:p>
          </table:table-cell>
          <table:table-cell table:style-name="ce6" office:value-type="float" office:value="22.9299583518082" calcext:value-type="float">
            <text:p>22.93</text:p>
          </table:table-cell>
          <table:table-cell table:style-name="ce13" office:value-type="float" office:value="0.0521933269305814" calcext:value-type="float">
            <text:p>0.052</text:p>
          </table:table-cell>
          <table:table-cell/>
          <table:table-cell table:formula="of:=[.$Z$74]^(-[.X112])" office:value-type="float" office:value="0.0000000574943409247974" calcext:value-type="float">
            <text:p>5.74943409247974E-008</text:p>
          </table:table-cell>
          <table:table-cell table:formula="of:=[.AA112]/[.Y41]" office:value-type="float" office:value="0.0040707961368632" calcext:value-type="float">
            <text:p>0.00407079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2213234375622" calcext:value-type="float">
            <text:p>22.22</text:p>
          </table:table-cell>
          <table:table-cell table:style-name="ce6" office:value-type="float" office:value="22.3209777198025" calcext:value-type="float">
            <text:p>22.32</text:p>
          </table:table-cell>
          <table:table-cell table:style-name="ce8" office:value-type="float" office:value="0.140932437492881" calcext:value-type="float">
            <text:p>0.141</text:p>
          </table:table-cell>
          <table:table-cell/>
          <table:table-cell table:formula="of:=[.$F$74]^(-[.D113])" office:value-type="float" office:value="0.000000133918899654401" calcext:value-type="float">
            <text:p>1.33918899654401E-007</text:p>
          </table:table-cell>
          <table:table-cell table:formula="of:=[.G113]/[.Y42]" office:value-type="float" office:value="0.00812261072929854" calcext:value-type="float">
            <text:p>0.0081226107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7.0322950513297" calcext:value-type="float">
            <text:p>27.03</text:p>
          </table:table-cell>
          <table:table-cell table:style-name="ce6" office:value-type="float" office:value="27.1670181117983" calcext:value-type="float">
            <text:p>27.17</text:p>
          </table:table-cell>
          <table:table-cell table:style-name="ce8" office:value-type="float" office:value="0.190527179279127" calcext:value-type="float">
            <text:p>0.191</text:p>
          </table:table-cell>
          <table:table-cell/>
          <table:table-cell table:formula="of:=[.$P$74]^(-[.N113])" office:value-type="float" office:value="0.00000000247315249011059" calcext:value-type="float">
            <text:p>2.47315249011059E-009</text:p>
          </table:table-cell>
          <table:table-cell table:formula="of:=[.Q113]/[.Y42]" office:value-type="float" office:value="0.000150004629691591" calcext:value-type="float">
            <text:p>0.0001500046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4681232697741" calcext:value-type="float">
            <text:p>23.47</text:p>
          </table:table-cell>
          <table:table-cell table:style-name="ce6" office:value-type="float" office:value="23.5977076393776" calcext:value-type="float">
            <text:p>23.60</text:p>
          </table:table-cell>
          <table:table-cell table:style-name="ce13" office:value-type="float" office:value="0.183259972964806" calcext:value-type="float">
            <text:p>0.183</text:p>
          </table:table-cell>
          <table:table-cell/>
          <table:table-cell table:formula="of:=[.$Z$74]^(-[.X113])" office:value-type="float" office:value="0.0000000353815013286736" calcext:value-type="float">
            <text:p>3.53815013286736E-008</text:p>
          </table:table-cell>
          <table:table-cell table:formula="of:=[.AA113]/[.Y42]" office:value-type="float" office:value="0.00214600152071612" calcext:value-type="float">
            <text:p>0.00214600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206320020429" calcext:value-type="float">
            <text:p>22.42</text:p>
          </table:table-cell>
          <table:table-cell table:style-name="ce6" office:value-type="float" office:value="22.3209777198025" calcext:value-type="float">
            <text:p>22.32</text:p>
          </table:table-cell>
          <table:table-cell table:style-name="ce8" office:value-type="float" office:value="0.140932437492881" calcext:value-type="float">
            <text:p>0.141</text:p>
          </table:table-cell>
          <table:table-cell/>
          <table:table-cell table:formula="of:=[.$F$74]^(-[.D114])" office:value-type="float" office:value="0.000000133918899654401" calcext:value-type="float">
            <text:p>1.33918899654401E-007</text:p>
          </table:table-cell>
          <table:table-cell table:formula="of:=[.G114]/[.Y43]" office:value-type="float" office:value="0.00812261072929854" calcext:value-type="float">
            <text:p>0.0081226107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7.3017411722669" calcext:value-type="float">
            <text:p>27.30</text:p>
          </table:table-cell>
          <table:table-cell table:style-name="ce6" office:value-type="float" office:value="27.1670181117983" calcext:value-type="float">
            <text:p>27.17</text:p>
          </table:table-cell>
          <table:table-cell table:style-name="ce8" office:value-type="float" office:value="0.190527179279127" calcext:value-type="float">
            <text:p>0.191</text:p>
          </table:table-cell>
          <table:table-cell/>
          <table:table-cell table:formula="of:=[.$P$74]^(-[.N114])" office:value-type="float" office:value="0.00000000247315249011059" calcext:value-type="float">
            <text:p>2.47315249011059E-009</text:p>
          </table:table-cell>
          <table:table-cell table:formula="of:=[.Q114]/[.Y43]" office:value-type="float" office:value="0.000150004629691591" calcext:value-type="float">
            <text:p>0.0001500046</text:p>
          </table:table-cell>
          <table:table-cell table:number-columns-repeated="2"/>
          <table:table-cell table:style-name="ce1" office:value-type="string" calcext:value-type="string">
            <text:p>3CF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272920089811" calcext:value-type="float">
            <text:p>23.73</text:p>
          </table:table-cell>
          <table:table-cell table:style-name="ce6" office:value-type="float" office:value="23.5977076393776" calcext:value-type="float">
            <text:p>23.60</text:p>
          </table:table-cell>
          <table:table-cell table:style-name="ce13" office:value-type="float" office:value="0.183259972964806" calcext:value-type="float">
            <text:p>0.183</text:p>
          </table:table-cell>
          <table:table-cell/>
          <table:table-cell table:formula="of:=[.$Z$74]^(-[.X114])" office:value-type="float" office:value="0.0000000353815013286736" calcext:value-type="float">
            <text:p>3.53815013286736E-008</text:p>
          </table:table-cell>
          <table:table-cell table:formula="of:=[.AA114]/[.Y43]" office:value-type="float" office:value="0.00214600152071612" calcext:value-type="float">
            <text:p>0.002146001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550119592403" calcext:value-type="float">
            <text:p>22.55</text:p>
          </table:table-cell>
          <table:table-cell table:style-name="ce6" office:value-type="float" office:value="22.5111053099075" calcext:value-type="float">
            <text:p>22.51</text:p>
          </table:table-cell>
          <table:table-cell table:style-name="ce8" office:value-type="float" office:value="0.0551745274314601" calcext:value-type="float">
            <text:p>0.055</text:p>
          </table:table-cell>
          <table:table-cell/>
          <table:table-cell table:formula="of:=[.$F$74]^(-[.D115])" office:value-type="float" office:value="0.000000117029966462853" calcext:value-type="float">
            <text:p>0.000000117</text:p>
          </table:table-cell>
          <table:table-cell table:formula="of:=[.G115]/[.Y44]" office:value-type="float" office:value="0.00813074705383599" calcext:value-type="float">
            <text:p>0.0081307471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018804528851" calcext:value-type="float">
            <text:p>24.00</text:p>
          </table:table-cell>
          <table:table-cell table:style-name="ce6" office:value-type="float" office:value="24.090087984854" calcext:value-type="float">
            <text:p>24.09</text:p>
          </table:table-cell>
          <table:table-cell table:style-name="ce8" office:value-type="float" office:value="0.124744288013917" calcext:value-type="float">
            <text:p>0.125</text:p>
          </table:table-cell>
          <table:table-cell/>
          <table:table-cell table:formula="of:=[.$P$74]^(-[.N115])" office:value-type="float" office:value="0.0000000233372290463573" calcext:value-type="float">
            <text:p>2.33372290463573E-008</text:p>
          </table:table-cell>
          <table:table-cell table:formula="of:=[.Q115]/[.Y44]" office:value-type="float" office:value="0.00162137196180086" calcext:value-type="float">
            <text:p>0.001621372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68294102667" calcext:value-type="float">
            <text:p>23.37</text:p>
          </table:table-cell>
          <table:table-cell table:style-name="ce6" office:value-type="float" office:value="23.2182619950336" calcext:value-type="float">
            <text:p>23.22</text:p>
          </table:table-cell>
          <table:table-cell table:style-name="ce13" office:value-type="float" office:value="0.212177441406552" calcext:value-type="float">
            <text:p>0.212</text:p>
          </table:table-cell>
          <table:table-cell/>
          <table:table-cell table:formula="of:=[.$Z$74]^(-[.X115])" office:value-type="float" office:value="0.0000000466219248548954" calcext:value-type="float">
            <text:p>4.66219248548954E-008</text:p>
          </table:table-cell>
          <table:table-cell table:formula="of:=[.AA115]/[.Y44]" office:value-type="float" office:value="0.00323909413644432" calcext:value-type="float">
            <text:p>0.003239094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720910274119" calcext:value-type="float">
            <text:p>22.47</text:p>
          </table:table-cell>
          <table:table-cell table:style-name="ce6" office:value-type="float" office:value="22.5111053099075" calcext:value-type="float">
            <text:p>22.51</text:p>
          </table:table-cell>
          <table:table-cell table:style-name="ce8" office:value-type="float" office:value="0.0551745274314601" calcext:value-type="float">
            <text:p>0.055</text:p>
          </table:table-cell>
          <table:table-cell/>
          <table:table-cell table:formula="of:=[.$F$74]^(-[.D116])" office:value-type="float" office:value="0.000000117029966462853" calcext:value-type="float">
            <text:p>0.000000117</text:p>
          </table:table-cell>
          <table:table-cell table:formula="of:=[.G116]/[.Y45]" office:value-type="float" office:value="0.00813074705383599" calcext:value-type="float">
            <text:p>0.0081307471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1782955168229" calcext:value-type="float">
            <text:p>24.18</text:p>
          </table:table-cell>
          <table:table-cell table:style-name="ce6" office:value-type="float" office:value="24.090087984854" calcext:value-type="float">
            <text:p>24.09</text:p>
          </table:table-cell>
          <table:table-cell table:style-name="ce8" office:value-type="float" office:value="0.124744288013917" calcext:value-type="float">
            <text:p>0.125</text:p>
          </table:table-cell>
          <table:table-cell/>
          <table:table-cell table:formula="of:=[.$P$74]^(-[.N116])" office:value-type="float" office:value="0.0000000233372290463573" calcext:value-type="float">
            <text:p>2.33372290463573E-008</text:p>
          </table:table-cell>
          <table:table-cell table:formula="of:=[.Q116]/[.Y45]" office:value-type="float" office:value="0.00162137196180086" calcext:value-type="float">
            <text:p>0.001621372</text:p>
          </table:table-cell>
          <table:table-cell table:number-columns-repeated="2"/>
          <table:table-cell table:style-name="ce1" office:value-type="string" calcext:value-type="string">
            <text:p>3CF1N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0682298874002" calcext:value-type="float">
            <text:p>23.07</text:p>
          </table:table-cell>
          <table:table-cell table:style-name="ce6" office:value-type="float" office:value="23.2182619950336" calcext:value-type="float">
            <text:p>23.22</text:p>
          </table:table-cell>
          <table:table-cell table:style-name="ce13" office:value-type="float" office:value="0.212177441406552" calcext:value-type="float">
            <text:p>0.212</text:p>
          </table:table-cell>
          <table:table-cell/>
          <table:table-cell table:formula="of:=[.$Z$74]^(-[.X116])" office:value-type="float" office:value="0.0000000466219248548954" calcext:value-type="float">
            <text:p>4.66219248548954E-008</text:p>
          </table:table-cell>
          <table:table-cell table:formula="of:=[.AA116]/[.Y45]" office:value-type="float" office:value="0.00323909413644432" calcext:value-type="float">
            <text:p>0.003239094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603325160109" calcext:value-type="float">
            <text:p>22.66</text:p>
          </table:table-cell>
          <table:table-cell table:style-name="ce6" office:value-type="float" office:value="22.3950997917052" calcext:value-type="float">
            <text:p>22.40</text:p>
          </table:table-cell>
          <table:table-cell table:style-name="ce8" office:value-type="float" office:value="0.375095715898271" calcext:value-type="float">
            <text:p>0.375</text:p>
          </table:table-cell>
          <table:table-cell/>
          <table:table-cell table:formula="of:=[.$F$74]^(-[.D117])" office:value-type="float" office:value="0.000000127062656057632" calcext:value-type="float">
            <text:p>1.27062656057632E-007</text:p>
          </table:table-cell>
          <table:table-cell table:formula="of:=[.G117]/[.Y46]" office:value-type="float" office:value="0.00333400375815101" calcext:value-type="float">
            <text:p>0.0033340038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8641718534926" calcext:value-type="float">
            <text:p>22.86</text:p>
          </table:table-cell>
          <table:table-cell table:style-name="ce6" office:value-type="float" office:value="23.0198223117473" calcext:value-type="float">
            <text:p>23.02</text:p>
          </table:table-cell>
          <table:table-cell table:style-name="ce8" office:value-type="float" office:value="0.220122989053383" calcext:value-type="float">
            <text:p>0.220</text:p>
          </table:table-cell>
          <table:table-cell/>
          <table:table-cell table:formula="of:=[.$P$74]^(-[.N117])" office:value-type="float" office:value="0.0000000509470240658869" calcext:value-type="float">
            <text:p>5.09470240658869E-008</text:p>
          </table:table-cell>
          <table:table-cell table:formula="of:=[.Q117]/[.Y46]" office:value-type="float" office:value="0.00133680166126257" calcext:value-type="float">
            <text:p>0.0013368017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506100351986" calcext:value-type="float">
            <text:p>22.65</text:p>
          </table:table-cell>
          <table:table-cell table:style-name="ce6" office:value-type="float" office:value="22.4611332929607" calcext:value-type="float">
            <text:p>22.46</text:p>
          </table:table-cell>
          <table:table-cell table:style-name="ce13" office:value-type="float" office:value="0.267960578627203" calcext:value-type="float">
            <text:p>0.268</text:p>
          </table:table-cell>
          <table:table-cell/>
          <table:table-cell table:formula="of:=[.$Z$74]^(-[.X117])" office:value-type="float" office:value="0.0000000808465572053173" calcext:value-type="float">
            <text:p>8.08465572053173E-008</text:p>
          </table:table-cell>
          <table:table-cell table:formula="of:=[.AA117]/[.Y46]" office:value-type="float" office:value="0.00212133709399119" calcext:value-type="float">
            <text:p>0.002121337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1298670673995" calcext:value-type="float">
            <text:p>22.13</text:p>
          </table:table-cell>
          <table:table-cell table:style-name="ce6" office:value-type="float" office:value="22.3950997917052" calcext:value-type="float">
            <text:p>22.40</text:p>
          </table:table-cell>
          <table:table-cell table:style-name="ce8" office:value-type="float" office:value="0.375095715898271" calcext:value-type="float">
            <text:p>0.375</text:p>
          </table:table-cell>
          <table:table-cell/>
          <table:table-cell table:formula="of:=[.$F$74]^(-[.D118])" office:value-type="float" office:value="0.000000127062656057632" calcext:value-type="float">
            <text:p>1.27062656057632E-007</text:p>
          </table:table-cell>
          <table:table-cell table:formula="of:=[.G118]/[.Y47]" office:value-type="float" office:value="0.003334003758151" calcext:value-type="float">
            <text:p>0.0033340038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75472770002" calcext:value-type="float">
            <text:p>23.18</text:p>
          </table:table-cell>
          <table:table-cell table:style-name="ce6" office:value-type="float" office:value="23.0198223117473" calcext:value-type="float">
            <text:p>23.02</text:p>
          </table:table-cell>
          <table:table-cell table:style-name="ce8" office:value-type="float" office:value="0.220122989053383" calcext:value-type="float">
            <text:p>0.220</text:p>
          </table:table-cell>
          <table:table-cell/>
          <table:table-cell table:formula="of:=[.$P$74]^(-[.N118])" office:value-type="float" office:value="0.0000000509470240658869" calcext:value-type="float">
            <text:p>5.09470240658869E-008</text:p>
          </table:table-cell>
          <table:table-cell table:formula="of:=[.Q118]/[.Y47]" office:value-type="float" office:value="0.00133680166126257" calcext:value-type="float">
            <text:p>0.0013368017</text:p>
          </table:table-cell>
          <table:table-cell table:number-columns-repeated="2"/>
          <table:table-cell table:style-name="ce1" office:value-type="string" calcext:value-type="string">
            <text:p>3CF1N04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2716565507227" calcext:value-type="float">
            <text:p>22.27</text:p>
          </table:table-cell>
          <table:table-cell table:style-name="ce6" office:value-type="float" office:value="22.4611332929607" calcext:value-type="float">
            <text:p>22.46</text:p>
          </table:table-cell>
          <table:table-cell table:style-name="ce13" office:value-type="float" office:value="0.267960578627203" calcext:value-type="float">
            <text:p>0.268</text:p>
          </table:table-cell>
          <table:table-cell/>
          <table:table-cell table:formula="of:=[.$Z$74]^(-[.X118])" office:value-type="float" office:value="0.0000000808465572053173" calcext:value-type="float">
            <text:p>8.08465572053173E-008</text:p>
          </table:table-cell>
          <table:table-cell table:formula="of:=[.AA118]/[.Y47]" office:value-type="float" office:value="0.00212133709399118" calcext:value-type="float">
            <text:p>0.002121337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4448327532535" calcext:value-type="float">
            <text:p>23.44</text:p>
          </table:table-cell>
          <table:table-cell table:style-name="ce6" office:value-type="float" office:value="23.5875462446379" calcext:value-type="float">
            <text:p>23.59</text:p>
          </table:table-cell>
          <table:table-cell table:style-name="ce8" office:value-type="float" office:value="0.201827355049478" calcext:value-type="float">
            <text:p>0.202</text:p>
          </table:table-cell>
          <table:table-cell/>
          <table:table-cell table:formula="of:=[.$F$74]^(-[.D119])" office:value-type="float" office:value="0.0000000545551056600433" calcext:value-type="float">
            <text:p>5.45551056600433E-008</text:p>
          </table:table-cell>
          <table:table-cell table:formula="of:=[.G119]/[.Y48]" office:value-type="float" office:value="0.00718606290599646" calcext:value-type="float">
            <text:p>0.0071860629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5925175381708" calcext:value-type="float">
            <text:p>25.59</text:p>
          </table:table-cell>
          <table:table-cell table:style-name="ce6" office:value-type="float" office:value="25.7376731612202" calcext:value-type="float">
            <text:p>25.74</text:p>
          </table:table-cell>
          <table:table-cell table:style-name="ce8" office:value-type="float" office:value="0.205281050771193" calcext:value-type="float">
            <text:p>0.205</text:p>
          </table:table-cell>
          <table:table-cell/>
          <table:table-cell table:formula="of:=[.$P$74]^(-[.N119])" office:value-type="float" office:value="0.00000000701584337458203" calcext:value-type="float">
            <text:p>0.000000007</text:p>
          </table:table-cell>
          <table:table-cell table:formula="of:=[.Q119]/[.Y48]" office:value-type="float" office:value="0.000924135169722351" calcext:value-type="float">
            <text:p>0.0009241352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4466801586652" calcext:value-type="float">
            <text:p>23.45</text:p>
          </table:table-cell>
          <table:table-cell table:style-name="ce6" office:value-type="float" office:value="23.5942068058584" calcext:value-type="float">
            <text:p>23.59</text:p>
          </table:table-cell>
          <table:table-cell table:style-name="ce13" office:value-type="float" office:value="0.208634185272033" calcext:value-type="float">
            <text:p>0.209</text:p>
          </table:table-cell>
          <table:table-cell/>
          <table:table-cell table:formula="of:=[.$Z$74]^(-[.X119])" office:value-type="float" office:value="0.0000000354716738103791" calcext:value-type="float">
            <text:p>3.54716738103791E-008</text:p>
          </table:table-cell>
          <table:table-cell table:formula="of:=[.AA119]/[.Y48]" office:value-type="float" office:value="0.00467237073961097" calcext:value-type="float">
            <text:p>0.004672370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7302597360223" calcext:value-type="float">
            <text:p>23.73</text:p>
          </table:table-cell>
          <table:table-cell table:style-name="ce6" office:value-type="float" office:value="23.5875462446379" calcext:value-type="float">
            <text:p>23.59</text:p>
          </table:table-cell>
          <table:table-cell table:style-name="ce8" office:value-type="float" office:value="0.201827355049478" calcext:value-type="float">
            <text:p>0.202</text:p>
          </table:table-cell>
          <table:table-cell/>
          <table:table-cell table:formula="of:=[.$F$74]^(-[.D120])" office:value-type="float" office:value="0.0000000545551056600433" calcext:value-type="float">
            <text:p>5.45551056600433E-008</text:p>
          </table:table-cell>
          <table:table-cell table:formula="of:=[.G120]/[.Y49]" office:value-type="float" office:value="0.0071860629059964" calcext:value-type="float">
            <text:p>0.0071860629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8828287842696" calcext:value-type="float">
            <text:p>25.88</text:p>
          </table:table-cell>
          <table:table-cell table:style-name="ce6" office:value-type="float" office:value="25.7376731612202" calcext:value-type="float">
            <text:p>25.74</text:p>
          </table:table-cell>
          <table:table-cell table:style-name="ce8" office:value-type="float" office:value="0.205281050771193" calcext:value-type="float">
            <text:p>0.205</text:p>
          </table:table-cell>
          <table:table-cell/>
          <table:table-cell table:formula="of:=[.$P$74]^(-[.N120])" office:value-type="float" office:value="0.00000000701584337458203" calcext:value-type="float">
            <text:p>0.000000007</text:p>
          </table:table-cell>
          <table:table-cell table:formula="of:=[.Q120]/[.Y49]" office:value-type="float" office:value="0.000924135169722343" calcext:value-type="float">
            <text:p>0.0009241352</text:p>
          </table:table-cell>
          <table:table-cell table:number-columns-repeated="2"/>
          <table:table-cell table:style-name="ce1" office:value-type="string" calcext:value-type="string">
            <text:p>3DG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417334530516" calcext:value-type="float">
            <text:p>23.74</text:p>
          </table:table-cell>
          <table:table-cell table:style-name="ce6" office:value-type="float" office:value="23.5942068058584" calcext:value-type="float">
            <text:p>23.59</text:p>
          </table:table-cell>
          <table:table-cell table:style-name="ce13" office:value-type="float" office:value="0.208634185272033" calcext:value-type="float">
            <text:p>0.209</text:p>
          </table:table-cell>
          <table:table-cell/>
          <table:table-cell table:formula="of:=[.$Z$74]^(-[.X120])" office:value-type="float" office:value="0.0000000354716738103791" calcext:value-type="float">
            <text:p>3.54716738103791E-008</text:p>
          </table:table-cell>
          <table:table-cell table:formula="of:=[.AA120]/[.Y49]" office:value-type="float" office:value="0.00467237073961093" calcext:value-type="float">
            <text:p>0.004672370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7633499061429" calcext:value-type="float">
            <text:p>23.76</text:p>
          </table:table-cell>
          <table:table-cell table:style-name="ce6" office:value-type="float" office:value="23.8165933775369" calcext:value-type="float">
            <text:p>23.82</text:p>
          </table:table-cell>
          <table:table-cell table:style-name="ce8" office:value-type="float" office:value="0.075297639353316" calcext:value-type="float">
            <text:p>0.075</text:p>
          </table:table-cell>
          <table:table-cell/>
          <table:table-cell table:formula="of:=[.$F$74]^(-[.D121])" office:value-type="float" office:value="0.0000000463773959539866" calcext:value-type="float">
            <text:p>4.63773959539866E-008</text:p>
          </table:table-cell>
          <table:table-cell table:formula="of:=[.G121]/[.Y50]" office:value-type="float" office:value="0.00551488650557396" calcext:value-type="float">
            <text:p>0.0055148865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8282230603446" calcext:value-type="float">
            <text:p>23.83</text:p>
          </table:table-cell>
          <table:table-cell table:style-name="ce6" office:value-type="float" office:value="23.9157403037682" calcext:value-type="float">
            <text:p>23.92</text:p>
          </table:table-cell>
          <table:table-cell table:style-name="ce8" office:value-type="float" office:value="0.123768072591117" calcext:value-type="float">
            <text:p>0.124</text:p>
          </table:table-cell>
          <table:table-cell/>
          <table:table-cell table:formula="of:=[.$P$74]^(-[.N121])" office:value-type="float" office:value="0.0000000265023362575938" calcext:value-type="float">
            <text:p>2.65023362575938E-008</text:p>
          </table:table-cell>
          <table:table-cell table:formula="of:=[.Q121]/[.Y50]" office:value-type="float" office:value="0.00315147872334613" calcext:value-type="float">
            <text:p>0.0031514787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5034798892907" calcext:value-type="float">
            <text:p>24.50</text:p>
          </table:table-cell>
          <table:table-cell table:style-name="ce6" office:value-type="float" office:value="24.2314802268312" calcext:value-type="float">
            <text:p>24.23</text:p>
          </table:table-cell>
          <table:table-cell table:style-name="ce13" office:value-type="float" office:value="0.384665611611176" calcext:value-type="float">
            <text:p>0.385</text:p>
          </table:table-cell>
          <table:table-cell/>
          <table:table-cell table:formula="of:=[.$Z$74]^(-[.X121])" office:value-type="float" office:value="0.0000000223180329287668" calcext:value-type="float">
            <text:p>2.23180329287668E-008</text:p>
          </table:table-cell>
          <table:table-cell table:formula="of:=[.AA121]/[.Y50]" office:value-type="float" office:value="0.00265390964925945" calcext:value-type="float">
            <text:p>0.00265390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869836848931" calcext:value-type="float">
            <text:p>23.87</text:p>
          </table:table-cell>
          <table:table-cell table:style-name="ce6" office:value-type="float" office:value="23.8165933775369" calcext:value-type="float">
            <text:p>23.82</text:p>
          </table:table-cell>
          <table:table-cell table:style-name="ce8" office:value-type="float" office:value="0.075297639353316" calcext:value-type="float">
            <text:p>0.075</text:p>
          </table:table-cell>
          <table:table-cell/>
          <table:table-cell table:formula="of:=[.$F$74]^(-[.D122])" office:value-type="float" office:value="0.0000000463773959539866" calcext:value-type="float">
            <text:p>4.63773959539866E-008</text:p>
          </table:table-cell>
          <table:table-cell table:formula="of:=[.G122]/[.Y51]" office:value-type="float" office:value="0.00551488650557398" calcext:value-type="float">
            <text:p>0.0055148865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032575471918" calcext:value-type="float">
            <text:p>24.00</text:p>
          </table:table-cell>
          <table:table-cell table:style-name="ce6" office:value-type="float" office:value="23.9157403037682" calcext:value-type="float">
            <text:p>23.92</text:p>
          </table:table-cell>
          <table:table-cell table:style-name="ce8" office:value-type="float" office:value="0.123768072591117" calcext:value-type="float">
            <text:p>0.124</text:p>
          </table:table-cell>
          <table:table-cell/>
          <table:table-cell table:formula="of:=[.$P$74]^(-[.N122])" office:value-type="float" office:value="0.0000000265023362575938" calcext:value-type="float">
            <text:p>2.65023362575938E-008</text:p>
          </table:table-cell>
          <table:table-cell table:formula="of:=[.Q122]/[.Y51]" office:value-type="float" office:value="0.00315147872334613" calcext:value-type="float">
            <text:p>0.0031514787</text:p>
          </table:table-cell>
          <table:table-cell table:number-columns-repeated="2"/>
          <table:table-cell table:style-name="ce1" office:value-type="string" calcext:value-type="string">
            <text:p>3DG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9594805643717" calcext:value-type="float">
            <text:p>23.96</text:p>
          </table:table-cell>
          <table:table-cell table:style-name="ce6" office:value-type="float" office:value="24.2314802268312" calcext:value-type="float">
            <text:p>24.23</text:p>
          </table:table-cell>
          <table:table-cell table:style-name="ce13" office:value-type="float" office:value="0.384665611611176" calcext:value-type="float">
            <text:p>0.385</text:p>
          </table:table-cell>
          <table:table-cell/>
          <table:table-cell table:formula="of:=[.$Z$74]^(-[.X122])" office:value-type="float" office:value="0.0000000223180329287668" calcext:value-type="float">
            <text:p>2.23180329287668E-008</text:p>
          </table:table-cell>
          <table:table-cell table:formula="of:=[.AA122]/[.Y51]" office:value-type="float" office:value="0.00265390964925946" calcext:value-type="float">
            <text:p>0.002653909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589863635875" calcext:value-type="float">
            <text:p>22.66</text:p>
          </table:table-cell>
          <table:table-cell table:style-name="ce6" office:value-type="float" office:value="22.4861864392813" calcext:value-type="float">
            <text:p>22.49</text:p>
          </table:table-cell>
          <table:table-cell table:style-name="ce8" office:value-type="float" office:value="0.244375996530873" calcext:value-type="float">
            <text:p>0.244</text:p>
          </table:table-cell>
          <table:table-cell/>
          <table:table-cell table:formula="of:=[.$F$74]^(-[.D123])" office:value-type="float" office:value="0.000000119116024804816" calcext:value-type="float">
            <text:p>1.19116024804816E-007</text:p>
          </table:table-cell>
          <table:table-cell table:formula="of:=[.G123]/[.Y52]" office:value-type="float" office:value="0.00847556038450729" calcext:value-type="float">
            <text:p>0.0084755604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0311696813932" calcext:value-type="float">
            <text:p>26.03</text:p>
          </table:table-cell>
          <table:table-cell table:style-name="ce6" office:value-type="float" office:value="25.8350040316799" calcext:value-type="float">
            <text:p>25.84</text:p>
          </table:table-cell>
          <table:table-cell table:style-name="ce8" office:value-type="float" office:value="0.277420122296317" calcext:value-type="float">
            <text:p>0.277</text:p>
          </table:table-cell>
          <table:table-cell/>
          <table:table-cell table:formula="of:=[.$P$74]^(-[.N123])" office:value-type="float" office:value="0.000000006534985276475" calcext:value-type="float">
            <text:p>6.534985276475E-009</text:p>
          </table:table-cell>
          <table:table-cell table:formula="of:=[.Q123]/[.Y52]" office:value-type="float" office:value="0.000464989176841558" calcext:value-type="float">
            <text:p>0.0004649892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3178499438474" calcext:value-type="float">
            <text:p>23.32</text:p>
          </table:table-cell>
          <table:table-cell table:style-name="ce6" office:value-type="float" office:value="23.1459531234695" calcext:value-type="float">
            <text:p>23.15</text:p>
          </table:table-cell>
          <table:table-cell table:style-name="ce13" office:value-type="float" office:value="0.243098814707222" calcext:value-type="float">
            <text:p>0.243</text:p>
          </table:table-cell>
          <table:table-cell/>
          <table:table-cell table:formula="of:=[.$Z$74]^(-[.X123])" office:value-type="float" office:value="0.0000000491385667240031" calcext:value-type="float">
            <text:p>4.91385667240031E-008</text:p>
          </table:table-cell>
          <table:table-cell table:formula="of:=[.AA123]/[.Y52]" office:value-type="float" office:value="0.00349639681277032" calcext:value-type="float">
            <text:p>0.0034963968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3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3133865149751" calcext:value-type="float">
            <text:p>22.31</text:p>
          </table:table-cell>
          <table:table-cell table:style-name="ce6" office:value-type="float" office:value="22.4861864392813" calcext:value-type="float">
            <text:p>22.49</text:p>
          </table:table-cell>
          <table:table-cell table:style-name="ce8" office:value-type="float" office:value="0.244375996530873" calcext:value-type="float">
            <text:p>0.244</text:p>
          </table:table-cell>
          <table:table-cell/>
          <table:table-cell table:formula="of:=[.$F$74]^(-[.D124])" office:value-type="float" office:value="0.000000119116024804816" calcext:value-type="float">
            <text:p>1.19116024804816E-007</text:p>
          </table:table-cell>
          <table:table-cell table:formula="of:=[.G124]/[.Y53]" office:value-type="float" office:value="0.00847556038450729" calcext:value-type="float">
            <text:p>0.0084755604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5.6388383819665" calcext:value-type="float">
            <text:p>25.64</text:p>
          </table:table-cell>
          <table:table-cell table:style-name="ce6" office:value-type="float" office:value="25.8350040316799" calcext:value-type="float">
            <text:p>25.84</text:p>
          </table:table-cell>
          <table:table-cell table:style-name="ce8" office:value-type="float" office:value="0.277420122296317" calcext:value-type="float">
            <text:p>0.277</text:p>
          </table:table-cell>
          <table:table-cell/>
          <table:table-cell table:formula="of:=[.$P$74]^(-[.N124])" office:value-type="float" office:value="0.000000006534985276475" calcext:value-type="float">
            <text:p>6.534985276475E-009</text:p>
          </table:table-cell>
          <table:table-cell table:formula="of:=[.Q124]/[.Y53]" office:value-type="float" office:value="0.000464989176841558" calcext:value-type="float">
            <text:p>0.0004649892</text:p>
          </table:table-cell>
          <table:table-cell table:number-columns-repeated="2"/>
          <table:table-cell table:style-name="ce1" office:value-type="string" calcext:value-type="string">
            <text:p>3DG003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740563030916" calcext:value-type="float">
            <text:p>22.97</text:p>
          </table:table-cell>
          <table:table-cell table:style-name="ce6" office:value-type="float" office:value="23.1459531234695" calcext:value-type="float">
            <text:p>23.15</text:p>
          </table:table-cell>
          <table:table-cell table:style-name="ce13" office:value-type="float" office:value="0.243098814707222" calcext:value-type="float">
            <text:p>0.243</text:p>
          </table:table-cell>
          <table:table-cell/>
          <table:table-cell table:formula="of:=[.$Z$74]^(-[.X124])" office:value-type="float" office:value="0.0000000491385667240031" calcext:value-type="float">
            <text:p>4.91385667240031E-008</text:p>
          </table:table-cell>
          <table:table-cell table:formula="of:=[.AA124]/[.Y53]" office:value-type="float" office:value="0.00349639681277032" calcext:value-type="float">
            <text:p>0.0034963968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3DG005</text:p>
          </table:table-cell>
          <table:table-cell table:style-name="ce5" office:value-type="string" calcext:value-type="string">
            <text:p>ADCY9</text:p>
          </table:table-cell>
          <table:table-cell table:style-name="ce7" office:value-type="float" office:value="22.5391003526126" calcext:value-type="float">
            <text:p>22.54</text:p>
          </table:table-cell>
          <table:table-cell table:style-name="ce7" office:value-type="float" office:value="22.6209107143291" calcext:value-type="float">
            <text:p>22.62</text:p>
          </table:table-cell>
          <table:table-cell table:style-name="ce9" office:value-type="float" office:value="0.115697323082102" calcext:value-type="float">
            <text:p>0.116</text:p>
          </table:table-cell>
          <table:table-cell table:style-name="ce5"/>
          <table:table-cell table:style-name="ce5" table:formula="of:=[.$F$74]^(-[.D125])" office:value-type="float" office:value="0.000000108264330296096" calcext:value-type="float">
            <text:p>1.08264330296096E-007</text:p>
          </table:table-cell>
          <table:table-cell table:style-name="ce5" table:formula="of:=[.G125]/[.Y54]" office:value-type="float" office:value="0.0168135356673595" calcext:value-type="float">
            <text:p>0.0168135357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3386372343036" calcext:value-type="float">
            <text:p>23.34</text:p>
          </table:table-cell>
          <table:table-cell table:style-name="ce6" office:value-type="float" office:value="23.2634621969231" calcext:value-type="float">
            <text:p>23.26</text:p>
          </table:table-cell>
          <table:table-cell table:style-name="ce8" office:value-type="float" office:value="0.106313557415322" calcext:value-type="float">
            <text:p>0.106</text:p>
          </table:table-cell>
          <table:table-cell/>
          <table:table-cell table:formula="of:=[.$P$74]^(-[.N125])" office:value-type="float" office:value="0.0000000426512312618844" calcext:value-type="float">
            <text:p>4.26512312618844E-008</text:p>
          </table:table-cell>
          <table:table-cell table:formula="of:=[.Q125]/[.Y54]" office:value-type="float" office:value="0.00662376976902013" calcext:value-type="float">
            <text:p>0.0066237698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650298502586" calcext:value-type="float">
            <text:p>22.87</text:p>
          </table:table-cell>
          <table:table-cell table:style-name="ce6" office:value-type="float" office:value="22.7136883460798" calcext:value-type="float">
            <text:p>22.71</text:p>
          </table:table-cell>
          <table:table-cell table:style-name="ce13" office:value-type="float" office:value="0.214029207759687" calcext:value-type="float">
            <text:p>0.214</text:p>
          </table:table-cell>
          <table:table-cell/>
          <table:table-cell table:formula="of:=[.$Z$74]^(-[.X125])" office:value-type="float" office:value="0.0000000672844370302856" calcext:value-type="float">
            <text:p>6.72844370302856E-008</text:p>
          </table:table-cell>
          <table:table-cell table:formula="of:=[.AA125]/[.Y54]" office:value-type="float" office:value="0.010449326003984" calcext:value-type="float">
            <text:p>0.01044932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5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7027210760456" calcext:value-type="float">
            <text:p>22.70</text:p>
          </table:table-cell>
          <table:table-cell table:style-name="ce6" office:value-type="float" office:value="22.6209107143291" calcext:value-type="float">
            <text:p>22.62</text:p>
          </table:table-cell>
          <table:table-cell table:style-name="ce8" office:value-type="float" office:value="0.115697323082102" calcext:value-type="float">
            <text:p>0.116</text:p>
          </table:table-cell>
          <table:table-cell/>
          <table:table-cell table:formula="of:=[.$F$74]^(-[.D126])" office:value-type="float" office:value="0.000000108264330296096" calcext:value-type="float">
            <text:p>1.08264330296096E-007</text:p>
          </table:table-cell>
          <table:table-cell table:formula="of:=[.G126]/[.Y55]" office:value-type="float" office:value="0.0168135356673595" calcext:value-type="float">
            <text:p>0.0168135357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1882871595427" calcext:value-type="float">
            <text:p>23.19</text:p>
          </table:table-cell>
          <table:table-cell table:style-name="ce6" office:value-type="float" office:value="23.2634621969231" calcext:value-type="float">
            <text:p>23.26</text:p>
          </table:table-cell>
          <table:table-cell table:style-name="ce8" office:value-type="float" office:value="0.106313557415322" calcext:value-type="float">
            <text:p>0.106</text:p>
          </table:table-cell>
          <table:table-cell/>
          <table:table-cell table:formula="of:=[.$P$74]^(-[.N126])" office:value-type="float" office:value="0.0000000426512312618844" calcext:value-type="float">
            <text:p>4.26512312618844E-008</text:p>
          </table:table-cell>
          <table:table-cell table:formula="of:=[.Q126]/[.Y55]" office:value-type="float" office:value="0.00662376976902013" calcext:value-type="float">
            <text:p>0.0066237698</text:p>
          </table:table-cell>
          <table:table-cell table:number-columns-repeated="2"/>
          <table:table-cell table:style-name="ce1" office:value-type="string" calcext:value-type="string">
            <text:p>3DG005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5623468419009" calcext:value-type="float">
            <text:p>22.56</text:p>
          </table:table-cell>
          <table:table-cell table:style-name="ce6" office:value-type="float" office:value="22.7136883460798" calcext:value-type="float">
            <text:p>22.71</text:p>
          </table:table-cell>
          <table:table-cell table:style-name="ce13" office:value-type="float" office:value="0.214029207759687" calcext:value-type="float">
            <text:p>0.214</text:p>
          </table:table-cell>
          <table:table-cell/>
          <table:table-cell table:formula="of:=[.$Z$74]^(-[.X126])" office:value-type="float" office:value="0.0000000672844370302856" calcext:value-type="float">
            <text:p>6.72844370302856E-008</text:p>
          </table:table-cell>
          <table:table-cell table:formula="of:=[.AA126]/[.Y55]" office:value-type="float" office:value="0.010449326003984" calcext:value-type="float">
            <text:p>0.010449326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6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9299399731891" calcext:value-type="float">
            <text:p>23.93</text:p>
          </table:table-cell>
          <table:table-cell table:style-name="ce6" office:value-type="float" office:value="23.9564811290971" calcext:value-type="float">
            <text:p>23.96</text:p>
          </table:table-cell>
          <table:table-cell table:style-name="ce8" office:value-type="float" office:value="0.0375348626462193" calcext:value-type="float">
            <text:p>0.038</text:p>
          </table:table-cell>
          <table:table-cell/>
          <table:table-cell table:formula="of:=[.$F$74]^(-[.D127])" office:value-type="float" office:value="0.0000000419982897265148" calcext:value-type="float">
            <text:p>0.000000042</text:p>
          </table:table-cell>
          <table:table-cell table:formula="of:=[.G127]/[.Y56]" office:value-type="float" office:value="0.00258352309156463" calcext:value-type="float">
            <text:p>0.0025835231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1.8638900651445" calcext:value-type="float">
            <text:p>21.86</text:p>
          </table:table-cell>
          <table:table-cell table:style-name="ce6" office:value-type="float" office:value="22.1234055600195" calcext:value-type="float">
            <text:p>22.12</text:p>
          </table:table-cell>
          <table:table-cell table:style-name="ce8" office:value-type="float" office:value="0.3670103324982" calcext:value-type="float">
            <text:p>0.367</text:p>
          </table:table-cell>
          <table:table-cell/>
          <table:table-cell table:formula="of:=[.$P$74]^(-[.N127])" office:value-type="float" office:value="0.0000000979741475262743" calcext:value-type="float">
            <text:p>0.000000098</text:p>
          </table:table-cell>
          <table:table-cell table:formula="of:=[.Q127]/[.Y56]" office:value-type="float" office:value="0.00602687571705303" calcext:value-type="float">
            <text:p>0.0060268757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137224785116" calcext:value-type="float">
            <text:p>23.14</text:p>
          </table:table-cell>
          <table:table-cell table:style-name="ce6" office:value-type="float" office:value="23.0424979357705" calcext:value-type="float">
            <text:p>23.04</text:p>
          </table:table-cell>
          <table:table-cell table:style-name="ce13" office:value-type="float" office:value="0.133963995065277" calcext:value-type="float">
            <text:p>0.134</text:p>
          </table:table-cell>
          <table:table-cell/>
          <table:table-cell table:formula="of:=[.$Z$74]^(-[.X127])" office:value-type="float" office:value="0.0000000529772664575707" calcext:value-type="float">
            <text:p>0.000000053</text:p>
          </table:table-cell>
          <table:table-cell table:formula="of:=[.AA127]/[.Y56]" office:value-type="float" office:value="0.00325889440051883" calcext:value-type="float">
            <text:p>0.003258894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006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9830222850052" calcext:value-type="float">
            <text:p>23.98</text:p>
          </table:table-cell>
          <table:table-cell table:style-name="ce6" office:value-type="float" office:value="23.9564811290971" calcext:value-type="float">
            <text:p>23.96</text:p>
          </table:table-cell>
          <table:table-cell table:style-name="ce8" office:value-type="float" office:value="0.0375348626462193" calcext:value-type="float">
            <text:p>0.038</text:p>
          </table:table-cell>
          <table:table-cell/>
          <table:table-cell table:formula="of:=[.$F$74]^(-[.D128])" office:value-type="float" office:value="0.0000000419982897265148" calcext:value-type="float">
            <text:p>0.000000042</text:p>
          </table:table-cell>
          <table:table-cell table:formula="of:=[.G128]/[.Y57]" office:value-type="float" office:value="0.00258352309156465" calcext:value-type="float">
            <text:p>0.0025835231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3829210548945" calcext:value-type="float">
            <text:p>22.38</text:p>
          </table:table-cell>
          <table:table-cell table:style-name="ce6" office:value-type="float" office:value="22.1234055600195" calcext:value-type="float">
            <text:p>22.12</text:p>
          </table:table-cell>
          <table:table-cell table:style-name="ce8" office:value-type="float" office:value="0.3670103324982" calcext:value-type="float">
            <text:p>0.367</text:p>
          </table:table-cell>
          <table:table-cell/>
          <table:table-cell table:formula="of:=[.$P$74]^(-[.N128])" office:value-type="float" office:value="0.0000000979741475262743" calcext:value-type="float">
            <text:p>0.000000098</text:p>
          </table:table-cell>
          <table:table-cell table:formula="of:=[.Q128]/[.Y57]" office:value-type="float" office:value="0.00602687571705306" calcext:value-type="float">
            <text:p>0.0060268757</text:p>
          </table:table-cell>
          <table:table-cell table:number-columns-repeated="2"/>
          <table:table-cell table:style-name="ce1" office:value-type="string" calcext:value-type="string">
            <text:p>3DG006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947771086425" calcext:value-type="float">
            <text:p>22.95</text:p>
          </table:table-cell>
          <table:table-cell table:style-name="ce6" office:value-type="float" office:value="23.0424979357705" calcext:value-type="float">
            <text:p>23.04</text:p>
          </table:table-cell>
          <table:table-cell table:style-name="ce13" office:value-type="float" office:value="0.133963995065277" calcext:value-type="float">
            <text:p>0.134</text:p>
          </table:table-cell>
          <table:table-cell/>
          <table:table-cell table:formula="of:=[.$Z$74]^(-[.X128])" office:value-type="float" office:value="0.0000000529772664575707" calcext:value-type="float">
            <text:p>0.000000053</text:p>
          </table:table-cell>
          <table:table-cell table:formula="of:=[.AA128]/[.Y57]" office:value-type="float" office:value="0.00325889440051884" calcext:value-type="float">
            <text:p>0.0032588944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794628495928" calcext:value-type="float">
            <text:p>23.18</text:p>
          </table:table-cell>
          <table:table-cell table:style-name="ce6" office:value-type="float" office:value="23.149308824504" calcext:value-type="float">
            <text:p>23.15</text:p>
          </table:table-cell>
          <table:table-cell table:style-name="ce8" office:value-type="float" office:value="0.0426442312406818" calcext:value-type="float">
            <text:p>0.043</text:p>
          </table:table-cell>
          <table:table-cell/>
          <table:table-cell table:formula="of:=[.$F$74]^(-[.D129])" office:value-type="float" office:value="0.0000000744353253042027" calcext:value-type="float">
            <text:p>7.44353253042027E-008</text:p>
          </table:table-cell>
          <table:table-cell table:formula="of:=[.G129]/[.Y58]" office:value-type="float" office:value="0.00805120201970532" calcext:value-type="float">
            <text:p>0.008051202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631277073527" calcext:value-type="float">
            <text:p>22.63</text:p>
          </table:table-cell>
          <table:table-cell table:style-name="ce6" office:value-type="float" office:value="22.8386814379386" calcext:value-type="float">
            <text:p>22.84</text:p>
          </table:table-cell>
          <table:table-cell table:style-name="ce8" office:value-type="float" office:value="0.293314065046309" calcext:value-type="float">
            <text:p>0.293</text:p>
          </table:table-cell>
          <table:table-cell/>
          <table:table-cell table:formula="of:=[.$P$74]^(-[.N129])" office:value-type="float" office:value="0.0000000581441244406129" calcext:value-type="float">
            <text:p>5.81441244406129E-008</text:p>
          </table:table-cell>
          <table:table-cell table:formula="of:=[.Q129]/[.Y58]" office:value-type="float" office:value="0.00628908505762692" calcext:value-type="float">
            <text:p>0.0062890851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5878340443104" calcext:value-type="float">
            <text:p>22.59</text:p>
          </table:table-cell>
          <table:table-cell table:style-name="ce6" office:value-type="float" office:value="22.6176832923583" calcext:value-type="float">
            <text:p>22.62</text:p>
          </table:table-cell>
          <table:table-cell table:style-name="ce13" office:value-type="float" office:value="0.0422132114159851" calcext:value-type="float">
            <text:p>0.042</text:p>
          </table:table-cell>
          <table:table-cell/>
          <table:table-cell table:formula="of:=[.$Z$74]^(-[.X129])" office:value-type="float" office:value="0.0000000721488188898977" calcext:value-type="float">
            <text:p>7.21488188898977E-008</text:p>
          </table:table-cell>
          <table:table-cell table:formula="of:=[.AA129]/[.Y58]" office:value-type="float" office:value="0.00780388496982763" calcext:value-type="float">
            <text:p>0.0078038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191547994152" calcext:value-type="float">
            <text:p>23.12</text:p>
          </table:table-cell>
          <table:table-cell table:style-name="ce6" office:value-type="float" office:value="23.149308824504" calcext:value-type="float">
            <text:p>23.15</text:p>
          </table:table-cell>
          <table:table-cell table:style-name="ce8" office:value-type="float" office:value="0.0426442312406818" calcext:value-type="float">
            <text:p>0.043</text:p>
          </table:table-cell>
          <table:table-cell/>
          <table:table-cell table:formula="of:=[.$F$74]^(-[.D130])" office:value-type="float" office:value="0.0000000744353253042027" calcext:value-type="float">
            <text:p>7.44353253042027E-008</text:p>
          </table:table-cell>
          <table:table-cell table:formula="of:=[.G130]/[.Y59]" office:value-type="float" office:value="0.00805120201970532" calcext:value-type="float">
            <text:p>0.008051202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460858023502" calcext:value-type="float">
            <text:p>23.05</text:p>
          </table:table-cell>
          <table:table-cell table:style-name="ce6" office:value-type="float" office:value="22.8386814379386" calcext:value-type="float">
            <text:p>22.84</text:p>
          </table:table-cell>
          <table:table-cell table:style-name="ce8" office:value-type="float" office:value="0.293314065046309" calcext:value-type="float">
            <text:p>0.293</text:p>
          </table:table-cell>
          <table:table-cell/>
          <table:table-cell table:formula="of:=[.$P$74]^(-[.N130])" office:value-type="float" office:value="0.0000000581441244406129" calcext:value-type="float">
            <text:p>5.81441244406129E-008</text:p>
          </table:table-cell>
          <table:table-cell table:formula="of:=[.Q130]/[.Y59]" office:value-type="float" office:value="0.00628908505762692" calcext:value-type="float">
            <text:p>0.0062890851</text:p>
          </table:table-cell>
          <table:table-cell table:number-columns-repeated="2"/>
          <table:table-cell table:style-name="ce1" office:value-type="string" calcext:value-type="string">
            <text:p>3DG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6475325404062" calcext:value-type="float">
            <text:p>22.65</text:p>
          </table:table-cell>
          <table:table-cell table:style-name="ce6" office:value-type="float" office:value="22.6176832923583" calcext:value-type="float">
            <text:p>22.62</text:p>
          </table:table-cell>
          <table:table-cell table:style-name="ce13" office:value-type="float" office:value="0.0422132114159851" calcext:value-type="float">
            <text:p>0.042</text:p>
          </table:table-cell>
          <table:table-cell/>
          <table:table-cell table:formula="of:=[.$Z$74]^(-[.X130])" office:value-type="float" office:value="0.0000000721488188898977" calcext:value-type="float">
            <text:p>7.21488188898977E-008</text:p>
          </table:table-cell>
          <table:table-cell table:formula="of:=[.AA130]/[.Y59]" office:value-type="float" office:value="0.00780388496982763" calcext:value-type="float">
            <text:p>0.00780388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3744291410976" calcext:value-type="float">
            <text:p>22.37</text:p>
          </table:table-cell>
          <table:table-cell table:style-name="ce6" office:value-type="float" office:value="22.4909507702392" calcext:value-type="float">
            <text:p>22.49</text:p>
          </table:table-cell>
          <table:table-cell table:style-name="ce8" office:value-type="float" office:value="0.164786468241861" calcext:value-type="float">
            <text:p>0.165</text:p>
          </table:table-cell>
          <table:table-cell/>
          <table:table-cell table:formula="of:=[.$F$74]^(-[.D131])" office:value-type="float" office:value="0.000000118714328713736" calcext:value-type="float">
            <text:p>1.18714328713736E-007</text:p>
          </table:table-cell>
          <table:table-cell table:formula="of:=[.G131]/[.Y60]" office:value-type="float" office:value="0.00911774014524776" calcext:value-type="float">
            <text:p>0.0091177401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591209186815" calcext:value-type="float">
            <text:p>24.26</text:p>
          </table:table-cell>
          <table:table-cell table:style-name="ce6" office:value-type="float" office:value="24.2600266676109" calcext:value-type="float">
            <text:p>24.26</text:p>
          </table:table-cell>
          <table:table-cell table:style-name="ce8" office:value-type="float" office:value="0.00128092242002689" calcext:value-type="float">
            <text:p>0.001</text:p>
          </table:table-cell>
          <table:table-cell/>
          <table:table-cell table:formula="of:=[.$P$74]^(-[.N131])" office:value-type="float" office:value="0.0000000206163238016719" calcext:value-type="float">
            <text:p>2.06163238016719E-008</text:p>
          </table:table-cell>
          <table:table-cell table:formula="of:=[.Q131]/[.Y60]" office:value-type="float" office:value="0.00158341697426606" calcext:value-type="float">
            <text:p>0.001583417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721188668089" calcext:value-type="float">
            <text:p>22.72</text:p>
          </table:table-cell>
          <table:table-cell table:style-name="ce6" office:value-type="float" office:value="22.6072952554758" calcext:value-type="float">
            <text:p>22.61</text:p>
          </table:table-cell>
          <table:table-cell table:style-name="ce13" office:value-type="float" office:value="0.161069608782542" calcext:value-type="float">
            <text:p>0.161</text:p>
          </table:table-cell>
          <table:table-cell/>
          <table:table-cell table:formula="of:=[.$Z$74]^(-[.X131])" office:value-type="float" office:value="0.0000000726958062413411" calcext:value-type="float">
            <text:p>7.26958062413411E-008</text:p>
          </table:table-cell>
          <table:table-cell table:formula="of:=[.AA131]/[.Y60]" office:value-type="float" office:value="0.00558333166804265" calcext:value-type="float">
            <text:p>0.005583331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074723993808" calcext:value-type="float">
            <text:p>22.61</text:p>
          </table:table-cell>
          <table:table-cell table:style-name="ce6" office:value-type="float" office:value="22.4909507702392" calcext:value-type="float">
            <text:p>22.49</text:p>
          </table:table-cell>
          <table:table-cell table:style-name="ce8" office:value-type="float" office:value="0.164786468241861" calcext:value-type="float">
            <text:p>0.165</text:p>
          </table:table-cell>
          <table:table-cell/>
          <table:table-cell table:formula="of:=[.$F$74]^(-[.D132])" office:value-type="float" office:value="0.000000118714328713736" calcext:value-type="float">
            <text:p>1.18714328713736E-007</text:p>
          </table:table-cell>
          <table:table-cell table:formula="of:=[.G132]/[.Y61]" office:value-type="float" office:value="0.00911774014524776" calcext:value-type="float">
            <text:p>0.0091177401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2609324165403" calcext:value-type="float">
            <text:p>24.26</text:p>
          </table:table-cell>
          <table:table-cell table:style-name="ce6" office:value-type="float" office:value="24.2600266676109" calcext:value-type="float">
            <text:p>24.26</text:p>
          </table:table-cell>
          <table:table-cell table:style-name="ce8" office:value-type="float" office:value="0.00128092242002689" calcext:value-type="float">
            <text:p>0.001</text:p>
          </table:table-cell>
          <table:table-cell/>
          <table:table-cell table:formula="of:=[.$P$74]^(-[.N132])" office:value-type="float" office:value="0.0000000206163238016719" calcext:value-type="float">
            <text:p>2.06163238016719E-008</text:p>
          </table:table-cell>
          <table:table-cell table:formula="of:=[.Q132]/[.Y61]" office:value-type="float" office:value="0.00158341697426606" calcext:value-type="float">
            <text:p>0.001583417</text:p>
          </table:table-cell>
          <table:table-cell table:number-columns-repeated="2"/>
          <table:table-cell table:style-name="ce1" office:value-type="string" calcext:value-type="string">
            <text:p>3DG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4934018428626" calcext:value-type="float">
            <text:p>22.49</text:p>
          </table:table-cell>
          <table:table-cell table:style-name="ce6" office:value-type="float" office:value="22.6072952554758" calcext:value-type="float">
            <text:p>22.61</text:p>
          </table:table-cell>
          <table:table-cell table:style-name="ce13" office:value-type="float" office:value="0.161069608782542" calcext:value-type="float">
            <text:p>0.161</text:p>
          </table:table-cell>
          <table:table-cell/>
          <table:table-cell table:formula="of:=[.$Z$74]^(-[.X132])" office:value-type="float" office:value="0.0000000726958062413411" calcext:value-type="float">
            <text:p>7.26958062413411E-008</text:p>
          </table:table-cell>
          <table:table-cell table:formula="of:=[.AA132]/[.Y61]" office:value-type="float" office:value="0.00558333166804265" calcext:value-type="float">
            <text:p>0.0055833317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211122382794" calcext:value-type="float">
            <text:p>24.21</text:p>
          </table:table-cell>
          <table:table-cell table:style-name="ce6" office:value-type="float" office:value="24.1170137293635" calcext:value-type="float">
            <text:p>24.12</text:p>
          </table:table-cell>
          <table:table-cell table:style-name="ce8" office:value-type="float" office:value="0.133089734018097" calcext:value-type="float">
            <text:p>0.133</text:p>
          </table:table-cell>
          <table:table-cell/>
          <table:table-cell table:formula="of:=[.$F$74]^(-[.D133])" office:value-type="float" office:value="0.0000000374800198647485" calcext:value-type="float">
            <text:p>3.74800198647485E-008</text:p>
          </table:table-cell>
          <table:table-cell table:formula="of:=[.G133]/[.Y62]" office:value-type="float" office:value="0.00350359548521182" calcext:value-type="float">
            <text:p>0.0035035955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2717608267095" calcext:value-type="float">
            <text:p>26.27</text:p>
          </table:table-cell>
          <table:table-cell table:style-name="ce6" office:value-type="float" office:value="26.1885589345932" calcext:value-type="float">
            <text:p>26.19</text:p>
          </table:table-cell>
          <table:table-cell table:style-name="ce8" office:value-type="float" office:value="0.117665244246004" calcext:value-type="float">
            <text:p>0.118</text:p>
          </table:table-cell>
          <table:table-cell/>
          <table:table-cell table:formula="of:=[.$P$74]^(-[.N133])" office:value-type="float" office:value="0.00000000504934826338065" calcext:value-type="float">
            <text:p>0.000000005</text:p>
          </table:table-cell>
          <table:table-cell table:formula="of:=[.Q133]/[.Y62]" office:value-type="float" office:value="0.000472008121732122" calcext:value-type="float">
            <text:p>0.0004720081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2971745866173" calcext:value-type="float">
            <text:p>25.30</text:p>
          </table:table-cell>
          <table:table-cell table:style-name="ce6" office:value-type="float" office:value="25.2238763669667" calcext:value-type="float">
            <text:p>25.22</text:p>
          </table:table-cell>
          <table:table-cell table:style-name="ce13" office:value-type="float" office:value="0.103659336327542" calcext:value-type="float">
            <text:p>0.104</text:p>
          </table:table-cell>
          <table:table-cell/>
          <table:table-cell table:formula="of:=[.$Z$74]^(-[.X133])" office:value-type="float" office:value="0.0000000108466698633548" calcext:value-type="float">
            <text:p>1.08466698633548E-008</text:p>
          </table:table-cell>
          <table:table-cell table:formula="of:=[.AA133]/[.Y62]" office:value-type="float" office:value="0.00101393605713042" calcext:value-type="float">
            <text:p>0.00101393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4.022905075933" calcext:value-type="float">
            <text:p>24.02</text:p>
          </table:table-cell>
          <table:table-cell table:style-name="ce6" office:value-type="float" office:value="24.1170137293635" calcext:value-type="float">
            <text:p>24.12</text:p>
          </table:table-cell>
          <table:table-cell table:style-name="ce8" office:value-type="float" office:value="0.133089734018097" calcext:value-type="float">
            <text:p>0.133</text:p>
          </table:table-cell>
          <table:table-cell/>
          <table:table-cell table:formula="of:=[.$F$74]^(-[.D134])" office:value-type="float" office:value="0.0000000374800198647485" calcext:value-type="float">
            <text:p>3.74800198647485E-008</text:p>
          </table:table-cell>
          <table:table-cell table:formula="of:=[.G134]/[.Y63]" office:value-type="float" office:value="0.0035035954852118" calcext:value-type="float">
            <text:p>0.0035035955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6.1053570424768" calcext:value-type="float">
            <text:p>26.11</text:p>
          </table:table-cell>
          <table:table-cell table:style-name="ce6" office:value-type="float" office:value="26.1885589345932" calcext:value-type="float">
            <text:p>26.19</text:p>
          </table:table-cell>
          <table:table-cell table:style-name="ce8" office:value-type="float" office:value="0.117665244246004" calcext:value-type="float">
            <text:p>0.118</text:p>
          </table:table-cell>
          <table:table-cell/>
          <table:table-cell table:formula="of:=[.$P$74]^(-[.N134])" office:value-type="float" office:value="0.00000000504934826338065" calcext:value-type="float">
            <text:p>0.000000005</text:p>
          </table:table-cell>
          <table:table-cell table:formula="of:=[.Q134]/[.Y63]" office:value-type="float" office:value="0.00047200812173212" calcext:value-type="float">
            <text:p>0.0004720081</text:p>
          </table:table-cell>
          <table:table-cell table:number-columns-repeated="2"/>
          <table:table-cell table:style-name="ce1" office:value-type="string" calcext:value-type="string">
            <text:p>3EI0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5.1505781473162" calcext:value-type="float">
            <text:p>25.15</text:p>
          </table:table-cell>
          <table:table-cell table:style-name="ce6" office:value-type="float" office:value="25.2238763669667" calcext:value-type="float">
            <text:p>25.22</text:p>
          </table:table-cell>
          <table:table-cell table:style-name="ce13" office:value-type="float" office:value="0.103659336327542" calcext:value-type="float">
            <text:p>0.104</text:p>
          </table:table-cell>
          <table:table-cell/>
          <table:table-cell table:formula="of:=[.$Z$74]^(-[.X134])" office:value-type="float" office:value="0.0000000108466698633548" calcext:value-type="float">
            <text:p>1.08466698633548E-008</text:p>
          </table:table-cell>
          <table:table-cell table:formula="of:=[.AA134]/[.Y63]" office:value-type="float" office:value="0.00101393605713042" calcext:value-type="float">
            <text:p>0.0010139361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4046266564894" calcext:value-type="float">
            <text:p>23.40</text:p>
          </table:table-cell>
          <table:table-cell table:style-name="ce6" office:value-type="float" office:value="23.2813554626725" calcext:value-type="float">
            <text:p>23.28</text:p>
          </table:table-cell>
          <table:table-cell table:style-name="ce8" office:value-type="float" office:value="0.174331794145741" calcext:value-type="float">
            <text:p>0.174</text:p>
          </table:table-cell>
          <table:table-cell/>
          <table:table-cell table:formula="of:=[.$F$74]^(-[.D135])" office:value-type="float" office:value="0.0000000677826901135783" calcext:value-type="float">
            <text:p>6.77826901135783E-008</text:p>
          </table:table-cell>
          <table:table-cell table:formula="of:=[.G135]/[.Y64]" office:value-type="float" office:value="0.00540540788513738" calcext:value-type="float">
            <text:p>0.0054054079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343322701384" calcext:value-type="float">
            <text:p>24.34</text:p>
          </table:table-cell>
          <table:table-cell table:style-name="ce6" office:value-type="float" office:value="24.1964373290142" calcext:value-type="float">
            <text:p>24.20</text:p>
          </table:table-cell>
          <table:table-cell table:style-name="ce8" office:value-type="float" office:value="0.207727285719631" calcext:value-type="float">
            <text:p>0.208</text:p>
          </table:table-cell>
          <table:table-cell/>
          <table:table-cell table:formula="of:=[.$P$74]^(-[.N135])" office:value-type="float" office:value="0.0000000215951828511563" calcext:value-type="float">
            <text:p>2.15951828511563E-008</text:p>
          </table:table-cell>
          <table:table-cell table:formula="of:=[.Q135]/[.Y64]" office:value-type="float" office:value="0.00172213247171257" calcext:value-type="float">
            <text:p>0.0017221325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4744530470735" calcext:value-type="float">
            <text:p>24.47</text:p>
          </table:table-cell>
          <table:table-cell table:style-name="ce6" office:value-type="float" office:value="24.6417048717972" calcext:value-type="float">
            <text:p>24.64</text:p>
          </table:table-cell>
          <table:table-cell table:style-name="ce13" office:value-type="float" office:value="0.236529798855911" calcext:value-type="float">
            <text:p>0.237</text:p>
          </table:table-cell>
          <table:table-cell/>
          <table:table-cell table:formula="of:=[.$Z$74]^(-[.X135])" office:value-type="float" office:value="0.0000000165623965571851" calcext:value-type="float">
            <text:p>1.65623965571851E-008</text:p>
          </table:table-cell>
          <table:table-cell table:formula="of:=[.AA135]/[.Y64]" office:value-type="float" office:value="0.00132078719208352" calcext:value-type="float">
            <text:p>0.001320787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0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580842688557" calcext:value-type="float">
            <text:p>23.16</text:p>
          </table:table-cell>
          <table:table-cell table:style-name="ce6" office:value-type="float" office:value="23.2813554626725" calcext:value-type="float">
            <text:p>23.28</text:p>
          </table:table-cell>
          <table:table-cell table:style-name="ce8" office:value-type="float" office:value="0.174331794145741" calcext:value-type="float">
            <text:p>0.174</text:p>
          </table:table-cell>
          <table:table-cell/>
          <table:table-cell table:formula="of:=[.$F$74]^(-[.D136])" office:value-type="float" office:value="0.0000000677826901135783" calcext:value-type="float">
            <text:p>6.77826901135783E-008</text:p>
          </table:table-cell>
          <table:table-cell table:formula="of:=[.G136]/[.Y65]" office:value-type="float" office:value="0.0054054078851374" calcext:value-type="float">
            <text:p>0.0054054079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4.0495519566444" calcext:value-type="float">
            <text:p>24.05</text:p>
          </table:table-cell>
          <table:table-cell table:style-name="ce6" office:value-type="float" office:value="24.1964373290142" calcext:value-type="float">
            <text:p>24.20</text:p>
          </table:table-cell>
          <table:table-cell table:style-name="ce8" office:value-type="float" office:value="0.207727285719631" calcext:value-type="float">
            <text:p>0.208</text:p>
          </table:table-cell>
          <table:table-cell/>
          <table:table-cell table:formula="of:=[.$P$74]^(-[.N136])" office:value-type="float" office:value="0.0000000215951828511563" calcext:value-type="float">
            <text:p>2.15951828511563E-008</text:p>
          </table:table-cell>
          <table:table-cell table:formula="of:=[.Q136]/[.Y65]" office:value-type="float" office:value="0.00172213247171258" calcext:value-type="float">
            <text:p>0.0017221325</text:p>
          </table:table-cell>
          <table:table-cell table:number-columns-repeated="2"/>
          <table:table-cell table:style-name="ce1" office:value-type="string" calcext:value-type="string">
            <text:p>3EI0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4.8089566965209" calcext:value-type="float">
            <text:p>24.81</text:p>
          </table:table-cell>
          <table:table-cell table:style-name="ce6" office:value-type="float" office:value="24.6417048717972" calcext:value-type="float">
            <text:p>24.64</text:p>
          </table:table-cell>
          <table:table-cell table:style-name="ce13" office:value-type="float" office:value="0.236529798855911" calcext:value-type="float">
            <text:p>0.237</text:p>
          </table:table-cell>
          <table:table-cell/>
          <table:table-cell table:formula="of:=[.$Z$74]^(-[.X136])" office:value-type="float" office:value="0.0000000165623965571851" calcext:value-type="float">
            <text:p>1.65623965571851E-008</text:p>
          </table:table-cell>
          <table:table-cell table:formula="of:=[.AA136]/[.Y65]" office:value-type="float" office:value="0.00132078719208352" calcext:value-type="float">
            <text:p>0.001320787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199110930227" calcext:value-type="float">
            <text:p>23.20</text:p>
          </table:table-cell>
          <table:table-cell table:style-name="ce6" office:value-type="float" office:value="23.13660875046" calcext:value-type="float">
            <text:p>23.14</text:p>
          </table:table-cell>
          <table:table-cell table:style-name="ce8" office:value-type="float" office:value="0.0883914303044377" calcext:value-type="float">
            <text:p>0.088</text:p>
          </table:table-cell>
          <table:table-cell/>
          <table:table-cell table:formula="of:=[.$F$74]^(-[.D137])" office:value-type="float" office:value="0.0000000751086134191104" calcext:value-type="float">
            <text:p>7.51086134191104E-008</text:p>
          </table:table-cell>
          <table:table-cell table:formula="of:=[.G137]/[.Y66]" office:value-type="float" office:value="0.00709031456850773" calcext:value-type="float">
            <text:p>0.007090314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5626163215091" calcext:value-type="float">
            <text:p>23.56</text:p>
          </table:table-cell>
          <table:table-cell table:style-name="ce6" office:value-type="float" office:value="23.3941481042934" calcext:value-type="float">
            <text:p>23.39</text:p>
          </table:table-cell>
          <table:table-cell table:style-name="ce8" office:value-type="float" office:value="0.238250037615328" calcext:value-type="float">
            <text:p>0.238</text:p>
          </table:table-cell>
          <table:table-cell/>
          <table:table-cell table:formula="of:=[.$P$74]^(-[.N137])" office:value-type="float" office:value="0.0000000387729757676276" calcext:value-type="float">
            <text:p>3.87729757676276E-008</text:p>
          </table:table-cell>
          <table:table-cell table:formula="of:=[.Q137]/[.Y66]" office:value-type="float" office:value="0.00366020064057872" calcext:value-type="float">
            <text:p>0.003660200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8357815946041" calcext:value-type="float">
            <text:p>23.84</text:p>
          </table:table-cell>
          <table:table-cell table:style-name="ce6" office:value-type="float" office:value="23.786560377178" calcext:value-type="float">
            <text:p>23.79</text:p>
          </table:table-cell>
          <table:table-cell table:style-name="ce13" office:value-type="float" office:value="0.0696093132404722" calcext:value-type="float">
            <text:p>0.070</text:p>
          </table:table-cell>
          <table:table-cell/>
          <table:table-cell table:formula="of:=[.$Z$74]^(-[.X137])" office:value-type="float" office:value="0.0000000308421059013762" calcext:value-type="float">
            <text:p>3.08421059013762E-008</text:p>
          </table:table-cell>
          <table:table-cell table:formula="of:=[.AA137]/[.Y66]" office:value-type="float" office:value="0.0029115200353352" calcext:value-type="float">
            <text:p>0.0029115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3.0741065706929" calcext:value-type="float">
            <text:p>23.07</text:p>
          </table:table-cell>
          <table:table-cell table:style-name="ce6" office:value-type="float" office:value="23.13660875046" calcext:value-type="float">
            <text:p>23.14</text:p>
          </table:table-cell>
          <table:table-cell table:style-name="ce8" office:value-type="float" office:value="0.0883914303044377" calcext:value-type="float">
            <text:p>0.088</text:p>
          </table:table-cell>
          <table:table-cell/>
          <table:table-cell table:formula="of:=[.$F$74]^(-[.D138])" office:value-type="float" office:value="0.0000000751086134191104" calcext:value-type="float">
            <text:p>7.51086134191104E-008</text:p>
          </table:table-cell>
          <table:table-cell table:formula="of:=[.G138]/[.Y67]" office:value-type="float" office:value="0.00709031456850773" calcext:value-type="float">
            <text:p>0.007090314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2256798870776" calcext:value-type="float">
            <text:p>23.23</text:p>
          </table:table-cell>
          <table:table-cell table:style-name="ce6" office:value-type="float" office:value="23.3941481042934" calcext:value-type="float">
            <text:p>23.39</text:p>
          </table:table-cell>
          <table:table-cell table:style-name="ce8" office:value-type="float" office:value="0.238250037615328" calcext:value-type="float">
            <text:p>0.238</text:p>
          </table:table-cell>
          <table:table-cell/>
          <table:table-cell table:formula="of:=[.$P$74]^(-[.N138])" office:value-type="float" office:value="0.0000000387729757676276" calcext:value-type="float">
            <text:p>3.87729757676276E-008</text:p>
          </table:table-cell>
          <table:table-cell table:formula="of:=[.Q138]/[.Y67]" office:value-type="float" office:value="0.00366020064057872" calcext:value-type="float">
            <text:p>0.0036602006</text:p>
          </table:table-cell>
          <table:table-cell table:number-columns-repeated="2"/>
          <table:table-cell table:style-name="ce1" office:value-type="string" calcext:value-type="string">
            <text:p>3EI1N01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7373391597519" calcext:value-type="float">
            <text:p>23.74</text:p>
          </table:table-cell>
          <table:table-cell table:style-name="ce6" office:value-type="float" office:value="23.786560377178" calcext:value-type="float">
            <text:p>23.79</text:p>
          </table:table-cell>
          <table:table-cell table:style-name="ce13" office:value-type="float" office:value="0.0696093132404722" calcext:value-type="float">
            <text:p>0.070</text:p>
          </table:table-cell>
          <table:table-cell/>
          <table:table-cell table:formula="of:=[.$Z$74]^(-[.X138])" office:value-type="float" office:value="0.0000000308421059013762" calcext:value-type="float">
            <text:p>3.08421059013762E-008</text:p>
          </table:table-cell>
          <table:table-cell table:formula="of:=[.AA138]/[.Y67]" office:value-type="float" office:value="0.0029115200353352" calcext:value-type="float">
            <text:p>0.00291152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4541174699544" calcext:value-type="float">
            <text:p>22.45</text:p>
          </table:table-cell>
          <table:table-cell table:style-name="ce6" office:value-type="float" office:value="22.5593168891797" calcext:value-type="float">
            <text:p>22.56</text:p>
          </table:table-cell>
          <table:table-cell table:style-name="ce8" office:value-type="float" office:value="0.148774445422223" calcext:value-type="float">
            <text:p>0.149</text:p>
          </table:table-cell>
          <table:table-cell/>
          <table:table-cell table:formula="of:=[.$F$74]^(-[.D139])" office:value-type="float" office:value="0.000000113097132162117" calcext:value-type="float">
            <text:p>1.13097132162117E-007</text:p>
          </table:table-cell>
          <table:table-cell table:formula="of:=[.G139]/[.Y68]" office:value-type="float" office:value="0.00682532072494707" calcext:value-type="float">
            <text:p>0.0068253207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3.0157511893348" calcext:value-type="float">
            <text:p>23.02</text:p>
          </table:table-cell>
          <table:table-cell table:style-name="ce6" office:value-type="float" office:value="22.7799450053435" calcext:value-type="float">
            <text:p>22.78</text:p>
          </table:table-cell>
          <table:table-cell table:style-name="ce8" office:value-type="float" office:value="0.333480303492013" calcext:value-type="float">
            <text:p>0.333</text:p>
          </table:table-cell>
          <table:table-cell/>
          <table:table-cell table:formula="of:=[.$P$74]^(-[.N139])" office:value-type="float" office:value="0.0000000606895686862364" calcext:value-type="float">
            <text:p>6.06895686862364E-008</text:p>
          </table:table-cell>
          <table:table-cell table:formula="of:=[.Q139]/[.Y68]" office:value-type="float" office:value="0.00366256653040948" calcext:value-type="float">
            <text:p>0.0036625665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3.2104408603281" calcext:value-type="float">
            <text:p>23.21</text:p>
          </table:table-cell>
          <table:table-cell table:style-name="ce6" office:value-type="float" office:value="23.0199521436018" calcext:value-type="float">
            <text:p>23.02</text:p>
          </table:table-cell>
          <table:table-cell table:style-name="ce13" office:value-type="float" office:value="0.269391726673267" calcext:value-type="float">
            <text:p>0.269</text:p>
          </table:table-cell>
          <table:table-cell/>
          <table:table-cell table:formula="of:=[.$Z$74]^(-[.X139])" office:value-type="float" office:value="0.0000000538528405838855" calcext:value-type="float">
            <text:p>5.38528405838855E-008</text:p>
          </table:table-cell>
          <table:table-cell table:formula="of:=[.AA139]/[.Y68]" office:value-type="float" office:value="0.00324997550254048" calcext:value-type="float">
            <text:p>0.0032499755</text:p>
          </table:table-cell>
          <table:table-cell table:number-columns-repeated="996"/>
        </table:table-row>
        <table:table-row table:style-name="ro1"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ADCY9</text:p>
          </table:table-cell>
          <table:table-cell table:style-name="ce6" office:value-type="float" office:value="22.664516308405" calcext:value-type="float">
            <text:p>22.66</text:p>
          </table:table-cell>
          <table:table-cell table:style-name="ce6" office:value-type="float" office:value="22.5593168891797" calcext:value-type="float">
            <text:p>22.56</text:p>
          </table:table-cell>
          <table:table-cell table:style-name="ce8" office:value-type="float" office:value="0.148774445422223" calcext:value-type="float">
            <text:p>0.149</text:p>
          </table:table-cell>
          <table:table-cell/>
          <table:table-cell table:formula="of:=[.$F$74]^(-[.D140])" office:value-type="float" office:value="0.000000113097132162117" calcext:value-type="float">
            <text:p>1.13097132162117E-007</text:p>
          </table:table-cell>
          <table:table-cell table:formula="of:=[.G140]/[.Y69]" office:value-type="float" office:value="0.00682532072494707" calcext:value-type="float">
            <text:p>0.0068253207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ISG20</text:p>
          </table:table-cell>
          <table:table-cell table:style-name="ce6" office:value-type="float" office:value="22.5441388213521" calcext:value-type="float">
            <text:p>22.54</text:p>
          </table:table-cell>
          <table:table-cell table:style-name="ce6" office:value-type="float" office:value="22.7799450053435" calcext:value-type="float">
            <text:p>22.78</text:p>
          </table:table-cell>
          <table:table-cell table:style-name="ce8" office:value-type="float" office:value="0.333480303492013" calcext:value-type="float">
            <text:p>0.333</text:p>
          </table:table-cell>
          <table:table-cell/>
          <table:table-cell table:formula="of:=[.$P$74]^(-[.N140])" office:value-type="float" office:value="0.0000000606895686862364" calcext:value-type="float">
            <text:p>6.06895686862364E-008</text:p>
          </table:table-cell>
          <table:table-cell table:formula="of:=[.Q140]/[.Y69]" office:value-type="float" office:value="0.00366256653040948" calcext:value-type="float">
            <text:p>0.0036625665</text:p>
          </table:table-cell>
          <table:table-cell table:number-columns-repeated="2"/>
          <table:table-cell table:style-name="ce1" office:value-type="string" calcext:value-type="string">
            <text:p>3EI1N02</text:p>
          </table:table-cell>
          <table:table-cell office:value-type="string" calcext:value-type="string">
            <text:p>KANK2</text:p>
          </table:table-cell>
          <table:table-cell table:style-name="ce6" office:value-type="float" office:value="22.8294634268756" calcext:value-type="float">
            <text:p>22.83</text:p>
          </table:table-cell>
          <table:table-cell table:style-name="ce6" office:value-type="float" office:value="23.0199521436018" calcext:value-type="float">
            <text:p>23.02</text:p>
          </table:table-cell>
          <table:table-cell table:style-name="ce13" office:value-type="float" office:value="0.269391726673267" calcext:value-type="float">
            <text:p>0.269</text:p>
          </table:table-cell>
          <table:table-cell/>
          <table:table-cell table:formula="of:=[.$Z$74]^(-[.X140])" office:value-type="float" office:value="0.0000000538528405838855" calcext:value-type="float">
            <text:p>5.38528405838855E-008</text:p>
          </table:table-cell>
          <table:table-cell table:formula="of:=[.AA140]/[.Y69]" office:value-type="float" office:value="0.00324997550254048" calcext:value-type="float">
            <text:p>0.0032499755</text:p>
          </table:table-cell>
          <table:table-cell table:number-columns-repeated="996"/>
        </table:table-row>
        <table:table-row table:style-name="ro1" table:number-rows-repeated="104843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Tabelle1.$A$1" table:cell-range-address="$Tabelle1.$A$1:.$AB$69"/>
        </table:named-expressions>
        <calcext:conditional-formats>
          <calcext:conditional-format calcext:target-range-address="Tabelle1.Y73:Tabelle1.Y140">
            <calcext:condition calcext:apply-style-name="ConditionalStyle_1" calcext:value="&gt;0.4" calcext:base-cell-address="Tabelle1.Y73"/>
          </calcext:conditional-format>
        </calcext:conditional-formats>
      </table:table>
      <table:table table:name="Normalization factor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2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(E)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/>
          <table:table-cell office:value-type="string" calcext:value-type="string">
            <text:p>NF</text:p>
          </table:table-cell>
          <table:table-cell/>
          <table:table-cell office:value-type="string" calcext:value-type="string">
            <text:p>Copy-NF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508162817348" calcext:value-type="float">
            <text:p>23.25</text:p>
          </table:table-cell>
          <table:table-cell table:style-name="ce16" office:value-type="float" office:value="23.246425302966" calcext:value-type="float">
            <text:p>23.25</text:p>
          </table:table-cell>
          <table:table-cell table:style-name="ce17" office:value-type="float" office:value="0.0062097817269395" calcext:value-type="float">
            <text:p>0.006</text:p>
          </table:table-cell>
          <table:table-cell table:style-name="ce18" office:value-type="percentage" office:value="0.9" calcext:value-type="percentage">
            <text:p>90.00%</text:p>
          </table:table-cell>
          <table:table-cell table:formula="of:=[.F4]^(-[.D2])" office:value-type="float" office:value="0.000000331112241678078" calcext:value-type="float">
            <text:p>3.31112241678078E-007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454232565735" calcext:value-type="float">
            <text:p>18.55</text:p>
          </table:table-cell>
          <table:table-cell table:style-name="ce16" office:value-type="float" office:value="18.5411880061583" calcext:value-type="float">
            <text:p>18.54</text:p>
          </table:table-cell>
          <table:table-cell table:style-name="ce17" office:value-type="float" office:value="0.00598954857722104" calcext:value-type="float">
            <text:p>0.006</text:p>
          </table:table-cell>
          <table:table-cell table:style-name="ce18" office:value-type="percentage" office:value="0.923" calcext:value-type="percentage">
            <text:p>92.30%</text:p>
          </table:table-cell>
          <table:table-cell table:formula="of:=[.N4]^(-[.L2])" office:value-type="float" office:value="0.00000542858573427053" calcext:value-type="float">
            <text:p>5.42858573427053E-006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208923889953" calcext:value-type="float">
            <text:p>21.42</text:p>
          </table:table-cell>
          <table:table-cell table:style-name="ce16" office:value-type="float" office:value="21.4009548463689" calcext:value-type="float">
            <text:p>21.40</text:p>
          </table:table-cell>
          <table:table-cell table:style-name="ce17" office:value-type="float" office:value="0.0281959431827388" calcext:value-type="float">
            <text:p>0.028</text:p>
          </table:table-cell>
          <table:table-cell table:style-name="ce18" office:value-type="percentage" office:value="0.972" calcext:value-type="percentage">
            <text:p>97.20%</text:p>
          </table:table-cell>
          <table:table-cell table:formula="of:=[.V3]^(-[.T2])" office:value-type="float" office:value="0.00000049904716196049" calcext:value-type="float">
            <text:p>0.000000499</text:p>
          </table:table-cell>
          <table:table-cell/>
          <table:table-cell table:formula="of:=GEOMEAN([.W2];[.O2];[.G2])" office:value-type="float" office:value="0.000000964423630289221" calcext:value-type="float">
            <text:p>9.64423630289221E-007</text:p>
          </table:table-cell>
          <table:table-cell/>
          <table:table-cell table:style-name="ce21" office:value-type="float" office:value="0.00000096442363" calcext:value-type="float">
            <text:p>9.6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420343241972" calcext:value-type="float">
            <text:p>23.24</text:p>
          </table:table-cell>
          <table:table-cell table:style-name="ce16" office:value-type="float" office:value="23.246425302966" calcext:value-type="float">
            <text:p>23.25</text:p>
          </table:table-cell>
          <table:table-cell table:style-name="ce17" office:value-type="float" office:value="0.0062097817269395" calcext:value-type="float">
            <text:p>0.006</text:p>
          </table:table-cell>
          <table:table-cell office:value-type="float" office:value="0.9" calcext:value-type="float">
            <text:p>0.9</text:p>
          </table:table-cell>
          <table:table-cell table:formula="of:=[.F4]^(-[.D3])" office:value-type="float" office:value="0.000000331112241678078" calcext:value-type="float">
            <text:p>3.31112241678078E-007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369527557431" calcext:value-type="float">
            <text:p>18.54</text:p>
          </table:table-cell>
          <table:table-cell table:style-name="ce16" office:value-type="float" office:value="18.5411880061583" calcext:value-type="float">
            <text:p>18.54</text:p>
          </table:table-cell>
          <table:table-cell table:style-name="ce17" office:value-type="float" office:value="0.00598954857722104" calcext:value-type="float">
            <text:p>0.006</text:p>
          </table:table-cell>
          <table:table-cell office:value-type="float" office:value="0.923" calcext:value-type="float">
            <text:p>0.923</text:p>
          </table:table-cell>
          <table:table-cell table:formula="of:=[.N4]^(-[.L3])" office:value-type="float" office:value="0.00000542858573427053" calcext:value-type="float">
            <text:p>5.42858573427053E-006</text:p>
          </table:table-cell>
          <table:table-cell/>
          <table:table-cell table:style-name="ce14" office:value-type="string" calcext:value-type="string">
            <text:p>lm004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810173037424" calcext:value-type="float">
            <text:p>21.38</text:p>
          </table:table-cell>
          <table:table-cell table:style-name="ce16" office:value-type="float" office:value="21.4009548463689" calcext:value-type="float">
            <text:p>21.40</text:p>
          </table:table-cell>
          <table:table-cell table:style-name="ce17" office:value-type="float" office:value="0.0281959431827388" calcext:value-type="float">
            <text:p>0.028</text:p>
          </table:table-cell>
          <table:table-cell office:value-type="float" office:value="1.97" calcext:value-type="float">
            <text:p>1.97</text:p>
          </table:table-cell>
          <table:table-cell table:formula="of:=[.V3]^(-[.T3])" office:value-type="float" office:value="0.00000049904716196049" calcext:value-type="float">
            <text:p>0.000000499</text:p>
          </table:table-cell>
          <table:table-cell/>
          <table:table-cell table:formula="of:=GEOMEAN( [.W3];[.G3];[.O3])" office:value-type="float" office:value="0.000000964423630289221" calcext:value-type="float">
            <text:p>9.64423630289221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44667018091" calcext:value-type="float">
            <text:p>23.62</text:p>
          </table:table-cell>
          <table:table-cell table:style-name="ce16" office:value-type="float" office:value="23.5232654297261" calcext:value-type="float">
            <text:p>23.52</text:p>
          </table:table-cell>
          <table:table-cell table:style-name="ce17" office:value-type="float" office:value="0.143120211509278" calcext:value-type="float">
            <text:p>0.143</text:p>
          </table:table-cell>
          <table:table-cell office:value-type="float" office:value="1.9" calcext:value-type="float">
            <text:p>1.9</text:p>
          </table:table-cell>
          <table:table-cell table:formula="of:=[.F4]^(-[.D4])" office:value-type="float" office:value="0.000000277207550503102" calcext:value-type="float">
            <text:p>2.77207550503102E-007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9371896152871" calcext:value-type="float">
            <text:p>16.94</text:p>
          </table:table-cell>
          <table:table-cell table:style-name="ce16" office:value-type="float" office:value="17.0253023097788" calcext:value-type="float">
            <text:p>17.03</text:p>
          </table:table-cell>
          <table:table-cell table:style-name="ce17" office:value-type="float" office:value="0.124610167567417" calcext:value-type="float">
            <text:p>0.125</text:p>
          </table:table-cell>
          <table:table-cell office:value-type="float" office:value="1.923" calcext:value-type="float">
            <text:p>1.923</text:p>
          </table:table-cell>
          <table:table-cell table:formula="of:=[.N4]^(-[.L4])" office:value-type="float" office:value="0.0000146273898411928" calcext:value-type="float">
            <text:p>1.46273898411928E-005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7900288059266" calcext:value-type="float">
            <text:p>19.79</text:p>
          </table:table-cell>
          <table:table-cell table:style-name="ce16" office:value-type="float" office:value="19.8601234816865" calcext:value-type="float">
            <text:p>19.86</text:p>
          </table:table-cell>
          <table:table-cell table:style-name="ce17" office:value-type="float" office:value="0.0991288411097483" calcext:value-type="float">
            <text:p>0.099</text:p>
          </table:table-cell>
          <table:table-cell/>
          <table:table-cell table:formula="of:=[.V3]^(-[.T4])" office:value-type="float" office:value="0.00000141861447609259" calcext:value-type="float">
            <text:p>1.41861447609259E-006</text:p>
          </table:table-cell>
          <table:table-cell/>
          <table:table-cell table:formula="of:=GEOMEAN([.W4];[.O4];[.G4])" office:value-type="float" office:value="0.00000179175555484764" calcext:value-type="float">
            <text:p>1.79175555484764E-006</text:p>
          </table:table-cell>
          <table:table-cell/>
          <table:table-cell table:style-name="ce21" office:value-type="float" office:value="0.0000017917556" calcext:value-type="float">
            <text:p>1.7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22064157643" calcext:value-type="float">
            <text:p>23.42</text:p>
          </table:table-cell>
          <table:table-cell table:style-name="ce16" office:value-type="float" office:value="23.5232654297261" calcext:value-type="float">
            <text:p>23.52</text:p>
          </table:table-cell>
          <table:table-cell table:style-name="ce17" office:value-type="float" office:value="0.143120211509278" calcext:value-type="float">
            <text:p>0.143</text:p>
          </table:table-cell>
          <table:table-cell/>
          <table:table-cell table:formula="of:=[.F4]^(-[.D5])" office:value-type="float" office:value="0.000000277207550503102" calcext:value-type="float">
            <text:p>2.77207550503102E-007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1134150042706" calcext:value-type="float">
            <text:p>17.11</text:p>
          </table:table-cell>
          <table:table-cell table:style-name="ce16" office:value-type="float" office:value="17.0253023097788" calcext:value-type="float">
            <text:p>17.03</text:p>
          </table:table-cell>
          <table:table-cell table:style-name="ce17" office:value-type="float" office:value="0.124610167567417" calcext:value-type="float">
            <text:p>0.125</text:p>
          </table:table-cell>
          <table:table-cell/>
          <table:table-cell table:formula="of:=[.N4]^(-[.K5])" office:value-type="float" office:value="0.000013808441240414" calcext:value-type="float">
            <text:p>1.3808441240414E-005</text:p>
          </table:table-cell>
          <table:table-cell/>
          <table:table-cell table:style-name="ce14" office:value-type="string" calcext:value-type="string">
            <text:p>lm009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9302181574463" calcext:value-type="float">
            <text:p>19.93</text:p>
          </table:table-cell>
          <table:table-cell table:style-name="ce16" office:value-type="float" office:value="19.8601234816865" calcext:value-type="float">
            <text:p>19.86</text:p>
          </table:table-cell>
          <table:table-cell table:style-name="ce17" office:value-type="float" office:value="0.0991288411097483" calcext:value-type="float">
            <text:p>0.099</text:p>
          </table:table-cell>
          <table:table-cell/>
          <table:table-cell table:formula="of:=[.V3]^(-[.T5])" office:value-type="float" office:value="0.00000141861447609259" calcext:value-type="float">
            <text:p>1.41861447609259E-006</text:p>
          </table:table-cell>
          <table:table-cell/>
          <table:table-cell table:formula="of:=GEOMEAN([.W5];[.G5];[.O5])" office:value-type="float" office:value="0.00000175767280343215" calcext:value-type="float">
            <text:p>1.757672803432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504527368805" calcext:value-type="float">
            <text:p>23.85</text:p>
          </table:table-cell>
          <table:table-cell table:style-name="ce16" office:value-type="float" office:value="23.8096618914887" calcext:value-type="float">
            <text:p>23.81</text:p>
          </table:table-cell>
          <table:table-cell table:style-name="ce17" office:value-type="float" office:value="0.0576869667738513" calcext:value-type="float">
            <text:p>0.058</text:p>
          </table:table-cell>
          <table:table-cell/>
          <table:table-cell table:formula="of:=[.F4]^(-[.D6])" office:value-type="float" office:value="0.000000230659321548244" calcext:value-type="float">
            <text:p>2.30659321548244E-007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633941455407" calcext:value-type="float">
            <text:p>18.66</text:p>
          </table:table-cell>
          <table:table-cell table:style-name="ce16" office:value-type="float" office:value="18.6463150707882" calcext:value-type="float">
            <text:p>18.65</text:p>
          </table:table-cell>
          <table:table-cell table:style-name="ce17" office:value-type="float" office:value="0.024153459147787" calcext:value-type="float">
            <text:p>0.024</text:p>
          </table:table-cell>
          <table:table-cell/>
          <table:table-cell table:formula="of:=[.N4]^(-[.L6])" office:value-type="float" office:value="0.00000506795549622995" calcext:value-type="float">
            <text:p>0.000005068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034170468316" calcext:value-type="float">
            <text:p>21.40</text:p>
          </table:table-cell>
          <table:table-cell table:style-name="ce16" office:value-type="float" office:value="21.3135931893993" calcext:value-type="float">
            <text:p>21.31</text:p>
          </table:table-cell>
          <table:table-cell table:style-name="ce17" office:value-type="float" office:value="0.127030117405474" calcext:value-type="float">
            <text:p>0.127</text:p>
          </table:table-cell>
          <table:table-cell/>
          <table:table-cell table:formula="of:=[.V3]^(-[.T6])" office:value-type="float" office:value="0.000000529500832886398" calcext:value-type="float">
            <text:p>5.29500832886398E-007</text:p>
          </table:table-cell>
          <table:table-cell/>
          <table:table-cell table:formula="of:=GEOMEAN([.W6];[.O6];[.G6])" office:value-type="float" office:value="0.000000852229997493166" calcext:value-type="float">
            <text:p>8.52229997493166E-007</text:p>
          </table:table-cell>
          <table:table-cell/>
          <table:table-cell table:style-name="ce21" office:value-type="float" office:value="0.00000085223" calcext:value-type="float">
            <text:p>8.52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688710460968" calcext:value-type="float">
            <text:p>23.77</text:p>
          </table:table-cell>
          <table:table-cell table:style-name="ce16" office:value-type="float" office:value="23.8096618914887" calcext:value-type="float">
            <text:p>23.81</text:p>
          </table:table-cell>
          <table:table-cell table:style-name="ce17" office:value-type="float" office:value="0.0576869667738513" calcext:value-type="float">
            <text:p>0.058</text:p>
          </table:table-cell>
          <table:table-cell/>
          <table:table-cell table:formula="of:=[.F4]^(-[.D7])" office:value-type="float" office:value="0.000000230659321548244" calcext:value-type="float">
            <text:p>2.30659321548244E-007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292359960357" calcext:value-type="float">
            <text:p>18.63</text:p>
          </table:table-cell>
          <table:table-cell table:style-name="ce16" office:value-type="float" office:value="18.6463150707882" calcext:value-type="float">
            <text:p>18.65</text:p>
          </table:table-cell>
          <table:table-cell table:style-name="ce17" office:value-type="float" office:value="0.024153459147787" calcext:value-type="float">
            <text:p>0.024</text:p>
          </table:table-cell>
          <table:table-cell/>
          <table:table-cell table:formula="of:=[.N4]^(-[.L7])" office:value-type="float" office:value="0.00000506795549622995" calcext:value-type="float">
            <text:p>0.000005068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223769331967" calcext:value-type="float">
            <text:p>21.22</text:p>
          </table:table-cell>
          <table:table-cell table:style-name="ce16" office:value-type="float" office:value="21.3135931893993" calcext:value-type="float">
            <text:p>21.31</text:p>
          </table:table-cell>
          <table:table-cell table:style-name="ce17" office:value-type="float" office:value="0.127030117405474" calcext:value-type="float">
            <text:p>0.127</text:p>
          </table:table-cell>
          <table:table-cell/>
          <table:table-cell table:formula="of:=[.V3]^(-[.T7])" office:value-type="float" office:value="0.000000529500832886398" calcext:value-type="float">
            <text:p>5.29500832886398E-007</text:p>
          </table:table-cell>
          <table:table-cell/>
          <table:table-cell table:formula="of:=GEOMEAN([.W7];[.O7];[.G7])" office:value-type="float" office:value="0.000000852229997493166" calcext:value-type="float">
            <text:p>8.5222999749316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46622902674" calcext:value-type="float">
            <text:p>23.65</text:p>
          </table:table-cell>
          <table:table-cell table:style-name="ce16" office:value-type="float" office:value="23.6251766408402" calcext:value-type="float">
            <text:p>23.63</text:p>
          </table:table-cell>
          <table:table-cell table:style-name="ce17" office:value-type="float" office:value="0.0303295943475143" calcext:value-type="float">
            <text:p>0.030</text:p>
          </table:table-cell>
          <table:table-cell/>
          <table:table-cell table:formula="of:=[.F4]^(-[.D8])" office:value-type="float" office:value="0.000000259655148449279" calcext:value-type="float">
            <text:p>2.59655148449279E-007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2290489085064" calcext:value-type="float">
            <text:p>17.23</text:p>
          </table:table-cell>
          <table:table-cell table:style-name="ce16" office:value-type="float" office:value="17.1922539563331" calcext:value-type="float">
            <text:p>17.19</text:p>
          </table:table-cell>
          <table:table-cell table:style-name="ce17" office:value-type="float" office:value="0.0520359203904491" calcext:value-type="float">
            <text:p>0.052</text:p>
          </table:table-cell>
          <table:table-cell/>
          <table:table-cell table:formula="of:=[.N4]^(-[.L8])" office:value-type="float" office:value="0.0000131146295344792" calcext:value-type="float">
            <text:p>1.31146295344792E-005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4436867272004" calcext:value-type="float">
            <text:p>19.44</text:p>
          </table:table-cell>
          <table:table-cell table:style-name="ce16" office:value-type="float" office:value="19.4189002186472" calcext:value-type="float">
            <text:p>19.42</text:p>
          </table:table-cell>
          <table:table-cell table:style-name="ce17" office:value-type="float" office:value="0.0350534165597697" calcext:value-type="float">
            <text:p>0.035</text:p>
          </table:table-cell>
          <table:table-cell/>
          <table:table-cell table:formula="of:=[.V3]^(-[.T8])" office:value-type="float" office:value="0.0000019133293626825" calcext:value-type="float">
            <text:p>1.9133293626825E-006</text:p>
          </table:table-cell>
          <table:table-cell/>
          <table:table-cell table:formula="of:=GEOMEAN([.W8];[.G8];[.O8])" office:value-type="float" office:value="0.00000186773059901704" calcext:value-type="float">
            <text:p>1.86773059901704E-006</text:p>
          </table:table-cell>
          <table:table-cell/>
          <table:table-cell table:style-name="ce21" office:value-type="float" office:value="0.0000018677306" calcext:value-type="float">
            <text:p>1.87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037303790064" calcext:value-type="float">
            <text:p>23.60</text:p>
          </table:table-cell>
          <table:table-cell table:style-name="ce16" office:value-type="float" office:value="23.6251766408402" calcext:value-type="float">
            <text:p>23.63</text:p>
          </table:table-cell>
          <table:table-cell table:style-name="ce17" office:value-type="float" office:value="0.0303295943475143" calcext:value-type="float">
            <text:p>0.030</text:p>
          </table:table-cell>
          <table:table-cell/>
          <table:table-cell table:formula="of:=[.F4]^(-[.D9])" office:value-type="float" office:value="0.000000259655148449279" calcext:value-type="float">
            <text:p>2.59655148449279E-007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1554590041597" calcext:value-type="float">
            <text:p>17.16</text:p>
          </table:table-cell>
          <table:table-cell table:style-name="ce16" office:value-type="float" office:value="17.1922539563331" calcext:value-type="float">
            <text:p>17.19</text:p>
          </table:table-cell>
          <table:table-cell table:style-name="ce17" office:value-type="float" office:value="0.0520359203904491" calcext:value-type="float">
            <text:p>0.052</text:p>
          </table:table-cell>
          <table:table-cell/>
          <table:table-cell table:formula="of:=[.N4]^(-[.L9])" office:value-type="float" office:value="0.0000131146295344792" calcext:value-type="float">
            <text:p>1.31146295344792E-005</text:p>
          </table:table-cell>
          <table:table-cell/>
          <table:table-cell table:style-name="ce14" office:value-type="string" calcext:value-type="string">
            <text:p>lm008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941137100941" calcext:value-type="float">
            <text:p>19.39</text:p>
          </table:table-cell>
          <table:table-cell table:style-name="ce16" office:value-type="float" office:value="19.4189002186472" calcext:value-type="float">
            <text:p>19.42</text:p>
          </table:table-cell>
          <table:table-cell table:style-name="ce17" office:value-type="float" office:value="0.0350534165597697" calcext:value-type="float">
            <text:p>0.035</text:p>
          </table:table-cell>
          <table:table-cell/>
          <table:table-cell table:formula="of:=[.V3]^(-[.T9])" office:value-type="float" office:value="0.0000019133293626825" calcext:value-type="float">
            <text:p>1.9133293626825E-006</text:p>
          </table:table-cell>
          <table:table-cell/>
          <table:table-cell table:formula="of:=GEOMEAN([.W9];[.G9];[.O9])" office:value-type="float" office:value="0.00000186773059901704" calcext:value-type="float">
            <text:p>1.86773059901704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591788235928" calcext:value-type="float">
            <text:p>23.16</text:p>
          </table:table-cell>
          <table:table-cell table:style-name="ce16" office:value-type="float" office:value="23.1782106122517" calcext:value-type="float">
            <text:p>23.18</text:p>
          </table:table-cell>
          <table:table-cell table:style-name="ce17" office:value-type="float" office:value="0.0269150136375419" calcext:value-type="float">
            <text:p>0.027</text:p>
          </table:table-cell>
          <table:table-cell/>
          <table:table-cell table:formula="of:=[.F4]^(-[.D10])" office:value-type="float" office:value="0.000000345931673786106" calcext:value-type="float">
            <text:p>3.45931673786106E-007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220181242645" calcext:value-type="float">
            <text:p>17.82</text:p>
          </table:table-cell>
          <table:table-cell table:style-name="ce16" office:value-type="float" office:value="17.7868522031263" calcext:value-type="float">
            <text:p>17.79</text:p>
          </table:table-cell>
          <table:table-cell table:style-name="ce17" office:value-type="float" office:value="0.0497321226070675" calcext:value-type="float">
            <text:p>0.050</text:p>
          </table:table-cell>
          <table:table-cell/>
          <table:table-cell table:formula="of:=[.N4]^(-[.K10])" office:value-type="float" office:value="0.00000868792472486889" calcext:value-type="float">
            <text:p>8.68792472486889E-006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924200036977" calcext:value-type="float">
            <text:p>20.39</text:p>
          </table:table-cell>
          <table:table-cell table:style-name="ce16" office:value-type="float" office:value="20.4261064939696" calcext:value-type="float">
            <text:p>20.43</text:p>
          </table:table-cell>
          <table:table-cell table:style-name="ce17" office:value-type="float" office:value="0.0476398914113065" calcext:value-type="float">
            <text:p>0.048</text:p>
          </table:table-cell>
          <table:table-cell/>
          <table:table-cell table:formula="of:=[.V3]^(-[.T10])" office:value-type="float" office:value="0.000000966499214820685" calcext:value-type="float">
            <text:p>9.66499214820685E-007</text:p>
          </table:table-cell>
          <table:table-cell/>
          <table:table-cell table:formula="of:=GEOMEAN([.W10];[.O10];[.G10])" office:value-type="float" office:value="0.00000142682034851098" calcext:value-type="float">
            <text:p>1.42682034851098E-006</text:p>
          </table:table-cell>
          <table:table-cell/>
          <table:table-cell table:style-name="ce21" office:value-type="float" office:value="0.0000014268203" calcext:value-type="float">
            <text:p>1.43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972424009105" calcext:value-type="float">
            <text:p>23.20</text:p>
          </table:table-cell>
          <table:table-cell table:style-name="ce16" office:value-type="float" office:value="23.1782106122517" calcext:value-type="float">
            <text:p>23.18</text:p>
          </table:table-cell>
          <table:table-cell table:style-name="ce17" office:value-type="float" office:value="0.0269150136375419" calcext:value-type="float">
            <text:p>0.027</text:p>
          </table:table-cell>
          <table:table-cell/>
          <table:table-cell table:formula="of:=[.F4]^(-[.D11])" office:value-type="float" office:value="0.000000345931673786106" calcext:value-type="float">
            <text:p>3.45931673786106E-007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751686281988" calcext:value-type="float">
            <text:p>17.75</text:p>
          </table:table-cell>
          <table:table-cell table:style-name="ce16" office:value-type="float" office:value="17.7868522031263" calcext:value-type="float">
            <text:p>17.79</text:p>
          </table:table-cell>
          <table:table-cell table:style-name="ce17" office:value-type="float" office:value="0.0497321226070675" calcext:value-type="float">
            <text:p>0.050</text:p>
          </table:table-cell>
          <table:table-cell/>
          <table:table-cell table:formula="of:=[.N4]^(-[.K11])" office:value-type="float" office:value="0.0000090968039607217" calcext:value-type="float">
            <text:p>9.0968039607217E-006</text:p>
          </table:table-cell>
          <table:table-cell/>
          <table:table-cell table:style-name="ce14" office:value-type="string" calcext:value-type="string">
            <text:p>lm006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597929842416" calcext:value-type="float">
            <text:p>20.46</text:p>
          </table:table-cell>
          <table:table-cell table:style-name="ce16" office:value-type="float" office:value="20.4261064939696" calcext:value-type="float">
            <text:p>20.43</text:p>
          </table:table-cell>
          <table:table-cell table:style-name="ce17" office:value-type="float" office:value="0.0476398914113065" calcext:value-type="float">
            <text:p>0.048</text:p>
          </table:table-cell>
          <table:table-cell/>
          <table:table-cell table:formula="of:=[.V3]^(-[.T11])" office:value-type="float" office:value="0.000000966499214820685" calcext:value-type="float">
            <text:p>9.66499214820685E-007</text:p>
          </table:table-cell>
          <table:table-cell/>
          <table:table-cell table:formula="of:=GEOMEAN([.W11];[.O11];[.G11])" office:value-type="float" office:value="0.0000014488615585036" calcext:value-type="float">
            <text:p>1.448861558503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339792581674" calcext:value-type="float">
            <text:p>23.23</text:p>
          </table:table-cell>
          <table:table-cell table:style-name="ce16" office:value-type="float" office:value="23.3490376540577" calcext:value-type="float">
            <text:p>23.35</text:p>
          </table:table-cell>
          <table:table-cell table:style-name="ce17" office:value-type="float" office:value="0.162717143932861" calcext:value-type="float">
            <text:p>0.163</text:p>
          </table:table-cell>
          <table:table-cell/>
          <table:table-cell table:formula="of:=[.F4]^(-[.C12])" office:value-type="float" office:value="0.000000333767939253707" calcext:value-type="float">
            <text:p>3.33767939253707E-007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924918650414" calcext:value-type="float">
            <text:p>18.09</text:p>
          </table:table-cell>
          <table:table-cell table:style-name="ce16" office:value-type="float" office:value="18.3464913380703" calcext:value-type="float">
            <text:p>18.35</text:p>
          </table:table-cell>
          <table:table-cell table:style-name="ce17" office:value-type="float" office:value="0.359209499593059" calcext:value-type="float">
            <text:p>0.359</text:p>
          </table:table-cell>
          <table:table-cell/>
          <table:table-cell table:formula="of:=[.N4]^(-[.L12])" office:value-type="float" office:value="0.00000616561668908385" calcext:value-type="float">
            <text:p>6.16561668908385E-006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9597434520367" calcext:value-type="float">
            <text:p>20.96</text:p>
          </table:table-cell>
          <table:table-cell table:style-name="ce16" office:value-type="float" office:value="20.863365510867" calcext:value-type="float">
            <text:p>20.86</text:p>
          </table:table-cell>
          <table:table-cell table:style-name="ce17" office:value-type="float" office:value="0.136298991515842" calcext:value-type="float">
            <text:p>0.136</text:p>
          </table:table-cell>
          <table:table-cell/>
          <table:table-cell table:formula="of:=[.V3]^(-[.T12])" office:value-type="float" office:value="0.000000718527663075782" calcext:value-type="float">
            <text:p>7.18527663075782E-007</text:p>
          </table:table-cell>
          <table:table-cell/>
          <table:table-cell table:formula="of:=GEOMEAN([.W12];[.O12];[.G12])" office:value-type="float" office:value="0.00000113925657561974" calcext:value-type="float">
            <text:p>1.13925657561974E-006</text:p>
          </table:table-cell>
          <table:table-cell/>
          <table:table-cell table:style-name="ce21" office:value-type="float" office:value="0.0000011392566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640960499479" calcext:value-type="float">
            <text:p>23.46</text:p>
          </table:table-cell>
          <table:table-cell table:style-name="ce16" office:value-type="float" office:value="23.3490376540577" calcext:value-type="float">
            <text:p>23.35</text:p>
          </table:table-cell>
          <table:table-cell table:style-name="ce17" office:value-type="float" office:value="0.162717143932861" calcext:value-type="float">
            <text:p>0.163</text:p>
          </table:table-cell>
          <table:table-cell/>
          <table:table-cell table:formula="of:=[.F4]^(-[.C12])" office:value-type="float" office:value="0.000000333767939253707" calcext:value-type="float">
            <text:p>3.33767939253707E-007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004908110992" calcext:value-type="float">
            <text:p>18.60</text:p>
          </table:table-cell>
          <table:table-cell table:style-name="ce16" office:value-type="float" office:value="18.3464913380703" calcext:value-type="float">
            <text:p>18.35</text:p>
          </table:table-cell>
          <table:table-cell table:style-name="ce17" office:value-type="float" office:value="0.359209499593059" calcext:value-type="float">
            <text:p>0.359</text:p>
          </table:table-cell>
          <table:table-cell/>
          <table:table-cell table:formula="of:=[.N4]^(-[.L13])" office:value-type="float" office:value="0.00000616561668908385" calcext:value-type="float">
            <text:p>6.16561668908385E-006</text:p>
          </table:table-cell>
          <table:table-cell/>
          <table:table-cell table:style-name="ce14" office:value-type="string" calcext:value-type="string">
            <text:p>lm007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669875696972" calcext:value-type="float">
            <text:p>20.77</text:p>
          </table:table-cell>
          <table:table-cell table:style-name="ce16" office:value-type="float" office:value="20.863365510867" calcext:value-type="float">
            <text:p>20.86</text:p>
          </table:table-cell>
          <table:table-cell table:style-name="ce17" office:value-type="float" office:value="0.136298991515842" calcext:value-type="float">
            <text:p>0.136</text:p>
          </table:table-cell>
          <table:table-cell/>
          <table:table-cell table:formula="of:=[.V3]^(-[.T13])" office:value-type="float" office:value="0.000000718527663075782" calcext:value-type="float">
            <text:p>7.18527663075782E-007</text:p>
          </table:table-cell>
          <table:table-cell/>
          <table:table-cell table:formula="of:=GEOMEAN([.W13];[.O13];[.G13])" office:value-type="float" office:value="0.00000113925657561974" calcext:value-type="float">
            <text:p>1.13925657561974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735526654382" calcext:value-type="float">
            <text:p>23.67</text:p>
          </table:table-cell>
          <table:table-cell table:style-name="ce16" office:value-type="float" office:value="23.7103566465874" calcext:value-type="float">
            <text:p>23.71</text:p>
          </table:table-cell>
          <table:table-cell table:style-name="ce17" office:value-type="float" office:value="0.0520486892905551" calcext:value-type="float">
            <text:p>0.052</text:p>
          </table:table-cell>
          <table:table-cell/>
          <table:table-cell table:formula="of:=[.F4]^(-[.D14])" office:value-type="float" office:value="0.000000245840089234673" calcext:value-type="float">
            <text:p>2.45840089234673E-007</text:p>
          </table:table-cell>
          <table:table-cell/>
          <table:table-cell table:style-name="ce15" office:value-type="string" calcext:value-type="string">
            <text:p>lm0063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6.8726929108949" calcext:value-type="float">
            <text:p>16.87</text:p>
          </table:table-cell>
          <table:table-cell table:style-name="ce16" office:value-type="float" office:value="16.8790848882232" calcext:value-type="float">
            <text:p>16.88</text:p>
          </table:table-cell>
          <table:table-cell table:style-name="ce17" office:value-type="float" office:value="0.0411937925317925" calcext:value-type="float">
            <text:p>0.041</text:p>
          </table:table-cell>
          <table:table-cell table:style-name="ce19"/>
          <table:table-cell table:style-name="ce19" table:formula="of:=[.N4]^(-[.L14])" office:value-type="float" office:value="0.0000160949471457107" calcext:value-type="float">
            <text:p>1.60949471457107E-005</text:p>
          </table:table-cell>
          <table:table-cell/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298963255066" calcext:value-type="float">
            <text:p>19.13</text:p>
          </table:table-cell>
          <table:table-cell table:style-name="ce16" office:value-type="float" office:value="19.1164486709696" calcext:value-type="float">
            <text:p>19.12</text:p>
          </table:table-cell>
          <table:table-cell table:style-name="ce17" office:value-type="float" office:value="0.019017855428258" calcext:value-type="float">
            <text:p>0.019</text:p>
          </table:table-cell>
          <table:table-cell/>
          <table:table-cell table:formula="of:=[.V3]^(-[.T14])" office:value-type="float" office:value="0.00000234882955126579" calcext:value-type="float">
            <text:p>2.34882955126579E-006</text:p>
          </table:table-cell>
          <table:table-cell/>
          <table:table-cell table:formula="of:=GEOMEAN([.W14];[.G14];[.O14])" office:value-type="float" office:value="0.00000210247700218491" calcext:value-type="float">
            <text:p>2.10247700218491E-006</text:p>
          </table:table-cell>
          <table:table-cell/>
          <table:table-cell table:style-name="ce21" office:value-type="float" office:value="0.000002102477" calcext:value-type="float">
            <text:p>2.10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471606277366" calcext:value-type="float">
            <text:p>23.75</text:p>
          </table:table-cell>
          <table:table-cell table:style-name="ce16" office:value-type="float" office:value="23.7103566465874" calcext:value-type="float">
            <text:p>23.71</text:p>
          </table:table-cell>
          <table:table-cell table:style-name="ce17" office:value-type="float" office:value="0.0520486892905551" calcext:value-type="float">
            <text:p>0.052</text:p>
          </table:table-cell>
          <table:table-cell/>
          <table:table-cell table:formula="of:=[.F4]^(-[.D15])" office:value-type="float" office:value="0.000000245840089234673" calcext:value-type="float">
            <text:p>2.45840089234673E-007</text:p>
          </table:table-cell>
          <table:table-cell/>
          <table:table-cell table:style-name="ce15" office:value-type="string" calcext:value-type="string">
            <text:p>lm0063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6.8414607162737" calcext:value-type="float">
            <text:p>16.84</text:p>
          </table:table-cell>
          <table:table-cell table:style-name="ce16" office:value-type="float" office:value="16.8790848882232" calcext:value-type="float">
            <text:p>16.88</text:p>
          </table:table-cell>
          <table:table-cell table:style-name="ce17" office:value-type="float" office:value="0.0411937925317925" calcext:value-type="float">
            <text:p>0.041</text:p>
          </table:table-cell>
          <table:table-cell table:style-name="ce19"/>
          <table:table-cell table:style-name="ce19" table:formula="of:=[.N4]^(-[.L15])" office:value-type="float" office:value="0.0000160949471457107" calcext:value-type="float">
            <text:p>1.60949471457107E-005</text:p>
          </table:table-cell>
          <table:table-cell/>
          <table:table-cell table:style-name="ce14" office:value-type="string" calcext:value-type="string">
            <text:p>lm006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030010164327" calcext:value-type="float">
            <text:p>19.10</text:p>
          </table:table-cell>
          <table:table-cell table:style-name="ce16" office:value-type="float" office:value="19.1164486709696" calcext:value-type="float">
            <text:p>19.12</text:p>
          </table:table-cell>
          <table:table-cell table:style-name="ce17" office:value-type="float" office:value="0.019017855428258" calcext:value-type="float">
            <text:p>0.019</text:p>
          </table:table-cell>
          <table:table-cell/>
          <table:table-cell table:formula="of:=[.V3]^(-[.T15])" office:value-type="float" office:value="0.00000234882955126579" calcext:value-type="float">
            <text:p>2.34882955126579E-006</text:p>
          </table:table-cell>
          <table:table-cell/>
          <table:table-cell table:formula="of:=GEOMEAN([.W15];[.O15];[.G15])" office:value-type="float" office:value="0.00000210247700218491" calcext:value-type="float">
            <text:p>2.10247700218491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368884341899" calcext:value-type="float">
            <text:p>22.94</text:p>
          </table:table-cell>
          <table:table-cell table:style-name="ce16" office:value-type="float" office:value="22.9979119832159" calcext:value-type="float">
            <text:p>23.00</text:p>
          </table:table-cell>
          <table:table-cell table:style-name="ce17" office:value-type="float" office:value="0.086300330656601" calcext:value-type="float">
            <text:p>0.086</text:p>
          </table:table-cell>
          <table:table-cell/>
          <table:table-cell table:formula="of:=[.F4]^(-[.D16])" office:value-type="float" office:value="0.000000388373170352359" calcext:value-type="float">
            <text:p>3.88373170352359E-007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362323612161" calcext:value-type="float">
            <text:p>18.44</text:p>
          </table:table-cell>
          <table:table-cell table:style-name="ce16" office:value-type="float" office:value="18.2966098886344" calcext:value-type="float">
            <text:p>18.30</text:p>
          </table:table-cell>
          <table:table-cell table:style-name="ce17" office:value-type="float" office:value="0.197455994337122" calcext:value-type="float">
            <text:p>0.197</text:p>
          </table:table-cell>
          <table:table-cell/>
          <table:table-cell table:formula="of:=[.N4]^(-[.K16])" office:value-type="float" office:value="0.00000581422628303311" calcext:value-type="float">
            <text:p>5.81422628303311E-006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856405398693" calcext:value-type="float">
            <text:p>21.09</text:p>
          </table:table-cell>
          <table:table-cell table:style-name="ce16" office:value-type="float" office:value="21.204848303501" calcext:value-type="float">
            <text:p>21.20</text:p>
          </table:table-cell>
          <table:table-cell table:style-name="ce17" office:value-type="float" office:value="0.168585236068075" calcext:value-type="float">
            <text:p>0.169</text:p>
          </table:table-cell>
          <table:table-cell/>
          <table:table-cell table:formula="of:=[.V3]^(-[.T16])" office:value-type="float" office:value="0.000000570017703004809" calcext:value-type="float">
            <text:p>0.00000057</text:p>
          </table:table-cell>
          <table:table-cell/>
          <table:table-cell table:formula="of:=GEOMEAN([.W16];[.G16];[.O16])" office:value-type="float" office:value="0.00000108778524760419" calcext:value-type="float">
            <text:p>1.08778524760419E-006</text:p>
          </table:table-cell>
          <table:table-cell/>
          <table:table-cell table:formula="of:=0.0000010877852" office:value-type="float" office:value="0.0000010877852" calcext:value-type="float">
            <text:p>1.0877852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589355322418" calcext:value-type="float">
            <text:p>23.06</text:p>
          </table:table-cell>
          <table:table-cell table:style-name="ce16" office:value-type="float" office:value="22.9979119832159" calcext:value-type="float">
            <text:p>23.00</text:p>
          </table:table-cell>
          <table:table-cell table:style-name="ce17" office:value-type="float" office:value="0.086300330656601" calcext:value-type="float">
            <text:p>0.086</text:p>
          </table:table-cell>
          <table:table-cell/>
          <table:table-cell table:formula="of:=[.F4]^(-[.D17])" office:value-type="float" office:value="0.000000388373170352359" calcext:value-type="float">
            <text:p>3.88373170352359E-007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569874160527" calcext:value-type="float">
            <text:p>18.16</text:p>
          </table:table-cell>
          <table:table-cell table:style-name="ce16" office:value-type="float" office:value="18.2966098886344" calcext:value-type="float">
            <text:p>18.30</text:p>
          </table:table-cell>
          <table:table-cell table:style-name="ce17" office:value-type="float" office:value="0.197455994337122" calcext:value-type="float">
            <text:p>0.197</text:p>
          </table:table-cell>
          <table:table-cell/>
          <table:table-cell table:formula="of:=[.N4]^(-[.K17])" office:value-type="float" office:value="0.00000697897607760125" calcext:value-type="float">
            <text:p>0.000006979</text:p>
          </table:table-cell>
          <table:table-cell/>
          <table:table-cell table:style-name="ce14" office:value-type="string" calcext:value-type="string">
            <text:p>lm009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240560671327" calcext:value-type="float">
            <text:p>21.32</text:p>
          </table:table-cell>
          <table:table-cell table:style-name="ce16" office:value-type="float" office:value="21.204848303501" calcext:value-type="float">
            <text:p>21.20</text:p>
          </table:table-cell>
          <table:table-cell table:style-name="ce17" office:value-type="float" office:value="0.168585236068075" calcext:value-type="float">
            <text:p>0.169</text:p>
          </table:table-cell>
          <table:table-cell/>
          <table:table-cell table:formula="of:=[.V3]^(-[.S17])" office:value-type="float" office:value="0.000000525757750331445" calcext:value-type="float">
            <text:p>5.25757750331445E-007</text:p>
          </table:table-cell>
          <table:table-cell/>
          <table:table-cell table:formula="of:=GEOMEAN([.O17];[.W17];[.G17])" office:value-type="float" office:value="0.00000112531870511493" calcext:value-type="float">
            <text:p>1.1253187051149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2129151934397" calcext:value-type="float">
            <text:p>23.21</text:p>
          </table:table-cell>
          <table:table-cell table:style-name="ce16" office:value-type="float" office:value="23.1993442032382" calcext:value-type="float">
            <text:p>23.20</text:p>
          </table:table-cell>
          <table:table-cell table:style-name="ce17" office:value-type="float" office:value="0.0191922783977045" calcext:value-type="float">
            <text:p>0.019</text:p>
          </table:table-cell>
          <table:table-cell/>
          <table:table-cell table:formula="of:=[.F4]^(-[.D18])" office:value-type="float" office:value="0.0000003412709045737" calcext:value-type="float">
            <text:p>3.412709045737E-007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408243023799" calcext:value-type="float">
            <text:p>18.84</text:p>
          </table:table-cell>
          <table:table-cell table:style-name="ce16" office:value-type="float" office:value="18.8730821872667" calcext:value-type="float">
            <text:p>18.87</text:p>
          </table:table-cell>
          <table:table-cell table:style-name="ce17" office:value-type="float" office:value="0.0456195383003849" calcext:value-type="float">
            <text:p>0.046</text:p>
          </table:table-cell>
          <table:table-cell/>
          <table:table-cell table:formula="of:=[.N4]^(-[.L18])" office:value-type="float" office:value="0.0000043695390917765" calcext:value-type="float">
            <text:p>4.3695390917765E-006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119625616029" calcext:value-type="float">
            <text:p>21.41</text:p>
          </table:table-cell>
          <table:table-cell table:style-name="ce16" office:value-type="float" office:value="21.3923034712135" calcext:value-type="float">
            <text:p>21.39</text:p>
          </table:table-cell>
          <table:table-cell table:style-name="ce17" office:value-type="float" office:value="0.0278021522525601" calcext:value-type="float">
            <text:p>0.028</text:p>
          </table:table-cell>
          <table:table-cell/>
          <table:table-cell table:formula="of:=[.V3]^(-[.T18])" office:value-type="float" office:value="0.000000501983136640856" calcext:value-type="float">
            <text:p>0.000000502</text:p>
          </table:table-cell>
          <table:table-cell/>
          <table:table-cell table:formula="of:=GEOMEAN([.W18];[.G18];[.O18])" office:value-type="float" office:value="0.000000907976636237666" calcext:value-type="float">
            <text:p>0.000000908</text:p>
          </table:table-cell>
          <table:table-cell/>
          <table:table-cell table:style-name="ce21" office:value-type="float" office:value="0.00000090797664" calcext:value-type="float">
            <text:p>9.08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857732130368" calcext:value-type="float">
            <text:p>23.19</text:p>
          </table:table-cell>
          <table:table-cell table:style-name="ce16" office:value-type="float" office:value="23.1993442032382" calcext:value-type="float">
            <text:p>23.20</text:p>
          </table:table-cell>
          <table:table-cell table:style-name="ce17" office:value-type="float" office:value="0.0191922783977045" calcext:value-type="float">
            <text:p>0.019</text:p>
          </table:table-cell>
          <table:table-cell/>
          <table:table-cell table:formula="of:=[.F4]^(-[.D19])" office:value-type="float" office:value="0.0000003412709045737" calcext:value-type="float">
            <text:p>3.412709045737E-007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053400721535" calcext:value-type="float">
            <text:p>18.91</text:p>
          </table:table-cell>
          <table:table-cell table:style-name="ce16" office:value-type="float" office:value="18.8730821872667" calcext:value-type="float">
            <text:p>18.87</text:p>
          </table:table-cell>
          <table:table-cell table:style-name="ce17" office:value-type="float" office:value="0.0456195383003849" calcext:value-type="float">
            <text:p>0.046</text:p>
          </table:table-cell>
          <table:table-cell/>
          <table:table-cell table:formula="of:=[.N4]^(-[.L19])" office:value-type="float" office:value="0.0000043695390917765" calcext:value-type="float">
            <text:p>4.3695390917765E-006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726443808242" calcext:value-type="float">
            <text:p>21.37</text:p>
          </table:table-cell>
          <table:table-cell table:style-name="ce16" office:value-type="float" office:value="21.3923034712135" calcext:value-type="float">
            <text:p>21.39</text:p>
          </table:table-cell>
          <table:table-cell table:style-name="ce17" office:value-type="float" office:value="0.0278021522525601" calcext:value-type="float">
            <text:p>0.028</text:p>
          </table:table-cell>
          <table:table-cell/>
          <table:table-cell table:formula="of:=[.V3]^(-[.T19])" office:value-type="float" office:value="0.000000501983136640856" calcext:value-type="float">
            <text:p>0.000000502</text:p>
          </table:table-cell>
          <table:table-cell/>
          <table:table-cell table:formula="of:=GEOMEAN([.W19];[.G19];[.O19])" office:value-type="float" office:value="0.000000907976636237666" calcext:value-type="float">
            <text:p>0.000000908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198472285073" calcext:value-type="float">
            <text:p>23.52</text:p>
          </table:table-cell>
          <table:table-cell table:style-name="ce16" office:value-type="float" office:value="23.4175991895092" calcext:value-type="float">
            <text:p>23.42</text:p>
          </table:table-cell>
          <table:table-cell table:style-name="ce17" office:value-type="float" office:value="0.144600563477061" calcext:value-type="float">
            <text:p>0.145</text:p>
          </table:table-cell>
          <table:table-cell/>
          <table:table-cell table:formula="of:=[.F4]^(-[.D20])" office:value-type="float" office:value="0.000000296660620149672" calcext:value-type="float">
            <text:p>2.96660620149672E-007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5558504905484" calcext:value-type="float">
            <text:p>17.56</text:p>
          </table:table-cell>
          <table:table-cell table:style-name="ce16" office:value-type="float" office:value="17.5247736282577" calcext:value-type="float">
            <text:p>17.52</text:p>
          </table:table-cell>
          <table:table-cell table:style-name="ce17" office:value-type="float" office:value="0.0439493201275363" calcext:value-type="float">
            <text:p>0.044</text:p>
          </table:table-cell>
          <table:table-cell/>
          <table:table-cell table:formula="of:=[.N4]^(-[.L20])" office:value-type="float" office:value="0.0000105518188942708" calcext:value-type="float">
            <text:p>1.05518188942708E-005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041804192828" calcext:value-type="float">
            <text:p>20.30</text:p>
          </table:table-cell>
          <table:table-cell table:style-name="ce16" office:value-type="float" office:value="20.2401921610523" calcext:value-type="float">
            <text:p>20.24</text:p>
          </table:table-cell>
          <table:table-cell table:style-name="ce17" office:value-type="float" office:value="0.0904930626222279" calcext:value-type="float">
            <text:p>0.090</text:p>
          </table:table-cell>
          <table:table-cell/>
          <table:table-cell table:formula="of:=[.V3]^(-[.T20])" office:value-type="float" office:value="0.00000109634438720111" calcext:value-type="float">
            <text:p>1.09634438720111E-006</text:p>
          </table:table-cell>
          <table:table-cell/>
          <table:table-cell table:formula="of:=GEOMEAN([.W20];[.G20];[.O20])" office:value-type="float" office:value="0.00000150838223482956" calcext:value-type="float">
            <text:p>1.50838223482956E-006</text:p>
          </table:table-cell>
          <table:table-cell/>
          <table:table-cell table:style-name="ce21" office:value-type="float" office:value="0.0000015083822" calcext:value-type="float">
            <text:p>1.51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153511505112" calcext:value-type="float">
            <text:p>23.32</text:p>
          </table:table-cell>
          <table:table-cell table:style-name="ce16" office:value-type="float" office:value="23.4175991895092" calcext:value-type="float">
            <text:p>23.42</text:p>
          </table:table-cell>
          <table:table-cell table:style-name="ce17" office:value-type="float" office:value="0.144600563477061" calcext:value-type="float">
            <text:p>0.145</text:p>
          </table:table-cell>
          <table:table-cell/>
          <table:table-cell table:formula="of:=[.F4]^(-[.D21])" office:value-type="float" office:value="0.000000296660620149672" calcext:value-type="float">
            <text:p>2.96660620149672E-007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493696765967" calcext:value-type="float">
            <text:p>17.49</text:p>
          </table:table-cell>
          <table:table-cell table:style-name="ce16" office:value-type="float" office:value="17.5247736282577" calcext:value-type="float">
            <text:p>17.52</text:p>
          </table:table-cell>
          <table:table-cell table:style-name="ce17" office:value-type="float" office:value="0.0439493201275363" calcext:value-type="float">
            <text:p>0.044</text:p>
          </table:table-cell>
          <table:table-cell/>
          <table:table-cell table:formula="of:=[.N4]^(-[.L21])" office:value-type="float" office:value="0.0000105518188942708" calcext:value-type="float">
            <text:p>1.05518188942708E-005</text:p>
          </table:table-cell>
          <table:table-cell/>
          <table:table-cell table:style-name="ce14" office:value-type="string" calcext:value-type="string">
            <text:p>lm005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762039028218" calcext:value-type="float">
            <text:p>20.18</text:p>
          </table:table-cell>
          <table:table-cell table:style-name="ce16" office:value-type="float" office:value="20.2401921610523" calcext:value-type="float">
            <text:p>20.24</text:p>
          </table:table-cell>
          <table:table-cell table:style-name="ce17" office:value-type="float" office:value="0.0904930626222279" calcext:value-type="float">
            <text:p>0.090</text:p>
          </table:table-cell>
          <table:table-cell/>
          <table:table-cell table:formula="of:=[.V3]^(-[.T21])" office:value-type="float" office:value="0.00000109634438720111" calcext:value-type="float">
            <text:p>1.09634438720111E-006</text:p>
          </table:table-cell>
          <table:table-cell/>
          <table:table-cell table:formula="of:=GEOMEAN([.W21];[.G21];[.O21])" office:value-type="float" office:value="0.00000150838223482956" calcext:value-type="float">
            <text:p>1.5083822348295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13370520281" calcext:value-type="float">
            <text:p>23.70</text:p>
          </table:table-cell>
          <table:table-cell table:style-name="ce16" office:value-type="float" office:value="23.7586225638595" calcext:value-type="float">
            <text:p>23.76</text:p>
          </table:table-cell>
          <table:table-cell table:style-name="ce17" office:value-type="float" office:value="0.0810139477594461" calcext:value-type="float">
            <text:p>0.081</text:p>
          </table:table-cell>
          <table:table-cell/>
          <table:table-cell table:formula="of:=[.F4]^(-[.D22])" office:value-type="float" office:value="0.000000238340807632519" calcext:value-type="float">
            <text:p>2.38340807632519E-007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8389735455607" calcext:value-type="float">
            <text:p>16.84</text:p>
          </table:table-cell>
          <table:table-cell table:style-name="ce16" office:value-type="float" office:value="16.8700152281652" calcext:value-type="float">
            <text:p>16.87</text:p>
          </table:table-cell>
          <table:table-cell table:style-name="ce17" office:value-type="float" office:value="0.0438995685381111" calcext:value-type="float">
            <text:p>0.044</text:p>
          </table:table-cell>
          <table:table-cell/>
          <table:table-cell table:formula="of:=[.N4]^(-[.L22])" office:value-type="float" office:value="0.000016190682279263" calcext:value-type="float">
            <text:p>1.6190682279263E-005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1134628413441" calcext:value-type="float">
            <text:p>19.11</text:p>
          </table:table-cell>
          <table:table-cell table:style-name="ce16" office:value-type="float" office:value="19.1840949363862" calcext:value-type="float">
            <text:p>19.18</text:p>
          </table:table-cell>
          <table:table-cell table:style-name="ce17" office:value-type="float" office:value="0.0998888667473108" calcext:value-type="float">
            <text:p>0.100</text:p>
          </table:table-cell>
          <table:table-cell/>
          <table:table-cell table:formula="of:=[.V3]^(-[.T22])" office:value-type="float" office:value="0.000002243530416148" calcext:value-type="float">
            <text:p>2.243530416148E-006</text:p>
          </table:table-cell>
          <table:table-cell/>
          <table:table-cell table:formula="of:=GEOMEAN([.W22];[.G22];[.O22])" office:value-type="float" office:value="0.00000205336035622037" calcext:value-type="float">
            <text:p>2.05336035622037E-006</text:p>
          </table:table-cell>
          <table:table-cell/>
          <table:table-cell table:style-name="ce21" office:value-type="float" office:value="0.0000020533604" calcext:value-type="float">
            <text:p>2.0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159080756909" calcext:value-type="float">
            <text:p>23.82</text:p>
          </table:table-cell>
          <table:table-cell table:style-name="ce16" office:value-type="float" office:value="23.7586225638595" calcext:value-type="float">
            <text:p>23.76</text:p>
          </table:table-cell>
          <table:table-cell table:style-name="ce17" office:value-type="float" office:value="0.0810139477594461" calcext:value-type="float">
            <text:p>0.081</text:p>
          </table:table-cell>
          <table:table-cell/>
          <table:table-cell table:formula="of:=[.F4]^(-[.D23])" office:value-type="float" office:value="0.000000238340807632519" calcext:value-type="float">
            <text:p>2.38340807632519E-007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6.9010569107696" calcext:value-type="float">
            <text:p>16.90</text:p>
          </table:table-cell>
          <table:table-cell table:style-name="ce16" office:value-type="float" office:value="16.8700152281652" calcext:value-type="float">
            <text:p>16.87</text:p>
          </table:table-cell>
          <table:table-cell table:style-name="ce17" office:value-type="float" office:value="0.0438995685381111" calcext:value-type="float">
            <text:p>0.044</text:p>
          </table:table-cell>
          <table:table-cell/>
          <table:table-cell table:formula="of:=[.N4]^(-[.L23])" office:value-type="float" office:value="0.000016190682279263" calcext:value-type="float">
            <text:p>1.6190682279263E-005</text:p>
          </table:table-cell>
          <table:table-cell/>
          <table:table-cell table:style-name="ce14" office:value-type="string" calcext:value-type="string">
            <text:p>lm008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2547270314283" calcext:value-type="float">
            <text:p>19.25</text:p>
          </table:table-cell>
          <table:table-cell table:style-name="ce16" office:value-type="float" office:value="19.1840949363862" calcext:value-type="float">
            <text:p>19.18</text:p>
          </table:table-cell>
          <table:table-cell table:style-name="ce17" office:value-type="float" office:value="0.0998888667473108" calcext:value-type="float">
            <text:p>0.100</text:p>
          </table:table-cell>
          <table:table-cell/>
          <table:table-cell table:formula="of:=[.V3]^(-[.T23])" office:value-type="float" office:value="0.000002243530416148" calcext:value-type="float">
            <text:p>2.243530416148E-006</text:p>
          </table:table-cell>
          <table:table-cell/>
          <table:table-cell table:formula="of:=GEOMEAN([.W23];[.G23];[.O23])" office:value-type="float" office:value="0.00000205336035622037" calcext:value-type="float">
            <text:p>2.05336035622037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1968604369433" calcext:value-type="float">
            <text:p>25.20</text:p>
          </table:table-cell>
          <table:table-cell table:style-name="ce16" office:value-type="float" office:value="25.1662519376599" calcext:value-type="float">
            <text:p>25.17</text:p>
          </table:table-cell>
          <table:table-cell table:style-name="ce17" office:value-type="float" office:value="0.0432869548104933" calcext:value-type="float">
            <text:p>0.043</text:p>
          </table:table-cell>
          <table:table-cell/>
          <table:table-cell table:formula="of:=[.F4]^(-[.D24])" office:value-type="float" office:value="0.0000000965643118456224" calcext:value-type="float">
            <text:p>9.65643118456224E-008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2249090939261" calcext:value-type="float">
            <text:p>18.22</text:p>
          </table:table-cell>
          <table:table-cell table:style-name="ce16" office:value-type="float" office:value="18.4983962810387" calcext:value-type="float">
            <text:p>18.50</text:p>
          </table:table-cell>
          <table:table-cell table:style-name="ce17" office:value-type="float" office:value="0.386769289149868" calcext:value-type="float">
            <text:p>0.387</text:p>
          </table:table-cell>
          <table:table-cell/>
          <table:table-cell table:formula="of:=[.N4]^(-[.L24])" office:value-type="float" office:value="0.00000558262767956699" calcext:value-type="float">
            <text:p>5.58262767956699E-006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10530063336" calcext:value-type="float">
            <text:p>20.38</text:p>
          </table:table-cell>
          <table:table-cell table:style-name="ce16" office:value-type="float" office:value="21.9213638403675" calcext:value-type="float">
            <text:p>21.92</text:p>
          </table:table-cell>
          <table:table-cell table:style-name="ce17" office:value-type="float" office:value="2.17832847176104" calcext:value-type="float">
            <text:p>2.178</text:p>
          </table:table-cell>
          <table:table-cell/>
          <table:table-cell table:formula="of:=[.V3]^(-[.T24])" office:value-type="float" office:value="0.000000350670084183518" calcext:value-type="float">
            <text:p>3.50670084183518E-007</text:p>
          </table:table-cell>
          <table:table-cell/>
          <table:table-cell table:formula="of:=GEOMEAN([.W24];[.O24];[.G24])" office:value-type="float" office:value="0.00000057391997976263" calcext:value-type="float">
            <text:p>5.7391997976263E-007</text:p>
          </table:table-cell>
          <table:table-cell/>
          <table:table-cell table:style-name="ce21" office:value-type="float" office:value="0.00000057391998" calcext:value-type="float">
            <text:p>5.7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1356434383765" calcext:value-type="float">
            <text:p>25.14</text:p>
          </table:table-cell>
          <table:table-cell table:style-name="ce16" office:value-type="float" office:value="25.1662519376599" calcext:value-type="float">
            <text:p>25.17</text:p>
          </table:table-cell>
          <table:table-cell table:style-name="ce17" office:value-type="float" office:value="0.0432869548104933" calcext:value-type="float">
            <text:p>0.043</text:p>
          </table:table-cell>
          <table:table-cell/>
          <table:table-cell table:formula="of:=[.F4]^(-[.D25])" office:value-type="float" office:value="0.0000000965643118456224" calcext:value-type="float">
            <text:p>9.65643118456224E-008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7718834681512" calcext:value-type="float">
            <text:p>18.77</text:p>
          </table:table-cell>
          <table:table-cell table:style-name="ce16" office:value-type="float" office:value="18.4983962810387" calcext:value-type="float">
            <text:p>18.50</text:p>
          </table:table-cell>
          <table:table-cell table:style-name="ce17" office:value-type="float" office:value="0.386769289149868" calcext:value-type="float">
            <text:p>0.387</text:p>
          </table:table-cell>
          <table:table-cell/>
          <table:table-cell table:formula="of:=[.N4]^(-[.L25])" office:value-type="float" office:value="0.00000558262767956699" calcext:value-type="float">
            <text:p>5.58262767956699E-006</text:p>
          </table:table-cell>
          <table:table-cell/>
          <table:table-cell table:style-name="ce14" office:value-type="string" calcext:value-type="string">
            <text:p>lm006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3.4616746744015" calcext:value-type="float">
            <text:p>23.46</text:p>
          </table:table-cell>
          <table:table-cell table:style-name="ce16" office:value-type="float" office:value="21.9213638403675" calcext:value-type="float">
            <text:p>21.92</text:p>
          </table:table-cell>
          <table:table-cell table:style-name="ce17" office:value-type="float" office:value="2.17832847176104" calcext:value-type="float">
            <text:p>2.178</text:p>
          </table:table-cell>
          <table:table-cell/>
          <table:table-cell table:formula="of:=[.V3]^(-[.T25])" office:value-type="float" office:value="0.000000350670084183518" calcext:value-type="float">
            <text:p>3.50670084183518E-007</text:p>
          </table:table-cell>
          <table:table-cell/>
          <table:table-cell table:formula="of:=GEOMEAN([.W25];[.G25];[.O25])" office:value-type="float" office:value="0.00000057391997976263" calcext:value-type="float">
            <text:p>5.7391997976263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368383961489" calcext:value-type="float">
            <text:p>23.54</text:p>
          </table:table-cell>
          <table:table-cell table:style-name="ce16" office:value-type="float" office:value="23.4439610057387" calcext:value-type="float">
            <text:p>23.44</text:p>
          </table:table-cell>
          <table:table-cell table:style-name="ce17" office:value-type="float" office:value="0.131348465155858" calcext:value-type="float">
            <text:p>0.131</text:p>
          </table:table-cell>
          <table:table-cell/>
          <table:table-cell table:formula="of:=[.F4]^(-[.D26])" office:value-type="float" office:value="0.0000002916832222676" calcext:value-type="float">
            <text:p>2.916832222676E-007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568546927666" calcext:value-type="float">
            <text:p>18.96</text:p>
          </table:table-cell>
          <table:table-cell table:style-name="ce16" office:value-type="float" office:value="18.9355024036566" calcext:value-type="float">
            <text:p>18.94</text:p>
          </table:table-cell>
          <table:table-cell table:style-name="ce17" office:value-type="float" office:value="0.0301966968471666" calcext:value-type="float">
            <text:p>0.030</text:p>
          </table:table-cell>
          <table:table-cell/>
          <table:table-cell table:formula="of:=[.N4]^(-[.L26])" office:value-type="float" office:value="0.00000419478378644792" calcext:value-type="float">
            <text:p>4.19478378644792E-006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234411333651" calcext:value-type="float">
            <text:p>20.52</text:p>
          </table:table-cell>
          <table:table-cell table:style-name="ce16" office:value-type="float" office:value="20.4948136845981" calcext:value-type="float">
            <text:p>20.49</text:p>
          </table:table-cell>
          <table:table-cell table:style-name="ce17" office:value-type="float" office:value="0.040485326302378" calcext:value-type="float">
            <text:p>0.040</text:p>
          </table:table-cell>
          <table:table-cell/>
          <table:table-cell table:formula="of:=[.V3]^(-[.T26])" office:value-type="float" office:value="0.000000922506762378385" calcext:value-type="float">
            <text:p>9.22506762378385E-007</text:p>
          </table:table-cell>
          <table:table-cell/>
          <table:table-cell table:formula="of:=GEOMEAN([.W26];[.G26];[.O26])" office:value-type="float" office:value="0.00000104119049803647" calcext:value-type="float">
            <text:p>1.04119049803647E-006</text:p>
          </table:table-cell>
          <table:table-cell/>
          <table:table-cell table:formula="of:=0.0000010411905" office:value-type="float" office:value="0.0000010411905" calcext:value-type="float">
            <text:p>1.0411905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510836153286" calcext:value-type="float">
            <text:p>23.35</text:p>
          </table:table-cell>
          <table:table-cell table:style-name="ce16" office:value-type="float" office:value="23.4439610057387" calcext:value-type="float">
            <text:p>23.44</text:p>
          </table:table-cell>
          <table:table-cell table:style-name="ce17" office:value-type="float" office:value="0.131348465155858" calcext:value-type="float">
            <text:p>0.131</text:p>
          </table:table-cell>
          <table:table-cell/>
          <table:table-cell table:formula="of:=[.F4]^(-[.D27])" office:value-type="float" office:value="0.0000002916832222676" calcext:value-type="float">
            <text:p>2.916832222676E-007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141501145465" calcext:value-type="float">
            <text:p>18.91</text:p>
          </table:table-cell>
          <table:table-cell table:style-name="ce16" office:value-type="float" office:value="18.9355024036566" calcext:value-type="float">
            <text:p>18.94</text:p>
          </table:table-cell>
          <table:table-cell table:style-name="ce17" office:value-type="float" office:value="0.0301966968471666" calcext:value-type="float">
            <text:p>0.030</text:p>
          </table:table-cell>
          <table:table-cell/>
          <table:table-cell table:formula="of:=[.N4]^(-[.L27])" office:value-type="float" office:value="0.00000419478378644792" calcext:value-type="float">
            <text:p>4.19478378644792E-006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661862358312" calcext:value-type="float">
            <text:p>20.47</text:p>
          </table:table-cell>
          <table:table-cell table:style-name="ce16" office:value-type="float" office:value="20.4948136845981" calcext:value-type="float">
            <text:p>20.49</text:p>
          </table:table-cell>
          <table:table-cell table:style-name="ce17" office:value-type="float" office:value="0.040485326302378" calcext:value-type="float">
            <text:p>0.040</text:p>
          </table:table-cell>
          <table:table-cell/>
          <table:table-cell table:formula="of:=[.V3]^(-[.T27])" office:value-type="float" office:value="0.000000922506762378385" calcext:value-type="float">
            <text:p>9.22506762378385E-007</text:p>
          </table:table-cell>
          <table:table-cell/>
          <table:table-cell table:formula="of:=GEOMEAN([.W27];[.O27];[.G27])" office:value-type="float" office:value="0.00000104119049803647" calcext:value-type="float">
            <text:p>1.04119049803647E-006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5.3793244466511" calcext:value-type="float">
            <text:p>25.38</text:p>
          </table:table-cell>
          <table:table-cell table:style-name="ce16" office:value-type="float" office:value="25.3719950177175" calcext:value-type="float">
            <text:p>25.37</text:p>
          </table:table-cell>
          <table:table-cell table:style-name="ce17" office:value-type="float" office:value="0.0103653778023496" calcext:value-type="float">
            <text:p>0.010</text:p>
          </table:table-cell>
          <table:table-cell table:style-name="ce16"/>
          <table:table-cell table:formula="of:=[.F4]^(-[.D28])" office:value-type="float" office:value="0.0000000846184421250974" calcext:value-type="float">
            <text:p>8.46184421250974E-008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5827009699285" calcext:value-type="float">
            <text:p>19.58</text:p>
          </table:table-cell>
          <table:table-cell table:style-name="ce16" office:value-type="float" office:value="19.3013421389191" calcext:value-type="float">
            <text:p>19.30</text:p>
          </table:table-cell>
          <table:table-cell table:style-name="ce17" office:value-type="float" office:value="0.397901474706821" calcext:value-type="float">
            <text:p>0.398</text:p>
          </table:table-cell>
          <table:table-cell/>
          <table:table-cell table:formula="of:=[.N4]^(-[.L28])" office:value-type="float" office:value="0.00000330231634834656" calcext:value-type="float">
            <text:p>3.30231634834656E-006</text:p>
          </table:table-cell>
          <table:table-cell/>
          <table:table-cell table:style-name="ce14" office:value-type="string" calcext:value-type="string">
            <text:p>lm007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7911122516086" calcext:value-type="float">
            <text:p>21.79</text:p>
          </table:table-cell>
          <table:table-cell table:style-name="ce16" office:value-type="float" office:value="21.772405270282" calcext:value-type="float">
            <text:p>21.77</text:p>
          </table:table-cell>
          <table:table-cell table:style-name="ce17" office:value-type="float" office:value="0.0264556667030957" calcext:value-type="float">
            <text:p>0.026</text:p>
          </table:table-cell>
          <table:table-cell/>
          <table:table-cell table:formula="of:=[.V3]^(-[.T28])" office:value-type="float" office:value="0.000000387937699080539" calcext:value-type="float">
            <text:p>3.87937699080539E-007</text:p>
          </table:table-cell>
          <table:table-cell/>
          <table:table-cell table:formula="of:=GEOMEAN([.W28];[.G28];[.O28])" office:value-type="float" office:value="0.000000476813520640457" calcext:value-type="float">
            <text:p>4.76813520640457E-007</text:p>
          </table:table-cell>
          <table:table-cell/>
          <table:table-cell table:style-name="ce21" office:value-type="float" office:value="0.00000047681352" calcext:value-type="float">
            <text:p>4.77E-07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5.3646655887839" calcext:value-type="float">
            <text:p>25.36</text:p>
          </table:table-cell>
          <table:table-cell table:style-name="ce16" office:value-type="float" office:value="25.3719950177175" calcext:value-type="float">
            <text:p>25.37</text:p>
          </table:table-cell>
          <table:table-cell table:style-name="ce17" office:value-type="float" office:value="0.0103653778023496" calcext:value-type="float">
            <text:p>0.010</text:p>
          </table:table-cell>
          <table:table-cell table:style-name="ce16"/>
          <table:table-cell table:formula="of:=[.F4]^(-[.D29])" office:value-type="float" office:value="0.0000000846184421250974" calcext:value-type="float">
            <text:p>8.46184421250974E-008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99833079098" calcext:value-type="float">
            <text:p>19.02</text:p>
          </table:table-cell>
          <table:table-cell table:style-name="ce16" office:value-type="float" office:value="19.3013421389191" calcext:value-type="float">
            <text:p>19.30</text:p>
          </table:table-cell>
          <table:table-cell table:style-name="ce17" office:value-type="float" office:value="0.397901474706821" calcext:value-type="float">
            <text:p>0.398</text:p>
          </table:table-cell>
          <table:table-cell/>
          <table:table-cell table:formula="of:=[.N4]^(-[.L29])" office:value-type="float" office:value="0.00000330231634834656" calcext:value-type="float">
            <text:p>3.30231634834656E-006</text:p>
          </table:table-cell>
          <table:table-cell/>
          <table:table-cell table:style-name="ce14" office:value-type="string" calcext:value-type="string">
            <text:p>lm007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7536982889555" calcext:value-type="float">
            <text:p>21.75</text:p>
          </table:table-cell>
          <table:table-cell table:style-name="ce16" office:value-type="float" office:value="21.772405270282" calcext:value-type="float">
            <text:p>21.77</text:p>
          </table:table-cell>
          <table:table-cell table:style-name="ce17" office:value-type="float" office:value="0.0264556667030957" calcext:value-type="float">
            <text:p>0.026</text:p>
          </table:table-cell>
          <table:table-cell/>
          <table:table-cell table:formula="of:=[.V3]^(-[.T29])" office:value-type="float" office:value="0.000000387937699080539" calcext:value-type="float">
            <text:p>3.87937699080539E-007</text:p>
          </table:table-cell>
          <table:table-cell/>
          <table:table-cell table:formula="of:=GEOMEAN([.W29];[.G29];[.O29])" office:value-type="float" office:value="0.000000476813520640457" calcext:value-type="float">
            <text:p>4.76813520640457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255987810691" calcext:value-type="float">
            <text:p>23.43</text:p>
          </table:table-cell>
          <table:table-cell table:style-name="ce16" office:value-type="float" office:value="23.4430037689602" calcext:value-type="float">
            <text:p>23.44</text:p>
          </table:table-cell>
          <table:table-cell table:style-name="ce17" office:value-type="float" office:value="0.0246143699285802" calcext:value-type="float">
            <text:p>0.025</text:p>
          </table:table-cell>
          <table:table-cell/>
          <table:table-cell table:formula="of:=[.F4]^(-[.D30])" office:value-type="float" office:value="0.000000291862489297868" calcext:value-type="float">
            <text:p>2.91862489297868E-007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538736256757" calcext:value-type="float">
            <text:p>20.45</text:p>
          </table:table-cell>
          <table:table-cell table:style-name="ce16" office:value-type="float" office:value="20.4700176991239" calcext:value-type="float">
            <text:p>20.47</text:p>
          </table:table-cell>
          <table:table-cell table:style-name="ce17" office:value-type="float" office:value="0.022831167622333" calcext:value-type="float">
            <text:p>0.023</text:p>
          </table:table-cell>
          <table:table-cell/>
          <table:table-cell table:formula="of:=[.N4]^(-[.L30])" office:value-type="float" office:value="0.00000153793869996409" calcext:value-type="float">
            <text:p>1.53793869996409E-006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4.0631608908801" calcext:value-type="float">
            <text:p>24.06</text:p>
          </table:table-cell>
          <table:table-cell table:style-name="ce16" office:value-type="float" office:value="23.9427291089387" calcext:value-type="float">
            <text:p>23.94</text:p>
          </table:table-cell>
          <table:table-cell table:style-name="ce17" office:value-type="float" office:value="0.170316259362225" calcext:value-type="float">
            <text:p>0.170</text:p>
          </table:table-cell>
          <table:table-cell/>
          <table:table-cell table:formula="of:=[.V3]^(-[.T30])" office:value-type="float" office:value="0.0000000890584055034543" calcext:value-type="float">
            <text:p>8.90584055034543E-008</text:p>
          </table:table-cell>
          <table:table-cell/>
          <table:table-cell table:formula="of:=GEOMEAN([.O30];[.G30];[.W30])" office:value-type="float" office:value="0.000000341924909775673" calcext:value-type="float">
            <text:p>3.41924909775673E-007</text:p>
          </table:table-cell>
          <table:table-cell/>
          <table:table-cell table:formula="of:=0.00000034192491" office:value-type="float" office:value="0.00000034192491" calcext:value-type="float">
            <text:p>3.4192491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604087568513" calcext:value-type="float">
            <text:p>23.46</text:p>
          </table:table-cell>
          <table:table-cell table:style-name="ce16" office:value-type="float" office:value="23.4430037689602" calcext:value-type="float">
            <text:p>23.44</text:p>
          </table:table-cell>
          <table:table-cell table:style-name="ce17" office:value-type="float" office:value="0.0246143699285802" calcext:value-type="float">
            <text:p>0.025</text:p>
          </table:table-cell>
          <table:table-cell/>
          <table:table-cell table:formula="of:=[.F4]^(-[.D31])" office:value-type="float" office:value="0.000000291862489297868" calcext:value-type="float">
            <text:p>2.91862489297868E-007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86161772572" calcext:value-type="float">
            <text:p>20.49</text:p>
          </table:table-cell>
          <table:table-cell table:style-name="ce16" office:value-type="float" office:value="20.4700176991239" calcext:value-type="float">
            <text:p>20.47</text:p>
          </table:table-cell>
          <table:table-cell table:style-name="ce17" office:value-type="float" office:value="0.022831167622333" calcext:value-type="float">
            <text:p>0.023</text:p>
          </table:table-cell>
          <table:table-cell/>
          <table:table-cell table:formula="of:=[.N4]^(-[.L31])" office:value-type="float" office:value="0.00000153793869996409" calcext:value-type="float">
            <text:p>1.53793869996409E-006</text:p>
          </table:table-cell>
          <table:table-cell/>
          <table:table-cell table:style-name="ce14" office:value-type="string" calcext:value-type="string">
            <text:p>lm008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3.8222973269974" calcext:value-type="float">
            <text:p>23.82</text:p>
          </table:table-cell>
          <table:table-cell table:style-name="ce16" office:value-type="float" office:value="23.9427291089387" calcext:value-type="float">
            <text:p>23.94</text:p>
          </table:table-cell>
          <table:table-cell table:style-name="ce17" office:value-type="float" office:value="0.170316259362225" calcext:value-type="float">
            <text:p>0.170</text:p>
          </table:table-cell>
          <table:table-cell/>
          <table:table-cell table:formula="of:=[.V3]^(-[.T31])" office:value-type="float" office:value="0.0000000890584055034543" calcext:value-type="float">
            <text:p>8.90584055034543E-008</text:p>
          </table:table-cell>
          <table:table-cell/>
          <table:table-cell table:formula="of:=GEOMEAN([.W31];[.G31];[.O31])" office:value-type="float" office:value="0.000000341924909775672" calcext:value-type="float">
            <text:p>3.41924909775672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540734683214" calcext:value-type="float">
            <text:p>24.75</text:p>
          </table:table-cell>
          <table:table-cell table:style-name="ce16" office:value-type="float" office:value="25.0004174841598" calcext:value-type="float">
            <text:p>25.00</text:p>
          </table:table-cell>
          <table:table-cell table:style-name="ce17" office:value-type="float" office:value="0.348383048208145" calcext:value-type="float">
            <text:p>0.348</text:p>
          </table:table-cell>
          <table:table-cell/>
          <table:table-cell table:formula="of:=[.F4]^(-[.D32])" office:value-type="float" office:value="0.000000107409724085139" calcext:value-type="float">
            <text:p>1.07409724085139E-007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394571326324" calcext:value-type="float">
            <text:p>18.94</text:p>
          </table:table-cell>
          <table:table-cell table:style-name="ce16" office:value-type="float" office:value="18.6881708220915" calcext:value-type="float">
            <text:p>18.69</text:p>
          </table:table-cell>
          <table:table-cell table:style-name="ce17" office:value-type="float" office:value="0.355372508405733" calcext:value-type="float">
            <text:p>0.355</text:p>
          </table:table-cell>
          <table:table-cell/>
          <table:table-cell table:formula="of:=[.N4]^(-[.L32])" office:value-type="float" office:value="0.00000493113197763161" calcext:value-type="float">
            <text:p>4.93113197763161E-006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693359813384" calcext:value-type="float">
            <text:p>21.07</text:p>
          </table:table-cell>
          <table:table-cell table:style-name="ce16" office:value-type="float" office:value="20.8938398464242" calcext:value-type="float">
            <text:p>20.89</text:p>
          </table:table-cell>
          <table:table-cell table:style-name="ce17" office:value-type="float" office:value="0.248189014139672" calcext:value-type="float">
            <text:p>0.248</text:p>
          </table:table-cell>
          <table:table-cell/>
          <table:table-cell table:formula="of:=[.V3]^(-[.T32])" office:value-type="float" office:value="0.000000703833332292051" calcext:value-type="float">
            <text:p>7.03833332292051E-007</text:p>
          </table:table-cell>
          <table:table-cell/>
          <table:table-cell table:formula="of:=GEOMEAN([.W32];[.O32];[.G32])" office:value-type="float" office:value="0.000000719703065506058" calcext:value-type="float">
            <text:p>7.19703065506058E-007</text:p>
          </table:table-cell>
          <table:table-cell/>
          <table:table-cell table:style-name="ce21" office:value-type="float" office:value="0.00000071970307" calcext:value-type="float">
            <text:p>7.2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5.2467614999983" calcext:value-type="float">
            <text:p>25.25</text:p>
          </table:table-cell>
          <table:table-cell table:style-name="ce16" office:value-type="float" office:value="25.0004174841598" calcext:value-type="float">
            <text:p>25.00</text:p>
          </table:table-cell>
          <table:table-cell table:style-name="ce17" office:value-type="float" office:value="0.348383048208145" calcext:value-type="float">
            <text:p>0.348</text:p>
          </table:table-cell>
          <table:table-cell/>
          <table:table-cell table:formula="of:=[.F4]^(-[.D33])" office:value-type="float" office:value="0.000000107409724085139" calcext:value-type="float">
            <text:p>1.07409724085139E-007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368845115505" calcext:value-type="float">
            <text:p>18.44</text:p>
          </table:table-cell>
          <table:table-cell table:style-name="ce16" office:value-type="float" office:value="18.6881708220915" calcext:value-type="float">
            <text:p>18.69</text:p>
          </table:table-cell>
          <table:table-cell table:style-name="ce17" office:value-type="float" office:value="0.355372508405733" calcext:value-type="float">
            <text:p>0.355</text:p>
          </table:table-cell>
          <table:table-cell/>
          <table:table-cell table:formula="of:=[.N4]^(-[.L33])" office:value-type="float" office:value="0.00000493113197763161" calcext:value-type="float">
            <text:p>4.93113197763161E-006</text:p>
          </table:table-cell>
          <table:table-cell/>
          <table:table-cell table:style-name="ce14" office:value-type="string" calcext:value-type="string">
            <text:p>lm008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1834371151" calcext:value-type="float">
            <text:p>20.72</text:p>
          </table:table-cell>
          <table:table-cell table:style-name="ce16" office:value-type="float" office:value="20.8938398464242" calcext:value-type="float">
            <text:p>20.89</text:p>
          </table:table-cell>
          <table:table-cell table:style-name="ce17" office:value-type="float" office:value="0.248189014139672" calcext:value-type="float">
            <text:p>0.248</text:p>
          </table:table-cell>
          <table:table-cell/>
          <table:table-cell table:formula="of:=[.V3]^(-[.T33])" office:value-type="float" office:value="0.000000703833332292051" calcext:value-type="float">
            <text:p>7.03833332292051E-007</text:p>
          </table:table-cell>
          <table:table-cell/>
          <table:table-cell table:formula="of:=GEOMEAN([.W33];[.G33];[.O33])" office:value-type="float" office:value="0.000000719703065506058" calcext:value-type="float">
            <text:p>7.1970306550605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7465205352" calcext:value-type="float">
            <text:p>23.63</text:p>
          </table:table-cell>
          <table:table-cell table:style-name="ce16" office:value-type="float" office:value="23.5090790713822" calcext:value-type="float">
            <text:p>23.51</text:p>
          </table:table-cell>
          <table:table-cell table:style-name="ce17" office:value-type="float" office:value="0.167423276256974" calcext:value-type="float">
            <text:p>0.167</text:p>
          </table:table-cell>
          <table:table-cell/>
          <table:table-cell table:formula="of:=[.F4]^(-[.D34])" office:value-type="float" office:value="0.000000279743209837552" calcext:value-type="float">
            <text:p>2.79743209837552E-007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116164980642" calcext:value-type="float">
            <text:p>18.61</text:p>
          </table:table-cell>
          <table:table-cell table:style-name="ce16" office:value-type="float" office:value="18.4573177973624" calcext:value-type="float">
            <text:p>18.46</text:p>
          </table:table-cell>
          <table:table-cell table:style-name="ce17" office:value-type="float" office:value="0.218211315189062" calcext:value-type="float">
            <text:p>0.218</text:p>
          </table:table-cell>
          <table:table-cell/>
          <table:table-cell table:formula="of:=[.N4]^(-[.L34])" office:value-type="float" office:value="0.00000573461284224225" calcext:value-type="float">
            <text:p>5.73461284224225E-006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150633967446" calcext:value-type="float">
            <text:p>20.72</text:p>
          </table:table-cell>
          <table:table-cell table:style-name="ce16" office:value-type="float" office:value="20.5498157486426" calcext:value-type="float">
            <text:p>20.55</text:p>
          </table:table-cell>
          <table:table-cell table:style-name="ce17" office:value-type="float" office:value="0.233695465096155" calcext:value-type="float">
            <text:p>0.234</text:p>
          </table:table-cell>
          <table:table-cell/>
          <table:table-cell table:formula="of:=[.V3]^(-[.T34])" office:value-type="float" office:value="0.000000888737096260604" calcext:value-type="float">
            <text:p>8.88737096260604E-007</text:p>
          </table:table-cell>
          <table:table-cell/>
          <table:table-cell table:formula="of:=GEOMEAN([.W34];[.G34];[.O34])" office:value-type="float" office:value="0.00000112550040331742" calcext:value-type="float">
            <text:p>1.12550040331742E-006</text:p>
          </table:table-cell>
          <table:table-cell/>
          <table:table-cell table:formula="of:=0.0000011255004" office:value-type="float" office:value="0.0000011255004" calcext:value-type="float">
            <text:p>1.1255004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906929374124" calcext:value-type="float">
            <text:p>23.39</text:p>
          </table:table-cell>
          <table:table-cell table:style-name="ce16" office:value-type="float" office:value="23.5090790713822" calcext:value-type="float">
            <text:p>23.51</text:p>
          </table:table-cell>
          <table:table-cell table:style-name="ce17" office:value-type="float" office:value="0.167423276256974" calcext:value-type="float">
            <text:p>0.167</text:p>
          </table:table-cell>
          <table:table-cell/>
          <table:table-cell table:formula="of:=[.F4]^(-[.D35])" office:value-type="float" office:value="0.000000279743209837552" calcext:value-type="float">
            <text:p>2.79743209837552E-007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030190966605" calcext:value-type="float">
            <text:p>18.30</text:p>
          </table:table-cell>
          <table:table-cell table:style-name="ce16" office:value-type="float" office:value="18.4573177973624" calcext:value-type="float">
            <text:p>18.46</text:p>
          </table:table-cell>
          <table:table-cell table:style-name="ce17" office:value-type="float" office:value="0.218211315189062" calcext:value-type="float">
            <text:p>0.218</text:p>
          </table:table-cell>
          <table:table-cell/>
          <table:table-cell table:formula="of:=[.N4]^(-[.L35])" office:value-type="float" office:value="0.00000573461284224225" calcext:value-type="float">
            <text:p>5.73461284224225E-006</text:p>
          </table:table-cell>
          <table:table-cell/>
          <table:table-cell table:style-name="ce14" office:value-type="string" calcext:value-type="string">
            <text:p>lm006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45681005405" calcext:value-type="float">
            <text:p>20.38</text:p>
          </table:table-cell>
          <table:table-cell table:style-name="ce16" office:value-type="float" office:value="20.5498157486426" calcext:value-type="float">
            <text:p>20.55</text:p>
          </table:table-cell>
          <table:table-cell table:style-name="ce17" office:value-type="float" office:value="0.233695465096155" calcext:value-type="float">
            <text:p>0.234</text:p>
          </table:table-cell>
          <table:table-cell/>
          <table:table-cell table:formula="of:=[.V3]^(-[.T35])" office:value-type="float" office:value="0.000000888737096260604" calcext:value-type="float">
            <text:p>8.88737096260604E-007</text:p>
          </table:table-cell>
          <table:table-cell/>
          <table:table-cell table:formula="of:=GEOMEAN([.G35];[.O35];[.W35])" office:value-type="float" office:value="0.00000112550040331742" calcext:value-type="float">
            <text:p>1.12550040331742E-006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833319619883" calcext:value-type="float">
            <text:p>23.18</text:p>
          </table:table-cell>
          <table:table-cell table:style-name="ce16" office:value-type="float" office:value="23.1051931371257" calcext:value-type="float">
            <text:p>23.11</text:p>
          </table:table-cell>
          <table:table-cell table:style-name="ce17" office:value-type="float" office:value="0.110504985868545" calcext:value-type="float">
            <text:p>0.111</text:p>
          </table:table-cell>
          <table:table-cell/>
          <table:table-cell table:formula="of:=[.F4]^(-[.D36])" office:value-type="float" office:value="0.000000362530218108055" calcext:value-type="float">
            <text:p>3.62530218108055E-007</text:p>
          </table:table-cell>
          <table:table-cell/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1846123951348" calcext:value-type="float">
            <text:p>20.18</text:p>
          </table:table-cell>
          <table:table-cell table:style-name="ce16" office:value-type="float" office:value="20.1682668145191" calcext:value-type="float">
            <text:p>20.17</text:p>
          </table:table-cell>
          <table:table-cell table:style-name="ce17" office:value-type="float" office:value="0.0231161417916143" calcext:value-type="float">
            <text:p>0.023</text:p>
          </table:table-cell>
          <table:table-cell/>
          <table:table-cell table:formula="of:=[.N4]^(-[.L36])" office:value-type="float" office:value="0.00000187339788539247" calcext:value-type="float">
            <text:p>1.87339788539247E-006</text:p>
          </table:table-cell>
          <table:table-cell/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0225972150473" calcext:value-type="float">
            <text:p>21.02</text:p>
          </table:table-cell>
          <table:table-cell table:style-name="ce16" office:value-type="float" office:value="21.4909224873742" calcext:value-type="float">
            <text:p>21.49</text:p>
          </table:table-cell>
          <table:table-cell table:style-name="ce17" office:value-type="float" office:value="0.662311951726708" calcext:value-type="float">
            <text:p>0.662</text:p>
          </table:table-cell>
          <table:table-cell/>
          <table:table-cell table:formula="of:=[.V3]^(-[.T36])" office:value-type="float" office:value="0.000000469514661408863" calcext:value-type="float">
            <text:p>4.69514661408863E-007</text:p>
          </table:table-cell>
          <table:table-cell/>
          <table:table-cell table:formula="of:=GEOMEAN([.G36];[.O36];[.W36])" office:value-type="float" office:value="0.000000683189419952124" calcext:value-type="float">
            <text:p>6.83189419952124E-007</text:p>
          </table:table-cell>
          <table:table-cell/>
          <table:table-cell table:style-name="ce21" office:value-type="float" office:value="0.00000068318942" calcext:value-type="float">
            <text:p>6.83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270543122631" calcext:value-type="float">
            <text:p>23.03</text:p>
          </table:table-cell>
          <table:table-cell table:style-name="ce16" office:value-type="float" office:value="23.1051931371257" calcext:value-type="float">
            <text:p>23.11</text:p>
          </table:table-cell>
          <table:table-cell table:style-name="ce17" office:value-type="float" office:value="0.110504985868545" calcext:value-type="float">
            <text:p>0.111</text:p>
          </table:table-cell>
          <table:table-cell/>
          <table:table-cell table:formula="of:=[.F4]^(-[.D37])" office:value-type="float" office:value="0.000000362530218108055" calcext:value-type="float">
            <text:p>3.62530218108055E-007</text:p>
          </table:table-cell>
          <table:table-cell/>
          <table:table-cell table:style-name="ce14" office:value-type="string" calcext:value-type="string">
            <text:p>lm008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1519212339034" calcext:value-type="float">
            <text:p>20.15</text:p>
          </table:table-cell>
          <table:table-cell table:style-name="ce16" office:value-type="float" office:value="20.1682668145191" calcext:value-type="float">
            <text:p>20.17</text:p>
          </table:table-cell>
          <table:table-cell table:style-name="ce17" office:value-type="float" office:value="0.0231161417916143" calcext:value-type="float">
            <text:p>0.023</text:p>
          </table:table-cell>
          <table:table-cell/>
          <table:table-cell table:formula="of:=[.N4]^(-[.L37])" office:value-type="float" office:value="0.00000187339788539247" calcext:value-type="float">
            <text:p>1.87339788539247E-006</text:p>
          </table:table-cell>
          <table:table-cell/>
          <table:table-cell table:style-name="ce15" office:value-type="string" calcext:value-type="string">
            <text:p>lm0088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959247759701" calcext:value-type="float">
            <text:p>21.96</text:p>
          </table:table-cell>
          <table:table-cell table:style-name="ce16" office:value-type="float" office:value="21.4909224873742" calcext:value-type="float">
            <text:p>21.49</text:p>
          </table:table-cell>
          <table:table-cell table:style-name="ce17" office:value-type="float" office:value="0.662311951726708" calcext:value-type="float">
            <text:p>0.662</text:p>
          </table:table-cell>
          <table:table-cell/>
          <table:table-cell table:formula="of:=[.V3]^(-[.T37])" office:value-type="float" office:value="0.000000469514661408863" calcext:value-type="float">
            <text:p>4.69514661408863E-007</text:p>
          </table:table-cell>
          <table:table-cell/>
          <table:table-cell table:formula="of:=GEOMEAN([.W37];[.O37];[.G37])" office:value-type="float" office:value="0.000000683189419952124" calcext:value-type="float">
            <text:p>6.831894199521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914237041073" calcext:value-type="float">
            <text:p>22.49</text:p>
          </table:table-cell>
          <table:table-cell table:style-name="ce16" office:value-type="float" office:value="22.3119145924943" calcext:value-type="float">
            <text:p>22.31</text:p>
          </table:table-cell>
          <table:table-cell table:style-name="ce17" office:value-type="float" office:value="0.253864220212672" calcext:value-type="float">
            <text:p>0.254</text:p>
          </table:table-cell>
          <table:table-cell/>
          <table:table-cell table:formula="of:=[.F4]^(-[.D38])" office:value-type="float" office:value="0.000000603216848283039" calcext:value-type="float">
            <text:p>6.03216848283039E-007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870578155621" calcext:value-type="float">
            <text:p>18.59</text:p>
          </table:table-cell>
          <table:table-cell table:style-name="ce16" office:value-type="float" office:value="18.4793302464933" calcext:value-type="float">
            <text:p>18.48</text:p>
          </table:table-cell>
          <table:table-cell table:style-name="ce17" office:value-type="float" office:value="0.152349789218596" calcext:value-type="float">
            <text:p>0.152</text:p>
          </table:table-cell>
          <table:table-cell/>
          <table:table-cell table:formula="of:=[.N4]^(-[.L38])" office:value-type="float" office:value="0.00000565266207452018" calcext:value-type="float">
            <text:p>5.65266207452018E-006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352792417902" calcext:value-type="float">
            <text:p>19.34</text:p>
          </table:table-cell>
          <table:table-cell table:style-name="ce16" office:value-type="float" office:value="19.3722712454913" calcext:value-type="float">
            <text:p>19.37</text:p>
          </table:table-cell>
          <table:table-cell table:style-name="ce17" office:value-type="float" office:value="0.0523145933335035" calcext:value-type="float">
            <text:p>0.052</text:p>
          </table:table-cell>
          <table:table-cell/>
          <table:table-cell table:formula="of:=[.V3]^(-[.T38])" office:value-type="float" office:value="0.0000019747876118603" calcext:value-type="float">
            <text:p>1.9747876118603E-006</text:p>
          </table:table-cell>
          <table:table-cell/>
          <table:table-cell table:formula="of:=GEOMEAN([.W38];[.G38];[.O38])" office:value-type="float" office:value="0.00000188834913465115" calcext:value-type="float">
            <text:p>1.88834913465115E-006</text:p>
          </table:table-cell>
          <table:table-cell/>
          <table:table-cell table:style-name="ce21" office:value-type="float" office:value="0.0000018883491" calcext:value-type="float">
            <text:p>1.89E-06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number-columns-repeated="996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1324054808813" calcext:value-type="float">
            <text:p>22.13</text:p>
          </table:table-cell>
          <table:table-cell table:style-name="ce16" office:value-type="float" office:value="22.3119145924943" calcext:value-type="float">
            <text:p>22.31</text:p>
          </table:table-cell>
          <table:table-cell table:style-name="ce17" office:value-type="float" office:value="0.253864220212672" calcext:value-type="float">
            <text:p>0.254</text:p>
          </table:table-cell>
          <table:table-cell/>
          <table:table-cell table:formula="of:=[.F4]^(-[.D39])" office:value-type="float" office:value="0.000000603216848283039" calcext:value-type="float">
            <text:p>6.03216848283039E-007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716026774244" calcext:value-type="float">
            <text:p>18.37</text:p>
          </table:table-cell>
          <table:table-cell table:style-name="ce16" office:value-type="float" office:value="18.4793302464933" calcext:value-type="float">
            <text:p>18.48</text:p>
          </table:table-cell>
          <table:table-cell table:style-name="ce17" office:value-type="float" office:value="0.152349789218596" calcext:value-type="float">
            <text:p>0.152</text:p>
          </table:table-cell>
          <table:table-cell/>
          <table:table-cell table:formula="of:=[.N4]^(-[.L39])" office:value-type="float" office:value="0.00000565266207452018" calcext:value-type="float">
            <text:p>5.65266207452018E-006</text:p>
          </table:table-cell>
          <table:table-cell/>
          <table:table-cell table:style-name="ce14" office:value-type="string" calcext:value-type="string">
            <text:p>lm009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4092632491924" calcext:value-type="float">
            <text:p>19.41</text:p>
          </table:table-cell>
          <table:table-cell table:style-name="ce16" office:value-type="float" office:value="19.3722712454913" calcext:value-type="float">
            <text:p>19.37</text:p>
          </table:table-cell>
          <table:table-cell table:style-name="ce17" office:value-type="float" office:value="0.0523145933335035" calcext:value-type="float">
            <text:p>0.052</text:p>
          </table:table-cell>
          <table:table-cell/>
          <table:table-cell table:formula="of:=[.V3]^(-[.T39])" office:value-type="float" office:value="0.0000019747876118603" calcext:value-type="float">
            <text:p>1.9747876118603E-006</text:p>
          </table:table-cell>
          <table:table-cell/>
          <table:table-cell table:formula="of:=GEOMEAN([.G39];[.W39];[.O39])" office:value-type="float" office:value="0.00000188834913465115" calcext:value-type="float">
            <text:p>1.888349134651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40029238277" calcext:value-type="float">
            <text:p>23.70</text:p>
          </table:table-cell>
          <table:table-cell table:style-name="ce16" office:value-type="float" office:value="23.7047275374505" calcext:value-type="float">
            <text:p>23.70</text:p>
          </table:table-cell>
          <table:table-cell table:style-name="ce17" office:value-type="float" office:value="0.0010247584128247" calcext:value-type="float">
            <text:p>0.001</text:p>
          </table:table-cell>
          <table:table-cell/>
          <table:table-cell table:formula="of:=[.F4]^(-[.D40])" office:value-type="float" office:value="0.000000246729932160496" calcext:value-type="float">
            <text:p>2.46729932160496E-007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468597645315" calcext:value-type="float">
            <text:p>20.45</text:p>
          </table:table-cell>
          <table:table-cell table:style-name="ce16" office:value-type="float" office:value="20.2578116469415" calcext:value-type="float">
            <text:p>20.26</text:p>
          </table:table-cell>
          <table:table-cell table:style-name="ce17" office:value-type="float" office:value="0.267354411836954" calcext:value-type="float">
            <text:p>0.267</text:p>
          </table:table-cell>
          <table:table-cell/>
          <table:table-cell table:formula="of:=[.N4]^(-[.L40])" office:value-type="float" office:value="0.00000176685596997014" calcext:value-type="float">
            <text:p>1.76685596997014E-006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9252705102" calcext:value-type="float">
            <text:p>21.48</text:p>
          </table:table-cell>
          <table:table-cell table:style-name="ce16" office:value-type="float" office:value="21.4576312757757" calcext:value-type="float">
            <text:p>21.46</text:p>
          </table:table-cell>
          <table:table-cell table:style-name="ce17" office:value-type="float" office:value="0.0305773185910449" calcext:value-type="float">
            <text:p>0.031</text:p>
          </table:table-cell>
          <table:table-cell/>
          <table:table-cell table:formula="of:=[.V3]^(-[.T40])" office:value-type="float" office:value="0.000000480233327144039" calcext:value-type="float">
            <text:p>4.80233327144039E-007</text:p>
          </table:table-cell>
          <table:table-cell/>
          <table:table-cell table:formula="of:=GEOMEAN([.W40];[.G40];[.O40])" office:value-type="float" office:value="0.000000593779356178056" calcext:value-type="float">
            <text:p>5.93779356178056E-007</text:p>
          </table:table-cell>
          <table:table-cell/>
          <table:table-cell table:style-name="ce21" office:value-type="float" office:value="0.00000059377936" calcext:value-type="float">
            <text:p>5.94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54521510733" calcext:value-type="float">
            <text:p>23.71</text:p>
          </table:table-cell>
          <table:table-cell table:style-name="ce16" office:value-type="float" office:value="23.7047275374505" calcext:value-type="float">
            <text:p>23.70</text:p>
          </table:table-cell>
          <table:table-cell table:style-name="ce17" office:value-type="float" office:value="0.0010247584128247" calcext:value-type="float">
            <text:p>0.001</text:p>
          </table:table-cell>
          <table:table-cell/>
          <table:table-cell table:formula="of:=[.F4]^(-[.D41])" office:value-type="float" office:value="0.000000246729932160496" calcext:value-type="float">
            <text:p>2.46729932160496E-007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0687635293514" calcext:value-type="float">
            <text:p>20.07</text:p>
          </table:table-cell>
          <table:table-cell table:style-name="ce16" office:value-type="float" office:value="20.2578116469415" calcext:value-type="float">
            <text:p>20.26</text:p>
          </table:table-cell>
          <table:table-cell table:style-name="ce17" office:value-type="float" office:value="0.267354411836954" calcext:value-type="float">
            <text:p>0.267</text:p>
          </table:table-cell>
          <table:table-cell/>
          <table:table-cell table:formula="of:=[.N4]^(-[.L41])" office:value-type="float" office:value="0.00000176685596997014" calcext:value-type="float">
            <text:p>1.76685596997014E-006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360098464495" calcext:value-type="float">
            <text:p>21.44</text:p>
          </table:table-cell>
          <table:table-cell table:style-name="ce16" office:value-type="float" office:value="21.4576312757757" calcext:value-type="float">
            <text:p>21.46</text:p>
          </table:table-cell>
          <table:table-cell table:style-name="ce17" office:value-type="float" office:value="0.0305773185910449" calcext:value-type="float">
            <text:p>0.031</text:p>
          </table:table-cell>
          <table:table-cell/>
          <table:table-cell table:formula="of:=[.V3]^(-[.T41])" office:value-type="float" office:value="0.000000480233327144039" calcext:value-type="float">
            <text:p>4.80233327144039E-007</text:p>
          </table:table-cell>
          <table:table-cell/>
          <table:table-cell table:formula="of:=GEOMEAN([.W41];[.G41];[.O41])" office:value-type="float" office:value="0.000000593779356178056" calcext:value-type="float">
            <text:p>5.9377935617805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7882471076214" calcext:value-type="float">
            <text:p>21.79</text:p>
          </table:table-cell>
          <table:table-cell table:style-name="ce16" office:value-type="float" office:value="21.7378318856385" calcext:value-type="float">
            <text:p>21.74</text:p>
          </table:table-cell>
          <table:table-cell table:style-name="ce17" office:value-type="float" office:value="0.0712978906782532" calcext:value-type="float">
            <text:p>0.071</text:p>
          </table:table-cell>
          <table:table-cell/>
          <table:table-cell table:formula="of:=[.F4]^(-[.D42])" office:value-type="float" office:value="0.000000871969079670777" calcext:value-type="float">
            <text:p>0.000000872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472303127441" calcext:value-type="float">
            <text:p>18.85</text:p>
          </table:table-cell>
          <table:table-cell table:style-name="ce16" office:value-type="float" office:value="19.0929000941038" calcext:value-type="float">
            <text:p>19.09</text:p>
          </table:table-cell>
          <table:table-cell table:style-name="ce17" office:value-type="float" office:value="0.347429536664204" calcext:value-type="float">
            <text:p>0.347</text:p>
          </table:table-cell>
          <table:table-cell/>
          <table:table-cell table:formula="of:=[.N4]^(-[.L42])" office:value-type="float" office:value="0.00000378452952069116" calcext:value-type="float">
            <text:p>3.78452952069116E-006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831672184515" calcext:value-type="float">
            <text:p>20.48</text:p>
          </table:table-cell>
          <table:table-cell table:style-name="ce16" office:value-type="float" office:value="20.4578790540723" calcext:value-type="float">
            <text:p>20.46</text:p>
          </table:table-cell>
          <table:table-cell table:style-name="ce17" office:value-type="float" office:value="0.0357628650325896" calcext:value-type="float">
            <text:p>0.036</text:p>
          </table:table-cell>
          <table:table-cell/>
          <table:table-cell table:formula="of:=[.V3]^(-[.T42])" office:value-type="float" office:value="0.000000945900727913586" calcext:value-type="float">
            <text:p>9.45900727913586E-007</text:p>
          </table:table-cell>
          <table:table-cell/>
          <table:table-cell table:formula="of:=GEOMEAN([.W42];[.G42];[.O42])" office:value-type="float" office:value="0.00000146145746728463" calcext:value-type="float">
            <text:p>1.46145746728463E-006</text:p>
          </table:table-cell>
          <table:table-cell/>
          <table:table-cell table:style-name="ce21" office:value-type="float" office:value="0.0000014614575" calcext:value-type="float">
            <text:p>1.46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6874166636556" calcext:value-type="float">
            <text:p>21.69</text:p>
          </table:table-cell>
          <table:table-cell table:style-name="ce16" office:value-type="float" office:value="21.7378318856385" calcext:value-type="float">
            <text:p>21.74</text:p>
          </table:table-cell>
          <table:table-cell table:style-name="ce17" office:value-type="float" office:value="0.0712978906782532" calcext:value-type="float">
            <text:p>0.071</text:p>
          </table:table-cell>
          <table:table-cell/>
          <table:table-cell table:formula="of:=[.F4]^(-[.D43])" office:value-type="float" office:value="0.000000871969079670777" calcext:value-type="float">
            <text:p>0.000000872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385698754636" calcext:value-type="float">
            <text:p>19.34</text:p>
          </table:table-cell>
          <table:table-cell table:style-name="ce16" office:value-type="float" office:value="19.0929000941038" calcext:value-type="float">
            <text:p>19.09</text:p>
          </table:table-cell>
          <table:table-cell table:style-name="ce17" office:value-type="float" office:value="0.347429536664204" calcext:value-type="float">
            <text:p>0.347</text:p>
          </table:table-cell>
          <table:table-cell/>
          <table:table-cell table:formula="of:=[.N4]^(-[.L43])" office:value-type="float" office:value="0.00000378452952069116" calcext:value-type="float">
            <text:p>3.78452952069116E-006</text:p>
          </table:table-cell>
          <table:table-cell/>
          <table:table-cell table:style-name="ce14" office:value-type="string" calcext:value-type="string">
            <text:p>lm009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325908896931" calcext:value-type="float">
            <text:p>20.43</text:p>
          </table:table-cell>
          <table:table-cell table:style-name="ce16" office:value-type="float" office:value="20.4578790540723" calcext:value-type="float">
            <text:p>20.46</text:p>
          </table:table-cell>
          <table:table-cell table:style-name="ce17" office:value-type="float" office:value="0.0357628650325896" calcext:value-type="float">
            <text:p>0.036</text:p>
          </table:table-cell>
          <table:table-cell/>
          <table:table-cell table:formula="of:=[.V3]^(-[.T43])" office:value-type="float" office:value="0.000000945900727913586" calcext:value-type="float">
            <text:p>9.45900727913586E-007</text:p>
          </table:table-cell>
          <table:table-cell/>
          <table:table-cell table:formula="of:=GEOMEAN([.W43];[.G43];[.O43])" office:value-type="float" office:value="0.00000146145746728463" calcext:value-type="float">
            <text:p>1.4614574672846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1496540510783" calcext:value-type="float">
            <text:p>22.15</text:p>
          </table:table-cell>
          <table:table-cell table:style-name="ce16" office:value-type="float" office:value="22.0538373474933" calcext:value-type="float">
            <text:p>22.05</text:p>
          </table:table-cell>
          <table:table-cell table:style-name="ce17" office:value-type="float" office:value="0.135505281711764" calcext:value-type="float">
            <text:p>0.136</text:p>
          </table:table-cell>
          <table:table-cell/>
          <table:table-cell table:formula="of:=[.F4]^(-[.D44])" office:value-type="float" office:value="0.00000071189087231457" calcext:value-type="float">
            <text:p>7.1189087231457E-007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354397770978" calcext:value-type="float">
            <text:p>20.24</text:p>
          </table:table-cell>
          <table:table-cell table:style-name="ce16" office:value-type="float" office:value="20.2298370823199" calcext:value-type="float">
            <text:p>20.23</text:p>
          </table:table-cell>
          <table:table-cell table:style-name="ce17" office:value-type="float" office:value="0.00792340694071638" calcext:value-type="float">
            <text:p>0.008</text:p>
          </table:table-cell>
          <table:table-cell/>
          <table:table-cell table:formula="of:=[.N4]^(-[.L44])" office:value-type="float" office:value="0.00000179947304304613" calcext:value-type="float">
            <text:p>1.79947304304613E-006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0493106266975" calcext:value-type="float">
            <text:p>22.05</text:p>
          </table:table-cell>
          <table:table-cell table:style-name="ce16" office:value-type="float" office:value="22.2027561680721" calcext:value-type="float">
            <text:p>22.20</text:p>
          </table:table-cell>
          <table:table-cell table:style-name="ce17" office:value-type="float" office:value="0.217004765697571" calcext:value-type="float">
            <text:p>0.217</text:p>
          </table:table-cell>
          <table:table-cell/>
          <table:table-cell table:formula="of:=[.V3]^(-[.T44])" office:value-type="float" office:value="0.000000289759831754165" calcext:value-type="float">
            <text:p>2.89759831754165E-007</text:p>
          </table:table-cell>
          <table:table-cell/>
          <table:table-cell table:formula="of:=GEOMEAN([.O44];[.W44];[.G44])" office:value-type="float" office:value="0.000000718674634572524" calcext:value-type="float">
            <text:p>7.18674634572524E-007</text:p>
          </table:table-cell>
          <table:table-cell/>
          <table:table-cell table:formula="of:=0.00000071867463" office:value-type="float" office:value="0.00000071867463" calcext:value-type="float">
            <text:p>7.1867463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9580206439083" calcext:value-type="float">
            <text:p>21.96</text:p>
          </table:table-cell>
          <table:table-cell table:style-name="ce16" office:value-type="float" office:value="22.0538373474933" calcext:value-type="float">
            <text:p>22.05</text:p>
          </table:table-cell>
          <table:table-cell table:style-name="ce17" office:value-type="float" office:value="0.135505281711764" calcext:value-type="float">
            <text:p>0.136</text:p>
          </table:table-cell>
          <table:table-cell/>
          <table:table-cell table:formula="of:=[.F4]^(-[.D45])" office:value-type="float" office:value="0.00000071189087231457" calcext:value-type="float">
            <text:p>7.1189087231457E-007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24234387542" calcext:value-type="float">
            <text:p>20.22</text:p>
          </table:table-cell>
          <table:table-cell table:style-name="ce16" office:value-type="float" office:value="20.2298370823199" calcext:value-type="float">
            <text:p>20.23</text:p>
          </table:table-cell>
          <table:table-cell table:style-name="ce17" office:value-type="float" office:value="0.00792340694071638" calcext:value-type="float">
            <text:p>0.008</text:p>
          </table:table-cell>
          <table:table-cell/>
          <table:table-cell table:formula="of:=[.N4]^(-[.L45])" office:value-type="float" office:value="0.00000179947304304613" calcext:value-type="float">
            <text:p>1.79947304304613E-006</text:p>
          </table:table-cell>
          <table:table-cell/>
          <table:table-cell table:style-name="ce14" office:value-type="string" calcext:value-type="string">
            <text:p>lm0047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562017094466" calcext:value-type="float">
            <text:p>22.36</text:p>
          </table:table-cell>
          <table:table-cell table:style-name="ce16" office:value-type="float" office:value="22.2027561680721" calcext:value-type="float">
            <text:p>22.20</text:p>
          </table:table-cell>
          <table:table-cell table:style-name="ce17" office:value-type="float" office:value="0.217004765697571" calcext:value-type="float">
            <text:p>0.217</text:p>
          </table:table-cell>
          <table:table-cell/>
          <table:table-cell table:formula="of:=[.V3]^(-[.T45])" office:value-type="float" office:value="0.000000289759831754165" calcext:value-type="float">
            <text:p>2.89759831754165E-007</text:p>
          </table:table-cell>
          <table:table-cell/>
          <table:table-cell table:formula="of:=GEOMEAN([.O45];[.G45];[.W45])" office:value-type="float" office:value="0.000000718674634572524" calcext:value-type="float">
            <text:p>7.186746345725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247799034275" calcext:value-type="float">
            <text:p>22.92</text:p>
          </table:table-cell>
          <table:table-cell table:style-name="ce16" office:value-type="float" office:value="22.8366339980086" calcext:value-type="float">
            <text:p>22.84</text:p>
          </table:table-cell>
          <table:table-cell table:style-name="ce17" office:value-type="float" office:value="0.124657134911069" calcext:value-type="float">
            <text:p>0.125</text:p>
          </table:table-cell>
          <table:table-cell/>
          <table:table-cell table:formula="of:=[.F4]^(-[.D46])" office:value-type="float" office:value="0.000000430730910797673" calcext:value-type="float">
            <text:p>4.30730910797673E-007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089560352099" calcext:value-type="float">
            <text:p>19.71</text:p>
          </table:table-cell>
          <table:table-cell table:style-name="ce16" office:value-type="float" office:value="19.4709511805442" calcext:value-type="float">
            <text:p>19.47</text:p>
          </table:table-cell>
          <table:table-cell table:style-name="ce17" office:value-type="float" office:value="0.336589693378903" calcext:value-type="float">
            <text:p>0.337</text:p>
          </table:table-cell>
          <table:table-cell/>
          <table:table-cell table:formula="of:=[.N4]^(-[.L46])" office:value-type="float" office:value="0.00000295565146665207" calcext:value-type="float">
            <text:p>2.95565146665207E-006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121043656449" calcext:value-type="float">
            <text:p>21.12</text:p>
          </table:table-cell>
          <table:table-cell table:style-name="ce16" office:value-type="float" office:value="20.9584096167264" calcext:value-type="float">
            <text:p>20.96</text:p>
          </table:table-cell>
          <table:table-cell table:style-name="ce17" office:value-type="float" office:value="0.229999264679119" calcext:value-type="float">
            <text:p>0.230</text:p>
          </table:table-cell>
          <table:table-cell/>
          <table:table-cell table:formula="of:=[.V3]^(-[.T46])" office:value-type="float" office:value="0.00000067368397027213" calcext:value-type="float">
            <text:p>6.7368397027213E-007</text:p>
          </table:table-cell>
          <table:table-cell/>
          <table:table-cell table:formula="of:=GEOMEAN([.W46];[.O46];[.G46])" office:value-type="float" office:value="0.000000950105483275276" calcext:value-type="float">
            <text:p>9.50105483275276E-007</text:p>
          </table:table-cell>
          <table:table-cell/>
          <table:table-cell table:style-name="ce21" office:value-type="float" office:value="0.00000095010548" calcext:value-type="float">
            <text:p>9.5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7484880925897" calcext:value-type="float">
            <text:p>22.75</text:p>
          </table:table-cell>
          <table:table-cell table:style-name="ce16" office:value-type="float" office:value="22.8366339980086" calcext:value-type="float">
            <text:p>22.84</text:p>
          </table:table-cell>
          <table:table-cell table:style-name="ce17" office:value-type="float" office:value="0.124657134911069" calcext:value-type="float">
            <text:p>0.125</text:p>
          </table:table-cell>
          <table:table-cell/>
          <table:table-cell table:formula="of:=[.F4]^(-[.D47])" office:value-type="float" office:value="0.000000430730910797673" calcext:value-type="float">
            <text:p>4.30730910797673E-007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2329463258785" calcext:value-type="float">
            <text:p>19.23</text:p>
          </table:table-cell>
          <table:table-cell table:style-name="ce16" office:value-type="float" office:value="19.4709511805442" calcext:value-type="float">
            <text:p>19.47</text:p>
          </table:table-cell>
          <table:table-cell table:style-name="ce17" office:value-type="float" office:value="0.336589693378903" calcext:value-type="float">
            <text:p>0.337</text:p>
          </table:table-cell>
          <table:table-cell/>
          <table:table-cell table:formula="of:=[.N4]^(-[.L47])" office:value-type="float" office:value="0.00000295565146665207" calcext:value-type="float">
            <text:p>2.95565146665207E-006</text:p>
          </table:table-cell>
          <table:table-cell/>
          <table:table-cell table:style-name="ce14" office:value-type="string" calcext:value-type="string">
            <text:p>lm008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957755770039" calcext:value-type="float">
            <text:p>20.80</text:p>
          </table:table-cell>
          <table:table-cell table:style-name="ce16" office:value-type="float" office:value="20.9584096167264" calcext:value-type="float">
            <text:p>20.96</text:p>
          </table:table-cell>
          <table:table-cell table:style-name="ce17" office:value-type="float" office:value="0.229999264679119" calcext:value-type="float">
            <text:p>0.230</text:p>
          </table:table-cell>
          <table:table-cell/>
          <table:table-cell table:formula="of:=[.V3]^(-[.T47])" office:value-type="float" office:value="0.00000067368397027213" calcext:value-type="float">
            <text:p>6.7368397027213E-007</text:p>
          </table:table-cell>
          <table:table-cell/>
          <table:table-cell table:formula="of:=GEOMEAN([.O47];[.G47];[.W47])" office:value-type="float" office:value="0.000000950105483275276" calcext:value-type="float">
            <text:p>9.50105483275276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708774091677" calcext:value-type="float">
            <text:p>22.07</text:p>
          </table:table-cell>
          <table:table-cell table:style-name="ce16" office:value-type="float" office:value="22.0217034283331" calcext:value-type="float">
            <text:p>22.02</text:p>
          </table:table-cell>
          <table:table-cell table:style-name="ce17" office:value-type="float" office:value="0.0695425106120792" calcext:value-type="float">
            <text:p>0.070</text:p>
          </table:table-cell>
          <table:table-cell/>
          <table:table-cell table:formula="of:=[.F4]^(-[.D48])" office:value-type="float" office:value="0.000000726726287912171" calcext:value-type="float">
            <text:p>7.26726287912171E-007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33911950928" calcext:value-type="float">
            <text:p>18.93</text:p>
          </table:table-cell>
          <table:table-cell table:style-name="ce16" office:value-type="float" office:value="18.9823329853395" calcext:value-type="float">
            <text:p>18.98</text:p>
          </table:table-cell>
          <table:table-cell table:style-name="ce17" office:value-type="float" office:value="0.0684776835688232" calcext:value-type="float">
            <text:p>0.068</text:p>
          </table:table-cell>
          <table:table-cell/>
          <table:table-cell table:formula="of:=[.N4]^(-[.L48])" office:value-type="float" office:value="0.00000406827840735177" calcext:value-type="float">
            <text:p>4.06827840735177E-006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286937332869" calcext:value-type="float">
            <text:p>20.83</text:p>
          </table:table-cell>
          <table:table-cell table:style-name="ce16" office:value-type="float" office:value="21.0835815561858" calcext:value-type="float">
            <text:p>21.08</text:p>
          </table:table-cell>
          <table:table-cell table:style-name="ce17" office:value-type="float" office:value="0.360465816027395" calcext:value-type="float">
            <text:p>0.360</text:p>
          </table:table-cell>
          <table:table-cell/>
          <table:table-cell table:formula="of:=[.V3]^(-[.T48])" office:value-type="float" office:value="0.000000618866971304875" calcext:value-type="float">
            <text:p>6.18866971304875E-007</text:p>
          </table:table-cell>
          <table:table-cell/>
          <table:table-cell table:formula="of:=GEOMEAN([.W48];[.G48];[.O48])" office:value-type="float" office:value="0.00000122309337473652" calcext:value-type="float">
            <text:p>1.22309337473652E-006</text:p>
          </table:table-cell>
          <table:table-cell/>
          <table:table-cell table:style-name="ce21" office:value-type="float" office:value="0.0000012230934" calcext:value-type="float">
            <text:p>1.22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9725294474986" calcext:value-type="float">
            <text:p>21.97</text:p>
          </table:table-cell>
          <table:table-cell table:style-name="ce16" office:value-type="float" office:value="22.0217034283331" calcext:value-type="float">
            <text:p>22.02</text:p>
          </table:table-cell>
          <table:table-cell table:style-name="ce17" office:value-type="float" office:value="0.0695425106120792" calcext:value-type="float">
            <text:p>0.070</text:p>
          </table:table-cell>
          <table:table-cell/>
          <table:table-cell table:formula="of:=[.F4]^(-[.D49])" office:value-type="float" office:value="0.000000726726287912171" calcext:value-type="float">
            <text:p>7.26726287912171E-007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307540197509" calcext:value-type="float">
            <text:p>19.03</text:p>
          </table:table-cell>
          <table:table-cell table:style-name="ce16" office:value-type="float" office:value="18.9823329853395" calcext:value-type="float">
            <text:p>18.98</text:p>
          </table:table-cell>
          <table:table-cell table:style-name="ce17" office:value-type="float" office:value="0.0684776835688232" calcext:value-type="float">
            <text:p>0.068</text:p>
          </table:table-cell>
          <table:table-cell/>
          <table:table-cell table:formula="of:=[.N4]^(-[.L49])" office:value-type="float" office:value="0.00000406827840735177" calcext:value-type="float">
            <text:p>4.06827840735177E-006</text:p>
          </table:table-cell>
          <table:table-cell/>
          <table:table-cell table:style-name="ce14" office:value-type="string" calcext:value-type="string">
            <text:p>lm004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3384693790847" calcext:value-type="float">
            <text:p>21.34</text:p>
          </table:table-cell>
          <table:table-cell table:style-name="ce16" office:value-type="float" office:value="21.0835815561858" calcext:value-type="float">
            <text:p>21.08</text:p>
          </table:table-cell>
          <table:table-cell table:style-name="ce17" office:value-type="float" office:value="0.360465816027395" calcext:value-type="float">
            <text:p>0.360</text:p>
          </table:table-cell>
          <table:table-cell/>
          <table:table-cell table:formula="of:=[.V3]^(-[.T49])" office:value-type="float" office:value="0.000000618866971304875" calcext:value-type="float">
            <text:p>6.18866971304875E-007</text:p>
          </table:table-cell>
          <table:table-cell/>
          <table:table-cell table:formula="of:=GEOMEAN([.O49];[.G49];[.W49])" office:value-type="float" office:value="0.00000122309337473652" calcext:value-type="float">
            <text:p>1.2230933747365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203497248959" calcext:value-type="float">
            <text:p>22.22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4]^(-[.D50])" office:value-type="float" office:value="0.000000629172280455051" calcext:value-type="float">
            <text:p>6.29172280455051E-007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103216213265" calcext:value-type="float">
            <text:p>19.10</text:p>
          </table:table-cell>
          <table:table-cell table:style-name="ce16" office:value-type="float" office:value="19.1543367259158" calcext:value-type="float">
            <text:p>19.15</text:p>
          </table:table-cell>
          <table:table-cell table:style-name="ce17" office:value-type="float" office:value="0.0722953223062131" calcext:value-type="float">
            <text:p>0.072</text:p>
          </table:table-cell>
          <table:table-cell/>
          <table:table-cell table:formula="of:=[.N4]^(-[.L50])" office:value-type="float" office:value="0.00000363550851781694" calcext:value-type="float">
            <text:p>3.63550851781694E-006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940662104624" calcext:value-type="float">
            <text:p>20.39</text:p>
          </table:table-cell>
          <table:table-cell table:style-name="ce16" office:value-type="float" office:value="20.3981180754007" calcext:value-type="float">
            <text:p>20.40</text:p>
          </table:table-cell>
          <table:table-cell table:style-name="ce17" office:value-type="float" office:value="0.00573020234867694" calcext:value-type="float">
            <text:p>0.006</text:p>
          </table:table-cell>
          <table:table-cell/>
          <table:table-cell table:formula="of:=[.V3]^(-[.T50])" office:value-type="float" office:value="0.000000985015692829484" calcext:value-type="float">
            <text:p>0.000000985</text:p>
          </table:table-cell>
          <table:table-cell/>
          <table:table-cell table:formula="of:=GEOMEAN([.W50];[.O50];[.G50])" office:value-type="float" office:value="0.00000131096963391956" calcext:value-type="float">
            <text:p>0.000001311</text:p>
          </table:table-cell>
          <table:table-cell/>
          <table:table-cell table:style-name="ce21" office:value-type="float" office:value="0.0000013109696" calcext:value-type="float">
            <text:p>1.31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2722085646661" calcext:value-type="float">
            <text:p>22.27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4]^(-[.D51])" office:value-type="float" office:value="0.000000629172280455051" calcext:value-type="float">
            <text:p>6.29172280455051E-007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2054572385665" calcext:value-type="float">
            <text:p>19.21</text:p>
          </table:table-cell>
          <table:table-cell table:style-name="ce16" office:value-type="float" office:value="19.1543367259158" calcext:value-type="float">
            <text:p>19.15</text:p>
          </table:table-cell>
          <table:table-cell table:style-name="ce17" office:value-type="float" office:value="0.0722953223062131" calcext:value-type="float">
            <text:p>0.072</text:p>
          </table:table-cell>
          <table:table-cell/>
          <table:table-cell table:formula="of:=[.N4]^(-[.L51])" office:value-type="float" office:value="0.00000363550851781694" calcext:value-type="float">
            <text:p>3.63550851781694E-006</text:p>
          </table:table-cell>
          <table:table-cell/>
          <table:table-cell table:style-name="ce14" office:value-type="string" calcext:value-type="string">
            <text:p>lm002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02169940339" calcext:value-type="float">
            <text:p>20.40</text:p>
          </table:table-cell>
          <table:table-cell table:style-name="ce16" office:value-type="float" office:value="20.3981180754007" calcext:value-type="float">
            <text:p>20.40</text:p>
          </table:table-cell>
          <table:table-cell table:style-name="ce17" office:value-type="float" office:value="0.00573020234867694" calcext:value-type="float">
            <text:p>0.006</text:p>
          </table:table-cell>
          <table:table-cell/>
          <table:table-cell table:formula="of:=[.V3]^(-[.T51])" office:value-type="float" office:value="0.000000985015692829484" calcext:value-type="float">
            <text:p>0.000000985</text:p>
          </table:table-cell>
          <table:table-cell/>
          <table:table-cell table:formula="of:=GEOMEAN([.O51];[.G51];[.W51])" office:value-type="float" office:value="0.00000131096963391956" calcext:value-type="float">
            <text:p>0.000001311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003980071891" calcext:value-type="float">
            <text:p>23.10</text:p>
          </table:table-cell>
          <table:table-cell table:style-name="ce16" office:value-type="float" office:value="23.0719501207821" calcext:value-type="float">
            <text:p>23.07</text:p>
          </table:table-cell>
          <table:table-cell table:style-name="ce17" office:value-type="float" office:value="0.0402313867777255" calcext:value-type="float">
            <text:p>0.040</text:p>
          </table:table-cell>
          <table:table-cell/>
          <table:table-cell table:formula="of:=[.F4]^(-[.D52])" office:value-type="float" office:value="0.000000370348698550712" calcext:value-type="float">
            <text:p>3.70348698550712E-007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387828201351" calcext:value-type="float">
            <text:p>19.44</text:p>
          </table:table-cell>
          <table:table-cell table:style-name="ce16" office:value-type="float" office:value="19.4396052902968" calcext:value-type="float">
            <text:p>19.44</text:p>
          </table:table-cell>
          <table:table-cell table:style-name="ce17" office:value-type="float" office:value="0.0011631484574378" calcext:value-type="float">
            <text:p>0.001</text:p>
          </table:table-cell>
          <table:table-cell/>
          <table:table-cell table:formula="of:=[.N4]^(-[.L52])" office:value-type="float" office:value="0.00000301685754752418" calcext:value-type="float">
            <text:p>3.01685754752418E-006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2806813394642" calcext:value-type="float">
            <text:p>20.28</text:p>
          </table:table-cell>
          <table:table-cell table:style-name="ce16" office:value-type="float" office:value="20.4245817643236" calcext:value-type="float">
            <text:p>20.42</text:p>
          </table:table-cell>
          <table:table-cell table:style-name="ce17" office:value-type="float" office:value="0.203505932467408" calcext:value-type="float">
            <text:p>0.204</text:p>
          </table:table-cell>
          <table:table-cell/>
          <table:table-cell table:formula="of:=[.V3]^(-[.T52])" office:value-type="float" office:value="0.000000967498915620027" calcext:value-type="float">
            <text:p>9.67498915620027E-007</text:p>
          </table:table-cell>
          <table:table-cell/>
          <table:table-cell table:formula="of:=GEOMEAN([.O52];[.W52];[.G52])" office:value-type="float" office:value="0.00000102629458591756" calcext:value-type="float">
            <text:p>1.02629458591756E-006</text:p>
          </table:table-cell>
          <table:table-cell/>
          <table:table-cell table:formula="of:=0.0000010262946" office:value-type="float" office:value="0.0000010262946" calcext:value-type="float">
            <text:p>1.0262946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43502234375" calcext:value-type="float">
            <text:p>23.04</text:p>
          </table:table-cell>
          <table:table-cell table:style-name="ce16" office:value-type="float" office:value="23.0719501207821" calcext:value-type="float">
            <text:p>23.07</text:p>
          </table:table-cell>
          <table:table-cell table:style-name="ce17" office:value-type="float" office:value="0.0402313867777255" calcext:value-type="float">
            <text:p>0.040</text:p>
          </table:table-cell>
          <table:table-cell/>
          <table:table-cell table:formula="of:=[.F4]^(-[.D53])" office:value-type="float" office:value="0.000000370348698550712" calcext:value-type="float">
            <text:p>3.70348698550712E-007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404277604586" calcext:value-type="float">
            <text:p>19.44</text:p>
          </table:table-cell>
          <table:table-cell table:style-name="ce16" office:value-type="float" office:value="19.4396052902968" calcext:value-type="float">
            <text:p>19.44</text:p>
          </table:table-cell>
          <table:table-cell table:style-name="ce17" office:value-type="float" office:value="0.0011631484574378" calcext:value-type="float">
            <text:p>0.001</text:p>
          </table:table-cell>
          <table:table-cell/>
          <table:table-cell table:formula="of:=[.N4]^(-[.L53])" office:value-type="float" office:value="0.00000301685754752418" calcext:value-type="float">
            <text:p>3.01685754752418E-006</text:p>
          </table:table-cell>
          <table:table-cell/>
          <table:table-cell table:style-name="ce14" office:value-type="string" calcext:value-type="string">
            <text:p>lm005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68482189183" calcext:value-type="float">
            <text:p>20.57</text:p>
          </table:table-cell>
          <table:table-cell table:style-name="ce16" office:value-type="float" office:value="20.4245817643236" calcext:value-type="float">
            <text:p>20.42</text:p>
          </table:table-cell>
          <table:table-cell table:style-name="ce17" office:value-type="float" office:value="0.203505932467408" calcext:value-type="float">
            <text:p>0.204</text:p>
          </table:table-cell>
          <table:table-cell/>
          <table:table-cell table:formula="of:=[.V3]^(-[.T53])" office:value-type="float" office:value="0.000000967498915620027" calcext:value-type="float">
            <text:p>9.67498915620027E-007</text:p>
          </table:table-cell>
          <table:table-cell/>
          <table:table-cell table:formula="of:=GEOMEAN([.W53];[.G53];[.O53])" office:value-type="float" office:value="0.00000102629458591756" calcext:value-type="float">
            <text:p>1.0262945859175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24988428955" calcext:value-type="float">
            <text:p>22.02</text:p>
          </table:table-cell>
          <table:table-cell table:style-name="ce16" office:value-type="float" office:value="22.0388441656074" calcext:value-type="float">
            <text:p>22.04</text:p>
          </table:table-cell>
          <table:table-cell table:style-name="ce17" office:value-type="float" office:value="0.0195949706904751" calcext:value-type="float">
            <text:p>0.020</text:p>
          </table:table-cell>
          <table:table-cell/>
          <table:table-cell table:formula="of:=[.F4]^(-[.D54])" office:value-type="float" office:value="0.000000718774776021219" calcext:value-type="float">
            <text:p>7.18774776021219E-007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070013602379" calcext:value-type="float">
            <text:p>20.41</text:p>
          </table:table-cell>
          <table:table-cell table:style-name="ce16" office:value-type="float" office:value="20.3340505360773" calcext:value-type="float">
            <text:p>20.33</text:p>
          </table:table-cell>
          <table:table-cell table:style-name="ce17" office:value-type="float" office:value="0.10316804491426" calcext:value-type="float">
            <text:p>0.103</text:p>
          </table:table-cell>
          <table:table-cell/>
          <table:table-cell table:formula="of:=[.N4]^(-[.L54])" office:value-type="float" office:value="0.00000168093485696715" calcext:value-type="float">
            <text:p>1.68093485696715E-006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822397891118" calcext:value-type="float">
            <text:p>21.08</text:p>
          </table:table-cell>
          <table:table-cell table:style-name="ce16" office:value-type="float" office:value="20.9347219848861" calcext:value-type="float">
            <text:p>20.93</text:p>
          </table:table-cell>
          <table:table-cell table:style-name="ce17" office:value-type="float" office:value="0.208621679427574" calcext:value-type="float">
            <text:p>0.209</text:p>
          </table:table-cell>
          <table:table-cell/>
          <table:table-cell table:formula="of:=[.V3]^(-[.T54])" office:value-type="float" office:value="0.000000684591372008973" calcext:value-type="float">
            <text:p>6.84591372008973E-007</text:p>
          </table:table-cell>
          <table:table-cell/>
          <table:table-cell table:formula="of:=GEOMEAN([.W54];[.G54];[.O54])" office:value-type="float" office:value="0.000000938696166242665" calcext:value-type="float">
            <text:p>9.38696166242665E-007</text:p>
          </table:table-cell>
          <table:table-cell/>
          <table:table-cell table:style-name="ce21" office:value-type="float" office:value="0.00000093869617" calcext:value-type="float">
            <text:p>9.3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0526999022598" calcext:value-type="float">
            <text:p>22.05</text:p>
          </table:table-cell>
          <table:table-cell table:style-name="ce16" office:value-type="float" office:value="22.0388441656074" calcext:value-type="float">
            <text:p>22.04</text:p>
          </table:table-cell>
          <table:table-cell table:style-name="ce17" office:value-type="float" office:value="0.0195949706904751" calcext:value-type="float">
            <text:p>0.020</text:p>
          </table:table-cell>
          <table:table-cell/>
          <table:table-cell table:formula="of:=[.F4]^(-[.D55])" office:value-type="float" office:value="0.000000718774776021219" calcext:value-type="float">
            <text:p>7.18774776021219E-007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610997119166" calcext:value-type="float">
            <text:p>20.26</text:p>
          </table:table-cell>
          <table:table-cell table:style-name="ce16" office:value-type="float" office:value="20.3340505360773" calcext:value-type="float">
            <text:p>20.33</text:p>
          </table:table-cell>
          <table:table-cell table:style-name="ce17" office:value-type="float" office:value="0.10316804491426" calcext:value-type="float">
            <text:p>0.103</text:p>
          </table:table-cell>
          <table:table-cell/>
          <table:table-cell table:formula="of:=[.N4]^(-[.L55])" office:value-type="float" office:value="0.00000168093485696715" calcext:value-type="float">
            <text:p>1.68093485696715E-006</text:p>
          </table:table-cell>
          <table:table-cell/>
          <table:table-cell table:style-name="ce14" office:value-type="string" calcext:value-type="string">
            <text:p>lm007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7872041806603" calcext:value-type="float">
            <text:p>20.79</text:p>
          </table:table-cell>
          <table:table-cell table:style-name="ce16" office:value-type="float" office:value="20.9347219848861" calcext:value-type="float">
            <text:p>20.93</text:p>
          </table:table-cell>
          <table:table-cell table:style-name="ce17" office:value-type="float" office:value="0.208621679427574" calcext:value-type="float">
            <text:p>0.209</text:p>
          </table:table-cell>
          <table:table-cell/>
          <table:table-cell table:formula="of:=[.V3]^(-[.T55])" office:value-type="float" office:value="0.000000684591372008973" calcext:value-type="float">
            <text:p>6.84591372008973E-007</text:p>
          </table:table-cell>
          <table:table-cell/>
          <table:table-cell table:formula="of:=GEOMEAN([.W55];[.O55];[.G55])" office:value-type="float" office:value="0.000000938696166242665" calcext:value-type="float">
            <text:p>9.38696166242665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102094014336" calcext:value-type="float">
            <text:p>23.31</text:p>
          </table:table-cell>
          <table:table-cell table:style-name="ce16" office:value-type="float" office:value="23.3203090805483" calcext:value-type="float">
            <text:p>23.32</text:p>
          </table:table-cell>
          <table:table-cell table:style-name="ce17" office:value-type="float" office:value="0.0142831031796362" calcext:value-type="float">
            <text:p>0.014</text:p>
          </table:table-cell>
          <table:table-cell/>
          <table:table-cell table:formula="of:=[.F4]^(-[.D56])" office:value-type="float" office:value="0.000000315776544836674" calcext:value-type="float">
            <text:p>3.15776544836674E-007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726278714053" calcext:value-type="float">
            <text:p>19.77</text:p>
          </table:table-cell>
          <table:table-cell table:style-name="ce16" office:value-type="float" office:value="19.4800062430189" calcext:value-type="float">
            <text:p>19.48</text:p>
          </table:table-cell>
          <table:table-cell table:style-name="ce17" office:value-type="float" office:value="0.413829475507728" calcext:value-type="float">
            <text:p>0.414</text:p>
          </table:table-cell>
          <table:table-cell/>
          <table:table-cell table:formula="of:=[.N4]^(-[.L56])" office:value-type="float" office:value="0.00000293820281270235" calcext:value-type="float">
            <text:p>2.93820281270235E-006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5766017274" calcext:value-type="float">
            <text:p>21.06</text:p>
          </table:table-cell>
          <table:table-cell table:style-name="ce16" office:value-type="float" office:value="21.0625835617949" calcext:value-type="float">
            <text:p>21.06</text:p>
          </table:table-cell>
          <table:table-cell table:style-name="ce17" office:value-type="float" office:value="0.00696272357421364" calcext:value-type="float">
            <text:p>0.007</text:p>
          </table:table-cell>
          <table:table-cell/>
          <table:table-cell table:formula="of:=[.V3]^(-[.T56])" office:value-type="float" office:value="0.000000627741015103142" calcext:value-type="float">
            <text:p>6.27741015103142E-007</text:p>
          </table:table-cell>
          <table:table-cell/>
          <table:table-cell table:formula="of:=GEOMEAN([.W56];[.G56];[.O56])" office:value-type="float" office:value="0.000000835117109336024" calcext:value-type="float">
            <text:p>8.35117109336024E-007</text:p>
          </table:table-cell>
          <table:table-cell/>
          <table:table-cell table:style-name="ce21" office:value-type="float" office:value="0.00000063511711" calcext:value-type="float">
            <text:p>6.35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330408759663" calcext:value-type="float">
            <text:p>23.33</text:p>
          </table:table-cell>
          <table:table-cell table:style-name="ce16" office:value-type="float" office:value="23.3203090805483" calcext:value-type="float">
            <text:p>23.32</text:p>
          </table:table-cell>
          <table:table-cell table:style-name="ce17" office:value-type="float" office:value="0.0142831031796362" calcext:value-type="float">
            <text:p>0.014</text:p>
          </table:table-cell>
          <table:table-cell/>
          <table:table-cell table:formula="of:=[.F4]^(-[.D57])" office:value-type="float" office:value="0.000000315776544836674" calcext:value-type="float">
            <text:p>3.15776544836674E-007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1873846146325" calcext:value-type="float">
            <text:p>19.19</text:p>
          </table:table-cell>
          <table:table-cell table:style-name="ce16" office:value-type="float" office:value="19.4800062430189" calcext:value-type="float">
            <text:p>19.48</text:p>
          </table:table-cell>
          <table:table-cell table:style-name="ce17" office:value-type="float" office:value="0.413829475507728" calcext:value-type="float">
            <text:p>0.414</text:p>
          </table:table-cell>
          <table:table-cell/>
          <table:table-cell table:formula="of:=[.N4]^(-[.L57])" office:value-type="float" office:value="0.00000293820281270235" calcext:value-type="float">
            <text:p>2.93820281270235E-006</text:p>
          </table:table-cell>
          <table:table-cell/>
          <table:table-cell table:style-name="ce14" office:value-type="string" calcext:value-type="string">
            <text:p>lm0064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0675069508498" calcext:value-type="float">
            <text:p>21.07</text:p>
          </table:table-cell>
          <table:table-cell table:style-name="ce16" office:value-type="float" office:value="21.0625835617949" calcext:value-type="float">
            <text:p>21.06</text:p>
          </table:table-cell>
          <table:table-cell table:style-name="ce17" office:value-type="float" office:value="0.00696272357421364" calcext:value-type="float">
            <text:p>0.007</text:p>
          </table:table-cell>
          <table:table-cell/>
          <table:table-cell table:formula="of:=[.V3]^(-[.T57])" office:value-type="float" office:value="0.000000627741015103142" calcext:value-type="float">
            <text:p>6.27741015103142E-007</text:p>
          </table:table-cell>
          <table:table-cell/>
          <table:table-cell table:formula="of:=GEOMEAN([.O57];[.W57];[.G57])" office:value-type="float" office:value="0.000000835117109336024" calcext:value-type="float">
            <text:p>8.35117109336024E-007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6670231325478" calcext:value-type="float">
            <text:p>21.67</text:p>
          </table:table-cell>
          <table:table-cell table:style-name="ce16" office:value-type="float" office:value="21.6943597599117" calcext:value-type="float">
            <text:p>21.69</text:p>
          </table:table-cell>
          <table:table-cell table:style-name="ce17" office:value-type="float" office:value="0.0386598291676767" calcext:value-type="float">
            <text:p>0.039</text:p>
          </table:table-cell>
          <table:table-cell/>
          <table:table-cell table:formula="of:=[.F4]^(-[.D58])" office:value-type="float" office:value="0.000000896642038348805" calcext:value-type="float">
            <text:p>8.96642038348805E-007</text:p>
          </table:table-cell>
          <table:table-cell/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251921641734" calcext:value-type="float">
            <text:p>18.63</text:p>
          </table:table-cell>
          <table:table-cell table:style-name="ce16" office:value-type="float" office:value="18.5659088104419" calcext:value-type="float">
            <text:p>18.57</text:p>
          </table:table-cell>
          <table:table-cell table:style-name="ce17" office:value-type="float" office:value="0.0838393228701165" calcext:value-type="float">
            <text:p>0.084</text:p>
          </table:table-cell>
          <table:table-cell/>
          <table:table-cell table:formula="of:=[.N4]^(-[.L58])" office:value-type="float" office:value="0.00000534154024386445" calcext:value-type="float">
            <text:p>5.34154024386445E-006</text:p>
          </table:table-cell>
          <table:table-cell/>
          <table:table-cell table:style-name="ce15" office:value-type="string" calcext:value-type="string">
            <text:p>lm0082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0069178472869" calcext:value-type="float">
            <text:p>21.01</text:p>
          </table:table-cell>
          <table:table-cell table:style-name="ce16" office:value-type="float" office:value="20.9228091207542" calcext:value-type="float">
            <text:p>20.92</text:p>
          </table:table-cell>
          <table:table-cell table:style-name="ce17" office:value-type="float" office:value="0.118947701776373" calcext:value-type="float">
            <text:p>0.119</text:p>
          </table:table-cell>
          <table:table-cell/>
          <table:table-cell table:formula="of:=[.V3]^(-[.T58])" office:value-type="float" office:value="0.000000690143429287043" calcext:value-type="float">
            <text:p>6.90143429287043E-007</text:p>
          </table:table-cell>
          <table:table-cell/>
          <table:table-cell table:formula="of:=GEOMEAN([.O58];[.G58];[.W58])" office:value-type="float" office:value="0.00000148961825641296" calcext:value-type="float">
            <text:p>1.48961825641296E-006</text:p>
          </table:table-cell>
          <table:table-cell/>
          <table:table-cell table:style-name="ce21" office:value-type="float" office:value="0.0000014896183" calcext:value-type="float">
            <text:p>1.4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7216963872757" calcext:value-type="float">
            <text:p>21.72</text:p>
          </table:table-cell>
          <table:table-cell table:style-name="ce16" office:value-type="float" office:value="21.6943597599117" calcext:value-type="float">
            <text:p>21.69</text:p>
          </table:table-cell>
          <table:table-cell table:style-name="ce17" office:value-type="float" office:value="0.0386598291676767" calcext:value-type="float">
            <text:p>0.039</text:p>
          </table:table-cell>
          <table:table-cell/>
          <table:table-cell table:formula="of:=[.F4]^(-[.D59])" office:value-type="float" office:value="0.000000896642038348805" calcext:value-type="float">
            <text:p>8.96642038348805E-007</text:p>
          </table:table-cell>
          <table:table-cell/>
          <table:table-cell table:style-name="ce14" office:value-type="string" calcext:value-type="string">
            <text:p>lm008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066254567103" calcext:value-type="float">
            <text:p>18.51</text:p>
          </table:table-cell>
          <table:table-cell table:style-name="ce16" office:value-type="float" office:value="18.5659088104419" calcext:value-type="float">
            <text:p>18.57</text:p>
          </table:table-cell>
          <table:table-cell table:style-name="ce17" office:value-type="float" office:value="0.0838393228701165" calcext:value-type="float">
            <text:p>0.084</text:p>
          </table:table-cell>
          <table:table-cell/>
          <table:table-cell table:formula="of:=[.N4]^(-[.L59])" office:value-type="float" office:value="0.00000534154024386445" calcext:value-type="float">
            <text:p>5.34154024386445E-006</text:p>
          </table:table-cell>
          <table:table-cell/>
          <table:table-cell table:style-name="ce15" office:value-type="string" calcext:value-type="string">
            <text:p>lm0082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0.8387003942216" calcext:value-type="float">
            <text:p>20.84</text:p>
          </table:table-cell>
          <table:table-cell table:style-name="ce16" office:value-type="float" office:value="20.9228091207542" calcext:value-type="float">
            <text:p>20.92</text:p>
          </table:table-cell>
          <table:table-cell table:style-name="ce17" office:value-type="float" office:value="0.118947701776373" calcext:value-type="float">
            <text:p>0.119</text:p>
          </table:table-cell>
          <table:table-cell/>
          <table:table-cell table:formula="of:=[.V3]^(-[.T59])" office:value-type="float" office:value="0.000000690143429287043" calcext:value-type="float">
            <text:p>6.90143429287043E-007</text:p>
          </table:table-cell>
          <table:table-cell/>
          <table:table-cell table:formula="of:=GEOMEAN([.O59];[.G59];[.W59])" office:value-type="float" office:value="0.00000148961825641296" calcext:value-type="float">
            <text:p>1.4896182564129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7176576968252" calcext:value-type="float">
            <text:p>22.72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4]^(-[.D60])" office:value-type="float" office:value="0.000000522833494213465" calcext:value-type="float">
            <text:p>5.22833494213465E-007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138790866083" calcext:value-type="float">
            <text:p>17.81</text:p>
          </table:table-cell>
          <table:table-cell table:style-name="ce16" office:value-type="float" office:value="17.7992980612557" calcext:value-type="float">
            <text:p>17.80</text:p>
          </table:table-cell>
          <table:table-cell table:style-name="ce17" office:value-type="float" office:value="0.0206206838068822" calcext:value-type="float">
            <text:p>0.021</text:p>
          </table:table-cell>
          <table:table-cell/>
          <table:table-cell table:formula="of:=[.N4]^(-[.L60])" office:value-type="float" office:value="0.00000881795902880638" calcext:value-type="float">
            <text:p>0.000008818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2186206863851" calcext:value-type="float">
            <text:p>19.22</text:p>
          </table:table-cell>
          <table:table-cell table:style-name="ce16" office:value-type="float" office:value="19.0408872429981" calcext:value-type="float">
            <text:p>19.04</text:p>
          </table:table-cell>
          <table:table-cell table:style-name="ce17" office:value-type="float" office:value="0.251353046125131" calcext:value-type="float">
            <text:p>0.251</text:p>
          </table:table-cell>
          <table:table-cell/>
          <table:table-cell table:formula="of:=[.V3]^(-[.T60])" office:value-type="float" office:value="0.00000247230354042919" calcext:value-type="float">
            <text:p>2.47230354042919E-006</text:p>
          </table:table-cell>
          <table:table-cell/>
          <table:table-cell table:formula="of:=GEOMEAN([.W60];[.G60];[.O60])" office:value-type="float" office:value="0.00000225049346646322" calcext:value-type="float">
            <text:p>2.25049346646322E-006</text:p>
          </table:table-cell>
          <table:table-cell/>
          <table:table-cell table:formula="of:=0.0000022504935" office:value-type="float" office:value="0.0000022504935" calcext:value-type="float">
            <text:p>2.2504935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3517984578446" calcext:value-type="float">
            <text:p>22.35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4]^(-[.D61])" office:value-type="float" office:value="0.000000522833494213465" calcext:value-type="float">
            <text:p>5.22833494213465E-007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7847170359032" calcext:value-type="float">
            <text:p>17.78</text:p>
          </table:table-cell>
          <table:table-cell table:style-name="ce16" office:value-type="float" office:value="17.7992980612557" calcext:value-type="float">
            <text:p>17.80</text:p>
          </table:table-cell>
          <table:table-cell table:style-name="ce17" office:value-type="float" office:value="0.0206206838068822" calcext:value-type="float">
            <text:p>0.021</text:p>
          </table:table-cell>
          <table:table-cell/>
          <table:table-cell table:formula="of:=[.N4]^(-[.L61])" office:value-type="float" office:value="0.00000881795902880638" calcext:value-type="float">
            <text:p>0.000008818</text:p>
          </table:table-cell>
          <table:table-cell/>
          <table:table-cell table:style-name="ce14" office:value-type="string" calcext:value-type="string">
            <text:p>lm006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8.8631537996111" calcext:value-type="float">
            <text:p>18.86</text:p>
          </table:table-cell>
          <table:table-cell table:style-name="ce16" office:value-type="float" office:value="19.0408872429981" calcext:value-type="float">
            <text:p>19.04</text:p>
          </table:table-cell>
          <table:table-cell table:style-name="ce17" office:value-type="float" office:value="0.251353046125131" calcext:value-type="float">
            <text:p>0.251</text:p>
          </table:table-cell>
          <table:table-cell/>
          <table:table-cell table:formula="of:=[.V3]^(-[.T61])" office:value-type="float" office:value="0.00000247230354042919" calcext:value-type="float">
            <text:p>2.47230354042919E-006</text:p>
          </table:table-cell>
          <table:table-cell/>
          <table:table-cell table:formula="of:=GEOMEAN([.W61];[.G61];[.O61])" office:value-type="float" office:value="0.00000225049346646322" calcext:value-type="float">
            <text:p>2.2504934664632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940709933832" calcext:value-type="float">
            <text:p>22.99</text:p>
          </table:table-cell>
          <table:table-cell table:style-name="ce16" office:value-type="float" office:value="22.9628169615229" calcext:value-type="float">
            <text:p>22.96</text:p>
          </table:table-cell>
          <table:table-cell table:style-name="ce17" office:value-type="float" office:value="0.0441998757356769" calcext:value-type="float">
            <text:p>0.044</text:p>
          </table:table-cell>
          <table:table-cell/>
          <table:table-cell table:formula="of:=[.F4]^(-[.D62])" office:value-type="float" office:value="0.000000397220893490557" calcext:value-type="float">
            <text:p>3.97220893490557E-007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534950181106" calcext:value-type="float">
            <text:p>18.65</text:p>
          </table:table-cell>
          <table:table-cell table:style-name="ce16" office:value-type="float" office:value="18.5521302997571" calcext:value-type="float">
            <text:p>18.55</text:p>
          </table:table-cell>
          <table:table-cell table:style-name="ce17" office:value-type="float" office:value="0.143351359441678" calcext:value-type="float">
            <text:p>0.143</text:p>
          </table:table-cell>
          <table:table-cell/>
          <table:table-cell table:formula="of:=[.N4]^(-[.L62])" office:value-type="float" office:value="0.00000538988273271207" calcext:value-type="float">
            <text:p>5.38988273271207E-006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0076896800657" calcext:value-type="float">
            <text:p>20.01</text:p>
          </table:table-cell>
          <table:table-cell table:style-name="ce16" office:value-type="float" office:value="20.1707564882097" calcext:value-type="float">
            <text:p>20.17</text:p>
          </table:table-cell>
          <table:table-cell table:style-name="ce17" office:value-type="float" office:value="0.230611291650114" calcext:value-type="float">
            <text:p>0.231</text:p>
          </table:table-cell>
          <table:table-cell/>
          <table:table-cell table:formula="of:=[.V3]^(-[.T62])" office:value-type="float" office:value="0.00000114919428641587" calcext:value-type="float">
            <text:p>1.14919428641587E-006</text:p>
          </table:table-cell>
          <table:table-cell/>
          <table:table-cell table:formula="of:=GEOMEAN([.O62];[.G62];[.W62])" office:value-type="float" office:value="0.00000135000368142912" calcext:value-type="float">
            <text:p>0.00000135</text:p>
          </table:table-cell>
          <table:table-cell/>
          <table:table-cell table:style-name="ce21" office:value-type="float" office:value="0.0000013500037" calcext:value-type="float">
            <text:p>1.35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9315629296626" calcext:value-type="float">
            <text:p>22.93</text:p>
          </table:table-cell>
          <table:table-cell table:style-name="ce16" office:value-type="float" office:value="22.9628169615229" calcext:value-type="float">
            <text:p>22.96</text:p>
          </table:table-cell>
          <table:table-cell table:style-name="ce17" office:value-type="float" office:value="0.0441998757356769" calcext:value-type="float">
            <text:p>0.044</text:p>
          </table:table-cell>
          <table:table-cell/>
          <table:table-cell table:formula="of:=[.F4]^(-[.D63])" office:value-type="float" office:value="0.000000397220893490557" calcext:value-type="float">
            <text:p>3.97220893490557E-007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507655814036" calcext:value-type="float">
            <text:p>18.45</text:p>
          </table:table-cell>
          <table:table-cell table:style-name="ce16" office:value-type="float" office:value="18.5521302997571" calcext:value-type="float">
            <text:p>18.55</text:p>
          </table:table-cell>
          <table:table-cell table:style-name="ce17" office:value-type="float" office:value="0.143351359441678" calcext:value-type="float">
            <text:p>0.143</text:p>
          </table:table-cell>
          <table:table-cell/>
          <table:table-cell table:formula="of:=[.N4]^(-[.L63])" office:value-type="float" office:value="0.00000538988273271207" calcext:value-type="float">
            <text:p>5.38988273271207E-006</text:p>
          </table:table-cell>
          <table:table-cell/>
          <table:table-cell table:style-name="ce14" office:value-type="string" calcext:value-type="string">
            <text:p>lm009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338232963536" calcext:value-type="float">
            <text:p>20.33</text:p>
          </table:table-cell>
          <table:table-cell table:style-name="ce16" office:value-type="float" office:value="20.1707564882097" calcext:value-type="float">
            <text:p>20.17</text:p>
          </table:table-cell>
          <table:table-cell table:style-name="ce17" office:value-type="float" office:value="0.230611291650114" calcext:value-type="float">
            <text:p>0.231</text:p>
          </table:table-cell>
          <table:table-cell/>
          <table:table-cell table:formula="of:=[.V3]^(-[.T63])" office:value-type="float" office:value="0.00000114919428641587" calcext:value-type="float">
            <text:p>1.14919428641587E-006</text:p>
          </table:table-cell>
          <table:table-cell/>
          <table:table-cell table:formula="of:=GEOMEAN([.W63];[.O63];[.G63])" office:value-type="float" office:value="0.00000135000368142912" calcext:value-type="float">
            <text:p>0.00000135</text:p>
          </table:table-cell>
          <table:table-cell table:number-columns-repeated="999"/>
        </table:table-row>
        <table:table-row table:style-name="ro2">
          <table:table-cell table:style-name="ce15" office:value-type="string" calcext:value-type="string">
            <text:p>lm0079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3.5964601398082" calcext:value-type="float">
            <text:p>23.60</text:p>
          </table:table-cell>
          <table:table-cell table:style-name="ce16" office:value-type="float" office:value="23.5557646540324" calcext:value-type="float">
            <text:p>23.56</text:p>
          </table:table-cell>
          <table:table-cell table:style-name="ce17" office:value-type="float" office:value="0.0575521079114744" calcext:value-type="float">
            <text:p>0.058</text:p>
          </table:table-cell>
          <table:table-cell/>
          <table:table-cell table:formula="of:=[.F4]^(-[.D64])" office:value-type="float" office:value="0.000000271484962742605" calcext:value-type="float">
            <text:p>2.71484962742605E-007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656554347388" calcext:value-type="float">
            <text:p>18.87</text:p>
          </table:table-cell>
          <table:table-cell table:style-name="ce16" office:value-type="float" office:value="18.6990154694782" calcext:value-type="float">
            <text:p>18.70</text:p>
          </table:table-cell>
          <table:table-cell table:style-name="ce17" office:value-type="float" office:value="0.23566449890498" calcext:value-type="float">
            <text:p>0.236</text:p>
          </table:table-cell>
          <table:table-cell/>
          <table:table-cell table:formula="of:=[.N4]^(-[.L64])" office:value-type="float" office:value="0.00000489628817917878" calcext:value-type="float">
            <text:p>4.89628817917878E-006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5528402269225" calcext:value-type="float">
            <text:p>19.55</text:p>
          </table:table-cell>
          <table:table-cell table:style-name="ce16" office:value-type="float" office:value="19.4508057144315" calcext:value-type="float">
            <text:p>19.45</text:p>
          </table:table-cell>
          <table:table-cell table:style-name="ce17" office:value-type="float" office:value="0.144298591394953" calcext:value-type="float">
            <text:p>0.144</text:p>
          </table:table-cell>
          <table:table-cell/>
          <table:table-cell table:formula="of:=[.V3]^(-[.T64])" office:value-type="float" office:value="0.00000187238281074393" calcext:value-type="float">
            <text:p>1.87238281074393E-006</text:p>
          </table:table-cell>
          <table:table-cell/>
          <table:table-cell table:style-name="ce19" table:formula="of:=GEOMEAN([.W64];[.O64];[.G64])" office:value-type="float" office:value="0.00000135519710526736" calcext:value-type="float">
            <text:p>1.35519710526736E-006</text:p>
          </table:table-cell>
          <table:table-cell/>
          <table:table-cell table:style-name="ce21" office:value-type="float" office:value="0.0000013551971" calcext:value-type="float">
            <text:p>1.36E-06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79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3.5150691682566" calcext:value-type="float">
            <text:p>23.52</text:p>
          </table:table-cell>
          <table:table-cell table:style-name="ce16" office:value-type="float" office:value="23.5557646540324" calcext:value-type="float">
            <text:p>23.56</text:p>
          </table:table-cell>
          <table:table-cell table:style-name="ce17" office:value-type="float" office:value="0.0575521079114744" calcext:value-type="float">
            <text:p>0.058</text:p>
          </table:table-cell>
          <table:table-cell/>
          <table:table-cell table:formula="of:=[.F4]^(-[.D65])" office:value-type="float" office:value="0.000000271484962742605" calcext:value-type="float">
            <text:p>2.71484962742605E-007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5323755042175" calcext:value-type="float">
            <text:p>18.53</text:p>
          </table:table-cell>
          <table:table-cell table:style-name="ce16" office:value-type="float" office:value="18.6990154694782" calcext:value-type="float">
            <text:p>18.70</text:p>
          </table:table-cell>
          <table:table-cell table:style-name="ce17" office:value-type="float" office:value="0.23566449890498" calcext:value-type="float">
            <text:p>0.236</text:p>
          </table:table-cell>
          <table:table-cell/>
          <table:table-cell table:formula="of:=[.N4]^(-[.L65])" office:value-type="float" office:value="0.00000489628817917878" calcext:value-type="float">
            <text:p>4.89628817917878E-006</text:p>
          </table:table-cell>
          <table:table-cell/>
          <table:table-cell table:style-name="ce14" office:value-type="string" calcext:value-type="string">
            <text:p>lm007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487712019404" calcext:value-type="float">
            <text:p>19.35</text:p>
          </table:table-cell>
          <table:table-cell table:style-name="ce16" office:value-type="float" office:value="19.4508057144315" calcext:value-type="float">
            <text:p>19.45</text:p>
          </table:table-cell>
          <table:table-cell table:style-name="ce17" office:value-type="float" office:value="0.144298591394953" calcext:value-type="float">
            <text:p>0.144</text:p>
          </table:table-cell>
          <table:table-cell/>
          <table:table-cell table:formula="of:=[.V3]^(-[.T65])" office:value-type="float" office:value="0.00000187238281074393" calcext:value-type="float">
            <text:p>1.87238281074393E-006</text:p>
          </table:table-cell>
          <table:table-cell/>
          <table:table-cell table:style-name="ce19" table:formula="of:=GEOMEAN([.G65];[.W65];[.O65])" office:value-type="float" office:value="0.00000135519710526736" calcext:value-type="float">
            <text:p>1.35519710526736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8501915141212" calcext:value-type="float">
            <text:p>22.85</text:p>
          </table:table-cell>
          <table:table-cell table:style-name="ce16" office:value-type="float" office:value="22.6656667901341" calcext:value-type="float">
            <text:p>22.67</text:p>
          </table:table-cell>
          <table:table-cell table:style-name="ce17" office:value-type="float" office:value="0.260957367255675" calcext:value-type="float">
            <text:p>0.261</text:p>
          </table:table-cell>
          <table:table-cell/>
          <table:table-cell table:formula="of:=[.F4]^(-[.D66])" office:value-type="float" office:value="0.000000480688535494753" calcext:value-type="float">
            <text:p>4.80688535494753E-007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835902754497" calcext:value-type="float">
            <text:p>18.68</text:p>
          </table:table-cell>
          <table:table-cell table:style-name="ce16" office:value-type="float" office:value="18.5863531888721" calcext:value-type="float">
            <text:p>18.59</text:p>
          </table:table-cell>
          <table:table-cell table:style-name="ce17" office:value-type="float" office:value="0.137514006603734" calcext:value-type="float">
            <text:p>0.138</text:p>
          </table:table-cell>
          <table:table-cell/>
          <table:table-cell table:formula="of:=[.N4]^(-[.L66])" office:value-type="float" office:value="0.00000527060809630431" calcext:value-type="float">
            <text:p>5.27060809630431E-006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87236468248" calcext:value-type="float">
            <text:p>20.19</text:p>
          </table:table-cell>
          <table:table-cell table:style-name="ce16" office:value-type="float" office:value="20.1697289800016" calcext:value-type="float">
            <text:p>20.17</text:p>
          </table:table-cell>
          <table:table-cell table:style-name="ce17" office:value-type="float" office:value="0.024759327321076" calcext:value-type="float">
            <text:p>0.025</text:p>
          </table:table-cell>
          <table:table-cell/>
          <table:table-cell table:formula="of:=[.V3]^(-[.S66])" office:value-type="float" office:value="0.00000113642468977446" calcext:value-type="float">
            <text:p>1.13642468977446E-006</text:p>
          </table:table-cell>
          <table:table-cell/>
          <table:table-cell table:formula="of:=GEOMEAN([.W66];[.O66];[.G66])" office:value-type="float" office:value="0.00000142261827452118" calcext:value-type="float">
            <text:p>1.42261827452118E-006</text:p>
          </table:table-cell>
          <table:table-cell/>
          <table:table-cell table:formula="of:=0.0000014226183" office:value-type="float" office:value="0.0000014226183" calcext:value-type="float">
            <text:p>1.4226183E-0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2.4811420661471" calcext:value-type="float">
            <text:p>22.48</text:p>
          </table:table-cell>
          <table:table-cell table:style-name="ce16" office:value-type="float" office:value="22.6656667901341" calcext:value-type="float">
            <text:p>22.67</text:p>
          </table:table-cell>
          <table:table-cell table:style-name="ce17" office:value-type="float" office:value="0.260957367255675" calcext:value-type="float">
            <text:p>0.261</text:p>
          </table:table-cell>
          <table:table-cell/>
          <table:table-cell table:formula="of:=[.F4]^(-[.D67])" office:value-type="float" office:value="0.000000480688535494753" calcext:value-type="float">
            <text:p>4.80688535494753E-007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4891161022944" calcext:value-type="float">
            <text:p>18.49</text:p>
          </table:table-cell>
          <table:table-cell table:style-name="ce16" office:value-type="float" office:value="18.5863531888721" calcext:value-type="float">
            <text:p>18.59</text:p>
          </table:table-cell>
          <table:table-cell table:style-name="ce17" office:value-type="float" office:value="0.137514006603734" calcext:value-type="float">
            <text:p>0.138</text:p>
          </table:table-cell>
          <table:table-cell/>
          <table:table-cell table:formula="of:=[.N4]^(-[.L67])" office:value-type="float" office:value="0.00000527060809630431" calcext:value-type="float">
            <text:p>5.27060809630431E-006</text:p>
          </table:table-cell>
          <table:table-cell/>
          <table:table-cell table:style-name="ce14" office:value-type="string" calcext:value-type="string">
            <text:p>lm005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1522214917553" calcext:value-type="float">
            <text:p>20.15</text:p>
          </table:table-cell>
          <table:table-cell table:style-name="ce16" office:value-type="float" office:value="20.1697289800016" calcext:value-type="float">
            <text:p>20.17</text:p>
          </table:table-cell>
          <table:table-cell table:style-name="ce17" office:value-type="float" office:value="0.024759327321076" calcext:value-type="float">
            <text:p>0.025</text:p>
          </table:table-cell>
          <table:table-cell/>
          <table:table-cell table:formula="of:=[.V3]^(-[.S67])" office:value-type="float" office:value="0.0000011637277446807" calcext:value-type="float">
            <text:p>1.1637277446807E-006</text:p>
          </table:table-cell>
          <table:table-cell/>
          <table:table-cell table:formula="of:=GEOMEAN([.W67];[.G67];[.O67])" office:value-type="float" office:value="0.00000143392122265611" calcext:value-type="float">
            <text:p>1.43392122265611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4133402431668" calcext:value-type="float">
            <text:p>21.41</text:p>
          </table:table-cell>
          <table:table-cell table:style-name="ce16" office:value-type="float" office:value="21.3448114548722" calcext:value-type="float">
            <text:p>21.34</text:p>
          </table:table-cell>
          <table:table-cell table:style-name="ce17" office:value-type="float" office:value="0.0969143418191827" calcext:value-type="float">
            <text:p>0.097</text:p>
          </table:table-cell>
          <table:table-cell/>
          <table:table-cell table:formula="of:=[.F4]^(-[.D68])" office:value-type="float" office:value="0.00000112216558456458" calcext:value-type="float">
            <text:p>1.12216558456458E-006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15373325816" calcext:value-type="float">
            <text:p>19.01</text:p>
          </table:table-cell>
          <table:table-cell table:style-name="ce16" office:value-type="float" office:value="19.0297854122733" calcext:value-type="float">
            <text:p>19.03</text:p>
          </table:table-cell>
          <table:table-cell table:style-name="ce17" office:value-type="float" office:value="0.025806681787172" calcext:value-type="float">
            <text:p>0.026</text:p>
          </table:table-cell>
          <table:table-cell/>
          <table:table-cell table:formula="of:=[.N4]^(-[.L68])" office:value-type="float" office:value="0.00000394398413611961" calcext:value-type="float">
            <text:p>0.000003944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260618883718" calcext:value-type="float">
            <text:p>20.53</text:p>
          </table:table-cell>
          <table:table-cell table:style-name="ce16" office:value-type="float" office:value="20.611430330197" calcext:value-type="float">
            <text:p>20.61</text:p>
          </table:table-cell>
          <table:table-cell table:style-name="ce17" office:value-type="float" office:value="0.120729208227923" calcext:value-type="float">
            <text:p>0.121</text:p>
          </table:table-cell>
          <table:table-cell/>
          <table:table-cell table:formula="of:=[.V3]^(-[.T68])" office:value-type="float" office:value="0.000000852373413032178" calcext:value-type="float">
            <text:p>8.52373413032178E-007</text:p>
          </table:table-cell>
          <table:table-cell/>
          <table:table-cell table:formula="of:=GEOMEAN([.W68];[.O68];[.G68])" office:value-type="float" office:value="0.00000155670863054872" calcext:value-type="float">
            <text:p>1.55670863054872E-006</text:p>
          </table:table-cell>
          <table:table-cell/>
          <table:table-cell table:style-name="ce21" office:value-type="float" office:value="0.000001556708" calcext:value-type="float">
            <text:p>1.56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1.2762826665776" calcext:value-type="float">
            <text:p>21.28</text:p>
          </table:table-cell>
          <table:table-cell table:style-name="ce16" office:value-type="float" office:value="21.3448114548722" calcext:value-type="float">
            <text:p>21.34</text:p>
          </table:table-cell>
          <table:table-cell table:style-name="ce17" office:value-type="float" office:value="0.0969143418191827" calcext:value-type="float">
            <text:p>0.097</text:p>
          </table:table-cell>
          <table:table-cell/>
          <table:table-cell table:formula="of:=[.F4]^(-[.D69])" office:value-type="float" office:value="0.00000112216558456458" calcext:value-type="float">
            <text:p>1.12216558456458E-006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480334919649" calcext:value-type="float">
            <text:p>19.05</text:p>
          </table:table-cell>
          <table:table-cell table:style-name="ce16" office:value-type="float" office:value="19.0297854122733" calcext:value-type="float">
            <text:p>19.03</text:p>
          </table:table-cell>
          <table:table-cell table:style-name="ce17" office:value-type="float" office:value="0.025806681787172" calcext:value-type="float">
            <text:p>0.026</text:p>
          </table:table-cell>
          <table:table-cell/>
          <table:table-cell table:formula="of:=[.N4]^(-[.L69])" office:value-type="float" office:value="0.00000394398413611961" calcext:value-type="float">
            <text:p>0.000003944</text:p>
          </table:table-cell>
          <table:table-cell/>
          <table:table-cell table:style-name="ce14" office:value-type="string" calcext:value-type="string">
            <text:p>lm005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6967987720223" calcext:value-type="float">
            <text:p>20.70</text:p>
          </table:table-cell>
          <table:table-cell table:style-name="ce16" office:value-type="float" office:value="20.611430330197" calcext:value-type="float">
            <text:p>20.61</text:p>
          </table:table-cell>
          <table:table-cell table:style-name="ce17" office:value-type="float" office:value="0.120729208227923" calcext:value-type="float">
            <text:p>0.121</text:p>
          </table:table-cell>
          <table:table-cell/>
          <table:table-cell table:formula="of:=[.V3]^(-[.T69])" office:value-type="float" office:value="0.000000852373413032178" calcext:value-type="float">
            <text:p>8.52373413032178E-007</text:p>
          </table:table-cell>
          <table:table-cell/>
          <table:table-cell table:formula="of:=GEOMEAN([.W69];[.O69];[.G69])" office:value-type="float" office:value="0.00000155670863054872" calcext:value-type="float">
            <text:p>1.55670863054872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833699642578" calcext:value-type="float">
            <text:p>23.78</text:p>
          </table:table-cell>
          <table:table-cell table:style-name="ce16" office:value-type="float" office:value="23.6850143287744" calcext:value-type="float">
            <text:p>23.69</text:p>
          </table:table-cell>
          <table:table-cell table:style-name="ce17" office:value-type="float" office:value="0.139095873636535" calcext:value-type="float">
            <text:p>0.139</text:p>
          </table:table-cell>
          <table:table-cell/>
          <table:table-cell table:formula="of:=[.F4]^(-[.D70])" office:value-type="float" office:value="0.000000249871639991733" calcext:value-type="float">
            <text:p>2.49871639991733E-007</text:p>
          </table:table-cell>
          <table:table-cell/>
          <table:table-cell table:style-name="ce15" office:value-type="string" calcext:value-type="string">
            <text:p>lm0042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8.2007933863055" calcext:value-type="float">
            <text:p>18.20</text:p>
          </table:table-cell>
          <table:table-cell table:style-name="ce16" office:value-type="float" office:value="18.1399212751337" calcext:value-type="float">
            <text:p>18.14</text:p>
          </table:table-cell>
          <table:table-cell table:style-name="ce17" office:value-type="float" office:value="0.0860861651895309" calcext:value-type="float">
            <text:p>0.086</text:p>
          </table:table-cell>
          <table:table-cell table:style-name="ce19"/>
          <table:table-cell table:style-name="ce19" table:formula="of:=[.N4]^(-[.L70])" office:value-type="float" office:value="0.00000705729286328995" calcext:value-type="float">
            <text:p>7.05729286328995E-006</text:p>
          </table:table-cell>
          <table:table-cell/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2027066421828" calcext:value-type="float">
            <text:p>21.20</text:p>
          </table:table-cell>
          <table:table-cell table:style-name="ce16" office:value-type="float" office:value="21.0324613630291" calcext:value-type="float">
            <text:p>21.03</text:p>
          </table:table-cell>
          <table:table-cell table:style-name="ce17" office:value-type="float" office:value="0.240763182709205" calcext:value-type="float">
            <text:p>0.241</text:p>
          </table:table-cell>
          <table:table-cell/>
          <table:table-cell table:formula="of:=[.V3]^(-[.T70])" office:value-type="float" office:value="0.00000064069373243191" calcext:value-type="float">
            <text:p>6.4069373243191E-007</text:p>
          </table:table-cell>
          <table:table-cell/>
          <table:table-cell table:formula="of:=GEOMEAN([.G70];[.O70];[.W70])" office:value-type="float" office:value="0.0000010415221911015" calcext:value-type="float">
            <text:p>1.0415221911015E-006</text:p>
          </table:table-cell>
          <table:table-cell/>
          <table:table-cell table:style-name="ce21" office:value-type="float" office:value="0.0000010415222" calcext:value-type="float">
            <text:p>1.0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866586932909" calcext:value-type="float">
            <text:p>23.59</text:p>
          </table:table-cell>
          <table:table-cell table:style-name="ce16" office:value-type="float" office:value="23.6850143287744" calcext:value-type="float">
            <text:p>23.69</text:p>
          </table:table-cell>
          <table:table-cell table:style-name="ce17" office:value-type="float" office:value="0.139095873636535" calcext:value-type="float">
            <text:p>0.139</text:p>
          </table:table-cell>
          <table:table-cell/>
          <table:table-cell table:formula="of:=[.F4]^(-[.D71])" office:value-type="float" office:value="0.000000249871639991733" calcext:value-type="float">
            <text:p>2.49871639991733E-007</text:p>
          </table:table-cell>
          <table:table-cell/>
          <table:table-cell table:style-name="ce15" office:value-type="string" calcext:value-type="string">
            <text:p>lm0042</text:p>
          </table:table-cell>
          <table:table-cell table:style-name="ce15" office:value-type="string" calcext:value-type="string">
            <text:p>Ppia</text:p>
          </table:table-cell>
          <table:table-cell table:style-name="ce16" office:value-type="float" office:value="18.0790491639618" calcext:value-type="float">
            <text:p>18.08</text:p>
          </table:table-cell>
          <table:table-cell table:style-name="ce16" office:value-type="float" office:value="18.1399212751337" calcext:value-type="float">
            <text:p>18.14</text:p>
          </table:table-cell>
          <table:table-cell table:style-name="ce17" office:value-type="float" office:value="0.0860861651895309" calcext:value-type="float">
            <text:p>0.086</text:p>
          </table:table-cell>
          <table:table-cell table:style-name="ce19"/>
          <table:table-cell table:style-name="ce19" table:formula="of:=[.N4]^(-[.L71])" office:value-type="float" office:value="0.00000705729286328995" calcext:value-type="float">
            <text:p>7.05729286328995E-006</text:p>
          </table:table-cell>
          <table:table-cell/>
          <table:table-cell table:style-name="ce14" office:value-type="string" calcext:value-type="string">
            <text:p>lm004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622160838754" calcext:value-type="float">
            <text:p>20.86</text:p>
          </table:table-cell>
          <table:table-cell table:style-name="ce16" office:value-type="float" office:value="21.0324613630291" calcext:value-type="float">
            <text:p>21.03</text:p>
          </table:table-cell>
          <table:table-cell table:style-name="ce17" office:value-type="float" office:value="0.240763182709205" calcext:value-type="float">
            <text:p>0.241</text:p>
          </table:table-cell>
          <table:table-cell/>
          <table:table-cell table:formula="of:=[.V3]^(-[.T71])" office:value-type="float" office:value="0.00000064069373243191" calcext:value-type="float">
            <text:p>6.4069373243191E-007</text:p>
          </table:table-cell>
          <table:table-cell/>
          <table:table-cell table:formula="of:=GEOMEAN([.W71];[.G71];[.O71])" office:value-type="float" office:value="0.0000010415221911015" calcext:value-type="float">
            <text:p>1.041522191101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671428108107" calcext:value-type="float">
            <text:p>23.57</text:p>
          </table:table-cell>
          <table:table-cell table:style-name="ce16" office:value-type="float" office:value="23.5973064751302" calcext:value-type="float">
            <text:p>23.60</text:p>
          </table:table-cell>
          <table:table-cell table:style-name="ce17" office:value-type="float" office:value="0.0426578631714922" calcext:value-type="float">
            <text:p>0.043</text:p>
          </table:table-cell>
          <table:table-cell/>
          <table:table-cell table:formula="of:=[.F4]^(-[.D72])" office:value-type="float" office:value="0.000000264341802634029" calcext:value-type="float">
            <text:p>2.64341802634029E-007</text:p>
          </table:table-cell>
          <table:table-cell/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632521943743" calcext:value-type="float">
            <text:p>18.16</text:p>
          </table:table-cell>
          <table:table-cell table:style-name="ce16" office:value-type="float" office:value="17.9844692437245" calcext:value-type="float">
            <text:p>17.98</text:p>
          </table:table-cell>
          <table:table-cell table:style-name="ce17" office:value-type="float" office:value="0.25283727353003" calcext:value-type="float">
            <text:p>0.253</text:p>
          </table:table-cell>
          <table:table-cell/>
          <table:table-cell table:formula="of:=[.N4]^(-[.L72])" office:value-type="float" office:value="0.00000781237887068045" calcext:value-type="float">
            <text:p>7.81237887068045E-006</text:p>
          </table:table-cell>
          <table:table-cell/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2126447407034" calcext:value-type="float">
            <text:p>21.21</text:p>
          </table:table-cell>
          <table:table-cell table:style-name="ce16" office:value-type="float" office:value="21.3030306015698" calcext:value-type="float">
            <text:p>21.30</text:p>
          </table:table-cell>
          <table:table-cell table:style-name="ce17" office:value-type="float" office:value="0.204011951286115" calcext:value-type="float">
            <text:p>0.204</text:p>
          </table:table-cell>
          <table:table-cell table:style-name="ce19"/>
          <table:table-cell table:style-name="ce19" table:formula="of:=[.V3]^(-[.T72])" office:value-type="float" office:value="0.000000533306617893025" calcext:value-type="float">
            <text:p>5.33306617893025E-007</text:p>
          </table:table-cell>
          <table:table-cell/>
          <table:table-cell table:style-name="ce19" table:formula="of:=GEOMEAN([.G72];[.O72];[.W72])" office:value-type="float" office:value="0.00000103270284229625" calcext:value-type="float">
            <text:p>1.03270284229625E-006</text:p>
          </table:table-cell>
          <table:table-cell/>
          <table:table-cell table:style-name="ce21" office:value-type="float" office:value="0.0000010327028" calcext:value-type="float">
            <text:p>1.03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274701394497" calcext:value-type="float">
            <text:p>23.63</text:p>
          </table:table-cell>
          <table:table-cell table:style-name="ce16" office:value-type="float" office:value="23.5973064751302" calcext:value-type="float">
            <text:p>23.60</text:p>
          </table:table-cell>
          <table:table-cell table:style-name="ce17" office:value-type="float" office:value="0.0426578631714922" calcext:value-type="float">
            <text:p>0.043</text:p>
          </table:table-cell>
          <table:table-cell/>
          <table:table-cell table:formula="of:=[.F4]^(-[.D73])" office:value-type="float" office:value="0.000000264341802634029" calcext:value-type="float">
            <text:p>2.64341802634029E-007</text:p>
          </table:table-cell>
          <table:table-cell/>
          <table:table-cell table:style-name="ce14" office:value-type="string" calcext:value-type="string">
            <text:p>lm006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8056862930747" calcext:value-type="float">
            <text:p>17.81</text:p>
          </table:table-cell>
          <table:table-cell table:style-name="ce16" office:value-type="float" office:value="17.9844692437245" calcext:value-type="float">
            <text:p>17.98</text:p>
          </table:table-cell>
          <table:table-cell table:style-name="ce17" office:value-type="float" office:value="0.25283727353003" calcext:value-type="float">
            <text:p>0.253</text:p>
          </table:table-cell>
          <table:table-cell/>
          <table:table-cell table:formula="of:=[.N4]^(-[.L73])" office:value-type="float" office:value="0.00000781237887068045" calcext:value-type="float">
            <text:p>7.81237887068045E-006</text:p>
          </table:table-cell>
          <table:table-cell/>
          <table:table-cell table:style-name="ce15" office:value-type="string" calcext:value-type="string">
            <text:p>lm0065</text:p>
          </table:table-cell>
          <table:table-cell table:style-name="ce15" office:value-type="string" calcext:value-type="string">
            <text:p>Ppip</text:p>
          </table:table-cell>
          <table:table-cell table:style-name="ce16" office:value-type="float" office:value="21.1598258850321" calcext:value-type="float">
            <text:p>21.16</text:p>
          </table:table-cell>
          <table:table-cell table:style-name="ce16" office:value-type="float" office:value="21.3030306015698" calcext:value-type="float">
            <text:p>21.30</text:p>
          </table:table-cell>
          <table:table-cell table:style-name="ce17" office:value-type="float" office:value="0.204011951286115" calcext:value-type="float">
            <text:p>0.204</text:p>
          </table:table-cell>
          <table:table-cell table:style-name="ce19"/>
          <table:table-cell table:style-name="ce19" table:formula="of:=[.V3]^(-[.T73])" office:value-type="float" office:value="0.000000533306617893025" calcext:value-type="float">
            <text:p>5.33306617893025E-007</text:p>
          </table:table-cell>
          <table:table-cell/>
          <table:table-cell table:style-name="ce19" table:formula="of:=GEOMEAN([.W73];[.O73];[.G73])" office:value-type="float" office:value="0.00000103270284229625" calcext:value-type="float">
            <text:p>1.03270284229625E-006</text:p>
          </table:table-cell>
          <table:table-cell table:number-columns-repeated="999"/>
        </table:table-row>
        <table:table-row table:style-name="ro2">
          <table:table-cell table:number-columns-repeated="102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16019569264" calcext:value-type="float">
            <text:p>23.72</text:p>
          </table:table-cell>
          <table:table-cell table:style-name="ce16" office:value-type="float" office:value="23.9364187870552" calcext:value-type="float">
            <text:p>23.94</text:p>
          </table:table-cell>
          <table:table-cell table:style-name="ce17" office:value-type="float" office:value="0.311691562936737" calcext:value-type="float">
            <text:p>0.312</text:p>
          </table:table-cell>
          <table:table-cell/>
          <table:table-cell table:formula="of:=[.F4]^(-[.D75])" office:value-type="float" office:value="0.000000212636134763062" calcext:value-type="float">
            <text:p>2.12636134763062E-007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021039631282" calcext:value-type="float">
            <text:p>18.00</text:p>
          </table:table-cell>
          <table:table-cell table:style-name="ce16" office:value-type="float" office:value="18.0267654998738" calcext:value-type="float">
            <text:p>18.03</text:p>
          </table:table-cell>
          <table:table-cell table:style-name="ce17" office:value-type="float" office:value="0.0348766797345962" calcext:value-type="float">
            <text:p>0.035</text:p>
          </table:table-cell>
          <table:table-cell/>
          <table:table-cell table:formula="of:=[.N4]^(-[.L75])" office:value-type="float" office:value="0.0000075992728182499" calcext:value-type="float">
            <text:p>7.5992728182499E-006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3958338955095" calcext:value-type="float">
            <text:p>19.40</text:p>
          </table:table-cell>
          <table:table-cell table:style-name="ce16" office:value-type="float" office:value="19.469081757736" calcext:value-type="float">
            <text:p>19.47</text:p>
          </table:table-cell>
          <table:table-cell table:style-name="ce17" office:value-type="float" office:value="0.10358812017553" calcext:value-type="float">
            <text:p>0.104</text:p>
          </table:table-cell>
          <table:table-cell/>
          <table:table-cell table:formula="of:=[.V3]^(-[.T75])" office:value-type="float" office:value="0.00000184932383868557" calcext:value-type="float">
            <text:p>1.84932383868557E-006</text:p>
          </table:table-cell>
          <table:table-cell/>
          <table:table-cell table:formula="of:=GEOMEAN([.G75];[.W75];[.O75])" office:value-type="float" office:value="0.00000144036985785663" calcext:value-type="float">
            <text:p>1.44036985785663E-006</text:p>
          </table:table-cell>
          <table:table-cell/>
          <table:table-cell table:style-name="ce21" office:value-type="float" office:value="0.0000014403699" calcext:value-type="float">
            <text:p>1.4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1568180048464" calcext:value-type="float">
            <text:p>24.16</text:p>
          </table:table-cell>
          <table:table-cell table:style-name="ce16" office:value-type="float" office:value="23.9364187870552" calcext:value-type="float">
            <text:p>23.94</text:p>
          </table:table-cell>
          <table:table-cell table:style-name="ce17" office:value-type="float" office:value="0.311691562936737" calcext:value-type="float">
            <text:p>0.312</text:p>
          </table:table-cell>
          <table:table-cell/>
          <table:table-cell table:formula="of:=[.F4]^(-[.D76])" office:value-type="float" office:value="0.000000212636134763062" calcext:value-type="float">
            <text:p>2.12636134763062E-007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514270366194" calcext:value-type="float">
            <text:p>18.05</text:p>
          </table:table-cell>
          <table:table-cell table:style-name="ce16" office:value-type="float" office:value="18.0267654998738" calcext:value-type="float">
            <text:p>18.03</text:p>
          </table:table-cell>
          <table:table-cell table:style-name="ce17" office:value-type="float" office:value="0.0348766797345962" calcext:value-type="float">
            <text:p>0.035</text:p>
          </table:table-cell>
          <table:table-cell/>
          <table:table-cell table:formula="of:=[.N4]^(-[.L76])" office:value-type="float" office:value="0.0000075992728182499" calcext:value-type="float">
            <text:p>7.5992728182499E-006</text:p>
          </table:table-cell>
          <table:table-cell/>
          <table:table-cell table:style-name="ce14" office:value-type="string" calcext:value-type="string">
            <text:p>lm008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19.5423296199625" calcext:value-type="float">
            <text:p>19.54</text:p>
          </table:table-cell>
          <table:table-cell table:style-name="ce16" office:value-type="float" office:value="19.469081757736" calcext:value-type="float">
            <text:p>19.47</text:p>
          </table:table-cell>
          <table:table-cell table:style-name="ce17" office:value-type="float" office:value="0.10358812017553" calcext:value-type="float">
            <text:p>0.104</text:p>
          </table:table-cell>
          <table:table-cell/>
          <table:table-cell table:formula="of:=[.V3]^(-[.T76])" office:value-type="float" office:value="0.00000184932383868557" calcext:value-type="float">
            <text:p>1.84932383868557E-006</text:p>
          </table:table-cell>
          <table:table-cell/>
          <table:table-cell table:formula="of:=GEOMEAN([.W75];[.G75];[.O75])" office:value-type="float" office:value="0.00000144036985785663" calcext:value-type="float">
            <text:p>1.44036985785663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301064980071" calcext:value-type="float">
            <text:p>23.73</text:p>
          </table:table-cell>
          <table:table-cell table:style-name="ce16" office:value-type="float" office:value="23.8751855935397" calcext:value-type="float">
            <text:p>23.88</text:p>
          </table:table-cell>
          <table:table-cell table:style-name="ce17" office:value-type="float" office:value="0.205172824518936" calcext:value-type="float">
            <text:p>0.205</text:p>
          </table:table-cell>
          <table:table-cell/>
          <table:table-cell table:formula="of:=[.F4]^(-[.D77])" office:value-type="float" office:value="0.000000221159725579545" calcext:value-type="float">
            <text:p>2.21159725579545E-007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0484582723865" calcext:value-type="float">
            <text:p>18.05</text:p>
          </table:table-cell>
          <table:table-cell table:style-name="ce16" office:value-type="float" office:value="18.1001520557218" calcext:value-type="float">
            <text:p>18.10</text:p>
          </table:table-cell>
          <table:table-cell table:style-name="ce17" office:value-type="float" office:value="0.0731060494831713" calcext:value-type="float">
            <text:p>0.073</text:p>
          </table:table-cell>
          <table:table-cell/>
          <table:table-cell table:formula="of:=[.N4]^(-[.L77])" office:value-type="float" office:value="0.00000724322163913454" calcext:value-type="float">
            <text:p>7.24322163913454E-006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4680897286308" calcext:value-type="float">
            <text:p>20.47</text:p>
          </table:table-cell>
          <table:table-cell table:style-name="ce16" office:value-type="float" office:value="20.4880106372061" calcext:value-type="float">
            <text:p>20.49</text:p>
          </table:table-cell>
          <table:table-cell table:style-name="ce17" office:value-type="float" office:value="0.0281724190820381" calcext:value-type="float">
            <text:p>0.028</text:p>
          </table:table-cell>
          <table:table-cell/>
          <table:table-cell table:formula="of:=[.V3]^(-[.T77])" office:value-type="float" office:value="0.000000926771833257514" calcext:value-type="float">
            <text:p>9.26771833257514E-007</text:p>
          </table:table-cell>
          <table:table-cell/>
          <table:table-cell table:formula="of:=GEOMEAN([.W77];[.G77];[.O77])" office:value-type="float" office:value="0.00000114078433181175" calcext:value-type="float">
            <text:p>1.14078433181175E-006</text:p>
          </table:table-cell>
          <table:table-cell/>
          <table:table-cell table:style-name="ce21" office:value-type="float" office:value="0.0000011407843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0202646890722" calcext:value-type="float">
            <text:p>24.02</text:p>
          </table:table-cell>
          <table:table-cell table:style-name="ce16" office:value-type="float" office:value="23.8751855935397" calcext:value-type="float">
            <text:p>23.88</text:p>
          </table:table-cell>
          <table:table-cell table:style-name="ce17" office:value-type="float" office:value="0.205172824518936" calcext:value-type="float">
            <text:p>0.205</text:p>
          </table:table-cell>
          <table:table-cell/>
          <table:table-cell table:formula="of:=[.F4]^(-[.D78])" office:value-type="float" office:value="0.000000221159725579545" calcext:value-type="float">
            <text:p>2.21159725579545E-007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1518458390571" calcext:value-type="float">
            <text:p>18.15</text:p>
          </table:table-cell>
          <table:table-cell table:style-name="ce16" office:value-type="float" office:value="18.1001520557218" calcext:value-type="float">
            <text:p>18.10</text:p>
          </table:table-cell>
          <table:table-cell table:style-name="ce17" office:value-type="float" office:value="0.0731060494831713" calcext:value-type="float">
            <text:p>0.073</text:p>
          </table:table-cell>
          <table:table-cell/>
          <table:table-cell table:formula="of:=[.N4]^(-[.L78])" office:value-type="float" office:value="0.00000724322163913454" calcext:value-type="float">
            <text:p>7.24322163913454E-006</text:p>
          </table:table-cell>
          <table:table-cell/>
          <table:table-cell table:style-name="ce14" office:value-type="string" calcext:value-type="string">
            <text:p>lm0028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079315457815" calcext:value-type="float">
            <text:p>20.51</text:p>
          </table:table-cell>
          <table:table-cell table:style-name="ce16" office:value-type="float" office:value="20.4880106372061" calcext:value-type="float">
            <text:p>20.49</text:p>
          </table:table-cell>
          <table:table-cell table:style-name="ce17" office:value-type="float" office:value="0.0281724190820381" calcext:value-type="float">
            <text:p>0.028</text:p>
          </table:table-cell>
          <table:table-cell/>
          <table:table-cell table:formula="of:=[.V3]^(-[.T78])" office:value-type="float" office:value="0.000000926771833257514" calcext:value-type="float">
            <text:p>9.26771833257514E-007</text:p>
          </table:table-cell>
          <table:table-cell/>
          <table:table-cell table:formula="of:=GEOMEAN([.G78];[.W78];[.O78])" office:value-type="float" office:value="0.00000114078433181175" calcext:value-type="float">
            <text:p>1.14078433181175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036582682892" calcext:value-type="float">
            <text:p>23.04</text:p>
          </table:table-cell>
          <table:table-cell table:style-name="ce16" office:value-type="float" office:value="23.2556010396771" calcext:value-type="float">
            <text:p>23.26</text:p>
          </table:table-cell>
          <table:table-cell table:style-name="ce17" office:value-type="float" office:value="0.309738730574031" calcext:value-type="float">
            <text:p>0.310</text:p>
          </table:table-cell>
          <table:table-cell/>
          <table:table-cell table:formula="of:=[.F4]^(-[.D79])" office:value-type="float" office:value="0.000000329167893225491" calcext:value-type="float">
            <text:p>3.29167893225491E-007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2206600946258" calcext:value-type="float">
            <text:p>20.22</text:p>
          </table:table-cell>
          <table:table-cell table:style-name="ce16" office:value-type="float" office:value="20.3509180579026" calcext:value-type="float">
            <text:p>20.35</text:p>
          </table:table-cell>
          <table:table-cell table:style-name="ce17" office:value-type="float" office:value="0.184212578273173" calcext:value-type="float">
            <text:p>0.184</text:p>
          </table:table-cell>
          <table:table-cell/>
          <table:table-cell table:formula="of:=[.N4]^(-[.L79])" office:value-type="float" office:value="0.00000166249694654417" calcext:value-type="float">
            <text:p>1.66249694654417E-006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8548569950369" calcext:value-type="float">
            <text:p>22.85</text:p>
          </table:table-cell>
          <table:table-cell table:style-name="ce16" office:value-type="float" office:value="22.9240034334249" calcext:value-type="float">
            <text:p>22.92</text:p>
          </table:table-cell>
          <table:table-cell table:style-name="ce17" office:value-type="float" office:value="0.0977878309581373" calcext:value-type="float">
            <text:p>0.098</text:p>
          </table:table-cell>
          <table:table-cell/>
          <table:table-cell table:formula="of:=[.V3]^(-[.T79])" office:value-type="float" office:value="0.000000177686822222861" calcext:value-type="float">
            <text:p>1.77686822222861E-007</text:p>
          </table:table-cell>
          <table:table-cell/>
          <table:table-cell table:formula="of:=GEOMEAN([.W79];[.G79];[.O79])" office:value-type="float" office:value="0.00000045984469598924" calcext:value-type="float">
            <text:p>4.5984469598924E-007</text:p>
          </table:table-cell>
          <table:table-cell/>
          <table:table-cell table:style-name="ce21" office:value-type="float" office:value="0.0000004598447" calcext:value-type="float">
            <text:p>4.6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746193964621" calcext:value-type="float">
            <text:p>23.47</text:p>
          </table:table-cell>
          <table:table-cell table:style-name="ce16" office:value-type="float" office:value="23.2556010396771" calcext:value-type="float">
            <text:p>23.26</text:p>
          </table:table-cell>
          <table:table-cell table:style-name="ce17" office:value-type="float" office:value="0.309738730574031" calcext:value-type="float">
            <text:p>0.310</text:p>
          </table:table-cell>
          <table:table-cell/>
          <table:table-cell table:formula="of:=[.F4]^(-[.D80])" office:value-type="float" office:value="0.000000329167893225491" calcext:value-type="float">
            <text:p>3.29167893225491E-007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4811760211794" calcext:value-type="float">
            <text:p>20.48</text:p>
          </table:table-cell>
          <table:table-cell table:style-name="ce16" office:value-type="float" office:value="20.3509180579026" calcext:value-type="float">
            <text:p>20.35</text:p>
          </table:table-cell>
          <table:table-cell table:style-name="ce17" office:value-type="float" office:value="0.184212578273173" calcext:value-type="float">
            <text:p>0.184</text:p>
          </table:table-cell>
          <table:table-cell table:style-name="ce14"/>
          <table:table-cell table:formula="of:=[.N4]^(-[.L80])" office:value-type="float" office:value="0.00000166249694654417" calcext:value-type="float">
            <text:p>1.66249694654417E-006</text:p>
          </table:table-cell>
          <table:table-cell/>
          <table:table-cell table:style-name="ce14" office:value-type="string" calcext:value-type="string">
            <text:p>lm003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9931498718129" calcext:value-type="float">
            <text:p>22.99</text:p>
          </table:table-cell>
          <table:table-cell table:style-name="ce16" office:value-type="float" office:value="22.9240034334249" calcext:value-type="float">
            <text:p>22.92</text:p>
          </table:table-cell>
          <table:table-cell table:style-name="ce17" office:value-type="float" office:value="0.0977878309581373" calcext:value-type="float">
            <text:p>0.098</text:p>
          </table:table-cell>
          <table:table-cell/>
          <table:table-cell table:formula="of:=[.V3]^(-[.T80])" office:value-type="float" office:value="0.000000177686822222861" calcext:value-type="float">
            <text:p>1.77686822222861E-007</text:p>
          </table:table-cell>
          <table:table-cell/>
          <table:table-cell table:formula="of:=GEOMEAN([.W80];[.G80];[.O80])" office:value-type="float" office:value="0.00000045984469598924" calcext:value-type="float">
            <text:p>4.5984469598924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126546337438" calcext:value-type="float">
            <text:p>23.61</text:p>
          </table:table-cell>
          <table:table-cell table:style-name="ce16" office:value-type="float" office:value="23.8465026733152" calcext:value-type="float">
            <text:p>23.85</text:p>
          </table:table-cell>
          <table:table-cell table:style-name="ce17" office:value-type="float" office:value="0.330711069096182" calcext:value-type="float">
            <text:p>0.331</text:p>
          </table:table-cell>
          <table:table-cell/>
          <table:table-cell table:formula="of:=[.F4]^(-[.D81])" office:value-type="float" office:value="0.000000225269040730014" calcext:value-type="float">
            <text:p>2.25269040730014E-007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8580220482266" calcext:value-type="float">
            <text:p>18.86</text:p>
          </table:table-cell>
          <table:table-cell table:style-name="ce16" office:value-type="float" office:value="18.8822503174448" calcext:value-type="float">
            <text:p>18.88</text:p>
          </table:table-cell>
          <table:table-cell table:style-name="ce17" office:value-type="float" office:value="0.0342639469213213" calcext:value-type="float">
            <text:p>0.034</text:p>
          </table:table-cell>
          <table:table-cell table:style-name="ce14"/>
          <table:table-cell table:formula="of:=[.N4]^(-[.L81])" office:value-type="float" office:value="0.00000434342243269008" calcext:value-type="float">
            <text:p>4.34342243269008E-006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504265051119" calcext:value-type="float">
            <text:p>20.55</text:p>
          </table:table-cell>
          <table:table-cell table:style-name="ce16" office:value-type="float" office:value="20.5725812294074" calcext:value-type="float">
            <text:p>20.57</text:p>
          </table:table-cell>
          <table:table-cell table:style-name="ce17" office:value-type="float" office:value="0.0313315115693938" calcext:value-type="float">
            <text:p>0.031</text:p>
          </table:table-cell>
          <table:table-cell/>
          <table:table-cell table:formula="of:=[.V3]^(-[.T81])" office:value-type="float" office:value="0.000000875124097890036" calcext:value-type="float">
            <text:p>8.75124097890036E-007</text:p>
          </table:table-cell>
          <table:table-cell/>
          <table:table-cell table:formula="of:=GEOMEAN([.W81];[.O81];[.G81])" office:value-type="float" office:value="0.000000949586228470097" calcext:value-type="float">
            <text:p>9.49586228470097E-007</text:p>
          </table:table-cell>
          <table:table-cell/>
          <table:table-cell table:style-name="ce21" office:value-type="float" office:value="0.00000094958623" calcext:value-type="float">
            <text:p>9.50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0803507128865" calcext:value-type="float">
            <text:p>24.08</text:p>
          </table:table-cell>
          <table:table-cell table:style-name="ce16" office:value-type="float" office:value="23.8465026733152" calcext:value-type="float">
            <text:p>23.85</text:p>
          </table:table-cell>
          <table:table-cell table:style-name="ce17" office:value-type="float" office:value="0.330711069096182" calcext:value-type="float">
            <text:p>0.331</text:p>
          </table:table-cell>
          <table:table-cell/>
          <table:table-cell table:formula="of:=[.F4]^(-[.D82])" office:value-type="float" office:value="0.000000225269040730014" calcext:value-type="float">
            <text:p>2.25269040730014E-007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064785866631" calcext:value-type="float">
            <text:p>18.91</text:p>
          </table:table-cell>
          <table:table-cell table:style-name="ce16" office:value-type="float" office:value="18.8822503174448" calcext:value-type="float">
            <text:p>18.88</text:p>
          </table:table-cell>
          <table:table-cell table:style-name="ce17" office:value-type="float" office:value="0.0342639469213213" calcext:value-type="float">
            <text:p>0.034</text:p>
          </table:table-cell>
          <table:table-cell table:style-name="ce14"/>
          <table:table-cell table:formula="of:=[.N4]^(-[.L82])" office:value-type="float" office:value="0.00000434342243269008" calcext:value-type="float">
            <text:p>4.34342243269008E-006</text:p>
          </table:table-cell>
          <table:table-cell/>
          <table:table-cell table:style-name="ce14" office:value-type="string" calcext:value-type="string">
            <text:p>lm004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94735953703" calcext:value-type="float">
            <text:p>20.59</text:p>
          </table:table-cell>
          <table:table-cell table:style-name="ce16" office:value-type="float" office:value="20.5725812294074" calcext:value-type="float">
            <text:p>20.57</text:p>
          </table:table-cell>
          <table:table-cell table:style-name="ce17" office:value-type="float" office:value="0.0313315115693938" calcext:value-type="float">
            <text:p>0.031</text:p>
          </table:table-cell>
          <table:table-cell/>
          <table:table-cell table:formula="of:=[.V3]^(-[.T82])" office:value-type="float" office:value="0.000000875124097890036" calcext:value-type="float">
            <text:p>8.75124097890036E-007</text:p>
          </table:table-cell>
          <table:table-cell/>
          <table:table-cell table:formula="of:=GEOMEAN([.W82];[.G82];[.O82])" office:value-type="float" office:value="0.000000949586228470097" calcext:value-type="float">
            <text:p>9.49586228470097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430324355521" calcext:value-type="float">
            <text:p>23.44</text:p>
          </table:table-cell>
          <table:table-cell table:style-name="ce16" office:value-type="float" office:value="23.2815009730558" calcext:value-type="float">
            <text:p>23.28</text:p>
          </table:table-cell>
          <table:table-cell table:style-name="ce17" office:value-type="float" office:value="0.228439985012174" calcext:value-type="float">
            <text:p>0.228</text:p>
          </table:table-cell>
          <table:table-cell/>
          <table:table-cell table:formula="of:=[.F4]^(-[.D83])" office:value-type="float" office:value="0.00000032374104793459" calcext:value-type="float">
            <text:p>3.2374104793459E-007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20.012051319643" calcext:value-type="float">
            <text:p>20.01</text:p>
          </table:table-cell>
          <table:table-cell table:style-name="ce16" office:value-type="float" office:value="19.7277314741813" calcext:value-type="float">
            <text:p>19.73</text:p>
          </table:table-cell>
          <table:table-cell table:style-name="ce17" office:value-type="float" office:value="0.402088981503772" calcext:value-type="float">
            <text:p>0.402</text:p>
          </table:table-cell>
          <table:table-cell table:style-name="ce14"/>
          <table:table-cell table:formula="of:=[.N4]^(-[.L83])" office:value-type="float" office:value="0.00000249880827981233" calcext:value-type="float">
            <text:p>2.49880827981233E-006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810760036866" calcext:value-type="float">
            <text:p>22.58</text:p>
          </table:table-cell>
          <table:table-cell table:style-name="ce16" office:value-type="float" office:value="22.5693999479034" calcext:value-type="float">
            <text:p>22.57</text:p>
          </table:table-cell>
          <table:table-cell table:style-name="ce17" office:value-type="float" office:value="0.0165124364436863" calcext:value-type="float">
            <text:p>0.017</text:p>
          </table:table-cell>
          <table:table-cell/>
          <table:table-cell table:formula="of:=[.V3]^(-[.T83])" office:value-type="float" office:value="0.000000225982063828049" calcext:value-type="float">
            <text:p>0.000000226</text:p>
          </table:table-cell>
          <table:table-cell/>
          <table:table-cell table:formula="of:=GEOMEAN([.W83];[.O83];[.G83])" office:value-type="float" office:value="0.00000056754664191488" calcext:value-type="float">
            <text:p>5.6754664191488E-007</text:p>
          </table:table-cell>
          <table:table-cell/>
          <table:table-cell table:style-name="ce21" office:value-type="float" office:value="0.00000056754664" calcext:value-type="float">
            <text:p>5.68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1199695105595" calcext:value-type="float">
            <text:p>23.12</text:p>
          </table:table-cell>
          <table:table-cell table:style-name="ce16" office:value-type="float" office:value="23.2815009730558" calcext:value-type="float">
            <text:p>23.28</text:p>
          </table:table-cell>
          <table:table-cell table:style-name="ce17" office:value-type="float" office:value="0.228439985012174" calcext:value-type="float">
            <text:p>0.228</text:p>
          </table:table-cell>
          <table:table-cell/>
          <table:table-cell table:formula="of:=[.F4]^(-[.D84])" office:value-type="float" office:value="0.00000032374104793459" calcext:value-type="float">
            <text:p>3.2374104793459E-007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434116287196" calcext:value-type="float">
            <text:p>19.44</text:p>
          </table:table-cell>
          <table:table-cell table:style-name="ce16" office:value-type="float" office:value="19.7277314741813" calcext:value-type="float">
            <text:p>19.73</text:p>
          </table:table-cell>
          <table:table-cell table:style-name="ce17" office:value-type="float" office:value="0.402088981503772" calcext:value-type="float">
            <text:p>0.402</text:p>
          </table:table-cell>
          <table:table-cell table:style-name="ce14"/>
          <table:table-cell table:formula="of:=[.N4]^(-[.L84])" office:value-type="float" office:value="0.00000249880827981233" calcext:value-type="float">
            <text:p>2.49880827981233E-006</text:p>
          </table:table-cell>
          <table:table-cell/>
          <table:table-cell table:style-name="ce14" office:value-type="string" calcext:value-type="string">
            <text:p>lm002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577238921202" calcext:value-type="float">
            <text:p>22.56</text:p>
          </table:table-cell>
          <table:table-cell table:style-name="ce16" office:value-type="float" office:value="22.5693999479034" calcext:value-type="float">
            <text:p>22.57</text:p>
          </table:table-cell>
          <table:table-cell table:style-name="ce17" office:value-type="float" office:value="0.0165124364436863" calcext:value-type="float">
            <text:p>0.017</text:p>
          </table:table-cell>
          <table:table-cell/>
          <table:table-cell table:formula="of:=[.V3]^(-[.T84])" office:value-type="float" office:value="0.000000225982063828049" calcext:value-type="float">
            <text:p>0.000000226</text:p>
          </table:table-cell>
          <table:table-cell/>
          <table:table-cell table:formula="of:=GEOMEAN([.W84];[.O84];[.G84])" office:value-type="float" office:value="0.00000056754664191488" calcext:value-type="float">
            <text:p>5.675466419148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9325308664845" calcext:value-type="float">
            <text:p>23.93</text:p>
          </table:table-cell>
          <table:table-cell table:style-name="ce16" office:value-type="float" office:value="23.7325027035092" calcext:value-type="float">
            <text:p>23.73</text:p>
          </table:table-cell>
          <table:table-cell table:style-name="ce17" office:value-type="float" office:value="0.282882540936221" calcext:value-type="float">
            <text:p>0.283</text:p>
          </table:table-cell>
          <table:table-cell/>
          <table:table-cell table:formula="of:=[.F4]^(-[.D85])" office:value-type="float" office:value="0.000000242370306341923" calcext:value-type="float">
            <text:p>2.42370306341923E-007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750483154587" calcext:value-type="float">
            <text:p>19.48</text:p>
          </table:table-cell>
          <table:table-cell table:style-name="ce16" office:value-type="float" office:value="19.4814929093802" calcext:value-type="float">
            <text:p>19.48</text:p>
          </table:table-cell>
          <table:table-cell table:style-name="ce17" office:value-type="float" office:value="0.00911403212771047" calcext:value-type="float">
            <text:p>0.009</text:p>
          </table:table-cell>
          <table:table-cell table:style-name="ce14"/>
          <table:table-cell table:formula="of:=[.N4]^(-[.L85])" office:value-type="float" office:value="0.00000293534794123753" calcext:value-type="float">
            <text:p>2.93534794123753E-006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150943283246" calcext:value-type="float">
            <text:p>22.32</text:p>
          </table:table-cell>
          <table:table-cell table:style-name="ce16" office:value-type="float" office:value="22.3362387857239" calcext:value-type="float">
            <text:p>22.34</text:p>
          </table:table-cell>
          <table:table-cell table:style-name="ce17" office:value-type="float" office:value="0.0299027784230603" calcext:value-type="float">
            <text:p>0.030</text:p>
          </table:table-cell>
          <table:table-cell/>
          <table:table-cell table:formula="of:=[.V3]^(-[.T85])" office:value-type="float" office:value="0.000000264686662664536" calcext:value-type="float">
            <text:p>2.64686662664536E-007</text:p>
          </table:table-cell>
          <table:table-cell/>
          <table:table-cell table:formula="of:=GEOMEAN([.G85];[.W85];[.O85])" office:value-type="float" office:value="0.000000573179108349668" calcext:value-type="float">
            <text:p>5.73179108349668E-007</text:p>
          </table:table-cell>
          <table:table-cell/>
          <table:table-cell table:style-name="ce21" office:value-type="float" office:value="0.00000057317911" calcext:value-type="float">
            <text:p>5.73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5324745405339" calcext:value-type="float">
            <text:p>23.53</text:p>
          </table:table-cell>
          <table:table-cell table:style-name="ce16" office:value-type="float" office:value="23.7325027035092" calcext:value-type="float">
            <text:p>23.73</text:p>
          </table:table-cell>
          <table:table-cell table:style-name="ce17" office:value-type="float" office:value="0.282882540936221" calcext:value-type="float">
            <text:p>0.283</text:p>
          </table:table-cell>
          <table:table-cell/>
          <table:table-cell table:formula="of:=[.F4]^(-[.D86])" office:value-type="float" office:value="0.000000242370306341923" calcext:value-type="float">
            <text:p>2.42370306341923E-007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4879375033017" calcext:value-type="float">
            <text:p>19.49</text:p>
          </table:table-cell>
          <table:table-cell table:style-name="ce16" office:value-type="float" office:value="19.4814929093802" calcext:value-type="float">
            <text:p>19.48</text:p>
          </table:table-cell>
          <table:table-cell table:style-name="ce17" office:value-type="float" office:value="0.00911403212771047" calcext:value-type="float">
            <text:p>0.009</text:p>
          </table:table-cell>
          <table:table-cell table:style-name="ce14"/>
          <table:table-cell table:formula="of:=[.N4]^(-[.L86])" office:value-type="float" office:value="0.00000293534794123753" calcext:value-type="float">
            <text:p>2.93534794123753E-006</text:p>
          </table:table-cell>
          <table:table-cell/>
          <table:table-cell table:style-name="ce14" office:value-type="string" calcext:value-type="string">
            <text:p>lm0089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3573832431232" calcext:value-type="float">
            <text:p>22.36</text:p>
          </table:table-cell>
          <table:table-cell table:style-name="ce16" office:value-type="float" office:value="22.3362387857239" calcext:value-type="float">
            <text:p>22.34</text:p>
          </table:table-cell>
          <table:table-cell table:style-name="ce17" office:value-type="float" office:value="0.0299027784230603" calcext:value-type="float">
            <text:p>0.030</text:p>
          </table:table-cell>
          <table:table-cell/>
          <table:table-cell table:formula="of:=[.V3]^(-[.T86])" office:value-type="float" office:value="0.000000264686662664536" calcext:value-type="float">
            <text:p>2.64686662664536E-007</text:p>
          </table:table-cell>
          <table:table-cell/>
          <table:table-cell table:formula="of:=GEOMEAN([.W86];[.O86];[.G86])" office:value-type="float" office:value="0.000000573179108349668" calcext:value-type="float">
            <text:p>5.7317910834966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4834869841912" calcext:value-type="float">
            <text:p>24.48</text:p>
          </table:table-cell>
          <table:table-cell table:style-name="ce16" office:value-type="float" office:value="24.6047079230767" calcext:value-type="float">
            <text:p>24.60</text:p>
          </table:table-cell>
          <table:table-cell table:style-name="ce17" office:value-type="float" office:value="0.171432295815447" calcext:value-type="float">
            <text:p>0.171</text:p>
          </table:table-cell>
          <table:table-cell/>
          <table:table-cell table:formula="of:=[.F4]^(-[.D87])" office:value-type="float" office:value="0.000000138467887340043" calcext:value-type="float">
            <text:p>1.38467887340043E-007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16281956136" calcext:value-type="float">
            <text:p>19.02</text:p>
          </table:table-cell>
          <table:table-cell table:style-name="ce16" office:value-type="float" office:value="19.035966116994" calcext:value-type="float">
            <text:p>19.04</text:p>
          </table:table-cell>
          <table:table-cell table:style-name="ce17" office:value-type="float" office:value="0.0278376072493481" calcext:value-type="float">
            <text:p>0.028</text:p>
          </table:table-cell>
          <table:table-cell table:style-name="ce14"/>
          <table:table-cell table:formula="of:=[.N4]^(-[.L87])" office:value-type="float" office:value="0.00000392807677267388" calcext:value-type="float">
            <text:p>3.92807677267388E-006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641372808211" calcext:value-type="float">
            <text:p>20.86</text:p>
          </table:table-cell>
          <table:table-cell table:style-name="ce16" office:value-type="float" office:value="20.8735201512299" calcext:value-type="float">
            <text:p>20.87</text:p>
          </table:table-cell>
          <table:table-cell table:style-name="ce17" office:value-type="float" office:value="0.0132693825861389" calcext:value-type="float">
            <text:p>0.013</text:p>
          </table:table-cell>
          <table:table-cell/>
          <table:table-cell table:formula="of:=[.V3]^(-[.T87])" office:value-type="float" office:value="0.00000071359745807629" calcext:value-type="float">
            <text:p>7.1359745807629E-007</text:p>
          </table:table-cell>
          <table:table-cell/>
          <table:table-cell table:formula="of:=GEOMEAN([.G87];[.W87];[.O87])" office:value-type="float" office:value="0.000000729447615975839" calcext:value-type="float">
            <text:p>7.29447615975839E-007</text:p>
          </table:table-cell>
          <table:table-cell/>
          <table:table-cell table:style-name="ce21" office:value-type="float" office:value="0.00000072944762" calcext:value-type="float">
            <text:p>7.29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259288619622" calcext:value-type="float">
            <text:p>24.73</text:p>
          </table:table-cell>
          <table:table-cell table:style-name="ce16" office:value-type="float" office:value="24.6047079230767" calcext:value-type="float">
            <text:p>24.60</text:p>
          </table:table-cell>
          <table:table-cell table:style-name="ce17" office:value-type="float" office:value="0.171432295815447" calcext:value-type="float">
            <text:p>0.171</text:p>
          </table:table-cell>
          <table:table-cell/>
          <table:table-cell table:formula="of:=[.F4]^(-[.D88])" office:value-type="float" office:value="0.000000138467887340043" calcext:value-type="float">
            <text:p>1.38467887340043E-007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055650277852" calcext:value-type="float">
            <text:p>19.06</text:p>
          </table:table-cell>
          <table:table-cell table:style-name="ce16" office:value-type="float" office:value="19.035966116994" calcext:value-type="float">
            <text:p>19.04</text:p>
          </table:table-cell>
          <table:table-cell table:style-name="ce17" office:value-type="float" office:value="0.0278376072493481" calcext:value-type="float">
            <text:p>0.028</text:p>
          </table:table-cell>
          <table:table-cell/>
          <table:table-cell table:formula="of:=[.N4]^(-[.L88])" office:value-type="float" office:value="0.00000392807677267388" calcext:value-type="float">
            <text:p>3.92807677267388E-006</text:p>
          </table:table-cell>
          <table:table-cell/>
          <table:table-cell table:style-name="ce14" office:value-type="string" calcext:value-type="string">
            <text:p>lm0035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8829030216387" calcext:value-type="float">
            <text:p>20.88</text:p>
          </table:table-cell>
          <table:table-cell table:style-name="ce16" office:value-type="float" office:value="20.8735201512299" calcext:value-type="float">
            <text:p>20.87</text:p>
          </table:table-cell>
          <table:table-cell table:style-name="ce17" office:value-type="float" office:value="0.0132693825861389" calcext:value-type="float">
            <text:p>0.013</text:p>
          </table:table-cell>
          <table:table-cell/>
          <table:table-cell table:formula="of:=[.V3]^(-[.T88])" office:value-type="float" office:value="0.00000071359745807629" calcext:value-type="float">
            <text:p>7.1359745807629E-007</text:p>
          </table:table-cell>
          <table:table-cell/>
          <table:table-cell table:formula="of:=GEOMEAN([.W88];[.G88];[.O88])" office:value-type="float" office:value="0.000000729447615975838" calcext:value-type="float">
            <text:p>7.29447615975838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350774898513" calcext:value-type="float">
            <text:p>23.64</text:p>
          </table:table-cell>
          <table:table-cell table:style-name="ce16" office:value-type="float" office:value="23.6470038985255" calcext:value-type="float">
            <text:p>23.65</text:p>
          </table:table-cell>
          <table:table-cell table:style-name="ce17" office:value-type="float" office:value="0.0168664888974567" calcext:value-type="float">
            <text:p>0.017</text:p>
          </table:table-cell>
          <table:table-cell/>
          <table:table-cell table:formula="of:=[.F4]^(-[.D89])" office:value-type="float" office:value="0.000000256042766801175" calcext:value-type="float">
            <text:p>0.00000025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6324379755006" calcext:value-type="float">
            <text:p>18.63</text:p>
          </table:table-cell>
          <table:table-cell table:style-name="ce16" office:value-type="float" office:value="18.4666858414565" calcext:value-type="float">
            <text:p>18.47</text:p>
          </table:table-cell>
          <table:table-cell table:style-name="ce17" office:value-type="float" office:value="0.234408915957454" calcext:value-type="float">
            <text:p>0.234</text:p>
          </table:table-cell>
          <table:table-cell/>
          <table:table-cell table:formula="of:=[.N4]^(-[.L89])" office:value-type="float" office:value="0.00000569959205601631" calcext:value-type="float">
            <text:p>5.69959205601631E-00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2928197299903" calcext:value-type="float">
            <text:p>20.29</text:p>
          </table:table-cell>
          <table:table-cell table:style-name="ce16" office:value-type="float" office:value="20.3413144289118" calcext:value-type="float">
            <text:p>20.34</text:p>
          </table:table-cell>
          <table:table-cell table:style-name="ce17" office:value-type="float" office:value="0.0685818609178974" calcext:value-type="float">
            <text:p>0.069</text:p>
          </table:table-cell>
          <table:table-cell/>
          <table:table-cell table:formula="of:=[.V3]^(-[.T89])" office:value-type="float" office:value="0.00000102369340390859" calcext:value-type="float">
            <text:p>1.02369340390859E-006</text:p>
          </table:table-cell>
          <table:table-cell/>
          <table:table-cell table:formula="of:=GEOMEAN([.W89];[.O89];[.G89])" office:value-type="float" office:value="0.00000114316450082267" calcext:value-type="float">
            <text:p>1.14316450082267E-006</text:p>
          </table:table-cell>
          <table:table-cell/>
          <table:table-cell table:style-name="ce21" office:value-type="float" office:value="0.0000011431645" calcext:value-type="float">
            <text:p>1.14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6589303071997" calcext:value-type="float">
            <text:p>23.66</text:p>
          </table:table-cell>
          <table:table-cell table:style-name="ce16" office:value-type="float" office:value="23.6470038985255" calcext:value-type="float">
            <text:p>23.65</text:p>
          </table:table-cell>
          <table:table-cell table:style-name="ce17" office:value-type="float" office:value="0.0168664888974567" calcext:value-type="float">
            <text:p>0.017</text:p>
          </table:table-cell>
          <table:table-cell/>
          <table:table-cell table:formula="of:=[.F4]^(-[.D90])" office:value-type="float" office:value="0.000000256042766801175" calcext:value-type="float">
            <text:p>0.00000025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3009337074124" calcext:value-type="float">
            <text:p>18.30</text:p>
          </table:table-cell>
          <table:table-cell table:style-name="ce16" office:value-type="float" office:value="18.4666858414565" calcext:value-type="float">
            <text:p>18.47</text:p>
          </table:table-cell>
          <table:table-cell table:style-name="ce17" office:value-type="float" office:value="0.234408915957454" calcext:value-type="float">
            <text:p>0.234</text:p>
          </table:table-cell>
          <table:table-cell/>
          <table:table-cell table:formula="of:=[.N4]^(-[.L90])" office:value-type="float" office:value="0.00000569959205601631" calcext:value-type="float">
            <text:p>5.69959205601631E-006</text:p>
          </table:table-cell>
          <table:table-cell/>
          <table:table-cell table:style-name="ce14" office:value-type="string" calcext:value-type="string">
            <text:p>lm0030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898091278332" calcext:value-type="float">
            <text:p>20.39</text:p>
          </table:table-cell>
          <table:table-cell table:style-name="ce16" office:value-type="float" office:value="20.3413144289118" calcext:value-type="float">
            <text:p>20.34</text:p>
          </table:table-cell>
          <table:table-cell table:style-name="ce17" office:value-type="float" office:value="0.0685818609178974" calcext:value-type="float">
            <text:p>0.069</text:p>
          </table:table-cell>
          <table:table-cell/>
          <table:table-cell table:formula="of:=[.V3]^(-[.T90])" office:value-type="float" office:value="0.00000102369340390859" calcext:value-type="float">
            <text:p>1.02369340390859E-006</text:p>
          </table:table-cell>
          <table:table-cell/>
          <table:table-cell table:formula="of:=GEOMEAN([.W90];[.G90];[.O90])" office:value-type="float" office:value="0.00000114316450082267" calcext:value-type="float">
            <text:p>1.14316450082267E-006</text:p>
          </table:table-cell>
          <table:table-cell/>
          <table:table-cell table:style-name="ce21"/>
          <table:table-cell table:number-columns-repeated="997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7377314116497" calcext:value-type="float">
            <text:p>22.74</text:p>
          </table:table-cell>
          <table:table-cell table:style-name="ce16" office:value-type="float" office:value="22.6724476514858" calcext:value-type="float">
            <text:p>22.67</text:p>
          </table:table-cell>
          <table:table-cell table:style-name="ce17" office:value-type="float" office:value="0.0923251790264756" calcext:value-type="float">
            <text:p>0.092</text:p>
          </table:table-cell>
          <table:table-cell table:style-name="ce19"/>
          <table:table-cell table:style-name="ce19" table:formula="of:=[.F4]^(-[.D91])" office:value-type="float" office:value="0.000000478600970279108" calcext:value-type="float">
            <text:p>4.78600970279108E-007</text:p>
          </table:table-cell>
          <table:table-cell/>
          <table:table-cell table:style-name="ce15" office:value-type="string" calcext:value-type="string">
            <text:p>LM005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7379688641326" calcext:value-type="float">
            <text:p>19.74</text:p>
          </table:table-cell>
          <table:table-cell table:style-name="ce16" office:value-type="float" office:value="19.7126099318443" calcext:value-type="float">
            <text:p>19.71</text:p>
          </table:table-cell>
          <table:table-cell table:style-name="ce17" office:value-type="float" office:value="0.0358629459694508" calcext:value-type="float">
            <text:p>0.036</text:p>
          </table:table-cell>
          <table:table-cell/>
          <table:table-cell table:formula="of:=[.N4]^(-[.L91])" office:value-type="float" office:value="0.00000252363848146118" calcext:value-type="float">
            <text:p>2.52363848146118E-006</text:p>
          </table:table-cell>
          <table:table-cell/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654156476092" calcext:value-type="float">
            <text:p>21.47</text:p>
          </table:table-cell>
          <table:table-cell table:style-name="ce16" office:value-type="float" office:value="21.4839176806249" calcext:value-type="float">
            <text:p>21.48</text:p>
          </table:table-cell>
          <table:table-cell table:style-name="ce17" office:value-type="float" office:value="0.0261658260223408" calcext:value-type="float">
            <text:p>0.026</text:p>
          </table:table-cell>
          <table:table-cell/>
          <table:table-cell table:formula="of:=[.V3]^(-[.T91])" office:value-type="float" office:value="0.000000471749922423785" calcext:value-type="float">
            <text:p>4.71749922423785E-007</text:p>
          </table:table-cell>
          <table:table-cell/>
          <table:table-cell table:formula="of:=GEOMEAN([.O91];[.G91];[.W91])" office:value-type="float" office:value="0.000000829031153912687" calcext:value-type="float">
            <text:p>0.000000829</text:p>
          </table:table-cell>
          <table:table-cell/>
          <table:table-cell table:style-name="ce21" office:value-type="float" office:value="0.00000082903115" calcext:value-type="float">
            <text:p>8.29E-07</text:p>
          </table:table-cell>
          <table:table-cell table:number-columns-repeated="997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table:style-name="ce15" office:value-type="string" calcext:value-type="string">
            <text:p>CDC42</text:p>
          </table:table-cell>
          <table:table-cell table:style-name="ce16" office:value-type="float" office:value="22.6071638913219" calcext:value-type="float">
            <text:p>22.61</text:p>
          </table:table-cell>
          <table:table-cell table:style-name="ce16" office:value-type="float" office:value="22.6724476514858" calcext:value-type="float">
            <text:p>22.67</text:p>
          </table:table-cell>
          <table:table-cell table:style-name="ce17" office:value-type="float" office:value="0.0923251790264756" calcext:value-type="float">
            <text:p>0.092</text:p>
          </table:table-cell>
          <table:table-cell table:style-name="ce19"/>
          <table:table-cell table:style-name="ce19" table:formula="of:=[.F4]^(-[.D92])" office:value-type="float" office:value="0.000000478600970279108" calcext:value-type="float">
            <text:p>4.78600970279108E-007</text:p>
          </table:table-cell>
          <table:table-cell/>
          <table:table-cell table:style-name="ce15" office:value-type="string" calcext:value-type="string">
            <text:p>LM005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687250999556" calcext:value-type="float">
            <text:p>19.69</text:p>
          </table:table-cell>
          <table:table-cell table:style-name="ce16" office:value-type="float" office:value="19.7126099318443" calcext:value-type="float">
            <text:p>19.71</text:p>
          </table:table-cell>
          <table:table-cell table:style-name="ce17" office:value-type="float" office:value="0.0358629459694508" calcext:value-type="float">
            <text:p>0.036</text:p>
          </table:table-cell>
          <table:table-cell/>
          <table:table-cell table:formula="of:=[.N4]^(-[.L92])" office:value-type="float" office:value="0.00000252363848146118" calcext:value-type="float">
            <text:p>2.52363848146118E-006</text:p>
          </table:table-cell>
          <table:table-cell/>
          <table:table-cell table:style-name="ce14" office:value-type="string" calcext:value-type="string">
            <text:p>lm005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5024197136406" calcext:value-type="float">
            <text:p>21.50</text:p>
          </table:table-cell>
          <table:table-cell table:style-name="ce16" office:value-type="float" office:value="21.4839176806249" calcext:value-type="float">
            <text:p>21.48</text:p>
          </table:table-cell>
          <table:table-cell table:style-name="ce17" office:value-type="float" office:value="0.0261658260223408" calcext:value-type="float">
            <text:p>0.026</text:p>
          </table:table-cell>
          <table:table-cell/>
          <table:table-cell table:formula="of:=[.V3]^(-[.T92])" office:value-type="float" office:value="0.000000471749922423785" calcext:value-type="float">
            <text:p>4.71749922423785E-007</text:p>
          </table:table-cell>
          <table:table-cell/>
          <table:table-cell table:formula="of:=GEOMEAN([.W92];[.O92];[.G92])" office:value-type="float" office:value="0.000000829031153912687" calcext:value-type="float">
            <text:p>0.000000829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6102354867272" calcext:value-type="float">
            <text:p>24.61</text:p>
          </table:table-cell>
          <table:table-cell table:style-name="ce16" office:value-type="float" office:value="24.388305223149" calcext:value-type="float">
            <text:p>24.39</text:p>
          </table:table-cell>
          <table:table-cell table:style-name="ce17" office:value-type="float" office:value="0.313856788653434" calcext:value-type="float">
            <text:p>0.314</text:p>
          </table:table-cell>
          <table:table-cell/>
          <table:table-cell table:formula="of:=[.F4]^(-[.D93])" office:value-type="float" office:value="0.000000159100702740838" calcext:value-type="float">
            <text:p>1.59100702740838E-007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298602743888" calcext:value-type="float">
            <text:p>19.33</text:p>
          </table:table-cell>
          <table:table-cell table:style-name="ce16" office:value-type="float" office:value="19.3314986799759" calcext:value-type="float">
            <text:p>19.33</text:p>
          </table:table-cell>
          <table:table-cell table:style-name="ce17" office:value-type="float" office:value="0.0023170554019091" calcext:value-type="float">
            <text:p>0.002</text:p>
          </table:table-cell>
          <table:table-cell/>
          <table:table-cell table:formula="of:=[.N4]^(-[.L93])" office:value-type="float" office:value="0.00000323783595622309" calcext:value-type="float">
            <text:p>3.23783595622309E-006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91157986807" calcext:value-type="float">
            <text:p>21.48</text:p>
          </table:table-cell>
          <table:table-cell table:style-name="ce16" office:value-type="float" office:value="21.4790525386838" calcext:value-type="float">
            <text:p>21.48</text:p>
          </table:table-cell>
          <table:table-cell table:style-name="ce17" office:value-type="float" office:value="0.0000894631456412782" calcext:value-type="float">
            <text:p>0.000</text:p>
          </table:table-cell>
          <table:table-cell/>
          <table:table-cell table:formula="of:=[.V3]^(-[.T93])" office:value-type="float" office:value="0.000000473308667300065" calcext:value-type="float">
            <text:p>4.73308667300065E-007</text:p>
          </table:table-cell>
          <table:table-cell/>
          <table:table-cell table:formula="of:=GEOMEAN([.W93];[.G93];[.O93])" office:value-type="float" office:value="0.000000624727272691872" calcext:value-type="float">
            <text:p>6.24727272691872E-007</text:p>
          </table:table-cell>
          <table:table-cell/>
          <table:table-cell table:style-name="ce21" office:value-type="float" office:value="0.00000062472727" calcext:value-type="float">
            <text:p>6.25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1663749595707" calcext:value-type="float">
            <text:p>24.17</text:p>
          </table:table-cell>
          <table:table-cell table:style-name="ce16" office:value-type="float" office:value="24.388305223149" calcext:value-type="float">
            <text:p>24.39</text:p>
          </table:table-cell>
          <table:table-cell table:style-name="ce17" office:value-type="float" office:value="0.313856788653434" calcext:value-type="float">
            <text:p>0.314</text:p>
          </table:table-cell>
          <table:table-cell/>
          <table:table-cell table:formula="of:=[.F4]^(-[.D94])" office:value-type="float" office:value="0.000000159100702740838" calcext:value-type="float">
            <text:p>1.59100702740838E-007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331370855629" calcext:value-type="float">
            <text:p>19.33</text:p>
          </table:table-cell>
          <table:table-cell table:style-name="ce16" office:value-type="float" office:value="19.3314986799759" calcext:value-type="float">
            <text:p>19.33</text:p>
          </table:table-cell>
          <table:table-cell table:style-name="ce17" office:value-type="float" office:value="0.0023170554019091" calcext:value-type="float">
            <text:p>0.002</text:p>
          </table:table-cell>
          <table:table-cell/>
          <table:table-cell table:formula="of:=[.N4]^(-[.L94])" office:value-type="float" office:value="0.00000323783595622309" calcext:value-type="float">
            <text:p>3.23783595622309E-006</text:p>
          </table:table-cell>
          <table:table-cell/>
          <table:table-cell table:style-name="ce14" office:value-type="string" calcext:value-type="string">
            <text:p>lm0091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4789892786868" calcext:value-type="float">
            <text:p>21.48</text:p>
          </table:table-cell>
          <table:table-cell table:style-name="ce16" office:value-type="float" office:value="21.4790525386838" calcext:value-type="float">
            <text:p>21.48</text:p>
          </table:table-cell>
          <table:table-cell table:style-name="ce17" office:value-type="float" office:value="0.0000894631456412782" calcext:value-type="float">
            <text:p>0.000</text:p>
          </table:table-cell>
          <table:table-cell/>
          <table:table-cell table:formula="of:=[.V3]^(-[.T94])" office:value-type="float" office:value="0.000000473308667300065" calcext:value-type="float">
            <text:p>4.73308667300065E-007</text:p>
          </table:table-cell>
          <table:table-cell/>
          <table:table-cell table:formula="of:=GEOMEAN([.W94];[.O94];[.G94])" office:value-type="float" office:value="0.000000624727272691872" calcext:value-type="float">
            <text:p>6.24727272691872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7374065467628" calcext:value-type="float">
            <text:p>24.74</text:p>
          </table:table-cell>
          <table:table-cell table:style-name="ce16" office:value-type="float" office:value="24.5020123638097" calcext:value-type="float">
            <text:p>24.50</text:p>
          </table:table-cell>
          <table:table-cell table:style-name="ce17" office:value-type="float" office:value="0.332897646035959" calcext:value-type="float">
            <text:p>0.333</text:p>
          </table:table-cell>
          <table:table-cell/>
          <table:table-cell table:formula="of:=[.F4]^(-[.D95])" office:value-type="float" office:value="0.000000147902604907894" calcext:value-type="float">
            <text:p>1.47902604907894E-007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746452515111" calcext:value-type="float">
            <text:p>18.97</text:p>
          </table:table-cell>
          <table:table-cell table:style-name="ce16" office:value-type="float" office:value="19.1712592450884" calcext:value-type="float">
            <text:p>19.17</text:p>
          </table:table-cell>
          <table:table-cell table:style-name="ce17" office:value-type="float" office:value="0.278054176269309" calcext:value-type="float">
            <text:p>0.278</text:p>
          </table:table-cell>
          <table:table-cell/>
          <table:table-cell table:formula="of:=[.N4]^(-[.L95])" office:value-type="float" office:value="0.00000359550189207152" calcext:value-type="float">
            <text:p>3.59550189207152E-006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5688055351647" calcext:value-type="float">
            <text:p>21.57</text:p>
          </table:table-cell>
          <table:table-cell table:style-name="ce16" office:value-type="float" office:value="21.3446194240935" calcext:value-type="float">
            <text:p>21.34</text:p>
          </table:table-cell>
          <table:table-cell table:style-name="ce17" office:value-type="float" office:value="0.317047038772529" calcext:value-type="float">
            <text:p>0.317</text:p>
          </table:table-cell>
          <table:table-cell/>
          <table:table-cell table:formula="of:=[.V3]^(-[.T95])" office:value-type="float" office:value="0.000000518478162541538" calcext:value-type="float">
            <text:p>5.18478162541538E-007</text:p>
          </table:table-cell>
          <table:table-cell/>
          <table:table-cell table:formula="of:=GEOMEAN([.W95];[.O95];[.G95])" office:value-type="float" office:value="0.000000650861532819083" calcext:value-type="float">
            <text:p>6.50861532819083E-007</text:p>
          </table:table-cell>
          <table:table-cell/>
          <table:table-cell table:style-name="ce21" office:value-type="float" office:value="0.00000065086153" calcext:value-type="float">
            <text:p>6.51E-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4.2666181808566" calcext:value-type="float">
            <text:p>24.27</text:p>
          </table:table-cell>
          <table:table-cell table:style-name="ce16" office:value-type="float" office:value="24.5020123638097" calcext:value-type="float">
            <text:p>24.50</text:p>
          </table:table-cell>
          <table:table-cell table:style-name="ce17" office:value-type="float" office:value="0.332897646035959" calcext:value-type="float">
            <text:p>0.333</text:p>
          </table:table-cell>
          <table:table-cell/>
          <table:table-cell table:formula="of:=[.F4]^(-[.D96])" office:value-type="float" office:value="0.000000147902604907894" calcext:value-type="float">
            <text:p>1.47902604907894E-007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9.3678732386657" calcext:value-type="float">
            <text:p>19.37</text:p>
          </table:table-cell>
          <table:table-cell table:style-name="ce16" office:value-type="float" office:value="19.1712592450884" calcext:value-type="float">
            <text:p>19.17</text:p>
          </table:table-cell>
          <table:table-cell table:style-name="ce17" office:value-type="float" office:value="0.278054176269309" calcext:value-type="float">
            <text:p>0.278</text:p>
          </table:table-cell>
          <table:table-cell/>
          <table:table-cell table:formula="of:=[.N4]^(-[.L96])" office:value-type="float" office:value="0.00000359550189207152" calcext:value-type="float">
            <text:p>3.59550189207152E-006</text:p>
          </table:table-cell>
          <table:table-cell/>
          <table:table-cell table:style-name="ce14" office:value-type="string" calcext:value-type="string">
            <text:p>lm0073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1.1204333130223" calcext:value-type="float">
            <text:p>21.12</text:p>
          </table:table-cell>
          <table:table-cell table:style-name="ce16" office:value-type="float" office:value="21.3446194240935" calcext:value-type="float">
            <text:p>21.34</text:p>
          </table:table-cell>
          <table:table-cell table:style-name="ce17" office:value-type="float" office:value="0.317047038772529" calcext:value-type="float">
            <text:p>0.317</text:p>
          </table:table-cell>
          <table:table-cell/>
          <table:table-cell table:formula="of:=[.V3]^(-[.T96])" office:value-type="float" office:value="0.000000518478162541538" calcext:value-type="float">
            <text:p>5.18478162541538E-007</text:p>
          </table:table-cell>
          <table:table-cell/>
          <table:table-cell table:formula="of:=GEOMEAN([.W96];[.O96];[.G96])" office:value-type="float" office:value="0.000000650861532819083" calcext:value-type="float">
            <text:p>6.50861532819083E-007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254431462232" calcext:value-type="float">
            <text:p>23.73</text:p>
          </table:table-cell>
          <table:table-cell table:style-name="ce16" office:value-type="float" office:value="23.7131284371266" calcext:value-type="float">
            <text:p>23.71</text:p>
          </table:table-cell>
          <table:table-cell table:style-name="ce17" office:value-type="float" office:value="0.0174156286211388" calcext:value-type="float">
            <text:p>0.017</text:p>
          </table:table-cell>
          <table:table-cell/>
          <table:table-cell table:formula="of:=[.F4]^(-[.D97])" office:value-type="float" office:value="0.000000245403107763994" calcext:value-type="float">
            <text:p>2.45403107763994E-007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2384030725166" calcext:value-type="float">
            <text:p>17.24</text:p>
          </table:table-cell>
          <table:table-cell table:style-name="ce16" office:value-type="float" office:value="17.4021182909009" calcext:value-type="float">
            <text:p>17.40</text:p>
          </table:table-cell>
          <table:table-cell table:style-name="ce17" office:value-type="float" office:value="0.231528282205881" calcext:value-type="float">
            <text:p>0.232</text:p>
          </table:table-cell>
          <table:table-cell/>
          <table:table-cell table:formula="of:=[.N4]^(-[.L97])" office:value-type="float" office:value="0.0000114329657776114" calcext:value-type="float">
            <text:p>0.000011433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3637179599846" calcext:value-type="float">
            <text:p>20.36</text:p>
          </table:table-cell>
          <table:table-cell table:style-name="ce16" office:value-type="float" office:value="20.4410094786618" calcext:value-type="float">
            <text:p>20.44</text:p>
          </table:table-cell>
          <table:table-cell table:style-name="ce17" office:value-type="float" office:value="0.109306713969739" calcext:value-type="float">
            <text:p>0.109</text:p>
          </table:table-cell>
          <table:table-cell/>
          <table:table-cell table:formula="of:=[.V3]^(-[.T97])" office:value-type="float" office:value="0.000000956782184118119" calcext:value-type="float">
            <text:p>9.56782184118119E-007</text:p>
          </table:table-cell>
          <table:table-cell/>
          <table:table-cell table:formula="of:=GEOMEAN([.O97];[.G97];[.W97])" office:value-type="float" office:value="0.00000138979479410359" calcext:value-type="float">
            <text:p>1.38979479410359E-006</text:p>
          </table:table-cell>
          <table:table-cell/>
          <table:table-cell table:style-name="ce21" office:value-type="float" office:value="0.0000013897948" calcext:value-type="float">
            <text:p>1.39E-06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7008137280299" calcext:value-type="float">
            <text:p>23.70</text:p>
          </table:table-cell>
          <table:table-cell table:style-name="ce16" office:value-type="float" office:value="23.7131284371266" calcext:value-type="float">
            <text:p>23.71</text:p>
          </table:table-cell>
          <table:table-cell table:style-name="ce17" office:value-type="float" office:value="0.0174156286211388" calcext:value-type="float">
            <text:p>0.017</text:p>
          </table:table-cell>
          <table:table-cell/>
          <table:table-cell table:formula="of:=[.F4]^(-[.D98])" office:value-type="float" office:value="0.000000245403107763994" calcext:value-type="float">
            <text:p>2.45403107763994E-007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7.5658335092851" calcext:value-type="float">
            <text:p>17.57</text:p>
          </table:table-cell>
          <table:table-cell table:style-name="ce16" office:value-type="float" office:value="17.4021182909009" calcext:value-type="float">
            <text:p>17.40</text:p>
          </table:table-cell>
          <table:table-cell table:style-name="ce17" office:value-type="float" office:value="0.231528282205881" calcext:value-type="float">
            <text:p>0.232</text:p>
          </table:table-cell>
          <table:table-cell/>
          <table:table-cell table:formula="of:=[.N4]^(-[.L98])" office:value-type="float" office:value="0.0000114329657776114" calcext:value-type="float">
            <text:p>0.000011433</text:p>
          </table:table-cell>
          <table:table-cell/>
          <table:table-cell table:style-name="ce14" office:value-type="string" calcext:value-type="string">
            <text:p>lm0066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0.518300997339" calcext:value-type="float">
            <text:p>20.52</text:p>
          </table:table-cell>
          <table:table-cell table:style-name="ce16" office:value-type="float" office:value="20.4410094786618" calcext:value-type="float">
            <text:p>20.44</text:p>
          </table:table-cell>
          <table:table-cell table:style-name="ce17" office:value-type="float" office:value="0.109306713969739" calcext:value-type="float">
            <text:p>0.109</text:p>
          </table:table-cell>
          <table:table-cell/>
          <table:table-cell table:formula="of:=[.V3]^(-[.T98])" office:value-type="float" office:value="0.000000956782184118119" calcext:value-type="float">
            <text:p>9.56782184118119E-007</text:p>
          </table:table-cell>
          <table:table-cell/>
          <table:table-cell table:formula="of:=GEOMEAN([.W98];[.G98];[.O98])" office:value-type="float" office:value="0.00000138979479410359" calcext:value-type="float">
            <text:p>1.38979479410359E-006</text:p>
          </table:table-cell>
          <table:table-cell table:number-columns-repeated="999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8866069284683" calcext:value-type="float">
            <text:p>23.89</text:p>
          </table:table-cell>
          <table:table-cell table:style-name="ce16" office:value-type="float" office:value="23.6688490548728" calcext:value-type="float">
            <text:p>23.67</text:p>
          </table:table-cell>
          <table:table-cell table:style-name="ce17" office:value-type="float" office:value="0.307956138152263" calcext:value-type="float">
            <text:p>0.308</text:p>
          </table:table-cell>
          <table:table-cell/>
          <table:table-cell table:formula="of:=[.F4]^(-[.D99])" office:value-type="float" office:value="0.000000252477740867286" calcext:value-type="float">
            <text:p>2.52477740867286E-007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157494277015" calcext:value-type="float">
            <text:p>18.92</text:p>
          </table:table-cell>
          <table:table-cell table:style-name="ce16" office:value-type="float" office:value="18.9380067970784" calcext:value-type="float">
            <text:p>18.94</text:p>
          </table:table-cell>
          <table:table-cell table:style-name="ce17" office:value-type="float" office:value="0.0314766736355224" calcext:value-type="float">
            <text:p>0.031</text:p>
          </table:table-cell>
          <table:table-cell/>
          <table:table-cell table:formula="of:=[.N4]^(-[.L99])" office:value-type="float" office:value="0.00000418792007630812" calcext:value-type="float">
            <text:p>4.18792007630812E-006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5883471365857" calcext:value-type="float">
            <text:p>22.59</text:p>
          </table:table-cell>
          <table:table-cell table:style-name="ce16" office:value-type="float" office:value="22.5032135885163" calcext:value-type="float">
            <text:p>22.50</text:p>
          </table:table-cell>
          <table:table-cell table:style-name="ce17" office:value-type="float" office:value="0.120397018292746" calcext:value-type="float">
            <text:p>0.120</text:p>
          </table:table-cell>
          <table:table-cell/>
          <table:table-cell table:formula="of:=[.V3]^(-[.T99])" office:value-type="float" office:value="0.000000236354359995243" calcext:value-type="float">
            <text:p>2.36354359995243E-007</text:p>
          </table:table-cell>
          <table:table-cell/>
          <table:table-cell table:formula="of:=GEOMEAN([.O99];[.G99];[.W99])" office:value-type="float" office:value="0.000000629885628379022" calcext:value-type="float">
            <text:p>6.29885628379022E-007</text:p>
          </table:table-cell>
          <table:table-cell/>
          <table:table-cell table:style-name="ce22" office:value-type="float" office:value="0.0000006299" calcext:value-type="float">
            <text:p>6.30E-007</text:p>
          </table:table-cell>
          <table:table-cell table:number-columns-repeated="99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CDC42</text:p>
          </table:table-cell>
          <table:table-cell table:style-name="ce16" office:value-type="float" office:value="23.4510911812773" calcext:value-type="float">
            <text:p>23.45</text:p>
          </table:table-cell>
          <table:table-cell table:style-name="ce16" office:value-type="float" office:value="23.6688490548728" calcext:value-type="float">
            <text:p>23.67</text:p>
          </table:table-cell>
          <table:table-cell table:style-name="ce17" office:value-type="float" office:value="0.307956138152263" calcext:value-type="float">
            <text:p>0.308</text:p>
          </table:table-cell>
          <table:table-cell/>
          <table:table-cell table:formula="of:=[.F4]^(-[.D100])" office:value-type="float" office:value="0.000000252477740867286" calcext:value-type="float">
            <text:p>2.52477740867286E-007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a</text:p>
          </table:table-cell>
          <table:table-cell table:style-name="ce16" office:value-type="float" office:value="18.9602641664553" calcext:value-type="float">
            <text:p>18.96</text:p>
          </table:table-cell>
          <table:table-cell table:style-name="ce16" office:value-type="float" office:value="18.9380067970784" calcext:value-type="float">
            <text:p>18.94</text:p>
          </table:table-cell>
          <table:table-cell table:style-name="ce17" office:value-type="float" office:value="0.0314766736355224" calcext:value-type="float">
            <text:p>0.031</text:p>
          </table:table-cell>
          <table:table-cell/>
          <table:table-cell table:formula="of:=[.N4]^(-[.L100])" office:value-type="float" office:value="0.00000418792007630812" calcext:value-type="float">
            <text:p>4.18792007630812E-006</text:p>
          </table:table-cell>
          <table:table-cell/>
          <table:table-cell table:style-name="ce14" office:value-type="string" calcext:value-type="string">
            <text:p>lm0032</text:p>
          </table:table-cell>
          <table:table-cell table:style-name="ce14" office:value-type="string" calcext:value-type="string">
            <text:p>Ppip</text:p>
          </table:table-cell>
          <table:table-cell table:style-name="ce16" office:value-type="float" office:value="22.4180800404469" calcext:value-type="float">
            <text:p>22.42</text:p>
          </table:table-cell>
          <table:table-cell table:style-name="ce16" office:value-type="float" office:value="22.5032135885163" calcext:value-type="float">
            <text:p>22.50</text:p>
          </table:table-cell>
          <table:table-cell table:style-name="ce17" office:value-type="float" office:value="0.120397018292746" calcext:value-type="float">
            <text:p>0.120</text:p>
          </table:table-cell>
          <table:table-cell/>
          <table:table-cell table:formula="of:=[.V3]^(-[.T100])" office:value-type="float" office:value="0.000000236354359995243" calcext:value-type="float">
            <text:p>2.36354359995243E-007</text:p>
          </table:table-cell>
          <table:table-cell/>
          <table:table-cell table:formula="of:=GEOMEAN([.W100];[.O100];[.G100])" office:value-type="float" office:value="0.000000629885628379022" calcext:value-type="float">
            <text:p>6.29885628379022E-007</text:p>
          </table:table-cell>
          <table:table-cell table:number-columns-repeated="999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NFg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3">
          <table:table-cell office:value-type="string" calcext:value-type="string">
            <text:p>Sample </text:p>
          </table:table-cell>
          <table:table-cell table:style-name="ce6" office:value-type="string" calcext:value-type="string">
            <text:p>Target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table:style-name="ce14" office:value-type="string" calcext:value-type="string">
            <text:p>NF</text:p>
          </table:table-cell>
          <table:table-cell table:style-name="ce16" office:value-type="string" calcext:value-type="string">
            <text:p>NE( Normalized value)</text:p>
          </table:table-cell>
          <table:table-cell table:style-name="ce16"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6"/>
          <table:table-cell table:style-name="ce16" office:value-type="float" office:value="30.5672424840588" calcext:value-type="float">
            <text:p>30.57</text:p>
          </table:table-cell>
          <table:table-cell table:style-name="ce16" office:value-type="float" office:value="30.3449381893278" calcext:value-type="float">
            <text:p>30.34</text:p>
          </table:table-cell>
          <table:table-cell table:style-name="ce17" office:value-type="float" office:value="0.314385748582371" calcext:value-type="float">
            <text:p>0.314</text:p>
          </table:table-cell>
          <table:table-cell table:style-name="ce18" office:value-type="percentage" office:value="0.83" calcext:value-type="percentage">
            <text:p>83.00%</text:p>
          </table:table-cell>
          <table:table-cell table:formula="of:=[.F3]^(-[.D3])" office:value-type="float" office:value="0.0000000108627029716926" calcext:value-type="float">
            <text:p>1.08627029716926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0112634143687381" calcext:value-type="float">
            <text:p>0.0112634144</text:p>
          </table:table-cell>
          <table:table-cell table:style-name="ce16"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0112634143687381" calcext:value-type="float">
            <text:p>0.0112634144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table:style-name="ce6"/>
          <table:table-cell table:style-name="ce16" office:value-type="float" office:value="30.1226338945968" calcext:value-type="float">
            <text:p>30.12</text:p>
          </table:table-cell>
          <table:table-cell table:style-name="ce16" office:value-type="float" office:value="30.3449381893278" calcext:value-type="float">
            <text:p>30.34</text:p>
          </table:table-cell>
          <table:table-cell table:style-name="ce17" office:value-type="float" office:value="0.314385748582371" calcext:value-type="float">
            <text:p>0.314</text:p>
          </table:table-cell>
          <table:table-cell office:value-type="float" office:value="1.83" calcext:value-type="float">
            <text:p>1.83</text:p>
          </table:table-cell>
          <table:table-cell table:number-columns-repeated="2"/>
          <table:table-cell table:style-name="ce16" table:number-columns-repeated="2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0125883658216275" calcext:value-type="float">
            <text:p>0.0125883658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6"/>
          <table:table-cell table:style-name="ce16" office:value-type="float" office:value="26.4793771305904" calcext:value-type="float">
            <text:p>26.48</text:p>
          </table:table-cell>
          <table:table-cell table:style-name="ce16" office:value-type="float" office:value="26.6200501672791" calcext:value-type="float">
            <text:p>26.62</text:p>
          </table:table-cell>
          <table:table-cell table:style-name="ce17" office:value-type="float" office:value="0.198941716345447" calcext:value-type="float">
            <text:p>0.199</text:p>
          </table:table-cell>
          <table:table-cell/>
          <table:table-cell table:formula="of:=[.F3]^(-[.D4])" office:value-type="float" office:value="0.00000010316653038013" calcext:value-type="float">
            <text:p>1.0316653038013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575784612478008" calcext:value-type="float">
            <text:p>0.0575784612</text:p>
          </table:table-cell>
          <table:table-cell table:style-name="ce16"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0362949458783729" calcext:value-type="float">
            <text:p>0.036294945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table:style-name="ce6"/>
          <table:table-cell table:style-name="ce16" office:value-type="float" office:value="26.7607232039679" calcext:value-type="float">
            <text:p>26.76</text:p>
          </table:table-cell>
          <table:table-cell table:style-name="ce16" office:value-type="float" office:value="26.6200501672791" calcext:value-type="float">
            <text:p>26.62</text:p>
          </table:table-cell>
          <table:table-cell table:style-name="ce17" office:value-type="float" office:value="0.198941716345447" calcext:value-type="float">
            <text:p>0.199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15911263103797" calcext:value-type="float">
            <text:p>0.15911263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6"/>
          <table:table-cell table:style-name="ce16" office:value-type="float" office:value="28.4890108092245" calcext:value-type="float">
            <text:p>28.49</text:p>
          </table:table-cell>
          <table:table-cell table:style-name="ce16" office:value-type="float" office:value="28.5199681130794" calcext:value-type="float">
            <text:p>28.52</text:p>
          </table:table-cell>
          <table:table-cell table:style-name="ce17" office:value-type="float" office:value="0.0437802389661463" calcext:value-type="float">
            <text:p>0.044</text:p>
          </table:table-cell>
          <table:table-cell/>
          <table:table-cell table:formula="of:=[.F3]^(-[.D6])" office:value-type="float" office:value="0.000000032726780951754" calcext:value-type="float">
            <text:p>3.2726780951754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0384013481709796" calcext:value-type="float">
            <text:p>0.0384013482</text:p>
          </table:table-cell>
          <table:table-cell table:style-name="ce16"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0427364370648085" calcext:value-type="float">
            <text:p>0.0427364371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table:style-name="ce6"/>
          <table:table-cell table:style-name="ce16" office:value-type="float" office:value="28.5509254169344" calcext:value-type="float">
            <text:p>28.55</text:p>
          </table:table-cell>
          <table:table-cell table:style-name="ce16" office:value-type="float" office:value="28.5199681130794" calcext:value-type="float">
            <text:p>28.52</text:p>
          </table:table-cell>
          <table:table-cell table:style-name="ce17" office:value-type="float" office:value="0.0437802389661463" calcext:value-type="float">
            <text:p>0.044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0.0262659485698168" calcext:value-type="float">
            <text:p>0.0262659486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6"/>
          <table:table-cell table:style-name="ce16" office:value-type="float" office:value="28.8370752060777" calcext:value-type="float">
            <text:p>28.84</text:p>
          </table:table-cell>
          <table:table-cell table:style-name="ce16" office:value-type="float" office:value="28.8463849928089" calcext:value-type="float">
            <text:p>28.85</text:p>
          </table:table-cell>
          <table:table-cell table:style-name="ce17" office:value-type="float" office:value="0.0131660266580933" calcext:value-type="float">
            <text:p>0.013</text:p>
          </table:table-cell>
          <table:table-cell/>
          <table:table-cell table:formula="of:=[.F3]^(-[.D8])" office:value-type="float" office:value="0.0000000268679680912894" calcext:value-type="float">
            <text:p>2.68679680912894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143853551959203" calcext:value-type="float">
            <text:p>0.0143853552</text:p>
          </table:table-cell>
          <table:table-cell table:style-name="ce16"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7" table:formula="of:=[.G50]/[.H50]" office:value-type="float" office:value="1.10623443987345" calcext:value-type="float">
            <text:p>1.1062344399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table:style-name="ce6"/>
          <table:table-cell table:style-name="ce16" office:value-type="float" office:value="28.8556947795401" calcext:value-type="float">
            <text:p>28.86</text:p>
          </table:table-cell>
          <table:table-cell table:style-name="ce16" office:value-type="float" office:value="28.8463849928089" calcext:value-type="float">
            <text:p>28.85</text:p>
          </table:table-cell>
          <table:table-cell table:style-name="ce17" office:value-type="float" office:value="0.0131660266580933" calcext:value-type="float">
            <text:p>0.013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362573503375532" calcext:value-type="float">
            <text:p>0.0362573503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6"/>
          <table:table-cell table:style-name="ce16" office:value-type="float" office:value="29.5749955896807" calcext:value-type="float">
            <text:p>29.57</text:p>
          </table:table-cell>
          <table:table-cell table:style-name="ce16" office:value-type="float" office:value="29.5127803553662" calcext:value-type="float">
            <text:p>29.51</text:p>
          </table:table-cell>
          <table:table-cell table:style-name="ce17" office:value-type="float" office:value="0.087985628153809" calcext:value-type="float">
            <text:p>0.088</text:p>
          </table:table-cell>
          <table:table-cell/>
          <table:table-cell table:formula="of:=[.F3]^(-[.D10])" office:value-type="float" office:value="0.0000000179613358981243" calcext:value-type="float">
            <text:p>0.00000001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125883658216275" calcext:value-type="float">
            <text:p>0.0125883658</text:p>
          </table:table-cell>
          <table:table-cell table:style-name="ce16"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0227926318884069" calcext:value-type="float">
            <text:p>0.0227926319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table:style-name="ce6"/>
          <table:table-cell table:style-name="ce16" office:value-type="float" office:value="29.4505651210517" calcext:value-type="float">
            <text:p>29.45</text:p>
          </table:table-cell>
          <table:table-cell table:style-name="ce16" office:value-type="float" office:value="29.5127803553662" calcext:value-type="float">
            <text:p>29.51</text:p>
          </table:table-cell>
          <table:table-cell table:style-name="ce17" office:value-type="float" office:value="0.087985628153809" calcext:value-type="float">
            <text:p>0.088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021982214316966" calcext:value-type="float">
            <text:p>0.0219822143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6"/>
          <table:table-cell table:style-name="ce16" office:value-type="float" office:value="29.5453410964418" calcext:value-type="float">
            <text:p>29.55</text:p>
          </table:table-cell>
          <table:table-cell table:style-name="ce16" office:value-type="float" office:value="29.7212591867741" calcext:value-type="float">
            <text:p>29.72</text:p>
          </table:table-cell>
          <table:table-cell table:style-name="ce17" office:value-type="float" office:value="0.248785749214821" calcext:value-type="float">
            <text:p>0.249</text:p>
          </table:table-cell>
          <table:table-cell/>
          <table:table-cell table:formula="of:=[.F3]^(-[.D12])" office:value-type="float" office:value="0.0000000158351848810702" calcext:value-type="float">
            <text:p>1.58351848810702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0138995770409144" calcext:value-type="float">
            <text:p>0.013899577</text:p>
          </table:table-cell>
          <table:table-cell table:style-name="ce16"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00816676226232559" calcext:value-type="float">
            <text:p>0.0081667623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table:style-name="ce6"/>
          <table:table-cell table:style-name="ce16" office:value-type="float" office:value="29.8971772771065" calcext:value-type="float">
            <text:p>29.90</text:p>
          </table:table-cell>
          <table:table-cell table:style-name="ce16" office:value-type="float" office:value="29.7212591867741" calcext:value-type="float">
            <text:p>29.72</text:p>
          </table:table-cell>
          <table:table-cell table:style-name="ce17" office:value-type="float" office:value="0.248785749214821" calcext:value-type="float">
            <text:p>0.249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00191211995280019" calcext:value-type="float">
            <text:p>0.00191212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lm0063</text:p>
          </table:table-cell>
          <table:table-cell table:style-name="ce24"/>
          <table:table-cell table:style-name="ce26" office:value-type="float" office:value="26.3006642309468" calcext:value-type="float">
            <text:p>26.30</text:p>
          </table:table-cell>
          <table:table-cell table:style-name="ce26" office:value-type="float" office:value="26.8371019946357" calcext:value-type="float">
            <text:p>26.84</text:p>
          </table:table-cell>
          <table:table-cell table:style-name="ce28" office:value-type="float" office:value="0.758637560777984" calcext:value-type="float">
            <text:p>0.759</text:p>
          </table:table-cell>
          <table:table-cell/>
          <table:table-cell table:formula="of:=[.F3]^(-[.D14])" office:value-type="float" office:value="0.0000000904843219445566" calcext:value-type="float">
            <text:p>9.04843219445566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430370091775352" calcext:value-type="float">
            <text:p>0.0430370092</text:p>
          </table:table-cell>
          <table:table-cell table:style-name="ce16"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0575784612478008" calcext:value-type="float">
            <text:p>0.057578461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23" office:value-type="string" calcext:value-type="string">
            <text:p>lm0063</text:p>
          </table:table-cell>
          <table:table-cell table:style-name="ce24"/>
          <table:table-cell table:style-name="ce26" office:value-type="float" office:value="27.3735397583247" calcext:value-type="float">
            <text:p>27.37</text:p>
          </table:table-cell>
          <table:table-cell table:style-name="ce26" office:value-type="float" office:value="26.8371019946357" calcext:value-type="float">
            <text:p>26.84</text:p>
          </table:table-cell>
          <table:table-cell table:style-name="ce28" office:value-type="float" office:value="0.758637560777984" calcext:value-type="float">
            <text:p>0.759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0430370091775352" calcext:value-type="float">
            <text:p>0.043037009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6"/>
          <table:table-cell table:style-name="ce16" office:value-type="float" office:value="30.476876848121" calcext:value-type="float">
            <text:p>30.48</text:p>
          </table:table-cell>
          <table:table-cell table:style-name="ce16" office:value-type="float" office:value="30.4861544302113" calcext:value-type="float">
            <text:p>30.49</text:p>
          </table:table-cell>
          <table:table-cell table:style-name="ce17" office:value-type="float" office:value="0.0131204824180672" calcext:value-type="float">
            <text:p>0.013</text:p>
          </table:table-cell>
          <table:table-cell/>
          <table:table-cell table:formula="of:=[.F3]^(-[.D16])" office:value-type="float" office:value="0.00000000997414202767349" calcext:value-type="float">
            <text:p>0.00000001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00916922019868766" calcext:value-type="float">
            <text:p>0.0091692202</text:p>
          </table:table-cell>
          <table:table-cell table:style-name="ce16"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0.0772999337331561" calcext:value-type="float">
            <text:p>0.077299933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table:style-name="ce6"/>
          <table:table-cell table:style-name="ce16" office:value-type="float" office:value="30.4954320123015" calcext:value-type="float">
            <text:p>30.50</text:p>
          </table:table-cell>
          <table:table-cell table:style-name="ce16" office:value-type="float" office:value="30.4861544302113" calcext:value-type="float">
            <text:p>30.49</text:p>
          </table:table-cell>
          <table:table-cell table:style-name="ce17" office:value-type="float" office:value="0.0131204824180672" calcext:value-type="float">
            <text:p>0.013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0.262305336458788" calcext:value-type="float">
            <text:p>0.2623053365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6"/>
          <table:table-cell table:style-name="ce16" office:value-type="float" office:value="31.4878222072633" calcext:value-type="float">
            <text:p>31.49</text:p>
          </table:table-cell>
          <table:table-cell table:style-name="ce16" office:value-type="float" office:value="31.6287840239875" calcext:value-type="float">
            <text:p>31.63</text:p>
          </table:table-cell>
          <table:table-cell table:style-name="ce17" office:value-type="float" office:value="0.199350112988097" calcext:value-type="float">
            <text:p>0.199</text:p>
          </table:table-cell>
          <table:table-cell/>
          <table:table-cell table:formula="of:=[.F3]^(-[.D18])" office:value-type="float" office:value="0.00000000500024363924161" calcext:value-type="float">
            <text:p>0.000000005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8]/[.H18]" office:value-type="float" office:value="0.0055070179330182" calcext:value-type="float">
            <text:p>0.0055070179</text:p>
          </table:table-cell>
          <table:table-cell table:style-name="ce16"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0.541325264041577" calcext:value-type="float">
            <text:p>0.54132526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table:style-name="ce6"/>
          <table:table-cell table:style-name="ce16" office:value-type="float" office:value="31.7697458407117" calcext:value-type="float">
            <text:p>31.77</text:p>
          </table:table-cell>
          <table:table-cell table:style-name="ce16" office:value-type="float" office:value="31.6287840239875" calcext:value-type="float">
            <text:p>31.63</text:p>
          </table:table-cell>
          <table:table-cell table:style-name="ce17" office:value-type="float" office:value="0.199350112988097" calcext:value-type="float">
            <text:p>0.199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0.46451656970511" calcext:value-type="float">
            <text:p>0.4645165697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6"/>
          <table:table-cell table:style-name="ce16" office:value-type="float" office:value="26.4389389054014" calcext:value-type="float">
            <text:p>26.44</text:p>
          </table:table-cell>
          <table:table-cell table:style-name="ce16" office:value-type="float" office:value="26.4175297833019" calcext:value-type="float">
            <text:p>26.42</text:p>
          </table:table-cell>
          <table:table-cell table:style-name="ce17" office:value-type="float" office:value="0.0302770708317333" calcext:value-type="float">
            <text:p>0.030</text:p>
          </table:table-cell>
          <table:table-cell/>
          <table:table-cell table:formula="of:=[.F3]^(-[.D20])" office:value-type="float" office:value="0.000000116597844104272" calcext:value-type="float">
            <text:p>1.16597844104272E-007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772999337331561" calcext:value-type="float">
            <text:p>0.0772999337</text:p>
          </table:table-cell>
          <table:table-cell table:style-name="ce16"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0.0525412941152675" calcext:value-type="float">
            <text:p>0.0525412941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table:style-name="ce6"/>
          <table:table-cell table:style-name="ce16" office:value-type="float" office:value="26.3961206612023" calcext:value-type="float">
            <text:p>26.40</text:p>
          </table:table-cell>
          <table:table-cell table:style-name="ce16" office:value-type="float" office:value="26.4175297833019" calcext:value-type="float">
            <text:p>26.42</text:p>
          </table:table-cell>
          <table:table-cell table:style-name="ce17" office:value-type="float" office:value="0.0302770708317333" calcext:value-type="float">
            <text:p>0.030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0.100265269117575" calcext:value-type="float">
            <text:p>0.1002652691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lm0081</text:p>
          </table:table-cell>
          <table:table-cell table:style-name="ce25"/>
          <table:table-cell table:style-name="ce27" office:value-type="float" office:value="27.0871980913031" calcext:value-type="float">
            <text:p>27.09</text:p>
          </table:table-cell>
          <table:table-cell table:style-name="ce27" office:value-type="float" office:value="27.4781064319344" calcext:value-type="float">
            <text:p>27.48</text:p>
          </table:table-cell>
          <table:table-cell table:style-name="ce29" office:value-type="float" office:value="0.552827876965451" calcext:value-type="float">
            <text:p>0.553</text:p>
          </table:table-cell>
          <table:table-cell/>
          <table:table-cell table:formula="of:=[.F3]^(-[.D22])" office:value-type="float" office:value="0.0000000614244141818828" calcext:value-type="float">
            <text:p>6.14244141818828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299140931041053" calcext:value-type="float">
            <text:p>0.0299140931</text:p>
          </table:table-cell>
          <table:table-cell table:style-name="ce16"/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034257620366255" calcext:value-type="float">
            <text:p>0.0342576204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lm0081</text:p>
          </table:table-cell>
          <table:table-cell table:style-name="ce25"/>
          <table:table-cell table:style-name="ce27" office:value-type="float" office:value="27.8690147725656" calcext:value-type="float">
            <text:p>27.87</text:p>
          </table:table-cell>
          <table:table-cell table:style-name="ce27" office:value-type="float" office:value="27.4781064319344" calcext:value-type="float">
            <text:p>27.48</text:p>
          </table:table-cell>
          <table:table-cell table:style-name="ce29" office:value-type="float" office:value="0.552827876965451" calcext:value-type="float">
            <text:p>0.553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00233681560530005" calcext:value-type="float">
            <text:p>0.0023368156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6"/>
          <table:table-cell table:style-name="ce16" office:value-type="float" office:value="29.1568318513218" calcext:value-type="float">
            <text:p>29.16</text:p>
          </table:table-cell>
          <table:table-cell table:style-name="ce16" office:value-type="float" office:value="29.2675580450267" calcext:value-type="float">
            <text:p>29.27</text:p>
          </table:table-cell>
          <table:table-cell table:style-name="ce17" office:value-type="float" office:value="0.156590484847416" calcext:value-type="float">
            <text:p>0.157</text:p>
          </table:table-cell>
          <table:table-cell/>
          <table:table-cell table:formula="of:=[.F3]^(-[.D24])" office:value-type="float" office:value="0.0000000208303946126168" calcext:value-type="float">
            <text:p>2.08303946126168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362949458783729" calcext:value-type="float">
            <text:p>0.0362949459</text:p>
          </table:table-cell>
          <table:table-cell table:style-name="ce17"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0.0830963082626327" calcext:value-type="float">
            <text:p>0.0830963083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table:style-name="ce6"/>
          <table:table-cell table:style-name="ce16" office:value-type="float" office:value="29.3782842387316" calcext:value-type="float">
            <text:p>29.38</text:p>
          </table:table-cell>
          <table:table-cell table:style-name="ce16" office:value-type="float" office:value="29.2675580450267" calcext:value-type="float">
            <text:p>29.27</text:p>
          </table:table-cell>
          <table:table-cell table:style-name="ce17" office:value-type="float" office:value="0.156590484847416" calcext:value-type="float">
            <text:p>0.157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0422945527481922" calcext:value-type="float">
            <text:p>0.0422945527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table:style-name="ce6"/>
          <table:table-cell table:style-name="ce16" office:value-type="float" office:value="29.0994433265962" calcext:value-type="float">
            <text:p>29.10</text:p>
          </table:table-cell>
          <table:table-cell table:style-name="ce16" office:value-type="float" office:value="28.8143743112527" calcext:value-type="float">
            <text:p>28.81</text:p>
          </table:table-cell>
          <table:table-cell table:style-name="ce17" office:value-type="float" office:value="0.403148467711045" calcext:value-type="float">
            <text:p>0.403</text:p>
          </table:table-cell>
          <table:table-cell/>
          <table:table-cell table:formula="of:=[.F3]^(-[.D26])" office:value-type="float" office:value="0.000000027392777007251" calcext:value-type="float">
            <text:p>2.7392777007251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0263090923392511" calcext:value-type="float">
            <text:p>0.0263090923</text:p>
          </table:table-cell>
          <table:table-cell table:style-name="ce17"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0384013481709796" calcext:value-type="float">
            <text:p>0.038401348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table:style-name="ce6"/>
          <table:table-cell table:style-name="ce16" office:value-type="float" office:value="28.5293052959093" calcext:value-type="float">
            <text:p>28.53</text:p>
          </table:table-cell>
          <table:table-cell table:style-name="ce16" office:value-type="float" office:value="28.8143743112527" calcext:value-type="float">
            <text:p>28.81</text:p>
          </table:table-cell>
          <table:table-cell table:style-name="ce17" office:value-type="float" office:value="0.403148467711045" calcext:value-type="float">
            <text:p>0.403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0138995770409144" calcext:value-type="float">
            <text:p>0.013899577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77</text:p>
          </table:table-cell>
          <table:table-cell table:style-name="ce6"/>
          <table:table-cell table:style-name="ce16" office:value-type="float" office:value="30.3952650454743" calcext:value-type="float">
            <text:p>30.40</text:p>
          </table:table-cell>
          <table:table-cell table:style-name="ce16" office:value-type="float" office:value="30.5888581826408" calcext:value-type="float">
            <text:p>30.59</text:p>
          </table:table-cell>
          <table:table-cell table:style-name="ce17" office:value-type="float" office:value="0.273782040163182" calcext:value-type="float">
            <text:p>0.274</text:p>
          </table:table-cell>
          <table:table-cell/>
          <table:table-cell table:formula="of:=[.F3]^(-[.D28])" office:value-type="float" office:value="0.00000000937391122736492" calcext:value-type="float">
            <text:p>9.37391122736492E-009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0196594912563824" calcext:value-type="float">
            <text:p>0.0196594913</text:p>
          </table:table-cell>
          <table:table-cell table:style-name="ce17"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0055070179330182" calcext:value-type="float">
            <text:p>0.0055070179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table:style-name="ce6"/>
          <table:table-cell table:style-name="ce16" office:value-type="float" office:value="30.7824513198072" calcext:value-type="float">
            <text:p>30.78</text:p>
          </table:table-cell>
          <table:table-cell table:style-name="ce16" office:value-type="float" office:value="30.5888581826408" calcext:value-type="float">
            <text:p>30.59</text:p>
          </table:table-cell>
          <table:table-cell table:style-name="ce17" office:value-type="float" office:value="0.273782040163182" calcext:value-type="float">
            <text:p>0.27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0.148596420383578" calcext:value-type="float">
            <text:p>0.148596420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85</text:p>
          </table:table-cell>
          <table:table-cell table:style-name="ce6"/>
          <table:table-cell table:style-name="ce16" office:value-type="float" office:value="35.6228894758665" calcext:value-type="float">
            <text:p>35.62</text:p>
          </table:table-cell>
          <table:table-cell table:style-name="ce16" office:value-type="float" office:value="35.5896794202243" calcext:value-type="float">
            <text:p>35.59</text:p>
          </table:table-cell>
          <table:table-cell table:style-name="ce17" office:value-type="float" office:value="0.0469661110962949" calcext:value-type="float">
            <text:p>0.047</text:p>
          </table:table-cell>
          <table:table-cell/>
          <table:table-cell table:formula="of:=[.F3]^(-[.D30])" office:value-type="float" office:value="0.000000000456509535042757" calcext:value-type="float">
            <text:p>4.56509535042757E-010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00133511634189728" calcext:value-type="float">
            <text:p>0.0013351163</text:p>
          </table:table-cell>
          <table:table-cell table:style-name="ce17"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0.0196594912563824" calcext:value-type="float">
            <text:p>0.019659491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table:style-name="ce6"/>
          <table:table-cell table:style-name="ce16" office:value-type="float" office:value="35.5564693645822" calcext:value-type="float">
            <text:p>35.56</text:p>
          </table:table-cell>
          <table:table-cell table:style-name="ce16" office:value-type="float" office:value="35.5896794202243" calcext:value-type="float">
            <text:p>35.59</text:p>
          </table:table-cell>
          <table:table-cell table:style-name="ce17" office:value-type="float" office:value="0.0469661110962949" calcext:value-type="float">
            <text:p>0.047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0.166518918882723" calcext:value-type="float">
            <text:p>0.1665189189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table:style-name="ce6"/>
          <table:table-cell table:style-name="ce16" office:value-type="float" office:value="25.4378469178216" calcext:value-type="float">
            <text:p>25.44</text:p>
          </table:table-cell>
          <table:table-cell table:style-name="ce16" office:value-type="float" office:value="25.6201623148273" calcext:value-type="float">
            <text:p>25.62</text:p>
          </table:table-cell>
          <table:table-cell table:style-name="ce17" office:value-type="float" office:value="0.257832907074974" calcext:value-type="float">
            <text:p>0.258</text:p>
          </table:table-cell>
          <table:table-cell/>
          <table:table-cell table:formula="of:=[.F3]^(-[.D32])" office:value-type="float" office:value="0.000000188781955926773" calcext:value-type="float">
            <text:p>1.88781955926773E-007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262305336458788" calcext:value-type="float">
            <text:p>0.2623053365</text:p>
          </table:table-cell>
          <table:table-cell table:style-name="ce17"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0263090923392511" calcext:value-type="float">
            <text:p>0.0263090923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table:style-name="ce6"/>
          <table:table-cell table:style-name="ce16" office:value-type="float" office:value="25.8024777118331" calcext:value-type="float">
            <text:p>25.80</text:p>
          </table:table-cell>
          <table:table-cell table:style-name="ce16" office:value-type="float" office:value="25.6201623148273" calcext:value-type="float">
            <text:p>25.62</text:p>
          </table:table-cell>
          <table:table-cell table:style-name="ce17" office:value-type="float" office:value="0.257832907074974" calcext:value-type="float">
            <text:p>0.258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0305147912433876" calcext:value-type="float">
            <text:p>0.0305147912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table:style-name="ce6"/>
          <table:table-cell table:style-name="ce16" office:value-type="float" office:value="25.6481167787576" calcext:value-type="float">
            <text:p>25.65</text:p>
          </table:table-cell>
          <table:table-cell table:style-name="ce16" office:value-type="float" office:value="25.7074554199278" calcext:value-type="float">
            <text:p>25.71</text:p>
          </table:table-cell>
          <table:table-cell table:style-name="ce17" office:value-type="float" office:value="0.083917511115642" calcext:value-type="float">
            <text:p>0.084</text:p>
          </table:table-cell>
          <table:table-cell/>
          <table:table-cell table:formula="of:=[.F3]^(-[.D34])" office:value-type="float" office:value="0.000000179081329878288" calcext:value-type="float">
            <text:p>1.79081329878288E-007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15911263103797" calcext:value-type="float">
            <text:p>0.159112631</text:p>
          </table:table-cell>
          <table:table-cell table:style-name="ce16"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0.100406791185284" calcext:value-type="float">
            <text:p>0.1004067912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table:style-name="ce6"/>
          <table:table-cell table:style-name="ce16" office:value-type="float" office:value="25.7667940610979" calcext:value-type="float">
            <text:p>25.77</text:p>
          </table:table-cell>
          <table:table-cell table:style-name="ce16" office:value-type="float" office:value="25.7074554199278" calcext:value-type="float">
            <text:p>25.71</text:p>
          </table:table-cell>
          <table:table-cell table:style-name="ce17" office:value-type="float" office:value="0.083917511115642" calcext:value-type="float">
            <text:p>0.084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0634354948938997" calcext:value-type="float">
            <text:p>0.0634354949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table:style-name="ce6"/>
          <table:table-cell table:style-name="ce16" office:value-type="float" office:value="30.6492045328508" calcext:value-type="float">
            <text:p>30.65</text:p>
          </table:table-cell>
          <table:table-cell table:style-name="ce16" office:value-type="float" office:value="30.7065572754918" calcext:value-type="float">
            <text:p>30.71</text:p>
          </table:table-cell>
          <table:table-cell table:style-name="ce17" office:value-type="float" office:value="0.0811090264822727" calcext:value-type="float">
            <text:p>0.081</text:p>
          </table:table-cell>
          <table:table-cell/>
          <table:table-cell table:formula="of:=[.F3]^(-[.D36])" office:value-type="float" office:value="0.00000000873032841497445" calcext:value-type="float">
            <text:p>8.73032841497445E-009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00916309449568477" calcext:value-type="float">
            <text:p>0.0091630945</text:p>
          </table:table-cell>
          <table:table-cell table:style-name="ce16"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0118044275482065" calcext:value-type="float">
            <text:p>0.0118044275</text:p>
          </table:table-cell>
          <table:table-cell table:number-columns-repeated="1008"/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table:style-name="ce6"/>
          <table:table-cell table:style-name="ce16" office:value-type="float" office:value="30.7639100181329" calcext:value-type="float">
            <text:p>30.76</text:p>
          </table:table-cell>
          <table:table-cell table:style-name="ce16" office:value-type="float" office:value="30.7065572754918" calcext:value-type="float">
            <text:p>30.71</text:p>
          </table:table-cell>
          <table:table-cell table:style-name="ce17" office:value-type="float" office:value="0.0811090264822727" calcext:value-type="float">
            <text:p>0.081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0142538625831857" calcext:value-type="float">
            <text:p>0.0142538626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6"/>
          <table:table-cell table:style-name="ce16" office:value-type="float" office:value="27.854202124493" calcext:value-type="float">
            <text:p>27.85</text:p>
          </table:table-cell>
          <table:table-cell table:style-name="ce16" office:value-type="float" office:value="27.5838340720892" calcext:value-type="float">
            <text:p>27.58</text:p>
          </table:table-cell>
          <table:table-cell table:style-name="ce17" office:value-type="float" office:value="0.382358166541941" calcext:value-type="float">
            <text:p>0.382</text:p>
          </table:table-cell>
          <table:table-cell/>
          <table:table-cell table:formula="of:=[.F3]^(-[.D38])" office:value-type="float" office:value="0.0000000576225785811388" calcext:value-type="float">
            <text:p>5.76225785811388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0305147912433876" calcext:value-type="float">
            <text:p>0.0305147912</text:p>
          </table:table-cell>
          <table:table-cell table:style-name="ce27"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0143853551959203" calcext:value-type="float">
            <text:p>0.0143853552</text:p>
          </table:table-cell>
          <table:table-cell table:number-columns-repeated="3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table:style-name="ce6"/>
          <table:table-cell table:style-name="ce16" office:value-type="float" office:value="27.3134660196853" calcext:value-type="float">
            <text:p>27.31</text:p>
          </table:table-cell>
          <table:table-cell table:style-name="ce16" office:value-type="float" office:value="27.5838340720892" calcext:value-type="float">
            <text:p>27.58</text:p>
          </table:table-cell>
          <table:table-cell table:style-name="ce17" office:value-type="float" office:value="0.382358166541941" calcext:value-type="float">
            <text:p>0.382</text:p>
          </table:table-cell>
          <table:table-cell/>
          <table:table-cell table:style-name="ce14"/>
          <table:table-cell/>
          <table:table-cell table:style-name="ce27" table:number-columns-repeated="2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00916922019868766" calcext:value-type="float">
            <text:p>0.0091692202</text:p>
          </table:table-cell>
          <table:table-cell table:number-columns-repeated="3" office:value-type="string" calcext:value-type="string">
            <text:p>NA</text:p>
          </table:table-cell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6"/>
          <table:table-cell table:style-name="ce16" office:value-type="float" office:value="27.3979408473028" calcext:value-type="float">
            <text:p>27.40</text:p>
          </table:table-cell>
          <table:table-cell table:style-name="ce16" office:value-type="float" office:value="27.5274597719853" calcext:value-type="float">
            <text:p>27.53</text:p>
          </table:table-cell>
          <table:table-cell table:style-name="ce17" office:value-type="float" office:value="0.183167419869899" calcext:value-type="float">
            <text:p>0.183</text:p>
          </table:table-cell>
          <table:table-cell/>
          <table:table-cell table:formula="of:=[.F3]^(-[.D40])" office:value-type="float" office:value="0.0000000596194802096513" calcext:value-type="float">
            <text:p>5.96194802096513E-008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100406791185284" calcext:value-type="float">
            <text:p>0.1004067912</text:p>
          </table:table-cell>
          <table:table-cell table:style-name="ce17"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0299140931041053" calcext:value-type="float">
            <text:p>0.0299140931</text:p>
          </table:table-cell>
          <table:table-cell table:number-columns-repeated="3" office:value-type="string" calcext:value-type="string">
            <text:p>NA</text:p>
          </table:table-cell>
          <table:table-cell table:style-name="ce19" table:number-columns-repeated="3"/>
          <table:table-cell table:number-columns-repeated="1005"/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table:style-name="ce6"/>
          <table:table-cell table:style-name="ce16" office:value-type="float" office:value="27.6569786966677" calcext:value-type="float">
            <text:p>27.66</text:p>
          </table:table-cell>
          <table:table-cell table:style-name="ce16" office:value-type="float" office:value="27.5274597719853" calcext:value-type="float">
            <text:p>27.53</text:p>
          </table:table-cell>
          <table:table-cell table:style-name="ce17" office:value-type="float" office:value="0.183167419869899" calcext:value-type="float">
            <text:p>0.183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00133511634189728" calcext:value-type="float">
            <text:p>0.001335116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6"/>
          <table:table-cell table:style-name="ce16" office:value-type="float" office:value="27.3951321146953" calcext:value-type="float">
            <text:p>27.40</text:p>
          </table:table-cell>
          <table:table-cell table:style-name="ce16" office:value-type="float" office:value="27.4505070823921" calcext:value-type="float">
            <text:p>27.45</text:p>
          </table:table-cell>
          <table:table-cell table:style-name="ce17" office:value-type="float" office:value="0.0783120303327107" calcext:value-type="float">
            <text:p>0.078</text:p>
          </table:table-cell>
          <table:table-cell/>
          <table:table-cell table:formula="of:=[.F3]^(-[.D42])" office:value-type="float" office:value="0.0000000624574864716423" calcext:value-type="float">
            <text:p>6.24574864716423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0427364370648085" calcext:value-type="float">
            <text:p>0.0427364371</text:p>
          </table:table-cell>
          <table:table-cell table:style-name="ce16"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0206816182676148" calcext:value-type="float">
            <text:p>0.0206816183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table:style-name="ce6"/>
          <table:table-cell table:style-name="ce16" office:value-type="float" office:value="27.5058820500888" calcext:value-type="float">
            <text:p>27.51</text:p>
          </table:table-cell>
          <table:table-cell table:style-name="ce16" office:value-type="float" office:value="27.4505070823921" calcext:value-type="float">
            <text:p>27.45</text:p>
          </table:table-cell>
          <table:table-cell table:style-name="ce17" office:value-type="float" office:value="0.0783120303327107" calcext:value-type="float">
            <text:p>0.078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0361420502253452" calcext:value-type="float">
            <text:p>0.0361420502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25"/>
          <table:table-cell table:style-name="ce27" office:value-type="float" office:value="29.822344226693" calcext:value-type="float">
            <text:p>29.82</text:p>
          </table:table-cell>
          <table:table-cell table:style-name="ce27" office:value-type="float" office:value="29.8260646436537" calcext:value-type="float">
            <text:p>29.83</text:p>
          </table:table-cell>
          <table:table-cell table:style-name="ce29" office:value-type="float" office:value="0.00526146412355526" calcext:value-type="float">
            <text:p>0.005</text:p>
          </table:table-cell>
          <table:table-cell/>
          <table:table-cell table:formula="of:=[.F3]^(-[.D44])" office:value-type="float" office:value="0.0000000148633543562793" calcext:value-type="float">
            <text:p>1.48633543562793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0206816182676148" calcext:value-type="float">
            <text:p>0.0206816183</text:p>
          </table:table-cell>
          <table:table-cell table:style-name="ce16"/>
          <table:table-cell table:style-name="ce17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00916309449568477" calcext:value-type="float">
            <text:p>0.0091630945</text:p>
          </table:table-cell>
          <table:table-cell table:number-columns-repeated="1010"/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25"/>
          <table:table-cell table:style-name="ce27" office:value-type="float" office:value="29.8297850606144" calcext:value-type="float">
            <text:p>29.83</text:p>
          </table:table-cell>
          <table:table-cell table:style-name="ce27" office:value-type="float" office:value="29.8260646436537" calcext:value-type="float">
            <text:p>29.83</text:p>
          </table:table-cell>
          <table:table-cell table:style-name="ce29" office:value-type="float" office:value="0.00526146412355526" calcext:value-type="float">
            <text:p>0.005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126608062820536" calcext:value-type="float">
            <text:p>0.1266080628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6"/>
          <table:table-cell table:style-name="ce16" office:value-type="float" office:value="29.1883033986647" calcext:value-type="float">
            <text:p>29.19</text:p>
          </table:table-cell>
          <table:table-cell table:style-name="ce16" office:value-type="float" office:value="29.2032839656195" calcext:value-type="float">
            <text:p>29.20</text:p>
          </table:table-cell>
          <table:table-cell table:style-name="ce17" office:value-type="float" office:value="0.0211857209595528" calcext:value-type="float">
            <text:p>0.021</text:p>
          </table:table-cell>
          <table:table-cell/>
          <table:table-cell table:formula="of:=[.F3]^(-[.D46])" office:value-type="float" office:value="0.0000000216554044607981" calcext:value-type="float">
            <text:p>2.16554044607981E-008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0227926318884069" calcext:value-type="float">
            <text:p>0.0227926319</text:p>
          </table:table-cell>
          <table:table-cell table:style-name="ce16"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141184841135993" calcext:value-type="float">
            <text:p>0.1411848411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table:style-name="ce6"/>
          <table:table-cell table:style-name="ce16" office:value-type="float" office:value="29.2182645325743" calcext:value-type="float">
            <text:p>29.22</text:p>
          </table:table-cell>
          <table:table-cell table:style-name="ce16" office:value-type="float" office:value="29.2032839656195" calcext:value-type="float">
            <text:p>29.20</text:p>
          </table:table-cell>
          <table:table-cell table:style-name="ce17" office:value-type="float" office:value="0.0211857209595528" calcext:value-type="float">
            <text:p>0.021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00261957856425249" calcext:value-type="float">
            <text:p>0.0026195786</text:p>
          </table:table-cell>
          <table:table-cell office:value-type="string" calcext:value-type="string">
            <text:p>NA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6"/>
          <table:table-cell table:style-name="ce16" office:value-type="float" office:value="28.1494115210777" calcext:value-type="float">
            <text:p>28.15</text:p>
          </table:table-cell>
          <table:table-cell table:style-name="ce16" office:value-type="float" office:value="28.0171986404012" calcext:value-type="float">
            <text:p>28.02</text:p>
          </table:table-cell>
          <table:table-cell table:style-name="ce17" office:value-type="float" office:value="0.186977248973172" calcext:value-type="float">
            <text:p>0.187</text:p>
          </table:table-cell>
          <table:table-cell/>
          <table:table-cell table:formula="of:=[.F3]^(-[.D48])" office:value-type="float" office:value="0.0000000443461258993491" calcext:value-type="float">
            <text:p>4.43461258993491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0362573503375532" calcext:value-type="float">
            <text:p>0.0362573503</text:p>
          </table:table-cell>
          <table:table-cell table:style-name="ce16"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737594010227889" calcext:value-type="float">
            <text:p>0.073759401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table:style-name="ce6"/>
          <table:table-cell table:style-name="ce16" office:value-type="float" office:value="27.8849857597246" calcext:value-type="float">
            <text:p>27.88</text:p>
          </table:table-cell>
          <table:table-cell table:style-name="ce16" office:value-type="float" office:value="28.0171986404012" calcext:value-type="float">
            <text:p>28.02</text:p>
          </table:table-cell>
          <table:table-cell table:style-name="ce17" office:value-type="float" office:value="0.186977248973172" calcext:value-type="float">
            <text:p>0.187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737594010227889" calcext:value-type="float">
            <text:p>0.073759401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6"/>
          <table:table-cell table:style-name="ce16" office:value-type="float" office:value="22.2203497248959" calcext:value-type="float">
            <text:p>22.22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/>
          <table:table-cell table:formula="of:=[.F3]^(-[.D50])" office:value-type="float" office:value="0.00000145023972114714" calcext:value-type="float">
            <text:p>1.45023972114714E-006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1.10623443987346" calcext:value-type="float">
            <text:p>1.1062344399</text:p>
          </table:table-cell>
          <table:table-cell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140950265744516" calcext:value-type="float">
            <text:p>0.1409502657</text:p>
          </table:table-cell>
          <table:table-cell table:number-columns-repeated="1008"/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table:style-name="ce6"/>
          <table:table-cell table:style-name="ce16" office:value-type="float" office:value="22.2722085646661" calcext:value-type="float">
            <text:p>22.27</text:p>
          </table:table-cell>
          <table:table-cell table:style-name="ce16" office:value-type="float" office:value="22.246279144781" calcext:value-type="float">
            <text:p>22.25</text:p>
          </table:table-cell>
          <table:table-cell table:style-name="ce17" office:value-type="float" office:value="0.036669737265918" calcext:value-type="float">
            <text:p>0.037</text:p>
          </table:table-cell>
          <table:table-cell table:number-columns-repeated="3"/>
          <table:table-cell table:style-name="ce16" table:number-columns-repeated="2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6"/>
          <table:table-cell table:style-name="ce16" office:value-type="float" office:value="27.8522797764857" calcext:value-type="float">
            <text:p>27.85</text:p>
          </table:table-cell>
          <table:table-cell table:style-name="ce16" office:value-type="float" office:value="28.3127617368097" calcext:value-type="float">
            <text:p>28.31</text:p>
          </table:table-cell>
          <table:table-cell table:style-name="ce17" office:value-type="float" office:value="0.651219833518387" calcext:value-type="float">
            <text:p>0.651</text:p>
          </table:table-cell>
          <table:table-cell/>
          <table:table-cell table:formula="of:=[.F3]^(-[.D52])" office:value-type="float" office:value="0.0000000370923909792006" calcext:value-type="float">
            <text:p>3.70923909792006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0361420502253452" calcext:value-type="float">
            <text:p>0.0361420502</text:p>
          </table:table-cell>
          <table:table-cell table:style-name="ce16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table:style-name="ce6"/>
          <table:table-cell table:style-name="ce16" office:value-type="float" office:value="28.7732436971337" calcext:value-type="float">
            <text:p>28.77</text:p>
          </table:table-cell>
          <table:table-cell table:style-name="ce16" office:value-type="float" office:value="28.3127617368097" calcext:value-type="float">
            <text:p>28.31</text:p>
          </table:table-cell>
          <table:table-cell table:style-name="ce17" office:value-type="float" office:value="0.651219833518387" calcext:value-type="float">
            <text:p>0.651</text:p>
          </table:table-cell>
          <table:table-cell table:number-columns-repeated="3"/>
          <table:table-cell table:style-name="ce16" table:number-columns-repeated="2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6"/>
          <table:table-cell table:style-name="ce16" office:value-type="float" office:value="27.8383901263562" calcext:value-type="float">
            <text:p>27.84</text:p>
          </table:table-cell>
          <table:table-cell table:style-name="ce16" office:value-type="float" office:value="27.8412796691603" calcext:value-type="float">
            <text:p>27.84</text:p>
          </table:table-cell>
          <table:table-cell table:style-name="ce17" office:value-type="float" office:value="0.00408643062260329" calcext:value-type="float">
            <text:p>0.004</text:p>
          </table:table-cell>
          <table:table-cell/>
          <table:table-cell table:formula="of:=[.F3]^(-[.D54])" office:value-type="float" office:value="0.0000000493203115528452" calcext:value-type="float">
            <text:p>4.93203115528452E-008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0525412941152675" calcext:value-type="float">
            <text:p>0.0525412941</text:p>
          </table:table-cell>
          <table:table-cell table:style-name="ce16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table:style-name="ce6"/>
          <table:table-cell table:style-name="ce16" office:value-type="float" office:value="27.8441692119644" calcext:value-type="float">
            <text:p>27.84</text:p>
          </table:table-cell>
          <table:table-cell table:style-name="ce16" office:value-type="float" office:value="27.8412796691603" calcext:value-type="float">
            <text:p>27.84</text:p>
          </table:table-cell>
          <table:table-cell table:style-name="ce17" office:value-type="float" office:value="0.00408643062260329" calcext:value-type="float">
            <text:p>0.004</text:p>
          </table:table-cell>
          <table:table-cell table:number-columns-repeated="3"/>
          <table:table-cell table:style-name="ce16" table:number-columns-repeated="2"/>
          <table:table-cell table:style-name="ce17"/>
          <table:table-cell table:number-columns-repeated="1013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25"/>
          <table:table-cell table:style-name="ce27" office:value-type="float" office:value="29.1364295738327" calcext:value-type="float">
            <text:p>29.14</text:p>
          </table:table-cell>
          <table:table-cell table:style-name="ce27" office:value-type="float" office:value="29.6350573574707" calcext:value-type="float">
            <text:p>29.64</text:p>
          </table:table-cell>
          <table:table-cell table:style-name="ce29" office:value-type="float" office:value="0.705166174196826" calcext:value-type="float">
            <text:p>0.705</text:p>
          </table:table-cell>
          <table:table-cell/>
          <table:table-cell table:formula="of:=[.F3]^(-[.D56])" office:value-type="float" office:value="0.0000000166819533470707" calcext:value-type="float">
            <text:p>1.66819533470707E-008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0262659485698168" calcext:value-type="float">
            <text:p>0.0262659486</text:p>
          </table:table-cell>
          <table:table-cell table:style-name="ce16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25"/>
          <table:table-cell table:style-name="ce27" office:value-type="float" office:value="30.1336851411086" calcext:value-type="float">
            <text:p>30.13</text:p>
          </table:table-cell>
          <table:table-cell table:style-name="ce27" office:value-type="float" office:value="29.6350573574707" calcext:value-type="float">
            <text:p>29.64</text:p>
          </table:table-cell>
          <table:table-cell table:style-name="ce29" office:value-type="float" office:value="0.705166174196826" calcext:value-type="float">
            <text:p>0.705</text:p>
          </table:table-cell>
          <table:table-cell table:number-columns-repeated="3"/>
          <table:table-cell table:style-name="ce16" table:number-columns-repeated="2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6"/>
          <table:table-cell table:style-name="ce16" office:value-type="float" office:value="25.2283086118729" calcext:value-type="float">
            <text:p>25.23</text:p>
          </table:table-cell>
          <table:table-cell table:style-name="ce16" office:value-type="float" office:value="25.3567880409308" calcext:value-type="float">
            <text:p>25.36</text:p>
          </table:table-cell>
          <table:table-cell table:style-name="ce17" office:value-type="float" office:value="0.181697351059643" calcext:value-type="float">
            <text:p>0.182</text:p>
          </table:table-cell>
          <table:table-cell/>
          <table:table-cell table:formula="of:=[.F3]^(-[.D58])" office:value-type="float" office:value="0.000000221351947117871" calcext:value-type="float">
            <text:p>2.21351947117871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148596420383578" calcext:value-type="float">
            <text:p>0.1485964204</text:p>
          </table:table-cell>
          <table:table-cell table:style-name="ce16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table:style-name="ce6"/>
          <table:table-cell table:style-name="ce16" office:value-type="float" office:value="25.4852674699887" calcext:value-type="float">
            <text:p>25.49</text:p>
          </table:table-cell>
          <table:table-cell table:style-name="ce16" office:value-type="float" office:value="25.3567880409308" calcext:value-type="float">
            <text:p>25.36</text:p>
          </table:table-cell>
          <table:table-cell table:style-name="ce17" office:value-type="float" office:value="0.181697351059643" calcext:value-type="float">
            <text:p>0.182</text:p>
          </table:table-cell>
          <table:table-cell table:number-columns-repeated="5"/>
          <table:table-cell table:style-name="ce17"/>
          <table:table-cell table:number-columns-repeated="1013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6"/>
          <table:table-cell table:style-name="ce16" office:value-type="float" office:value="22.7176576968252" calcext:value-type="float">
            <text:p>22.72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/>
          <table:table-cell table:formula="of:=[.F3]^(-[.D60])" office:value-type="float" office:value="0.00000121824898811135" calcext:value-type="float">
            <text:p>1.21824898811135E-006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541325264041575" calcext:value-type="float">
            <text:p>0.541325264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table:style-name="ce6"/>
          <table:table-cell table:style-name="ce16" office:value-type="float" office:value="22.3517984578446" calcext:value-type="float">
            <text:p>22.35</text:p>
          </table:table-cell>
          <table:table-cell table:style-name="ce16" office:value-type="float" office:value="22.5347280773349" calcext:value-type="float">
            <text:p>22.53</text:p>
          </table:table-cell>
          <table:table-cell table:style-name="ce17" office:value-type="float" office:value="0.25870154884292" calcext:value-type="float">
            <text:p>0.259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6"/>
          <table:table-cell table:style-name="ce16" office:value-type="float" office:value="23.5458326273254" calcext:value-type="float">
            <text:p>23.55</text:p>
          </table:table-cell>
          <table:table-cell table:style-name="ce16" office:value-type="float" office:value="23.6335990729767" calcext:value-type="float">
            <text:p>23.63</text:p>
          </table:table-cell>
          <table:table-cell table:style-name="ce17" office:value-type="float" office:value="0.124120497761338" calcext:value-type="float">
            <text:p>0.124</text:p>
          </table:table-cell>
          <table:table-cell/>
          <table:table-cell table:formula="of:=[.F3]^(-[.D62])" office:value-type="float" office:value="0.000000627099087813207" calcext:value-type="float">
            <text:p>6.27099087813207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46451656970511" calcext:value-type="float">
            <text:p>0.4645165697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table:style-name="ce6"/>
          <table:table-cell table:style-name="ce16" office:value-type="float" office:value="23.721365518628" calcext:value-type="float">
            <text:p>23.72</text:p>
          </table:table-cell>
          <table:table-cell table:style-name="ce16" office:value-type="float" office:value="23.6335990729767" calcext:value-type="float">
            <text:p>23.63</text:p>
          </table:table-cell>
          <table:table-cell table:style-name="ce17" office:value-type="float" office:value="0.124120497761338" calcext:value-type="float">
            <text:p>0.124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6"/>
          <table:table-cell table:style-name="ce16" office:value-type="float" office:value="26.0660994789376" calcext:value-type="float">
            <text:p>26.07</text:p>
          </table:table-cell>
          <table:table-cell table:style-name="ce16" office:value-type="float" office:value="26.1642922481109" calcext:value-type="float">
            <text:p>26.16</text:p>
          </table:table-cell>
          <table:table-cell table:style-name="ce17" office:value-type="float" office:value="0.138865545891832" calcext:value-type="float">
            <text:p>0.139</text:p>
          </table:table-cell>
          <table:table-cell/>
          <table:table-cell table:formula="of:=[.F3]^(-[.D64])" office:value-type="float" office:value="0.000000135879201938858" calcext:value-type="float">
            <text:p>1.35879201938858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100265269117575" calcext:value-type="float">
            <text:p>0.1002652691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table:style-name="ce6"/>
          <table:table-cell table:style-name="ce16" office:value-type="float" office:value="26.2624850172842" calcext:value-type="float">
            <text:p>26.26</text:p>
          </table:table-cell>
          <table:table-cell table:style-name="ce16" office:value-type="float" office:value="26.1642922481109" calcext:value-type="float">
            <text:p>26.16</text:p>
          </table:table-cell>
          <table:table-cell table:style-name="ce17" office:value-type="float" office:value="0.138865545891832" calcext:value-type="float">
            <text:p>0.139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25"/>
          <table:table-cell table:style-name="ce16" office:value-type="float" office:value="24.967335491088" calcext:value-type="float">
            <text:p>24.97</text:p>
          </table:table-cell>
          <table:table-cell table:style-name="ce16" office:value-type="float" office:value="25.2445056838209" calcext:value-type="float">
            <text:p>25.24</text:p>
          </table:table-cell>
          <table:table-cell table:style-name="ce17" office:value-type="float" office:value="0.391977845648411" calcext:value-type="float">
            <text:p>0.392</text:p>
          </table:table-cell>
          <table:table-cell/>
          <table:table-cell table:formula="of:=[.F3]^(-[.D66])" office:value-type="float" office:value="0.000000236892861298777" calcext:value-type="float">
            <text:p>2.36892861298777E-007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166518918882723" calcext:value-type="float">
            <text:p>0.166518918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25"/>
          <table:table-cell table:style-name="ce16" office:value-type="float" office:value="25.5216758765538" calcext:value-type="float">
            <text:p>25.52</text:p>
          </table:table-cell>
          <table:table-cell table:style-name="ce16" office:value-type="float" office:value="25.2445056838209" calcext:value-type="float">
            <text:p>25.24</text:p>
          </table:table-cell>
          <table:table-cell table:style-name="ce17" office:value-type="float" office:value="0.391977845648411" calcext:value-type="float">
            <text:p>0.392</text:p>
          </table:table-cell>
          <table:table-cell table:number-columns-repeated="3"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59</text:p>
          </table:table-cell>
          <table:table-cell table:style-name="ce25"/>
          <table:table-cell table:style-name="ce27" office:value-type="float" office:value="27.3500712955328" calcext:value-type="float">
            <text:p>27.35</text:p>
          </table:table-cell>
          <table:table-cell table:style-name="ce27" office:value-type="float" office:value="27.7119659052172" calcext:value-type="float">
            <text:p>27.71</text:p>
          </table:table-cell>
          <table:table-cell table:style-name="ce29" office:value-type="float" office:value="0.511796265165396" calcext:value-type="float">
            <text:p>0.512</text:p>
          </table:table-cell>
          <table:table-cell/>
          <table:table-cell table:formula="of:=[.F3]^(-[.D68])" office:value-type="float" office:value="0.0000000533291116851121" calcext:value-type="float">
            <text:p>5.33291116851121E-008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034257620366255" calcext:value-type="float">
            <text:p>0.0342576204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59</text:p>
          </table:table-cell>
          <table:table-cell table:style-name="ce19"/>
          <table:table-cell table:style-name="ce27" office:value-type="float" office:value="28.0738605149016" calcext:value-type="float">
            <text:p>28.07</text:p>
          </table:table-cell>
          <table:table-cell table:style-name="ce27" office:value-type="float" office:value="27.7119659052172" calcext:value-type="float">
            <text:p>27.71</text:p>
          </table:table-cell>
          <table:table-cell table:style-name="ce29" office:value-type="float" office:value="0.511796265165396" calcext:value-type="float">
            <text:p>0.512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/>
          <table:table-cell table:style-name="ce16" office:value-type="float" office:value="26.3025749533094" calcext:value-type="float">
            <text:p>26.30</text:p>
          </table:table-cell>
          <table:table-cell table:style-name="ce16" office:value-type="float" office:value="26.2139132736847" calcext:value-type="float">
            <text:p>26.21</text:p>
          </table:table-cell>
          <table:table-cell table:style-name="ce17" office:value-type="float" office:value="0.125386549788076" calcext:value-type="float">
            <text:p>0.125</text:p>
          </table:table-cell>
          <table:table-cell/>
          <table:table-cell table:formula="of:=[.F3]^(-[.D70])" office:value-type="float" office:value="0.000000131865108126583" calcext:value-type="float">
            <text:p>1.31865108126583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126608062820536" calcext:value-type="float">
            <text:p>0.1266080628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/>
          <table:table-cell table:style-name="ce16" office:value-type="float" office:value="26.1252515940599" calcext:value-type="float">
            <text:p>26.13</text:p>
          </table:table-cell>
          <table:table-cell table:style-name="ce16" office:value-type="float" office:value="26.2139132736847" calcext:value-type="float">
            <text:p>26.21</text:p>
          </table:table-cell>
          <table:table-cell table:style-name="ce17" office:value-type="float" office:value="0.125386549788076" calcext:value-type="float">
            <text:p>0.125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/>
          <table:table-cell table:style-name="ce16" office:value-type="float" office:value="26.0091708629622" calcext:value-type="float">
            <text:p>26.01</text:p>
          </table:table-cell>
          <table:table-cell table:style-name="ce16" office:value-type="float" office:value="26.0476593295672" calcext:value-type="float">
            <text:p>26.05</text:p>
          </table:table-cell>
          <table:table-cell table:style-name="ce17" office:value-type="float" office:value="0.0544309114676986" calcext:value-type="float">
            <text:p>0.054</text:p>
          </table:table-cell>
          <table:table-cell/>
          <table:table-cell table:formula="of:=[.F3]^(-[.D72])" office:value-type="float" office:value="0.000000145801980758695" calcext:value-type="float">
            <text:p>1.45801980758695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141184841135993" calcext:value-type="float">
            <text:p>0.1411848411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/>
          <table:table-cell table:style-name="ce16" office:value-type="float" office:value="26.0861477961722" calcext:value-type="float">
            <text:p>26.09</text:p>
          </table:table-cell>
          <table:table-cell table:style-name="ce16" office:value-type="float" office:value="26.0476593295672" calcext:value-type="float">
            <text:p>26.05</text:p>
          </table:table-cell>
          <table:table-cell table:style-name="ce17" office:value-type="float" office:value="0.0544309114676986" calcext:value-type="float">
            <text:p>0.05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number-columns-repeated="6"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/>
          <table:table-cell table:style-name="ce16" office:value-type="float" office:value="32.2376292605886" calcext:value-type="float">
            <text:p>32.24</text:p>
          </table:table-cell>
          <table:table-cell table:style-name="ce16" office:value-type="float" office:value="32.2837353326909" calcext:value-type="float">
            <text:p>32.28</text:p>
          </table:table-cell>
          <table:table-cell table:style-name="ce17" office:value-type="float" office:value="0.0652038324748008" calcext:value-type="float">
            <text:p>0.065</text:p>
          </table:table-cell>
          <table:table-cell/>
          <table:table-cell table:formula="of:=[.F3]^(-[.D75])" office:value-type="float" office:value="0.00000000336587885972447" calcext:value-type="float">
            <text:p>3.36587885972447E-009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5]/[.H75]" office:value-type="float" office:value="0.00233681560530005" calcext:value-type="float">
            <text:p>0.0023368156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/>
          <table:table-cell table:style-name="ce16" office:value-type="float" office:value="32.3298414047932" calcext:value-type="float">
            <text:p>32.33</text:p>
          </table:table-cell>
          <table:table-cell table:style-name="ce16" office:value-type="float" office:value="32.2837353326909" calcext:value-type="float">
            <text:p>32.28</text:p>
          </table:table-cell>
          <table:table-cell table:style-name="ce17" office:value-type="float" office:value="0.0652038324748008" calcext:value-type="float">
            <text:p>0.065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28</text:p>
          </table:table-cell>
          <table:table-cell table:style-name="ce19"/>
          <table:table-cell table:style-name="ce16" office:value-type="float" office:value="27.268275068761" calcext:value-type="float">
            <text:p>27.27</text:p>
          </table:table-cell>
          <table:table-cell table:style-name="ce16" office:value-type="float" office:value="27.2068374315733" calcext:value-type="float">
            <text:p>27.21</text:p>
          </table:table-cell>
          <table:table-cell table:style-name="ce17" office:value-type="float" office:value="0.0868859397509799" calcext:value-type="float">
            <text:p>0.087</text:p>
          </table:table-cell>
          <table:table-cell/>
          <table:table-cell table:formula="of:=[.F3]^(-[.D77])" office:value-type="float" office:value="0.0000000723662166376909" calcext:value-type="float">
            <text:p>7.23662166376909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7]/[.H77]" office:value-type="float" office:value="0.0634354948938997" calcext:value-type="float">
            <text:p>0.0634354949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28</text:p>
          </table:table-cell>
          <table:table-cell table:style-name="ce19"/>
          <table:table-cell table:style-name="ce16" office:value-type="float" office:value="27.1453997943856" calcext:value-type="float">
            <text:p>27.15</text:p>
          </table:table-cell>
          <table:table-cell table:style-name="ce16" office:value-type="float" office:value="27.2068374315733" calcext:value-type="float">
            <text:p>27.21</text:p>
          </table:table-cell>
          <table:table-cell table:style-name="ce17" office:value-type="float" office:value="0.0868859397509799" calcext:value-type="float">
            <text:p>0.087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33</text:p>
          </table:table-cell>
          <table:table-cell table:style-name="ce19"/>
          <table:table-cell table:style-name="ce16" office:value-type="float" office:value="27.7202672966876" calcext:value-type="float">
            <text:p>27.72</text:p>
          </table:table-cell>
          <table:table-cell table:style-name="ce16" office:value-type="float" office:value="28.2635789112844" calcext:value-type="float">
            <text:p>28.26</text:p>
          </table:table-cell>
          <table:table-cell table:style-name="ce17" office:value-type="float" office:value="0.768358653957663" calcext:value-type="float">
            <text:p>0.768</text:p>
          </table:table-cell>
          <table:table-cell/>
          <table:table-cell table:formula="of:=[.F3]^(-[.D79])" office:value-type="float" office:value="0.0000000382113969441379" calcext:value-type="float">
            <text:p>3.82113969441379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9]/[.H79]" office:value-type="float" office:value="0.0830963082626327" calcext:value-type="float">
            <text:p>0.0830963083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33</text:p>
          </table:table-cell>
          <table:table-cell table:style-name="ce19"/>
          <table:table-cell table:style-name="ce16" office:value-type="float" office:value="28.8068905258813" calcext:value-type="float">
            <text:p>28.81</text:p>
          </table:table-cell>
          <table:table-cell table:style-name="ce16" office:value-type="float" office:value="28.2635789112844" calcext:value-type="float">
            <text:p>28.26</text:p>
          </table:table-cell>
          <table:table-cell table:style-name="ce17" office:value-type="float" office:value="0.768358653957663" calcext:value-type="float">
            <text:p>0.768</text:p>
          </table:table-cell>
          <table:table-cell table:number-columns-repeated="1019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/>
          <table:table-cell table:style-name="ce16" office:value-type="float" office:value="29.9602500424121" calcext:value-type="float">
            <text:p>29.96</text:p>
          </table:table-cell>
          <table:table-cell table:style-name="ce16" office:value-type="float" office:value="30.2929611339863" calcext:value-type="float">
            <text:p>30.29</text:p>
          </table:table-cell>
          <table:table-cell table:style-name="ce17" office:value-type="float" office:value="0.470524538056138" calcext:value-type="float">
            <text:p>0.471</text:p>
          </table:table-cell>
          <table:table-cell/>
          <table:table-cell table:formula="of:=[.F3]^(-[.D81])" office:value-type="float" office:value="0.0000000112093218528096" calcext:value-type="float">
            <text:p>1.12093218528096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1]/[.H81]" office:value-type="float" office:value="0.0118044275482065" calcext:value-type="float">
            <text:p>0.0118044275</text:p>
          </table:table-cell>
          <table:table-cell table:number-columns-repeated="1015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/>
          <table:table-cell table:style-name="ce16" office:value-type="float" office:value="30.6256722255604" calcext:value-type="float">
            <text:p>30.63</text:p>
          </table:table-cell>
          <table:table-cell table:style-name="ce16" office:value-type="float" office:value="30.2929611339863" calcext:value-type="float">
            <text:p>30.29</text:p>
          </table:table-cell>
          <table:table-cell table:style-name="ce17" office:value-type="float" office:value="0.470524538056138" calcext:value-type="float">
            <text:p>0.471</text:p>
          </table:table-cell>
          <table:table-cell table:number-columns-repeated="1019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/>
          <table:table-cell table:style-name="ce27" office:value-type="float" office:value="32.0469830850255" calcext:value-type="float">
            <text:p>32.05</text:p>
          </table:table-cell>
          <table:table-cell table:style-name="ce27" office:value-type="float" office:value="33.6358558243512" calcext:value-type="float">
            <text:p>33.64</text:p>
          </table:table-cell>
          <table:table-cell table:style-name="ce29" office:value-type="float" office:value="2.24700537683922" calcext:value-type="float">
            <text:p>2.247</text:p>
          </table:table-cell>
          <table:table-cell/>
          <table:table-cell table:formula="of:=[.F3]^(-[.D83])" office:value-type="float" office:value="0.00000000148673301235753" calcext:value-type="float">
            <text:p>1.48673301235753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3]/[.H83]" office:value-type="float" office:value="0.00261957856425249" calcext:value-type="float">
            <text:p>0.0026195786</text:p>
          </table:table-cell>
          <table:table-cell table:number-columns-repeated="1015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/>
          <table:table-cell table:style-name="ce27" office:value-type="float" office:value="32.2247285636768" calcext:value-type="float">
            <text:p>32.22</text:p>
          </table:table-cell>
          <table:table-cell table:style-name="ce27" office:value-type="float" office:value="33.6358558243512" calcext:value-type="float">
            <text:p>33.64</text:p>
          </table:table-cell>
          <table:table-cell table:style-name="ce29" office:value-type="float" office:value="2.24700537683922" calcext:value-type="float">
            <text:p>2.247</text:p>
          </table:table-cell>
          <table:table-cell table:number-columns-repeated="3"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/>
          <table:table-cell table:style-name="ce16" office:value-type="float" office:value="33.497461524825" calcext:value-type="float">
            <text:p>33.50</text:p>
          </table:table-cell>
          <table:table-cell table:style-name="ce16" office:value-type="float" office:value="33.4258603184742" calcext:value-type="float">
            <text:p>33.43</text:p>
          </table:table-cell>
          <table:table-cell table:style-name="ce17" office:value-type="float" office:value="0.10125939710364" calcext:value-type="float">
            <text:p>0.101</text:p>
          </table:table-cell>
          <table:table-cell/>
          <table:table-cell table:formula="of:=[.F3]^(-[.D85])" office:value-type="float" office:value="0.0000000016878993045357" calcext:value-type="float">
            <text:p>1.6878993045357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5]/[.H85]" office:value-type="float" office:value="0.00294480254965275" calcext:value-type="float">
            <text:p>0.0029448025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/>
          <table:table-cell table:style-name="ce16" office:value-type="float" office:value="33.3542591121233" calcext:value-type="float">
            <text:p>33.35</text:p>
          </table:table-cell>
          <table:table-cell table:style-name="ce16" office:value-type="float" office:value="33.4258603184742" calcext:value-type="float">
            <text:p>33.43</text:p>
          </table:table-cell>
          <table:table-cell table:style-name="ce17" office:value-type="float" office:value="0.10125939710364" calcext:value-type="float">
            <text:p>0.101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/>
          <table:table-cell table:style-name="ce16" office:value-type="float" office:value="29.6693775985548" calcext:value-type="float">
            <text:p>29.67</text:p>
          </table:table-cell>
          <table:table-cell table:style-name="ce16" office:value-type="float" office:value="29.7005223283268" calcext:value-type="float">
            <text:p>29.70</text:p>
          </table:table-cell>
          <table:table-cell table:style-name="ce17" office:value-type="float" office:value="0.0440452992399328" calcext:value-type="float">
            <text:p>0.044</text:p>
          </table:table-cell>
          <table:table-cell/>
          <table:table-cell table:formula="of:=[.F3]^(-[.D87])" office:value-type="float" office:value="0.0000000160348739158408" calcext:value-type="float">
            <text:p>0.000000016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7]/[.H87]" office:value-type="float" office:value="0.021982214316966" calcext:value-type="float">
            <text:p>0.0219822143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/>
          <table:table-cell table:style-name="ce16" office:value-type="float" office:value="29.7316670580987" calcext:value-type="float">
            <text:p>29.73</text:p>
          </table:table-cell>
          <table:table-cell table:style-name="ce16" office:value-type="float" office:value="29.7005223283268" calcext:value-type="float">
            <text:p>29.70</text:p>
          </table:table-cell>
          <table:table-cell table:style-name="ce17" office:value-type="float" office:value="0.0440452992399328" calcext:value-type="float">
            <text:p>0.04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/>
          <table:table-cell table:style-name="ce16" office:value-type="float" office:value="29.7155699934303" calcext:value-type="float">
            <text:p>29.72</text:p>
          </table:table-cell>
          <table:table-cell table:style-name="ce16" office:value-type="float" office:value="29.6739430994999" calcext:value-type="float">
            <text:p>29.67</text:p>
          </table:table-cell>
          <table:table-cell table:style-name="ce17" office:value-type="float" office:value="0.0588693179557486" calcext:value-type="float">
            <text:p>0.059</text:p>
          </table:table-cell>
          <table:table-cell/>
          <table:table-cell table:formula="of:=[.F3]^(-[.D89])" office:value-type="float" office:value="0.0000000162945096929762" calcext:value-type="float">
            <text:p>1.62945096929762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9]/[.H89]" office:value-type="float" office:value="0.0142538625831857" calcext:value-type="float">
            <text:p>0.0142538626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/>
          <table:table-cell table:style-name="ce16" office:value-type="float" office:value="29.6323162055696" calcext:value-type="float">
            <text:p>29.63</text:p>
          </table:table-cell>
          <table:table-cell table:style-name="ce16" office:value-type="float" office:value="29.6739430994999" calcext:value-type="float">
            <text:p>29.67</text:p>
          </table:table-cell>
          <table:table-cell table:style-name="ce17" office:value-type="float" office:value="0.0588693179557486" calcext:value-type="float">
            <text:p>0.059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/>
          <table:table-cell table:style-name="ce16" office:value-type="float" office:value="30.9827533245565" calcext:value-type="float">
            <text:p>30.98</text:p>
          </table:table-cell>
          <table:table-cell table:style-name="ce16" office:value-type="float" office:value="31.1272444937197" calcext:value-type="float">
            <text:p>31.13</text:p>
          </table:table-cell>
          <table:table-cell table:style-name="ce17" office:value-type="float" office:value="0.204341371073777" calcext:value-type="float">
            <text:p>0.204</text:p>
          </table:table-cell>
          <table:table-cell/>
          <table:table-cell table:formula="of:=[.F3]^(-[.D91])" office:value-type="float" office:value="0.00000000677050031011239" calcext:value-type="float">
            <text:p>6.77050031011239E-009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1]/[.H91]" office:value-type="float" office:value="0.00816676226232559" calcext:value-type="float">
            <text:p>0.0081667623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/>
          <table:table-cell table:style-name="ce16" office:value-type="float" office:value="31.2717356628829" calcext:value-type="float">
            <text:p>31.27</text:p>
          </table:table-cell>
          <table:table-cell table:style-name="ce16" office:value-type="float" office:value="31.1272444937197" calcext:value-type="float">
            <text:p>31.13</text:p>
          </table:table-cell>
          <table:table-cell table:style-name="ce17" office:value-type="float" office:value="0.204341371073777" calcext:value-type="float">
            <text:p>0.20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91</text:p>
          </table:table-cell>
          <table:table-cell table:style-name="ce19"/>
          <table:table-cell table:style-name="ce16" office:value-type="float" office:value="27.9182804562932" calcext:value-type="float">
            <text:p>27.92</text:p>
          </table:table-cell>
          <table:table-cell table:style-name="ce16" office:value-type="float" office:value="27.9537500205365" calcext:value-type="float">
            <text:p>27.95</text:p>
          </table:table-cell>
          <table:table-cell table:style-name="ce17" office:value-type="float" office:value="0.0501615388044292" calcext:value-type="float">
            <text:p>0.050</text:p>
          </table:table-cell>
          <table:table-cell/>
          <table:table-cell table:formula="of:=[.F3]^(-[.D93])" office:value-type="float" office:value="0.0000000460795092378021" calcext:value-type="float">
            <text:p>4.60795092378021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3]/[.H93]" office:value-type="float" office:value="0.0737594010227889" calcext:value-type="float">
            <text:p>0.073759401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91</text:p>
          </table:table-cell>
          <table:table-cell table:style-name="ce19"/>
          <table:table-cell table:style-name="ce16" office:value-type="float" office:value="27.9892195847799" calcext:value-type="float">
            <text:p>27.99</text:p>
          </table:table-cell>
          <table:table-cell table:style-name="ce16" office:value-type="float" office:value="27.9537500205365" calcext:value-type="float">
            <text:p>27.95</text:p>
          </table:table-cell>
          <table:table-cell table:style-name="ce17" office:value-type="float" office:value="0.0501615388044292" calcext:value-type="float">
            <text:p>0.050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/>
          <table:table-cell table:style-name="ce16" office:value-type="float" office:value="28.8123836350979" calcext:value-type="float">
            <text:p>28.81</text:p>
          </table:table-cell>
          <table:table-cell table:style-name="ce16" office:value-type="float" office:value="28.8062319276454" calcext:value-type="float">
            <text:p>28.81</text:p>
          </table:table-cell>
          <table:table-cell table:style-name="ce17" office:value-type="float" office:value="0.00869982811113891" calcext:value-type="float">
            <text:p>0.009</text:p>
          </table:table-cell>
          <table:table-cell/>
          <table:table-cell table:formula="of:=[.F3]^(-[.D95])" office:value-type="float" office:value="0.0000000275278973123541" calcext:value-type="float">
            <text:p>2.75278973123541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5]/[.H95]" office:value-type="float" office:value="0.0422945527481922" calcext:value-type="float">
            <text:p>0.0422945527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/>
          <table:table-cell table:style-name="ce16" office:value-type="float" office:value="28.8000802201928" calcext:value-type="float">
            <text:p>28.80</text:p>
          </table:table-cell>
          <table:table-cell table:style-name="ce16" office:value-type="float" office:value="28.8062319276454" calcext:value-type="float">
            <text:p>28.81</text:p>
          </table:table-cell>
          <table:table-cell table:style-name="ce17" office:value-type="float" office:value="0.00869982811113891" calcext:value-type="float">
            <text:p>0.009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/>
          <table:table-cell table:style-name="ce16" office:value-type="float" office:value="32.3394204986514" calcext:value-type="float">
            <text:p>32.34</text:p>
          </table:table-cell>
          <table:table-cell table:style-name="ce16" office:value-type="float" office:value="32.674789779155" calcext:value-type="float">
            <text:p>32.67</text:p>
          </table:table-cell>
          <table:table-cell table:style-name="ce17" office:value-type="float" office:value="0.474283784891507" calcext:value-type="float">
            <text:p>0.474</text:p>
          </table:table-cell>
          <table:table-cell/>
          <table:table-cell table:formula="of:=[.F3]^(-[.D97])" office:value-type="float" office:value="0.00000000265745436737795" calcext:value-type="float">
            <text:p>2.65745436737795E-009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7]/[.H97]" office:value-type="float" office:value="0.00191211995280019" calcext:value-type="float">
            <text:p>0.00191212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/>
          <table:table-cell table:style-name="ce16" office:value-type="float" office:value="33.0101590596586" calcext:value-type="float">
            <text:p>33.01</text:p>
          </table:table-cell>
          <table:table-cell table:style-name="ce16" office:value-type="float" office:value="32.674789779155" calcext:value-type="float">
            <text:p>32.67</text:p>
          </table:table-cell>
          <table:table-cell table:style-name="ce17" office:value-type="float" office:value="0.474283784891507" calcext:value-type="float">
            <text:p>0.47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/>
          <table:table-cell table:style-name="ce16" office:value-type="float" office:value="27.0190483693814" calcext:value-type="float">
            <text:p>27.02</text:p>
          </table:table-cell>
          <table:table-cell table:style-name="ce16" office:value-type="float" office:value="26.8685201787939" calcext:value-type="float">
            <text:p>26.87</text:p>
          </table:table-cell>
          <table:table-cell table:style-name="ce17" office:value-type="float" office:value="0.212879008648276" calcext:value-type="float">
            <text:p>0.213</text:p>
          </table:table-cell>
          <table:table-cell/>
          <table:table-cell table:formula="of:=[.F3]^(-[.D99])" office:value-type="float" office:value="0.000000088782546937152" calcext:value-type="float">
            <text:p>8.8782546937152E-008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9]/[.H99]" office:value-type="float" office:value="0.140950265744516" calcext:value-type="float">
            <text:p>0.1409502657</text:p>
          </table:table-cell>
          <table:table-cell table:style-name="ce17"/>
          <table:table-cell table:number-columns-repeated="1014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/>
          <table:table-cell table:style-name="ce16" office:value-type="float" office:value="26.7179919882065" calcext:value-type="float">
            <text:p>26.72</text:p>
          </table:table-cell>
          <table:table-cell table:style-name="ce16" office:value-type="float" office:value="26.8685201787939" calcext:value-type="float">
            <text:p>26.87</text:p>
          </table:table-cell>
          <table:table-cell table:style-name="ce17" office:value-type="float" office:value="0.212879008648276" calcext:value-type="float">
            <text:p>0.213</text:p>
          </table:table-cell>
          <table:table-cell/>
          <table:table-cell table:style-name="ce14"/>
          <table:table-cell table:number-columns-repeated="1017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L6" table:style-name="ta4">
        <table:table-column table:style-name="co5" table:number-columns-repeated="16" table:default-cell-style-name="Default"/>
        <table:table-row table:style-name="ro3">
          <table:table-cell office:value-type="string" calcext:value-type="string">
            <text:p>Sample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(E)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328499470946" calcext:value-type="float">
            <text:p>23.83</text:p>
          </table:table-cell>
          <table:table-cell table:style-name="ce16" office:value-type="float" office:value="23.8031586371446" calcext:value-type="float">
            <text:p>23.80</text:p>
          </table:table-cell>
          <table:table-cell table:style-name="ce17" office:value-type="float" office:value="0.041989853215988" calcext:value-type="float">
            <text:p>0.042</text:p>
          </table:table-cell>
          <table:table-cell table:style-name="ce16" office:value-type="float" office:value="0.942" calcext:value-type="float">
            <text:p>0.94</text:p>
          </table:table-cell>
          <table:table-cell table:formula="of:=[.F3]^(-[.D2])" office:value-type="float" office:value="0.000000137644212899374" calcext:value-type="float">
            <text:p>1.37644212899374E-007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formula="of:=[.G2]/[.H2]" office:value-type="float" office:value="0.142721734119449" calcext:value-type="float">
            <text:p>0.1427217341</text:p>
          </table:table-cell>
          <table:table-cell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142721734119449" calcext:value-type="float">
            <text:p>0.14272173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734673271945" calcext:value-type="float">
            <text:p>23.77</text:p>
          </table:table-cell>
          <table:table-cell table:style-name="ce16" office:value-type="float" office:value="23.8031586371446" calcext:value-type="float">
            <text:p>23.80</text:p>
          </table:table-cell>
          <table:table-cell table:style-name="ce17" office:value-type="float" office:value="0.041989853215988" calcext:value-type="float">
            <text:p>0.042</text:p>
          </table:table-cell>
          <table:table-cell table:style-name="ce16" office:value-type="float" office:value="1.942" calcext:value-type="float">
            <text:p>1.94</text:p>
          </table:table-cell>
          <table:table-cell table:number-columns-repeated="4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0961335704962004" calcext:value-type="float">
            <text:p>0.09613357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23327252345" calcext:value-type="float">
            <text:p>23.97</text:p>
          </table:table-cell>
          <table:table-cell table:style-name="ce16" office:value-type="float" office:value="23.9785503930249" calcext:value-type="float">
            <text:p>23.98</text:p>
          </table:table-cell>
          <table:table-cell table:style-name="ce17" office:value-type="float" office:value="0.00879311011547667" calcext:value-type="float">
            <text:p>0.009</text:p>
          </table:table-cell>
          <table:table-cell table:style-name="ce16"/>
          <table:table-cell table:formula="of:=[.F3]^(-[.D4])" office:value-type="float" office:value="0.000000122518428850164" calcext:value-type="float">
            <text:p>1.22518428850164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formula="of:=[.G4]/[.H4]" office:value-type="float" office:value="0.0683789847511371" calcext:value-type="float">
            <text:p>0.0683789848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0417273763064986" calcext:value-type="float">
            <text:p>0.04172737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847680608153" calcext:value-type="float">
            <text:p>23.98</text:p>
          </table:table-cell>
          <table:table-cell table:style-name="ce16" office:value-type="float" office:value="23.9785503930249" calcext:value-type="float">
            <text:p>23.98</text:p>
          </table:table-cell>
          <table:table-cell table:style-name="ce17" office:value-type="float" office:value="0.00879311011547667" calcext:value-type="float">
            <text:p>0.009</text:p>
          </table:table-cell>
          <table:table-cell table:style-name="ce16"/>
          <table:table-cell table:number-columns-repeated="4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408669857761353" calcext:value-type="float">
            <text:p>0.408669857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80854762609" calcext:value-type="float">
            <text:p>24.38</text:p>
          </table:table-cell>
          <table:table-cell table:style-name="ce16" office:value-type="float" office:value="24.3674064067766" calcext:value-type="float">
            <text:p>24.37</text:p>
          </table:table-cell>
          <table:table-cell table:style-name="ce17" office:value-type="float" office:value="0.0190188472097773" calcext:value-type="float">
            <text:p>0.019</text:p>
          </table:table-cell>
          <table:table-cell table:style-name="ce16"/>
          <table:table-cell table:formula="of:=[.F3]^(-[.D6])" office:value-type="float" office:value="0.0000000946485519651413" calcext:value-type="float">
            <text:p>9.46485519651413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formula="of:=[.G6]/[.H6]" office:value-type="float" office:value="0.111059868773854" calcext:value-type="float">
            <text:p>0.1110598688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23587256016128" calcext:value-type="float">
            <text:p>0.23587256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539580509442" calcext:value-type="float">
            <text:p>24.35</text:p>
          </table:table-cell>
          <table:table-cell table:style-name="ce16" office:value-type="float" office:value="24.3674064067766" calcext:value-type="float">
            <text:p>24.37</text:p>
          </table:table-cell>
          <table:table-cell table:style-name="ce17" office:value-type="float" office:value="0.0190188472097773" calcext:value-type="float">
            <text:p>0.019</text:p>
          </table:table-cell>
          <table:table-cell table:style-name="ce16"/>
          <table:table-cell table:number-columns-repeated="4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0.593606281787129" calcext:value-type="float">
            <text:p>0.59360628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266007163067" calcext:value-type="float">
            <text:p>24.43</text:p>
          </table:table-cell>
          <table:table-cell table:style-name="ce16" office:value-type="float" office:value="24.4165314703438" calcext:value-type="float">
            <text:p>24.42</text:p>
          </table:table-cell>
          <table:table-cell table:style-name="ce17" office:value-type="float" office:value="0.0142400642035201" calcext:value-type="float">
            <text:p>0.014</text:p>
          </table:table-cell>
          <table:table-cell table:style-name="ce16"/>
          <table:table-cell table:formula="of:=[.F3]^(-[.D8])" office:value-type="float" office:value="0.000000091612284375528" calcext:value-type="float">
            <text:p>9.1612284375528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formula="of:=[.G8]/[.H8]" office:value-type="float" office:value="0.0490500527086337" calcext:value-type="float">
            <text:p>0.0490500527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165853197379886" calcext:value-type="float">
            <text:p>0.16585319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06462224381" calcext:value-type="float">
            <text:p>24.41</text:p>
          </table:table-cell>
          <table:table-cell table:style-name="ce16" office:value-type="float" office:value="24.4165314703438" calcext:value-type="float">
            <text:p>24.42</text:p>
          </table:table-cell>
          <table:table-cell table:style-name="ce17" office:value-type="float" office:value="0.0142400642035201" calcext:value-type="float">
            <text:p>0.014</text:p>
          </table:table-cell>
          <table:table-cell table:style-name="ce16"/>
          <table:table-cell table:number-columns-repeated="3"/>
          <table:table-cell table:style-name="ce14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165853197379886" calcext:value-type="float">
            <text:p>0.16585319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521194620372" calcext:value-type="float">
            <text:p>23.75</text:p>
          </table:table-cell>
          <table:table-cell table:style-name="ce16" office:value-type="float" office:value="23.8084096636631" calcext:value-type="float">
            <text:p>23.81</text:p>
          </table:table-cell>
          <table:table-cell table:style-name="ce17" office:value-type="float" office:value="0.0796063665680421" calcext:value-type="float">
            <text:p>0.080</text:p>
          </table:table-cell>
          <table:table-cell table:style-name="ce16"/>
          <table:table-cell table:formula="of:=[.F3]^(-[.D10])" office:value-type="float" office:value="0.00000013716532989546" calcext:value-type="float">
            <text:p>1.3716532989546E-007</text:p>
          </table:table-cell>
          <table:table-cell table:style-name="ce21" office:value-type="float" office:value="0.0000014268203" calcext:value-type="float">
            <text:p>1.43E-06</text:p>
          </table:table-cell>
          <table:table-cell table:formula="of:=[.G10]/[.H10]" office:value-type="float" office:value="0.0961335704962004" calcext:value-type="float">
            <text:p>0.0961335705</text:p>
          </table:table-cell>
          <table:table-cell table:style-name="ce14"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198704332774978" calcext:value-type="float">
            <text:p>0.198704332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64699865289" calcext:value-type="float">
            <text:p>23.86</text:p>
          </table:table-cell>
          <table:table-cell table:style-name="ce16" office:value-type="float" office:value="23.8084096636631" calcext:value-type="float">
            <text:p>23.81</text:p>
          </table:table-cell>
          <table:table-cell table:style-name="ce17" office:value-type="float" office:value="0.0796063665680421" calcext:value-type="float">
            <text:p>0.080</text:p>
          </table:table-cell>
          <table:table-cell table:style-name="ce16"/>
          <table:table-cell table:number-columns-repeated="3"/>
          <table:table-cell table:style-name="ce14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0396476918139377" calcext:value-type="float">
            <text:p>0.0396476918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77550996632" calcext:value-type="float">
            <text:p>23.98</text:p>
          </table:table-cell>
          <table:table-cell table:style-name="ce16" office:value-type="float" office:value="23.9999369314852" calcext:value-type="float">
            <text:p>24.00</text:p>
          </table:table-cell>
          <table:table-cell table:style-name="ce17" office:value-type="float" office:value="0.0313698474009583" calcext:value-type="float">
            <text:p>0.031</text:p>
          </table:table-cell>
          <table:table-cell/>
          <table:table-cell table:formula="of:=[.F3]^(-[.D12])" office:value-type="float" office:value="0.000000120791608837107" calcext:value-type="float">
            <text:p>1.20791608837107E-007</text:p>
          </table:table-cell>
          <table:table-cell table:style-name="ce21" office:value-type="float" office:value="0.0000011392566" calcext:value-type="float">
            <text:p>1.14E-06</text:p>
          </table:table-cell>
          <table:table-cell table:formula="of:=[.G12]/[.H12]" office:value-type="float" office:value="0.1060266921755" calcext:value-type="float">
            <text:p>0.1060266922</text:p>
          </table:table-cell>
          <table:table-cell table:style-name="ce14"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0407598660553895" calcext:value-type="float">
            <text:p>0.0407598661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221187633072" calcext:value-type="float">
            <text:p>24.02</text:p>
          </table:table-cell>
          <table:table-cell table:style-name="ce16" office:value-type="float" office:value="23.9999369314852" calcext:value-type="float">
            <text:p>24.00</text:p>
          </table:table-cell>
          <table:table-cell table:style-name="ce17" office:value-type="float" office:value="0.0313698474009583" calcext:value-type="float">
            <text:p>0.031</text:p>
          </table:table-cell>
          <table:table-cell table:number-columns-repeated="4"/>
          <table:table-cell table:style-name="ce14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0511900678949234" calcext:value-type="float">
            <text:p>0.0511900679</text:p>
          </table:table-cell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942496228643" calcext:value-type="float">
            <text:p>24.39</text:p>
          </table:table-cell>
          <table:table-cell table:style-name="ce16" office:value-type="float" office:value="24.4915537637172" calcext:value-type="float">
            <text:p>24.49</text:p>
          </table:table-cell>
          <table:table-cell table:style-name="ce17" office:value-type="float" office:value="0.137608835669176" calcext:value-type="float">
            <text:p>0.138</text:p>
          </table:table-cell>
          <table:table-cell/>
          <table:table-cell table:formula="of:=[.F3]^(-[.D14])" office:value-type="float" office:value="0.0000000871622825108906" calcext:value-type="float">
            <text:p>8.71622825108906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formula="of:=[.G14]/[.H14]" office:value-type="float" office:value="0.0414569493558743" calcext:value-type="float">
            <text:p>0.0414569494</text:p>
          </table:table-cell>
          <table:table-cell table:style-name="ce14"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0683789847511371" calcext:value-type="float">
            <text:p>0.068378984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58885790457" calcext:value-type="float">
            <text:p>24.59</text:p>
          </table:table-cell>
          <table:table-cell table:style-name="ce16" office:value-type="float" office:value="24.4915537637172" calcext:value-type="float">
            <text:p>24.49</text:p>
          </table:table-cell>
          <table:table-cell table:style-name="ce17" office:value-type="float" office:value="0.137608835669176" calcext:value-type="float">
            <text:p>0.138</text:p>
          </table:table-cell>
          <table:table-cell table:number-columns-repeated="4"/>
          <table:table-cell table:style-name="ce14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0414569493558743" calcext:value-type="float">
            <text:p>0.041456949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4" calcext:value-type="float">
            <text:p>23.84</text:p>
          </table:table-cell>
          <table:table-cell table:style-name="ce16" office:value-type="float" office:value="23.7739751935847" calcext:value-type="float">
            <text:p>23.77</text:p>
          </table:table-cell>
          <table:table-cell table:style-name="ce17" office:value-type="float" office:value="0.0898397059203631" calcext:value-type="float">
            <text:p>0.090</text:p>
          </table:table-cell>
          <table:table-cell/>
          <table:table-cell table:formula="of:=[.F3]^(-[.D16])" office:value-type="float" office:value="0.000000140336312801172" calcext:value-type="float">
            <text:p>1.40336312801172E-007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formula="of:=[.G16]/[.H16]" office:value-type="float" office:value="0.129011051815351" calcext:value-type="float">
            <text:p>0.1290110518</text:p>
          </table:table-cell>
          <table:table-cell table:style-name="ce14"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0.0682863466009775" calcext:value-type="float">
            <text:p>0.06828634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7104489283086" calcext:value-type="float">
            <text:p>23.71</text:p>
          </table:table-cell>
          <table:table-cell table:style-name="ce16" office:value-type="float" office:value="23.7739751935847" calcext:value-type="float">
            <text:p>23.77</text:p>
          </table:table-cell>
          <table:table-cell table:style-name="ce17" office:value-type="float" office:value="0.0898397059203631" calcext:value-type="float">
            <text:p>0.090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0.411335359973985" calcext:value-type="float">
            <text:p>0.411335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241374059179" calcext:value-type="float">
            <text:p>24.22</text:p>
          </table:table-cell>
          <table:table-cell table:style-name="ce16" office:value-type="float" office:value="24.2104055763205" calcext:value-type="float">
            <text:p>24.21</text:p>
          </table:table-cell>
          <table:table-cell table:style-name="ce17" office:value-type="float" office:value="0.0194197396528601" calcext:value-type="float">
            <text:p>0.019</text:p>
          </table:table-cell>
          <table:table-cell/>
          <table:table-cell table:formula="of:=[.F3]^(-[.D18])" office:value-type="float" office:value="0.000000105043538223364" calcext:value-type="float">
            <text:p>0.000000105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formula="of:=[.G16]/[.H18]" office:value-type="float" office:value="0.15455938690358" calcext:value-type="float">
            <text:p>0.1545593869</text:p>
          </table:table-cell>
          <table:table-cell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0]/[.H30]" office:value-type="float" office:value="0.696696820354086" calcext:value-type="float">
            <text:p>0.69669682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966737467231" calcext:value-type="float">
            <text:p>24.20</text:p>
          </table:table-cell>
          <table:table-cell table:style-name="ce16" office:value-type="float" office:value="24.2104055763205" calcext:value-type="float">
            <text:p>24.21</text:p>
          </table:table-cell>
          <table:table-cell table:style-name="ce17" office:value-type="float" office:value="0.0194197396528601" calcext:value-type="float">
            <text:p>0.019</text:p>
          </table:table-cell>
          <table:table-cell table:number-columns-repeated="5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0.256088893040868" calcext:value-type="float">
            <text:p>0.25608889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199683978539" calcext:value-type="float">
            <text:p>24.22</text:p>
          </table:table-cell>
          <table:table-cell table:style-name="ce16" office:value-type="float" office:value="24.2399774336958" calcext:value-type="float">
            <text:p>24.24</text:p>
          </table:table-cell>
          <table:table-cell table:style-name="ce17" office:value-type="float" office:value="0.0282970498575943" calcext:value-type="float">
            <text:p>0.028</text:p>
          </table:table-cell>
          <table:table-cell/>
          <table:table-cell table:formula="of:=[.F3]^(-[.D20])" office:value-type="float" office:value="0.000000103001909715945" calcext:value-type="float">
            <text:p>0.000000103</text:p>
          </table:table-cell>
          <table:table-cell table:style-name="ce21" office:value-type="float" office:value="0.0000015083822" calcext:value-type="float">
            <text:p>1.51E-06</text:p>
          </table:table-cell>
          <table:table-cell table:formula="of:=[.G20]/[.H20]" office:value-type="float" office:value="0.0682863466009775" calcext:value-type="float">
            <text:p>0.0682863466</text:p>
          </table:table-cell>
          <table:table-cell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0.116285122955941" calcext:value-type="float">
            <text:p>0.11628512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375014588608" calcext:value-type="float">
            <text:p>23.84</text:p>
          </table:table-cell>
          <table:table-cell table:style-name="ce16" office:value-type="float" office:value="24.2399774336958" calcext:value-type="float">
            <text:p>24.24</text:p>
          </table:table-cell>
          <table:table-cell table:style-name="ce17" office:value-type="float" office:value="0.0282970498575943" calcext:value-type="float">
            <text:p>0.028</text:p>
          </table:table-cell>
          <table:table-cell table:number-columns-repeated="5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0.0986975088164873" calcext:value-type="float">
            <text:p>0.098697508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7595807755401" calcext:value-type="float">
            <text:p>24.76</text:p>
          </table:table-cell>
          <table:table-cell table:style-name="ce16" office:value-type="float" office:value="24.7276463147739" calcext:value-type="float">
            <text:p>24.73</text:p>
          </table:table-cell>
          <table:table-cell table:style-name="ce17" office:value-type="float" office:value="0.0451621475226114" calcext:value-type="float">
            <text:p>0.045</text:p>
          </table:table-cell>
          <table:table-cell/>
          <table:table-cell table:formula="of:=[.F3]^(-[.D22])" office:value-type="float" office:value="0.0000000745203866458479" calcext:value-type="float">
            <text:p>7.45203866458479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formula="of:=[.G22]/[.H22]" office:value-type="float" office:value="0.0362919177002965" calcext:value-type="float">
            <text:p>0.0362919177</text:p>
          </table:table-cell>
          <table:table-cell/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212725503470215" calcext:value-type="float">
            <text:p>0.2127255035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6957118540077" calcext:value-type="float">
            <text:p>24.70</text:p>
          </table:table-cell>
          <table:table-cell table:style-name="ce16" office:value-type="float" office:value="24.7276463147739" calcext:value-type="float">
            <text:p>24.73</text:p>
          </table:table-cell>
          <table:table-cell table:style-name="ce17" office:value-type="float" office:value="0.0451621475226114" calcext:value-type="float">
            <text:p>0.045</text:p>
          </table:table-cell>
          <table:table-cell table:number-columns-repeated="5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0362741247155149" calcext:value-type="float">
            <text:p>0.0362741247</text:p>
          </table:table-cell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1403943845226" calcext:value-type="float">
            <text:p>26.14</text:p>
          </table:table-cell>
          <table:table-cell table:style-name="ce16" office:value-type="float" office:value="26.4379810986738" calcext:value-type="float">
            <text:p>26.44</text:p>
          </table:table-cell>
          <table:table-cell table:style-name="ce17" office:value-type="float" office:value="0.420851167134659" calcext:value-type="float">
            <text:p>0.421</text:p>
          </table:table-cell>
          <table:table-cell/>
          <table:table-cell table:formula="of:=[.F3]^(-[.D24])" office:value-type="float" office:value="0.0000000239481749752781" calcext:value-type="float">
            <text:p>2.39481749752781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formula="of:=[.G24]/[.H24]" office:value-type="float" office:value="0.0417273763064986" calcext:value-type="float">
            <text:p>0.0417273763</text:p>
          </table:table-cell>
          <table:table-cell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0.25937744501224" calcext:value-type="float">
            <text:p>0.259377445</text:p>
          </table:table-cell>
        </table:table-row>
        <table:table-row table:style-name="ro2">
          <table:table-cell table:style-name="ce14" office:value-type="string" calcext:value-type="string">
            <text:p>lm006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735567812825" calcext:value-type="float">
            <text:p>26.74</text:p>
          </table:table-cell>
          <table:table-cell table:style-name="ce16" office:value-type="float" office:value="26.4379810986738" calcext:value-type="float">
            <text:p>26.44</text:p>
          </table:table-cell>
          <table:table-cell table:style-name="ce17" office:value-type="float" office:value="0.420851167134659" calcext:value-type="float">
            <text:p>0.421</text:p>
          </table:table-cell>
          <table:table-cell table:number-columns-repeated="5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0703804333817747" calcext:value-type="float">
            <text:p>0.0703804334</text:p>
          </table:table-cell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8173784255612" calcext:value-type="float">
            <text:p>22.82</text:p>
          </table:table-cell>
          <table:table-cell table:style-name="ce16" office:value-type="float" office:value="22.7717854531104" calcext:value-type="float">
            <text:p>22.77</text:p>
          </table:table-cell>
          <table:table-cell table:style-name="ce17" office:value-type="float" office:value="0.0644781999887915" calcext:value-type="float">
            <text:p>0.064</text:p>
          </table:table-cell>
          <table:table-cell/>
          <table:table-cell table:formula="of:=[.F3]^(-[.D26])" office:value-type="float" office:value="0.000000272929499159858" calcext:value-type="float">
            <text:p>2.72929499159858E-007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formula="of:=[.G26]/[.H26]" office:value-type="float" office:value="0.262132145039604" calcext:value-type="float">
            <text:p>0.262132145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111059868773854" calcext:value-type="float">
            <text:p>0.11105986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7261924806596" calcext:value-type="float">
            <text:p>22.73</text:p>
          </table:table-cell>
          <table:table-cell table:style-name="ce16" office:value-type="float" office:value="22.7717854531104" calcext:value-type="float">
            <text:p>22.77</text:p>
          </table:table-cell>
          <table:table-cell table:style-name="ce17" office:value-type="float" office:value="0.0644781999887915" calcext:value-type="float">
            <text:p>0.064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1060266921755" calcext:value-type="float">
            <text:p>0.106026692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680175635133" calcext:value-type="float">
            <text:p>22.27</text:p>
          </table:table-cell>
          <table:table-cell table:style-name="ce16" office:value-type="float" office:value="22.3212569663823" calcext:value-type="float">
            <text:p>22.32</text:p>
          </table:table-cell>
          <table:table-cell table:style-name="ce17" office:value-type="float" office:value="0.0752918855900451" calcext:value-type="float">
            <text:p>0.075</text:p>
          </table:table-cell>
          <table:table-cell/>
          <table:table-cell table:formula="of:=[.F3]^(-[.D28])" office:value-type="float" office:value="0.000000368056901474929" calcext:value-type="float">
            <text:p>3.68056901474929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formula="of:=[.G28]/[.H28]" office:value-type="float" office:value="0.77190953283986" calcext:value-type="float">
            <text:p>0.7719095328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115689692438964" calcext:value-type="float">
            <text:p>0.115689692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744963692514" calcext:value-type="float">
            <text:p>22.37</text:p>
          </table:table-cell>
          <table:table-cell table:style-name="ce16" office:value-type="float" office:value="22.3212569663823" calcext:value-type="float">
            <text:p>22.32</text:p>
          </table:table-cell>
          <table:table-cell table:style-name="ce17" office:value-type="float" office:value="0.0752918855900451" calcext:value-type="float">
            <text:p>0.075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0.276017693157881" calcext:value-type="float">
            <text:p>0.27601769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1345812857804" calcext:value-type="float">
            <text:p>23.13</text:p>
          </table:table-cell>
          <table:table-cell table:style-name="ce16" office:value-type="float" office:value="22.9767327808397" calcext:value-type="float">
            <text:p>22.98</text:p>
          </table:table-cell>
          <table:table-cell table:style-name="ce17" office:value-type="float" office:value="0.223231496487354" calcext:value-type="float">
            <text:p>0.223</text:p>
          </table:table-cell>
          <table:table-cell/>
          <table:table-cell table:formula="of:=[.F3]^(-[.D30])" office:value-type="float" office:value="0.000000238217997596857" calcext:value-type="float">
            <text:p>2.38217997596857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formula="of:=[.G30]/[.H30]" office:value-type="float" office:value="0.696696820354086" calcext:value-type="float">
            <text:p>0.6966968204</text:p>
          </table:table-cell>
          <table:table-cell table:style-name="ce16"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0.77190953283986" calcext:value-type="float">
            <text:p>0.771909532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8188842758991" calcext:value-type="float">
            <text:p>22.82</text:p>
          </table:table-cell>
          <table:table-cell table:style-name="ce16" office:value-type="float" office:value="22.9767327808397" calcext:value-type="float">
            <text:p>22.98</text:p>
          </table:table-cell>
          <table:table-cell table:style-name="ce17" office:value-type="float" office:value="0.223231496487354" calcext:value-type="float">
            <text:p>0.223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0.271332201771053" calcext:value-type="float">
            <text:p>0.271332201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5900188886601" calcext:value-type="float">
            <text:p>22.59</text:p>
          </table:table-cell>
          <table:table-cell table:style-name="ce16" office:value-type="float" office:value="22.6493257252069" calcext:value-type="float">
            <text:p>22.65</text:p>
          </table:table-cell>
          <table:table-cell table:style-name="ce17" office:value-type="float" office:value="0.0838725325858726" calcext:value-type="float">
            <text:p>0.084</text:p>
          </table:table-cell>
          <table:table-cell/>
          <table:table-cell table:formula="of:=[.F3]^(-[.D32])" office:value-type="float" office:value="0.000000296039321372832" calcext:value-type="float">
            <text:p>0.00000029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formula="of:=[.G32]/[.H32]" office:value-type="float" office:value="0.411335359973985" calcext:value-type="float">
            <text:p>0.41133536</text:p>
          </table:table-cell>
          <table:table-cell table:style-name="ce16"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262132145039604" calcext:value-type="float">
            <text:p>0.262132145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7086325617537" calcext:value-type="float">
            <text:p>22.71</text:p>
          </table:table-cell>
          <table:table-cell table:style-name="ce16" office:value-type="float" office:value="22.6493257252069" calcext:value-type="float">
            <text:p>22.65</text:p>
          </table:table-cell>
          <table:table-cell table:style-name="ce17" office:value-type="float" office:value="0.0838725325858726" calcext:value-type="float">
            <text:p>0.084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19819904901296" calcext:value-type="float">
            <text:p>0.19819904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0286893422752" calcext:value-type="float">
            <text:p>22.03</text:p>
          </table:table-cell>
          <table:table-cell table:style-name="ce16" office:value-type="float" office:value="21.985425033079" calcext:value-type="float">
            <text:p>21.99</text:p>
          </table:table-cell>
          <table:table-cell table:style-name="ce17" office:value-type="float" office:value="0.0611849728318986" calcext:value-type="float">
            <text:p>0.061</text:p>
          </table:table-cell>
          <table:table-cell/>
          <table:table-cell table:formula="of:=[.F3]^(-[.D34])" office:value-type="float" office:value="0.000000459958088378346" calcext:value-type="float">
            <text:p>0.00000046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formula="of:=[.G34]/[.H34]" office:value-type="float" office:value="0.408669857761353" calcext:value-type="float">
            <text:p>0.4086698578</text:p>
          </table:table-cell>
          <table:table-cell table:style-name="ce16"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0.593960157392767" calcext:value-type="float">
            <text:p>0.593960157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1.9421607238829" calcext:value-type="float">
            <text:p>21.94</text:p>
          </table:table-cell>
          <table:table-cell table:style-name="ce16" office:value-type="float" office:value="21.985425033079" calcext:value-type="float">
            <text:p>21.99</text:p>
          </table:table-cell>
          <table:table-cell table:style-name="ce17" office:value-type="float" office:value="0.0611849728318986" calcext:value-type="float">
            <text:p>0.061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0768073290907824" calcext:value-type="float">
            <text:p>0.0768073291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559017148572" calcext:value-type="float">
            <text:p>23.66</text:p>
          </table:table-cell>
          <table:table-cell table:style-name="ce16" office:value-type="float" office:value="23.5080685405437" calcext:value-type="float">
            <text:p>23.51</text:p>
          </table:table-cell>
          <table:table-cell table:style-name="ce17" office:value-type="float" office:value="0.209067680082758" calcext:value-type="float">
            <text:p>0.209</text:p>
          </table:table-cell>
          <table:table-cell/>
          <table:table-cell table:formula="of:=[.F3]^(-[.D36])" office:value-type="float" office:value="0.00000016742389778605" calcext:value-type="float">
            <text:p>1.6742389778605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formula="of:=[.G36]/[.H36]" office:value-type="float" office:value="0.175723171377847" calcext:value-type="float">
            <text:p>0.1757231714</text:p>
          </table:table-cell>
          <table:table-cell table:style-name="ce16"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0264149161888799" calcext:value-type="float">
            <text:p>0.0264149162</text:p>
          </table:table-cell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602353662302" calcext:value-type="float">
            <text:p>23.36</text:p>
          </table:table-cell>
          <table:table-cell table:style-name="ce16" office:value-type="float" office:value="23.5080685405437" calcext:value-type="float">
            <text:p>23.51</text:p>
          </table:table-cell>
          <table:table-cell table:style-name="ce17" office:value-type="float" office:value="0.209067680082758" calcext:value-type="float">
            <text:p>0.209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0922438476803214" calcext:value-type="float">
            <text:p>0.0922438477</text:p>
          </table:table-cell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054437710345" calcext:value-type="float">
            <text:p>22.31</text:p>
          </table:table-cell>
          <table:table-cell table:style-name="ce16" office:value-type="float" office:value="22.2960396000589" calcext:value-type="float">
            <text:p>22.30</text:p>
          </table:table-cell>
          <table:table-cell table:style-name="ce17" office:value-type="float" office:value="0.0132995061365461" calcext:value-type="float">
            <text:p>0.013</text:p>
          </table:table-cell>
          <table:table-cell/>
          <table:table-cell table:formula="of:=[.F3]^(-[.D38])" office:value-type="float" office:value="0.000000374268995824478" calcext:value-type="float">
            <text:p>3.74268995824478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formula="of:=[.G38]/[.H38]" office:value-type="float" office:value="0.19819904901296" calcext:value-type="float">
            <text:p>0.198199049</text:p>
          </table:table-cell>
          <table:table-cell table:style-name="ce16"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0490500527086337" calcext:value-type="float">
            <text:p>0.049050052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866354290833" calcext:value-type="float">
            <text:p>22.29</text:p>
          </table:table-cell>
          <table:table-cell table:style-name="ce16" office:value-type="float" office:value="22.2960396000589" calcext:value-type="float">
            <text:p>22.30</text:p>
          </table:table-cell>
          <table:table-cell table:style-name="ce17" office:value-type="float" office:value="0.0132995061365461" calcext:value-type="float">
            <text:p>0.013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129011051815351" calcext:value-type="float">
            <text:p>0.12901105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538320766455" calcext:value-type="float">
            <text:p>22.45</text:p>
          </table:table-cell>
          <table:table-cell table:style-name="ce16" office:value-type="float" office:value="22.3855504772213" calcext:value-type="float">
            <text:p>22.39</text:p>
          </table:table-cell>
          <table:table-cell table:style-name="ce17" office:value-type="float" office:value="0.0965647639662429" calcext:value-type="float">
            <text:p>0.097</text:p>
          </table:table-cell>
          <table:table-cell/>
          <table:table-cell table:formula="of:=[.F3]^(-[.D40])" office:value-type="float" office:value="0.000000352681282122176" calcext:value-type="float">
            <text:p>3.52681282122176E-00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formula="of:=[.G40]/[.H40]" office:value-type="float" office:value="0.593960157392767" calcext:value-type="float">
            <text:p>0.5939601574</text:p>
          </table:table-cell>
          <table:table-cell table:style-name="ce16"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0362919177002965" calcext:value-type="float">
            <text:p>0.036291917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172688777971" calcext:value-type="float">
            <text:p>22.32</text:p>
          </table:table-cell>
          <table:table-cell table:style-name="ce16" office:value-type="float" office:value="22.3855504772213" calcext:value-type="float">
            <text:p>22.39</text:p>
          </table:table-cell>
          <table:table-cell table:style-name="ce17" office:value-type="float" office:value="0.0965647639662429" calcext:value-type="float">
            <text:p>0.097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60]/[.H60]" office:value-type="float" office:value="0.100205901602396" calcext:value-type="float">
            <text:p>0.10020590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478148040051" calcext:value-type="float">
            <text:p>22.35</text:p>
          </table:table-cell>
          <table:table-cell table:style-name="ce16" office:value-type="float" office:value="22.4199609762042" calcext:value-type="float">
            <text:p>22.42</text:p>
          </table:table-cell>
          <table:table-cell table:style-name="ce17" office:value-type="float" office:value="0.102030095197261" calcext:value-type="float">
            <text:p>0.102</text:p>
          </table:table-cell>
          <table:table-cell/>
          <table:table-cell table:formula="of:=[.F3]^(-[.D42])" office:value-type="float" office:value="0.000000344717722091904" calcext:value-type="float">
            <text:p>3.44717722091904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formula="of:=[.G42]/[.H42]" office:value-type="float" office:value="0.23587256016128" calcext:value-type="float">
            <text:p>0.2358725602</text:p>
          </table:table-cell>
          <table:table-cell table:style-name="ce16"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160184889553202" calcext:value-type="float">
            <text:p>0.160184889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921071484033" calcext:value-type="float">
            <text:p>22.49</text:p>
          </table:table-cell>
          <table:table-cell table:style-name="ce16" office:value-type="float" office:value="22.4199609762042" calcext:value-type="float">
            <text:p>22.42</text:p>
          </table:table-cell>
          <table:table-cell table:style-name="ce17" office:value-type="float" office:value="0.102030095197261" calcext:value-type="float">
            <text:p>0.102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118247965904136" calcext:value-type="float">
            <text:p>0.11824796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472526686519" calcext:value-type="float">
            <text:p>24.05</text:p>
          </table:table-cell>
          <table:table-cell table:style-name="ce16" office:value-type="float" office:value="24.0723843266208" calcext:value-type="float">
            <text:p>24.07</text:p>
          </table:table-cell>
          <table:table-cell table:style-name="ce17" office:value-type="float" office:value="0.0355415315445538" calcext:value-type="float">
            <text:p>0.036</text:p>
          </table:table-cell>
          <table:table-cell/>
          <table:table-cell table:formula="of:=[.F3]^(-[.D44])" office:value-type="float" office:value="0.000000115120816231238" calcext:value-type="float">
            <text:p>1.15120816231238E-007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formula="of:=[.G44]/[.H44]" office:value-type="float" office:value="0.160184889553202" calcext:value-type="float">
            <text:p>0.1601848896</text:p>
          </table:table-cell>
          <table:table-cell table:style-name="ce16"/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175723171377847" calcext:value-type="float">
            <text:p>0.17572317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975159845897" calcext:value-type="float">
            <text:p>24.10</text:p>
          </table:table-cell>
          <table:table-cell table:style-name="ce16" office:value-type="float" office:value="24.0723843266208" calcext:value-type="float">
            <text:p>24.07</text:p>
          </table:table-cell>
          <table:table-cell table:style-name="ce17" office:value-type="float" office:value="0.0355415315445538" calcext:value-type="float">
            <text:p>0.036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225094011703602" calcext:value-type="float">
            <text:p>0.225094011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4611601220505" calcext:value-type="float">
            <text:p>23.46</text:p>
          </table:table-cell>
          <table:table-cell table:style-name="ce16" office:value-type="float" office:value="23.3271080835685" calcext:value-type="float">
            <text:p>23.33</text:p>
          </table:table-cell>
          <table:table-cell table:style-name="ce17" office:value-type="float" office:value="0.189578210885043" calcext:value-type="float">
            <text:p>0.190</text:p>
          </table:table-cell>
          <table:table-cell/>
          <table:table-cell table:formula="of:=[.F3]^(-[.D46])" office:value-type="float" office:value="0.00000018879007546925" calcext:value-type="float">
            <text:p>1.8879007546925E-007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formula="of:=[.G46]/[.H46]" office:value-type="float" office:value="0.198704332774978" calcext:value-type="float">
            <text:p>0.1987043328</text:p>
          </table:table-cell>
          <table:table-cell table:style-name="ce16"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136991560132368" calcext:value-type="float">
            <text:p>0.136991560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1930560450865" calcext:value-type="float">
            <text:p>23.19</text:p>
          </table:table-cell>
          <table:table-cell table:style-name="ce16" office:value-type="float" office:value="23.3271080835685" calcext:value-type="float">
            <text:p>23.33</text:p>
          </table:table-cell>
          <table:table-cell table:style-name="ce17" office:value-type="float" office:value="0.189578210885043" calcext:value-type="float">
            <text:p>0.190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290830487597194" calcext:value-type="float">
            <text:p>0.290830487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873819091452" calcext:value-type="float">
            <text:p>23.39</text:p>
          </table:table-cell>
          <table:table-cell table:style-name="ce16" office:value-type="float" office:value="23.2188534613869" calcext:value-type="float">
            <text:p>23.22</text:p>
          </table:table-cell>
          <table:table-cell table:style-name="ce17" office:value-type="float" office:value="0.238335216465448" calcext:value-type="float">
            <text:p>0.238</text:p>
          </table:table-cell>
          <table:table-cell/>
          <table:table-cell table:formula="of:=[.F3]^(-[.D48])" office:value-type="float" office:value="0.000000202853951084236" calcext:value-type="float">
            <text:p>2.02853951084236E-007</text:p>
          </table:table-cell>
          <table:table-cell table:style-name="ce21" office:value-type="float" office:value="0.0000012230934" calcext:value-type="float">
            <text:p>1.22E-06</text:p>
          </table:table-cell>
          <table:table-cell table:formula="of:=[.G48]/[.H48]" office:value-type="float" office:value="0.165853197379886" calcext:value-type="float">
            <text:p>0.1658531974</text:p>
          </table:table-cell>
          <table:table-cell table:style-name="ce16"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929910128013353" calcext:value-type="float">
            <text:p>0.0929910128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503250136287" calcext:value-type="float">
            <text:p>23.05</text:p>
          </table:table-cell>
          <table:table-cell table:style-name="ce16" office:value-type="float" office:value="23.2188534613869" calcext:value-type="float">
            <text:p>23.22</text:p>
          </table:table-cell>
          <table:table-cell table:style-name="ce17" office:value-type="float" office:value="0.238335216465448" calcext:value-type="float">
            <text:p>0.238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929910128013353" calcext:value-type="float">
            <text:p>0.0929910128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2769121072397" calcext:value-type="float">
            <text:p>23.28</text:p>
          </table:table-cell>
          <table:table-cell table:style-name="ce16" office:value-type="float" office:value="23.1794208646976" calcext:value-type="float">
            <text:p>23.18</text:p>
          </table:table-cell>
          <table:table-cell table:style-name="ce17" office:value-type="float" office:value="0.13787343741552" calcext:value-type="float">
            <text:p>0.138</text:p>
          </table:table-cell>
          <table:table-cell/>
          <table:table-cell table:formula="of:=[.F3]^(-[.D50])" office:value-type="float" office:value="0.000000208233158477238" calcext:value-type="float">
            <text:p>2.08233158477238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formula="of:=[.G50]/[.H50]" office:value-type="float" office:value="0.158839044381531" calcext:value-type="float">
            <text:p>0.1588390444</text:p>
          </table:table-cell>
          <table:table-cell table:style-name="ce16"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190266743915878" calcext:value-type="float">
            <text:p>0.1902667439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819296221556" calcext:value-type="float">
            <text:p>23.08</text:p>
          </table:table-cell>
          <table:table-cell table:style-name="ce16" office:value-type="float" office:value="23.1794208646976" calcext:value-type="float">
            <text:p>23.18</text:p>
          </table:table-cell>
          <table:table-cell table:style-name="ce17" office:value-type="float" office:value="0.13787343741552" calcext:value-type="float">
            <text:p>0.138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540573922157" calcext:value-type="float">
            <text:p>23.85</text:p>
          </table:table-cell>
          <table:table-cell table:style-name="ce16" office:value-type="float" office:value="23.9928980336679" calcext:value-type="float">
            <text:p>23.99</text:p>
          </table:table-cell>
          <table:table-cell table:style-name="ce17" office:value-type="float" office:value="0.196350318150349" calcext:value-type="float">
            <text:p>0.196</text:p>
          </table:table-cell>
          <table:table-cell/>
          <table:table-cell table:formula="of:=[.F3]^(-[.D52])" office:value-type="float" office:value="0.000000121357248868399" calcext:value-type="float">
            <text:p>1.21357248868399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formula="of:=[.G52]/[.H52]" office:value-type="float" office:value="0.118247965904136" calcext:value-type="float">
            <text:p>0.1182479659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317386751202" calcext:value-type="float">
            <text:p>24.13</text:p>
          </table:table-cell>
          <table:table-cell table:style-name="ce16" office:value-type="float" office:value="23.9928980336679" calcext:value-type="float">
            <text:p>23.99</text:p>
          </table:table-cell>
          <table:table-cell table:style-name="ce17" office:value-type="float" office:value="0.196350318150349" calcext:value-type="float">
            <text:p>0.196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332435011218" calcext:value-type="float">
            <text:p>24.33</text:p>
          </table:table-cell>
          <table:table-cell table:style-name="ce16" office:value-type="float" office:value="24.1525394695293" calcext:value-type="float">
            <text:p>24.15</text:p>
          </table:table-cell>
          <table:table-cell table:style-name="ce17" office:value-type="float" office:value="0.254410714866578" calcext:value-type="float">
            <text:p>0.254</text:p>
          </table:table-cell>
          <table:table-cell/>
          <table:table-cell table:formula="of:=[.F3]^(-[.D54])" office:value-type="float" office:value="0.000000109156399546721" calcext:value-type="float">
            <text:p>1.09156399546721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formula="of:=[.G54]/[.H54]" office:value-type="float" office:value="0.116285122955941" calcext:value-type="float">
            <text:p>0.11628512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726439278406" calcext:value-type="float">
            <text:p>23.97</text:p>
          </table:table-cell>
          <table:table-cell table:style-name="ce16" office:value-type="float" office:value="24.1525394695293" calcext:value-type="float">
            <text:p>24.15</text:p>
          </table:table-cell>
          <table:table-cell table:style-name="ce17" office:value-type="float" office:value="0.254410714866578" calcext:value-type="float">
            <text:p>0.25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2181116258875" calcext:value-type="float">
            <text:p>22.22</text:p>
          </table:table-cell>
          <table:table-cell table:style-name="ce16" office:value-type="float" office:value="22.2850475532822" calcext:value-type="float">
            <text:p>22.29</text:p>
          </table:table-cell>
          <table:table-cell table:style-name="ce17" office:value-type="float" office:value="0.0946616963316716" calcext:value-type="float">
            <text:p>0.095</text:p>
          </table:table-cell>
          <table:table-cell/>
          <table:table-cell table:formula="of:=[.F3]^(-[.D56])" office:value-type="float" office:value="0.000000377009506166487" calcext:value-type="float">
            <text:p>0.00000037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formula="of:=[.G56]/[.H56]" office:value-type="float" office:value="0.593606281787129" calcext:value-type="float">
            <text:p>0.593606281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51983480677" calcext:value-type="float">
            <text:p>22.35</text:p>
          </table:table-cell>
          <table:table-cell table:style-name="ce16" office:value-type="float" office:value="22.2850475532822" calcext:value-type="float">
            <text:p>22.29</text:p>
          </table:table-cell>
          <table:table-cell table:style-name="ce17" office:value-type="float" office:value="0.0946616963316716" calcext:value-type="float">
            <text:p>0.09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840266033133" calcext:value-type="float">
            <text:p>22.18</text:p>
          </table:table-cell>
          <table:table-cell table:style-name="ce16" office:value-type="float" office:value="22.1543980437008" calcext:value-type="float">
            <text:p>22.15</text:p>
          </table:table-cell>
          <table:table-cell table:style-name="ce17" office:value-type="float" office:value="0.0419011108375359" calcext:value-type="float">
            <text:p>0.042</text:p>
          </table:table-cell>
          <table:table-cell/>
          <table:table-cell table:formula="of:=[.F3]^(-[.D58])" office:value-type="float" office:value="0.000000411161006851765" calcext:value-type="float">
            <text:p>4.11161006851765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formula="of:=[.G58]/[.H58]" office:value-type="float" office:value="0.276017693157881" calcext:value-type="float">
            <text:p>0.276017693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247694840884" calcext:value-type="float">
            <text:p>22.12</text:p>
          </table:table-cell>
          <table:table-cell table:style-name="ce16" office:value-type="float" office:value="22.1543980437008" calcext:value-type="float">
            <text:p>22.15</text:p>
          </table:table-cell>
          <table:table-cell table:style-name="ce17" office:value-type="float" office:value="0.0419011108375359" calcext:value-type="float">
            <text:p>0.04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2005101261018" calcext:value-type="float">
            <text:p>23.20</text:p>
          </table:table-cell>
          <table:table-cell table:style-name="ce16" office:value-type="float" office:value="23.0593123847403" calcext:value-type="float">
            <text:p>23.06</text:p>
          </table:table-cell>
          <table:table-cell table:style-name="ce17" office:value-type="float" office:value="0.199683760809814" calcext:value-type="float">
            <text:p>0.200</text:p>
          </table:table-cell>
          <table:table-cell/>
          <table:table-cell table:formula="of:=[.F3]^(-[.D60])" office:value-type="float" office:value="0.000000225512730217833" calcext:value-type="float">
            <text:p>2.25512730217833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formula="of:=[.G60]/[.H60]" office:value-type="float" office:value="0.100205901602396" calcext:value-type="float">
            <text:p>0.100205901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9181146433789" calcext:value-type="float">
            <text:p>22.92</text:p>
          </table:table-cell>
          <table:table-cell table:style-name="ce16" office:value-type="float" office:value="23.0593123847403" calcext:value-type="float">
            <text:p>23.06</text:p>
          </table:table-cell>
          <table:table-cell table:style-name="ce17" office:value-type="float" office:value="0.199683760809814" calcext:value-type="float">
            <text:p>0.20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6579679374965" calcext:value-type="float">
            <text:p>22.66</text:p>
          </table:table-cell>
          <table:table-cell table:style-name="ce16" office:value-type="float" office:value="22.4155825068476" calcext:value-type="float">
            <text:p>22.42</text:p>
          </table:table-cell>
          <table:table-cell table:style-name="ce17" office:value-type="float" office:value="0.342784763345413" calcext:value-type="float">
            <text:p>0.343</text:p>
          </table:table-cell>
          <table:table-cell/>
          <table:table-cell table:formula="of:=[.F3]^(-[.D62])" office:value-type="float" office:value="0.000000345720953134077" calcext:value-type="float">
            <text:p>3.45720953134077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formula="of:=[.G62]/[.H62]" office:value-type="float" office:value="0.256088893040868" calcext:value-type="float">
            <text:p>0.25608889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731970761986" calcext:value-type="float">
            <text:p>22.17</text:p>
          </table:table-cell>
          <table:table-cell table:style-name="ce16" office:value-type="float" office:value="22.4155825068476" calcext:value-type="float">
            <text:p>22.42</text:p>
          </table:table-cell>
          <table:table-cell table:style-name="ce17" office:value-type="float" office:value="0.342784763345413" calcext:value-type="float">
            <text:p>0.34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787886510168" calcext:value-type="float">
            <text:p>24.08</text:p>
          </table:table-cell>
          <table:table-cell table:style-name="ce16" office:value-type="float" office:value="23.8463480058461" calcext:value-type="float">
            <text:p>23.85</text:p>
          </table:table-cell>
          <table:table-cell table:style-name="ce17" office:value-type="float" office:value="0.328720712847113" calcext:value-type="float">
            <text:p>0.329</text:p>
          </table:table-cell>
          <table:table-cell/>
          <table:table-cell table:formula="of:=[.F3]^(-[.D64])" office:value-type="float" office:value="0.000000133754577725328" calcext:value-type="float">
            <text:p>1.33754577725328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formula="of:=[.G64]/[.H64]" office:value-type="float" office:value="0.0986975088164873" calcext:value-type="float">
            <text:p>0.098697508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139073606754" calcext:value-type="float">
            <text:p>23.61</text:p>
          </table:table-cell>
          <table:table-cell table:style-name="ce16" office:value-type="float" office:value="23.8463480058461" calcext:value-type="float">
            <text:p>23.85</text:p>
          </table:table-cell>
          <table:table-cell table:style-name="ce17" office:value-type="float" office:value="0.328720712847113" calcext:value-type="float">
            <text:p>0.32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3261807313308" calcext:value-type="float">
            <text:p>22.33</text:p>
          </table:table-cell>
          <table:table-cell table:style-name="ce16" office:value-type="float" office:value="22.2495316588936" calcext:value-type="float">
            <text:p>22.25</text:p>
          </table:table-cell>
          <table:table-cell table:style-name="ce17" office:value-type="float" office:value="0.108398157784027" calcext:value-type="float">
            <text:p>0.108</text:p>
          </table:table-cell>
          <table:table-cell/>
          <table:table-cell table:formula="of:=[.F3]^(-[.D66])" office:value-type="float" office:value="0.000000386002155618792" calcext:value-type="float">
            <text:p>0.000000386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formula="of:=[.G66]/[.H66]" office:value-type="float" office:value="0.271332201771053" calcext:value-type="float">
            <text:p>0.271332201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1728825864564" calcext:value-type="float">
            <text:p>22.17</text:p>
          </table:table-cell>
          <table:table-cell table:style-name="ce16" office:value-type="float" office:value="22.2495316588936" calcext:value-type="float">
            <text:p>22.25</text:p>
          </table:table-cell>
          <table:table-cell table:style-name="ce17" office:value-type="float" office:value="0.108398157784027" calcext:value-type="float">
            <text:p>0.10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4135589111161" calcext:value-type="float">
            <text:p>22.41</text:p>
          </table:table-cell>
          <table:table-cell table:style-name="ce16" office:value-type="float" office:value="22.4804533981291" calcext:value-type="float">
            <text:p>22.48</text:p>
          </table:table-cell>
          <table:table-cell table:style-name="ce17" office:value-type="float" office:value="0.094603090781831" calcext:value-type="float">
            <text:p>0.095</text:p>
          </table:table-cell>
          <table:table-cell/>
          <table:table-cell table:formula="of:=[.F3]^(-[.D68])" office:value-type="float" office:value="0.000000331151493056112" calcext:value-type="float">
            <text:p>3.31151493056112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formula="of:=[.G68]/[.H68]" office:value-type="float" office:value="0.212725503470215" calcext:value-type="float">
            <text:p>0.212725503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5473478851422" calcext:value-type="float">
            <text:p>22.55</text:p>
          </table:table-cell>
          <table:table-cell table:style-name="ce16" office:value-type="float" office:value="22.4804533981291" calcext:value-type="float">
            <text:p>22.48</text:p>
          </table:table-cell>
          <table:table-cell table:style-name="ce17" office:value-type="float" office:value="0.094603090781831" calcext:value-type="float">
            <text:p>0.09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0879622986514" calcext:value-type="float">
            <text:p>23.09</text:p>
          </table:table-cell>
          <table:table-cell table:style-name="ce16" office:value-type="float" office:value="23.0008164431589" calcext:value-type="float">
            <text:p>23.00</text:p>
          </table:table-cell>
          <table:table-cell table:style-name="ce17" office:value-type="float" office:value="0.123242850742119" calcext:value-type="float">
            <text:p>0.123</text:p>
          </table:table-cell>
          <table:table-cell/>
          <table:table-cell table:formula="of:=[.F3]^(-[.D70])" office:value-type="float" office:value="0.000000234440410276361" calcext:value-type="float">
            <text:p>2.34440410276361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formula="of:=[.G70]/[.H70]" office:value-type="float" office:value="0.225094011703602" calcext:value-type="float">
            <text:p>0.22509401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2.9136705876663" calcext:value-type="float">
            <text:p>22.91</text:p>
          </table:table-cell>
          <table:table-cell table:style-name="ce16" office:value-type="float" office:value="23.0008164431589" calcext:value-type="float">
            <text:p>23.00</text:p>
          </table:table-cell>
          <table:table-cell table:style-name="ce17" office:value-type="float" office:value="0.123242850742119" calcext:value-type="float">
            <text:p>0.12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803897156203" calcext:value-type="float">
            <text:p>23.68</text:p>
          </table:table-cell>
          <table:table-cell table:style-name="ce16" office:value-type="float" office:value="23.7618360298933" calcext:value-type="float">
            <text:p>23.76</text:p>
          </table:table-cell>
          <table:table-cell table:style-name="ce17" office:value-type="float" office:value="0.115182482250118" calcext:value-type="float">
            <text:p>0.115</text:p>
          </table:table-cell>
          <table:table-cell/>
          <table:table-cell table:formula="of:=[.F3]^(-[.D72])" office:value-type="float" office:value="0.000000141471567725065" calcext:value-type="float">
            <text:p>1.41471567725065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formula="of:=[.G72]/[.H72]" office:value-type="float" office:value="0.136991560132368" calcext:value-type="float">
            <text:p>0.136991560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8432823441662" calcext:value-type="float">
            <text:p>23.84</text:p>
          </table:table-cell>
          <table:table-cell table:style-name="ce16" office:value-type="float" office:value="23.7618360298933" calcext:value-type="float">
            <text:p>23.76</text:p>
          </table:table-cell>
          <table:table-cell table:style-name="ce17" office:value-type="float" office:value="0.115182482250118" calcext:value-type="float">
            <text:p>0.115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2415497496144" calcext:value-type="float">
            <text:p>25.24</text:p>
          </table:table-cell>
          <table:table-cell table:style-name="ce16" office:value-type="float" office:value="25.2626143454644" calcext:value-type="float">
            <text:p>25.26</text:p>
          </table:table-cell>
          <table:table-cell table:style-name="ce17" office:value-type="float" office:value="0.0297898371369321" calcext:value-type="float">
            <text:p>0.030</text:p>
          </table:table-cell>
          <table:table-cell/>
          <table:table-cell table:formula="of:=[.F3]^(-[.D75])" office:value-type="float" office:value="0.0000000522481573890737" calcext:value-type="float">
            <text:p>5.22481573890737E-008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formula="of:=[.G75]/[.H75]" office:value-type="float" office:value="0.0362741247155149" calcext:value-type="float">
            <text:p>0.0362741247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2836789413143" calcext:value-type="float">
            <text:p>25.28</text:p>
          </table:table-cell>
          <table:table-cell table:style-name="ce16" office:value-type="float" office:value="25.2626143454644" calcext:value-type="float">
            <text:p>25.26</text:p>
          </table:table-cell>
          <table:table-cell table:style-name="ce17" office:value-type="float" office:value="0.0297898371369321" calcext:value-type="float">
            <text:p>0.030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788607661912" calcext:value-type="float">
            <text:p>24.48</text:p>
          </table:table-cell>
          <table:table-cell table:style-name="ce16" office:value-type="float" office:value="24.4836522535446" calcext:value-type="float">
            <text:p>24.48</text:p>
          </table:table-cell>
          <table:table-cell table:style-name="ce17" office:value-type="float" office:value="0.0067761863991166" calcext:value-type="float">
            <text:p>0.007</text:p>
          </table:table-cell>
          <table:table-cell/>
          <table:table-cell table:formula="of:=[.F3]^(-[.D77])" office:value-type="float" office:value="0.0000000876205951516979" calcext:value-type="float">
            <text:p>8.76205951516979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7]/[.H77]" office:value-type="float" office:value="0.0768073290907824" calcext:value-type="float">
            <text:p>0.0768073291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488443740898" calcext:value-type="float">
            <text:p>24.49</text:p>
          </table:table-cell>
          <table:table-cell table:style-name="ce16" office:value-type="float" office:value="24.4836522535446" calcext:value-type="float">
            <text:p>24.48</text:p>
          </table:table-cell>
          <table:table-cell table:style-name="ce17" office:value-type="float" office:value="0.0067761863991166" calcext:value-type="float">
            <text:p>0.007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109755423181" calcext:value-type="float">
            <text:p>24.11</text:p>
          </table:table-cell>
          <table:table-cell table:style-name="ce16" office:value-type="float" office:value="24.0189946494825" calcext:value-type="float">
            <text:p>24.02</text:p>
          </table:table-cell>
          <table:table-cell table:style-name="ce17" office:value-type="float" office:value="0.130080626127292" calcext:value-type="float">
            <text:p>0.130</text:p>
          </table:table-cell>
          <table:table-cell/>
          <table:table-cell table:formula="of:=[.F3]^(-[.D79])" office:value-type="float" office:value="0.00000011927334338842" calcext:value-type="float">
            <text:p>1.1927334338842E-007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9]/[.H79]" office:value-type="float" office:value="0.25937744501224" calcext:value-type="float">
            <text:p>0.259377445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270137566469" calcext:value-type="float">
            <text:p>23.93</text:p>
          </table:table-cell>
          <table:table-cell table:style-name="ce16" office:value-type="float" office:value="24.0189946494825" calcext:value-type="float">
            <text:p>24.02</text:p>
          </table:table-cell>
          <table:table-cell table:style-name="ce17" office:value-type="float" office:value="0.130080626127292" calcext:value-type="float">
            <text:p>0.130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775032055488" calcext:value-type="float">
            <text:p>26.38</text:p>
          </table:table-cell>
          <table:table-cell table:style-name="ce16" office:value-type="float" office:value="26.3682108411148" calcext:value-type="float">
            <text:p>26.37</text:p>
          </table:table-cell>
          <table:table-cell table:style-name="ce17" office:value-type="float" office:value="0.0131413878089653" calcext:value-type="float">
            <text:p>0.013</text:p>
          </table:table-cell>
          <table:table-cell/>
          <table:table-cell table:formula="of:=[.F3]^(-[.D81])" office:value-type="float" office:value="0.0000000250832406795644" calcext:value-type="float">
            <text:p>2.50832406795644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1]/[.H81]" office:value-type="float" office:value="0.0264149161888799" calcext:value-type="float">
            <text:p>0.0264149162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589184766809" calcext:value-type="float">
            <text:p>26.36</text:p>
          </table:table-cell>
          <table:table-cell table:style-name="ce16" office:value-type="float" office:value="26.3682108411148" calcext:value-type="float">
            <text:p>26.37</text:p>
          </table:table-cell>
          <table:table-cell table:style-name="ce17" office:value-type="float" office:value="0.0131413878089653" calcext:value-type="float">
            <text:p>0.013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6632509020165" calcext:value-type="float">
            <text:p>23.66</text:p>
          </table:table-cell>
          <table:table-cell table:style-name="ce16" office:value-type="float" office:value="23.5294943055632" calcext:value-type="float">
            <text:p>23.53</text:p>
          </table:table-cell>
          <table:table-cell table:style-name="ce17" office:value-type="float" office:value="0.189160392761176" calcext:value-type="float">
            <text:p>0.189</text:p>
          </table:table-cell>
          <table:table-cell/>
          <table:table-cell table:formula="of:=[.F3]^(-[.D83])" office:value-type="float" office:value="0.000000165059866045349" calcext:value-type="float">
            <text:p>1.65059866045349E-007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3]/[.H83]" office:value-type="float" office:value="0.290830487597194" calcext:value-type="float">
            <text:p>0.2908304876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3957377091098" calcext:value-type="float">
            <text:p>23.40</text:p>
          </table:table-cell>
          <table:table-cell table:style-name="ce16" office:value-type="float" office:value="23.5294943055632" calcext:value-type="float">
            <text:p>23.53</text:p>
          </table:table-cell>
          <table:table-cell table:style-name="ce17" office:value-type="float" office:value="0.189160392761176" calcext:value-type="float">
            <text:p>0.189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058826853607" calcext:value-type="float">
            <text:p>24.11</text:p>
          </table:table-cell>
          <table:table-cell table:style-name="ce16" office:value-type="float" office:value="24.0984941705256" calcext:value-type="float">
            <text:p>24.10</text:p>
          </table:table-cell>
          <table:table-cell table:style-name="ce17" office:value-type="float" office:value="0.0104489378855223" calcext:value-type="float">
            <text:p>0.010</text:p>
          </table:table-cell>
          <table:table-cell/>
          <table:table-cell table:formula="of:=[.F3]^(-[.D85])" office:value-type="float" office:value="0.000000113143007286383" calcext:value-type="float">
            <text:p>1.13143007286383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5]/[.H85]" office:value-type="float" office:value="0.197395552825335" calcext:value-type="float">
            <text:p>0.19739555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911056556906" calcext:value-type="float">
            <text:p>24.09</text:p>
          </table:table-cell>
          <table:table-cell table:style-name="ce16" office:value-type="float" office:value="24.0984941705256" calcext:value-type="float">
            <text:p>24.10</text:p>
          </table:table-cell>
          <table:table-cell table:style-name="ce17" office:value-type="float" office:value="0.0104489378855223" calcext:value-type="float">
            <text:p>0.01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579783307498" calcext:value-type="float">
            <text:p>25.96</text:p>
          </table:table-cell>
          <table:table-cell table:style-name="ce16" office:value-type="float" office:value="26.1537146006803" calcext:value-type="float">
            <text:p>26.15</text:p>
          </table:table-cell>
          <table:table-cell table:style-name="ce17" office:value-type="float" office:value="0.276812887584018" calcext:value-type="float">
            <text:p>0.277</text:p>
          </table:table-cell>
          <table:table-cell/>
          <table:table-cell table:formula="of:=[.F3]^(-[.D87])" office:value-type="float" office:value="0.0000000289209144321703" calcext:value-type="float">
            <text:p>2.89209144321703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7]/[.H87]" office:value-type="float" office:value="0.0396476918139377" calcext:value-type="float">
            <text:p>0.039647691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6.3494508706108" calcext:value-type="float">
            <text:p>26.35</text:p>
          </table:table-cell>
          <table:table-cell table:style-name="ce16" office:value-type="float" office:value="26.1537146006803" calcext:value-type="float">
            <text:p>26.15</text:p>
          </table:table-cell>
          <table:table-cell table:style-name="ce17" office:value-type="float" office:value="0.276812887584018" calcext:value-type="float">
            <text:p>0.27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2486498794602" calcext:value-type="float">
            <text:p>24.25</text:p>
          </table:table-cell>
          <table:table-cell table:style-name="ce16" office:value-type="float" office:value="24.204588396826" calcext:value-type="float">
            <text:p>24.20</text:p>
          </table:table-cell>
          <table:table-cell table:style-name="ce17" office:value-type="float" office:value="0.0623123463194245" calcext:value-type="float">
            <text:p>0.062</text:p>
          </table:table-cell>
          <table:table-cell/>
          <table:table-cell table:formula="of:=[.F3]^(-[.D89])" office:value-type="float" office:value="0.000000105449892011551" calcext:value-type="float">
            <text:p>1.05449892011551E-007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9]/[.H89]" office:value-type="float" office:value="0.0922438476803214" calcext:value-type="float">
            <text:p>0.092243847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1605269141919" calcext:value-type="float">
            <text:p>24.16</text:p>
          </table:table-cell>
          <table:table-cell table:style-name="ce16" office:value-type="float" office:value="24.204588396826" calcext:value-type="float">
            <text:p>24.20</text:p>
          </table:table-cell>
          <table:table-cell table:style-name="ce17" office:value-type="float" office:value="0.0623123463194245" calcext:value-type="float">
            <text:p>0.06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223787285076" calcext:value-type="float">
            <text:p>25.92</text:p>
          </table:table-cell>
          <table:table-cell table:style-name="ce16" office:value-type="float" office:value="25.9192245459891" calcext:value-type="float">
            <text:p>25.92</text:p>
          </table:table-cell>
          <table:table-cell table:style-name="ce17" office:value-type="float" office:value="0.00446068769596861" calcext:value-type="float">
            <text:p>0.004</text:p>
          </table:table-cell>
          <table:table-cell/>
          <table:table-cell table:formula="of:=[.F3]^(-[.D91])" office:value-type="float" office:value="0.0000000337911986297455" calcext:value-type="float">
            <text:p>3.37911986297455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1]/[.H91]" office:value-type="float" office:value="0.0407598660553895" calcext:value-type="float">
            <text:p>0.040759866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9160703634705" calcext:value-type="float">
            <text:p>25.92</text:p>
          </table:table-cell>
          <table:table-cell table:style-name="ce16" office:value-type="float" office:value="25.9192245459891" calcext:value-type="float">
            <text:p>25.92</text:p>
          </table:table-cell>
          <table:table-cell table:style-name="ce17" office:value-type="float" office:value="0.00446068769596861" calcext:value-type="float">
            <text:p>0.00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088752711407" calcext:value-type="float">
            <text:p>25.09</text:p>
          </table:table-cell>
          <table:table-cell table:style-name="ce16" office:value-type="float" office:value="25.1028204640089" calcext:value-type="float">
            <text:p>25.10</text:p>
          </table:table-cell>
          <table:table-cell table:style-name="ce17" office:value-type="float" office:value="0.0198948065216859" calcext:value-type="float">
            <text:p>0.020</text:p>
          </table:table-cell>
          <table:table-cell/>
          <table:table-cell table:formula="of:=[.F3]^(-[.D93])" office:value-type="float" office:value="0.0000000580940215619132" calcext:value-type="float">
            <text:p>5.80940215619132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3]/[.H93]" office:value-type="float" office:value="0.0929910128013353" calcext:value-type="float">
            <text:p>0.092991012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1168882166107" calcext:value-type="float">
            <text:p>25.12</text:p>
          </table:table-cell>
          <table:table-cell table:style-name="ce16" office:value-type="float" office:value="25.1028204640089" calcext:value-type="float">
            <text:p>25.10</text:p>
          </table:table-cell>
          <table:table-cell table:style-name="ce17" office:value-type="float" office:value="0.0198948065216859" calcext:value-type="float">
            <text:p>0.02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5231289430332" calcext:value-type="float">
            <text:p>25.52</text:p>
          </table:table-cell>
          <table:table-cell table:style-name="ce16" office:value-type="float" office:value="25.4608124129435" calcext:value-type="float">
            <text:p>25.46</text:p>
          </table:table-cell>
          <table:table-cell table:style-name="ce17" office:value-type="float" office:value="0.0881288820128888" calcext:value-type="float">
            <text:p>0.088</text:p>
          </table:table-cell>
          <table:table-cell/>
          <table:table-cell table:formula="of:=[.F3]^(-[.D95])" office:value-type="float" office:value="0.000000045807916552925" calcext:value-type="float">
            <text:p>4.5807916552925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5]/[.H95]" office:value-type="float" office:value="0.0703804333817747" calcext:value-type="float">
            <text:p>0.07038043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5.3984958828538" calcext:value-type="float">
            <text:p>25.40</text:p>
          </table:table-cell>
          <table:table-cell table:style-name="ce16" office:value-type="float" office:value="25.4608124129435" calcext:value-type="float">
            <text:p>25.46</text:p>
          </table:table-cell>
          <table:table-cell table:style-name="ce17" office:value-type="float" office:value="0.0881288820128888" calcext:value-type="float">
            <text:p>0.08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761300668908" calcext:value-type="float">
            <text:p>24.76</text:p>
          </table:table-cell>
          <table:table-cell table:style-name="ce16" office:value-type="float" office:value="24.7975119372478" calcext:value-type="float">
            <text:p>24.80</text:p>
          </table:table-cell>
          <table:table-cell table:style-name="ce17" office:value-type="float" office:value="0.051210466796874" calcext:value-type="float">
            <text:p>0.051</text:p>
          </table:table-cell>
          <table:table-cell/>
          <table:table-cell table:formula="of:=[.F3]^(-[.D97])" office:value-type="float" office:value="0.0000000711436901720115" calcext:value-type="float">
            <text:p>7.11436901720115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7]/[.H97]" office:value-type="float" office:value="0.0511900678949234" calcext:value-type="float">
            <text:p>0.051190067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8337232055876" calcext:value-type="float">
            <text:p>24.83</text:p>
          </table:table-cell>
          <table:table-cell table:style-name="ce16" office:value-type="float" office:value="24.7975119372478" calcext:value-type="float">
            <text:p>24.80</text:p>
          </table:table-cell>
          <table:table-cell table:style-name="ce17" office:value-type="float" office:value="0.051210466796874" calcext:value-type="float">
            <text:p>0.05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3.95781827997" calcext:value-type="float">
            <text:p>23.96</text:p>
          </table:table-cell>
          <table:table-cell table:style-name="ce16" office:value-type="float" office:value="24.0117745315814" calcext:value-type="float">
            <text:p>24.01</text:p>
          </table:table-cell>
          <table:table-cell table:style-name="ce17" office:value-type="float" office:value="0.0763056628036665" calcext:value-type="float">
            <text:p>0.076</text:p>
          </table:table-cell>
          <table:table-cell/>
          <table:table-cell table:formula="of:=[.F3]^(-[.D99])" office:value-type="float" office:value="0.000000119846287859502" calcext:value-type="float">
            <text:p>1.19846287859502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9]/[.H99]" office:value-type="float" office:value="0.190266743915878" calcext:value-type="float">
            <text:p>0.190266743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6</text:p>
          </table:table-cell>
          <table:table-cell table:style-name="ce16" office:value-type="float" office:value="24.0657307831928" calcext:value-type="float">
            <text:p>24.07</text:p>
          </table:table-cell>
          <table:table-cell table:style-name="ce16" office:value-type="float" office:value="24.0117745315814" calcext:value-type="float">
            <text:p>24.01</text:p>
          </table:table-cell>
          <table:table-cell table:style-name="ce17" office:value-type="float" office:value="0.0763056628036665" calcext:value-type="float">
            <text:p>0.076</text:p>
          </table:table-cell>
          <table:table-cell table:number-columns-repeated="11"/>
        </table:table-row>
        <table:table-row table:style-name="ro2" table:number-rows-repeated="10484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L10" table:style-name="ta4">
        <office:forms form:automatic-focus="false" form:apply-design-mode="false"/>
        <table:table-column table:style-name="co5" table:number-columns-repeated="16" table:default-cell-style-name="Default"/>
        <table:table-row table:style-name="ro3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2148963781699" calcext:value-type="float">
            <text:p>27.21</text:p>
          </table:table-cell>
          <table:table-cell table:style-name="ce16" office:value-type="float" office:value="27.1594712665578" calcext:value-type="float">
            <text:p>27.16</text:p>
          </table:table-cell>
          <table:table-cell table:style-name="ce17" office:value-type="float" office:value="0.0783829445378248" calcext:value-type="float">
            <text:p>0.078</text:p>
          </table:table-cell>
          <table:table-cell table:style-name="ce18" office:value-type="percentage" office:value="0.969" calcext:value-type="percentage">
            <text:p>96.90%</text:p>
          </table:table-cell>
          <table:table-cell table:formula="of:=[.F3]^(-[.D2])" office:value-type="float" office:value="0.0000000101962840879375" calcext:value-type="float">
            <text:p>1.01962840879375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style-name="ce37" table:formula="of:=[.G2]/[.H2]" office:value-type="float" office:value="0.0105724121338022" calcext:value-type="float">
            <text:p>0.0105724121</text:p>
          </table:table-cell>
          <table:table-cell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0105724121338022" calcext:value-type="float">
            <text:p>0.01057241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040461549458" calcext:value-type="float">
            <text:p>27.10</text:p>
          </table:table-cell>
          <table:table-cell table:style-name="ce16" office:value-type="float" office:value="27.1594712665578" calcext:value-type="float">
            <text:p>27.16</text:p>
          </table:table-cell>
          <table:table-cell table:style-name="ce17" office:value-type="float" office:value="0.0783829445378248" calcext:value-type="float">
            <text:p>0.078</text:p>
          </table:table-cell>
          <table:table-cell office:value-type="float" office:value="1.969" calcext:value-type="float">
            <text:p>1.969</text:p>
          </table:table-cell>
          <table:table-cell table:number-columns-repeated="4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0230422517596158" calcext:value-type="float">
            <text:p>0.02304225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557789136656" calcext:value-type="float">
            <text:p>23.96</text:p>
          </table:table-cell>
          <table:table-cell table:style-name="ce16" office:value-type="float" office:value="23.977715224766" calcext:value-type="float">
            <text:p>23.98</text:p>
          </table:table-cell>
          <table:table-cell table:style-name="ce17" office:value-type="float" office:value="0.0310226286666925" calcext:value-type="float">
            <text:p>0.031</text:p>
          </table:table-cell>
          <table:table-cell/>
          <table:table-cell table:formula="of:=[.F3]^(-[.D4])" office:value-type="float" office:value="0.0000000880359413334326" calcext:value-type="float">
            <text:p>0.000000088</text:p>
          </table:table-cell>
          <table:table-cell table:style-name="ce21" office:value-type="float" office:value="0.0000017917556" calcext:value-type="float">
            <text:p>1.79E-06</text:p>
          </table:table-cell>
          <table:table-cell table:style-name="ce40" table:formula="of:=[.G4]/[.H4]" office:value-type="float" office:value="0.0491339004791907" calcext:value-type="float">
            <text:p>0.0491339005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0341751352049664" calcext:value-type="float">
            <text:p>0.034175135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9996515358665" calcext:value-type="float">
            <text:p>24.00</text:p>
          </table:table-cell>
          <table:table-cell table:style-name="ce16" office:value-type="float" office:value="23.977715224766" calcext:value-type="float">
            <text:p>23.98</text:p>
          </table:table-cell>
          <table:table-cell table:style-name="ce17" office:value-type="float" office:value="0.0310226286666925" calcext:value-type="float">
            <text:p>0.031</text:p>
          </table:table-cell>
          <table:table-cell table:number-columns-repeated="5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0660017774228606" calcext:value-type="float">
            <text:p>0.06600177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530151462555" calcext:value-type="float">
            <text:p>26.05</text:p>
          </table:table-cell>
          <table:table-cell table:style-name="ce16" office:value-type="float" office:value="25.9511775897384" calcext:value-type="float">
            <text:p>25.95</text:p>
          </table:table-cell>
          <table:table-cell table:style-name="ce17" office:value-type="float" office:value="0.144020053585435" calcext:value-type="float">
            <text:p>0.144</text:p>
          </table:table-cell>
          <table:table-cell/>
          <table:table-cell table:formula="of:=[.F3]^(-[.D6])" office:value-type="float" office:value="0.0000000231194322864507" calcext:value-type="float">
            <text:p>2.31194322864507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style-name="ce41" table:formula="of:=[.G6]/[.H6]" office:value-type="float" office:value="0.0271281605745523" calcext:value-type="float">
            <text:p>0.0271281606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0498627596805268" calcext:value-type="float">
            <text:p>0.049862759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493400332213" calcext:value-type="float">
            <text:p>25.85</text:p>
          </table:table-cell>
          <table:table-cell table:style-name="ce16" office:value-type="float" office:value="25.9511775897384" calcext:value-type="float">
            <text:p>25.95</text:p>
          </table:table-cell>
          <table:table-cell table:style-name="ce17" office:value-type="float" office:value="0.144020053585435" calcext:value-type="float">
            <text:p>0.144</text:p>
          </table:table-cell>
          <table:table-cell table:number-columns-repeated="5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0.0476748680059509" calcext:value-type="float">
            <text:p>0.04767486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965497841446" calcext:value-type="float">
            <text:p>24.20</text:p>
          </table:table-cell>
          <table:table-cell table:style-name="ce16" office:value-type="float" office:value="24.2759541002802" calcext:value-type="float">
            <text:p>24.28</text:p>
          </table:table-cell>
          <table:table-cell table:style-name="ce17" office:value-type="float" office:value="0.112294660789964" calcext:value-type="float">
            <text:p>0.112</text:p>
          </table:table-cell>
          <table:table-cell/>
          <table:table-cell table:formula="of:=[.F3]^(-[.D8])" office:value-type="float" office:value="0.0000000719290792183438" calcext:value-type="float">
            <text:p>7.19290792183438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style-name="ce42" table:formula="of:=[.G8]/[.H8]" office:value-type="float" office:value="0.0385114851244306" calcext:value-type="float">
            <text:p>0.0385114851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349732602877535" calcext:value-type="float">
            <text:p>0.034973260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553584164158" calcext:value-type="float">
            <text:p>24.36</text:p>
          </table:table-cell>
          <table:table-cell table:style-name="ce16" office:value-type="float" office:value="24.2759541002802" calcext:value-type="float">
            <text:p>24.28</text:p>
          </table:table-cell>
          <table:table-cell table:style-name="ce17" office:value-type="float" office:value="0.112294660789964" calcext:value-type="float">
            <text:p>0.112</text:p>
          </table:table-cell>
          <table:table-cell table:number-columns-repeated="5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349732602877535" calcext:value-type="float">
            <text:p>0.034973260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447503144552" calcext:value-type="float">
            <text:p>25.44</text:p>
          </table:table-cell>
          <table:table-cell table:style-name="ce16" office:value-type="float" office:value="25.4314859743373" calcext:value-type="float">
            <text:p>25.43</text:p>
          </table:table-cell>
          <table:table-cell table:style-name="ce17" office:value-type="float" office:value="0.0187586096906656" calcext:value-type="float">
            <text:p>0.019</text:p>
          </table:table-cell>
          <table:table-cell/>
          <table:table-cell table:formula="of:=[.F3]^(-[.D10])" office:value-type="float" office:value="0.0000000328771525683306" calcext:value-type="float">
            <text:p>3.28771525683306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style-name="ce37" table:formula="of:=[.G10]/[.H10]" office:value-type="float" office:value="0.0230422517596158" calcext:value-type="float">
            <text:p>0.0230422518</text:p>
          </table:table-cell>
          <table:table-cell table:style-name="ce21"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0789517701848087" calcext:value-type="float">
            <text:p>0.078951770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182216342193" calcext:value-type="float">
            <text:p>25.42</text:p>
          </table:table-cell>
          <table:table-cell table:style-name="ce16" office:value-type="float" office:value="25.4314859743373" calcext:value-type="float">
            <text:p>25.43</text:p>
          </table:table-cell>
          <table:table-cell table:style-name="ce17" office:value-type="float" office:value="0.0187586096906656" calcext:value-type="float">
            <text:p>0.019</text:p>
          </table:table-cell>
          <table:table-cell table:number-columns-repeated="5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0366638675061131" calcext:value-type="float">
            <text:p>0.0366638675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5949977573731" calcext:value-type="float">
            <text:p>26.59</text:p>
          </table:table-cell>
          <table:table-cell table:style-name="ce16" office:value-type="float" office:value="26.42925237975" calcext:value-type="float">
            <text:p>26.43</text:p>
          </table:table-cell>
          <table:table-cell table:style-name="ce17" office:value-type="float" office:value="0.234399360935183" calcext:value-type="float">
            <text:p>0.234</text:p>
          </table:table-cell>
          <table:table-cell/>
          <table:table-cell table:formula="of:=[.F3]^(-[.D12])" office:value-type="float" office:value="0.0000000167226733464924" calcext:value-type="float">
            <text:p>1.67226733464924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style-name="ce41" table:formula="of:=[.G12]/[.H12]" office:value-type="float" office:value="0.0146785836891288" calcext:value-type="float">
            <text:p>0.0146785837</text:p>
          </table:table-cell>
          <table:table-cell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0149248833032345" calcext:value-type="float">
            <text:p>0.0149248833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2635070021269" calcext:value-type="float">
            <text:p>26.26</text:p>
          </table:table-cell>
          <table:table-cell table:style-name="ce16" office:value-type="float" office:value="26.42925237975" calcext:value-type="float">
            <text:p>26.43</text:p>
          </table:table-cell>
          <table:table-cell table:style-name="ce17" office:value-type="float" office:value="0.234399360935183" calcext:value-type="float">
            <text:p>0.234</text:p>
          </table:table-cell>
          <table:table-cell table:number-columns-repeated="5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00783275808305669" calcext:value-type="float">
            <text:p>0.0078327581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4.943011961624" calcext:value-type="float">
            <text:p>24.94</text:p>
          </table:table-cell>
          <table:table-cell table:style-name="ce16" office:value-type="float" office:value="24.9913691138836" calcext:value-type="float">
            <text:p>24.99</text:p>
          </table:table-cell>
          <table:table-cell table:style-name="ce17" office:value-type="float" office:value="0.0683873405633371" calcext:value-type="float">
            <text:p>0.068</text:p>
          </table:table-cell>
          <table:table-cell/>
          <table:table-cell table:formula="of:=[.F3]^(-[.D14])" office:value-type="float" office:value="0.0000000442992830762361" calcext:value-type="float">
            <text:p>4.42992830762361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style-name="ce40" table:formula="of:=[.G14]/[.H14]" office:value-type="float" office:value="0.0210700440843044" calcext:value-type="float">
            <text:p>0.0210700441</text:p>
          </table:table-cell>
          <table:table-cell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0491339004791907" calcext:value-type="float">
            <text:p>0.049133900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5.0397262661433" calcext:value-type="float">
            <text:p>25.04</text:p>
          </table:table-cell>
          <table:table-cell table:style-name="ce16" office:value-type="float" office:value="24.9913691138836" calcext:value-type="float">
            <text:p>24.99</text:p>
          </table:table-cell>
          <table:table-cell table:style-name="ce17" office:value-type="float" office:value="0.0683873405633371" calcext:value-type="float">
            <text:p>0.068</text:p>
          </table:table-cell>
          <table:table-cell/>
          <table:table-cell table:style-name="ce16"/>
          <table:table-cell/>
          <table:table-cell table:style-name="ce17"/>
          <table:table-cell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0210700440843044" calcext:value-type="float">
            <text:p>0.021070044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1329262262994" calcext:value-type="float">
            <text:p>26.13</text:p>
          </table:table-cell>
          <table:table-cell table:style-name="ce16" office:value-type="float" office:value="26.0977173183007" calcext:value-type="float">
            <text:p>26.10</text:p>
          </table:table-cell>
          <table:table-cell table:style-name="ce17" office:value-type="float" office:value="0.0497929152081045" calcext:value-type="float">
            <text:p>0.050</text:p>
          </table:table-cell>
          <table:table-cell/>
          <table:table-cell table:formula="of:=[.F3]^(-[.D16])" office:value-type="float" office:value="0.0000000209343016655097" calcext:value-type="float">
            <text:p>2.09343016655097E-008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style-name="ce42" table:formula="of:=[.G16]/[.H16]" office:value-type="float" office:value="0.0192448855394518" calcext:value-type="float">
            <text:p>0.0192448855</text:p>
          </table:table-cell>
          <table:table-cell table:style-name="ce16"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0.0409116575939705" calcext:value-type="float">
            <text:p>0.04091165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62508410302" calcext:value-type="float">
            <text:p>26.06</text:p>
          </table:table-cell>
          <table:table-cell table:style-name="ce16" office:value-type="float" office:value="26.0977173183007" calcext:value-type="float">
            <text:p>26.10</text:p>
          </table:table-cell>
          <table:table-cell table:style-name="ce17" office:value-type="float" office:value="0.0497929152081045" calcext:value-type="float">
            <text:p>0.050</text:p>
          </table:table-cell>
          <table:table-cell/>
          <table:table-cell table:style-name="ce16"/>
          <table:table-cell table:number-columns-repeated="2"/>
          <table:table-cell table:style-name="ce16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0.0443566831515586" calcext:value-type="float">
            <text:p>0.04435668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334803009718" calcext:value-type="float">
            <text:p>27.13</text:p>
          </table:table-cell>
          <table:table-cell table:style-name="ce16" office:value-type="float" office:value="27.018374089308" calcext:value-type="float">
            <text:p>27.02</text:p>
          </table:table-cell>
          <table:table-cell table:style-name="ce17" office:value-type="float" office:value="0.162784765648244" calcext:value-type="float">
            <text:p>0.163</text:p>
          </table:table-cell>
          <table:table-cell/>
          <table:table-cell table:formula="of:=[.F3]^(-[.D18])" office:value-type="float" office:value="0.0000000112191296597815" calcext:value-type="float">
            <text:p>1.12191296597815E-008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1" table:formula="of:=[.G18]/[.H18]" office:value-type="float" office:value="0.0123561875554216" calcext:value-type="float">
            <text:p>0.0123561876</text:p>
          </table:table-cell>
          <table:table-cell table:style-name="ce16"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0.0805535420957289" calcext:value-type="float">
            <text:p>0.08055354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9032678776443" calcext:value-type="float">
            <text:p>26.90</text:p>
          </table:table-cell>
          <table:table-cell table:style-name="ce16" office:value-type="float" office:value="27.018374089308" calcext:value-type="float">
            <text:p>27.02</text:p>
          </table:table-cell>
          <table:table-cell table:style-name="ce17" office:value-type="float" office:value="0.162784765648244" calcext:value-type="float">
            <text:p>0.163</text:p>
          </table:table-cell>
          <table:table-cell/>
          <table:table-cell table:style-name="ce16"/>
          <table:table-cell table:number-columns-repeated="2"/>
          <table:table-cell table:style-name="ce16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0.149175660280621" calcext:value-type="float">
            <text:p>0.14917566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602076791011" calcext:value-type="float">
            <text:p>24.60</text:p>
          </table:table-cell>
          <table:table-cell table:style-name="ce16" office:value-type="float" office:value="24.5021121120673" calcext:value-type="float">
            <text:p>24.50</text:p>
          </table:table-cell>
          <table:table-cell table:style-name="ce17" office:value-type="float" office:value="0.141371404720475" calcext:value-type="float">
            <text:p>0.141</text:p>
          </table:table-cell>
          <table:table-cell/>
          <table:table-cell table:formula="of:=[.F3]^(-[.D20])" office:value-type="float" office:value="0.0000000617104160872399" calcext:value-type="float">
            <text:p>6.17104160872399E-008</text:p>
          </table:table-cell>
          <table:table-cell table:style-name="ce21" office:value-type="float" office:value="0.0000015083822" calcext:value-type="float">
            <text:p>1.51E-06</text:p>
          </table:table-cell>
          <table:table-cell table:style-name="ce40" table:formula="of:=[.G20]/[.H20]" office:value-type="float" office:value="0.0409116575939705" calcext:value-type="float">
            <text:p>0.0409116576</text:p>
          </table:table-cell>
          <table:table-cell table:style-name="ce16"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0.169001309443511" calcext:value-type="float">
            <text:p>0.169001309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4021474331236" calcext:value-type="float">
            <text:p>24.40</text:p>
          </table:table-cell>
          <table:table-cell table:style-name="ce16" office:value-type="float" office:value="24.5021121120673" calcext:value-type="float">
            <text:p>24.50</text:p>
          </table:table-cell>
          <table:table-cell table:style-name="ce17" office:value-type="float" office:value="0.141371404720475" calcext:value-type="float">
            <text:p>0.141</text:p>
          </table:table-cell>
          <table:table-cell/>
          <table:table-cell table:style-name="ce16"/>
          <table:table-cell table:number-columns-repeated="2"/>
          <table:table-cell table:style-name="ce16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0.222658236883157" calcext:value-type="float">
            <text:p>0.222658236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1990171076792" calcext:value-type="float">
            <text:p>23.20</text:p>
          </table:table-cell>
          <table:table-cell table:style-name="ce16" office:value-type="float" office:value="23.208752573785" calcext:value-type="float">
            <text:p>23.21</text:p>
          </table:table-cell>
          <table:table-cell table:style-name="ce17" office:value-type="float" office:value="0.0137680282028513" calcext:value-type="float">
            <text:p>0.014</text:p>
          </table:table-cell>
          <table:table-cell/>
          <table:table-cell table:formula="of:=[.F3]^(-[.D22])" office:value-type="float" office:value="0.000000148225859819865" calcext:value-type="float">
            <text:p>1.48225859819865E-007</text:p>
          </table:table-cell>
          <table:table-cell table:style-name="ce21" office:value-type="float" office:value="0.0000020533604" calcext:value-type="float">
            <text:p>2.05E-06</text:p>
          </table:table-cell>
          <table:table-cell table:style-name="ce42" table:formula="of:=[.G22]/[.H22]" office:value-type="float" office:value="0.072186967187964" calcext:value-type="float">
            <text:p>0.0721869672</text:p>
          </table:table-cell>
          <table:table-cell table:style-name="ce16" office:value-type="string" calcext:value-type="string">
            <text:p>take out?</text:p>
          </table:table-cell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0764991521194191" calcext:value-type="float">
            <text:p>0.076499152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184880398908" calcext:value-type="float">
            <text:p>23.22</text:p>
          </table:table-cell>
          <table:table-cell table:style-name="ce16" office:value-type="float" office:value="23.208752573785" calcext:value-type="float">
            <text:p>23.21</text:p>
          </table:table-cell>
          <table:table-cell table:style-name="ce17" office:value-type="float" office:value="0.0137680282028513" calcext:value-type="float">
            <text:p>0.014</text:p>
          </table:table-cell>
          <table:table-cell/>
          <table:table-cell table:style-name="ce16"/>
          <table:table-cell table:number-columns-repeated="2"/>
          <table:table-cell table:style-name="ce16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03552614796929" calcext:value-type="float">
            <text:p>0.035526148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3164199713287" calcext:value-type="float">
            <text:p>26.32</text:p>
          </table:table-cell>
          <table:table-cell table:style-name="ce16" office:value-type="float" office:value="26.1938848780691" calcext:value-type="float">
            <text:p>26.19</text:p>
          </table:table-cell>
          <table:table-cell table:style-name="ce17" office:value-type="float" office:value="0.173290790754421" calcext:value-type="float">
            <text:p>0.173</text:p>
          </table:table-cell>
          <table:table-cell/>
          <table:table-cell table:formula="of:=[.F3]^(-[.D24])" office:value-type="float" office:value="0.0000000196137929133316" calcext:value-type="float">
            <text:p>1.96137929133316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style-name="ce37" table:formula="of:=[.G24]/[.H24]" office:value-type="float" office:value="0.0341751352049664" calcext:value-type="float">
            <text:p>0.0341751352</text:p>
          </table:table-cell>
          <table:table-cell table:style-name="ce16"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0.162896942660694" calcext:value-type="float">
            <text:p>0.1628969427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0713497848095" calcext:value-type="float">
            <text:p>26.07</text:p>
          </table:table-cell>
          <table:table-cell table:style-name="ce16" office:value-type="float" office:value="26.1938848780691" calcext:value-type="float">
            <text:p>26.19</text:p>
          </table:table-cell>
          <table:table-cell table:style-name="ce17" office:value-type="float" office:value="0.173290790754421" calcext:value-type="float">
            <text:p>0.173</text:p>
          </table:table-cell>
          <table:table-cell/>
          <table:table-cell table:style-name="ce16"/>
          <table:table-cell table:number-columns-repeated="2"/>
          <table:table-cell table:style-name="ce16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0357910817427634" calcext:value-type="float">
            <text:p>0.0357910817</text:p>
          </table:table-cell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764436711461" calcext:value-type="float">
            <text:p>24.38</text:p>
          </table:table-cell>
          <table:table-cell table:style-name="ce16" office:value-type="float" office:value="24.3251671612529" calcext:value-type="float">
            <text:p>24.33</text:p>
          </table:table-cell>
          <table:table-cell table:style-name="ce17" office:value-type="float" office:value="0.0725159357222136" calcext:value-type="float">
            <text:p>0.073</text:p>
          </table:table-cell>
          <table:table-cell/>
          <table:table-cell table:formula="of:=[.F3]^(-[.D26])" office:value-type="float" office:value="0.0000000695702827534439" calcext:value-type="float">
            <text:p>6.95702827534439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style-name="ce41" table:formula="of:=[.G26]/[.H26]" office:value-type="float" office:value="0.0668180152944575" calcext:value-type="float">
            <text:p>0.0668180153</text:p>
          </table:table-cell>
          <table:table-cell table:style-name="ce17"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0271281605745523" calcext:value-type="float">
            <text:p>0.02712816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738906513596" calcext:value-type="float">
            <text:p>24.27</text:p>
          </table:table-cell>
          <table:table-cell table:style-name="ce16" office:value-type="float" office:value="24.3251671612529" calcext:value-type="float">
            <text:p>24.33</text:p>
          </table:table-cell>
          <table:table-cell table:style-name="ce17" office:value-type="float" office:value="0.0725159357222136" calcext:value-type="float">
            <text:p>0.073</text:p>
          </table:table-cell>
          <table:table-cell table:number-columns-repeated="5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0146785836891288" calcext:value-type="float">
            <text:p>0.014678583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471908761418" calcext:value-type="float">
            <text:p>26.75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/>
          <table:table-cell table:formula="of:=[.F3]^(-[.D28])" office:value-type="float" office:value="0.0000000146998722524832" calcext:value-type="float">
            <text:p>1.46998722524832E-008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style-name="ce41" table:formula="of:=[.G28]/[.H28]" office:value-type="float" office:value="0.030829394796698" calcext:value-type="float">
            <text:p>0.0308293948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0123561875554216" calcext:value-type="float">
            <text:p>0.012356187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4918947576083" calcext:value-type="float">
            <text:p>26.49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 table:number-columns-repeated="5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0.031676242603233" calcext:value-type="float">
            <text:p>0.031676242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471908761418" calcext:value-type="float">
            <text:p>26.75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/>
          <table:table-cell table:formula="of:=[.F3]^(-[.D30])" office:value-type="float" office:value="0.0000000146998722524832" calcext:value-type="float">
            <text:p>1.46998722524832E-008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style-name="ce42" table:formula="of:=[.G30]/[.H30]" office:value-type="float" office:value="0.0429915218884849" calcext:value-type="float">
            <text:p>0.0429915219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0.030829394796698" calcext:value-type="float">
            <text:p>0.030829394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4918947576083" calcext:value-type="float">
            <text:p>26.49</text:p>
          </table:table-cell>
          <table:table-cell table:style-name="ce16" office:value-type="float" office:value="26.6195428168751" calcext:value-type="float">
            <text:p>26.62</text:p>
          </table:table-cell>
          <table:table-cell table:style-name="ce17" office:value-type="float" office:value="0.180521616625651" calcext:value-type="float">
            <text:p>0.181</text:p>
          </table:table-cell>
          <table:table-cell table:number-columns-repeated="5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0.00857886366293522" calcext:value-type="float">
            <text:p>0.00857886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3960912724497" calcext:value-type="float">
            <text:p>25.40</text:p>
          </table:table-cell>
          <table:table-cell table:style-name="ce16" office:value-type="float" office:value="25.4749251053824" calcext:value-type="float">
            <text:p>25.47</text:p>
          </table:table-cell>
          <table:table-cell table:style-name="ce17" office:value-type="float" office:value="0.111487875707284" calcext:value-type="float">
            <text:p>0.111</text:p>
          </table:table-cell>
          <table:table-cell/>
          <table:table-cell table:formula="of:=[.F3]^(-[.D32])" office:value-type="float" office:value="0.000000031923641039194" calcext:value-type="float">
            <text:p>3.1923641039194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style-name="ce40" table:formula="of:=[.G32]/[.H32]" office:value-type="float" office:value="0.0443566831515586" calcext:value-type="float">
            <text:p>0.0443566832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0668180152944575" calcext:value-type="float">
            <text:p>0.066818015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537589383151" calcext:value-type="float">
            <text:p>25.55</text:p>
          </table:table-cell>
          <table:table-cell table:style-name="ce16" office:value-type="float" office:value="25.4749251053824" calcext:value-type="float">
            <text:p>25.47</text:p>
          </table:table-cell>
          <table:table-cell table:style-name="ce17" office:value-type="float" office:value="0.111487875707284" calcext:value-type="float">
            <text:p>0.111</text:p>
          </table:table-cell>
          <table:table-cell table:number-columns-repeated="5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0178085385460013" calcext:value-type="float">
            <text:p>0.017808538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39331876889" calcext:value-type="float">
            <text:p>24.34</text:p>
          </table:table-cell>
          <table:table-cell table:style-name="ce16" office:value-type="float" office:value="24.2283857473496" calcext:value-type="float">
            <text:p>24.23</text:p>
          </table:table-cell>
          <table:table-cell table:style-name="ce17" office:value-type="float" office:value="0.156901521087499" calcext:value-type="float">
            <text:p>0.157</text:p>
          </table:table-cell>
          <table:table-cell/>
          <table:table-cell table:formula="of:=[.F3]^(-[.D34])" office:value-type="float" office:value="0.0000000742850268901406" calcext:value-type="float">
            <text:p>7.42850268901406E-00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style-name="ce37" table:formula="of:=[.G34]/[.H34]" office:value-type="float" office:value="0.0660017774228606" calcext:value-type="float">
            <text:p>0.0660017774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0.0454691824589554" calcext:value-type="float">
            <text:p>0.0454691825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174396178101" calcext:value-type="float">
            <text:p>24.12</text:p>
          </table:table-cell>
          <table:table-cell table:style-name="ce16" office:value-type="float" office:value="24.2283857473496" calcext:value-type="float">
            <text:p>24.23</text:p>
          </table:table-cell>
          <table:table-cell table:style-name="ce17" office:value-type="float" office:value="0.156901521087499" calcext:value-type="float">
            <text:p>0.157</text:p>
          </table:table-cell>
          <table:table-cell table:number-columns-repeated="5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0616589468961855" calcext:value-type="float">
            <text:p>0.0616589469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137849441139" calcext:value-type="float">
            <text:p>24.71</text:p>
          </table:table-cell>
          <table:table-cell table:style-name="ce16" office:value-type="float" office:value="24.6701939866524" calcext:value-type="float">
            <text:p>24.67</text:p>
          </table:table-cell>
          <table:table-cell table:style-name="ce17" office:value-type="float" office:value="0.0616469232389075" calcext:value-type="float">
            <text:p>0.062</text:p>
          </table:table-cell>
          <table:table-cell/>
          <table:table-cell table:formula="of:=[.F3]^(-[.D36])" office:value-type="float" office:value="0.0000000550682281607445" calcext:value-type="float">
            <text:p>5.50682281607445E-008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style-name="ce42" table:formula="of:=[.G36]/[.H36]" office:value-type="float" office:value="0.0577979835765786" calcext:value-type="float">
            <text:p>0.0577979836</text:p>
          </table:table-cell>
          <table:table-cell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0405306854926996" calcext:value-type="float">
            <text:p>0.0405306855</text:p>
          </table:table-cell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6266030291909" calcext:value-type="float">
            <text:p>24.63</text:p>
          </table:table-cell>
          <table:table-cell table:style-name="ce16" office:value-type="float" office:value="24.6701939866524" calcext:value-type="float">
            <text:p>24.67</text:p>
          </table:table-cell>
          <table:table-cell table:style-name="ce17" office:value-type="float" office:value="0.0616469232389075" calcext:value-type="float">
            <text:p>0.062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0256228287385043" calcext:value-type="float">
            <text:p>0.0256228287</text:p>
          </table:table-cell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3880900193768" calcext:value-type="float">
            <text:p>25.39</text:p>
          </table:table-cell>
          <table:table-cell table:style-name="ce16" office:value-type="float" office:value="25.398124845562" calcext:value-type="float">
            <text:p>25.40</text:p>
          </table:table-cell>
          <table:table-cell table:style-name="ce17" office:value-type="float" office:value="0.0141913872871909" calcext:value-type="float">
            <text:p>0.014</text:p>
          </table:table-cell>
          <table:table-cell/>
          <table:table-cell table:formula="of:=[.F3]^(-[.D38])" office:value-type="float" office:value="0.0000000336287377356569" calcext:value-type="float">
            <text:p>3.36287377356569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style-name="ce41" table:formula="of:=[.G38]/[.H38]" office:value-type="float" office:value="0.0178085385460013" calcext:value-type="float">
            <text:p>0.0178085385</text:p>
          </table:table-cell>
          <table:table-cell table:style-name="ce16"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0385114851244306" calcext:value-type="float">
            <text:p>0.038511485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081596717473" calcext:value-type="float">
            <text:p>25.41</text:p>
          </table:table-cell>
          <table:table-cell table:style-name="ce16" office:value-type="float" office:value="25.398124845562" calcext:value-type="float">
            <text:p>25.40</text:p>
          </table:table-cell>
          <table:table-cell table:style-name="ce17" office:value-type="float" office:value="0.0141913872871909" calcext:value-type="float">
            <text:p>0.014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0192448855394518" calcext:value-type="float">
            <text:p>0.0192448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319228556921" calcext:value-type="float">
            <text:p>25.73</text:p>
          </table:table-cell>
          <table:table-cell table:style-name="ce16" office:value-type="float" office:value="25.7222360156894" calcext:value-type="float">
            <text:p>25.72</text:p>
          </table:table-cell>
          <table:table-cell table:style-name="ce17" office:value-type="float" office:value="0.0136992605083599" calcext:value-type="float">
            <text:p>0.014</text:p>
          </table:table-cell>
          <table:table-cell/>
          <table:table-cell table:formula="of:=[.F3]^(-[.D40])" office:value-type="float" office:value="0.0000000269986620602018" calcext:value-type="float">
            <text:p>0.00000002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style-name="ce41" table:formula="of:=[.G40]/[.H40]" office:value-type="float" office:value="0.0454691824589554" calcext:value-type="float">
            <text:p>0.0454691825</text:p>
          </table:table-cell>
          <table:table-cell table:style-name="ce16"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072186967187964" calcext:value-type="float">
            <text:p>0.07218696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125491756867" calcext:value-type="float">
            <text:p>25.71</text:p>
          </table:table-cell>
          <table:table-cell table:style-name="ce16" office:value-type="float" office:value="25.7222360156894" calcext:value-type="float">
            <text:p>25.72</text:p>
          </table:table-cell>
          <table:table-cell table:style-name="ce17" office:value-type="float" office:value="0.0136992605083599" calcext:value-type="float">
            <text:p>0.014</text:p>
          </table:table-cell>
          <table:table-cell table:number-columns-repeated="4"/>
          <table:table-cell table:style-name="ce16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0429915218884849" calcext:value-type="float">
            <text:p>0.042991521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120367885022" calcext:value-type="float">
            <text:p>24.31</text:p>
          </table:table-cell>
          <table:table-cell table:style-name="ce16" office:value-type="float" office:value="24.2567252711007" calcext:value-type="float">
            <text:p>24.26</text:p>
          </table:table-cell>
          <table:table-cell table:style-name="ce17" office:value-type="float" office:value="0.0782222980646355" calcext:value-type="float">
            <text:p>0.078</text:p>
          </table:table-cell>
          <table:table-cell/>
          <table:table-cell table:formula="of:=[.F3]^(-[.D42])" office:value-type="float" office:value="0.0000000728723041058036" calcext:value-type="float">
            <text:p>7.28723041058036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37" table:formula="of:=[.G42]/[.H42]" office:value-type="float" office:value="0.0498627596805268" calcext:value-type="float">
            <text:p>0.0498627597</text:p>
          </table:table-cell>
          <table:table-cell table:style-name="ce16"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0536362335954404" calcext:value-type="float">
            <text:p>0.05363623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014137536992" calcext:value-type="float">
            <text:p>24.20</text:p>
          </table:table-cell>
          <table:table-cell table:style-name="ce16" office:value-type="float" office:value="24.2567252711007" calcext:value-type="float">
            <text:p>24.26</text:p>
          </table:table-cell>
          <table:table-cell table:style-name="ce17" office:value-type="float" office:value="0.0782222980646355" calcext:value-type="float">
            <text:p>0.078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041128708286519" calcext:value-type="float">
            <text:p>0.041128708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122512408846" calcext:value-type="float">
            <text:p>25.21</text:p>
          </table:table-cell>
          <table:table-cell table:style-name="ce16" office:value-type="float" office:value="25.1966604975932" calcext:value-type="float">
            <text:p>25.20</text:p>
          </table:table-cell>
          <table:table-cell table:style-name="ce17" office:value-type="float" office:value="0.0220486406101394" calcext:value-type="float">
            <text:p>0.022</text:p>
          </table:table-cell>
          <table:table-cell/>
          <table:table-cell table:formula="of:=[.F3]^(-[.D44])" office:value-type="float" office:value="0.0000000385470003337967" calcext:value-type="float">
            <text:p>3.85470003337967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style-name="ce42" table:formula="of:=[.G44]/[.H44]" office:value-type="float" office:value="0.0536362335954404" calcext:value-type="float">
            <text:p>0.0536362336</text:p>
          </table:table-cell>
          <table:table-cell table:style-name="ce16"/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0577979835765786" calcext:value-type="float">
            <text:p>0.057797983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7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1810697543019" calcext:value-type="float">
            <text:p>25.18</text:p>
          </table:table-cell>
          <table:table-cell table:style-name="ce16" office:value-type="float" office:value="25.1966604975932" calcext:value-type="float">
            <text:p>25.20</text:p>
          </table:table-cell>
          <table:table-cell table:style-name="ce17" office:value-type="float" office:value="0.0220486406101394" calcext:value-type="float">
            <text:p>0.022</text:p>
          </table:table-cell>
          <table:table-cell table:number-columns-repeated="4"/>
          <table:table-cell table:style-name="ce16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0285596321434717" calcext:value-type="float">
            <text:p>0.028559632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39125394378" calcext:value-type="float">
            <text:p>24.24</text:p>
          </table:table-cell>
          <table:table-cell table:style-name="ce16" office:value-type="float" office:value="24.2140018168761" calcext:value-type="float">
            <text:p>24.21</text:p>
          </table:table-cell>
          <table:table-cell table:style-name="ce17" office:value-type="float" office:value="0.0355301040385881" calcext:value-type="float">
            <text:p>0.036</text:p>
          </table:table-cell>
          <table:table-cell/>
          <table:table-cell table:formula="of:=[.F3]^(-[.D46])" office:value-type="float" office:value="0.0000000750125095082873" calcext:value-type="float">
            <text:p>0.000000075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style-name="ce37" table:formula="of:=[.G46]/[.H46]" office:value-type="float" office:value="0.0789517701848087" calcext:value-type="float">
            <text:p>0.0789517702</text:p>
          </table:table-cell>
          <table:table-cell table:style-name="ce16"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0213861789941721" calcext:value-type="float">
            <text:p>0.02138617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888782393741" calcext:value-type="float">
            <text:p>24.19</text:p>
          </table:table-cell>
          <table:table-cell table:style-name="ce16" office:value-type="float" office:value="24.2140018168761" calcext:value-type="float">
            <text:p>24.21</text:p>
          </table:table-cell>
          <table:table-cell table:style-name="ce17" office:value-type="float" office:value="0.0355301040385881" calcext:value-type="float">
            <text:p>0.036</text:p>
          </table:table-cell>
          <table:table-cell table:number-columns-repeated="5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0100130338698295" calcext:value-type="float">
            <text:p>0.010013033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0862790625694" calcext:value-type="float">
            <text:p>25.09</text:p>
          </table:table-cell>
          <table:table-cell table:style-name="ce16" office:value-type="float" office:value="25.0430298660862" calcext:value-type="float">
            <text:p>25.04</text:p>
          </table:table-cell>
          <table:table-cell table:style-name="ce17" office:value-type="float" office:value="0.061163600228344" calcext:value-type="float">
            <text:p>0.061</text:p>
          </table:table-cell>
          <table:table-cell/>
          <table:table-cell table:formula="of:=[.F3]^(-[.D48])" office:value-type="float" office:value="0.0000000427755638344334" calcext:value-type="float">
            <text:p>4.27755638344334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style-name="ce37" table:formula="of:=[.G48]/[.H48]" office:value-type="float" office:value="0.0349732602877535" calcext:value-type="float">
            <text:p>0.0349732603</text:p>
          </table:table-cell>
          <table:table-cell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406020760900511" calcext:value-type="float">
            <text:p>0.0406020761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9997806696029" calcext:value-type="float">
            <text:p>25.00</text:p>
          </table:table-cell>
          <table:table-cell table:style-name="ce16" office:value-type="float" office:value="25.0430298660862" calcext:value-type="float">
            <text:p>25.04</text:p>
          </table:table-cell>
          <table:table-cell table:style-name="ce17" office:value-type="float" office:value="0.061163600228344" calcext:value-type="float">
            <text:p>0.061</text:p>
          </table:table-cell>
          <table:table-cell table:number-columns-repeated="5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406020760900511" calcext:value-type="float">
            <text:p>0.0406020761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878854568433" calcext:value-type="float">
            <text:p>23.29</text:p>
          </table:table-cell>
          <table:table-cell table:style-name="ce16" office:value-type="float" office:value="23.2398362880809" calcext:value-type="float">
            <text:p>23.24</text:p>
          </table:table-cell>
          <table:table-cell table:style-name="ce17" office:value-type="float" office:value="0.0679517861245477" calcext:value-type="float">
            <text:p>0.068</text:p>
          </table:table-cell>
          <table:table-cell/>
          <table:table-cell table:formula="of:=[.F3]^(-[.D50])" office:value-type="float" office:value="0.000000145136861833815" calcext:value-type="float">
            <text:p>1.45136861833815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style-name="ce37" table:formula="of:=[.G50]/[.H50]" office:value-type="float" office:value="0.110709555609691" calcext:value-type="float">
            <text:p>0.1107095556</text:p>
          </table:table-cell>
          <table:table-cell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00843448272884237" calcext:value-type="float">
            <text:p>0.0084344827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1917871193185" calcext:value-type="float">
            <text:p>23.19</text:p>
          </table:table-cell>
          <table:table-cell table:style-name="ce16" office:value-type="float" office:value="23.2398362880809" calcext:value-type="float">
            <text:p>23.24</text:p>
          </table:table-cell>
          <table:table-cell table:style-name="ce17" office:value-type="float" office:value="0.0679517861245477" calcext:value-type="float">
            <text:p>0.06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109672886813" calcext:value-type="float">
            <text:p>25.21</text:p>
          </table:table-cell>
          <table:table-cell table:style-name="ce16" office:value-type="float" office:value="25.0626686531875" calcext:value-type="float">
            <text:p>25.06</text:p>
          </table:table-cell>
          <table:table-cell table:style-name="ce17" office:value-type="float" office:value="0.209725941596648" calcext:value-type="float">
            <text:p>0.210</text:p>
          </table:table-cell>
          <table:table-cell/>
          <table:table-cell table:formula="of:=[.F3]^(-[.D52])" office:value-type="float" office:value="0.0000000422101712194297" calcext:value-type="float">
            <text:p>4.22101712194297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style-name="ce42" table:formula="of:=[.G52]/[.H52]" office:value-type="float" office:value="0.041128708286519" calcext:value-type="float">
            <text:p>0.041128708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9143700176938" calcext:value-type="float">
            <text:p>24.91</text:p>
          </table:table-cell>
          <table:table-cell table:style-name="ce16" office:value-type="float" office:value="25.0626686531875" calcext:value-type="float">
            <text:p>25.06</text:p>
          </table:table-cell>
          <table:table-cell table:style-name="ce17" office:value-type="float" office:value="0.209725941596648" calcext:value-type="float">
            <text:p>0.21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2653768809675" calcext:value-type="float">
            <text:p>23.27</text:p>
          </table:table-cell>
          <table:table-cell table:style-name="ce16" office:value-type="float" office:value="23.1085263491836" calcext:value-type="float">
            <text:p>23.11</text:p>
          </table:table-cell>
          <table:table-cell table:style-name="ce17" office:value-type="float" office:value="0.221820149314278" calcext:value-type="float">
            <text:p>0.222</text:p>
          </table:table-cell>
          <table:table-cell/>
          <table:table-cell table:formula="of:=[.F3]^(-[.D54])" office:value-type="float" office:value="0.000000158640881899609" calcext:value-type="float">
            <text:p>1.58640881899609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style-name="ce40" table:formula="of:=[.G54]/[.H54]" office:value-type="float" office:value="0.169001309443511" calcext:value-type="float">
            <text:p>0.1690013094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9516758173996" calcext:value-type="float">
            <text:p>22.95</text:p>
          </table:table-cell>
          <table:table-cell table:style-name="ce16" office:value-type="float" office:value="23.1085263491836" calcext:value-type="float">
            <text:p>23.11</text:p>
          </table:table-cell>
          <table:table-cell table:style-name="ce17" office:value-type="float" office:value="0.221820149314278" calcext:value-type="float">
            <text:p>0.222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102614240625" calcext:value-type="float">
            <text:p>25.61</text:p>
          </table:table-cell>
          <table:table-cell table:style-name="ce16" office:value-type="float" office:value="25.5529860777958" calcext:value-type="float">
            <text:p>25.55</text:p>
          </table:table-cell>
          <table:table-cell table:style-name="ce17" office:value-type="float" office:value="0.0809995714799817" calcext:value-type="float">
            <text:p>0.081</text:p>
          </table:table-cell>
          <table:table-cell/>
          <table:table-cell table:formula="of:=[.F3]^(-[.D56])" office:value-type="float" office:value="0.000000030279124387571" calcext:value-type="float">
            <text:p>3.0279124387571E-008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style-name="ce43" table:formula="of:=[.G56]/[.H56]" office:value-type="float" office:value="0.0476748680059509" calcext:value-type="float">
            <text:p>0.047674868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64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957107315291" calcext:value-type="float">
            <text:p>25.50</text:p>
          </table:table-cell>
          <table:table-cell table:style-name="ce16" office:value-type="float" office:value="25.5529860777958" calcext:value-type="float">
            <text:p>25.55</text:p>
          </table:table-cell>
          <table:table-cell table:style-name="ce17" office:value-type="float" office:value="0.0809995714799817" calcext:value-type="float">
            <text:p>0.081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924574132476" calcext:value-type="float">
            <text:p>24.79</text:p>
          </table:table-cell>
          <table:table-cell table:style-name="ce16" office:value-type="float" office:value="24.8982090093516" calcext:value-type="float">
            <text:p>24.90</text:p>
          </table:table-cell>
          <table:table-cell table:style-name="ce17" office:value-type="float" office:value="0.149555341452878" calcext:value-type="float">
            <text:p>0.150</text:p>
          </table:table-cell>
          <table:table-cell/>
          <table:table-cell table:formula="of:=[.F3]^(-[.D58])" office:value-type="float" office:value="0.0000000471855106570155" calcext:value-type="float">
            <text:p>4.71855106570155E-008</text:p>
          </table:table-cell>
          <table:table-cell table:style-name="ce21" office:value-type="float" office:value="0.0000014896183" calcext:value-type="float">
            <text:p>1.49E-06</text:p>
          </table:table-cell>
          <table:table-cell table:style-name="ce41" table:formula="of:=[.G58]/[.H58]" office:value-type="float" office:value="0.031676242603233" calcext:value-type="float">
            <text:p>0.0316762426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0039606054556" calcext:value-type="float">
            <text:p>25.00</text:p>
          </table:table-cell>
          <table:table-cell table:style-name="ce16" office:value-type="float" office:value="24.8982090093516" calcext:value-type="float">
            <text:p>24.90</text:p>
          </table:table-cell>
          <table:table-cell table:style-name="ce17" office:value-type="float" office:value="0.149555341452878" calcext:value-type="float">
            <text:p>0.150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0437818737187" calcext:value-type="float">
            <text:p>23.04</text:p>
          </table:table-cell>
          <table:table-cell table:style-name="ce16" office:value-type="float" office:value="22.911591317664" calcext:value-type="float">
            <text:p>22.91</text:p>
          </table:table-cell>
          <table:table-cell table:style-name="ce17" office:value-type="float" office:value="0.186945677190301" calcext:value-type="float">
            <text:p>0.187</text:p>
          </table:table-cell>
          <table:table-cell/>
          <table:table-cell table:formula="of:=[.F3]^(-[.D60])" office:value-type="float" office:value="0.000000181285222888414" calcext:value-type="float">
            <text:p>1.81285222888414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style-name="ce40" table:formula="of:=[.G60]/[.H60]" office:value-type="float" office:value="0.0805535420957289" calcext:value-type="float">
            <text:p>0.0805535421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7794007616092" calcext:value-type="float">
            <text:p>22.78</text:p>
          </table:table-cell>
          <table:table-cell table:style-name="ce16" office:value-type="float" office:value="22.911591317664" calcext:value-type="float">
            <text:p>22.91</text:p>
          </table:table-cell>
          <table:table-cell table:style-name="ce17" office:value-type="float" office:value="0.186945677190301" calcext:value-type="float">
            <text:p>0.187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9353996629532" calcext:value-type="float">
            <text:p>22.94</text:p>
          </table:table-cell>
          <table:table-cell table:style-name="ce16" office:value-type="float" office:value="22.7563791252694" calcext:value-type="float">
            <text:p>22.76</text:p>
          </table:table-cell>
          <table:table-cell table:style-name="ce17" office:value-type="float" office:value="0.253173272335825" calcext:value-type="float">
            <text:p>0.253</text:p>
          </table:table-cell>
          <table:table-cell/>
          <table:table-cell table:formula="of:=[.F3]^(-[.D62])" office:value-type="float" office:value="0.000000201387693328781" calcext:value-type="float">
            <text:p>2.01387693328781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style-name="ce40" table:formula="of:=[.G62]/[.H62]" office:value-type="float" office:value="0.149175660280621" calcext:value-type="float">
            <text:p>0.1491756603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5773585875855" calcext:value-type="float">
            <text:p>22.58</text:p>
          </table:table-cell>
          <table:table-cell table:style-name="ce16" office:value-type="float" office:value="22.7563791252694" calcext:value-type="float">
            <text:p>22.76</text:p>
          </table:table-cell>
          <table:table-cell table:style-name="ce17" office:value-type="float" office:value="0.253173272335825" calcext:value-type="float">
            <text:p>0.253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1.9911729240774" calcext:value-type="float">
            <text:p>21.99</text:p>
          </table:table-cell>
          <table:table-cell table:style-name="ce16" office:value-type="float" office:value="22.1595707701417" calcext:value-type="float">
            <text:p>22.16</text:p>
          </table:table-cell>
          <table:table-cell table:style-name="ce17" office:value-type="float" office:value="0.238150517778598" calcext:value-type="float">
            <text:p>0.238</text:p>
          </table:table-cell>
          <table:table-cell/>
          <table:table-cell table:formula="of:=[.F3]^(-[.D64])" office:value-type="float" office:value="0.000000301745796915167" calcext:value-type="float">
            <text:p>3.01745796915167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style-name="ce40" table:formula="of:=[.G64]/[.H64]" office:value-type="float" office:value="0.222658236883157" calcext:value-type="float">
            <text:p>0.2226582369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2.3279686162061" calcext:value-type="float">
            <text:p>22.33</text:p>
          </table:table-cell>
          <table:table-cell table:style-name="ce16" office:value-type="float" office:value="22.1595707701417" calcext:value-type="float">
            <text:p>22.16</text:p>
          </table:table-cell>
          <table:table-cell table:style-name="ce17" office:value-type="float" office:value="0.238150517778598" calcext:value-type="float">
            <text:p>0.23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8989784017467" calcext:value-type="float">
            <text:p>26.90</text:p>
          </table:table-cell>
          <table:table-cell table:style-name="ce16" office:value-type="float" office:value="26.8941276253314" calcext:value-type="float">
            <text:p>26.89</text:p>
          </table:table-cell>
          <table:table-cell table:style-name="ce17" office:value-type="float" office:value="0.00686003379457606" calcext:value-type="float">
            <text:p>0.007</text:p>
          </table:table-cell>
          <table:table-cell/>
          <table:table-cell table:formula="of:=[.F3]^(-[.D66])" office:value-type="float" office:value="0.0000000122044484400967" calcext:value-type="float">
            <text:p>1.22044484400967E-008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style-name="ce41" table:formula="of:=[.G66]/[.H66]" office:value-type="float" office:value="0.00857886366293522" calcext:value-type="float">
            <text:p>0.0085788637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5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889276848916" calcext:value-type="float">
            <text:p>26.89</text:p>
          </table:table-cell>
          <table:table-cell table:style-name="ce16" office:value-type="float" office:value="26.8941276253314" calcext:value-type="float">
            <text:p>26.89</text:p>
          </table:table-cell>
          <table:table-cell table:style-name="ce17" office:value-type="float" office:value="0.00686003379457606" calcext:value-type="float">
            <text:p>0.007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6631071392616" calcext:value-type="float">
            <text:p>23.66</text:p>
          </table:table-cell>
          <table:table-cell table:style-name="ce16" office:value-type="float" office:value="23.5318165781002" calcext:value-type="float">
            <text:p>23.53</text:p>
          </table:table-cell>
          <table:table-cell table:style-name="ce17" office:value-type="float" office:value="0.185672892205953" calcext:value-type="float">
            <text:p>0.186</text:p>
          </table:table-cell>
          <table:table-cell/>
          <table:table-cell table:formula="of:=[.F3]^(-[.D68])" office:value-type="float" office:value="0.000000119086842097517" calcext:value-type="float">
            <text:p>1.19086842097517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style-name="ce40" table:formula="of:=[.G68]/[.H68]" office:value-type="float" office:value="0.0764991521194191" calcext:value-type="float">
            <text:p>0.0764991521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3.4005260169389" calcext:value-type="float">
            <text:p>23.40</text:p>
          </table:table-cell>
          <table:table-cell table:style-name="ce16" office:value-type="float" office:value="23.5318165781002" calcext:value-type="float">
            <text:p>23.53</text:p>
          </table:table-cell>
          <table:table-cell table:style-name="ce17" office:value-type="float" office:value="0.185672892205953" calcext:value-type="float">
            <text:p>0.186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298282010369" calcext:value-type="float">
            <text:p>25.63</text:p>
          </table:table-cell>
          <table:table-cell table:style-name="ce16" office:value-type="float" office:value="25.5792300331003" calcext:value-type="float">
            <text:p>25.58</text:p>
          </table:table-cell>
          <table:table-cell table:style-name="ce17" office:value-type="float" office:value="0.0715566153271469" calcext:value-type="float">
            <text:p>0.072</text:p>
          </table:table-cell>
          <table:table-cell/>
          <table:table-cell table:formula="of:=[.F3]^(-[.D70])" office:value-type="float" office:value="0.0000000297454909012594" calcext:value-type="float">
            <text:p>2.97454909012594E-008</text:p>
          </table:table-cell>
          <table:table-cell table:style-name="ce21" office:value-type="float" office:value="0.0000010415222" calcext:value-type="float">
            <text:p>1.04E-06</text:p>
          </table:table-cell>
          <table:table-cell table:style-name="ce42" table:formula="of:=[.G70]/[.H70]" office:value-type="float" office:value="0.0285596321434717" calcext:value-type="float">
            <text:p>0.0285596321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286318651638" calcext:value-type="float">
            <text:p>25.53</text:p>
          </table:table-cell>
          <table:table-cell table:style-name="ce16" office:value-type="float" office:value="25.5792300331003" calcext:value-type="float">
            <text:p>25.58</text:p>
          </table:table-cell>
          <table:table-cell table:style-name="ce17" office:value-type="float" office:value="0.0715566153271469" calcext:value-type="float">
            <text:p>0.072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6.3318808110147" calcext:value-type="float">
            <text:p>26.33</text:p>
          </table:table-cell>
          <table:table-cell table:style-name="ce16" office:value-type="float" office:value="26.0187014735849" calcext:value-type="float">
            <text:p>26.02</text:p>
          </table:table-cell>
          <table:table-cell table:style-name="ce17" office:value-type="float" office:value="0.44290246644831" calcext:value-type="float">
            <text:p>0.443</text:p>
          </table:table-cell>
          <table:table-cell/>
          <table:table-cell table:formula="of:=[.F3]^(-[.D72])" office:value-type="float" office:value="0.0000000220855669285827" calcext:value-type="float">
            <text:p>2.20855669285827E-008</text:p>
          </table:table-cell>
          <table:table-cell table:style-name="ce21" office:value-type="float" office:value="0.0000010327028" calcext:value-type="float">
            <text:p>1.03E-06</text:p>
          </table:table-cell>
          <table:table-cell table:style-name="ce42" table:formula="of:=[.G72]/[.H72]" office:value-type="float" office:value="0.0213861789941721" calcext:value-type="float">
            <text:p>0.021386179</text:p>
          </table:table-cell>
          <table:table-cell table:style-name="ce16"/>
          <table:table-cell table:style-name="ce17"/>
          <table:table-cell table:number-columns-repeated="5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IL10</text:p>
          </table:table-cell>
          <table:table-cell table:style-name="ce16" office:value-type="float" office:value="25.705522136155" calcext:value-type="float">
            <text:p>25.71</text:p>
          </table:table-cell>
          <table:table-cell table:style-name="ce16" office:value-type="float" office:value="26.0187014735849" calcext:value-type="float">
            <text:p>26.02</text:p>
          </table:table-cell>
          <table:table-cell table:style-name="ce17" office:value-type="float" office:value="0.44290246644831" calcext:value-type="float">
            <text:p>0.443</text:p>
          </table:table-cell>
          <table:table-cell table:number-columns-repeated="4"/>
          <table:table-cell table:style-name="ce16"/>
          <table:table-cell table:style-name="ce17"/>
          <table:table-cell table:number-columns-repeated="5"/>
        </table:table-row>
        <table:table-row table:style-name="ro2">
          <table:table-cell/>
          <table:table-cell office:value-type="string" calcext:value-type="string">
            <text:p>IL10</text:p>
          </table:table-cell>
          <table:table-cell table:number-columns-repeated="14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7011545545577" calcext:value-type="float">
            <text:p>24.70</text:p>
          </table:table-cell>
          <table:table-cell table:style-name="ce16" office:value-type="float" office:value="24.7785352262261" calcext:value-type="float">
            <text:p>24.78</text:p>
          </table:table-cell>
          <table:table-cell table:style-name="ce17" office:value-type="float" office:value="0.109432795338924" calcext:value-type="float">
            <text:p>0.109</text:p>
          </table:table-cell>
          <table:table-cell/>
          <table:table-cell table:formula="of:=[.F3]^(-[.D75])" office:value-type="float" office:value="0.0000000511707941979115" calcext:value-type="float">
            <text:p>5.11707941979115E-008</text:p>
          </table:table-cell>
          <table:table-cell table:style-name="ce21" office:value-type="float" office:value="0.0000014403699" calcext:value-type="float">
            <text:p>1.44E-06</text:p>
          </table:table-cell>
          <table:table-cell table:formula="of:=[.G75]/[.H75]" office:value-type="float" office:value="0.03552614796929" calcext:value-type="float">
            <text:p>0.03552614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8559158978944" calcext:value-type="float">
            <text:p>24.86</text:p>
          </table:table-cell>
          <table:table-cell table:style-name="ce16" office:value-type="float" office:value="24.7785352262261" calcext:value-type="float">
            <text:p>24.78</text:p>
          </table:table-cell>
          <table:table-cell table:style-name="ce17" office:value-type="float" office:value="0.109432795338924" calcext:value-type="float">
            <text:p>0.109</text:p>
          </table:table-cell>
          <table:table-cell/>
          <table:table-cell table:style-name="ce14"/>
          <table:table-cell table:number-columns-repeated="2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2629406606522" calcext:value-type="float">
            <text:p>24.26</text:p>
          </table:table-cell>
          <table:table-cell table:style-name="ce16" office:value-type="float" office:value="24.30893627057" calcext:value-type="float">
            <text:p>24.31</text:p>
          </table:table-cell>
          <table:table-cell table:style-name="ce17" office:value-type="float" office:value="0.0650476153553392" calcext:value-type="float">
            <text:p>0.065</text:p>
          </table:table-cell>
          <table:table-cell/>
          <table:table-cell table:formula="of:=[.F3]^(-[.D77])" office:value-type="float" office:value="0.0000000703395585737021" calcext:value-type="float">
            <text:p>7.03395585737021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formula="of:=[.G77]/[.H77]" office:value-type="float" office:value="0.0616589468961855" calcext:value-type="float">
            <text:p>0.0616589469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549318804877" calcext:value-type="float">
            <text:p>24.35</text:p>
          </table:table-cell>
          <table:table-cell table:style-name="ce16" office:value-type="float" office:value="24.30893627057" calcext:value-type="float">
            <text:p>24.31</text:p>
          </table:table-cell>
          <table:table-cell table:style-name="ce17" office:value-type="float" office:value="0.0650476153553392" calcext:value-type="float">
            <text:p>0.065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110708605753" calcext:value-type="float">
            <text:p>24.11</text:p>
          </table:table-cell>
          <table:table-cell table:style-name="ce16" office:value-type="float" office:value="24.2160734738298" calcext:value-type="float">
            <text:p>24.22</text:p>
          </table:table-cell>
          <table:table-cell table:style-name="ce17" office:value-type="float" office:value="0.149008425431912" calcext:value-type="float">
            <text:p>0.149</text:p>
          </table:table-cell>
          <table:table-cell/>
          <table:table-cell table:formula="of:=[.F3]^(-[.D79])" office:value-type="float" office:value="0.0000000749072957287242" calcext:value-type="float">
            <text:p>7.49072957287242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formula="of:=[.G79]/[.H79]" office:value-type="float" office:value="0.162896942660694" calcext:value-type="float">
            <text:p>0.1628969427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4.3214383419066" calcext:value-type="float">
            <text:p>24.32</text:p>
          </table:table-cell>
          <table:table-cell table:style-name="ce16" office:value-type="float" office:value="24.2160734738298" calcext:value-type="float">
            <text:p>24.22</text:p>
          </table:table-cell>
          <table:table-cell table:style-name="ce17" office:value-type="float" office:value="0.149008425431912" calcext:value-type="float">
            <text:p>0.149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1275266097832" calcext:value-type="float">
            <text:p>25.13</text:p>
          </table:table-cell>
          <table:table-cell table:style-name="ce16" office:value-type="float" office:value="25.1989450859431" calcext:value-type="float">
            <text:p>25.20</text:p>
          </table:table-cell>
          <table:table-cell table:style-name="ce17" office:value-type="float" office:value="0.101000977589486" calcext:value-type="float">
            <text:p>0.101</text:p>
          </table:table-cell>
          <table:table-cell/>
          <table:table-cell table:formula="of:=[.F3]^(-[.D81])" office:value-type="float" office:value="0.0000000384873808363283" calcext:value-type="float">
            <text:p>3.84873808363283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formula="of:=[.G81]/[.H81]" office:value-type="float" office:value="0.0405306854926996" calcext:value-type="float">
            <text:p>0.0405306855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2703635621031" calcext:value-type="float">
            <text:p>25.27</text:p>
          </table:table-cell>
          <table:table-cell table:style-name="ce16" office:value-type="float" office:value="25.1989450859431" calcext:value-type="float">
            <text:p>25.20</text:p>
          </table:table-cell>
          <table:table-cell table:style-name="ce17" office:value-type="float" office:value="0.101000977589486" calcext:value-type="float">
            <text:p>0.101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8.207119503931" calcext:value-type="float">
            <text:p>28.21</text:p>
          </table:table-cell>
          <table:table-cell table:style-name="ce16" office:value-type="float" office:value="28.0222695035885" calcext:value-type="float">
            <text:p>28.02</text:p>
          </table:table-cell>
          <table:table-cell table:style-name="ce17" office:value-type="float" office:value="0.261417377489025" calcext:value-type="float">
            <text:p>0.261</text:p>
          </table:table-cell>
          <table:table-cell/>
          <table:table-cell table:formula="of:=[.F3]^(-[.D83])" office:value-type="float" office:value="0.00000000568286372902791" calcext:value-type="float">
            <text:p>5.68286372902791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formula="of:=[.G83]/[.H83]" office:value-type="float" office:value="0.0100130338698295" calcext:value-type="float">
            <text:p>0.0100130339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2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837419503246" calcext:value-type="float">
            <text:p>27.84</text:p>
          </table:table-cell>
          <table:table-cell table:style-name="ce16" office:value-type="float" office:value="28.0222695035885" calcext:value-type="float">
            <text:p>28.02</text:p>
          </table:table-cell>
          <table:table-cell table:style-name="ce17" office:value-type="float" office:value="0.261417377489025" calcext:value-type="float">
            <text:p>0.261</text:p>
          </table:table-cell>
          <table:table-cell table:number-columns-repeated="4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8013570112736" calcext:value-type="float">
            <text:p>27.80</text:p>
          </table:table-cell>
          <table:table-cell table:style-name="ce16" office:value-type="float" office:value="27.7764760096776" calcext:value-type="float">
            <text:p>27.78</text:p>
          </table:table-cell>
          <table:table-cell table:style-name="ce17" office:value-type="float" office:value="0.035187049902518" calcext:value-type="float">
            <text:p>0.035</text:p>
          </table:table-cell>
          <table:table-cell/>
          <table:table-cell table:formula="of:=[.F3]^(-[.D85])" office:value-type="float" office:value="0.00000000671260241340353" calcext:value-type="float">
            <text:p>6.71260241340353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formula="of:=[.G85]/[.H85]" office:value-type="float" office:value="0.0117111777039528" calcext:value-type="float">
            <text:p>0.0117111777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89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7515950080816" calcext:value-type="float">
            <text:p>27.75</text:p>
          </table:table-cell>
          <table:table-cell table:style-name="ce16" office:value-type="float" office:value="27.7764760096776" calcext:value-type="float">
            <text:p>27.78</text:p>
          </table:table-cell>
          <table:table-cell table:style-name="ce17" office:value-type="float" office:value="0.035187049902518" calcext:value-type="float">
            <text:p>0.03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4910881203054" calcext:value-type="float">
            <text:p>25.49</text:p>
          </table:table-cell>
          <table:table-cell table:style-name="ce16" office:value-type="float" office:value="25.7362034456963" calcext:value-type="float">
            <text:p>25.74</text:p>
          </table:table-cell>
          <table:table-cell table:style-name="ce17" office:value-type="float" office:value="0.346645417513383" calcext:value-type="float">
            <text:p>0.347</text:p>
          </table:table-cell>
          <table:table-cell/>
          <table:table-cell table:formula="of:=[.F3]^(-[.D87])" office:value-type="float" office:value="0.0000000267443708923296" calcext:value-type="float">
            <text:p>2.67443708923296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formula="of:=[.G87]/[.H87]" office:value-type="float" office:value="0.0366638675061131" calcext:value-type="float">
            <text:p>0.036663867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9813187710873" calcext:value-type="float">
            <text:p>25.98</text:p>
          </table:table-cell>
          <table:table-cell table:style-name="ce16" office:value-type="float" office:value="25.7362034456963" calcext:value-type="float">
            <text:p>25.74</text:p>
          </table:table-cell>
          <table:table-cell table:style-name="ce17" office:value-type="float" office:value="0.346645417513383" calcext:value-type="float">
            <text:p>0.34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6098143452098" calcext:value-type="float">
            <text:p>25.61</text:p>
          </table:table-cell>
          <table:table-cell table:style-name="ce16" office:value-type="float" office:value="25.6019502874255" calcext:value-type="float">
            <text:p>25.60</text:p>
          </table:table-cell>
          <table:table-cell table:style-name="ce17" office:value-type="float" office:value="0.0111214571738398" calcext:value-type="float">
            <text:p>0.011</text:p>
          </table:table-cell>
          <table:table-cell/>
          <table:table-cell table:formula="of:=[.F3]^(-[.D89])" office:value-type="float" office:value="0.0000000292911082034379" calcext:value-type="float">
            <text:p>2.92911082034379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formula="of:=[.G89]/[.H89]" office:value-type="float" office:value="0.0256228287385043" calcext:value-type="float">
            <text:p>0.025622828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5940862296412" calcext:value-type="float">
            <text:p>25.59</text:p>
          </table:table-cell>
          <table:table-cell table:style-name="ce16" office:value-type="float" office:value="25.6019502874255" calcext:value-type="float">
            <text:p>25.60</text:p>
          </table:table-cell>
          <table:table-cell table:style-name="ce17" office:value-type="float" office:value="0.0111214571738398" calcext:value-type="float">
            <text:p>0.01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0311276901024" calcext:value-type="float">
            <text:p>27.03</text:p>
          </table:table-cell>
          <table:table-cell table:style-name="ce16" office:value-type="float" office:value="26.8738600876245" calcext:value-type="float">
            <text:p>26.87</text:p>
          </table:table-cell>
          <table:table-cell table:style-name="ce17" office:value-type="float" office:value="0.222409976346189" calcext:value-type="float">
            <text:p>0.222</text:p>
          </table:table-cell>
          <table:table-cell/>
          <table:table-cell table:formula="of:=[.F3]^(-[.D91])" office:value-type="float" office:value="0.0000000123731931684963" calcext:value-type="float">
            <text:p>1.23731931684963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formula="of:=[.G91]/[.H91]" office:value-type="float" office:value="0.0149248833032345" calcext:value-type="float">
            <text:p>0.01492488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7165924851466" calcext:value-type="float">
            <text:p>26.72</text:p>
          </table:table-cell>
          <table:table-cell table:style-name="ce16" office:value-type="float" office:value="26.8738600876245" calcext:value-type="float">
            <text:p>26.87</text:p>
          </table:table-cell>
          <table:table-cell table:style-name="ce17" office:value-type="float" office:value="0.222409976346189" calcext:value-type="float">
            <text:p>0.22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7361912168995" calcext:value-type="float">
            <text:p>25.74</text:p>
          </table:table-cell>
          <table:table-cell table:style-name="ce16" office:value-type="float" office:value="25.8143479373918" calcext:value-type="float">
            <text:p>25.81</text:p>
          </table:table-cell>
          <table:table-cell table:style-name="ce17" office:value-type="float" office:value="0.110530294110842" calcext:value-type="float">
            <text:p>0.111</text:p>
          </table:table-cell>
          <table:table-cell table:style-name="ce14"/>
          <table:table-cell table:formula="of:=[.F3]^(-[.D93])" office:value-type="float" office:value="0.0000000253652241520699" calcext:value-type="float">
            <text:p>2.53652241520699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formula="of:=[.G93]/[.H93]" office:value-type="float" office:value="0.0406020760900511" calcext:value-type="float">
            <text:p>0.040602076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925046578842" calcext:value-type="float">
            <text:p>25.89</text:p>
          </table:table-cell>
          <table:table-cell table:style-name="ce16" office:value-type="float" office:value="25.8143479373918" calcext:value-type="float">
            <text:p>25.81</text:p>
          </table:table-cell>
          <table:table-cell table:style-name="ce17" office:value-type="float" office:value="0.110530294110842" calcext:value-type="float">
            <text:p>0.111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0146421728815" calcext:value-type="float">
            <text:p>26.01</text:p>
          </table:table-cell>
          <table:table-cell table:style-name="ce16" office:value-type="float" office:value="25.9400091623569" calcext:value-type="float">
            <text:p>25.94</text:p>
          </table:table-cell>
          <table:table-cell table:style-name="ce17" office:value-type="float" office:value="0.105547015684593" calcext:value-type="float">
            <text:p>0.106</text:p>
          </table:table-cell>
          <table:table-cell table:style-name="ce14"/>
          <table:table-cell table:formula="of:=[.F3]^(-[.D95])" office:value-type="float" office:value="0.0000000232950382234501" calcext:value-type="float">
            <text:p>2.32950382234501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formula="of:=[.G95]/[.H95]" office:value-type="float" office:value="0.0357910817427634" calcext:value-type="float">
            <text:p>0.035791081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5.8653761518323" calcext:value-type="float">
            <text:p>25.87</text:p>
          </table:table-cell>
          <table:table-cell table:style-name="ce16" office:value-type="float" office:value="25.9400091623569" calcext:value-type="float">
            <text:p>25.94</text:p>
          </table:table-cell>
          <table:table-cell table:style-name="ce17" office:value-type="float" office:value="0.105547015684593" calcext:value-type="float">
            <text:p>0.106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6.9729026920887" calcext:value-type="float">
            <text:p>26.97</text:p>
          </table:table-cell>
          <table:table-cell table:style-name="ce16" office:value-type="float" office:value="27.0628735353013" calcext:value-type="float">
            <text:p>27.06</text:p>
          </table:table-cell>
          <table:table-cell table:style-name="ce17" office:value-type="float" office:value="0.127237986689376" calcext:value-type="float">
            <text:p>0.127</text:p>
          </table:table-cell>
          <table:table-cell table:style-name="ce14"/>
          <table:table-cell table:formula="of:=[.F3]^(-[.D97])" office:value-type="float" office:value="0.0000000108859264534902" calcext:value-type="float">
            <text:p>1.08859264534902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formula="of:=[.G97]/[.H97]" office:value-type="float" office:value="0.00783275808305669" calcext:value-type="float">
            <text:p>0.007832758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6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1528443785139" calcext:value-type="float">
            <text:p>27.15</text:p>
          </table:table-cell>
          <table:table-cell table:style-name="ce16" office:value-type="float" office:value="27.0628735353013" calcext:value-type="float">
            <text:p>27.06</text:p>
          </table:table-cell>
          <table:table-cell table:style-name="ce17" office:value-type="float" office:value="0.127237986689376" calcext:value-type="float">
            <text:p>0.127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7.9871650469774" calcext:value-type="float">
            <text:p>27.99</text:p>
          </table:table-cell>
          <table:table-cell table:style-name="ce16" office:value-type="float" office:value="28.1216663226933" calcext:value-type="float">
            <text:p>28.12</text:p>
          </table:table-cell>
          <table:table-cell table:style-name="ce17" office:value-type="float" office:value="0.190213528273924" calcext:value-type="float">
            <text:p>0.190</text:p>
          </table:table-cell>
          <table:table-cell table:style-name="ce14"/>
          <table:table-cell table:formula="of:=[.F3]^(-[.D99])" office:value-type="float" office:value="0.00000000531275946738099" calcext:value-type="float">
            <text:p>5.31275946738099E-009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formula="of:=[.G99]/[.H99]" office:value-type="float" office:value="0.00843448272884237" calcext:value-type="float">
            <text:p>0.008434482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0</text:p>
          </table:table-cell>
          <table:table-cell table:style-name="ce16" office:value-type="float" office:value="28.2561675984092" calcext:value-type="float">
            <text:p>28.26</text:p>
          </table:table-cell>
          <table:table-cell table:style-name="ce16" office:value-type="float" office:value="28.1216663226933" calcext:value-type="float">
            <text:p>28.12</text:p>
          </table:table-cell>
          <table:table-cell table:style-name="ce17" office:value-type="float" office:value="0.190213528273924" calcext:value-type="float">
            <text:p>0.190</text:p>
          </table:table-cell>
          <table:table-cell table:style-name="ce14"/>
          <table:table-cell table:style-name="ce16"/>
          <table:table-cell table:number-columns-repeated="9"/>
        </table:table-row>
        <table:table-row table:style-name="ro2">
          <table:table-cell table:number-columns-repeated="5"/>
          <table:table-cell table:style-name="ce14"/>
          <table:table-cell table:style-name="ce16"/>
          <table:table-cell table:number-columns-repeated="9"/>
        </table:table-row>
        <table:table-row table:style-name="ro2">
          <table:table-cell table:number-columns-repeated="5"/>
          <table:table-cell table:style-name="ce14"/>
          <table:table-cell table:style-name="ce16" table:number-columns-repeated="2"/>
          <table:table-cell table:number-columns-repeated="8"/>
        </table:table-row>
        <table:table-row table:style-name="ro2" table:number-rows-repeated="1048473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IL12" table:style-name="ta4">
        <office:forms form:automatic-focus="false" form:apply-design-mode="false"/>
        <table:table-column table:style-name="co5" table:number-columns-repeated="16" table:default-cell-style-name="Default"/>
        <table:table-row table:style-name="ro3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714052318057" calcext:value-type="float">
            <text:p>30.07</text:p>
          </table:table-cell>
          <table:table-cell table:style-name="ce16" office:value-type="float" office:value="30.0703926376251" calcext:value-type="float">
            <text:p>30.07</text:p>
          </table:table-cell>
          <table:table-cell table:style-name="ce17" office:value-type="float" office:value="0.00143202442330053" calcext:value-type="float">
            <text:p>0.001</text:p>
          </table:table-cell>
          <table:table-cell table:style-name="ce18" office:value-type="percentage" office:value="0.915" calcext:value-type="percentage">
            <text:p>91.50%</text:p>
          </table:table-cell>
          <table:table-cell table:formula="of:=[.F3]^(-[.D2])" office:value-type="float" office:value="0.00000000327396510540472" calcext:value-type="float">
            <text:p>3.27396510540472E-009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style-name="ce37" table:formula="of:=[.G2]/[.H2]" office:value-type="float" office:value="0.00339473754433487" calcext:value-type="float">
            <text:p>0.0033947375</text:p>
          </table:table-cell>
          <table:table-cell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00339473754433487" calcext:value-type="float">
            <text:p>0.0033947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693800434446" calcext:value-type="float">
            <text:p>30.07</text:p>
          </table:table-cell>
          <table:table-cell table:style-name="ce16" office:value-type="float" office:value="30.0703926376251" calcext:value-type="float">
            <text:p>30.07</text:p>
          </table:table-cell>
          <table:table-cell table:style-name="ce17" office:value-type="float" office:value="0.00143202442330053" calcext:value-type="float">
            <text:p>0.001</text:p>
          </table:table-cell>
          <table:table-cell office:value-type="float" office:value="1.915" calcext:value-type="float">
            <text:p>1.915</text:p>
          </table:table-cell>
          <table:table-cell table:number-columns-repeated="4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00926448553222272" calcext:value-type="float">
            <text:p>0.009264485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725108846986" calcext:value-type="float">
            <text:p>27.87</text:p>
          </table:table-cell>
          <table:table-cell table:style-name="ce16" office:value-type="float" office:value="27.7703108856237" calcext:value-type="float">
            <text:p>27.77</text:p>
          </table:table-cell>
          <table:table-cell table:style-name="ce17" office:value-type="float" office:value="0.144532624766314" calcext:value-type="float">
            <text:p>0.145</text:p>
          </table:table-cell>
          <table:table-cell/>
          <table:table-cell table:formula="of:=[.F3]^(-[.D4])" office:value-type="float" office:value="0.0000000145910082919017" calcext:value-type="float">
            <text:p>1.45910082919017E-008</text:p>
          </table:table-cell>
          <table:table-cell table:style-name="ce21" office:value-type="float" office:value="0.0000017917556" calcext:value-type="float">
            <text:p>1.79E-06</text:p>
          </table:table-cell>
          <table:table-cell table:style-name="ce40" table:formula="of:=[.G4]/[.H4]" office:value-type="float" office:value="0.00814341436516323" calcext:value-type="float">
            <text:p>0.0081434144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0159339753750543" calcext:value-type="float">
            <text:p>0.01593397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6681108865487" calcext:value-type="float">
            <text:p>27.67</text:p>
          </table:table-cell>
          <table:table-cell table:style-name="ce16" office:value-type="float" office:value="27.7703108856237" calcext:value-type="float">
            <text:p>27.77</text:p>
          </table:table-cell>
          <table:table-cell table:style-name="ce17" office:value-type="float" office:value="0.144532624766314" calcext:value-type="float">
            <text:p>0.145</text:p>
          </table:table-cell>
          <table:table-cell table:number-columns-repeated="5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0111540927373477" calcext:value-type="float">
            <text:p>0.01115409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1208684133768" calcext:value-type="float">
            <text:p>29.12</text:p>
          </table:table-cell>
          <table:table-cell table:style-name="ce16" office:value-type="float" office:value="29.0739000351303" calcext:value-type="float">
            <text:p>29.07</text:p>
          </table:table-cell>
          <table:table-cell table:style-name="ce17" office:value-type="float" office:value="0.0664233175188604" calcext:value-type="float">
            <text:p>0.066</text:p>
          </table:table-cell>
          <table:table-cell/>
          <table:table-cell table:formula="of:=[.F3]^(-[.D6])" office:value-type="float" office:value="0.00000000625537206812659" calcext:value-type="float">
            <text:p>6.25537206812659E-009</text:p>
          </table:table-cell>
          <table:table-cell table:style-name="ce21" office:value-type="float" office:value="0.00000085223" calcext:value-type="float">
            <text:p>8.52E-07</text:p>
          </table:table-cell>
          <table:table-cell table:style-name="ce41" table:formula="of:=[.G6]/[.H6]" office:value-type="float" office:value="0.00734000453882941" calcext:value-type="float">
            <text:p>0.0073400045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0131770758415027" calcext:value-type="float">
            <text:p>0.01317707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269316568838" calcext:value-type="float">
            <text:p>29.03</text:p>
          </table:table-cell>
          <table:table-cell table:style-name="ce16" office:value-type="float" office:value="29.0739000351303" calcext:value-type="float">
            <text:p>29.07</text:p>
          </table:table-cell>
          <table:table-cell table:style-name="ce17" office:value-type="float" office:value="0.0664233175188604" calcext:value-type="float">
            <text:p>0.066</text:p>
          </table:table-cell>
          <table:table-cell table:number-columns-repeated="5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0.00708325844889455" calcext:value-type="float">
            <text:p>0.00708325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6011919675153" calcext:value-type="float">
            <text:p>27.60</text:p>
          </table:table-cell>
          <table:table-cell table:style-name="ce16" office:value-type="float" office:value="27.7295875052493" calcext:value-type="float">
            <text:p>27.73</text:p>
          </table:table-cell>
          <table:table-cell table:style-name="ce17" office:value-type="float" office:value="0.181578710811666" calcext:value-type="float">
            <text:p>0.182</text:p>
          </table:table-cell>
          <table:table-cell/>
          <table:table-cell table:formula="of:=[.F3]^(-[.D8])" office:value-type="float" office:value="0.0000000149822200261775" calcext:value-type="float">
            <text:p>0.000000015</text:p>
          </table:table-cell>
          <table:table-cell table:style-name="ce21" office:value-type="float" office:value="0.0000018677306" calcext:value-type="float">
            <text:p>1.87E-06</text:p>
          </table:table-cell>
          <table:table-cell table:style-name="ce42" table:formula="of:=[.G8]/[.H8]" office:value-type="float" office:value="0.00802161726438358" calcext:value-type="float">
            <text:p>0.0080216173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118537487389317" calcext:value-type="float">
            <text:p>0.011853748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8579830429834" calcext:value-type="float">
            <text:p>27.86</text:p>
          </table:table-cell>
          <table:table-cell table:style-name="ce16" office:value-type="float" office:value="27.7295875052493" calcext:value-type="float">
            <text:p>27.73</text:p>
          </table:table-cell>
          <table:table-cell table:style-name="ce17" office:value-type="float" office:value="0.181578710811666" calcext:value-type="float">
            <text:p>0.182</text:p>
          </table:table-cell>
          <table:table-cell table:number-columns-repeated="5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118537487389317" calcext:value-type="float">
            <text:p>0.011853748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294677696372" calcext:value-type="float">
            <text:p>27.93</text:p>
          </table:table-cell>
          <table:table-cell table:style-name="ce16" office:value-type="float" office:value="27.9223288284703" calcext:value-type="float">
            <text:p>27.92</text:p>
          </table:table-cell>
          <table:table-cell table:style-name="ce17" office:value-type="float" office:value="0.0100959874192416" calcext:value-type="float">
            <text:p>0.010</text:p>
          </table:table-cell>
          <table:table-cell/>
          <table:table-cell table:formula="of:=[.F3]^(-[.D10])" office:value-type="float" office:value="0.0000000132187560264317" calcext:value-type="float">
            <text:p>1.32187560264317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style-name="ce37" table:formula="of:=[.G10]/[.H10]" office:value-type="float" office:value="0.00926448553222272" calcext:value-type="float">
            <text:p>0.0092644855</text:p>
          </table:table-cell>
          <table:table-cell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0106404801618209" calcext:value-type="float">
            <text:p>0.010640480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151898873033" calcext:value-type="float">
            <text:p>27.92</text:p>
          </table:table-cell>
          <table:table-cell table:style-name="ce16" office:value-type="float" office:value="27.9223288284703" calcext:value-type="float">
            <text:p>27.92</text:p>
          </table:table-cell>
          <table:table-cell table:style-name="ce17" office:value-type="float" office:value="0.0100959874192416" calcext:value-type="float">
            <text:p>0.010</text:p>
          </table:table-cell>
          <table:table-cell table:number-columns-repeated="5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00514523300354303" calcext:value-type="float">
            <text:p>0.005145233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679106805163" calcext:value-type="float">
            <text:p>29.68</text:p>
          </table:table-cell>
          <table:table-cell table:style-name="ce16" office:value-type="float" office:value="29.867821717872" calcext:value-type="float">
            <text:p>29.87</text:p>
          </table:table-cell>
          <table:table-cell table:style-name="ce17" office:value-type="float" office:value="0.266883188975048" calcext:value-type="float">
            <text:p>0.267</text:p>
          </table:table-cell>
          <table:table-cell/>
          <table:table-cell table:formula="of:=[.F3]^(-[.D12])" office:value-type="float" office:value="0.00000000373450663390078" calcext:value-type="float">
            <text:p>3.73450663390078E-009</text:p>
          </table:table-cell>
          <table:table-cell table:style-name="ce21" office:value-type="float" office:value="0.0000011392566" calcext:value-type="float">
            <text:p>1.14E-06</text:p>
          </table:table-cell>
          <table:table-cell table:style-name="ce41" table:formula="of:=[.G12]/[.H12]" office:value-type="float" office:value="0.00327802062669708" calcext:value-type="float">
            <text:p>0.0032780206</text:p>
          </table:table-cell>
          <table:table-cell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00308646882976334" calcext:value-type="float">
            <text:p>0.0030864688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0565366305809" calcext:value-type="float">
            <text:p>30.06</text:p>
          </table:table-cell>
          <table:table-cell table:style-name="ce16" office:value-type="float" office:value="29.867821717872" calcext:value-type="float">
            <text:p>29.87</text:p>
          </table:table-cell>
          <table:table-cell table:style-name="ce17" office:value-type="float" office:value="0.266883188975048" calcext:value-type="float">
            <text:p>0.267</text:p>
          </table:table-cell>
          <table:table-cell table:number-columns-repeated="5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00958812130441028" calcext:value-type="float">
            <text:p>0.0095881213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047607465611" calcext:value-type="float">
            <text:p>27.20</text:p>
          </table:table-cell>
          <table:table-cell table:style-name="ce16" office:value-type="float" office:value="27.222263344573" calcext:value-type="float">
            <text:p>27.22</text:p>
          </table:table-cell>
          <table:table-cell table:style-name="ce17" office:value-type="float" office:value="0.0247524114851982" calcext:value-type="float">
            <text:p>0.025</text:p>
          </table:table-cell>
          <table:table-cell/>
          <table:table-cell table:formula="of:=[.F3]^(-[.D14])" office:value-type="float" office:value="0.0000000208318197624294" calcext:value-type="float">
            <text:p>2.08318197624294E-008</text:p>
          </table:table-cell>
          <table:table-cell table:style-name="ce21" office:value-type="float" office:value="0.000002102477" calcext:value-type="float">
            <text:p>2.10E-06</text:p>
          </table:table-cell>
          <table:table-cell table:style-name="ce40" table:formula="of:=[.G14]/[.H14]" office:value-type="float" office:value="0.00990822718271325" calcext:value-type="float">
            <text:p>0.0099082272</text:p>
          </table:table-cell>
          <table:table-cell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00814341436516323" calcext:value-type="float">
            <text:p>0.008143414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397659425849" calcext:value-type="float">
            <text:p>27.24</text:p>
          </table:table-cell>
          <table:table-cell table:style-name="ce16" office:value-type="float" office:value="27.222263344573" calcext:value-type="float">
            <text:p>27.22</text:p>
          </table:table-cell>
          <table:table-cell table:style-name="ce17" office:value-type="float" office:value="0.0247524114851982" calcext:value-type="float">
            <text:p>0.025</text:p>
          </table:table-cell>
          <table:table-cell table:number-columns-repeated="5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00990822718271325" calcext:value-type="float">
            <text:p>0.009908227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23" office:value-type="string" calcext:value-type="string">
            <text:p>lm0095</text:p>
          </table:table-cell>
          <table:table-cell table:style-name="ce33" office:value-type="string" calcext:value-type="string">
            <text:p>il12</text:p>
          </table:table-cell>
          <table:table-cell table:style-name="ce26" office:value-type="float" office:value="28.1758237317254" calcext:value-type="float">
            <text:p>28.18</text:p>
          </table:table-cell>
          <table:table-cell table:style-name="ce26" office:value-type="float" office:value="29.1613132935664" calcext:value-type="float">
            <text:p>29.16</text:p>
          </table:table-cell>
          <table:table-cell table:style-name="ce28" office:value-type="float" office:value="1.39369270393264" calcext:value-type="float">
            <text:p>1.394</text:p>
          </table:table-cell>
          <table:table-cell/>
          <table:table-cell table:formula="of:=[.F3]^(-[.D16])" office:value-type="float" office:value="0.0000000059100050801657" calcext:value-type="float">
            <text:p>5.9100050801657E-009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style-name="ce42" table:formula="of:=[.G16]/[.H16]" office:value-type="float" office:value="0.00543306259375996" calcext:value-type="float">
            <text:p>0.0054330626</text:p>
          </table:table-cell>
          <table:table-cell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0.0163273530649879" calcext:value-type="float">
            <text:p>0.01632735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23" office:value-type="string" calcext:value-type="string">
            <text:p>lm0095</text:p>
          </table:table-cell>
          <table:table-cell table:style-name="ce33" office:value-type="string" calcext:value-type="string">
            <text:p>il12</text:p>
          </table:table-cell>
          <table:table-cell table:style-name="ce26" office:value-type="float" office:value="30.1468028554073" calcext:value-type="float">
            <text:p>30.15</text:p>
          </table:table-cell>
          <table:table-cell table:style-name="ce26" office:value-type="float" office:value="29.1613132935664" calcext:value-type="float">
            <text:p>29.16</text:p>
          </table:table-cell>
          <table:table-cell table:style-name="ce28" office:value-type="float" office:value="1.39369270393264" calcext:value-type="float">
            <text:p>1.394</text:p>
          </table:table-cell>
          <table:table-cell table:number-columns-repeated="5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0.0205886984184323" calcext:value-type="float">
            <text:p>0.02058869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2908863361764" calcext:value-type="float">
            <text:p>31.29</text:p>
          </table:table-cell>
          <table:table-cell table:style-name="ce16" office:value-type="float" office:value="31.0411211210819" calcext:value-type="float">
            <text:p>31.04</text:p>
          </table:table-cell>
          <table:table-cell table:style-name="ce17" office:value-type="float" office:value="0.353221354595668" calcext:value-type="float">
            <text:p>0.353</text:p>
          </table:table-cell>
          <table:table-cell/>
          <table:table-cell table:formula="of:=[.F3]^(-[.D18])" office:value-type="float" office:value="0.00000000174246785928043" calcext:value-type="float">
            <text:p>1.74246785928043E-009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1" table:formula="of:=[.G18]/[.H18]" office:value-type="float" office:value="0.00191906683775524" calcext:value-type="float">
            <text:p>0.0019190668</text:p>
          </table:table-cell>
          <table:table-cell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0.0175678315093591" calcext:value-type="float">
            <text:p>0.01756783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7913559059874" calcext:value-type="float">
            <text:p>30.79</text:p>
          </table:table-cell>
          <table:table-cell table:style-name="ce16" office:value-type="float" office:value="31.0411211210819" calcext:value-type="float">
            <text:p>31.04</text:p>
          </table:table-cell>
          <table:table-cell table:style-name="ce17" office:value-type="float" office:value="0.353221354595668" calcext:value-type="float">
            <text:p>0.353</text:p>
          </table:table-cell>
          <table:table-cell table:number-columns-repeated="5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0.0251452455035137" calcext:value-type="float">
            <text:p>0.025145245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1325511535777" calcext:value-type="float">
            <text:p>27.13</text:p>
          </table:table-cell>
          <table:table-cell table:style-name="ce16" office:value-type="float" office:value="26.9646162231079" calcext:value-type="float">
            <text:p>26.96</text:p>
          </table:table-cell>
          <table:table-cell table:style-name="ce17" office:value-type="float" office:value="0.237495856266473" calcext:value-type="float">
            <text:p>0.237</text:p>
          </table:table-cell>
          <table:table-cell/>
          <table:table-cell table:formula="of:=[.F3]^(-[.D20])" office:value-type="float" office:value="0.0000000246278887363432" calcext:value-type="float">
            <text:p>2.46278887363432E-008</text:p>
          </table:table-cell>
          <table:table-cell table:style-name="ce21" office:value-type="float" office:value="0.0000015083822" calcext:value-type="float">
            <text:p>1.51E-06</text:p>
          </table:table-cell>
          <table:table-cell table:style-name="ce40" table:formula="of:=[.G20]/[.H20]" office:value-type="float" office:value="0.0163273530649879" calcext:value-type="float">
            <text:p>0.0163273531</text:p>
          </table:table-cell>
          <table:table-cell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0.0396171641570926" calcext:value-type="float">
            <text:p>0.039617164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7966812926382" calcext:value-type="float">
            <text:p>26.80</text:p>
          </table:table-cell>
          <table:table-cell table:style-name="ce16" office:value-type="float" office:value="26.9646162231079" calcext:value-type="float">
            <text:p>26.96</text:p>
          </table:table-cell>
          <table:table-cell table:style-name="ce17" office:value-type="float" office:value="0.237495856266473" calcext:value-type="float">
            <text:p>0.237</text:p>
          </table:table-cell>
          <table:table-cell table:number-columns-repeated="5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0.0251471264173495" calcext:value-type="float">
            <text:p>0.025147126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8843034478389" calcext:value-type="float">
            <text:p>26.88</text:p>
          </table:table-cell>
          <table:table-cell table:style-name="ce16" office:value-type="float" office:value="26.9100229469628" calcext:value-type="float">
            <text:p>26.91</text:p>
          </table:table-cell>
          <table:table-cell table:style-name="ce17" office:value-type="float" office:value="0.0363728644784398" calcext:value-type="float">
            <text:p>0.036</text:p>
          </table:table-cell>
          <table:table-cell/>
          <table:table-cell table:formula="of:=[.F3]^(-[.D22])" office:value-type="float" office:value="0.0000000255171226388047" calcext:value-type="float">
            <text:p>2.55171226388047E-008</text:p>
          </table:table-cell>
          <table:table-cell table:style-name="ce21" office:value-type="float" office:value="0.0000020533604" calcext:value-type="float">
            <text:p>2.05E-06</text:p>
          </table:table-cell>
          <table:table-cell table:style-name="ce42" table:formula="of:=[.G22]/[.H22]" office:value-type="float" office:value="0.0124270063057633" calcext:value-type="float">
            <text:p>0.0124270063</text:p>
          </table:table-cell>
          <table:table-cell office:value-type="string" calcext:value-type="string">
            <text:p>take out?</text:p>
          </table:table-cell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0182493078664324" calcext:value-type="float">
            <text:p>0.018249307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9357424460867" calcext:value-type="float">
            <text:p>26.94</text:p>
          </table:table-cell>
          <table:table-cell table:style-name="ce16" office:value-type="float" office:value="26.9100229469628" calcext:value-type="float">
            <text:p>26.91</text:p>
          </table:table-cell>
          <table:table-cell table:style-name="ce17" office:value-type="float" office:value="0.0363728644784398" calcext:value-type="float">
            <text:p>0.036</text:p>
          </table:table-cell>
          <table:table-cell table:number-columns-repeated="5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00755983619161931" calcext:value-type="float">
            <text:p>0.0075598362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508367622606" calcext:value-type="float">
            <text:p>28.51</text:p>
          </table:table-cell>
          <table:table-cell table:style-name="ce16" office:value-type="float" office:value="28.4894188593318" calcext:value-type="float">
            <text:p>28.49</text:p>
          </table:table-cell>
          <table:table-cell table:style-name="ce17" office:value-type="float" office:value="0.0267975980125197" calcext:value-type="float">
            <text:p>0.027</text:p>
          </table:table-cell>
          <table:table-cell/>
          <table:table-cell table:formula="of:=[.F3]^(-[.D24])" office:value-type="float" office:value="0.00000000914482682857165" calcext:value-type="float">
            <text:p>9.14482682857165E-009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style-name="ce37" table:formula="of:=[.G24]/[.H24]" office:value-type="float" office:value="0.0159339753750543" calcext:value-type="float">
            <text:p>0.0159339754</text:p>
          </table:table-cell>
          <table:table-cell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0.0449735188638704" calcext:value-type="float">
            <text:p>0.0449735189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704700960577" calcext:value-type="float">
            <text:p>28.47</text:p>
          </table:table-cell>
          <table:table-cell table:style-name="ce16" office:value-type="float" office:value="28.4894188593318" calcext:value-type="float">
            <text:p>28.49</text:p>
          </table:table-cell>
          <table:table-cell table:style-name="ce17" office:value-type="float" office:value="0.0267975980125197" calcext:value-type="float">
            <text:p>0.027</text:p>
          </table:table-cell>
          <table:table-cell table:number-columns-repeated="5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00619628737949849" calcext:value-type="float">
            <text:p>0.0061962874</text:p>
          </table:table-cell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247964568451" calcext:value-type="float">
            <text:p>28.12</text:p>
          </table:table-cell>
          <table:table-cell table:style-name="ce16" office:value-type="float" office:value="27.8621855236362" calcext:value-type="float">
            <text:p>27.86</text:p>
          </table:table-cell>
          <table:table-cell table:style-name="ce17" office:value-type="float" office:value="0.371387943371435" calcext:value-type="float">
            <text:p>0.371</text:p>
          </table:table-cell>
          <table:table-cell/>
          <table:table-cell table:formula="of:=[.F3]^(-[.D26])" office:value-type="float" office:value="0.0000000137455192349286" calcext:value-type="float">
            <text:p>1.37455192349286E-008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style-name="ce41" table:formula="of:=[.G26]/[.H26]" office:value-type="float" office:value="0.013201733241831" calcext:value-type="float">
            <text:p>0.0132017332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00734000453882941" calcext:value-type="float">
            <text:p>0.00734000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5995745904274" calcext:value-type="float">
            <text:p>27.60</text:p>
          </table:table-cell>
          <table:table-cell table:style-name="ce16" office:value-type="float" office:value="27.8621855236362" calcext:value-type="float">
            <text:p>27.86</text:p>
          </table:table-cell>
          <table:table-cell table:style-name="ce17" office:value-type="float" office:value="0.371387943371435" calcext:value-type="float">
            <text:p>0.371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00327802062669708" calcext:value-type="float">
            <text:p>0.003278020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477827988775" calcext:value-type="float">
            <text:p>29.75</text:p>
          </table:table-cell>
          <table:table-cell table:style-name="ce16" office:value-type="float" office:value="28.9128951282411" calcext:value-type="float">
            <text:p>28.91</text:p>
          </table:table-cell>
          <table:table-cell table:style-name="ce17" office:value-type="float" office:value="1.18070946687215" calcext:value-type="float">
            <text:p>1.181</text:p>
          </table:table-cell>
          <table:table-cell/>
          <table:table-cell table:formula="of:=[.F3]^(-[.D28])" office:value-type="float" office:value="0.00000000694518317396633" calcext:value-type="float">
            <text:p>6.94518317396633E-009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style-name="ce41" table:formula="of:=[.G28]/[.H28]" office:value-type="float" office:value="0.0145658268540001" calcext:value-type="float">
            <text:p>0.0145658269</text:p>
          </table:table-cell>
          <table:table-cell table:style-name="ce14"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00191906683775524" calcext:value-type="float">
            <text:p>0.001919066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77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780074576046" calcext:value-type="float">
            <text:p>28.08</text:p>
          </table:table-cell>
          <table:table-cell table:style-name="ce16" office:value-type="float" office:value="28.9128951282411" calcext:value-type="float">
            <text:p>28.91</text:p>
          </table:table-cell>
          <table:table-cell table:style-name="ce17" office:value-type="float" office:value="1.18070946687215" calcext:value-type="float">
            <text:p>1.181</text:p>
          </table:table-cell>
          <table:table-cell table:number-columns-repeated="4"/>
          <table:table-cell table:style-name="ce14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0.00538578339710666" calcext:value-type="float">
            <text:p>0.005385783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3237316816761" calcext:value-type="float">
            <text:p>30.32</text:p>
          </table:table-cell>
          <table:table-cell table:style-name="ce16" office:value-type="float" office:value="30.6278658493511" calcext:value-type="float">
            <text:p>30.63</text:p>
          </table:table-cell>
          <table:table-cell table:style-name="ce17" office:value-type="float" office:value="0.430110664707039" calcext:value-type="float">
            <text:p>0.430</text:p>
          </table:table-cell>
          <table:table-cell/>
          <table:table-cell table:formula="of:=[.F3]^(-[.D30])" office:value-type="float" office:value="0.00000000227914791356799" calcext:value-type="float">
            <text:p>2.27914791356799E-009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style-name="ce42" table:formula="of:=[.G30]/[.H30]" office:value-type="float" office:value="0.00666563870286019" calcext:value-type="float">
            <text:p>0.0066656387</text:p>
          </table:table-cell>
          <table:table-cell table:style-name="ce14"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0.0145658268540001" calcext:value-type="float">
            <text:p>0.014565826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9320000170261" calcext:value-type="float">
            <text:p>30.93</text:p>
          </table:table-cell>
          <table:table-cell table:style-name="ce16" office:value-type="float" office:value="30.6278658493511" calcext:value-type="float">
            <text:p>30.63</text:p>
          </table:table-cell>
          <table:table-cell table:style-name="ce17" office:value-type="float" office:value="0.430110664707039" calcext:value-type="float">
            <text:p>0.430</text:p>
          </table:table-cell>
          <table:table-cell table:number-columns-repeated="5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0.0284680866427788" calcext:value-type="float">
            <text:p>0.028468086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599632912039" calcext:value-type="float">
            <text:p>27.86</text:p>
          </table:table-cell>
          <table:table-cell table:style-name="ce16" office:value-type="float" office:value="27.7465770651686" calcext:value-type="float">
            <text:p>27.75</text:p>
          </table:table-cell>
          <table:table-cell table:style-name="ce17" office:value-type="float" office:value="0.160352338645359" calcext:value-type="float">
            <text:p>0.160</text:p>
          </table:table-cell>
          <table:table-cell/>
          <table:table-cell table:formula="of:=[.F3]^(-[.D32])" office:value-type="float" office:value="0.0000000148177494590499" calcext:value-type="float">
            <text:p>1.48177494590499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style-name="ce40" table:formula="of:=[.G32]/[.H32]" office:value-type="float" office:value="0.0205886984184323" calcext:value-type="float">
            <text:p>0.0205886984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013201733241831" calcext:value-type="float">
            <text:p>0.013201733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6331908391333" calcext:value-type="float">
            <text:p>27.63</text:p>
          </table:table-cell>
          <table:table-cell table:style-name="ce16" office:value-type="float" office:value="27.7465770651686" calcext:value-type="float">
            <text:p>27.75</text:p>
          </table:table-cell>
          <table:table-cell table:style-name="ce17" office:value-type="float" office:value="0.160352338645359" calcext:value-type="float">
            <text:p>0.160</text:p>
          </table:table-cell>
          <table:table-cell table:number-columns-repeated="5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00728524465682849" calcext:value-type="float">
            <text:p>0.007285244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43088691284" calcext:value-type="float">
            <text:p>28.14</text:p>
          </table:table-cell>
          <table:table-cell table:style-name="ce16" office:value-type="float" office:value="28.0017517983667" calcext:value-type="float">
            <text:p>28.00</text:p>
          </table:table-cell>
          <table:table-cell table:style-name="ce17" office:value-type="float" office:value="0.199880550827372" calcext:value-type="float">
            <text:p>0.200</text:p>
          </table:table-cell>
          <table:table-cell/>
          <table:table-cell table:formula="of:=[.F3]^(-[.D34])" office:value-type="float" office:value="0.0000000125539358375219" calcext:value-type="float">
            <text:p>1.25539358375219E-00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style-name="ce37" table:formula="of:=[.G34]/[.H34]" office:value-type="float" office:value="0.0111540927373477" calcext:value-type="float">
            <text:p>0.0111540927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0.00938414102568849" calcext:value-type="float">
            <text:p>0.009384141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6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8604149054494" calcext:value-type="float">
            <text:p>27.86</text:p>
          </table:table-cell>
          <table:table-cell table:style-name="ce16" office:value-type="float" office:value="28.0017517983667" calcext:value-type="float">
            <text:p>28.00</text:p>
          </table:table-cell>
          <table:table-cell table:style-name="ce17" office:value-type="float" office:value="0.199880550827372" calcext:value-type="float">
            <text:p>0.200</text:p>
          </table:table-cell>
          <table:table-cell table:number-columns-repeated="5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0133874060460573" calcext:value-type="float">
            <text:p>0.013387406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035301739541" calcext:value-type="float">
            <text:p>27.90</text:p>
          </table:table-cell>
          <table:table-cell table:style-name="ce16" office:value-type="float" office:value="28.0602471173461" calcext:value-type="float">
            <text:p>28.06</text:p>
          </table:table-cell>
          <table:table-cell table:style-name="ce17" office:value-type="float" office:value="0.221631226798613" calcext:value-type="float">
            <text:p>0.222</text:p>
          </table:table-cell>
          <table:table-cell/>
          <table:table-cell table:formula="of:=[.F3]^(-[.D36])" office:value-type="float" office:value="0.0000000120857707481751" calcext:value-type="float">
            <text:p>1.20857707481751E-008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style-name="ce42" table:formula="of:=[.G36]/[.H36]" office:value-type="float" office:value="0.0126848675278656" calcext:value-type="float">
            <text:p>0.0126848675</text:p>
          </table:table-cell>
          <table:table-cell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00720930583844211" calcext:value-type="float">
            <text:p>0.0072093058</text:p>
          </table:table-cell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169640607381" calcext:value-type="float">
            <text:p>28.22</text:p>
          </table:table-cell>
          <table:table-cell table:style-name="ce16" office:value-type="float" office:value="28.0602471173461" calcext:value-type="float">
            <text:p>28.06</text:p>
          </table:table-cell>
          <table:table-cell table:style-name="ce17" office:value-type="float" office:value="0.221631226798613" calcext:value-type="float">
            <text:p>0.222</text:p>
          </table:table-cell>
          <table:table-cell table:number-columns-repeated="5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00596797982854129" calcext:value-type="float">
            <text:p>0.0059679798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6789583427746" calcext:value-type="float">
            <text:p>27.68</text:p>
          </table:table-cell>
          <table:table-cell table:style-name="ce16" office:value-type="float" office:value="27.8608909907403" calcext:value-type="float">
            <text:p>27.86</text:p>
          </table:table-cell>
          <table:table-cell table:style-name="ce17" office:value-type="float" office:value="0.25729161819145" calcext:value-type="float">
            <text:p>0.257</text:p>
          </table:table-cell>
          <table:table-cell/>
          <table:table-cell table:formula="of:=[.F3]^(-[.D38])" office:value-type="float" office:value="0.0000000137570851910019" calcext:value-type="float">
            <text:p>1.37570851910019E-008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style-name="ce41" table:formula="of:=[.G38]/[.H38]" office:value-type="float" office:value="0.00728524465682849" calcext:value-type="float">
            <text:p>0.0072852447</text:p>
          </table:table-cell>
          <table:table-cell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00802161726438358" calcext:value-type="float">
            <text:p>0.00802161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8.0428236387059" calcext:value-type="float">
            <text:p>28.04</text:p>
          </table:table-cell>
          <table:table-cell table:style-name="ce16" office:value-type="float" office:value="27.8608909907403" calcext:value-type="float">
            <text:p>27.86</text:p>
          </table:table-cell>
          <table:table-cell table:style-name="ce17" office:value-type="float" office:value="0.25729161819145" calcext:value-type="float">
            <text:p>0.257</text:p>
          </table:table-cell>
          <table:table-cell table:number-columns-repeated="5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00543306259375996" calcext:value-type="float">
            <text:p>0.005433062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3326201606056" calcext:value-type="float">
            <text:p>29.33</text:p>
          </table:table-cell>
          <table:table-cell table:style-name="ce16" office:value-type="float" office:value="29.2519265474455" calcext:value-type="float">
            <text:p>29.25</text:p>
          </table:table-cell>
          <table:table-cell table:style-name="ce17" office:value-type="float" office:value="0.11411800212798" calcext:value-type="float">
            <text:p>0.114</text:p>
          </table:table-cell>
          <table:table-cell/>
          <table:table-cell table:formula="of:=[.F3]^(-[.D40])" office:value-type="float" office:value="0.00000000557210925238306" calcext:value-type="float">
            <text:p>5.57210925238306E-009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style-name="ce41" table:formula="of:=[.G40]/[.H40]" office:value-type="float" office:value="0.00938414102568849" calcext:value-type="float">
            <text:p>0.009384141</text:p>
          </table:table-cell>
          <table:table-cell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0124270063057633" calcext:value-type="float">
            <text:p>0.012427006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1712329342853" calcext:value-type="float">
            <text:p>29.17</text:p>
          </table:table-cell>
          <table:table-cell table:style-name="ce16" office:value-type="float" office:value="29.2519265474455" calcext:value-type="float">
            <text:p>29.25</text:p>
          </table:table-cell>
          <table:table-cell table:style-name="ce17" office:value-type="float" office:value="0.11411800212798" calcext:value-type="float">
            <text:p>0.114</text:p>
          </table:table-cell>
          <table:table-cell table:number-columns-repeated="5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00666563870286019" calcext:value-type="float">
            <text:p>0.006665638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4577913711053" calcext:value-type="float">
            <text:p>27.46</text:p>
          </table:table-cell>
          <table:table-cell table:style-name="ce16" office:value-type="float" office:value="27.3431908748067" calcext:value-type="float">
            <text:p>27.34</text:p>
          </table:table-cell>
          <table:table-cell table:style-name="ce17" office:value-type="float" office:value="0.162069576120142" calcext:value-type="float">
            <text:p>0.162</text:p>
          </table:table-cell>
          <table:table-cell/>
          <table:table-cell table:formula="of:=[.F3]^(-[.D42])" office:value-type="float" office:value="0.0000000192577363166329" calcext:value-type="float">
            <text:p>1.92577363166329E-008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37" table:formula="of:=[.G42]/[.H42]" office:value-type="float" office:value="0.0131770758415027" calcext:value-type="float">
            <text:p>0.0131770758</text:p>
          </table:table-cell>
          <table:table-cell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0082540715820952" calcext:value-type="float">
            <text:p>0.008254071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285903785081" calcext:value-type="float">
            <text:p>27.23</text:p>
          </table:table-cell>
          <table:table-cell table:style-name="ce16" office:value-type="float" office:value="27.3431908748067" calcext:value-type="float">
            <text:p>27.34</text:p>
          </table:table-cell>
          <table:table-cell table:style-name="ce17" office:value-type="float" office:value="0.162069576120142" calcext:value-type="float">
            <text:p>0.162</text:p>
          </table:table-cell>
          <table:table-cell table:number-columns-repeated="5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010898032511535" calcext:value-type="float">
            <text:p>0.010898032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1392077521897" calcext:value-type="float">
            <text:p>29.14</text:p>
          </table:table-cell>
          <table:table-cell table:style-name="ce16" office:value-type="float" office:value="29.1555979526356" calcext:value-type="float">
            <text:p>29.16</text:p>
          </table:table-cell>
          <table:table-cell table:style-name="ce17" office:value-type="float" office:value="0.0231792437606798" calcext:value-type="float">
            <text:p>0.023</text:p>
          </table:table-cell>
          <table:table-cell/>
          <table:table-cell table:formula="of:=[.F3]^(-[.D44])" office:value-type="float" office:value="0.00000000593199184025578" calcext:value-type="float">
            <text:p>5.93199184025578E-009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style-name="ce42" table:formula="of:=[.G44]/[.H44]" office:value-type="float" office:value="0.0082540715820952" calcext:value-type="float">
            <text:p>0.0082540716</text:p>
          </table:table-cell>
          <table:table-cell/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0126848675278656" calcext:value-type="float">
            <text:p>0.012684867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1719881530816" calcext:value-type="float">
            <text:p>29.17</text:p>
          </table:table-cell>
          <table:table-cell table:style-name="ce16" office:value-type="float" office:value="29.1555979526356" calcext:value-type="float">
            <text:p>29.16</text:p>
          </table:table-cell>
          <table:table-cell table:style-name="ce17" office:value-type="float" office:value="0.0231792437606798" calcext:value-type="float">
            <text:p>0.023</text:p>
          </table:table-cell>
          <table:table-cell table:number-columns-repeated="5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0056820373991783" calcext:value-type="float">
            <text:p>0.005682037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614759697017" calcext:value-type="float">
            <text:p>28.61</text:p>
          </table:table-cell>
          <table:table-cell table:style-name="ce16" office:value-type="float" office:value="28.3350518036397" calcext:value-type="float">
            <text:p>28.34</text:p>
          </table:table-cell>
          <table:table-cell table:style-name="ce17" office:value-type="float" office:value="0.395566696316937" calcext:value-type="float">
            <text:p>0.396</text:p>
          </table:table-cell>
          <table:table-cell/>
          <table:table-cell table:formula="of:=[.F3]^(-[.D46])" office:value-type="float" office:value="0.0000000101095785115773" calcext:value-type="float">
            <text:p>1.01095785115773E-008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style-name="ce37" table:formula="of:=[.G46]/[.H46]" office:value-type="float" office:value="0.0106404801618209" calcext:value-type="float">
            <text:p>0.0106404802</text:p>
          </table:table-cell>
          <table:table-cell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00968057389387948" calcext:value-type="float">
            <text:p>0.009680573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553439102625" calcext:value-type="float">
            <text:p>28.06</text:p>
          </table:table-cell>
          <table:table-cell table:style-name="ce16" office:value-type="float" office:value="28.3350518036397" calcext:value-type="float">
            <text:p>28.34</text:p>
          </table:table-cell>
          <table:table-cell table:style-name="ce17" office:value-type="float" office:value="0.395566696316937" calcext:value-type="float">
            <text:p>0.396</text:p>
          </table:table-cell>
          <table:table-cell table:number-columns-repeated="5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00620585223062148" calcext:value-type="float">
            <text:p>0.006205852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2731982788725" calcext:value-type="float">
            <text:p>29.27</text:p>
          </table:table-cell>
          <table:table-cell table:style-name="ce16" office:value-type="float" office:value="27.7801275785163" calcext:value-type="float">
            <text:p>27.78</text:p>
          </table:table-cell>
          <table:table-cell table:style-name="ce17" office:value-type="float" office:value="2.11152083402565" calcext:value-type="float">
            <text:p>2.112</text:p>
          </table:table-cell>
          <table:table-cell/>
          <table:table-cell table:formula="of:=[.F3]^(-[.D48])" office:value-type="float" office:value="0.0000000144982418478457" calcext:value-type="float">
            <text:p>1.44982418478457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style-name="ce37" table:formula="of:=[.G48]/[.H48]" office:value-type="float" office:value="0.0118537487389317" calcext:value-type="float">
            <text:p>0.0118537487</text:p>
          </table:table-cell>
          <table:table-cell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0616308979905585" calcext:value-type="float">
            <text:p>0.0061630898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2870568781601" calcext:value-type="float">
            <text:p>26.29</text:p>
          </table:table-cell>
          <table:table-cell table:style-name="ce16" office:value-type="float" office:value="27.7801275785163" calcext:value-type="float">
            <text:p>27.78</text:p>
          </table:table-cell>
          <table:table-cell table:style-name="ce17" office:value-type="float" office:value="2.11152083402565" calcext:value-type="float">
            <text:p>2.112</text:p>
          </table:table-cell>
          <table:table-cell table:number-columns-repeated="5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0616308979905585" calcext:value-type="float">
            <text:p>0.0061630898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0609090110097" calcext:value-type="float">
            <text:p>26.06</text:p>
          </table:table-cell>
          <table:table-cell table:style-name="ce16" office:value-type="float" office:value="25.9775476977163" calcext:value-type="float">
            <text:p>25.98</text:p>
          </table:table-cell>
          <table:table-cell table:style-name="ce17" office:value-type="float" office:value="0.117890699836782" calcext:value-type="float">
            <text:p>0.118</text:p>
          </table:table-cell>
          <table:table-cell/>
          <table:table-cell table:formula="of:=[.F3]^(-[.D50])" office:value-type="float" office:value="0.0000000467678174457743" calcext:value-type="float">
            <text:p>4.67678174457743E-008</text:p>
          </table:table-cell>
          <table:table-cell table:style-name="ce21" office:value-type="float" office:value="0.0000013109696" calcext:value-type="float">
            <text:p>1.31E-06</text:p>
          </table:table-cell>
          <table:table-cell table:style-name="ce37" table:formula="of:=[.G50]/[.H50]" office:value-type="float" office:value="0.0356742196354319" calcext:value-type="float">
            <text:p>0.0356742196</text:p>
          </table:table-cell>
          <table:table-cell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00239940871410665" calcext:value-type="float">
            <text:p>0.0023994087</text:p>
          </table:table-cell>
        </table:table-row>
        <table:table-row table:style-name="ro2">
          <table:table-cell table:style-name="ce14" office:value-type="string" calcext:value-type="string">
            <text:p>lm002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5.8941863844229" calcext:value-type="float">
            <text:p>25.89</text:p>
          </table:table-cell>
          <table:table-cell table:style-name="ce16" office:value-type="float" office:value="25.9775476977163" calcext:value-type="float">
            <text:p>25.98</text:p>
          </table:table-cell>
          <table:table-cell table:style-name="ce17" office:value-type="float" office:value="0.117890699836782" calcext:value-type="float">
            <text:p>0.11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0421543717218" calcext:value-type="float">
            <text:p>28.04</text:p>
          </table:table-cell>
          <table:table-cell table:style-name="ce16" office:value-type="float" office:value="28.1795169004513" calcext:value-type="float">
            <text:p>28.18</text:p>
          </table:table-cell>
          <table:table-cell table:style-name="ce17" office:value-type="float" office:value="0.194259951091016" calcext:value-type="float">
            <text:p>0.194</text:p>
          </table:table-cell>
          <table:table-cell/>
          <table:table-cell table:formula="of:=[.F3]^(-[.D52])" office:value-type="float" office:value="0.0000000111845919172128" calcext:value-type="float">
            <text:p>1.11845919172128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style-name="ce42" table:formula="of:=[.G52]/[.H52]" office:value-type="float" office:value="0.010898032511535" calcext:value-type="float">
            <text:p>0.010898032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3168794291807" calcext:value-type="float">
            <text:p>28.32</text:p>
          </table:table-cell>
          <table:table-cell table:style-name="ce16" office:value-type="float" office:value="28.1795169004513" calcext:value-type="float">
            <text:p>28.18</text:p>
          </table:table-cell>
          <table:table-cell table:style-name="ce17" office:value-type="float" office:value="0.194259951091016" calcext:value-type="float">
            <text:p>0.19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5461581899893" calcext:value-type="float">
            <text:p>26.55</text:p>
          </table:table-cell>
          <table:table-cell table:style-name="ce16" office:value-type="float" office:value="26.3303105812702" calcext:value-type="float">
            <text:p>26.33</text:p>
          </table:table-cell>
          <table:table-cell table:style-name="ce17" office:value-type="float" office:value="0.305254615656317" calcext:value-type="float">
            <text:p>0.305</text:p>
          </table:table-cell>
          <table:table-cell/>
          <table:table-cell table:formula="of:=[.F3]^(-[.D54])" office:value-type="float" office:value="0.0000000371884802605241" calcext:value-type="float">
            <text:p>3.71884802605241E-008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style-name="ce40" table:formula="of:=[.G54]/[.H54]" office:value-type="float" office:value="0.0396171641570926" calcext:value-type="float">
            <text:p>0.039617164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1144629725512" calcext:value-type="float">
            <text:p>26.11</text:p>
          </table:table-cell>
          <table:table-cell table:style-name="ce16" office:value-type="float" office:value="26.3303105812702" calcext:value-type="float">
            <text:p>26.33</text:p>
          </table:table-cell>
          <table:table-cell table:style-name="ce17" office:value-type="float" office:value="0.305254615656317" calcext:value-type="float">
            <text:p>0.30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8740078763531" calcext:value-type="float">
            <text:p>29.87</text:p>
          </table:table-cell>
          <table:table-cell table:style-name="ce16" office:value-type="float" office:value="29.5812780885358" calcext:value-type="float">
            <text:p>29.58</text:p>
          </table:table-cell>
          <table:table-cell table:style-name="ce17" office:value-type="float" office:value="0.41398243604185" calcext:value-type="float">
            <text:p>0.414</text:p>
          </table:table-cell>
          <table:table-cell/>
          <table:table-cell table:formula="of:=[.F3]^(-[.D56])" office:value-type="float" office:value="0.00000000449869863544499" calcext:value-type="float">
            <text:p>4.49869863544499E-009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style-name="ce37" table:formula="of:=[.G56]/[.H56]" office:value-type="float" office:value="0.00708325844889455" calcext:value-type="float">
            <text:p>0.0070832584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2885483007184" calcext:value-type="float">
            <text:p>29.29</text:p>
          </table:table-cell>
          <table:table-cell table:style-name="ce16" office:value-type="float" office:value="29.5812780885358" calcext:value-type="float">
            <text:p>29.58</text:p>
          </table:table-cell>
          <table:table-cell table:style-name="ce17" office:value-type="float" office:value="0.41398243604185" calcext:value-type="float">
            <text:p>0.41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9168605335414" calcext:value-type="float">
            <text:p>28.92</text:p>
          </table:table-cell>
          <table:table-cell table:style-name="ce16" office:value-type="float" office:value="28.6908997036308" calcext:value-type="float">
            <text:p>28.69</text:p>
          </table:table-cell>
          <table:table-cell table:style-name="ce17" office:value-type="float" office:value="0.319556870224688" calcext:value-type="float">
            <text:p>0.320</text:p>
          </table:table-cell>
          <table:table-cell/>
          <table:table-cell table:formula="of:=[.F3]^(-[.D58])" office:value-type="float" office:value="0.00000000802276150816624" calcext:value-type="float">
            <text:p>0.000000008</text:p>
          </table:table-cell>
          <table:table-cell table:style-name="ce21" office:value-type="float" office:value="0.0000014896183" calcext:value-type="float">
            <text:p>1.49E-06</text:p>
          </table:table-cell>
          <table:table-cell table:style-name="ce41" table:formula="of:=[.G58]/[.H58]" office:value-type="float" office:value="0.00538578339710666" calcext:value-type="float">
            <text:p>0.005385783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649388737202" calcext:value-type="float">
            <text:p>28.46</text:p>
          </table:table-cell>
          <table:table-cell table:style-name="ce16" office:value-type="float" office:value="28.6908997036308" calcext:value-type="float">
            <text:p>28.69</text:p>
          </table:table-cell>
          <table:table-cell table:style-name="ce17" office:value-type="float" office:value="0.319556870224688" calcext:value-type="float">
            <text:p>0.32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3842219830161" calcext:value-type="float">
            <text:p>26.38</text:p>
          </table:table-cell>
          <table:table-cell table:style-name="ce16" office:value-type="float" office:value="26.236085097809" calcext:value-type="float">
            <text:p>26.24</text:p>
          </table:table-cell>
          <table:table-cell table:style-name="ce17" office:value-type="float" office:value="0.209497192147536" calcext:value-type="float">
            <text:p>0.209</text:p>
          </table:table-cell>
          <table:table-cell/>
          <table:table-cell table:formula="of:=[.F3]^(-[.D60])" office:value-type="float" office:value="0.0000000395362906209078" calcext:value-type="float">
            <text:p>3.95362906209078E-008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style-name="ce40" table:formula="of:=[.G60]/[.H60]" office:value-type="float" office:value="0.0175678315093591" calcext:value-type="float">
            <text:p>0.017567831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6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0879482126019" calcext:value-type="float">
            <text:p>26.09</text:p>
          </table:table-cell>
          <table:table-cell table:style-name="ce16" office:value-type="float" office:value="26.236085097809" calcext:value-type="float">
            <text:p>26.24</text:p>
          </table:table-cell>
          <table:table-cell table:style-name="ce17" office:value-type="float" office:value="0.209497192147536" calcext:value-type="float">
            <text:p>0.20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808797840921" calcext:value-type="float">
            <text:p>26.48</text:p>
          </table:table-cell>
          <table:table-cell table:style-name="ce16" office:value-type="float" office:value="26.4707144635905" calcext:value-type="float">
            <text:p>26.47</text:p>
          </table:table-cell>
          <table:table-cell table:style-name="ce17" office:value-type="float" office:value="0.0143759341192636" calcext:value-type="float">
            <text:p>0.014</text:p>
          </table:table-cell>
          <table:table-cell/>
          <table:table-cell table:formula="of:=[.F3]^(-[.D62])" office:value-type="float" office:value="0.0000000339461744671518" calcext:value-type="float">
            <text:p>3.39461744671518E-008</text:p>
          </table:table-cell>
          <table:table-cell table:style-name="ce21" office:value-type="float" office:value="0.0000013500037" calcext:value-type="float">
            <text:p>1.35E-06</text:p>
          </table:table-cell>
          <table:table-cell table:style-name="ce41" table:formula="of:=[.G62]/[.H62]" office:value-type="float" office:value="0.0251452455035137" calcext:value-type="float">
            <text:p>0.025145245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605491430889" calcext:value-type="float">
            <text:p>26.46</text:p>
          </table:table-cell>
          <table:table-cell table:style-name="ce16" office:value-type="float" office:value="26.4707144635905" calcext:value-type="float">
            <text:p>26.47</text:p>
          </table:table-cell>
          <table:table-cell table:style-name="ce17" office:value-type="float" office:value="0.0143759341192636" calcext:value-type="float">
            <text:p>0.01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5244993033087" calcext:value-type="float">
            <text:p>26.52</text:p>
          </table:table-cell>
          <table:table-cell table:style-name="ce16" office:value-type="float" office:value="26.4646897370723" calcext:value-type="float">
            <text:p>26.46</text:p>
          </table:table-cell>
          <table:table-cell table:style-name="ce17" office:value-type="float" office:value="0.0845834997311054" calcext:value-type="float">
            <text:p>0.085</text:p>
          </table:table-cell>
          <table:table-cell/>
          <table:table-cell table:formula="of:=[.F3]^(-[.D64])" office:value-type="float" office:value="0.0000000340793127941254" calcext:value-type="float">
            <text:p>3.40793127941254E-008</text:p>
          </table:table-cell>
          <table:table-cell table:style-name="ce21" office:value-type="float" office:value="0.0000013551971" calcext:value-type="float">
            <text:p>1.36E-06</text:p>
          </table:table-cell>
          <table:table-cell table:style-name="ce40" table:formula="of:=[.G64]/[.H64]" office:value-type="float" office:value="0.0251471264173495" calcext:value-type="float">
            <text:p>0.025147126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404880170836" calcext:value-type="float">
            <text:p>26.40</text:p>
          </table:table-cell>
          <table:table-cell table:style-name="ce16" office:value-type="float" office:value="26.4646897370723" calcext:value-type="float">
            <text:p>26.46</text:p>
          </table:table-cell>
          <table:table-cell table:style-name="ce17" office:value-type="float" office:value="0.0845834997311054" calcext:value-type="float">
            <text:p>0.08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6.2229473396912" calcext:value-type="float">
            <text:p>26.22</text:p>
          </table:table-cell>
          <table:table-cell table:style-name="ce16" office:value-type="float" office:value="26.1990478694764" calcext:value-type="float">
            <text:p>26.20</text:p>
          </table:table-cell>
          <table:table-cell table:style-name="ce17" office:value-type="float" office:value="0.0337989549113178" calcext:value-type="float">
            <text:p>0.034</text:p>
          </table:table-cell>
          <table:table-cell/>
          <table:table-cell table:formula="of:=[.F3]^(-[.D66])" office:value-type="float" office:value="0.0000000404992210240027" calcext:value-type="float">
            <text:p>4.04992210240027E-008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style-name="ce40" table:formula="of:=[.G66]/[.H66]" office:value-type="float" office:value="0.0284680866427788" calcext:value-type="float">
            <text:p>0.028468086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6.1751483992616" calcext:value-type="float">
            <text:p>26.18</text:p>
          </table:table-cell>
          <table:table-cell table:style-name="ce16" office:value-type="float" office:value="26.1990478694764" calcext:value-type="float">
            <text:p>26.20</text:p>
          </table:table-cell>
          <table:table-cell table:style-name="ce17" office:value-type="float" office:value="0.0337989549113178" calcext:value-type="float">
            <text:p>0.03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1190180351981" calcext:value-type="float">
            <text:p>27.12</text:p>
          </table:table-cell>
          <table:table-cell table:style-name="ce16" office:value-type="float" office:value="26.7447961119367" calcext:value-type="float">
            <text:p>26.74</text:p>
          </table:table-cell>
          <table:table-cell table:style-name="ce17" office:value-type="float" office:value="0.529229719213498" calcext:value-type="float">
            <text:p>0.529</text:p>
          </table:table-cell>
          <table:table-cell/>
          <table:table-cell table:formula="of:=[.F3]^(-[.D68])" office:value-type="float" office:value="0.0000000284088435501382" calcext:value-type="float">
            <text:p>2.84088435501382E-008</text:p>
          </table:table-cell>
          <table:table-cell table:style-name="ce21" office:value-type="float" office:value="0.000001556708" calcext:value-type="float">
            <text:p>1.56E-06</text:p>
          </table:table-cell>
          <table:table-cell table:style-name="ce40" table:formula="of:=[.G68]/[.H68]" office:value-type="float" office:value="0.0182493078664324" calcext:value-type="float">
            <text:p>0.018249307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6.3705741886754" calcext:value-type="float">
            <text:p>26.37</text:p>
          </table:table-cell>
          <table:table-cell table:style-name="ce16" office:value-type="float" office:value="26.7447961119367" calcext:value-type="float">
            <text:p>26.74</text:p>
          </table:table-cell>
          <table:table-cell table:style-name="ce17" office:value-type="float" office:value="0.529229719213498" calcext:value-type="float">
            <text:p>0.529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3612722226805" calcext:value-type="float">
            <text:p>29.36</text:p>
          </table:table-cell>
          <table:table-cell table:style-name="ce16" office:value-type="float" office:value="29.1592408988758" calcext:value-type="float">
            <text:p>29.16</text:p>
          </table:table-cell>
          <table:table-cell table:style-name="ce17" office:value-type="float" office:value="0.285715438148725" calcext:value-type="float">
            <text:p>0.286</text:p>
          </table:table-cell>
          <table:table-cell/>
          <table:table-cell table:formula="of:=[.F3]^(-[.D70])" office:value-type="float" office:value="0.00000000591796809247446" calcext:value-type="float">
            <text:p>5.91796809247446E-009</text:p>
          </table:table-cell>
          <table:table-cell table:style-name="ce21" office:value-type="float" office:value="0.0000010415222" calcext:value-type="float">
            <text:p>1.04E-06</text:p>
          </table:table-cell>
          <table:table-cell table:style-name="ce42" table:formula="of:=[.G70]/[.H70]" office:value-type="float" office:value="0.0056820373991783" calcext:value-type="float">
            <text:p>0.00568203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9572095750712" calcext:value-type="float">
            <text:p>28.96</text:p>
          </table:table-cell>
          <table:table-cell table:style-name="ce16" office:value-type="float" office:value="29.1592408988758" calcext:value-type="float">
            <text:p>29.16</text:p>
          </table:table-cell>
          <table:table-cell table:style-name="ce17" office:value-type="float" office:value="0.285715438148725" calcext:value-type="float">
            <text:p>0.28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435057918379" calcext:value-type="float">
            <text:p>28.44</text:p>
          </table:table-cell>
          <table:table-cell table:style-name="ce16" office:value-type="float" office:value="28.3522634543701" calcext:value-type="float">
            <text:p>28.35</text:p>
          </table:table-cell>
          <table:table-cell table:style-name="ce17" office:value-type="float" office:value="0.117089053890916" calcext:value-type="float">
            <text:p>0.117</text:p>
          </table:table-cell>
          <table:table-cell/>
          <table:table-cell table:formula="of:=[.F3]^(-[.D72])" office:value-type="float" office:value="0.00000000999715576581624" calcext:value-type="float">
            <text:p>0.00000001</text:p>
          </table:table-cell>
          <table:table-cell table:style-name="ce21" office:value-type="float" office:value="0.0000010327028" calcext:value-type="float">
            <text:p>1.03E-06</text:p>
          </table:table-cell>
          <table:table-cell table:style-name="ce42" table:formula="of:=[.G72]/[.H72]" office:value-type="float" office:value="0.00968057389387948" calcext:value-type="float">
            <text:p>0.009680573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694689903611" calcext:value-type="float">
            <text:p>28.27</text:p>
          </table:table-cell>
          <table:table-cell table:style-name="ce16" office:value-type="float" office:value="28.3522634543701" calcext:value-type="float">
            <text:p>28.35</text:p>
          </table:table-cell>
          <table:table-cell table:style-name="ce17" office:value-type="float" office:value="0.117089053890916" calcext:value-type="float">
            <text:p>0.117</text:p>
          </table:table-cell>
          <table:table-cell table:number-columns-repeated="11"/>
        </table:table-row>
        <table:table-row table:style-name="ro2">
          <table:table-cell table:number-columns-repeated="1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1681376116836" calcext:value-type="float">
            <text:p>28.17</text:p>
          </table:table-cell>
          <table:table-cell table:style-name="ce16" office:value-type="float" office:value="28.2207465527402" calcext:value-type="float">
            <text:p>28.22</text:p>
          </table:table-cell>
          <table:table-cell table:style-name="ce17" office:value-type="float" office:value="0.0744002779443292" calcext:value-type="float">
            <text:p>0.074</text:p>
          </table:table-cell>
          <table:table-cell/>
          <table:table-cell table:formula="of:=[.F3]^(-[.D75])" office:value-type="float" office:value="0.0000000108889604993391" calcext:value-type="float">
            <text:p>1.08889604993391E-008</text:p>
          </table:table-cell>
          <table:table-cell table:style-name="ce21" office:value-type="float" office:value="0.0000014403699" calcext:value-type="float">
            <text:p>1.44E-06</text:p>
          </table:table-cell>
          <table:table-cell table:style-name="ce40" table:formula="of:=[.G75]/[.H75]" office:value-type="float" office:value="0.00755983619161931" calcext:value-type="float">
            <text:p>0.007559836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2733554937968" calcext:value-type="float">
            <text:p>28.27</text:p>
          </table:table-cell>
          <table:table-cell table:style-name="ce16" office:value-type="float" office:value="28.2207465527402" calcext:value-type="float">
            <text:p>28.22</text:p>
          </table:table-cell>
          <table:table-cell table:style-name="ce17" office:value-type="float" office:value="0.0744002779443292" calcext:value-type="float">
            <text:p>0.07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9589298021941" calcext:value-type="float">
            <text:p>27.96</text:p>
          </table:table-cell>
          <table:table-cell table:style-name="ce16" office:value-type="float" office:value="27.700088136747" calcext:value-type="float">
            <text:p>27.70</text:p>
          </table:table-cell>
          <table:table-cell table:style-name="ce17" office:value-type="float" office:value="0.366057393782556" calcext:value-type="float">
            <text:p>0.366</text:p>
          </table:table-cell>
          <table:table-cell/>
          <table:table-cell table:formula="of:=[.F3]^(-[.D77])" office:value-type="float" office:value="0.0000000152721426350672" calcext:value-type="float">
            <text:p>1.52721426350672E-008</text:p>
          </table:table-cell>
          <table:table-cell table:style-name="ce21" office:value-type="float" office:value="0.0000011407843" calcext:value-type="float">
            <text:p>1.14E-06</text:p>
          </table:table-cell>
          <table:table-cell table:style-name="ce41" table:formula="of:=[.G77]/[.H77]" office:value-type="float" office:value="0.0133874060460573" calcext:value-type="float">
            <text:p>0.013387406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4412464712999" calcext:value-type="float">
            <text:p>27.44</text:p>
          </table:table-cell>
          <table:table-cell table:style-name="ce16" office:value-type="float" office:value="27.700088136747" calcext:value-type="float">
            <text:p>27.70</text:p>
          </table:table-cell>
          <table:table-cell table:style-name="ce17" office:value-type="float" office:value="0.366057393782556" calcext:value-type="float">
            <text:p>0.36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643166990004" calcext:value-type="float">
            <text:p>27.26</text:p>
          </table:table-cell>
          <table:table-cell table:style-name="ce16" office:value-type="float" office:value="27.233459319737" calcext:value-type="float">
            <text:p>27.23</text:p>
          </table:table-cell>
          <table:table-cell table:style-name="ce17" office:value-type="float" office:value="0.0436389242536665" calcext:value-type="float">
            <text:p>0.044</text:p>
          </table:table-cell>
          <table:table-cell/>
          <table:table-cell table:formula="of:=[.F3]^(-[.D79])" office:value-type="float" office:value="0.0000000206808342899008" calcext:value-type="float">
            <text:p>2.06808342899008E-008</text:p>
          </table:table-cell>
          <table:table-cell table:style-name="ce21" office:value-type="float" office:value="0.0000004598447" calcext:value-type="float">
            <text:p>4.60E-07</text:p>
          </table:table-cell>
          <table:table-cell table:style-name="ce40" table:formula="of:=[.G79]/[.H79]" office:value-type="float" office:value="0.0449735188638704" calcext:value-type="float">
            <text:p>0.044973518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7.2026019404735" calcext:value-type="float">
            <text:p>27.20</text:p>
          </table:table-cell>
          <table:table-cell table:style-name="ce16" office:value-type="float" office:value="27.233459319737" calcext:value-type="float">
            <text:p>27.23</text:p>
          </table:table-cell>
          <table:table-cell table:style-name="ce17" office:value-type="float" office:value="0.0436389242536665" calcext:value-type="float">
            <text:p>0.04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8444585089264" calcext:value-type="float">
            <text:p>28.84</text:p>
          </table:table-cell>
          <table:table-cell table:style-name="ce16" office:value-type="float" office:value="28.9350657110895" calcext:value-type="float">
            <text:p>28.94</text:p>
          </table:table-cell>
          <table:table-cell table:style-name="ce17" office:value-type="float" office:value="0.128137934147688" calcext:value-type="float">
            <text:p>0.128</text:p>
          </table:table-cell>
          <table:table-cell/>
          <table:table-cell table:formula="of:=[.F3]^(-[.D81])" office:value-type="float" office:value="0.00000000684585755204323" calcext:value-type="float">
            <text:p>6.84585755204323E-009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style-name="ce41" table:formula="of:=[.G81]/[.H81]" office:value-type="float" office:value="0.00720930583844211" calcext:value-type="float">
            <text:p>0.007209305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256729132526" calcext:value-type="float">
            <text:p>29.03</text:p>
          </table:table-cell>
          <table:table-cell table:style-name="ce16" office:value-type="float" office:value="28.9350657110895" calcext:value-type="float">
            <text:p>28.94</text:p>
          </table:table-cell>
          <table:table-cell table:style-name="ce17" office:value-type="float" office:value="0.128137934147688" calcext:value-type="float">
            <text:p>0.12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9001128437374" calcext:value-type="float">
            <text:p>29.90</text:p>
          </table:table-cell>
          <table:table-cell table:style-name="ce16" office:value-type="float" office:value="29.9579459628104" calcext:value-type="float">
            <text:p>29.96</text:p>
          </table:table-cell>
          <table:table-cell table:style-name="ce17" office:value-type="float" office:value="0.0817883813473909" calcext:value-type="float">
            <text:p>0.082</text:p>
          </table:table-cell>
          <table:table-cell/>
          <table:table-cell table:formula="of:=[.F3]^(-[.D83])" office:value-type="float" office:value="0.00000000352211058182572" calcext:value-type="float">
            <text:p>3.52211058182572E-009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style-name="ce42" table:formula="of:=[.G83]/[.H83]" office:value-type="float" office:value="0.00620585223062148" calcext:value-type="float">
            <text:p>0.00620585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30.0157790818834" calcext:value-type="float">
            <text:p>30.02</text:p>
          </table:table-cell>
          <table:table-cell table:style-name="ce16" office:value-type="float" office:value="29.9579459628104" calcext:value-type="float">
            <text:p>29.96</text:p>
          </table:table-cell>
          <table:table-cell table:style-name="ce17" office:value-type="float" office:value="0.0817883813473909" calcext:value-type="float">
            <text:p>0.08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6572743501402" calcext:value-type="float">
            <text:p>29.66</text:p>
          </table:table-cell>
          <table:table-cell table:style-name="ce16" office:value-type="float" office:value="29.737119197385" calcext:value-type="float">
            <text:p>29.74</text:p>
          </table:table-cell>
          <table:table-cell table:style-name="ce17" office:value-type="float" office:value="0.112917665859159" calcext:value-type="float">
            <text:p>0.113</text:p>
          </table:table-cell>
          <table:table-cell/>
          <table:table-cell table:formula="of:=[.F3]^(-[.D85])" office:value-type="float" office:value="0.00000000406549476125352" calcext:value-type="float">
            <text:p>4.06549476125352E-009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style-name="ce42" table:formula="of:=[.G85]/[.H85]" office:value-type="float" office:value="0.00709288718015826" calcext:value-type="float">
            <text:p>0.007092887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9.8169640446297" calcext:value-type="float">
            <text:p>29.82</text:p>
          </table:table-cell>
          <table:table-cell table:style-name="ce16" office:value-type="float" office:value="29.737119197385" calcext:value-type="float">
            <text:p>29.74</text:p>
          </table:table-cell>
          <table:table-cell table:style-name="ce17" office:value-type="float" office:value="0.112917665859159" calcext:value-type="float">
            <text:p>0.11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791378423243" calcext:value-type="float">
            <text:p>29.88</text:p>
          </table:table-cell>
          <table:table-cell table:style-name="ce16" office:value-type="float" office:value="29.8601457336231" calcext:value-type="float">
            <text:p>29.86</text:p>
          </table:table-cell>
          <table:table-cell table:style-name="ce17" office:value-type="float" office:value="0.0268588977033337" calcext:value-type="float">
            <text:p>0.027</text:p>
          </table:table-cell>
          <table:table-cell/>
          <table:table-cell table:formula="of:=[.F3]^(-[.D87])" office:value-type="float" office:value="0.00000000375317796877992" calcext:value-type="float">
            <text:p>3.75317796877992E-009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style-name="ce37" table:formula="of:=[.G87]/[.H87]" office:value-type="float" office:value="0.00514523300354303" calcext:value-type="float">
            <text:p>0.00514523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411536249218" calcext:value-type="float">
            <text:p>29.84</text:p>
          </table:table-cell>
          <table:table-cell table:style-name="ce16" office:value-type="float" office:value="29.8601457336231" calcext:value-type="float">
            <text:p>29.86</text:p>
          </table:table-cell>
          <table:table-cell table:style-name="ce17" office:value-type="float" office:value="0.0268588977033337" calcext:value-type="float">
            <text:p>0.02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0403768110916" calcext:value-type="float">
            <text:p>29.04</text:p>
          </table:table-cell>
          <table:table-cell table:style-name="ce16" office:value-type="float" office:value="28.9403525547465" calcext:value-type="float">
            <text:p>28.94</text:p>
          </table:table-cell>
          <table:table-cell table:style-name="ce17" office:value-type="float" office:value="0.141455659889575" calcext:value-type="float">
            <text:p>0.141</text:p>
          </table:table-cell>
          <table:table-cell/>
          <table:table-cell table:formula="of:=[.F3]^(-[.D89])" office:value-type="float" office:value="0.00000000682238267670449" calcext:value-type="float">
            <text:p>6.82238267670449E-009</text:p>
          </table:table-cell>
          <table:table-cell table:style-name="ce21" office:value-type="float" office:value="0.0000011431645" calcext:value-type="float">
            <text:p>1.14E-06</text:p>
          </table:table-cell>
          <table:table-cell table:style-name="ce41" table:formula="of:=[.G89]/[.H89]" office:value-type="float" office:value="0.00596797982854129" calcext:value-type="float">
            <text:p>0.005967979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8.8403282984013" calcext:value-type="float">
            <text:p>28.84</text:p>
          </table:table-cell>
          <table:table-cell table:style-name="ce16" office:value-type="float" office:value="28.9403525547465" calcext:value-type="float">
            <text:p>28.94</text:p>
          </table:table-cell>
          <table:table-cell table:style-name="ce17" office:value-type="float" office:value="0.141455659889575" calcext:value-type="float">
            <text:p>0.14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580483471326" calcext:value-type="float">
            <text:p>30.58</text:p>
          </table:table-cell>
          <table:table-cell table:style-name="ce16" office:value-type="float" office:value="30.4497446783699" calcext:value-type="float">
            <text:p>30.45</text:p>
          </table:table-cell>
          <table:table-cell table:style-name="ce17" office:value-type="float" office:value="0.184892574126825" calcext:value-type="float">
            <text:p>0.185</text:p>
          </table:table-cell>
          <table:table-cell/>
          <table:table-cell table:formula="of:=[.F3]^(-[.D91])" office:value-type="float" office:value="0.00000000255877880337786" calcext:value-type="float">
            <text:p>2.55877880337786E-009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style-name="ce37" table:formula="of:=[.G91]/[.H91]" office:value-type="float" office:value="0.00308646882976334" calcext:value-type="float">
            <text:p>0.003086468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0.3190058854138" calcext:value-type="float">
            <text:p>30.32</text:p>
          </table:table-cell>
          <table:table-cell table:style-name="ce16" office:value-type="float" office:value="30.4497446783699" calcext:value-type="float">
            <text:p>30.45</text:p>
          </table:table-cell>
          <table:table-cell table:style-name="ce17" office:value-type="float" office:value="0.184892574126825" calcext:value-type="float">
            <text:p>0.18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2515907536" calcext:value-type="float">
            <text:p>29.83</text:p>
          </table:table-cell>
          <table:table-cell table:style-name="ce16" office:value-type="float" office:value="29.8208437203459" calcext:value-type="float">
            <text:p>29.82</text:p>
          </table:table-cell>
          <table:table-cell table:style-name="ce17" office:value-type="float" office:value="0.00610283358738486" calcext:value-type="float">
            <text:p>0.006</text:p>
          </table:table-cell>
          <table:table-cell/>
          <table:table-cell table:formula="of:=[.F3]^(-[.D93])" office:value-type="float" office:value="0.00000000385025026492901" calcext:value-type="float">
            <text:p>3.85025026492901E-009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style-name="ce42" table:formula="of:=[.G93]/[.H93]" office:value-type="float" office:value="0.00616308979905585" calcext:value-type="float">
            <text:p>0.0061630898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8165283653318" calcext:value-type="float">
            <text:p>29.82</text:p>
          </table:table-cell>
          <table:table-cell table:style-name="ce16" office:value-type="float" office:value="29.8208437203459" calcext:value-type="float">
            <text:p>29.82</text:p>
          </table:table-cell>
          <table:table-cell table:style-name="ce17" office:value-type="float" office:value="0.00610283358738486" calcext:value-type="float">
            <text:p>0.0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126842296538" calcext:value-type="float">
            <text:p>29.71</text:p>
          </table:table-cell>
          <table:table-cell table:style-name="ce16" office:value-type="float" office:value="29.7494992033989" calcext:value-type="float">
            <text:p>29.75</text:p>
          </table:table-cell>
          <table:table-cell table:style-name="ce17" office:value-type="float" office:value="0.0520642351687402" calcext:value-type="float">
            <text:p>0.052</text:p>
          </table:table-cell>
          <table:table-cell/>
          <table:table-cell table:formula="of:=[.F3]^(-[.D95])" office:value-type="float" office:value="0.00000000403292508414008" calcext:value-type="float">
            <text:p>0.000000004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style-name="ce40" table:formula="of:=[.G95]/[.H95]" office:value-type="float" office:value="0.00619628737949849" calcext:value-type="float">
            <text:p>0.00619628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3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29.786314177144" calcext:value-type="float">
            <text:p>29.79</text:p>
          </table:table-cell>
          <table:table-cell table:style-name="ce16" office:value-type="float" office:value="29.7494992033989" calcext:value-type="float">
            <text:p>29.75</text:p>
          </table:table-cell>
          <table:table-cell table:style-name="ce17" office:value-type="float" office:value="0.0520642351687402" calcext:value-type="float">
            <text:p>0.05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9825442807626" calcext:value-type="float">
            <text:p>27.98</text:p>
          </table:table-cell>
          <table:table-cell table:style-name="ce16" office:value-type="float" office:value="27.9099475321942" calcext:value-type="float">
            <text:p>27.91</text:p>
          </table:table-cell>
          <table:table-cell table:style-name="ce17" office:value-type="float" office:value="0.102667306409693" calcext:value-type="float">
            <text:p>0.103</text:p>
          </table:table-cell>
          <table:table-cell/>
          <table:table-cell table:formula="of:=[.F3]^(-[.D97])" office:value-type="float" office:value="0.0000000133255211306386" calcext:value-type="float">
            <text:p>1.33255211306386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style-name="ce37" table:formula="of:=[.G97]/[.H97]" office:value-type="float" office:value="0.00958812130441028" calcext:value-type="float">
            <text:p>0.009588121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table:style-name="ce19" office:value-type="string" calcext:value-type="string">
            <text:p>IL12</text:p>
          </table:table-cell>
          <table:table-cell table:style-name="ce16" office:value-type="float" office:value="27.8373507836257" calcext:value-type="float">
            <text:p>27.84</text:p>
          </table:table-cell>
          <table:table-cell table:style-name="ce16" office:value-type="float" office:value="27.9099475321942" calcext:value-type="float">
            <text:p>27.91</text:p>
          </table:table-cell>
          <table:table-cell table:style-name="ce17" office:value-type="float" office:value="0.102667306409693" calcext:value-type="float">
            <text:p>0.10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4052148063561" calcext:value-type="float">
            <text:p>31.41</text:p>
          </table:table-cell>
          <table:table-cell table:style-name="ce16" office:value-type="float" office:value="31.2601348760286" calcext:value-type="float">
            <text:p>31.26</text:p>
          </table:table-cell>
          <table:table-cell table:style-name="ce17" office:value-type="float" office:value="0.205174005097386" calcext:value-type="float">
            <text:p>0.205</text:p>
          </table:table-cell>
          <table:table-cell/>
          <table:table-cell table:formula="of:=[.F3]^(-[.D99])" office:value-type="float" office:value="0.00000000151135306951255" calcext:value-type="float">
            <text:p>1.51135306951255E-009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style-name="ce42" table:formula="of:=[.G99]/[.H99]" office:value-type="float" office:value="0.00239940871410665" calcext:value-type="float">
            <text:p>0.0023994087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2</text:p>
          </table:table-cell>
          <table:table-cell office:value-type="string" calcext:value-type="string">
            <text:p>IL12</text:p>
          </table:table-cell>
          <table:table-cell table:style-name="ce16" office:value-type="float" office:value="31.115054945701" calcext:value-type="float">
            <text:p>31.12</text:p>
          </table:table-cell>
          <table:table-cell table:style-name="ce16" office:value-type="float" office:value="31.2601348760286" calcext:value-type="float">
            <text:p>31.26</text:p>
          </table:table-cell>
          <table:table-cell table:style-name="ce17" office:value-type="float" office:value="0.205174005097386" calcext:value-type="float">
            <text:p>0.205</text:p>
          </table:table-cell>
          <table:table-cell table:number-columns-repeated="11"/>
        </table:table-row>
        <table:table-row table:style-name="ro2" table:number-rows-repeated="10484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TAT6" table:style-name="ta4">
        <office:forms form:automatic-focus="false" form:apply-design-mode="false"/>
        <table:table-column table:style-name="co5" table:default-cell-style-name="ce14"/>
        <table:table-column table:style-name="co5" table:default-cell-style-name="Default"/>
        <table:table-column table:style-name="co5" table:number-columns-repeated="2" table:default-cell-style-name="ce16"/>
        <table:table-column table:style-name="co5" table:default-cell-style-name="ce17"/>
        <table:table-column table:style-name="co5" table:number-columns-repeated="11" table:default-cell-style-name="Default"/>
        <table:table-row table:style-name="ro3">
          <table:table-cell table:style-name="Default" office:value-type="string" calcext:value-type="string">
            <text:p>Sample </text:p>
          </table:table-cell>
          <table:table-cell table:style-name="ce6" office:value-type="string" calcext:value-type="string">
            <text:p>Target</text:p>
          </table:table-cell>
          <table:table-cell table:style-name="Default" office:value-type="string" calcext:value-type="string">
            <text:p>Cq</text:p>
          </table:table-cell>
          <table:table-cell table:style-name="Default" office:value-type="string" calcext:value-type="string">
            <text:p>Cq Mean</text:p>
          </table:table-cell>
          <table:table-cell table:style-name="Default"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office:value-type="string" calcext:value-type="string">
            <text:p>lm0041</text:p>
          </table:table-cell>
          <table:table-cell office:value-type="string" calcext:value-type="string">
            <text:p>stat6</text:p>
          </table:table-cell>
          <table:table-cell office:value-type="float" office:value="29.5531597949912" calcext:value-type="float">
            <text:p>29.55</text:p>
          </table:table-cell>
          <table:table-cell office:value-type="float" office:value="29.6354880901857" calcext:value-type="float">
            <text:p>29.64</text:p>
          </table:table-cell>
          <table:table-cell office:value-type="float" office:value="0.116429791631048" calcext:value-type="float">
            <text:p>0.116</text:p>
          </table:table-cell>
          <table:table-cell table:style-name="ce18" office:value-type="percentage" office:value="0.82" calcext:value-type="percentage">
            <text:p>82.00%</text:p>
          </table:table-cell>
          <table:table-cell table:formula="of:=[.F3]^(-[.D2])" office:value-type="float" office:value="0.0000000196181241592135" calcext:value-type="float">
            <text:p>1.96181241592135E-008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style-name="ce37" table:formula="of:=[.G2]/[.H2]" office:value-type="float" office:value="0.0203418119890048" calcext:value-type="float">
            <text:p>0.020341812</text:p>
          </table:table-cell>
          <table:table-cell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0203418119890048" calcext:value-type="float">
            <text:p>0.0203418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41</text:p>
          </table:table-cell>
          <table:table-cell office:value-type="string" calcext:value-type="string">
            <text:p>stat6</text:p>
          </table:table-cell>
          <table:table-cell office:value-type="float" office:value="29.7178163853801" calcext:value-type="float">
            <text:p>29.72</text:p>
          </table:table-cell>
          <table:table-cell office:value-type="float" office:value="29.6354880901857" calcext:value-type="float">
            <text:p>29.64</text:p>
          </table:table-cell>
          <table:table-cell office:value-type="float" office:value="0.116429791631048" calcext:value-type="float">
            <text:p>0.116</text:p>
          </table:table-cell>
          <table:table-cell office:value-type="float" office:value="1.82" calcext:value-type="float">
            <text:p>1.82</text:p>
          </table:table-cell>
          <table:table-cell table:number-columns-repeated="4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028982090685838" calcext:value-type="float">
            <text:p>0.028982090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90</text:p>
          </table:table-cell>
          <table:table-cell office:value-type="string" calcext:value-type="string">
            <text:p>stat6</text:p>
          </table:table-cell>
          <table:table-cell office:value-type="float" office:value="25.9569246955875" calcext:value-type="float">
            <text:p>25.96</text:p>
          </table:table-cell>
          <table:table-cell office:value-type="float" office:value="26.060376460034" calcext:value-type="float">
            <text:p>26.06</text:p>
          </table:table-cell>
          <table:table-cell office:value-type="float" office:value="0.146302888331695" calcext:value-type="float">
            <text:p>0.146</text:p>
          </table:table-cell>
          <table:table-cell/>
          <table:table-cell table:formula="of:=[.F3]^(-[.D4])" office:value-type="float" office:value="0.000000166894383892374" calcext:value-type="float">
            <text:p>1.66894383892374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style-name="ce40" table:formula="of:=[.G4]/[.H4]" office:value-type="float" office:value="0.0931457303062838" calcext:value-type="float">
            <text:p>0.0931457303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158468996409667" calcext:value-type="float">
            <text:p>0.158468996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90</text:p>
          </table:table-cell>
          <table:table-cell office:value-type="string" calcext:value-type="string">
            <text:p>stat6</text:p>
          </table:table-cell>
          <table:table-cell office:value-type="float" office:value="26.1638282244805" calcext:value-type="float">
            <text:p>26.16</text:p>
          </table:table-cell>
          <table:table-cell office:value-type="float" office:value="26.060376460034" calcext:value-type="float">
            <text:p>26.06</text:p>
          </table:table-cell>
          <table:table-cell office:value-type="float" office:value="0.146302888331695" calcext:value-type="float">
            <text:p>0.146</text:p>
          </table:table-cell>
          <table:table-cell table:number-columns-repeated="5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209017783015568" calcext:value-type="float">
            <text:p>0.20901778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44</text:p>
          </table:table-cell>
          <table:table-cell office:value-type="string" calcext:value-type="string">
            <text:p>stat6</text:p>
          </table:table-cell>
          <table:table-cell office:value-type="float" office:value="29.4443619181938" calcext:value-type="float">
            <text:p>29.44</text:p>
          </table:table-cell>
          <table:table-cell office:value-type="float" office:value="29.1342060613232" calcext:value-type="float">
            <text:p>29.13</text:p>
          </table:table-cell>
          <table:table-cell office:value-type="float" office:value="0.438626619235878" calcext:value-type="float">
            <text:p>0.439</text:p>
          </table:table-cell>
          <table:table-cell/>
          <table:table-cell table:formula="of:=[.F3]^(-[.D6])" office:value-type="float" office:value="0.0000000264866231085308" calcext:value-type="float">
            <text:p>2.64866231085308E-008</text:p>
          </table:table-cell>
          <table:table-cell table:style-name="ce21" office:value-type="float" office:value="0.00000085223" calcext:value-type="float">
            <text:p>8.52E-07</text:p>
          </table:table-cell>
          <table:table-cell table:style-name="ce41" table:formula="of:=[.G6]/[.H6]" office:value-type="float" office:value="0.0310791958843631" calcext:value-type="float">
            <text:p>0.0310791959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13252300684327" calcext:value-type="float">
            <text:p>0.132523006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44</text:p>
          </table:table-cell>
          <table:table-cell office:value-type="string" calcext:value-type="string">
            <text:p>stat6</text:p>
          </table:table-cell>
          <table:table-cell office:value-type="float" office:value="28.8240502044525" calcext:value-type="float">
            <text:p>28.82</text:p>
          </table:table-cell>
          <table:table-cell office:value-type="float" office:value="29.1342060613232" calcext:value-type="float">
            <text:p>29.13</text:p>
          </table:table-cell>
          <table:table-cell office:value-type="float" office:value="0.438626619235878" calcext:value-type="float">
            <text:p>0.439</text:p>
          </table:table-cell>
          <table:table-cell table:number-columns-repeated="5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0.234344338079251" calcext:value-type="float">
            <text:p>0.234344338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stat6</text:p>
          </table:table-cell>
          <table:table-cell office:value-type="float" office:value="26.8616634106241" calcext:value-type="float">
            <text:p>26.86</text:p>
          </table:table-cell>
          <table:table-cell office:value-type="float" office:value="26.9528847322898" calcext:value-type="float">
            <text:p>26.95</text:p>
          </table:table-cell>
          <table:table-cell office:value-type="float" office:value="0.129006430277246" calcext:value-type="float">
            <text:p>0.129</text:p>
          </table:table-cell>
          <table:table-cell/>
          <table:table-cell table:formula="of:=[.F3]^(-[.D8])" office:value-type="float" office:value="0.0000000977970731415405" calcext:value-type="float">
            <text:p>9.77970731415405E-008</text:p>
          </table:table-cell>
          <table:table-cell table:style-name="ce21" office:value-type="float" office:value="0.0000018677306" calcext:value-type="float">
            <text:p>1.87E-06</text:p>
          </table:table-cell>
          <table:table-cell table:style-name="ce42" table:formula="of:=[.G8]/[.H8]" office:value-type="float" office:value="0.052361445029353" calcext:value-type="float">
            <text:p>0.052361445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746132018470678" calcext:value-type="float">
            <text:p>0.074613201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stat6</text:p>
          </table:table-cell>
          <table:table-cell office:value-type="float" office:value="27.0441060539555" calcext:value-type="float">
            <text:p>27.04</text:p>
          </table:table-cell>
          <table:table-cell office:value-type="float" office:value="26.9528847322898" calcext:value-type="float">
            <text:p>26.95</text:p>
          </table:table-cell>
          <table:table-cell office:value-type="float" office:value="0.129006430277246" calcext:value-type="float">
            <text:p>0.129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0746132018470678" calcext:value-type="float">
            <text:p>0.074613201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69</text:p>
          </table:table-cell>
          <table:table-cell office:value-type="string" calcext:value-type="string">
            <text:p>stat6</text:p>
          </table:table-cell>
          <table:table-cell office:value-type="float" office:value="28.5761062504312" calcext:value-type="float">
            <text:p>28.58</text:p>
          </table:table-cell>
          <table:table-cell office:value-type="float" office:value="28.3902857079274" calcext:value-type="float">
            <text:p>28.39</text:p>
          </table:table-cell>
          <table:table-cell office:value-type="float" office:value="0.262789931376397" calcext:value-type="float">
            <text:p>0.263</text:p>
          </table:table-cell>
          <table:table-cell/>
          <table:table-cell table:formula="of:=[.F3]^(-[.D10])" office:value-type="float" office:value="0.0000000413522353269946" calcext:value-type="float">
            <text:p>4.13522353269946E-008</text:p>
          </table:table-cell>
          <table:table-cell table:style-name="ce21" office:value-type="float" office:value="0.0000014268203" calcext:value-type="float">
            <text:p>1.43E-06</text:p>
          </table:table-cell>
          <table:table-cell table:style-name="ce37" table:formula="of:=[.G10]/[.H10]" office:value-type="float" office:value="0.028982090685838" calcext:value-type="float">
            <text:p>0.0289820907</text:p>
          </table:table-cell>
          <table:table-cell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018003082832532" calcext:value-type="float">
            <text:p>0.0180030828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69</text:p>
          </table:table-cell>
          <table:table-cell office:value-type="string" calcext:value-type="string">
            <text:p>stat6</text:p>
          </table:table-cell>
          <table:table-cell office:value-type="float" office:value="28.2044651654236" calcext:value-type="float">
            <text:p>28.20</text:p>
          </table:table-cell>
          <table:table-cell office:value-type="float" office:value="28.3902857079274" calcext:value-type="float">
            <text:p>28.39</text:p>
          </table:table-cell>
          <table:table-cell office:value-type="float" office:value="0.262789931376397" calcext:value-type="float">
            <text:p>0.263</text:p>
          </table:table-cell>
          <table:table-cell table:number-columns-repeated="5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0779347780369022" calcext:value-type="float">
            <text:p>0.077934778</text:p>
          </table:table-cell>
        </table:table-row>
        <table:table-row table:style-name="ro2">
          <table:table-cell office:value-type="string" calcext:value-type="string">
            <text:p>lm0076</text:p>
          </table:table-cell>
          <table:table-cell office:value-type="string" calcext:value-type="string">
            <text:p>stat6</text:p>
          </table:table-cell>
          <table:table-cell office:value-type="float" office:value="29.1358915537487" calcext:value-type="float">
            <text:p>29.14</text:p>
          </table:table-cell>
          <table:table-cell office:value-type="float" office:value="29.0782812763228" calcext:value-type="float">
            <text:p>29.08</text:p>
          </table:table-cell>
          <table:table-cell office:value-type="float" office:value="0.0814732356677309" calcext:value-type="float">
            <text:p>0.081</text:p>
          </table:table-cell>
          <table:table-cell/>
          <table:table-cell table:formula="of:=[.F3]^(-[.D12])" office:value-type="float" office:value="0.0000000273886753553595" calcext:value-type="float">
            <text:p>2.73886753553595E-008</text:p>
          </table:table-cell>
          <table:table-cell table:style-name="ce21" office:value-type="float" office:value="0.0000011392566" calcext:value-type="float">
            <text:p>1.14E-06</text:p>
          </table:table-cell>
          <table:table-cell table:style-name="ce41" table:formula="of:=[.G12]/[.H12]" office:value-type="float" office:value="0.0240408309728989" calcext:value-type="float">
            <text:p>0.024040831</text:p>
          </table:table-cell>
          <table:table-cell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0378602984169478" calcext:value-type="float">
            <text:p>0.0378602984</text:p>
          </table:table-cell>
        </table:table-row>
        <table:table-row table:style-name="ro2">
          <table:table-cell office:value-type="string" calcext:value-type="string">
            <text:p>lm0076</text:p>
          </table:table-cell>
          <table:table-cell office:value-type="string" calcext:value-type="string">
            <text:p>stat6</text:p>
          </table:table-cell>
          <table:table-cell office:value-type="float" office:value="29.020670998897" calcext:value-type="float">
            <text:p>29.02</text:p>
          </table:table-cell>
          <table:table-cell office:value-type="float" office:value="29.0782812763228" calcext:value-type="float">
            <text:p>29.08</text:p>
          </table:table-cell>
          <table:table-cell office:value-type="float" office:value="0.0814732356677309" calcext:value-type="float">
            <text:p>0.081</text:p>
          </table:table-cell>
          <table:table-cell table:number-columns-repeated="5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0247944979284216" calcext:value-type="float">
            <text:p>0.0247944979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stat6</text:p>
          </table:table-cell>
          <table:table-cell office:value-type="float" office:value="26.1948262171112" calcext:value-type="float">
            <text:p>26.19</text:p>
          </table:table-cell>
          <table:table-cell office:value-type="float" office:value="26.3215725752641" calcext:value-type="float">
            <text:p>26.32</text:p>
          </table:table-cell>
          <table:table-cell office:value-type="float" office:value="0.179246418681339" calcext:value-type="float">
            <text:p>0.179</text:p>
          </table:table-cell>
          <table:table-cell/>
          <table:table-cell table:formula="of:=[.F3]^(-[.D14])" office:value-type="float" office:value="0.000000142728955103356" calcext:value-type="float">
            <text:p>1.42728955103356E-007</text:p>
          </table:table-cell>
          <table:table-cell table:style-name="ce21" office:value-type="float" office:value="0.000002102477" calcext:value-type="float">
            <text:p>2.10E-06</text:p>
          </table:table-cell>
          <table:table-cell table:style-name="ce40" table:formula="of:=[.G14]/[.H14]" office:value-type="float" office:value="0.0678860958304687" calcext:value-type="float">
            <text:p>0.0678860958</text:p>
          </table:table-cell>
          <table:table-cell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0931457303062838" calcext:value-type="float">
            <text:p>0.093145730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stat6</text:p>
          </table:table-cell>
          <table:table-cell office:value-type="float" office:value="26.4483189334171" calcext:value-type="float">
            <text:p>26.45</text:p>
          </table:table-cell>
          <table:table-cell office:value-type="float" office:value="26.3215725752641" calcext:value-type="float">
            <text:p>26.32</text:p>
          </table:table-cell>
          <table:table-cell office:value-type="float" office:value="0.179246418681339" calcext:value-type="float">
            <text:p>0.179</text:p>
          </table:table-cell>
          <table:table-cell table:number-columns-repeated="5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0678860958304687" calcext:value-type="float">
            <text:p>0.067886095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stat6</text:p>
          </table:table-cell>
          <table:table-cell office:value-type="float" office:value="28.4451318785739" calcext:value-type="float">
            <text:p>28.45</text:p>
          </table:table-cell>
          <table:table-cell office:value-type="float" office:value="28.2408167794425" calcext:value-type="float">
            <text:p>28.24</text:p>
          </table:table-cell>
          <table:table-cell office:value-type="float" office:value="0.288945184189155" calcext:value-type="float">
            <text:p>0.289</text:p>
          </table:table-cell>
          <table:table-cell/>
          <table:table-cell table:formula="of:=[.F3]^(-[.D16])" office:value-type="float" office:value="0.0000000452242717737623" calcext:value-type="float">
            <text:p>4.52242717737623E-008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style-name="ce42" table:formula="of:=[.G16]/[.H16]" office:value-type="float" office:value="0.0415746341959444" calcext:value-type="float">
            <text:p>0.0415746342</text:p>
          </table:table-cell>
          <table:table-cell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0.068467337546981" calcext:value-type="float">
            <text:p>0.068467337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stat6</text:p>
          </table:table-cell>
          <table:table-cell office:value-type="float" office:value="28.0365016803112" calcext:value-type="float">
            <text:p>28.04</text:p>
          </table:table-cell>
          <table:table-cell office:value-type="float" office:value="28.2408167794425" calcext:value-type="float">
            <text:p>28.24</text:p>
          </table:table-cell>
          <table:table-cell office:value-type="float" office:value="0.288945184189155" calcext:value-type="float">
            <text:p>0.289</text:p>
          </table:table-cell>
          <table:table-cell table:number-columns-repeated="5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0.0935239321806625" calcext:value-type="float">
            <text:p>0.09352393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26</text:p>
          </table:table-cell>
          <table:table-cell office:value-type="string" calcext:value-type="string">
            <text:p>stat6</text:p>
          </table:table-cell>
          <table:table-cell office:value-type="float" office:value="29.6603744436592" calcext:value-type="float">
            <text:p>29.66</text:p>
          </table:table-cell>
          <table:table-cell office:value-type="float" office:value="29.726767584601" calcext:value-type="float">
            <text:p>29.73</text:p>
          </table:table-cell>
          <table:table-cell office:value-type="float" office:value="0.0938940803683693" calcext:value-type="float">
            <text:p>0.094</text:p>
          </table:table-cell>
          <table:table-cell/>
          <table:table-cell table:formula="of:=[.F3]^(-[.D18])" office:value-type="float" office:value="0.0000000185745496973619" calcext:value-type="float">
            <text:p>1.85745496973619E-008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1" table:formula="of:=[.G18]/[.H18]" office:value-type="float" office:value="0.0204570788267878" calcext:value-type="float">
            <text:p>0.0204570788</text:p>
          </table:table-cell>
          <table:table-cell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0.0733884384494559" calcext:value-type="float">
            <text:p>0.073388438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26</text:p>
          </table:table-cell>
          <table:table-cell office:value-type="string" calcext:value-type="string">
            <text:p>stat6</text:p>
          </table:table-cell>
          <table:table-cell office:value-type="float" office:value="29.7931607255427" calcext:value-type="float">
            <text:p>29.79</text:p>
          </table:table-cell>
          <table:table-cell office:value-type="float" office:value="29.726767584601" calcext:value-type="float">
            <text:p>29.73</text:p>
          </table:table-cell>
          <table:table-cell office:value-type="float" office:value="0.0938940803683693" calcext:value-type="float">
            <text:p>0.094</text:p>
          </table:table-cell>
          <table:table-cell table:number-columns-repeated="5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0.168487595831492" calcext:value-type="float">
            <text:p>0.16848759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51</text:p>
          </table:table-cell>
          <table:table-cell office:value-type="string" calcext:value-type="string">
            <text:p>stat6</text:p>
          </table:table-cell>
          <table:table-cell office:value-type="float" office:value="26.5724097447927" calcext:value-type="float">
            <text:p>26.57</text:p>
          </table:table-cell>
          <table:table-cell office:value-type="float" office:value="26.8618751771694" calcext:value-type="float">
            <text:p>26.86</text:p>
          </table:table-cell>
          <table:table-cell office:value-type="float" office:value="0.251504486097321" calcext:value-type="float">
            <text:p>0.252</text:p>
          </table:table-cell>
          <table:table-cell/>
          <table:table-cell table:formula="of:=[.F3]^(-[.D20])" office:value-type="float" office:value="0.000000103274913237258" calcext:value-type="float">
            <text:p>1.03274913237258E-007</text:p>
          </table:table-cell>
          <table:table-cell table:style-name="ce21" office:value-type="float" office:value="0.0000015083822" calcext:value-type="float">
            <text:p>1.51E-06</text:p>
          </table:table-cell>
          <table:table-cell table:style-name="ce40" table:formula="of:=[.G20]/[.H20]" office:value-type="float" office:value="0.068467337546981" calcext:value-type="float">
            <text:p>0.0684673375</text:p>
          </table:table-cell>
          <table:table-cell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0.567507231731749" calcext:value-type="float">
            <text:p>0.567507231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51</text:p>
          </table:table-cell>
          <table:table-cell office:value-type="string" calcext:value-type="string">
            <text:p>stat6</text:p>
          </table:table-cell>
          <table:table-cell office:value-type="float" office:value="26.9863143199589" calcext:value-type="float">
            <text:p>26.99</text:p>
          </table:table-cell>
          <table:table-cell office:value-type="float" office:value="26.8618751771694" calcext:value-type="float">
            <text:p>26.86</text:p>
          </table:table-cell>
          <table:table-cell office:value-type="float" office:value="0.251504486097321" calcext:value-type="float">
            <text:p>0.252</text:p>
          </table:table-cell>
          <table:table-cell table:number-columns-repeated="5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0.545129469474847" calcext:value-type="float">
            <text:p>0.5451294695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81</text:p>
          </table:table-cell>
          <table:table-cell office:value-type="string" calcext:value-type="string">
            <text:p>stat6</text:p>
          </table:table-cell>
          <table:table-cell office:value-type="float" office:value="26.0411756808069" calcext:value-type="float">
            <text:p>26.04</text:p>
          </table:table-cell>
          <table:table-cell office:value-type="float" office:value="25.8981187419961" calcext:value-type="float">
            <text:p>25.90</text:p>
          </table:table-cell>
          <table:table-cell office:value-type="float" office:value="0.202313063057921" calcext:value-type="float">
            <text:p>0.202</text:p>
          </table:table-cell>
          <table:table-cell/>
          <table:table-cell table:formula="of:=[.F3]^(-[.D22])" office:value-type="float" office:value="0.000000183924808514191" calcext:value-type="float">
            <text:p>1.83924808514191E-007</text:p>
          </table:table-cell>
          <table:table-cell table:style-name="ce21" office:value-type="float" office:value="0.0000020533604" calcext:value-type="float">
            <text:p>2.05E-06</text:p>
          </table:table-cell>
          <table:table-cell table:style-name="ce42" table:formula="of:=[.G22]/[.H22]" office:value-type="float" office:value="0.089572589650697" calcext:value-type="float">
            <text:p>0.0895725897</text:p>
          </table:table-cell>
          <table:table-cell/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212884904130472" calcext:value-type="float">
            <text:p>0.212884904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81</text:p>
          </table:table-cell>
          <table:table-cell office:value-type="string" calcext:value-type="string">
            <text:p>stat6</text:p>
          </table:table-cell>
          <table:table-cell office:value-type="float" office:value="25.7550618031852" calcext:value-type="float">
            <text:p>25.76</text:p>
          </table:table-cell>
          <table:table-cell office:value-type="float" office:value="25.8981187419961" calcext:value-type="float">
            <text:p>25.90</text:p>
          </table:table-cell>
          <table:table-cell office:value-type="float" office:value="0.202313063057921" calcext:value-type="float">
            <text:p>0.202</text:p>
          </table:table-cell>
          <table:table-cell table:number-columns-repeated="5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121220213660598" calcext:value-type="float">
            <text:p>0.1212202137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stat6</text:p>
          </table:table-cell>
          <table:table-cell office:value-type="float" office:value="26.9682531176631" calcext:value-type="float">
            <text:p>26.97</text:p>
          </table:table-cell>
          <table:table-cell office:value-type="float" office:value="27.0741214665124" calcext:value-type="float">
            <text:p>27.07</text:p>
          </table:table-cell>
          <table:table-cell office:value-type="float" office:value="0.149720454768697" calcext:value-type="float">
            <text:p>0.150</text:p>
          </table:table-cell>
          <table:table-cell/>
          <table:table-cell table:formula="of:=[.F3]^(-[.D24])" office:value-type="float" office:value="0.0000000909485232500563" calcext:value-type="float">
            <text:p>9.09485232500563E-008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style-name="ce37" table:formula="of:=[.G24]/[.H24]" office:value-type="float" office:value="0.158468996409667" calcext:value-type="float">
            <text:p>0.1584689964</text:p>
          </table:table-cell>
          <table:table-cell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0.502302345900041" calcext:value-type="float">
            <text:p>0.5023023459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stat6</text:p>
          </table:table-cell>
          <table:table-cell office:value-type="float" office:value="27.1799898153617" calcext:value-type="float">
            <text:p>27.18</text:p>
          </table:table-cell>
          <table:table-cell office:value-type="float" office:value="27.0741214665124" calcext:value-type="float">
            <text:p>27.07</text:p>
          </table:table-cell>
          <table:table-cell office:value-type="float" office:value="0.149720454768697" calcext:value-type="float">
            <text:p>0.150</text:p>
          </table:table-cell>
          <table:table-cell table:number-columns-repeated="5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145526674318992" calcext:value-type="float">
            <text:p>0.1455266743</text:p>
          </table:table-cell>
        </table:table-row>
        <table:table-row table:style-name="ro4">
          <table:table-cell office:value-type="string" calcext:value-type="string">
            <text:p>lm0024</text:p>
          </table:table-cell>
          <table:table-cell office:value-type="string" calcext:value-type="string">
            <text:p>stat6</text:p>
          </table:table-cell>
          <table:table-cell office:value-type="float" office:value="26.6244312551731" calcext:value-type="float">
            <text:p>26.62</text:p>
          </table:table-cell>
          <table:table-cell office:value-type="float" office:value="26.7281152439184" calcext:value-type="float">
            <text:p>26.73</text:p>
          </table:table-cell>
          <table:table-cell office:value-type="float" office:value="0.146631303084476" calcext:value-type="float">
            <text:p>0.147</text:p>
          </table:table-cell>
          <table:table-cell table:style-name="ce14"/>
          <table:table-cell table:formula="of:=[.F3]^(-[.D26])" office:value-type="float" office:value="0.00000011188760309158" calcext:value-type="float">
            <text:p>1.1188760309158E-007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style-name="ce41" table:formula="of:=[.G26]/[.H26]" office:value-type="float" office:value="0.107461221641553" calcext:value-type="float">
            <text:p>0.1074612216</text:p>
          </table:table-cell>
          <table:table-cell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0310791958843631" calcext:value-type="float">
            <text:p>0.031079195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24</text:p>
          </table:table-cell>
          <table:table-cell office:value-type="string" calcext:value-type="string">
            <text:p>stat6</text:p>
          </table:table-cell>
          <table:table-cell office:value-type="float" office:value="26.8317992326637" calcext:value-type="float">
            <text:p>26.83</text:p>
          </table:table-cell>
          <table:table-cell office:value-type="float" office:value="26.7281152439184" calcext:value-type="float">
            <text:p>26.73</text:p>
          </table:table-cell>
          <table:table-cell office:value-type="float" office:value="0.146631303084476" calcext:value-type="float">
            <text:p>0.147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0240408309728989" calcext:value-type="float">
            <text:p>0.02404083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77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7.8409327211707" calcext:value-type="float">
            <text:p>27.84</text:p>
          </table:table-cell>
          <table:table-cell office:value-type="float" office:value="28.4763634906985" calcext:value-type="float">
            <text:p>28.48</text:p>
          </table:table-cell>
          <table:table-cell office:value-type="float" office:value="0.898634812215363" calcext:value-type="float">
            <text:p>0.899</text:p>
          </table:table-cell>
          <table:table-cell table:style-name="ce14"/>
          <table:table-cell table:formula="of:=[.F3]^(-[.D28])" office:value-type="float" office:value="0.0000000392746770156961" calcext:value-type="float">
            <text:p>3.92746770156961E-008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style-name="ce41" table:formula="of:=[.G28]/[.H28]" office:value-type="float" office:value="0.0823690507259443" calcext:value-type="float">
            <text:p>0.0823690507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0204570788267878" calcext:value-type="float">
            <text:p>0.020457078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9.1117942602262" calcext:value-type="float">
            <text:p>29.11</text:p>
          </table:table-cell>
          <table:table-cell office:value-type="float" office:value="28.4763634906985" calcext:value-type="float">
            <text:p>28.48</text:p>
          </table:table-cell>
          <table:table-cell office:value-type="float" office:value="0.898634812215363" calcext:value-type="float">
            <text:p>0.899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0.0996805460892963" calcext:value-type="float">
            <text:p>0.099680546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85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9.1511153087238" calcext:value-type="float">
            <text:p>29.15</text:p>
          </table:table-cell>
          <table:table-cell office:value-type="float" office:value="29.4126983763007" calcext:value-type="float">
            <text:p>29.41</text:p>
          </table:table-cell>
          <table:table-cell office:value-type="float" office:value="0.369934321854368" calcext:value-type="float">
            <text:p>0.370</text:p>
          </table:table-cell>
          <table:table-cell table:style-name="ce14"/>
          <table:table-cell table:formula="of:=[.F3]^(-[.D30])" office:value-type="float" office:value="0.0000000224180951894107" calcext:value-type="float">
            <text:p>2.24180951894107E-008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style-name="ce42" table:formula="of:=[.G30]/[.H30]" office:value-type="float" office:value="0.0655643813415369" calcext:value-type="float">
            <text:p>0.0655643813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0.0823690507259443" calcext:value-type="float">
            <text:p>0.08236905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9.6742814438775" calcext:value-type="float">
            <text:p>29.67</text:p>
          </table:table-cell>
          <table:table-cell office:value-type="float" office:value="29.4126983763007" calcext:value-type="float">
            <text:p>29.41</text:p>
          </table:table-cell>
          <table:table-cell office:value-type="float" office:value="0.369934321854368" calcext:value-type="float">
            <text:p>0.370</text:p>
          </table:table-cell>
          <table:table-cell table:style-name="ce14"/>
          <table:table-cell table:number-columns-repeated="4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0.122135642464571" calcext:value-type="float">
            <text:p>0.122135642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office:value-type="string" calcext:value-type="string">
            <text:p>lm0083</text:p>
          </table:table-cell>
          <table:table-cell office:value-type="string" calcext:value-type="string">
            <text:p>stat6</text:p>
          </table:table-cell>
          <table:table-cell office:value-type="float" office:value="27.4143100414743" calcext:value-type="float">
            <text:p>27.41</text:p>
          </table:table-cell>
          <table:table-cell office:value-type="float" office:value="27.5767509145494" calcext:value-type="float">
            <text:p>27.58</text:p>
          </table:table-cell>
          <table:table-cell office:value-type="float" office:value="0.229726085786556" calcext:value-type="float">
            <text:p>0.230</text:p>
          </table:table-cell>
          <table:table-cell table:style-name="ce14"/>
          <table:table-cell table:formula="of:=[.F3]^(-[.D32])" office:value-type="float" office:value="0.0000000673094611088946" calcext:value-type="float">
            <text:p>6.73094611088946E-008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style-name="ce40" table:formula="of:=[.G32]/[.H32]" office:value-type="float" office:value="0.0935239321806625" calcext:value-type="float">
            <text:p>0.0935239322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107461221641553" calcext:value-type="float">
            <text:p>0.107461221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83</text:p>
          </table:table-cell>
          <table:table-cell office:value-type="string" calcext:value-type="string">
            <text:p>stat6</text:p>
          </table:table-cell>
          <table:table-cell office:value-type="float" office:value="27.7391917876245" calcext:value-type="float">
            <text:p>27.74</text:p>
          </table:table-cell>
          <table:table-cell office:value-type="float" office:value="27.5767509145494" calcext:value-type="float">
            <text:p>27.58</text:p>
          </table:table-cell>
          <table:table-cell office:value-type="float" office:value="0.229726085786556" calcext:value-type="float">
            <text:p>0.230</text:p>
          </table:table-cell>
          <table:table-cell table:style-name="ce14"/>
          <table:table-cell table:number-columns-repeated="4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214125886729354" calcext:value-type="float">
            <text:p>0.214125886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4580590669218" calcext:value-type="float">
            <text:p>25.46</text:p>
          </table:table-cell>
          <table:table-cell office:value-type="float" office:value="25.4871216732651" calcext:value-type="float">
            <text:p>25.49</text:p>
          </table:table-cell>
          <table:table-cell office:value-type="float" office:value="0.0411007320486337" calcext:value-type="float">
            <text:p>0.041</text:p>
          </table:table-cell>
          <table:table-cell table:style-name="ce14"/>
          <table:table-cell table:formula="of:=[.F3]^(-[.D34])" office:value-type="float" office:value="0.000000235249598391135" calcext:value-type="float">
            <text:p>2.35249598391135E-007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style-name="ce37" table:formula="of:=[.G34]/[.H34]" office:value-type="float" office:value="0.209017783015568" calcext:value-type="float">
            <text:p>0.209017783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0.119233820737961" calcext:value-type="float">
            <text:p>0.1192338207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5161842796085" calcext:value-type="float">
            <text:p>25.52</text:p>
          </table:table-cell>
          <table:table-cell office:value-type="float" office:value="25.4871216732651" calcext:value-type="float">
            <text:p>25.49</text:p>
          </table:table-cell>
          <table:table-cell office:value-type="float" office:value="0.0411007320486337" calcext:value-type="float">
            <text:p>0.041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189857036882147" calcext:value-type="float">
            <text:p>0.1898570369</text:p>
          </table:table-cell>
        </table:table-row>
        <table:table-row table:style-name="ro2">
          <table:table-cell office:value-type="string" calcext:value-type="string">
            <text:p>lm0088</text:p>
          </table:table-cell>
          <table:table-cell office:value-type="string" calcext:value-type="string">
            <text:p>stat6</text:p>
          </table:table-cell>
          <table:table-cell office:value-type="float" office:value="26.4292741845956" calcext:value-type="float">
            <text:p>26.43</text:p>
          </table:table-cell>
          <table:table-cell office:value-type="float" office:value="26.6634273662653" calcext:value-type="float">
            <text:p>26.66</text:p>
          </table:table-cell>
          <table:table-cell office:value-type="float" office:value="0.331142605190024" calcext:value-type="float">
            <text:p>0.331</text:p>
          </table:table-cell>
          <table:table-cell/>
          <table:table-cell table:formula="of:=[.F3]^(-[.D36])" office:value-type="float" office:value="0.000000116306888231356" calcext:value-type="float">
            <text:p>1.16306888231356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style-name="ce42" table:formula="of:=[.G36]/[.H36]" office:value-type="float" office:value="0.122072269988721" calcext:value-type="float">
            <text:p>0.12207227</text:p>
          </table:table-cell>
          <table:table-cell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099617642186436" calcext:value-type="float">
            <text:p>0.0996176422</text:p>
          </table:table-cell>
        </table:table-row>
        <table:table-row table:style-name="ro4">
          <table:table-cell office:value-type="string" calcext:value-type="string">
            <text:p>lm0088</text:p>
          </table:table-cell>
          <table:table-cell office:value-type="string" calcext:value-type="string">
            <text:p>stat6</text:p>
          </table:table-cell>
          <table:table-cell office:value-type="float" office:value="26.8975805479349" calcext:value-type="float">
            <text:p>26.90</text:p>
          </table:table-cell>
          <table:table-cell office:value-type="float" office:value="26.6634273662653" calcext:value-type="float">
            <text:p>26.66</text:p>
          </table:table-cell>
          <table:table-cell office:value-type="float" office:value="0.331142605190024" calcext:value-type="float">
            <text:p>0.331</text:p>
          </table:table-cell>
          <table:table-cell table:number-columns-repeated="5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0739174021787206" calcext:value-type="float">
            <text:p>0.0739174022</text:p>
          </table:table-cell>
        </table:table-row>
        <table:table-row table:style-name="ro2">
          <table:table-cell table:style-name="ce15" office:value-type="string" calcext:value-type="string">
            <text:p>lm0084</text:p>
          </table:table-cell>
          <table:table-cell office:value-type="string" calcext:value-type="string">
            <text:p>stat6</text:p>
          </table:table-cell>
          <table:table-cell office:value-type="float" office:value="28.808520691276" calcext:value-type="float">
            <text:p>28.81</text:p>
          </table:table-cell>
          <table:table-cell office:value-type="float" office:value="28.7173875317966" calcext:value-type="float">
            <text:p>28.72</text:p>
          </table:table-cell>
          <table:table-cell office:value-type="float" office:value="0.128881750117647" calcext:value-type="float">
            <text:p>0.129</text:p>
          </table:table-cell>
          <table:table-cell/>
          <table:table-cell table:formula="of:=[.F3]^(-[.D38])" office:value-type="float" office:value="0.0000000339961052640373" calcext:value-type="float">
            <text:p>0.000000034</text:p>
          </table:table-cell>
          <table:table-cell table:style-name="ce21" office:value-type="float" office:value="0.0000018883491" calcext:value-type="float">
            <text:p>1.89E-06</text:p>
          </table:table-cell>
          <table:table-cell table:style-name="ce44" table:formula="of:=[.G38]/[.H38]" office:value-type="float" office:value="0.018003082832532" calcext:value-type="float">
            <text:p>0.0180030828</text:p>
          </table:table-cell>
          <table:table-cell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052361445029353" calcext:value-type="float">
            <text:p>0.0523614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4</text:p>
          </table:table-cell>
          <table:table-cell office:value-type="string" calcext:value-type="string">
            <text:p>stat6</text:p>
          </table:table-cell>
          <table:table-cell office:value-type="float" office:value="28.6262543723172" calcext:value-type="float">
            <text:p>28.63</text:p>
          </table:table-cell>
          <table:table-cell office:value-type="float" office:value="28.7173875317966" calcext:value-type="float">
            <text:p>28.72</text:p>
          </table:table-cell>
          <table:table-cell office:value-type="float" office:value="0.128881750117647" calcext:value-type="float">
            <text:p>0.129</text:p>
          </table:table-cell>
          <table:table-cell table:number-columns-repeated="5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0415746341959444" calcext:value-type="float">
            <text:p>0.041574634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46</text:p>
          </table:table-cell>
          <table:table-cell office:value-type="string" calcext:value-type="string">
            <text:p>stat6</text:p>
          </table:table-cell>
          <table:table-cell office:value-type="float" office:value="27.5246443350913" calcext:value-type="float">
            <text:p>27.52</text:p>
          </table:table-cell>
          <table:table-cell office:value-type="float" office:value="27.4923569923339" calcext:value-type="float">
            <text:p>27.49</text:p>
          </table:table-cell>
          <table:table-cell office:value-type="float" office:value="0.0456611980205936" calcext:value-type="float">
            <text:p>0.046</text:p>
          </table:table-cell>
          <table:table-cell/>
          <table:table-cell table:formula="of:=[.F3]^(-[.D40])" office:value-type="float" office:value="0.0000000707985817681413" calcext:value-type="float">
            <text:p>7.07985817681413E-008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style-name="ce41" table:formula="of:=[.G40]/[.H40]" office:value-type="float" office:value="0.119233820737961" calcext:value-type="float">
            <text:p>0.1192338207</text:p>
          </table:table-cell>
          <table:table-cell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089572589650697" calcext:value-type="float">
            <text:p>0.08957258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46</text:p>
          </table:table-cell>
          <table:table-cell office:value-type="string" calcext:value-type="string">
            <text:p>stat6</text:p>
          </table:table-cell>
          <table:table-cell office:value-type="float" office:value="27.4600696495764" calcext:value-type="float">
            <text:p>27.46</text:p>
          </table:table-cell>
          <table:table-cell office:value-type="float" office:value="27.4923569923339" calcext:value-type="float">
            <text:p>27.49</text:p>
          </table:table-cell>
          <table:table-cell office:value-type="float" office:value="0.0456611980205936" calcext:value-type="float">
            <text:p>0.046</text:p>
          </table:table-cell>
          <table:table-cell table:number-columns-repeated="5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0655643813415369" calcext:value-type="float">
            <text:p>0.065564381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8138989266083" calcext:value-type="float">
            <text:p>25.81</text:p>
          </table:table-cell>
          <table:table-cell office:value-type="float" office:value="25.8118456648936" calcext:value-type="float">
            <text:p>25.81</text:p>
          </table:table-cell>
          <table:table-cell office:value-type="float" office:value="0.00290375056404744" calcext:value-type="float">
            <text:p>0.003</text:p>
          </table:table-cell>
          <table:table-cell/>
          <table:table-cell table:formula="of:=[.F3]^(-[.D42])" office:value-type="float" office:value="0.000000193676742273649" calcext:value-type="float">
            <text:p>1.93676742273649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37" table:formula="of:=[.G42]/[.H42]" office:value-type="float" office:value="0.13252300684327" calcext:value-type="float">
            <text:p>0.1325230068</text:p>
          </table:table-cell>
          <table:table-cell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114237446661162" calcext:value-type="float">
            <text:p>0.114237446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8097924031789" calcext:value-type="float">
            <text:p>25.81</text:p>
          </table:table-cell>
          <table:table-cell office:value-type="float" office:value="25.8118456648936" calcext:value-type="float">
            <text:p>25.81</text:p>
          </table:table-cell>
          <table:table-cell office:value-type="float" office:value="0.00290375056404744" calcext:value-type="float">
            <text:p>0.003</text:p>
          </table:table-cell>
          <table:table-cell table:number-columns-repeated="5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0917732881906541" calcext:value-type="float">
            <text:p>0.091773288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stat6</text:p>
          </table:table-cell>
          <table:table-cell office:value-type="float" office:value="26.9836278411365" calcext:value-type="float">
            <text:p>26.98</text:p>
          </table:table-cell>
          <table:table-cell office:value-type="float" office:value="27.2450547262499" calcext:value-type="float">
            <text:p>27.25</text:p>
          </table:table-cell>
          <table:table-cell office:value-type="float" office:value="0.369713446496318" calcext:value-type="float">
            <text:p>0.370</text:p>
          </table:table-cell>
          <table:table-cell/>
          <table:table-cell table:formula="of:=[.F3]^(-[.D44])" office:value-type="float" office:value="0.0000000820995547113555" calcext:value-type="float">
            <text:p>8.20995547113555E-008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style-name="ce42" table:formula="of:=[.G44]/[.H44]" office:value-type="float" office:value="0.114237446661162" calcext:value-type="float">
            <text:p>0.1142374467</text:p>
          </table:table-cell>
          <table:table-cell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0366731714921292" calcext:value-type="float">
            <text:p>0.0366731715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stat6</text:p>
          </table:table-cell>
          <table:table-cell office:value-type="float" office:value="27.5064816113633" calcext:value-type="float">
            <text:p>27.51</text:p>
          </table:table-cell>
          <table:table-cell office:value-type="float" office:value="27.2450547262499" calcext:value-type="float">
            <text:p>27.25</text:p>
          </table:table-cell>
          <table:table-cell office:value-type="float" office:value="0.369713446496318" calcext:value-type="float">
            <text:p>0.370</text:p>
          </table:table-cell>
          <table:table-cell table:number-columns-repeated="5"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0638696389473587" calcext:value-type="float">
            <text:p>0.063869638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94</text:p>
          </table:table-cell>
          <table:table-cell office:value-type="string" calcext:value-type="string">
            <text:p>stat6</text:p>
          </table:table-cell>
          <table:table-cell office:value-type="float" office:value="25.6200242994116" calcext:value-type="float">
            <text:p>25.62</text:p>
          </table:table-cell>
          <table:table-cell office:value-type="float" office:value="25.7297008116483" calcext:value-type="float">
            <text:p>25.73</text:p>
          </table:table-cell>
          <table:table-cell office:value-type="float" office:value="0.15510601107897" calcext:value-type="float">
            <text:p>0.155</text:p>
          </table:table-cell>
          <table:table-cell/>
          <table:table-cell table:formula="of:=[.F3]^(-[.D46])" office:value-type="float" office:value="0.000000203442178391418" calcext:value-type="float">
            <text:p>2.03442178391418E-007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style-name="ce45" table:formula="of:=[.G46]/[.H46]" office:value-type="float" office:value="0.214125886729354" calcext:value-type="float">
            <text:p>0.2141258867</text:p>
          </table:table-cell>
          <table:table-cell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0715625517166983" calcext:value-type="float">
            <text:p>0.071562551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office:value-type="string" calcext:value-type="string">
            <text:p>lm0094</text:p>
          </table:table-cell>
          <table:table-cell office:value-type="string" calcext:value-type="string">
            <text:p>stat6</text:p>
          </table:table-cell>
          <table:table-cell office:value-type="float" office:value="25.8393773238851" calcext:value-type="float">
            <text:p>25.84</text:p>
          </table:table-cell>
          <table:table-cell office:value-type="float" office:value="25.7297008116483" calcext:value-type="float">
            <text:p>25.73</text:p>
          </table:table-cell>
          <table:table-cell office:value-type="float" office:value="0.15510601107897" calcext:value-type="float">
            <text:p>0.155</text:p>
          </table:table-cell>
          <table:table-cell table:number-columns-repeated="5"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623021030592134" calcext:value-type="float">
            <text:p>0.0623021031</text:p>
          </table:table-cell>
        </table:table-row>
        <table:table-row table:style-name="ro2">
          <table:table-cell office:value-type="string" calcext:value-type="string">
            <text:p>lm0043</text:p>
          </table:table-cell>
          <table:table-cell office:value-type="string" calcext:value-type="string">
            <text:p>stat6</text:p>
          </table:table-cell>
          <table:table-cell office:value-type="float" office:value="26.7966202589998" calcext:value-type="float">
            <text:p>26.80</text:p>
          </table:table-cell>
          <table:table-cell office:value-type="float" office:value="27.0684320746863" calcext:value-type="float">
            <text:p>27.07</text:p>
          </table:table-cell>
          <table:table-cell office:value-type="float" office:value="0.384399956157166" calcext:value-type="float">
            <text:p>0.384</text:p>
          </table:table-cell>
          <table:table-cell/>
          <table:table-cell table:formula="of:=[.F3]^(-[.D48])" office:value-type="float" office:value="0.0000000912589147320164" calcext:value-type="float">
            <text:p>9.12589147320164E-008</text:p>
          </table:table-cell>
          <table:table-cell table:style-name="ce21" office:value-type="float" office:value="0.0000012230934" calcext:value-type="float">
            <text:p>1.22E-06</text:p>
          </table:table-cell>
          <table:table-cell table:style-name="ce37" table:formula="of:=[.G48]/[.H48]" office:value-type="float" office:value="0.0746132018470678" calcext:value-type="float">
            <text:p>0.0746132018</text:p>
          </table:table-cell>
          <table:table-cell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0623021030592134" calcext:value-type="float">
            <text:p>0.0623021031</text:p>
          </table:table-cell>
        </table:table-row>
        <table:table-row table:style-name="ro2">
          <table:table-cell office:value-type="string" calcext:value-type="string">
            <text:p>lm0043</text:p>
          </table:table-cell>
          <table:table-cell office:value-type="string" calcext:value-type="string">
            <text:p>stat6</text:p>
          </table:table-cell>
          <table:table-cell office:value-type="float" office:value="27.3402438903729" calcext:value-type="float">
            <text:p>27.34</text:p>
          </table:table-cell>
          <table:table-cell office:value-type="float" office:value="27.0684320746863" calcext:value-type="float">
            <text:p>27.07</text:p>
          </table:table-cell>
          <table:table-cell office:value-type="float" office:value="0.384399956157166" calcext:value-type="float">
            <text:p>0.384</text:p>
          </table:table-cell>
          <table:table-cell table:number-columns-repeated="5"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037789187952715" calcext:value-type="float">
            <text:p>0.037789188</text:p>
          </table:table-cell>
        </table:table-row>
        <table:table-row table:style-name="ro2">
          <table:table-cell office:value-type="string" calcext:value-type="string">
            <text:p>lm0029</text:p>
          </table:table-cell>
          <table:table-cell office:value-type="string" calcext:value-type="string">
            <text:p>stat6</text:p>
          </table:table-cell>
          <table:table-cell office:value-type="float" office:value="25.5079811718234" calcext:value-type="float">
            <text:p>25.51</text:p>
          </table:table-cell>
          <table:table-cell office:value-type="float" office:value="25.4161096998617" calcext:value-type="float">
            <text:p>25.42</text:p>
          </table:table-cell>
          <table:table-cell office:value-type="float" office:value="0.129925881643319" calcext:value-type="float">
            <text:p>0.130</text:p>
          </table:table-cell>
          <table:table-cell/>
          <table:table-cell table:formula="of:=[.F3]^(-[.D50])" office:value-type="float" office:value="0.00000024546923728162" calcext:value-type="float">
            <text:p>2.4546923728162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style-name="ce37" table:formula="of:=[.G50]/[.H50]" office:value-type="float" office:value="0.187242509118152" calcext:value-type="float">
            <text:p>0.187242509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29</text:p>
          </table:table-cell>
          <table:table-cell office:value-type="string" calcext:value-type="string">
            <text:p>stat6</text:p>
          </table:table-cell>
          <table:table-cell office:value-type="float" office:value="25.3242382279001" calcext:value-type="float">
            <text:p>25.32</text:p>
          </table:table-cell>
          <table:table-cell office:value-type="float" office:value="25.4161096998617" calcext:value-type="float">
            <text:p>25.42</text:p>
          </table:table-cell>
          <table:table-cell office:value-type="float" office:value="0.129925881643319" calcext:value-type="float">
            <text:p>0.13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52</text:p>
          </table:table-cell>
          <table:table-cell office:value-type="string" calcext:value-type="string">
            <text:p>stat6</text:p>
          </table:table-cell>
          <table:table-cell office:value-type="float" office:value="27.003964482123" calcext:value-type="float">
            <text:p>27.00</text:p>
          </table:table-cell>
          <table:table-cell office:value-type="float" office:value="27.0157041037567" calcext:value-type="float">
            <text:p>27.02</text:p>
          </table:table-cell>
          <table:table-cell office:value-type="float" office:value="0.0166023321315216" calcext:value-type="float">
            <text:p>0.017</text:p>
          </table:table-cell>
          <table:table-cell/>
          <table:table-cell table:formula="of:=[.F3]^(-[.D52])" office:value-type="float" office:value="0.0000000941864300943121" calcext:value-type="float">
            <text:p>9.41864300943121E-008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style-name="ce42" table:formula="of:=[.G52]/[.H52]" office:value-type="float" office:value="0.0917732881906541" calcext:value-type="float">
            <text:p>0.091773288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52</text:p>
          </table:table-cell>
          <table:table-cell office:value-type="string" calcext:value-type="string">
            <text:p>stat6</text:p>
          </table:table-cell>
          <table:table-cell office:value-type="float" office:value="27.0274437253904" calcext:value-type="float">
            <text:p>27.03</text:p>
          </table:table-cell>
          <table:table-cell office:value-type="float" office:value="27.0157041037567" calcext:value-type="float">
            <text:p>27.02</text:p>
          </table:table-cell>
          <table:table-cell office:value-type="float" office:value="0.0166023321315216" calcext:value-type="float">
            <text:p>0.017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75</text:p>
          </table:table-cell>
          <table:table-cell office:value-type="string" calcext:value-type="string">
            <text:p>stat6</text:p>
          </table:table-cell>
          <table:table-cell office:value-type="float" office:value="24.0089843309342" calcext:value-type="float">
            <text:p>24.01</text:p>
          </table:table-cell>
          <table:table-cell office:value-type="float" office:value="24.1222366005224" calcext:value-type="float">
            <text:p>24.12</text:p>
          </table:table-cell>
          <table:table-cell office:value-type="float" office:value="0.160162895621196" calcext:value-type="float">
            <text:p>0.160</text:p>
          </table:table-cell>
          <table:table-cell/>
          <table:table-cell table:formula="of:=[.F3]^(-[.D54])" office:value-type="float" office:value="0.000000532716864873895" calcext:value-type="float">
            <text:p>5.32716864873895E-007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style-name="ce40" table:formula="of:=[.G54]/[.H54]" office:value-type="float" office:value="0.567507231731749" calcext:value-type="float">
            <text:p>0.567507231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75</text:p>
          </table:table-cell>
          <table:table-cell office:value-type="string" calcext:value-type="string">
            <text:p>stat6</text:p>
          </table:table-cell>
          <table:table-cell office:value-type="float" office:value="24.2354888701106" calcext:value-type="float">
            <text:p>24.24</text:p>
          </table:table-cell>
          <table:table-cell office:value-type="float" office:value="24.1222366005224" calcext:value-type="float">
            <text:p>24.12</text:p>
          </table:table-cell>
          <table:table-cell office:value-type="float" office:value="0.160162895621196" calcext:value-type="float">
            <text:p>0.16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stat6</text:p>
          </table:table-cell>
          <table:table-cell office:value-type="float" office:value="26.4389915327294" calcext:value-type="float">
            <text:p>26.44</text:p>
          </table:table-cell>
          <table:table-cell office:value-type="float" office:value="26.2516064339628" calcext:value-type="float">
            <text:p>26.25</text:p>
          </table:table-cell>
          <table:table-cell office:value-type="float" office:value="0.265002548062354" calcext:value-type="float">
            <text:p>0.265</text:p>
          </table:table-cell>
          <table:table-cell/>
          <table:table-cell table:formula="of:=[.F3]^(-[.D56])" office:value-type="float" office:value="0.000000148836098745757" calcext:value-type="float">
            <text:p>1.48836098745757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style-name="ce37" table:formula="of:=[.G56]/[.H56]" office:value-type="float" office:value="0.234344338079251" calcext:value-type="float">
            <text:p>0.234344338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stat6</text:p>
          </table:table-cell>
          <table:table-cell office:value-type="float" office:value="26.0642213351962" calcext:value-type="float">
            <text:p>26.06</text:p>
          </table:table-cell>
          <table:table-cell office:value-type="float" office:value="26.2516064339628" calcext:value-type="float">
            <text:p>26.25</text:p>
          </table:table-cell>
          <table:table-cell office:value-type="float" office:value="0.265002548062354" calcext:value-type="float">
            <text:p>0.26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82</text:p>
          </table:table-cell>
          <table:table-cell office:value-type="string" calcext:value-type="string">
            <text:p>stat6</text:p>
          </table:table-cell>
          <table:table-cell office:value-type="float" office:value="26.436699952074" calcext:value-type="float">
            <text:p>26.44</text:p>
          </table:table-cell>
          <table:table-cell office:value-type="float" office:value="26.2555394707427" calcext:value-type="float">
            <text:p>26.26</text:p>
          </table:table-cell>
          <table:table-cell office:value-type="float" office:value="0.256199609664715" calcext:value-type="float">
            <text:p>0.256</text:p>
          </table:table-cell>
          <table:table-cell/>
          <table:table-cell table:formula="of:=[.F3]^(-[.D58])" office:value-type="float" office:value="0.000000148485965608609" calcext:value-type="float">
            <text:p>1.48485965608609E-007</text:p>
          </table:table-cell>
          <table:table-cell table:style-name="ce21" office:value-type="float" office:value="0.0000014896183" calcext:value-type="float">
            <text:p>1.49E-06</text:p>
          </table:table-cell>
          <table:table-cell table:style-name="ce41" table:formula="of:=[.G58]/[.H58]" office:value-type="float" office:value="0.0996805460892963" calcext:value-type="float">
            <text:p>0.099680546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82</text:p>
          </table:table-cell>
          <table:table-cell office:value-type="string" calcext:value-type="string">
            <text:p>stat6</text:p>
          </table:table-cell>
          <table:table-cell office:value-type="float" office:value="26.0743789894115" calcext:value-type="float">
            <text:p>26.07</text:p>
          </table:table-cell>
          <table:table-cell office:value-type="float" office:value="26.2555394707427" calcext:value-type="float">
            <text:p>26.26</text:p>
          </table:table-cell>
          <table:table-cell office:value-type="float" office:value="0.256199609664715" calcext:value-type="float">
            <text:p>0.256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68</text:p>
          </table:table-cell>
          <table:table-cell office:value-type="string" calcext:value-type="string">
            <text:p>stat6</text:p>
          </table:table-cell>
          <table:table-cell office:value-type="float" office:value="26.0122830663403" calcext:value-type="float">
            <text:p>26.01</text:p>
          </table:table-cell>
          <table:table-cell office:value-type="float" office:value="26.0778190276554" calcext:value-type="float">
            <text:p>26.08</text:p>
          </table:table-cell>
          <table:table-cell office:value-type="float" office:value="0.0926818453148688" calcext:value-type="float">
            <text:p>0.093</text:p>
          </table:table-cell>
          <table:table-cell/>
          <table:table-cell table:formula="of:=[.F3]^(-[.D60])" office:value-type="float" office:value="0.000000165160203705651" calcext:value-type="float">
            <text:p>1.65160203705651E-007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style-name="ce40" table:formula="of:=[.G60]/[.H60]" office:value-type="float" office:value="0.0733884384494559" calcext:value-type="float">
            <text:p>0.07338843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68</text:p>
          </table:table-cell>
          <table:table-cell office:value-type="string" calcext:value-type="string">
            <text:p>stat6</text:p>
          </table:table-cell>
          <table:table-cell office:value-type="float" office:value="26.1433549889704" calcext:value-type="float">
            <text:p>26.14</text:p>
          </table:table-cell>
          <table:table-cell office:value-type="float" office:value="26.0778190276554" calcext:value-type="float">
            <text:p>26.08</text:p>
          </table:table-cell>
          <table:table-cell office:value-type="float" office:value="0.0926818453148688" calcext:value-type="float">
            <text:p>0.09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4572684842738" calcext:value-type="float">
            <text:p>25.46</text:p>
          </table:table-cell>
          <table:table-cell office:value-type="float" office:value="25.5433600725918" calcext:value-type="float">
            <text:p>25.54</text:p>
          </table:table-cell>
          <table:table-cell office:value-type="float" office:value="0.121751891805469" calcext:value-type="float">
            <text:p>0.122</text:p>
          </table:table-cell>
          <table:table-cell/>
          <table:table-cell table:formula="of:=[.F3]^(-[.D62])" office:value-type="float" office:value="0.000000227458877776619" calcext:value-type="float">
            <text:p>2.27458877776619E-007</text:p>
          </table:table-cell>
          <table:table-cell table:style-name="ce21" office:value-type="float" office:value="0.0000013500037" calcext:value-type="float">
            <text:p>1.35E-06</text:p>
          </table:table-cell>
          <table:table-cell table:style-name="ce40" table:formula="of:=[.G62]/[.H62]" office:value-type="float" office:value="0.168487595831492" calcext:value-type="float">
            <text:p>0.1684875958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5.6294516609097" calcext:value-type="float">
            <text:p>25.63</text:p>
          </table:table-cell>
          <table:table-cell office:value-type="float" office:value="25.5433600725918" calcext:value-type="float">
            <text:p>25.54</text:p>
          </table:table-cell>
          <table:table-cell office:value-type="float" office:value="0.121751891805469" calcext:value-type="float">
            <text:p>0.12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79</text:p>
          </table:table-cell>
          <table:table-cell office:value-type="string" calcext:value-type="string">
            <text:p>stat6</text:p>
          </table:table-cell>
          <table:table-cell office:value-type="float" office:value="23.787145822529" calcext:value-type="float">
            <text:p>23.79</text:p>
          </table:table-cell>
          <table:table-cell office:value-type="float" office:value="23.5762108374339" calcext:value-type="float">
            <text:p>23.58</text:p>
          </table:table-cell>
          <table:table-cell office:value-type="float" office:value="0.298307116700347" calcext:value-type="float">
            <text:p>0.298</text:p>
          </table:table-cell>
          <table:table-cell table:style-name="ce16"/>
          <table:table-cell table:formula="of:=[.F3]^(-[.D64])" office:value-type="float" office:value="0.000000738757876156851" calcext:value-type="float">
            <text:p>7.38757876156851E-007</text:p>
          </table:table-cell>
          <table:table-cell table:style-name="ce21" office:value-type="float" office:value="0.0000013551971" calcext:value-type="float">
            <text:p>1.36E-06</text:p>
          </table:table-cell>
          <table:table-cell table:style-name="ce40" table:formula="of:=[.G64]/[.H64]" office:value-type="float" office:value="0.545129469474847" calcext:value-type="float">
            <text:p>0.545129469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79</text:p>
          </table:table-cell>
          <table:table-cell office:value-type="string" calcext:value-type="string">
            <text:p>stat6</text:p>
          </table:table-cell>
          <table:table-cell office:value-type="float" office:value="23.3652758523389" calcext:value-type="float">
            <text:p>23.37</text:p>
          </table:table-cell>
          <table:table-cell office:value-type="float" office:value="23.5762108374339" calcext:value-type="float">
            <text:p>23.58</text:p>
          </table:table-cell>
          <table:table-cell office:value-type="float" office:value="0.298307116700347" calcext:value-type="float">
            <text:p>0.298</text:p>
          </table:table-cell>
          <table:table-cell table:style-name="ce16"/>
          <table:table-cell table:number-columns-repeated="10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stat6</text:p>
          </table:table-cell>
          <table:table-cell office:value-type="float" office:value="26.0780843128977" calcext:value-type="float">
            <text:p>26.08</text:p>
          </table:table-cell>
          <table:table-cell office:value-type="float" office:value="25.9931291947754" calcext:value-type="float">
            <text:p>25.99</text:p>
          </table:table-cell>
          <table:table-cell office:value-type="float" office:value="0.120144680241525" calcext:value-type="float">
            <text:p>0.120</text:p>
          </table:table-cell>
          <table:table-cell/>
          <table:table-cell table:formula="of:=[.F3]^(-[.D66])" office:value-type="float" office:value="0.000000173752400052356" calcext:value-type="float">
            <text:p>1.73752400052356E-007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style-name="ce41" table:formula="of:=[.G66]/[.H66]" office:value-type="float" office:value="0.122135642464571" calcext:value-type="float">
            <text:p>0.1221356425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stat6</text:p>
          </table:table-cell>
          <table:table-cell office:value-type="float" office:value="25.9081740766532" calcext:value-type="float">
            <text:p>25.91</text:p>
          </table:table-cell>
          <table:table-cell office:value-type="float" office:value="25.9931291947754" calcext:value-type="float">
            <text:p>25.99</text:p>
          </table:table-cell>
          <table:table-cell office:value-type="float" office:value="0.120144680241525" calcext:value-type="float">
            <text:p>0.12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59</text:p>
          </table:table-cell>
          <table:table-cell office:value-type="string" calcext:value-type="string">
            <text:p>stat6</text:p>
          </table:table-cell>
          <table:table-cell office:value-type="float" office:value="25.0375764801137" calcext:value-type="float">
            <text:p>25.04</text:p>
          </table:table-cell>
          <table:table-cell office:value-type="float" office:value="24.9148821276414" calcext:value-type="float">
            <text:p>24.91</text:p>
          </table:table-cell>
          <table:table-cell office:value-type="float" office:value="0.173516017293014" calcext:value-type="float">
            <text:p>0.174</text:p>
          </table:table-cell>
          <table:table-cell/>
          <table:table-cell table:formula="of:=[.F3]^(-[.D68])" office:value-type="float" office:value="0.00000033139963333914" calcext:value-type="float">
            <text:p>3.3139963333914E-007</text:p>
          </table:table-cell>
          <table:table-cell table:style-name="ce21" office:value-type="float" office:value="0.000001556708" calcext:value-type="float">
            <text:p>1.56E-06</text:p>
          </table:table-cell>
          <table:table-cell table:style-name="ce40" table:formula="of:=[.G68]/[.H68]" office:value-type="float" office:value="0.212884904130472" calcext:value-type="float">
            <text:p>0.212884904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59</text:p>
          </table:table-cell>
          <table:table-cell office:value-type="string" calcext:value-type="string">
            <text:p>stat6</text:p>
          </table:table-cell>
          <table:table-cell office:value-type="float" office:value="24.792187775169" calcext:value-type="float">
            <text:p>24.79</text:p>
          </table:table-cell>
          <table:table-cell office:value-type="float" office:value="24.9148821276414" calcext:value-type="float">
            <text:p>24.91</text:p>
          </table:table-cell>
          <table:table-cell office:value-type="float" office:value="0.173516017293014" calcext:value-type="float">
            <text:p>0.17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42</text:p>
          </table:table-cell>
          <table:table-cell office:value-type="string" calcext:value-type="string">
            <text:p>stat6</text:p>
          </table:table-cell>
          <table:table-cell office:value-type="float" office:value="28.4650020410175" calcext:value-type="float">
            <text:p>28.47</text:p>
          </table:table-cell>
          <table:table-cell office:value-type="float" office:value="28.5228723420674" calcext:value-type="float">
            <text:p>28.52</text:p>
          </table:table-cell>
          <table:table-cell office:value-type="float" office:value="0.0818409646033612" calcext:value-type="float">
            <text:p>0.082</text:p>
          </table:table-cell>
          <table:table-cell/>
          <table:table-cell table:formula="of:=[.F3]^(-[.D70])" office:value-type="float" office:value="0.0000000381959222534597" calcext:value-type="float">
            <text:p>3.81959222534597E-008</text:p>
          </table:table-cell>
          <table:table-cell table:style-name="ce21" office:value-type="float" office:value="0.0000010415222" calcext:value-type="float">
            <text:p>1.04E-06</text:p>
          </table:table-cell>
          <table:table-cell table:style-name="ce42" table:formula="of:=[.G70]/[.H70]" office:value-type="float" office:value="0.0366731714921292" calcext:value-type="float">
            <text:p>0.0366731715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42</text:p>
          </table:table-cell>
          <table:table-cell office:value-type="string" calcext:value-type="string">
            <text:p>stat6</text:p>
          </table:table-cell>
          <table:table-cell office:value-type="float" office:value="28.5807426431172" calcext:value-type="float">
            <text:p>28.58</text:p>
          </table:table-cell>
          <table:table-cell office:value-type="float" office:value="28.5228723420674" calcext:value-type="float">
            <text:p>28.52</text:p>
          </table:table-cell>
          <table:table-cell office:value-type="float" office:value="0.0818409646033612" calcext:value-type="float">
            <text:p>0.08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7.6224809543604" calcext:value-type="float">
            <text:p>27.62</text:p>
          </table:table-cell>
          <table:table-cell office:value-type="float" office:value="27.6106119938053" calcext:value-type="float">
            <text:p>27.61</text:p>
          </table:table-cell>
          <table:table-cell office:value-type="float" office:value="0.0167852449883919" calcext:value-type="float">
            <text:p>0.017</text:p>
          </table:table-cell>
          <table:table-cell/>
          <table:table-cell table:formula="of:=[.F3]^(-[.D72])" office:value-type="float" office:value="0.0000000659583549759264" calcext:value-type="float">
            <text:p>0.000000066</text:p>
          </table:table-cell>
          <table:table-cell table:style-name="ce21" office:value-type="float" office:value="0.0000010327028" calcext:value-type="float">
            <text:p>1.03E-06</text:p>
          </table:table-cell>
          <table:table-cell table:style-name="ce42" table:formula="of:=[.G72]/[.H72]" office:value-type="float" office:value="0.0638696389473587" calcext:value-type="float">
            <text:p>0.063869638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7.5987430332501" calcext:value-type="float">
            <text:p>27.60</text:p>
          </table:table-cell>
          <table:table-cell office:value-type="float" office:value="27.6106119938053" calcext:value-type="float">
            <text:p>27.61</text:p>
          </table:table-cell>
          <table:table-cell office:value-type="float" office:value="0.0167852449883919" calcext:value-type="float">
            <text:p>0.017</text:p>
          </table:table-cell>
          <table:table-cell table:number-columns-repeated="11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lm0080</text:p>
          </table:table-cell>
          <table:table-cell office:value-type="string" calcext:value-type="string">
            <text:p>stat6</text:p>
          </table:table-cell>
          <table:table-cell office:value-type="float" office:value="25.8948144389085" calcext:value-type="float">
            <text:p>25.89</text:p>
          </table:table-cell>
          <table:table-cell office:value-type="float" office:value="25.9849842385164" calcext:value-type="float">
            <text:p>25.98</text:p>
          </table:table-cell>
          <table:table-cell office:value-type="float" office:value="0.127519353522011" calcext:value-type="float">
            <text:p>0.128</text:p>
          </table:table-cell>
          <table:table-cell/>
          <table:table-cell table:formula="of:=[.F3]^(-[.D75])" office:value-type="float" office:value="0.000000174601947028295" calcext:value-type="float">
            <text:p>1.74601947028295E-007</text:p>
          </table:table-cell>
          <table:table-cell table:style-name="ce21" office:value-type="float" office:value="0.0000014403699" calcext:value-type="float">
            <text:p>1.44E-06</text:p>
          </table:table-cell>
          <table:table-cell table:style-name="ce40" table:formula="of:=[.G75]/[.H75]" office:value-type="float" office:value="0.121220213660598" calcext:value-type="float">
            <text:p>0.1212202137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80</text:p>
          </table:table-cell>
          <table:table-cell office:value-type="string" calcext:value-type="string">
            <text:p>stat6</text:p>
          </table:table-cell>
          <table:table-cell office:value-type="float" office:value="26.0751540381243" calcext:value-type="float">
            <text:p>26.08</text:p>
          </table:table-cell>
          <table:table-cell office:value-type="float" office:value="25.9849842385164" calcext:value-type="float">
            <text:p>25.98</text:p>
          </table:table-cell>
          <table:table-cell office:value-type="float" office:value="0.127519353522011" calcext:value-type="float">
            <text:p>0.1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28</text:p>
          </table:table-cell>
          <table:table-cell office:value-type="string" calcext:value-type="string">
            <text:p>stat6</text:p>
          </table:table-cell>
          <table:table-cell office:value-type="float" office:value="25.6169547930666" calcext:value-type="float">
            <text:p>25.62</text:p>
          </table:table-cell>
          <table:table-cell office:value-type="float" office:value="25.6251555295346" calcext:value-type="float">
            <text:p>25.63</text:p>
          </table:table-cell>
          <table:table-cell office:value-type="float" office:value="0.0115975927344127" calcext:value-type="float">
            <text:p>0.012</text:p>
          </table:table-cell>
          <table:table-cell/>
          <table:table-cell table:formula="of:=[.F3]^(-[.D77])" office:value-type="float" office:value="0.000000216585926919674" calcext:value-type="float">
            <text:p>2.16585926919674E-007</text:p>
          </table:table-cell>
          <table:table-cell table:style-name="ce21" office:value-type="float" office:value="0.0000011407843" calcext:value-type="float">
            <text:p>1.14E-06</text:p>
          </table:table-cell>
          <table:table-cell table:style-name="ce41" table:formula="of:=[.G77]/[.H77]" office:value-type="float" office:value="0.189857036882147" calcext:value-type="float">
            <text:p>0.189857036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28</text:p>
          </table:table-cell>
          <table:table-cell office:value-type="string" calcext:value-type="string">
            <text:p>stat6</text:p>
          </table:table-cell>
          <table:table-cell office:value-type="float" office:value="25.6333562660025" calcext:value-type="float">
            <text:p>25.63</text:p>
          </table:table-cell>
          <table:table-cell office:value-type="float" office:value="25.6251555295346" calcext:value-type="float">
            <text:p>25.63</text:p>
          </table:table-cell>
          <table:table-cell office:value-type="float" office:value="0.0115975927344127" calcext:value-type="float">
            <text:p>0.01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33</text:p>
          </table:table-cell>
          <table:table-cell office:value-type="string" calcext:value-type="string">
            <text:p>stat6</text:p>
          </table:table-cell>
          <table:table-cell office:value-type="float" office:value="25.5400756766841" calcext:value-type="float">
            <text:p>25.54</text:p>
          </table:table-cell>
          <table:table-cell office:value-type="float" office:value="25.5176998117195" calcext:value-type="float">
            <text:p>25.52</text:p>
          </table:table-cell>
          <table:table-cell office:value-type="float" office:value="0.0316442517028262" calcext:value-type="float">
            <text:p>0.032</text:p>
          </table:table-cell>
          <table:table-cell/>
          <table:table-cell table:formula="of:=[.F3]^(-[.D79])" office:value-type="float" office:value="0.000000230981071559701" calcext:value-type="float">
            <text:p>0.000000231</text:p>
          </table:table-cell>
          <table:table-cell table:style-name="ce21" office:value-type="float" office:value="0.0000004598447" calcext:value-type="float">
            <text:p>4.60E-07</text:p>
          </table:table-cell>
          <table:table-cell table:style-name="ce40" table:formula="of:=[.G79]/[.H79]" office:value-type="float" office:value="0.502302345900041" calcext:value-type="float">
            <text:p>0.5023023459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33</text:p>
          </table:table-cell>
          <table:table-cell office:value-type="string" calcext:value-type="string">
            <text:p>stat6</text:p>
          </table:table-cell>
          <table:table-cell office:value-type="float" office:value="25.4953239467549" calcext:value-type="float">
            <text:p>25.50</text:p>
          </table:table-cell>
          <table:table-cell office:value-type="float" office:value="25.5176998117195" calcext:value-type="float">
            <text:p>25.52</text:p>
          </table:table-cell>
          <table:table-cell office:value-type="float" office:value="0.0316442517028262" calcext:value-type="float">
            <text:p>0.03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45</text:p>
          </table:table-cell>
          <table:table-cell office:value-type="string" calcext:value-type="string">
            <text:p>stat6</text:p>
          </table:table-cell>
          <table:table-cell office:value-type="float" office:value="27.2230522291366" calcext:value-type="float">
            <text:p>27.22</text:p>
          </table:table-cell>
          <table:table-cell office:value-type="float" office:value="27.0084663591577" calcext:value-type="float">
            <text:p>27.01</text:p>
          </table:table-cell>
          <table:table-cell office:value-type="float" office:value="0.303470247617816" calcext:value-type="float">
            <text:p>0.303</text:p>
          </table:table-cell>
          <table:table-cell table:style-name="ce14"/>
          <table:table-cell table:formula="of:=[.F3]^(-[.D81])" office:value-type="float" office:value="0.0000000945955412853067" calcext:value-type="float">
            <text:p>9.45955412853067E-008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style-name="ce41" table:formula="of:=[.G81]/[.H81]" office:value-type="float" office:value="0.099617642186436" calcext:value-type="float">
            <text:p>0.09961764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45</text:p>
          </table:table-cell>
          <table:table-cell office:value-type="string" calcext:value-type="string">
            <text:p>stat6</text:p>
          </table:table-cell>
          <table:table-cell office:value-type="float" office:value="26.7938804891788" calcext:value-type="float">
            <text:p>26.79</text:p>
          </table:table-cell>
          <table:table-cell office:value-type="float" office:value="27.0084663591577" calcext:value-type="float">
            <text:p>27.01</text:p>
          </table:table-cell>
          <table:table-cell office:value-type="float" office:value="0.303470247617816" calcext:value-type="float">
            <text:p>0.303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stat6</text:p>
          </table:table-cell>
          <table:table-cell office:value-type="float" office:value="28.3903645016696" calcext:value-type="float">
            <text:p>28.39</text:p>
          </table:table-cell>
          <table:table-cell office:value-type="float" office:value="28.4203221372772" calcext:value-type="float">
            <text:p>28.42</text:p>
          </table:table-cell>
          <table:table-cell office:value-type="float" office:value="0.0423664945728889" calcext:value-type="float">
            <text:p>0.042</text:p>
          </table:table-cell>
          <table:table-cell table:style-name="ce14"/>
          <table:table-cell table:formula="of:=[.F3]^(-[.D83])" office:value-type="float" office:value="0.0000000406150857766384" calcext:value-type="float">
            <text:p>4.06150857766384E-008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style-name="ce42" table:formula="of:=[.G83]/[.H83]" office:value-type="float" office:value="0.0715625517166983" calcext:value-type="float">
            <text:p>0.071562551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stat6</text:p>
          </table:table-cell>
          <table:table-cell office:value-type="float" office:value="28.4502797728847" calcext:value-type="float">
            <text:p>28.45</text:p>
          </table:table-cell>
          <table:table-cell office:value-type="float" office:value="28.4203221372772" calcext:value-type="float">
            <text:p>28.42</text:p>
          </table:table-cell>
          <table:table-cell office:value-type="float" office:value="0.0423664945728889" calcext:value-type="float">
            <text:p>0.042</text:p>
          </table:table-cell>
          <table:table-cell table:style-name="ce14"/>
          <table:table-cell table:number-columns-repeated="10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stat6</text:p>
          </table:table-cell>
          <table:table-cell office:value-type="float" office:value="28.3408703919508" calcext:value-type="float">
            <text:p>28.34</text:p>
          </table:table-cell>
          <table:table-cell office:value-type="float" office:value="28.6729327613407" calcext:value-type="float">
            <text:p>28.67</text:p>
          </table:table-cell>
          <table:table-cell office:value-type="float" office:value="0.469607106344949" calcext:value-type="float">
            <text:p>0.470</text:p>
          </table:table-cell>
          <table:table-cell/>
          <table:table-cell table:formula="of:=[.F3]^(-[.D85])" office:value-type="float" office:value="0.0000000349132741905543" calcext:value-type="float">
            <text:p>3.49132741905543E-008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style-name="ce42" table:formula="of:=[.G85]/[.H85]" office:value-type="float" office:value="0.0609116305556815" calcext:value-type="float">
            <text:p>0.060911630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stat6</text:p>
          </table:table-cell>
          <table:table-cell office:value-type="float" office:value="29.0049951307306" calcext:value-type="float">
            <text:p>29.00</text:p>
          </table:table-cell>
          <table:table-cell office:value-type="float" office:value="28.6729327613407" calcext:value-type="float">
            <text:p>28.67</text:p>
          </table:table-cell>
          <table:table-cell office:value-type="float" office:value="0.469607106344949" calcext:value-type="float">
            <text:p>0.47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35</text:p>
          </table:table-cell>
          <table:table-cell office:value-type="string" calcext:value-type="string">
            <text:p>stat6</text:p>
          </table:table-cell>
          <table:table-cell office:value-type="float" office:value="27.5512747818313" calcext:value-type="float">
            <text:p>27.55</text:p>
          </table:table-cell>
          <table:table-cell office:value-type="float" office:value="27.8587915481694" calcext:value-type="float">
            <text:p>27.86</text:p>
          </table:table-cell>
          <table:table-cell office:value-type="float" office:value="0.434894381612459" calcext:value-type="float">
            <text:p>0.435</text:p>
          </table:table-cell>
          <table:table-cell/>
          <table:table-cell table:formula="of:=[.F3]^(-[.D87])" office:value-type="float" office:value="0.0000000568493383542466" calcext:value-type="float">
            <text:p>5.68493383542466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style-name="ce37" table:formula="of:=[.G87]/[.H87]" office:value-type="float" office:value="0.0779347780369022" calcext:value-type="float">
            <text:p>0.07793477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35</text:p>
          </table:table-cell>
          <table:table-cell office:value-type="string" calcext:value-type="string">
            <text:p>stat6</text:p>
          </table:table-cell>
          <table:table-cell office:value-type="float" office:value="28.1663083145075" calcext:value-type="float">
            <text:p>28.17</text:p>
          </table:table-cell>
          <table:table-cell office:value-type="float" office:value="27.8587915481694" calcext:value-type="float">
            <text:p>27.86</text:p>
          </table:table-cell>
          <table:table-cell office:value-type="float" office:value="0.434894381612459" calcext:value-type="float">
            <text:p>0.435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30</text:p>
          </table:table-cell>
          <table:table-cell office:value-type="string" calcext:value-type="string">
            <text:p>stat6</text:p>
          </table:table-cell>
          <table:table-cell office:value-type="float" office:value="27.4145174277932" calcext:value-type="float">
            <text:p>27.41</text:p>
          </table:table-cell>
          <table:table-cell office:value-type="float" office:value="27.1969347732477" calcext:value-type="float">
            <text:p>27.20</text:p>
          </table:table-cell>
          <table:table-cell office:value-type="float" office:value="0.307708340995327" calcext:value-type="float">
            <text:p>0.308</text:p>
          </table:table-cell>
          <table:table-cell/>
          <table:table-cell table:formula="of:=[.F3]^(-[.D89])" office:value-type="float" office:value="0.0000000844997501029361" calcext:value-type="float">
            <text:p>8.44997501029361E-008</text:p>
          </table:table-cell>
          <table:table-cell table:style-name="ce21" office:value-type="float" office:value="0.0000011431645" calcext:value-type="float">
            <text:p>1.14E-06</text:p>
          </table:table-cell>
          <table:table-cell table:style-name="ce41" table:formula="of:=[.G89]/[.H89]" office:value-type="float" office:value="0.0739174021787206" calcext:value-type="float">
            <text:p>0.0739174022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30</text:p>
          </table:table-cell>
          <table:table-cell office:value-type="string" calcext:value-type="string">
            <text:p>stat6</text:p>
          </table:table-cell>
          <table:table-cell office:value-type="float" office:value="26.9793521187023" calcext:value-type="float">
            <text:p>26.98</text:p>
          </table:table-cell>
          <table:table-cell office:value-type="float" office:value="27.1969347732477" calcext:value-type="float">
            <text:p>27.20</text:p>
          </table:table-cell>
          <table:table-cell office:value-type="float" office:value="0.307708340995327" calcext:value-type="float">
            <text:p>0.30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56</text:p>
          </table:table-cell>
          <table:table-cell office:value-type="string" calcext:value-type="string">
            <text:p>stat6</text:p>
          </table:table-cell>
          <table:table-cell office:value-type="float" office:value="28.8707717910483" calcext:value-type="float">
            <text:p>28.87</text:p>
          </table:table-cell>
          <table:table-cell office:value-type="float" office:value="28.850713553416" calcext:value-type="float">
            <text:p>28.85</text:p>
          </table:table-cell>
          <table:table-cell office:value-type="float" office:value="0.0283666316968913" calcext:value-type="float">
            <text:p>0.028</text:p>
          </table:table-cell>
          <table:table-cell/>
          <table:table-cell table:formula="of:=[.F3]^(-[.D91])" office:value-type="float" office:value="0.0000000313873667359454" calcext:value-type="float">
            <text:p>3.13873667359454E-008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style-name="ce37" table:formula="of:=[.G91]/[.H91]" office:value-type="float" office:value="0.0378602984169478" calcext:value-type="float">
            <text:p>0.0378602984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56</text:p>
          </table:table-cell>
          <table:table-cell office:value-type="string" calcext:value-type="string">
            <text:p>stat6</text:p>
          </table:table-cell>
          <table:table-cell office:value-type="float" office:value="28.8306553157837" calcext:value-type="float">
            <text:p>28.83</text:p>
          </table:table-cell>
          <table:table-cell office:value-type="float" office:value="28.850713553416" calcext:value-type="float">
            <text:p>28.85</text:p>
          </table:table-cell>
          <table:table-cell office:value-type="float" office:value="0.0283666316968913" calcext:value-type="float">
            <text:p>0.02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91</text:p>
          </table:table-cell>
          <table:table-cell office:value-type="string" calcext:value-type="string">
            <text:p>stat6</text:p>
          </table:table-cell>
          <table:table-cell office:value-type="float" office:value="28.2822018731092" calcext:value-type="float">
            <text:p>28.28</text:p>
          </table:table-cell>
          <table:table-cell office:value-type="float" office:value="28.4914341664482" calcext:value-type="float">
            <text:p>28.49</text:p>
          </table:table-cell>
          <table:table-cell office:value-type="float" office:value="0.295899146926358" calcext:value-type="float">
            <text:p>0.296</text:p>
          </table:table-cell>
          <table:table-cell/>
          <table:table-cell table:formula="of:=[.F3]^(-[.D93])" office:value-type="float" office:value="0.0000000389218227594411" calcext:value-type="float">
            <text:p>3.89218227594411E-008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style-name="ce42" table:formula="of:=[.G93]/[.H93]" office:value-type="float" office:value="0.0623021030592134" calcext:value-type="float">
            <text:p>0.062302103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91</text:p>
          </table:table-cell>
          <table:table-cell office:value-type="string" calcext:value-type="string">
            <text:p>stat6</text:p>
          </table:table-cell>
          <table:table-cell office:value-type="float" office:value="28.7006664597871" calcext:value-type="float">
            <text:p>28.70</text:p>
          </table:table-cell>
          <table:table-cell office:value-type="float" office:value="28.4914341664482" calcext:value-type="float">
            <text:p>28.49</text:p>
          </table:table-cell>
          <table:table-cell office:value-type="float" office:value="0.295899146926358" calcext:value-type="float">
            <text:p>0.296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7.0328517933386" calcext:value-type="float">
            <text:p>27.03</text:p>
          </table:table-cell>
          <table:table-cell office:value-type="float" office:value="27.0063110248189" calcext:value-type="float">
            <text:p>27.01</text:p>
          </table:table-cell>
          <table:table-cell office:value-type="float" office:value="0.0375343147964251" calcext:value-type="float">
            <text:p>0.038</text:p>
          </table:table-cell>
          <table:table-cell/>
          <table:table-cell table:formula="of:=[.F3]^(-[.D95])" office:value-type="float" office:value="0.0000000947177139030707" calcext:value-type="float">
            <text:p>9.47177139030707E-008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style-name="ce40" table:formula="of:=[.G95]/[.H95]" office:value-type="float" office:value="0.145526674318992" calcext:value-type="float">
            <text:p>0.145526674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table:style-name="ce19" office:value-type="string" calcext:value-type="string">
            <text:p>stat6</text:p>
          </table:table-cell>
          <table:table-cell office:value-type="float" office:value="26.9797702562992" calcext:value-type="float">
            <text:p>26.98</text:p>
          </table:table-cell>
          <table:table-cell office:value-type="float" office:value="27.0063110248189" calcext:value-type="float">
            <text:p>27.01</text:p>
          </table:table-cell>
          <table:table-cell office:value-type="float" office:value="0.0375343147964251" calcext:value-type="float">
            <text:p>0.03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stat6</text:p>
          </table:table-cell>
          <table:table-cell office:value-type="float" office:value="28.5191285796813" calcext:value-type="float">
            <text:p>28.52</text:p>
          </table:table-cell>
          <table:table-cell office:value-type="float" office:value="28.6947905221689" calcext:value-type="float">
            <text:p>28.69</text:p>
          </table:table-cell>
          <table:table-cell office:value-type="float" office:value="0.248423501458818" calcext:value-type="float">
            <text:p>0.248</text:p>
          </table:table-cell>
          <table:table-cell/>
          <table:table-cell table:formula="of:=[.F3]^(-[.D97])" office:value-type="float" office:value="0.0000000344592642895311" calcext:value-type="float">
            <text:p>3.44592642895311E-008</text:p>
          </table:table-cell>
          <table:table-cell table:style-name="ce21" office:value-type="float" office:value="0.0000013897948" calcext:value-type="float">
            <text:p>1.39E-06</text:p>
          </table:table-cell>
          <table:table-cell table:style-name="ce37" table:formula="of:=[.G97]/[.H97]" office:value-type="float" office:value="0.0247944979284216" calcext:value-type="float">
            <text:p>0.024794497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stat6</text:p>
          </table:table-cell>
          <table:table-cell office:value-type="float" office:value="28.8704524646565" calcext:value-type="float">
            <text:p>28.87</text:p>
          </table:table-cell>
          <table:table-cell office:value-type="float" office:value="28.6947905221689" calcext:value-type="float">
            <text:p>28.69</text:p>
          </table:table-cell>
          <table:table-cell office:value-type="float" office:value="0.248423501458818" calcext:value-type="float">
            <text:p>0.248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lm0032</text:p>
          </table:table-cell>
          <table:table-cell office:value-type="string" calcext:value-type="string">
            <text:p>stat6</text:p>
          </table:table-cell>
          <table:table-cell office:value-type="float" office:value="29.314563331504" calcext:value-type="float">
            <text:p>29.31</text:p>
          </table:table-cell>
          <table:table-cell office:value-type="float" office:value="29.3126083531644" calcext:value-type="float">
            <text:p>29.31</text:p>
          </table:table-cell>
          <table:table-cell office:value-type="float" office:value="0.00276475688197406" calcext:value-type="float">
            <text:p>0.003</text:p>
          </table:table-cell>
          <table:table-cell/>
          <table:table-cell table:formula="of:=[.F3]^(-[.D99])" office:value-type="float" office:value="0.0000000238028664607843" calcext:value-type="float">
            <text:p>2.38028664607843E-008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style-name="ce42" table:formula="of:=[.G99]/[.H99]" office:value-type="float" office:value="0.037789187952715" calcext:value-type="float">
            <text:p>0.03778918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m0032</text:p>
          </table:table-cell>
          <table:table-cell office:value-type="string" calcext:value-type="string">
            <text:p>stat6</text:p>
          </table:table-cell>
          <table:table-cell office:value-type="float" office:value="29.3106533748249" calcext:value-type="float">
            <text:p>29.31</text:p>
          </table:table-cell>
          <table:table-cell office:value-type="float" office:value="29.3126083531644" calcext:value-type="float">
            <text:p>29.31</text:p>
          </table:table-cell>
          <table:table-cell office:value-type="float" office:value="0.00276475688197406" calcext:value-type="float">
            <text:p>0.003</text:p>
          </table:table-cell>
          <table:table-cell table:number-columns-repeated="11"/>
        </table:table-row>
        <table:table-row table:style-name="ro2" table:number-rows-repeated="3">
          <table:table-cell table:style-name="Default"/>
          <table:table-cell/>
          <table:table-cell table:style-name="Default" table:number-columns-repeated="3"/>
          <table:table-cell table:number-columns-repeated="11"/>
        </table:table-row>
        <table:table-row table:style-name="ro2">
          <table:table-cell table:style-name="Default"/>
          <table:table-cell/>
          <table:table-cell table:style-name="Default" table:number-columns-repeated="3"/>
          <table:table-cell table:number-columns-repeated="11"/>
        </table:table-row>
      </table:table>
      <table:table table:name="TGFb" table:style-name="ta4">
        <office:forms form:automatic-focus="false" form:apply-design-mode="false"/>
        <table:table-column table:style-name="co5" table:number-columns-repeated="16" table:default-cell-style-name="Default"/>
        <table:table-row table:style-name="ro3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6397711497366" calcext:value-type="float">
            <text:p>20.64</text:p>
          </table:table-cell>
          <table:table-cell table:style-name="ce16" office:value-type="float" office:value="21.0620680248319" calcext:value-type="float">
            <text:p>21.06</text:p>
          </table:table-cell>
          <table:table-cell table:style-name="ce17" office:value-type="float" office:value="0.597217968107604" calcext:value-type="float">
            <text:p>0.597</text:p>
          </table:table-cell>
          <table:table-cell table:style-name="ce18" office:value-type="percentage" office:value="0.822" calcext:value-type="percentage">
            <text:p>82.20%</text:p>
          </table:table-cell>
          <table:table-cell table:formula="of:=[.F3]^(-[.D2])" office:value-type="float" office:value="0.00000332934449504942" calcext:value-type="float">
            <text:p>3.32934449504942E-006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style-name="ce37" table:formula="of:=[.G2]/[.H2]" office:value-type="float" office:value="3.45215980973986" calcext:value-type="float">
            <text:p>3.4521598097</text:p>
          </table:table-cell>
          <table:table-cell table:style-name="ce21"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3.45215980973986" calcext:value-type="float">
            <text:p>3.45215980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843648999272" calcext:value-type="float">
            <text:p>21.48</text:p>
          </table:table-cell>
          <table:table-cell table:style-name="ce16" office:value-type="float" office:value="21.0620680248319" calcext:value-type="float">
            <text:p>21.06</text:p>
          </table:table-cell>
          <table:table-cell table:style-name="ce17" office:value-type="float" office:value="0.597217968107604" calcext:value-type="float">
            <text:p>0.597</text:p>
          </table:table-cell>
          <table:table-cell table:style-name="ce46" office:value-type="float" office:value="1.82" calcext:value-type="float">
            <text:p>1.82</text:p>
          </table:table-cell>
          <table:table-cell table:number-columns-repeated="4"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1.29868869463639" calcext:value-type="float">
            <text:p>1.298688694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0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2875271869931" calcext:value-type="float">
            <text:p>23.29</text:p>
          </table:table-cell>
          <table:table-cell table:style-name="ce16" office:value-type="float" office:value="23.3279121637717" calcext:value-type="float">
            <text:p>23.33</text:p>
          </table:table-cell>
          <table:table-cell table:style-name="ce17" office:value-type="float" office:value="0.057112981876412" calcext:value-type="float">
            <text:p>0.057</text:p>
          </table:table-cell>
          <table:table-cell/>
          <table:table-cell table:formula="of:=[.F3]^(-[.D4])" office:value-type="float" office:value="0.000000857190806998746" calcext:value-type="float">
            <text:p>8.57190806998746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style-name="ce40" table:formula="of:=[.G4]/[.H4]" office:value-type="float" office:value="0.4784083314704" calcext:value-type="float">
            <text:p>0.4784083315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3.98841556213154" calcext:value-type="float">
            <text:p>3.988415562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3682971405503" calcext:value-type="float">
            <text:p>23.37</text:p>
          </table:table-cell>
          <table:table-cell table:style-name="ce16" office:value-type="float" office:value="23.3279121637717" calcext:value-type="float">
            <text:p>23.33</text:p>
          </table:table-cell>
          <table:table-cell table:style-name="ce17" office:value-type="float" office:value="0.057112981876412" calcext:value-type="float">
            <text:p>0.057</text:p>
          </table:table-cell>
          <table:table-cell table:number-columns-repeated="5"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2.88583545613615" calcext:value-type="float">
            <text:p>2.885835456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432437306644" calcext:value-type="float">
            <text:p>22.54</text:p>
          </table:table-cell>
          <table:table-cell table:style-name="ce16" office:value-type="float" office:value="22.5718448849903" calcext:value-type="float">
            <text:p>22.57</text:p>
          </table:table-cell>
          <table:table-cell table:style-name="ce17" office:value-type="float" office:value="0.040448140347153" calcext:value-type="float">
            <text:p>0.040</text:p>
          </table:table-cell>
          <table:table-cell/>
          <table:table-cell table:formula="of:=[.F3]^(-[.D6])" office:value-type="float" office:value="0.00000134805922086793" calcext:value-type="float">
            <text:p>1.34805922086793E-006</text:p>
          </table:table-cell>
          <table:table-cell table:style-name="ce21" office:value-type="float" office:value="0.00000085223" calcext:value-type="float">
            <text:p>8.52E-07</text:p>
          </table:table-cell>
          <table:table-cell table:style-name="ce41" table:formula="of:=[.G6]/[.H6]" office:value-type="float" office:value="1.58180212016466" calcext:value-type="float">
            <text:p>1.5818021202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3.57800902031964" calcext:value-type="float">
            <text:p>3.578009020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6004460393161" calcext:value-type="float">
            <text:p>22.60</text:p>
          </table:table-cell>
          <table:table-cell table:style-name="ce16" office:value-type="float" office:value="22.5718448849903" calcext:value-type="float">
            <text:p>22.57</text:p>
          </table:table-cell>
          <table:table-cell table:style-name="ce17" office:value-type="float" office:value="0.040448140347153" calcext:value-type="float">
            <text:p>0.040</text:p>
          </table:table-cell>
          <table:table-cell table:number-columns-repeated="5"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1.15215810520976" calcext:value-type="float">
            <text:p>1.152158105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1266749756881" calcext:value-type="float">
            <text:p>21.13</text:p>
          </table:table-cell>
          <table:table-cell table:style-name="ce16" office:value-type="float" office:value="21.0388990255815" calcext:value-type="float">
            <text:p>21.04</text:p>
          </table:table-cell>
          <table:table-cell table:style-name="ce17" office:value-type="float" office:value="0.124133939090916" calcext:value-type="float">
            <text:p>0.124</text:p>
          </table:table-cell>
          <table:table-cell/>
          <table:table-cell table:formula="of:=[.F3]^(-[.D8])" office:value-type="float" office:value="0.0000033758592304626" calcext:value-type="float">
            <text:p>3.3758592304626E-006</text:p>
          </table:table-cell>
          <table:table-cell table:style-name="ce21" office:value-type="float" office:value="0.0000018677306" calcext:value-type="float">
            <text:p>1.87E-06</text:p>
          </table:table-cell>
          <table:table-cell table:style-name="ce47" table:formula="of:=[.G8]/[.H8]" office:value-type="float" office:value="1.80746582535115" calcext:value-type="float">
            <text:p>1.8074658254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0]/[.H50]" office:value-type="float" office:value="2.60211274473767" calcext:value-type="float">
            <text:p>2.602112744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9511230754749" calcext:value-type="float">
            <text:p>20.95</text:p>
          </table:table-cell>
          <table:table-cell table:style-name="ce16" office:value-type="float" office:value="21.0388990255815" calcext:value-type="float">
            <text:p>21.04</text:p>
          </table:table-cell>
          <table:table-cell table:style-name="ce17" office:value-type="float" office:value="0.124133939090916" calcext:value-type="float">
            <text:p>0.124</text:p>
          </table:table-cell>
          <table:table-cell table:number-columns-repeated="5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1.04834568155021" calcext:value-type="float">
            <text:p>1.048345681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018682957888" calcext:value-type="float">
            <text:p>22.00</text:p>
          </table:table-cell>
          <table:table-cell table:style-name="ce16" office:value-type="float" office:value="22.0405854903093" calcext:value-type="float">
            <text:p>22.04</text:p>
          </table:table-cell>
          <table:table-cell table:style-name="ce17" office:value-type="float" office:value="0.05475438158792" calcext:value-type="float">
            <text:p>0.055</text:p>
          </table:table-cell>
          <table:table-cell/>
          <table:table-cell table:formula="of:=[.F3]^(-[.D10])" office:value-type="float" office:value="0.0000018529953928877" calcext:value-type="float">
            <text:p>0.000001853</text:p>
          </table:table-cell>
          <table:table-cell table:style-name="ce21" office:value-type="float" office:value="0.0000014268203" calcext:value-type="float">
            <text:p>1.43E-06</text:p>
          </table:table-cell>
          <table:table-cell table:style-name="ce37" table:formula="of:=[.G10]/[.H10]" office:value-type="float" office:value="1.29868869463639" calcext:value-type="float">
            <text:p>1.2986886946</text:p>
          </table:table-cell>
          <table:table-cell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1.59183552919503" calcext:value-type="float">
            <text:p>1.591835529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793026848298" calcext:value-type="float">
            <text:p>22.08</text:p>
          </table:table-cell>
          <table:table-cell table:style-name="ce16" office:value-type="float" office:value="22.0405854903093" calcext:value-type="float">
            <text:p>22.04</text:p>
          </table:table-cell>
          <table:table-cell table:style-name="ce17" office:value-type="float" office:value="0.05475438158792" calcext:value-type="float">
            <text:p>0.055</text:p>
          </table:table-cell>
          <table:table-cell table:number-columns-repeated="5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1.4942787020656" calcext:value-type="float">
            <text:p>1.4942787021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113496294766" calcext:value-type="float">
            <text:p>22.41</text:p>
          </table:table-cell>
          <table:table-cell table:style-name="ce16" office:value-type="float" office:value="22.4065537552636" calcext:value-type="float">
            <text:p>22.41</text:p>
          </table:table-cell>
          <table:table-cell table:style-name="ce17" office:value-type="float" office:value="0.00678239035534488" calcext:value-type="float">
            <text:p>0.007</text:p>
          </table:table-cell>
          <table:table-cell/>
          <table:table-cell table:formula="of:=[.F3]^(-[.D12])" office:value-type="float" office:value="0.00000148832050402362" calcext:value-type="float">
            <text:p>1.48832050402362E-006</text:p>
          </table:table-cell>
          <table:table-cell table:style-name="ce21" office:value-type="float" office:value="0.0000011392566" calcext:value-type="float">
            <text:p>1.14E-06</text:p>
          </table:table-cell>
          <table:table-cell table:style-name="ce41" table:formula="of:=[.G12]/[.H12]" office:value-type="float" office:value="1.30639620961916" calcext:value-type="float">
            <text:p>1.3063962096</text:p>
          </table:table-cell>
          <table:table-cell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882329272407753" calcext:value-type="float">
            <text:p>0.8823292724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017578810507" calcext:value-type="float">
            <text:p>22.40</text:p>
          </table:table-cell>
          <table:table-cell table:style-name="ce16" office:value-type="float" office:value="22.4065537552636" calcext:value-type="float">
            <text:p>22.41</text:p>
          </table:table-cell>
          <table:table-cell table:style-name="ce17" office:value-type="float" office:value="0.00678239035534488" calcext:value-type="float">
            <text:p>0.007</text:p>
          </table:table-cell>
          <table:table-cell table:number-columns-repeated="5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260119332906826" calcext:value-type="float">
            <text:p>0.2601193329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090668521595" calcext:value-type="float">
            <text:p>21.09</text:p>
          </table:table-cell>
          <table:table-cell table:style-name="ce16" office:value-type="float" office:value="21.0453418613093" calcext:value-type="float">
            <text:p>21.05</text:p>
          </table:table-cell>
          <table:table-cell table:style-name="ce17" office:value-type="float" office:value="0.0641015777131113" calcext:value-type="float">
            <text:p>0.064</text:p>
          </table:table-cell>
          <table:table-cell/>
          <table:table-cell table:formula="of:=[.F3]^(-[.D14])" office:value-type="float" office:value="0.0000033628595666217" calcext:value-type="float">
            <text:p>3.3628595666217E-006</text:p>
          </table:table-cell>
          <table:table-cell table:style-name="ce21" office:value-type="float" office:value="0.000002102477" calcext:value-type="float">
            <text:p>2.10E-06</text:p>
          </table:table-cell>
          <table:table-cell table:style-name="ce40" table:formula="of:=[.G14]/[.H14]" office:value-type="float" office:value="1.59947507945233" calcext:value-type="float">
            <text:p>1.5994750795</text:p>
          </table:table-cell>
          <table:table-cell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4784083314704" calcext:value-type="float">
            <text:p>0.478408331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0000152010236" calcext:value-type="float">
            <text:p>21.00</text:p>
          </table:table-cell>
          <table:table-cell table:style-name="ce16" office:value-type="float" office:value="21.0453418613093" calcext:value-type="float">
            <text:p>21.05</text:p>
          </table:table-cell>
          <table:table-cell table:style-name="ce17" office:value-type="float" office:value="0.0641015777131113" calcext:value-type="float">
            <text:p>0.064</text:p>
          </table:table-cell>
          <table:table-cell table:number-columns-repeated="5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1.59947507945233" calcext:value-type="float">
            <text:p>1.599475079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341626716105" calcext:value-type="float">
            <text:p>22.73</text:p>
          </table:table-cell>
          <table:table-cell table:style-name="ce16" office:value-type="float" office:value="22.9803014078147" calcext:value-type="float">
            <text:p>22.98</text:p>
          </table:table-cell>
          <table:table-cell table:style-name="ce17" office:value-type="float" office:value="0.348092738965421" calcext:value-type="float">
            <text:p>0.348</text:p>
          </table:table-cell>
          <table:table-cell/>
          <table:table-cell table:formula="of:=[.F3]^(-[.D16])" office:value-type="float" office:value="0.00000105555560587856" calcext:value-type="float">
            <text:p>1.05555560587856E-006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style-name="ce47" table:formula="of:=[.G16]/[.H16]" office:value-type="float" office:value="0.970371361807974" calcext:value-type="float">
            <text:p>0.9703713618</text:p>
          </table:table-cell>
          <table:table-cell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20]/[.H20]" office:value-type="float" office:value="1.63676152887414" calcext:value-type="float">
            <text:p>1.636761528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26440144019" calcext:value-type="float">
            <text:p>23.23</text:p>
          </table:table-cell>
          <table:table-cell table:style-name="ce16" office:value-type="float" office:value="22.9803014078147" calcext:value-type="float">
            <text:p>22.98</text:p>
          </table:table-cell>
          <table:table-cell table:style-name="ce17" office:value-type="float" office:value="0.348092738965421" calcext:value-type="float">
            <text:p>0.348</text:p>
          </table:table-cell>
          <table:table-cell table:number-columns-repeated="5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1.41658615267802" calcext:value-type="float">
            <text:p>1.416586152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0967374384296" calcext:value-type="float">
            <text:p>23.10</text:p>
          </table:table-cell>
          <table:table-cell table:style-name="ce16" office:value-type="float" office:value="22.8382163141665" calcext:value-type="float">
            <text:p>22.84</text:p>
          </table:table-cell>
          <table:table-cell table:style-name="ce17" office:value-type="float" office:value="0.365604080092765" calcext:value-type="float">
            <text:p>0.366</text:p>
          </table:table-cell>
          <table:table-cell/>
          <table:table-cell table:formula="of:=[.F3]^(-[.D18])" office:value-type="float" office:value="0.00000114929994010914" calcext:value-type="float">
            <text:p>1.14929994010914E-006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8" table:formula="of:=[.G18]/[.H18]" office:value-type="float" office:value="1.26578139731562" calcext:value-type="float">
            <text:p>1.2657813973</text:p>
          </table:table-cell>
          <table:table-cell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1.51579673708173" calcext:value-type="float">
            <text:p>1.515796737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796951899035" calcext:value-type="float">
            <text:p>22.58</text:p>
          </table:table-cell>
          <table:table-cell table:style-name="ce16" office:value-type="float" office:value="22.8382163141665" calcext:value-type="float">
            <text:p>22.84</text:p>
          </table:table-cell>
          <table:table-cell table:style-name="ce17" office:value-type="float" office:value="0.365604080092765" calcext:value-type="float">
            <text:p>0.366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1.24197318514296" calcext:value-type="float">
            <text:p>1.241973185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08399656274" calcext:value-type="float">
            <text:p>21.64</text:p>
          </table:table-cell>
          <table:table-cell table:style-name="ce16" office:value-type="float" office:value="21.561399875704" calcext:value-type="float">
            <text:p>21.56</text:p>
          </table:table-cell>
          <table:table-cell table:style-name="ce17" office:value-type="float" office:value="0.112345252565783" calcext:value-type="float">
            <text:p>0.112</text:p>
          </table:table-cell>
          <table:table-cell/>
          <table:table-cell table:formula="of:=[.F3]^(-[.D20])" office:value-type="float" office:value="0.00000246886195579854" calcext:value-type="float">
            <text:p>2.46886195579854E-006</text:p>
          </table:table-cell>
          <table:table-cell table:style-name="ce21" office:value-type="float" office:value="0.0000015083822" calcext:value-type="float">
            <text:p>1.51E-06</text:p>
          </table:table-cell>
          <table:table-cell table:style-name="ce40" table:formula="of:=[.G20]/[.H20]" office:value-type="float" office:value="1.63676152887414" calcext:value-type="float">
            <text:p>1.6367615289</text:p>
          </table:table-cell>
          <table:table-cell table:style-name="ce16"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2.18257919029322" calcext:value-type="float">
            <text:p>2.182579190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819597857806" calcext:value-type="float">
            <text:p>21.48</text:p>
          </table:table-cell>
          <table:table-cell table:style-name="ce16" office:value-type="float" office:value="21.561399875704" calcext:value-type="float">
            <text:p>21.56</text:p>
          </table:table-cell>
          <table:table-cell table:style-name="ce17" office:value-type="float" office:value="0.112345252565783" calcext:value-type="float">
            <text:p>0.112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3.12007703592886" calcext:value-type="float">
            <text:p>3.120077035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001034496636" calcext:value-type="float">
            <text:p>20.70</text:p>
          </table:table-cell>
          <table:table-cell table:style-name="ce16" office:value-type="float" office:value="20.8035862896871" calcext:value-type="float">
            <text:p>20.80</text:p>
          </table:table-cell>
          <table:table-cell table:style-name="ce17" office:value-type="float" office:value="0.146346835834035" calcext:value-type="float">
            <text:p>0.146</text:p>
          </table:table-cell>
          <table:table-cell/>
          <table:table-cell table:formula="of:=[.F3]^(-[.D22])" office:value-type="float" office:value="0.00000388671269244506" calcext:value-type="float">
            <text:p>3.88671269244506E-006</text:p>
          </table:table-cell>
          <table:table-cell table:style-name="ce21" office:value-type="float" office:value="0.0000020533604" calcext:value-type="float">
            <text:p>2.05E-06</text:p>
          </table:table-cell>
          <table:table-cell table:style-name="ce47" table:formula="of:=[.G22]/[.H22]" office:value-type="float" office:value="1.89285460674369" calcext:value-type="float">
            <text:p>1.8928546067</text:p>
          </table:table-cell>
          <table:table-cell table:style-name="ce16" office:value-type="string" calcext:value-type="string">
            <text:p>take out </text:p>
          </table:table-cell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1.59343011098604" calcext:value-type="float">
            <text:p>1.59343011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9070691297105" calcext:value-type="float">
            <text:p>20.91</text:p>
          </table:table-cell>
          <table:table-cell table:style-name="ce16" office:value-type="float" office:value="20.8035862896871" calcext:value-type="float">
            <text:p>20.80</text:p>
          </table:table-cell>
          <table:table-cell table:style-name="ce17" office:value-type="float" office:value="0.146346835834035" calcext:value-type="float">
            <text:p>0.146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2.94072553560736" calcext:value-type="float">
            <text:p>2.9407255356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7078223477042" calcext:value-type="float">
            <text:p>21.71</text:p>
          </table:table-cell>
          <table:table-cell table:style-name="ce16" office:value-type="float" office:value="21.6876923577402" calcext:value-type="float">
            <text:p>21.69</text:p>
          </table:table-cell>
          <table:table-cell table:style-name="ce17" office:value-type="float" office:value="0.0284681048175802" calcext:value-type="float">
            <text:p>0.028</text:p>
          </table:table-cell>
          <table:table-cell/>
          <table:table-cell table:formula="of:=[.F3]^(-[.D24])" office:value-type="float" office:value="0.00000228903137965022" calcext:value-type="float">
            <text:p>0.000002289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style-name="ce37" table:formula="of:=[.G24]/[.H24]" office:value-type="float" office:value="3.98841556213154" calcext:value-type="float">
            <text:p>3.9884155621</text:p>
          </table:table-cell>
          <table:table-cell table:style-name="ce16"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4.83033713723325" calcext:value-type="float">
            <text:p>4.8303371372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675623677761" calcext:value-type="float">
            <text:p>21.67</text:p>
          </table:table-cell>
          <table:table-cell table:style-name="ce16" office:value-type="float" office:value="21.6876923577402" calcext:value-type="float">
            <text:p>21.69</text:p>
          </table:table-cell>
          <table:table-cell table:style-name="ce17" office:value-type="float" office:value="0.0284681048175802" calcext:value-type="float">
            <text:p>0.028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2.53674823814972" calcext:value-type="float">
            <text:p>2.5367482381</text:p>
          </table:table-cell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994225711147" calcext:value-type="float">
            <text:p>22.00</text:p>
          </table:table-cell>
          <table:table-cell table:style-name="ce16" office:value-type="float" office:value="22.0471614871855" calcext:value-type="float">
            <text:p>22.05</text:p>
          </table:table-cell>
          <table:table-cell table:style-name="ce17" office:value-type="float" office:value="0.0675130225603043" calcext:value-type="float">
            <text:p>0.068</text:p>
          </table:table-cell>
          <table:table-cell/>
          <table:table-cell table:formula="of:=[.F3]^(-[.D26])" office:value-type="float" office:value="0.00000184571274406608" calcext:value-type="float">
            <text:p>1.84571274406608E-006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style-name="ce41" table:formula="of:=[.G26]/[.H26]" office:value-type="float" office:value="1.77269456844457" calcext:value-type="float">
            <text:p>1.7726945684</text:p>
          </table:table-cell>
          <table:table-cell table:style-name="ce16"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1.58180212016466" calcext:value-type="float">
            <text:p>1.581802120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0949004032563" calcext:value-type="float">
            <text:p>22.09</text:p>
          </table:table-cell>
          <table:table-cell table:style-name="ce16" office:value-type="float" office:value="22.0471614871855" calcext:value-type="float">
            <text:p>22.05</text:p>
          </table:table-cell>
          <table:table-cell table:style-name="ce17" office:value-type="float" office:value="0.0675130225603043" calcext:value-type="float">
            <text:p>0.068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1.30639620961916" calcext:value-type="float">
            <text:p>1.306396209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818185459695" calcext:value-type="float">
            <text:p>23.98</text:p>
          </table:table-cell>
          <table:table-cell table:style-name="ce16" office:value-type="float" office:value="23.9738422856538" calcext:value-type="float">
            <text:p>23.97</text:p>
          </table:table-cell>
          <table:table-cell table:style-name="ce17" office:value-type="float" office:value="0.0112801355154798" calcext:value-type="float">
            <text:p>0.011</text:p>
          </table:table-cell>
          <table:table-cell/>
          <table:table-cell table:formula="of:=[.F3]^(-[.D28])" office:value-type="float" office:value="0.000000582223273119262" calcext:value-type="float">
            <text:p>5.82223273119262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style-name="ce41" table:formula="of:=[.G28]/[.H28]" office:value-type="float" office:value="1.22107123371683" calcext:value-type="float">
            <text:p>1.2210712337</text:p>
          </table:table-cell>
          <table:table-cell office:value-type="string" calcext:value-type="string">
            <text:p>?</text:p>
          </table:table-cell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1.26578139731562" calcext:value-type="float">
            <text:p>1.265781397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658660253381" calcext:value-type="float">
            <text:p>23.97</text:p>
          </table:table-cell>
          <table:table-cell table:style-name="ce16" office:value-type="float" office:value="23.9738422856538" calcext:value-type="float">
            <text:p>23.97</text:p>
          </table:table-cell>
          <table:table-cell table:style-name="ce17" office:value-type="float" office:value="0.0112801355154798" calcext:value-type="float">
            <text:p>0.011</text:p>
          </table:table-cell>
          <table:table-cell/>
          <table:table-cell table:style-name="ce14"/>
          <table:table-cell/>
          <table:table-cell table:style-name="ce16" table:number-columns-repeated="2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1.00276218294799" calcext:value-type="float">
            <text:p>1.002762182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1276849496605" calcext:value-type="float">
            <text:p>25.13</text:p>
          </table:table-cell>
          <table:table-cell table:style-name="ce16" office:value-type="float" office:value="25.3005206313118" calcext:value-type="float">
            <text:p>25.30</text:p>
          </table:table-cell>
          <table:table-cell table:style-name="ce17" office:value-type="float" office:value="0.244426565053166" calcext:value-type="float">
            <text:p>0.244</text:p>
          </table:table-cell>
          <table:table-cell/>
          <table:table-cell table:formula="of:=[.F3]^(-[.D30])" office:value-type="float" office:value="0.000000263062221111359" calcext:value-type="float">
            <text:p>2.63062221111359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style-name="ce47" table:formula="of:=[.G30]/[.H30]" office:value-type="float" office:value="0.769356702064669" calcext:value-type="float">
            <text:p>0.7693567021</text:p>
          </table:table-cell>
          <table:table-cell table:style-name="ce16"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1.22107123371683" calcext:value-type="float">
            <text:p>1.221071233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473356312963" calcext:value-type="float">
            <text:p>25.47</text:p>
          </table:table-cell>
          <table:table-cell table:style-name="ce16" office:value-type="float" office:value="25.3005206313118" calcext:value-type="float">
            <text:p>25.30</text:p>
          </table:table-cell>
          <table:table-cell table:style-name="ce17" office:value-type="float" office:value="0.244426565053166" calcext:value-type="float">
            <text:p>0.244</text:p>
          </table:table-cell>
          <table:table-cell table:number-columns-repeated="5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66]/[.H66]" office:value-type="float" office:value="1.44093635901486" calcext:value-type="float">
            <text:p>1.44093635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4232606622" calcext:value-type="float">
            <text:p>22.94</text:p>
          </table:table-cell>
          <table:table-cell table:style-name="ce16" office:value-type="float" office:value="23.0383038249075" calcext:value-type="float">
            <text:p>23.04</text:p>
          </table:table-cell>
          <table:table-cell table:style-name="ce17" office:value-type="float" office:value="0.135733048021979" calcext:value-type="float">
            <text:p>0.136</text:p>
          </table:table-cell>
          <table:table-cell/>
          <table:table-cell table:formula="of:=[.F3]^(-[.D32])" office:value-type="float" office:value="0.00000101952140300186" calcext:value-type="float">
            <text:p>1.01952140300186E-00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style-name="ce40" table:formula="of:=[.G32]/[.H32]" office:value-type="float" office:value="1.41658615267802" calcext:value-type="float">
            <text:p>1.4165861527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1.77269456844457" calcext:value-type="float">
            <text:p>1.772694568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1342815835949" calcext:value-type="float">
            <text:p>23.13</text:p>
          </table:table-cell>
          <table:table-cell table:style-name="ce16" office:value-type="float" office:value="23.0383038249075" calcext:value-type="float">
            <text:p>23.04</text:p>
          </table:table-cell>
          <table:table-cell table:style-name="ce17" office:value-type="float" office:value="0.135733048021979" calcext:value-type="float">
            <text:p>0.136</text:p>
          </table:table-cell>
          <table:table-cell table:number-columns-repeated="3"/>
          <table:table-cell table:style-name="ce16" table:number-columns-repeated="2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305986846597944" calcext:value-type="float">
            <text:p>0.3059868466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597967898844" calcext:value-type="float">
            <text:p>21.06</text:p>
          </table:table-cell>
          <table:table-cell table:style-name="ce16" office:value-type="float" office:value="21.1033702087403" calcext:value-type="float">
            <text:p>21.10</text:p>
          </table:table-cell>
          <table:table-cell table:style-name="ce17" office:value-type="float" office:value="0.0616221199049843" calcext:value-type="float">
            <text:p>0.062</text:p>
          </table:table-cell>
          <table:table-cell/>
          <table:table-cell table:formula="of:=[.F3]^(-[.D34])" office:value-type="float" office:value="0.00000324800896021542" calcext:value-type="float">
            <text:p>0.000003248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style-name="ce37" table:formula="of:=[.G34]/[.H34]" office:value-type="float" office:value="2.88583545613615" calcext:value-type="float">
            <text:p>2.8858354561</text:p>
          </table:table-cell>
          <table:table-cell table:style-name="ce16"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2.20097065286425" calcext:value-type="float">
            <text:p>2.2009706529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1469436275962" calcext:value-type="float">
            <text:p>21.15</text:p>
          </table:table-cell>
          <table:table-cell table:style-name="ce16" office:value-type="float" office:value="21.1033702087403" calcext:value-type="float">
            <text:p>21.10</text:p>
          </table:table-cell>
          <table:table-cell table:style-name="ce17" office:value-type="float" office:value="0.0616221199049843" calcext:value-type="float">
            <text:p>0.062</text:p>
          </table:table-cell>
          <table:table-cell table:number-columns-repeated="5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2.08890133082239" calcext:value-type="float">
            <text:p>2.0889013308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0865945662164" calcext:value-type="float">
            <text:p>25.09</text:p>
          </table:table-cell>
          <table:table-cell table:style-name="ce16" office:value-type="float" office:value="25.0851723175977" calcext:value-type="float">
            <text:p>25.09</text:p>
          </table:table-cell>
          <table:table-cell table:style-name="ce17" office:value-type="float" office:value="0.0020113632856905" calcext:value-type="float">
            <text:p>0.002</text:p>
          </table:table-cell>
          <table:table-cell/>
          <table:table-cell table:formula="of:=[.F3]^(-[.D36])" office:value-type="float" office:value="0.000000299270850261137" calcext:value-type="float">
            <text:p>2.99270850261137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style-name="ce42" table:formula="of:=[.G36]/[.H36]" office:value-type="float" office:value="0.314105833182994" calcext:value-type="float">
            <text:p>0.3141058332</text:p>
          </table:table-cell>
          <table:table-cell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1.40001051488885" calcext:value-type="float">
            <text:p>1.4000105149</text:p>
          </table:table-cell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083750068979" calcext:value-type="float">
            <text:p>25.08</text:p>
          </table:table-cell>
          <table:table-cell table:style-name="ce16" office:value-type="float" office:value="25.0851723175977" calcext:value-type="float">
            <text:p>25.09</text:p>
          </table:table-cell>
          <table:table-cell table:style-name="ce17" office:value-type="float" office:value="0.0020113632856905" calcext:value-type="float">
            <text:p>0.002</text:p>
          </table:table-cell>
          <table:table-cell table:number-columns-repeated="3"/>
          <table:table-cell table:style-name="ce16" table:number-columns-repeated="2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1.05256362440743" calcext:value-type="float">
            <text:p>1.0525636244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9602681072358" calcext:value-type="float">
            <text:p>23.96</text:p>
          </table:table-cell>
          <table:table-cell table:style-name="ce16" office:value-type="float" office:value="23.9865484810731" calcext:value-type="float">
            <text:p>23.99</text:p>
          </table:table-cell>
          <table:table-cell table:style-name="ce17" office:value-type="float" office:value="0.0371660611049203" calcext:value-type="float">
            <text:p>0.037</text:p>
          </table:table-cell>
          <table:table-cell/>
          <table:table-cell table:formula="of:=[.F3]^(-[.D38])" office:value-type="float" office:value="0.000000577809986385066" calcext:value-type="float">
            <text:p>5.77809986385066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style-name="ce41" table:formula="of:=[.G38]/[.H38]" office:value-type="float" office:value="0.305986846597944" calcext:value-type="float">
            <text:p>0.3059868466</text:p>
          </table:table-cell>
          <table:table-cell table:style-name="ce16"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1.80746582535115" calcext:value-type="float">
            <text:p>1.8074658254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0128288549104" calcext:value-type="float">
            <text:p>24.01</text:p>
          </table:table-cell>
          <table:table-cell table:style-name="ce16" office:value-type="float" office:value="23.9865484810731" calcext:value-type="float">
            <text:p>23.99</text:p>
          </table:table-cell>
          <table:table-cell table:style-name="ce17" office:value-type="float" office:value="0.0371660611049203" calcext:value-type="float">
            <text:p>0.037</text:p>
          </table:table-cell>
          <table:table-cell table:number-columns-repeated="5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970371361807974" calcext:value-type="float">
            <text:p>0.970371361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060042869472" calcext:value-type="float">
            <text:p>22.71</text:p>
          </table:table-cell>
          <table:table-cell table:style-name="ce16" office:value-type="float" office:value="22.6236369039957" calcext:value-type="float">
            <text:p>22.62</text:p>
          </table:table-cell>
          <table:table-cell table:style-name="ce17" office:value-type="float" office:value="0.116485070067257" calcext:value-type="float">
            <text:p>0.116</text:p>
          </table:table-cell>
          <table:table-cell/>
          <table:table-cell table:formula="of:=[.F3]^(-[.D40])" office:value-type="float" office:value="0.00000130689094563652" calcext:value-type="float">
            <text:p>1.30689094563652E-006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style-name="ce41" table:formula="of:=[.G40]/[.H40]" office:value-type="float" office:value="2.20097065286425" calcext:value-type="float">
            <text:p>2.2009706529</text:p>
          </table:table-cell>
          <table:table-cell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1.89285460674369" calcext:value-type="float">
            <text:p>1.89285460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412695210441" calcext:value-type="float">
            <text:p>22.54</text:p>
          </table:table-cell>
          <table:table-cell table:style-name="ce16" office:value-type="float" office:value="22.6236369039957" calcext:value-type="float">
            <text:p>22.62</text:p>
          </table:table-cell>
          <table:table-cell table:style-name="ce17" office:value-type="float" office:value="0.116485070067257" calcext:value-type="float">
            <text:p>0.116</text:p>
          </table:table-cell>
          <table:table-cell table:number-columns-repeated="5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769356702064669" calcext:value-type="float">
            <text:p>0.7693567021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0.2821886450557" calcext:value-type="float">
            <text:p>20.28</text:p>
          </table:table-cell>
          <table:table-cell table:style-name="ce16" office:value-type="float" office:value="20.3081639216829" calcext:value-type="float">
            <text:p>20.31</text:p>
          </table:table-cell>
          <table:table-cell table:style-name="ce17" office:value-type="float" office:value="0.036734588492529" calcext:value-type="float">
            <text:p>0.037</text:p>
          </table:table-cell>
          <table:table-cell/>
          <table:table-cell table:formula="of:=[.F3]^(-[.D42])" office:value-type="float" office:value="0.00000522910811781379" calcext:value-type="float">
            <text:p>5.22910811781379E-006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44" table:formula="of:=[.G42]/[.H42]" office:value-type="float" office:value="3.57800902031964" calcext:value-type="float">
            <text:p>3.5780090203</text:p>
          </table:table-cell>
          <table:table-cell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1.6074429216901" calcext:value-type="float">
            <text:p>1.607442921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0.33413919831" calcext:value-type="float">
            <text:p>20.33</text:p>
          </table:table-cell>
          <table:table-cell table:style-name="ce16" office:value-type="float" office:value="20.3081639216829" calcext:value-type="float">
            <text:p>20.31</text:p>
          </table:table-cell>
          <table:table-cell table:style-name="ce17" office:value-type="float" office:value="0.036734588492529" calcext:value-type="float">
            <text:p>0.037</text:p>
          </table:table-cell>
          <table:table-cell table:number-columns-repeated="5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917783647433403" calcext:value-type="float">
            <text:p>0.917783647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7725174582705" calcext:value-type="float">
            <text:p>22.77</text:p>
          </table:table-cell>
          <table:table-cell table:style-name="ce16" office:value-type="float" office:value="22.8296244786187" calcext:value-type="float">
            <text:p>22.83</text:p>
          </table:table-cell>
          <table:table-cell table:style-name="ce17" office:value-type="float" office:value="0.080761522683138" calcext:value-type="float">
            <text:p>0.081</text:p>
          </table:table-cell>
          <table:table-cell/>
          <table:table-cell table:formula="of:=[.F3]^(-[.D44])" office:value-type="float" office:value="0.00000115522844699175" calcext:value-type="float">
            <text:p>1.15522844699175E-006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style-name="ce47" table:formula="of:=[.G44]/[.H44]" office:value-type="float" office:value="1.6074429216901" calcext:value-type="float">
            <text:p>1.6074429217</text:p>
          </table:table-cell>
          <table:table-cell/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314105833182994" calcext:value-type="float">
            <text:p>0.314105833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867314989669" calcext:value-type="float">
            <text:p>22.89</text:p>
          </table:table-cell>
          <table:table-cell table:style-name="ce16" office:value-type="float" office:value="22.8296244786187" calcext:value-type="float">
            <text:p>22.83</text:p>
          </table:table-cell>
          <table:table-cell table:style-name="ce17" office:value-type="float" office:value="0.080761522683138" calcext:value-type="float">
            <text:p>0.081</text:p>
          </table:table-cell>
          <table:table-cell table:number-columns-repeated="5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1.33397911095052" calcext:value-type="float">
            <text:p>1.333979111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030605753615" calcext:value-type="float">
            <text:p>22.30</text:p>
          </table:table-cell>
          <table:table-cell table:style-name="ce16" office:value-type="float" office:value="22.3797397641817" calcext:value-type="float">
            <text:p>22.38</text:p>
          </table:table-cell>
          <table:table-cell table:style-name="ce17" office:value-type="float" office:value="0.108440748781243" calcext:value-type="float">
            <text:p>0.108</text:p>
          </table:table-cell>
          <table:table-cell/>
          <table:table-cell table:formula="of:=[.F3]^(-[.D46])" office:value-type="float" office:value="0.0000015124116595469" calcext:value-type="float">
            <text:p>1.5124116595469E-006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style-name="ce37" table:formula="of:=[.G46]/[.H46]" office:value-type="float" office:value="1.59183552919503" calcext:value-type="float">
            <text:p>1.5918355292</text:p>
          </table:table-cell>
          <table:table-cell table:style-name="ce21"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683710770005074" calcext:value-type="float">
            <text:p>0.6837107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564189530018" calcext:value-type="float">
            <text:p>22.46</text:p>
          </table:table-cell>
          <table:table-cell table:style-name="ce16" office:value-type="float" office:value="22.3797397641817" calcext:value-type="float">
            <text:p>22.38</text:p>
          </table:table-cell>
          <table:table-cell table:style-name="ce17" office:value-type="float" office:value="0.108440748781243" calcext:value-type="float">
            <text:p>0.108</text:p>
          </table:table-cell>
          <table:table-cell table:number-columns-repeated="5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904630268929425" calcext:value-type="float">
            <text:p>0.9046302689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804050932782" calcext:value-type="float">
            <text:p>22.98</text:p>
          </table:table-cell>
          <table:table-cell table:style-name="ce16" office:value-type="float" office:value="22.6554559209551" calcext:value-type="float">
            <text:p>22.66</text:p>
          </table:table-cell>
          <table:table-cell table:style-name="ce17" office:value-type="float" office:value="0.45954752658133" calcext:value-type="float">
            <text:p>0.460</text:p>
          </table:table-cell>
          <table:table-cell/>
          <table:table-cell table:formula="of:=[.F3]^(-[.D48])" office:value-type="float" office:value="0.00000128222468402256" calcext:value-type="float">
            <text:p>1.28222468402256E-006</text:p>
          </table:table-cell>
          <table:table-cell table:style-name="ce21" office:value-type="float" office:value="0.0000012230934" calcext:value-type="float">
            <text:p>1.22E-06</text:p>
          </table:table-cell>
          <table:table-cell table:style-name="ce37" table:formula="of:=[.G48]/[.H48]" office:value-type="float" office:value="1.04834568155021" calcext:value-type="float">
            <text:p>1.0483456816</text:p>
          </table:table-cell>
          <table:table-cell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83]/[.H83]" office:value-type="float" office:value="0.904630268929425" calcext:value-type="float">
            <text:p>0.9046302689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305067486319" calcext:value-type="float">
            <text:p>22.33</text:p>
          </table:table-cell>
          <table:table-cell table:style-name="ce16" office:value-type="float" office:value="22.6554559209551" calcext:value-type="float">
            <text:p>22.66</text:p>
          </table:table-cell>
          <table:table-cell table:style-name="ce17" office:value-type="float" office:value="0.45954752658133" calcext:value-type="float">
            <text:p>0.460</text:p>
          </table:table-cell>
          <table:table-cell table:number-columns-repeated="5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85]/[.H85]" office:value-type="float" office:value="0.794525654585419" calcext:value-type="float">
            <text:p>0.7945256546</text:p>
          </table:table-cell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424165045921" calcext:value-type="float">
            <text:p>21.04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/>
          <table:table-cell table:formula="of:=[.F3]^(-[.D50])" office:value-type="float" office:value="0.00000341129070412365" calcext:value-type="float">
            <text:p>3.41129070412365E-006</text:p>
          </table:table-cell>
          <table:table-cell table:style-name="ce21" office:value-type="float" office:value="0.0000013109696" calcext:value-type="float">
            <text:p>1.31E-06</text:p>
          </table:table-cell>
          <table:table-cell table:style-name="ce37" table:formula="of:=[.G50]/[.H50]" office:value-type="float" office:value="2.60211274473767" calcext:value-type="float">
            <text:p>2.6021127447</text:p>
          </table:table-cell>
          <table:table-cell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1.2919622183193" calcext:value-type="float">
            <text:p>1.2919622183</text:p>
          </table:table-cell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005111051637" calcext:value-type="float">
            <text:p>21.00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7601096189205" calcext:value-type="float">
            <text:p>23.76</text:p>
          </table:table-cell>
          <table:table-cell table:style-name="ce16" office:value-type="float" office:value="23.1705136327151" calcext:value-type="float">
            <text:p>23.17</text:p>
          </table:table-cell>
          <table:table-cell table:style-name="ce17" office:value-type="float" office:value="0.833814640012416" calcext:value-type="float">
            <text:p>0.834</text:p>
          </table:table-cell>
          <table:table-cell/>
          <table:table-cell table:formula="of:=[.F3]^(-[.D52])" office:value-type="float" office:value="0.000000941916401329206" calcext:value-type="float">
            <text:p>9.41916401329206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style-name="ce47" table:formula="of:=[.G52]/[.H52]" office:value-type="float" office:value="0.917783647433403" calcext:value-type="float">
            <text:p>0.917783647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809176465097" calcext:value-type="float">
            <text:p>22.58</text:p>
          </table:table-cell>
          <table:table-cell table:style-name="ce16" office:value-type="float" office:value="23.1705136327151" calcext:value-type="float">
            <text:p>23.17</text:p>
          </table:table-cell>
          <table:table-cell table:style-name="ce17" office:value-type="float" office:value="0.833814640012416" calcext:value-type="float">
            <text:p>0.834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360977288744" calcext:value-type="float">
            <text:p>21.94</text:p>
          </table:table-cell>
          <table:table-cell table:style-name="ce16" office:value-type="float" office:value="21.8728595561959" calcext:value-type="float">
            <text:p>21.87</text:p>
          </table:table-cell>
          <table:table-cell table:style-name="ce17" office:value-type="float" office:value="0.0894322814615976" calcext:value-type="float">
            <text:p>0.089</text:p>
          </table:table-cell>
          <table:table-cell/>
          <table:table-cell table:formula="of:=[.F3]^(-[.D54])" office:value-type="float" office:value="0.00000204877872664994" calcext:value-type="float">
            <text:p>2.04877872664994E-006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style-name="ce40" table:formula="of:=[.G54]/[.H54]" office:value-type="float" office:value="2.18257919029322" calcext:value-type="float">
            <text:p>2.182579190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096213835174" calcext:value-type="float">
            <text:p>21.81</text:p>
          </table:table-cell>
          <table:table-cell table:style-name="ce16" office:value-type="float" office:value="21.8728595561959" calcext:value-type="float">
            <text:p>21.87</text:p>
          </table:table-cell>
          <table:table-cell table:style-name="ce17" office:value-type="float" office:value="0.0894322814615976" calcext:value-type="float">
            <text:p>0.089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6613701900756" calcext:value-type="float">
            <text:p>23.66</text:p>
          </table:table-cell>
          <table:table-cell table:style-name="ce16" office:value-type="float" office:value="23.5921150551344" calcext:value-type="float">
            <text:p>23.59</text:p>
          </table:table-cell>
          <table:table-cell table:style-name="ce17" office:value-type="float" office:value="0.0979415510977756" calcext:value-type="float">
            <text:p>0.098</text:p>
          </table:table-cell>
          <table:table-cell/>
          <table:table-cell table:formula="of:=[.F3]^(-[.D56])" office:value-type="float" office:value="0.000000731755326043899" calcext:value-type="float">
            <text:p>7.31755326043899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style-name="ce37" table:formula="of:=[.G56]/[.H56]" office:value-type="float" office:value="1.15215810520976" calcext:value-type="float">
            <text:p>1.152158105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228599201933" calcext:value-type="float">
            <text:p>23.52</text:p>
          </table:table-cell>
          <table:table-cell table:style-name="ce16" office:value-type="float" office:value="23.5921150551344" calcext:value-type="float">
            <text:p>23.59</text:p>
          </table:table-cell>
          <table:table-cell table:style-name="ce17" office:value-type="float" office:value="0.0979415510977756" calcext:value-type="float">
            <text:p>0.09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911084241313" calcext:value-type="float">
            <text:p>22.49</text:p>
          </table:table-cell>
          <table:table-cell table:style-name="ce16" office:value-type="float" office:value="22.400492030468" calcext:value-type="float">
            <text:p>22.40</text:p>
          </table:table-cell>
          <table:table-cell table:style-name="ce17" office:value-type="float" office:value="0.128150932891986" calcext:value-type="float">
            <text:p>0.128</text:p>
          </table:table-cell>
          <table:table-cell/>
          <table:table-cell table:formula="of:=[.F3]^(-[.D58])" office:value-type="float" office:value="0.00000149373289826728" calcext:value-type="float">
            <text:p>1.49373289826728E-006</text:p>
          </table:table-cell>
          <table:table-cell table:style-name="ce21" office:value-type="float" office:value="0.0000014896183" calcext:value-type="float">
            <text:p>1.49E-06</text:p>
          </table:table-cell>
          <table:table-cell table:style-name="ce41" table:formula="of:=[.G58]/[.H58]" office:value-type="float" office:value="1.00276218294799" calcext:value-type="float">
            <text:p>1.002762182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098756368047" calcext:value-type="float">
            <text:p>22.31</text:p>
          </table:table-cell>
          <table:table-cell table:style-name="ce16" office:value-type="float" office:value="22.400492030468" calcext:value-type="float">
            <text:p>22.40</text:p>
          </table:table-cell>
          <table:table-cell table:style-name="ce17" office:value-type="float" office:value="0.128150932891986" calcext:value-type="float">
            <text:p>0.128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424165045921" calcext:value-type="float">
            <text:p>21.04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/>
          <table:table-cell table:formula="of:=[.F3]^(-[.D60])" office:value-type="float" office:value="0.00000341129070412365" calcext:value-type="float">
            <text:p>3.41129070412365E-006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style-name="ce40" table:formula="of:=[.G60]/[.H60]" office:value-type="float" office:value="1.51579673708173" calcext:value-type="float">
            <text:p>1.515796737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1.0005111051637" calcext:value-type="float">
            <text:p>21.00</text:p>
          </table:table-cell>
          <table:table-cell table:style-name="ce16" office:value-type="float" office:value="21.0214638048779" calcext:value-type="float">
            <text:p>21.02</text:p>
          </table:table-cell>
          <table:table-cell table:style-name="ce17" office:value-type="float" office:value="0.0296315921041032" calcext:value-type="float">
            <text:p>0.030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9807332698573" calcext:value-type="float">
            <text:p>21.98</text:p>
          </table:table-cell>
          <table:table-cell table:style-name="ce16" office:value-type="float" office:value="22.207567186341" calcext:value-type="float">
            <text:p>22.21</text:p>
          </table:table-cell>
          <table:table-cell table:style-name="ce17" office:value-type="float" office:value="0.32079160109746" calcext:value-type="float">
            <text:p>0.321</text:p>
          </table:table-cell>
          <table:table-cell/>
          <table:table-cell table:formula="of:=[.F3]^(-[.D62])" office:value-type="float" office:value="0.00000167666839524379" calcext:value-type="float">
            <text:p>1.67666839524379E-006</text:p>
          </table:table-cell>
          <table:table-cell table:style-name="ce21" office:value-type="float" office:value="0.0000013500037" calcext:value-type="float">
            <text:p>1.35E-06</text:p>
          </table:table-cell>
          <table:table-cell table:style-name="ce40" table:formula="of:=[.G62]/[.H62]" office:value-type="float" office:value="1.24197318514296" calcext:value-type="float">
            <text:p>1.2419731851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344011028247" calcext:value-type="float">
            <text:p>22.43</text:p>
          </table:table-cell>
          <table:table-cell table:style-name="ce16" office:value-type="float" office:value="22.207567186341" calcext:value-type="float">
            <text:p>22.21</text:p>
          </table:table-cell>
          <table:table-cell table:style-name="ce17" office:value-type="float" office:value="0.32079160109746" calcext:value-type="float">
            <text:p>0.32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647056367678" calcext:value-type="float">
            <text:p>20.76</text:p>
          </table:table-cell>
          <table:table-cell table:style-name="ce16" office:value-type="float" office:value="20.6629120602055" calcext:value-type="float">
            <text:p>20.66</text:p>
          </table:table-cell>
          <table:table-cell table:style-name="ce17" office:value-type="float" office:value="0.14395785653697" calcext:value-type="float">
            <text:p>0.144</text:p>
          </table:table-cell>
          <table:table-cell/>
          <table:table-cell table:formula="of:=[.F3]^(-[.D64])" office:value-type="float" office:value="0.00000422831935086739" calcext:value-type="float">
            <text:p>4.22831935086739E-006</text:p>
          </table:table-cell>
          <table:table-cell table:style-name="ce21" office:value-type="float" office:value="0.0000013551971" calcext:value-type="float">
            <text:p>1.36E-06</text:p>
          </table:table-cell>
          <table:table-cell table:style-name="ce40" table:formula="of:=[.G64]/[.H64]" office:value-type="float" office:value="3.12007703592886" calcext:value-type="float">
            <text:p>3.1200770359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5611184836431" calcext:value-type="float">
            <text:p>20.56</text:p>
          </table:table-cell>
          <table:table-cell table:style-name="ce16" office:value-type="float" office:value="20.6629120602055" calcext:value-type="float">
            <text:p>20.66</text:p>
          </table:table-cell>
          <table:table-cell table:style-name="ce17" office:value-type="float" office:value="0.14395785653697" calcext:value-type="float">
            <text:p>0.14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660095655506" calcext:value-type="float">
            <text:p>21.87</text:p>
          </table:table-cell>
          <table:table-cell table:style-name="ce16" office:value-type="float" office:value="21.8719439038265" calcext:value-type="float">
            <text:p>21.87</text:p>
          </table:table-cell>
          <table:table-cell table:style-name="ce17" office:value-type="float" office:value="0.00839242167341667" calcext:value-type="float">
            <text:p>0.008</text:p>
          </table:table-cell>
          <table:table-cell/>
          <table:table-cell table:formula="of:=[.F3]^(-[.D66])" office:value-type="float" office:value="0.00000204990243346991" calcext:value-type="float">
            <text:p>2.04990243346991E-006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style-name="ce41" table:formula="of:=[.G66]/[.H66]" office:value-type="float" office:value="1.44093635901486" calcext:value-type="float">
            <text:p>1.44093635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778782421023" calcext:value-type="float">
            <text:p>21.88</text:p>
          </table:table-cell>
          <table:table-cell table:style-name="ce16" office:value-type="float" office:value="21.8719439038265" calcext:value-type="float">
            <text:p>21.87</text:p>
          </table:table-cell>
          <table:table-cell table:style-name="ce17" office:value-type="float" office:value="0.00839242167341667" calcext:value-type="float">
            <text:p>0.008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28840181513" calcext:value-type="float">
            <text:p>21.63</text:p>
          </table:table-cell>
          <table:table-cell table:style-name="ce16" office:value-type="float" office:value="21.5535429190987" calcext:value-type="float">
            <text:p>21.55</text:p>
          </table:table-cell>
          <table:table-cell table:style-name="ce17" office:value-type="float" office:value="0.106486409715742" calcext:value-type="float">
            <text:p>0.106</text:p>
          </table:table-cell>
          <table:table-cell/>
          <table:table-cell table:formula="of:=[.F3]^(-[.D68])" office:value-type="float" office:value="0.00000248050540121285" calcext:value-type="float">
            <text:p>2.48050540121285E-006</text:p>
          </table:table-cell>
          <table:table-cell table:style-name="ce21" office:value-type="float" office:value="0.000001556708" calcext:value-type="float">
            <text:p>1.56E-06</text:p>
          </table:table-cell>
          <table:table-cell table:style-name="ce40" table:formula="of:=[.G68]/[.H68]" office:value-type="float" office:value="1.59343011098604" calcext:value-type="float">
            <text:p>1.59343011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4782456566845" calcext:value-type="float">
            <text:p>21.48</text:p>
          </table:table-cell>
          <table:table-cell table:style-name="ce16" office:value-type="float" office:value="21.5535429190987" calcext:value-type="float">
            <text:p>21.55</text:p>
          </table:table-cell>
          <table:table-cell table:style-name="ce17" office:value-type="float" office:value="0.106486409715742" calcext:value-type="float">
            <text:p>0.1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489445436458" calcext:value-type="float">
            <text:p>22.49</text:p>
          </table:table-cell>
          <table:table-cell table:style-name="ce16" office:value-type="float" office:value="22.5214410747002" calcext:value-type="float">
            <text:p>22.52</text:p>
          </table:table-cell>
          <table:table-cell table:style-name="ce17" office:value-type="float" office:value="0.0452486655388858" calcext:value-type="float">
            <text:p>0.045</text:p>
          </table:table-cell>
          <table:table-cell/>
          <table:table-cell table:formula="of:=[.F3]^(-[.D70])" office:value-type="float" office:value="0.00000138936885839123" calcext:value-type="float">
            <text:p>1.38936885839123E-006</text:p>
          </table:table-cell>
          <table:table-cell table:style-name="ce21" office:value-type="float" office:value="0.0000010415222" calcext:value-type="float">
            <text:p>1.04E-06</text:p>
          </table:table-cell>
          <table:table-cell table:style-name="ce47" table:formula="of:=[.G70]/[.H70]" office:value-type="float" office:value="1.33397911095052" calcext:value-type="float">
            <text:p>1.33397911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534367129424" calcext:value-type="float">
            <text:p>22.55</text:p>
          </table:table-cell>
          <table:table-cell table:style-name="ce16" office:value-type="float" office:value="22.5214410747002" calcext:value-type="float">
            <text:p>22.52</text:p>
          </table:table-cell>
          <table:table-cell table:style-name="ce17" office:value-type="float" office:value="0.0452486655388858" calcext:value-type="float">
            <text:p>0.045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7275021828411" calcext:value-type="float">
            <text:p>23.73</text:p>
          </table:table-cell>
          <table:table-cell table:style-name="ce16" office:value-type="float" office:value="23.6517837353597" calcext:value-type="float">
            <text:p>23.65</text:p>
          </table:table-cell>
          <table:table-cell table:style-name="ce17" office:value-type="float" office:value="0.107082055349993" calcext:value-type="float">
            <text:p>0.107</text:p>
          </table:table-cell>
          <table:table-cell/>
          <table:table-cell table:formula="of:=[.F3]^(-[.D72])" office:value-type="float" office:value="0.000000706070026574396" calcext:value-type="float">
            <text:p>7.06070026574396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style-name="ce47" table:formula="of:=[.G72]/[.H72]" office:value-type="float" office:value="0.683710770005074" calcext:value-type="float">
            <text:p>0.6837107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760652878784" calcext:value-type="float">
            <text:p>23.58</text:p>
          </table:table-cell>
          <table:table-cell table:style-name="ce16" office:value-type="float" office:value="23.6517837353597" calcext:value-type="float">
            <text:p>23.65</text:p>
          </table:table-cell>
          <table:table-cell table:style-name="ce17" office:value-type="float" office:value="0.107082055349993" calcext:value-type="float">
            <text:p>0.107</text:p>
          </table:table-cell>
          <table:table-cell table:number-columns-repeated="5"/>
          <table:table-cell table:style-name="ce14"/>
          <table:table-cell table:number-columns-repeated="5"/>
        </table:table-row>
        <table:table-row table:style-name="ro2">
          <table:table-cell table:number-columns-repeated="10"/>
          <table:table-cell table:style-name="ce14"/>
          <table:table-cell table:number-columns-repeated="5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594693168336" calcext:value-type="float">
            <text:p>20.59</text:p>
          </table:table-cell>
          <table:table-cell table:style-name="ce16" office:value-type="float" office:value="20.6599869048504" calcext:value-type="float">
            <text:p>20.66</text:p>
          </table:table-cell>
          <table:table-cell table:style-name="ce17" office:value-type="float" office:value="0.0923392877166324" calcext:value-type="float">
            <text:p>0.092</text:p>
          </table:table-cell>
          <table:table-cell/>
          <table:table-cell table:formula="of:=[.F3]^(-[.D75])" office:value-type="float" office:value="0.00000423573254565022" calcext:value-type="float">
            <text:p>4.23573254565022E-006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style-name="ce40" table:formula="of:=[.G75]/[.H75]" office:value-type="float" office:value="2.94072553560736" calcext:value-type="float">
            <text:p>2.9407255356</text:p>
          </table:table-cell>
          <table:table-cell/>
          <table:table-cell table:style-name="ce14"/>
          <table:table-cell table:number-columns-repeated="5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0.7252806413648" calcext:value-type="float">
            <text:p>20.73</text:p>
          </table:table-cell>
          <table:table-cell table:style-name="ce16" office:value-type="float" office:value="20.6599869048504" calcext:value-type="float">
            <text:p>20.66</text:p>
          </table:table-cell>
          <table:table-cell table:style-name="ce17" office:value-type="float" office:value="0.0923392877166324" calcext:value-type="float">
            <text:p>0.092</text:p>
          </table:table-cell>
          <table:table-cell table:number-columns-repeated="4"/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24737430459" calcext:value-type="float">
            <text:p>21.64</text:p>
          </table:table-cell>
          <table:table-cell table:style-name="ce16" office:value-type="float" office:value="21.6205195865451" calcext:value-type="float">
            <text:p>21.62</text:p>
          </table:table-cell>
          <table:table-cell table:style-name="ce17" office:value-type="float" office:value="0.0310478658738939" calcext:value-type="float">
            <text:p>0.031</text:p>
          </table:table-cell>
          <table:table-cell/>
          <table:table-cell table:formula="of:=[.F3]^(-[.D77])" office:value-type="float" office:value="0.00000238298584245129" calcext:value-type="float">
            <text:p>0.000002383</text:p>
          </table:table-cell>
          <table:table-cell table:style-name="ce21" office:value-type="float" office:value="0.0000011407843" calcext:value-type="float">
            <text:p>1.14E-06</text:p>
          </table:table-cell>
          <table:table-cell table:style-name="ce41" table:formula="of:=[.G77]/[.H77]" office:value-type="float" office:value="2.08890133082239" calcext:value-type="float">
            <text:p>2.0889013308</text:p>
          </table:table-cell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5985654300443" calcext:value-type="float">
            <text:p>21.60</text:p>
          </table:table-cell>
          <table:table-cell table:style-name="ce16" office:value-type="float" office:value="21.6205195865451" calcext:value-type="float">
            <text:p>21.62</text:p>
          </table:table-cell>
          <table:table-cell table:style-name="ce17" office:value-type="float" office:value="0.0310478658738939" calcext:value-type="float">
            <text:p>0.031</text:p>
          </table:table-cell>
          <table:table-cell table:number-columns-repeated="4"/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8331044411072" calcext:value-type="float">
            <text:p>21.83</text:p>
          </table:table-cell>
          <table:table-cell table:style-name="ce16" office:value-type="float" office:value="21.7379213250987" calcext:value-type="float">
            <text:p>21.74</text:p>
          </table:table-cell>
          <table:table-cell table:style-name="ce17" office:value-type="float" office:value="0.134609253568252" calcext:value-type="float">
            <text:p>0.135</text:p>
          </table:table-cell>
          <table:table-cell/>
          <table:table-cell table:formula="of:=[.F3]^(-[.D79])" office:value-type="float" office:value="0.00000222120493176988" calcext:value-type="float">
            <text:p>2.22120493176988E-006</text:p>
          </table:table-cell>
          <table:table-cell table:style-name="ce21" office:value-type="float" office:value="0.0000004598447" calcext:value-type="float">
            <text:p>4.60E-07</text:p>
          </table:table-cell>
          <table:table-cell table:style-name="ce40" table:formula="of:=[.G79]/[.H79]" office:value-type="float" office:value="4.83033713723325" calcext:value-type="float">
            <text:p>4.8303371372</text:p>
          </table:table-cell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1.6427382090901" calcext:value-type="float">
            <text:p>21.64</text:p>
          </table:table-cell>
          <table:table-cell table:style-name="ce16" office:value-type="float" office:value="21.7379213250987" calcext:value-type="float">
            <text:p>21.74</text:p>
          </table:table-cell>
          <table:table-cell table:style-name="ce17" office:value-type="float" office:value="0.134609253568252" calcext:value-type="float">
            <text:p>0.135</text:p>
          </table:table-cell>
          <table:table-cell table:number-columns-repeated="4"/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212621598045" calcext:value-type="float">
            <text:p>22.82</text:p>
          </table:table-cell>
          <table:table-cell table:style-name="ce16" office:value-type="float" office:value="22.5950818341422" calcext:value-type="float">
            <text:p>22.60</text:p>
          </table:table-cell>
          <table:table-cell table:style-name="ce17" office:value-type="float" office:value="0.319867284093586" calcext:value-type="float">
            <text:p>0.320</text:p>
          </table:table-cell>
          <table:table-cell/>
          <table:table-cell table:formula="of:=[.F3]^(-[.D81])" office:value-type="float" office:value="0.00000132943070679366" calcext:value-type="float">
            <text:p>1.32943070679366E-006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style-name="ce41" table:formula="of:=[.G81]/[.H81]" office:value-type="float" office:value="1.40001051488885" calcext:value-type="float">
            <text:p>1.4000105149</text:p>
          </table:table-cell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689015084799" calcext:value-type="float">
            <text:p>22.37</text:p>
          </table:table-cell>
          <table:table-cell table:style-name="ce16" office:value-type="float" office:value="22.5950818341422" calcext:value-type="float">
            <text:p>22.60</text:p>
          </table:table-cell>
          <table:table-cell table:style-name="ce17" office:value-type="float" office:value="0.319867284093586" calcext:value-type="float">
            <text:p>0.320</text:p>
          </table:table-cell>
          <table:table-cell table:number-columns-repeated="4"/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22073387712" calcext:value-type="float">
            <text:p>24.32</text:p>
          </table:table-cell>
          <table:table-cell table:style-name="ce16" office:value-type="float" office:value="24.1838495833081" calcext:value-type="float">
            <text:p>24.18</text:p>
          </table:table-cell>
          <table:table-cell table:style-name="ce17" office:value-type="float" office:value="0.195477978830829" calcext:value-type="float">
            <text:p>0.195</text:p>
          </table:table-cell>
          <table:table-cell/>
          <table:table-cell table:formula="of:=[.F3]^(-[.D83])" office:value-type="float" office:value="0.000000513419869573191" calcext:value-type="float">
            <text:p>5.13419869573191E-007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style-name="ce47" table:formula="of:=[.G83]/[.H83]" office:value-type="float" office:value="0.904630268929425" calcext:value-type="float">
            <text:p>0.9046302689</text:p>
          </table:table-cell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0456257789041" calcext:value-type="float">
            <text:p>24.05</text:p>
          </table:table-cell>
          <table:table-cell table:style-name="ce16" office:value-type="float" office:value="24.1838495833081" calcext:value-type="float">
            <text:p>24.18</text:p>
          </table:table-cell>
          <table:table-cell table:style-name="ce17" office:value-type="float" office:value="0.195477978830829" calcext:value-type="float">
            <text:p>0.195</text:p>
          </table:table-cell>
          <table:table-cell table:number-columns-repeated="4"/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725711201274" calcext:value-type="float">
            <text:p>24.37</text:p>
          </table:table-cell>
          <table:table-cell table:style-name="ce16" office:value-type="float" office:value="24.3840807347766" calcext:value-type="float">
            <text:p>24.38</text:p>
          </table:table-cell>
          <table:table-cell table:style-name="ce17" office:value-type="float" office:value="0.0162770531345606" calcext:value-type="float">
            <text:p>0.016</text:p>
          </table:table-cell>
          <table:table-cell/>
          <table:table-cell table:formula="of:=[.F3]^(-[.D85])" office:value-type="float" office:value="0.000000455405507567438" calcext:value-type="float">
            <text:p>4.55405507567438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style-name="ce47" table:formula="of:=[.G85]/[.H85]" office:value-type="float" office:value="0.794525654585419" calcext:value-type="float">
            <text:p>0.7945256546</text:p>
          </table:table-cell>
          <table:table-cell table:style-name="ce14"/>
          <table:table-cell table:style-name="ce16" table:number-columns-repeated="2"/>
          <table:table-cell table:style-name="ce17"/>
          <table:table-cell table:number-columns-repeated="3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3955903494257" calcext:value-type="float">
            <text:p>24.40</text:p>
          </table:table-cell>
          <table:table-cell table:style-name="ce16" office:value-type="float" office:value="24.3840807347766" calcext:value-type="float">
            <text:p>24.38</text:p>
          </table:table-cell>
          <table:table-cell table:style-name="ce17" office:value-type="float" office:value="0.0162770531345606" calcext:value-type="float">
            <text:p>0.01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8259381161134" calcext:value-type="float">
            <text:p>22.83</text:p>
          </table:table-cell>
          <table:table-cell table:style-name="ce16" office:value-type="float" office:value="22.9266830467507" calcext:value-type="float">
            <text:p>22.93</text:p>
          </table:table-cell>
          <table:table-cell table:style-name="ce17" office:value-type="float" office:value="0.142474847247646" calcext:value-type="float">
            <text:p>0.142</text:p>
          </table:table-cell>
          <table:table-cell/>
          <table:table-cell table:formula="of:=[.F3]^(-[.D87])" office:value-type="float" office:value="0.00000108999804283844" calcext:value-type="float">
            <text:p>0.00000109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style-name="ce37" table:formula="of:=[.G87]/[.H87]" office:value-type="float" office:value="1.4942787020656" calcext:value-type="float">
            <text:p>1.494278702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0274279773881" calcext:value-type="float">
            <text:p>23.03</text:p>
          </table:table-cell>
          <table:table-cell table:style-name="ce16" office:value-type="float" office:value="22.9266830467507" calcext:value-type="float">
            <text:p>22.93</text:p>
          </table:table-cell>
          <table:table-cell table:style-name="ce17" office:value-type="float" office:value="0.142474847247646" calcext:value-type="float">
            <text:p>0.14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95002858671" calcext:value-type="float">
            <text:p>22.95</text:p>
          </table:table-cell>
          <table:table-cell table:style-name="ce16" office:value-type="float" office:value="22.7616077238538" calcext:value-type="float">
            <text:p>22.76</text:p>
          </table:table-cell>
          <table:table-cell table:style-name="ce17" office:value-type="float" office:value="0.266467339685253" calcext:value-type="float">
            <text:p>0.266</text:p>
          </table:table-cell>
          <table:table-cell/>
          <table:table-cell table:formula="of:=[.F3]^(-[.D89])" office:value-type="float" office:value="0.00000120325336941391" calcext:value-type="float">
            <text:p>1.20325336941391E-006</text:p>
          </table:table-cell>
          <table:table-cell table:style-name="ce21" office:value-type="float" office:value="0.0000011431645" calcext:value-type="float">
            <text:p>1.14E-06</text:p>
          </table:table-cell>
          <table:table-cell table:style-name="ce41" table:formula="of:=[.G89]/[.H89]" office:value-type="float" office:value="1.05256362440743" calcext:value-type="float">
            <text:p>1.0525636244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5731868609976" calcext:value-type="float">
            <text:p>22.57</text:p>
          </table:table-cell>
          <table:table-cell table:style-name="ce16" office:value-type="float" office:value="22.7616077238538" calcext:value-type="float">
            <text:p>22.76</text:p>
          </table:table-cell>
          <table:table-cell table:style-name="ce17" office:value-type="float" office:value="0.266467339685253" calcext:value-type="float">
            <text:p>0.266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579560057712" calcext:value-type="float">
            <text:p>23.58</text:p>
          </table:table-cell>
          <table:table-cell table:style-name="ce16" office:value-type="float" office:value="23.5927470175212" calcext:value-type="float">
            <text:p>23.59</text:p>
          </table:table-cell>
          <table:table-cell table:style-name="ce17" office:value-type="float" office:value="0.0186491774087454" calcext:value-type="float">
            <text:p>0.019</text:p>
          </table:table-cell>
          <table:table-cell/>
          <table:table-cell table:formula="of:=[.F3]^(-[.D91])" office:value-type="float" office:value="0.000000731478451382863" calcext:value-type="float">
            <text:p>7.31478451382863E-007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style-name="ce37" table:formula="of:=[.G91]/[.H91]" office:value-type="float" office:value="0.882329272407753" calcext:value-type="float">
            <text:p>0.8823292724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6059339773305" calcext:value-type="float">
            <text:p>23.61</text:p>
          </table:table-cell>
          <table:table-cell table:style-name="ce16" office:value-type="float" office:value="23.5927470175212" calcext:value-type="float">
            <text:p>23.59</text:p>
          </table:table-cell>
          <table:table-cell table:style-name="ce17" office:value-type="float" office:value="0.0186491774087454" calcext:value-type="float">
            <text:p>0.019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1640372723902" calcext:value-type="float">
            <text:p>23.16</text:p>
          </table:table-cell>
          <table:table-cell table:style-name="ce16" office:value-type="float" office:value="23.1909192320378" calcext:value-type="float">
            <text:p>23.19</text:p>
          </table:table-cell>
          <table:table-cell table:style-name="ce17" office:value-type="float" office:value="0.0380168319168273" calcext:value-type="float">
            <text:p>0.038</text:p>
          </table:table-cell>
          <table:table-cell/>
          <table:table-cell table:formula="of:=[.F3]^(-[.D93])" office:value-type="float" office:value="0.00000093047658046565" calcext:value-type="float">
            <text:p>9.3047658046565E-007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style-name="ce47" table:formula="of:=[.G93]/[.H93]" office:value-type="float" office:value="1.48941246068168" calcext:value-type="float">
            <text:p>1.4894124607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3.2178011916855" calcext:value-type="float">
            <text:p>23.22</text:p>
          </table:table-cell>
          <table:table-cell table:style-name="ce16" office:value-type="float" office:value="23.1909192320378" calcext:value-type="float">
            <text:p>23.19</text:p>
          </table:table-cell>
          <table:table-cell table:style-name="ce17" office:value-type="float" office:value="0.0380168319168273" calcext:value-type="float">
            <text:p>0.038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1092403650635" calcext:value-type="float">
            <text:p>22.11</text:p>
          </table:table-cell>
          <table:table-cell table:style-name="ce16" office:value-type="float" office:value="22.2332570861057" calcext:value-type="float">
            <text:p>22.23</text:p>
          </table:table-cell>
          <table:table-cell table:style-name="ce17" office:value-type="float" office:value="0.175386128859045" calcext:value-type="float">
            <text:p>0.175</text:p>
          </table:table-cell>
          <table:table-cell/>
          <table:table-cell table:formula="of:=[.F3]^(-[.D95])" office:value-type="float" office:value="0.00000165107183950693" calcext:value-type="float">
            <text:p>1.65107183950693E-006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style-name="ce40" table:formula="of:=[.G95]/[.H95]" office:value-type="float" office:value="2.53674823814972" calcext:value-type="float">
            <text:p>2.5367482381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2.357273807148" calcext:value-type="float">
            <text:p>22.36</text:p>
          </table:table-cell>
          <table:table-cell table:style-name="ce16" office:value-type="float" office:value="22.2332570861057" calcext:value-type="float">
            <text:p>22.23</text:p>
          </table:table-cell>
          <table:table-cell table:style-name="ce17" office:value-type="float" office:value="0.175386128859045" calcext:value-type="float">
            <text:p>0.175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5.2739019413525" calcext:value-type="float">
            <text:p>25.27</text:p>
          </table:table-cell>
          <table:table-cell table:style-name="ce16" office:value-type="float" office:value="24.7696478107058" calcext:value-type="float">
            <text:p>24.77</text:p>
          </table:table-cell>
          <table:table-cell table:style-name="ce17" office:value-type="float" office:value="0.71312303044315" calcext:value-type="float">
            <text:p>0.713</text:p>
          </table:table-cell>
          <table:table-cell/>
          <table:table-cell table:formula="of:=[.F3]^(-[.D97])" office:value-type="float" office:value="0.000000361512496253376" calcext:value-type="float">
            <text:p>3.61512496253376E-007</text:p>
          </table:table-cell>
          <table:table-cell table:style-name="ce21" office:value-type="float" office:value="0.0000013897948" calcext:value-type="float">
            <text:p>1.39E-06</text:p>
          </table:table-cell>
          <table:table-cell table:style-name="ce37" table:formula="of:=[.G97]/[.H97]" office:value-type="float" office:value="0.260119332906826" calcext:value-type="float">
            <text:p>0.2601193329</text:p>
          </table:table-cell>
          <table:table-cell table:style-name="ce14"/>
          <table:table-cell table:number-columns-repeated="6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TGFb</text:p>
          </table:table-cell>
          <table:table-cell table:style-name="ce16" office:value-type="float" office:value="24.2653936800592" calcext:value-type="float">
            <text:p>24.27</text:p>
          </table:table-cell>
          <table:table-cell table:style-name="ce16" office:value-type="float" office:value="24.7696478107058" calcext:value-type="float">
            <text:p>24.77</text:p>
          </table:table-cell>
          <table:table-cell table:style-name="ce17" office:value-type="float" office:value="0.71312303044315" calcext:value-type="float">
            <text:p>0.713</text:p>
          </table:table-cell>
          <table:table-cell table:number-columns-repeated="4"/>
          <table:table-cell table:style-name="ce14"/>
          <table:table-cell table:number-columns-repeated="6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3783487256287" calcext:value-type="float">
            <text:p>23.38</text:p>
          </table:table-cell>
          <table:table-cell table:style-name="ce16" office:value-type="float" office:value="23.4146806116296" calcext:value-type="float">
            <text:p>23.41</text:p>
          </table:table-cell>
          <table:table-cell table:style-name="ce17" office:value-type="float" office:value="0.0513810459290984" calcext:value-type="float">
            <text:p>0.051</text:p>
          </table:table-cell>
          <table:table-cell/>
          <table:table-cell table:formula="of:=[.F3]^(-[.D99])" office:value-type="float" office:value="0.000000813788435822248" calcext:value-type="float">
            <text:p>8.13788435822248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style-name="ce47" table:formula="of:=[.G99]/[.H99]" office:value-type="float" office:value="1.2919622183193" calcext:value-type="float">
            <text:p>1.291962218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table:style-name="ce19" office:value-type="string" calcext:value-type="string">
            <text:p>TGFb</text:p>
          </table:table-cell>
          <table:table-cell table:style-name="ce16" office:value-type="float" office:value="23.4510124976305" calcext:value-type="float">
            <text:p>23.45</text:p>
          </table:table-cell>
          <table:table-cell table:style-name="ce16" office:value-type="float" office:value="23.4146806116296" calcext:value-type="float">
            <text:p>23.41</text:p>
          </table:table-cell>
          <table:table-cell table:style-name="ce17" office:value-type="float" office:value="0.0513810459290984" calcext:value-type="float">
            <text:p>0.051</text:p>
          </table:table-cell>
          <table:table-cell table:number-columns-repeated="11"/>
        </table:table-row>
        <table:table-row table:style-name="ro2" table:number-rows-repeated="104847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CXCL9" table:style-name="ta4">
        <office:forms form:automatic-focus="false" form:apply-design-mode="false"/>
        <table:table-column table:style-name="co5" table:number-columns-repeated="16" table:default-cell-style-name="Default"/>
        <table:table-row table:style-name="ro3">
          <table:table-cell office:value-type="string" calcext:value-type="string">
            <text:p>Sample 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q Mean</text:p>
          </table:table-cell>
          <table:table-cell office:value-type="string" calcext:value-type="string">
            <text:p>Cq-Std.Dev</text:p>
          </table:table-cell>
          <table:table-cell office:value-type="string" calcext:value-type="string">
            <text:p>Effeciency</text:p>
          </table:table-cell>
          <table:table-cell table:style-name="ce20" office:value-type="string" calcext:value-type="string">
            <text:p>Q (E^(-Ct))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E</text:p>
          </table:table-cell>
          <table:table-cell/>
          <table:table-cell office:value-type="string" calcext:value-type="string">
            <text:p><text:span text:style-name="T1">Sample ID</text:span> </text:p>
          </table:table-cell>
          <table:table-cell table:style-name="ce30" office:value-type="string" calcext:value-type="string">
            <text:p>Group of infection</text:p>
          </table:table-cell>
          <table:table-cell table:style-name="ce30" office:value-type="string" calcext:value-type="string">
            <text:p>NE-3Dpi</text:p>
          </table:table-cell>
          <table:table-cell table:style-name="ce30" office:value-type="string" calcext:value-type="string">
            <text:p>NE-5Dpi</text:p>
          </table:table-cell>
          <table:table-cell table:style-name="ce36" office:value-type="string" calcext:value-type="string">
            <text:p>NE-7Dpi</text:p>
          </table:table-cell>
          <table:table-cell table:style-name="ce30" office:value-type="string" calcext:value-type="string">
            <text:p>NE-9Dpi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80058965447" calcext:value-type="float">
            <text:p>22.50</text:p>
          </table:table-cell>
          <table:table-cell table:style-name="ce16" office:value-type="float" office:value="22.4986739017061" calcext:value-type="float">
            <text:p>22.50</text:p>
          </table:table-cell>
          <table:table-cell table:style-name="ce17" office:value-type="float" office:value="0.000944701958878267" calcext:value-type="float">
            <text:p>0.001</text:p>
          </table:table-cell>
          <table:table-cell table:style-name="ce18" office:value-type="percentage" office:value="0.865" calcext:value-type="percentage">
            <text:p>86.50%</text:p>
          </table:table-cell>
          <table:table-cell table:formula="of:=[.F3]^(-[.D2])" office:value-type="float" office:value="0.000000812989868589437" calcext:value-type="float">
            <text:p>0.000000813</text:p>
          </table:table-cell>
          <table:table-cell table:style-name="ce21" office:value-type="float" office:value="0.00000096442363" calcext:value-type="float">
            <text:p>9.64E-07</text:p>
          </table:table-cell>
          <table:table-cell table:style-name="ce37" table:formula="of:=[.G2]/[.H2]" office:value-type="float" office:value="0.842980038335889" calcext:value-type="float">
            <text:p>0.8429800383</text:p>
          </table:table-cell>
          <table:table-cell/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E64</text:p>
          </table:table-cell>
          <table:table-cell table:style-name="ce32" table:formula="of:=[.G2]/[.H2]" office:value-type="float" office:value="0.842980038335889" calcext:value-type="float">
            <text:p>0.8429800383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93419068674" calcext:value-type="float">
            <text:p>22.50</text:p>
          </table:table-cell>
          <table:table-cell table:style-name="ce16" office:value-type="float" office:value="22.4986739017061" calcext:value-type="float">
            <text:p>22.50</text:p>
          </table:table-cell>
          <table:table-cell table:style-name="ce17" office:value-type="float" office:value="0.000944701958878267" calcext:value-type="float">
            <text:p>0.001</text:p>
          </table:table-cell>
          <table:table-cell office:value-type="float" office:value="1.865" calcext:value-type="float">
            <text:p>1.865</text:p>
          </table:table-cell>
          <table:table-cell table:number-columns-repeated="2"/>
          <table:table-cell table:style-name="ce14"/>
          <table:table-cell/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E64</text:p>
          </table:table-cell>
          <table:table-cell table:style-name="ce32" table:formula="of:=[.G10]/[.H10]" office:value-type="float" office:value="0.916117292854593" calcext:value-type="float">
            <text:p>0.9161172929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3301271405669" calcext:value-type="float">
            <text:p>22.33</text:p>
          </table:table-cell>
          <table:table-cell table:style-name="ce16" office:value-type="float" office:value="22.4027077431827" calcext:value-type="float">
            <text:p>22.40</text:p>
          </table:table-cell>
          <table:table-cell table:style-name="ce17" office:value-type="float" office:value="0.102644472584455" calcext:value-type="float">
            <text:p>0.103</text:p>
          </table:table-cell>
          <table:table-cell/>
          <table:table-cell table:formula="of:=[.F3]^(-[.D4])" office:value-type="float" office:value="0.000000863100049634976" calcext:value-type="float">
            <text:p>8.63100049634976E-007</text:p>
          </table:table-cell>
          <table:table-cell table:style-name="ce21" office:value-type="float" office:value="0.0000017917556" calcext:value-type="float">
            <text:p>1.79E-06</text:p>
          </table:table-cell>
          <table:table-cell table:style-name="ce40" table:formula="of:=[.G4]/[.H4]" office:value-type="float" office:value="0.481706349702479" calcext:value-type="float">
            <text:p>0.4817063497</text:p>
          </table:table-cell>
          <table:table-cell/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E64</text:p>
          </table:table-cell>
          <table:table-cell table:style-name="ce32" table:formula="of:=[.G24]/[.H24]" office:value-type="float" office:value="0.810483891243619" calcext:value-type="float">
            <text:p>0.8104838912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752883457985" calcext:value-type="float">
            <text:p>22.48</text:p>
          </table:table-cell>
          <table:table-cell table:style-name="ce16" office:value-type="float" office:value="22.4027077431827" calcext:value-type="float">
            <text:p>22.40</text:p>
          </table:table-cell>
          <table:table-cell table:style-name="ce17" office:value-type="float" office:value="0.102644472584455" calcext:value-type="float">
            <text:p>0.103</text:p>
          </table:table-cell>
          <table:table-cell table:number-columns-repeated="3"/>
          <table:table-cell table:style-name="ce14"/>
          <table:table-cell/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34]/[.H34]" office:value-type="float" office:value="0.591712575839228" calcext:value-type="float">
            <text:p>0.5917125758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847332920134" calcext:value-type="float">
            <text:p>22.88</text:p>
          </table:table-cell>
          <table:table-cell table:style-name="ce16" office:value-type="float" office:value="22.7800922080336" calcext:value-type="float">
            <text:p>22.78</text:p>
          </table:table-cell>
          <table:table-cell table:style-name="ce17" office:value-type="float" office:value="0.147984840145612" calcext:value-type="float">
            <text:p>0.148</text:p>
          </table:table-cell>
          <table:table-cell/>
          <table:table-cell table:formula="of:=[.F3]^(-[.D6])" office:value-type="float" office:value="0.0000006821991184371" calcext:value-type="float">
            <text:p>6.821991184371E-007</text:p>
          </table:table-cell>
          <table:table-cell table:style-name="ce21" office:value-type="float" office:value="0.00000085223" calcext:value-type="float">
            <text:p>8.52E-07</text:p>
          </table:table-cell>
          <table:table-cell table:style-name="ce41" table:formula="of:=[.G6]/[.H6]" office:value-type="float" office:value="0.800487096719313" calcext:value-type="float">
            <text:p>0.8004870967</text:p>
          </table:table-cell>
          <table:table-cell/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42]/[.H42]" office:value-type="float" office:value="0.530824981164647" calcext:value-type="float">
            <text:p>0.53082498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754511240538" calcext:value-type="float">
            <text:p>22.68</text:p>
          </table:table-cell>
          <table:table-cell table:style-name="ce16" office:value-type="float" office:value="22.7800922080336" calcext:value-type="float">
            <text:p>22.78</text:p>
          </table:table-cell>
          <table:table-cell table:style-name="ce17" office:value-type="float" office:value="0.147984840145612" calcext:value-type="float">
            <text:p>0.148</text:p>
          </table:table-cell>
          <table:table-cell table:number-columns-repeated="3"/>
          <table:table-cell table:style-name="ce14"/>
          <table:table-cell/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E64</text:p>
          </table:table-cell>
          <table:table-cell office:value-type="string" calcext:value-type="string">
            <text:p>NA</text:p>
          </table:table-cell>
          <table:table-cell table:style-name="ce34" table:formula="of:=[.G56]/[.H56]" office:value-type="float" office:value="1.30337814087536" calcext:value-type="float">
            <text:p>1.3033781409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45239021144" calcext:value-type="float">
            <text:p>23.65</text:p>
          </table:table-cell>
          <table:table-cell table:style-name="ce16" office:value-type="float" office:value="23.6750235437736" calcext:value-type="float">
            <text:p>23.68</text:p>
          </table:table-cell>
          <table:table-cell table:style-name="ce17" office:value-type="float" office:value="0.0421216758516029" calcext:value-type="float">
            <text:p>0.042</text:p>
          </table:table-cell>
          <table:table-cell table:style-name="ce14"/>
          <table:table-cell table:formula="of:=[.F3]^(-[.D8])" office:value-type="float" office:value="0.000000390545988654373" calcext:value-type="float">
            <text:p>3.90545988654373E-007</text:p>
          </table:table-cell>
          <table:table-cell table:style-name="ce21" office:value-type="float" office:value="0.0000018677306" calcext:value-type="float">
            <text:p>1.87E-06</text:p>
          </table:table-cell>
          <table:table-cell table:style-name="ce42" table:formula="of:=[.G8]/[.H8]" office:value-type="float" office:value="0.209101884744177" calcext:value-type="float">
            <text:p>0.2091018847</text:p>
          </table:table-cell>
          <table:table-cell/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0]/[.H50]" office:value-type="float" office:value="0.475605183730933" calcext:value-type="float">
            <text:p>0.4756051837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048080664032" calcext:value-type="float">
            <text:p>23.70</text:p>
          </table:table-cell>
          <table:table-cell table:style-name="ce16" office:value-type="float" office:value="23.6750235437736" calcext:value-type="float">
            <text:p>23.68</text:p>
          </table:table-cell>
          <table:table-cell table:style-name="ce17" office:value-type="float" office:value="0.0421216758516029" calcext:value-type="float">
            <text:p>0.042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8]/[.H48]" office:value-type="float" office:value="0.549702983426554" calcext:value-type="float">
            <text:p>0.5497029834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7801227870358" calcext:value-type="float">
            <text:p>21.78</text:p>
          </table:table-cell>
          <table:table-cell table:style-name="ce16" office:value-type="float" office:value="21.7367553486073" calcext:value-type="float">
            <text:p>21.74</text:p>
          </table:table-cell>
          <table:table-cell table:style-name="ce17" office:value-type="float" office:value="0.0613308195910309" calcext:value-type="float">
            <text:p>0.061</text:p>
          </table:table-cell>
          <table:table-cell table:style-name="ce14"/>
          <table:table-cell table:formula="of:=[.F3]^(-[.D10])" office:value-type="float" office:value="0.00000130713475062598" calcext:value-type="float">
            <text:p>1.30713475062598E-006</text:p>
          </table:table-cell>
          <table:table-cell table:style-name="ce21" office:value-type="float" office:value="0.0000014268203" calcext:value-type="float">
            <text:p>1.43E-06</text:p>
          </table:table-cell>
          <table:table-cell table:style-name="ce37" table:formula="of:=[.G10]/[.H10]" office:value-type="float" office:value="0.916117292854593" calcext:value-type="float">
            <text:p>0.9161172929</text:p>
          </table:table-cell>
          <table:table-cell/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E64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6]/[.H46]" office:value-type="float" office:value="0.441028625327346" calcext:value-type="float">
            <text:p>0.441028625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6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933879101787" calcext:value-type="float">
            <text:p>21.69</text:p>
          </table:table-cell>
          <table:table-cell table:style-name="ce16" office:value-type="float" office:value="21.7367553486073" calcext:value-type="float">
            <text:p>21.74</text:p>
          </table:table-cell>
          <table:table-cell table:style-name="ce17" office:value-type="float" office:value="0.0613308195910309" calcext:value-type="float">
            <text:p>0.061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7]/[.H87]" office:value-type="float" office:value="0.127170751954306" calcext:value-type="float">
            <text:p>0.127170752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543889732598" calcext:value-type="float">
            <text:p>23.75</text:p>
          </table:table-cell>
          <table:table-cell table:style-name="ce16" office:value-type="float" office:value="23.8429769537165" calcext:value-type="float">
            <text:p>23.84</text:p>
          </table:table-cell>
          <table:table-cell table:style-name="ce17" office:value-type="float" office:value="0.125282323425077" calcext:value-type="float">
            <text:p>0.125</text:p>
          </table:table-cell>
          <table:table-cell table:style-name="ce14"/>
          <table:table-cell table:formula="of:=[.F3]^(-[.D12])" office:value-type="float" office:value="0.000000351731081930534" calcext:value-type="float">
            <text:p>3.51731081930534E-007</text:p>
          </table:table-cell>
          <table:table-cell table:style-name="ce21" office:value-type="float" office:value="0.0000011392566" calcext:value-type="float">
            <text:p>1.14E-06</text:p>
          </table:table-cell>
          <table:table-cell table:style-name="ce41" table:formula="of:=[.G12]/[.H12]" office:value-type="float" office:value="0.3087373660425" calcext:value-type="float">
            <text:p>0.308737366</text:p>
          </table:table-cell>
          <table:table-cell/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1]/[.H91]" office:value-type="float" office:value="0.278982564062593" calcext:value-type="float">
            <text:p>0.2789825641</text:p>
          </table:table-cell>
        </table:table-row>
        <table:table-row table:style-name="ro2"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9315649341732" calcext:value-type="float">
            <text:p>23.93</text:p>
          </table:table-cell>
          <table:table-cell table:style-name="ce16" office:value-type="float" office:value="23.8429769537165" calcext:value-type="float">
            <text:p>23.84</text:p>
          </table:table-cell>
          <table:table-cell table:style-name="ce17" office:value-type="float" office:value="0.125282323425077" calcext:value-type="float">
            <text:p>0.125</text:p>
          </table:table-cell>
          <table:table-cell table:style-name="ce14"/>
          <table:table-cell table:number-columns-repeated="3"/>
          <table:table-cell table:style-name="ce16"/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E64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7]/[.H97]" office:value-type="float" office:value="0.154887922955828" calcext:value-type="float">
            <text:p>0.154887923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394274841821" calcext:value-type="float">
            <text:p>22.24</text:p>
          </table:table-cell>
          <table:table-cell table:style-name="ce16" office:value-type="float" office:value="22.2820266034525" calcext:value-type="float">
            <text:p>22.28</text:p>
          </table:table-cell>
          <table:table-cell table:style-name="ce17" office:value-type="float" office:value="0.0602442522172794" calcext:value-type="float">
            <text:p>0.060</text:p>
          </table:table-cell>
          <table:table-cell table:style-name="ce14"/>
          <table:table-cell table:formula="of:=[.F3]^(-[.D14])" office:value-type="float" office:value="0.000000930522699720292" calcext:value-type="float">
            <text:p>9.30522699720292E-007</text:p>
          </table:table-cell>
          <table:table-cell table:style-name="ce21" office:value-type="float" office:value="0.000002102477" calcext:value-type="float">
            <text:p>2.10E-06</text:p>
          </table:table-cell>
          <table:table-cell table:style-name="ce40" table:formula="of:=[.G14]/[.H14]" office:value-type="float" office:value="0.442584009109394" calcext:value-type="float">
            <text:p>0.4425840091</text:p>
          </table:table-cell>
          <table:table-cell table:style-name="ce16"/>
          <table:table-cell table:style-name="ce14" office:value-type="string" calcext:value-type="string">
            <text:p>lm0090</text:p>
          </table:table-cell>
          <table:table-cell office:value-type="string" calcext:value-type="string">
            <text:p>Eflab</text:p>
          </table:table-cell>
          <table:table-cell table:style-name="ce32" table:formula="of:=[.G4]/[.H4]" office:value-type="float" office:value="0.481706349702479" calcext:value-type="float">
            <text:p>0.481706349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3246257227228" calcext:value-type="float">
            <text:p>22.32</text:p>
          </table:table-cell>
          <table:table-cell table:style-name="ce16" office:value-type="float" office:value="22.2820266034525" calcext:value-type="float">
            <text:p>22.28</text:p>
          </table:table-cell>
          <table:table-cell table:style-name="ce17" office:value-type="float" office:value="0.0602442522172794" calcext:value-type="float">
            <text:p>0.060</text:p>
          </table:table-cell>
          <table:table-cell table:style-name="ce14"/>
          <table:table-cell table:number-columns-repeated="4"/>
          <table:table-cell table:style-name="ce15" office:value-type="string" calcext:value-type="string">
            <text:p>lm0063</text:p>
          </table:table-cell>
          <table:table-cell office:value-type="string" calcext:value-type="string">
            <text:p>Eflab</text:p>
          </table:table-cell>
          <table:table-cell table:style-name="ce32" table:formula="of:=[.G14]/[.H14]" office:value-type="float" office:value="0.442584009109394" calcext:value-type="float">
            <text:p>0.442584009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850703218409" calcext:value-type="float">
            <text:p>24.19</text:p>
          </table:table-cell>
          <table:table-cell table:style-name="ce16" office:value-type="float" office:value="24.3794965529774" calcext:value-type="float">
            <text:p>24.38</text:p>
          </table:table-cell>
          <table:table-cell table:style-name="ce17" office:value-type="float" office:value="0.274960212954272" calcext:value-type="float">
            <text:p>0.275</text:p>
          </table:table-cell>
          <table:table-cell table:style-name="ce14"/>
          <table:table-cell table:formula="of:=[.F3]^(-[.D16])" office:value-type="float" office:value="0.00000025175972020332" calcext:value-type="float">
            <text:p>2.5175972020332E-007</text:p>
          </table:table-cell>
          <table:table-cell table:formula="of:=0.0000010877852" office:value-type="float" office:value="0.0000010877852" calcext:value-type="float">
            <text:p>1.0877852E-006</text:p>
          </table:table-cell>
          <table:table-cell table:style-name="ce42" table:formula="of:=[.G16]/[.H16]" office:value-type="float" office:value="0.231442494532302" calcext:value-type="float">
            <text:p>0.2314424945</text:p>
          </table:table-cell>
          <table:table-cell/>
          <table:table-cell table:style-name="ce14" office:value-type="string" calcext:value-type="string">
            <text:p>lm0051</text:p>
          </table:table-cell>
          <table:table-cell office:value-type="string" calcext:value-type="string">
            <text:p>Eflab</text:p>
          </table:table-cell>
          <table:table-cell table:style-name="ce32" table:formula="of:=[.G66]/[.H66]" office:value-type="float" office:value="0.189141506643524" calcext:value-type="float">
            <text:p>0.18914150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39227841138" calcext:value-type="float">
            <text:p>24.57</text:p>
          </table:table-cell>
          <table:table-cell table:style-name="ce16" office:value-type="float" office:value="24.3794965529774" calcext:value-type="float">
            <text:p>24.38</text:p>
          </table:table-cell>
          <table:table-cell table:style-name="ce17" office:value-type="float" office:value="0.274960212954272" calcext:value-type="float">
            <text:p>0.275</text:p>
          </table:table-cell>
          <table:table-cell table:style-name="ce14"/>
          <table:table-cell table:number-columns-repeated="4"/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32]/[.H32]" office:value-type="float" office:value="3.73637408449563" calcext:value-type="float">
            <text:p>3.736374084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9010639454811" calcext:value-type="float">
            <text:p>23.90</text:p>
          </table:table-cell>
          <table:table-cell table:style-name="ce16" office:value-type="float" office:value="24.0332611392828" calcext:value-type="float">
            <text:p>24.03</text:p>
          </table:table-cell>
          <table:table-cell table:style-name="ce17" office:value-type="float" office:value="0.186955064382038" calcext:value-type="float">
            <text:p>0.187</text:p>
          </table:table-cell>
          <table:table-cell/>
          <table:table-cell table:formula="of:=[.F3]^(-[.D18])" office:value-type="float" office:value="0.000000312395555199929" calcext:value-type="float">
            <text:p>3.12395555199929E-007</text:p>
          </table:table-cell>
          <table:table-cell table:style-name="ce21" office:value-type="float" office:value="0.00000090797664" calcext:value-type="float">
            <text:p>9.08E-07</text:p>
          </table:table-cell>
          <table:table-cell table:style-name="ce41" table:formula="of:=[.G18]/[.H18]" office:value-type="float" office:value="0.344056819787709" calcext:value-type="float">
            <text:p>0.3440568198</text:p>
          </table:table-cell>
          <table:table-cell/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0]/[.H60]" office:value-type="float" office:value="1.82998231816529" calcext:value-type="float">
            <text:p>1.829982318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654583330846" calcext:value-type="float">
            <text:p>24.17</text:p>
          </table:table-cell>
          <table:table-cell table:style-name="ce16" office:value-type="float" office:value="24.0332611392828" calcext:value-type="float">
            <text:p>24.03</text:p>
          </table:table-cell>
          <table:table-cell table:style-name="ce17" office:value-type="float" office:value="0.186955064382038" calcext:value-type="float">
            <text:p>0.187</text:p>
          </table:table-cell>
          <table:table-cell table:number-columns-repeated="3"/>
          <table:table-cell table:style-name="ce14"/>
          <table:table-cell/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Eflab</text:p>
          </table:table-cell>
          <table:table-cell office:value-type="string" calcext:value-type="string">
            <text:p>NA</text:p>
          </table:table-cell>
          <table:table-cell table:style-name="ce34" table:formula="of:=[.G62]/[.H62]" office:value-type="float" office:value="2.51558693219713" calcext:value-type="float">
            <text:p>2.515586932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8515258054694" calcext:value-type="float">
            <text:p>20.85</text:p>
          </table:table-cell>
          <table:table-cell table:style-name="ce16" office:value-type="float" office:value="20.8930295493723" calcext:value-type="float">
            <text:p>20.89</text:p>
          </table:table-cell>
          <table:table-cell table:style-name="ce17" office:value-type="float" office:value="0.0586951575167343" calcext:value-type="float">
            <text:p>0.059</text:p>
          </table:table-cell>
          <table:table-cell/>
          <table:table-cell table:formula="of:=[.F3]^(-[.D20])" office:value-type="float" office:value="0.00000221156179091413" calcext:value-type="float">
            <text:p>2.21156179091413E-006</text:p>
          </table:table-cell>
          <table:table-cell table:style-name="ce21" office:value-type="float" office:value="0.0000015083822" calcext:value-type="float">
            <text:p>1.51E-06</text:p>
          </table:table-cell>
          <table:table-cell table:style-name="ce41" table:formula="of:=[.G20]/[.H20]" office:value-type="float" office:value="1.46618131062149" calcext:value-type="float">
            <text:p>1.4661813106</text:p>
          </table:table-cell>
          <table:table-cell/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54]/[.H54]" office:value-type="float" office:value="4.73110066127405" calcext:value-type="float">
            <text:p>4.7311006613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9345332932752" calcext:value-type="float">
            <text:p>20.93</text:p>
          </table:table-cell>
          <table:table-cell table:style-name="ce16" office:value-type="float" office:value="20.8930295493723" calcext:value-type="float">
            <text:p>20.89</text:p>
          </table:table-cell>
          <table:table-cell table:style-name="ce17" office:value-type="float" office:value="0.0586951575167343" calcext:value-type="float">
            <text:p>0.059</text:p>
          </table:table-cell>
          <table:table-cell table:number-columns-repeated="3"/>
          <table:table-cell table:style-name="ce14"/>
          <table:table-cell/>
          <table:table-cell table:style-name="ce15" office:value-type="string" calcext:value-type="string">
            <text:p>lm007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4]/[.H64]" office:value-type="float" office:value="1.37092882916229" calcext:value-type="float">
            <text:p>1.370928829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3945974769918" calcext:value-type="float">
            <text:p>21.39</text:p>
          </table:table-cell>
          <table:table-cell table:style-name="ce16" office:value-type="float" office:value="21.5039349117388" calcext:value-type="float">
            <text:p>21.50</text:p>
          </table:table-cell>
          <table:table-cell table:style-name="ce17" office:value-type="float" office:value="0.154626483094244" calcext:value-type="float">
            <text:p>0.155</text:p>
          </table:table-cell>
          <table:table-cell/>
          <table:table-cell table:formula="of:=[.F3]^(-[.D22])" office:value-type="float" office:value="0.00000151126256794578" calcext:value-type="float">
            <text:p>1.51126256794578E-006</text:p>
          </table:table-cell>
          <table:table-cell table:style-name="ce21" office:value-type="float" office:value="0.0000020533604" calcext:value-type="float">
            <text:p>2.05E-06</text:p>
          </table:table-cell>
          <table:table-cell table:style-name="ce42" table:formula="of:=[.G22]/[.H22]" office:value-type="float" office:value="0.735994795626613" calcext:value-type="float">
            <text:p>0.7359947956</text:p>
          </table:table-cell>
          <table:table-cell/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Eflab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68]/[.H68]" office:value-type="float" office:value="0.77573788822907" calcext:value-type="float">
            <text:p>0.775737888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132723464857" calcext:value-type="float">
            <text:p>21.61</text:p>
          </table:table-cell>
          <table:table-cell table:style-name="ce16" office:value-type="float" office:value="21.5039349117388" calcext:value-type="float">
            <text:p>21.50</text:p>
          </table:table-cell>
          <table:table-cell table:style-name="ce17" office:value-type="float" office:value="0.154626483094244" calcext:value-type="float">
            <text:p>0.155</text:p>
          </table:table-cell>
          <table:table-cell table:number-columns-repeated="3"/>
          <table:table-cell table:style-name="ce14"/>
          <table:table-cell/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5]/[.H75]" office:value-type="float" office:value="0.187278166549982" calcext:value-type="float">
            <text:p>0.1872781665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3975600580844" calcext:value-type="float">
            <text:p>23.40</text:p>
          </table:table-cell>
          <table:table-cell table:style-name="ce16" office:value-type="float" office:value="23.39453042778" calcext:value-type="float">
            <text:p>23.39</text:p>
          </table:table-cell>
          <table:table-cell table:style-name="ce17" office:value-type="float" office:value="0.00428454426541184" calcext:value-type="float">
            <text:p>0.004</text:p>
          </table:table-cell>
          <table:table-cell/>
          <table:table-cell table:formula="of:=[.F3]^(-[.D24])" office:value-type="float" office:value="0.00000046515289865286" calcext:value-type="float">
            <text:p>4.6515289865286E-007</text:p>
          </table:table-cell>
          <table:table-cell table:style-name="ce21" office:value-type="float" office:value="0.00000057391998" calcext:value-type="float">
            <text:p>5.74E-07</text:p>
          </table:table-cell>
          <table:table-cell table:style-name="ce37" table:formula="of:=[.G24]/[.H24]" office:value-type="float" office:value="0.810483891243619" calcext:value-type="float">
            <text:p>0.8104838912</text:p>
          </table:table-cell>
          <table:table-cell/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9]/[.H79]" office:value-type="float" office:value="1.16859344308999" calcext:value-type="float">
            <text:p>1.1685934431</text:p>
          </table:table-cell>
        </table:table-row>
        <table:table-row table:style-name="ro2">
          <table:table-cell table:style-name="ce15" office:value-type="string" calcext:value-type="string">
            <text:p>lm006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3915007974756" calcext:value-type="float">
            <text:p>23.39</text:p>
          </table:table-cell>
          <table:table-cell table:style-name="ce16" office:value-type="float" office:value="23.39453042778" calcext:value-type="float">
            <text:p>23.39</text:p>
          </table:table-cell>
          <table:table-cell table:style-name="ce17" office:value-type="float" office:value="0.00428454426541184" calcext:value-type="float">
            <text:p>0.004</text:p>
          </table:table-cell>
          <table:table-cell table:number-columns-repeated="3"/>
          <table:table-cell table:style-name="ce14"/>
          <table:table-cell table:style-name="ce16"/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Eflab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95]/[.H95]" office:value-type="float" office:value="0.33073460326778" calcext:value-type="float">
            <text:p>0.3307346033</text:p>
          </table:table-cell>
        </table:table-row>
        <table:table-row table:style-name="ro4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035099066476" calcext:value-type="float">
            <text:p>22.10</text:p>
          </table:table-cell>
          <table:table-cell table:style-name="ce16" office:value-type="float" office:value="22.1482863181121" calcext:value-type="float">
            <text:p>22.15</text:p>
          </table:table-cell>
          <table:table-cell table:style-name="ce17" office:value-type="float" office:value="0.0633234083674695" calcext:value-type="float">
            <text:p>0.063</text:p>
          </table:table-cell>
          <table:table-cell/>
          <table:table-cell table:formula="of:=[.F3]^(-[.D26])" office:value-type="float" office:value="0.00000101141091651091" calcext:value-type="float">
            <text:p>1.01141091651091E-006</text:p>
          </table:table-cell>
          <table:table-cell table:formula="of:=0.0000010411905" office:value-type="float" office:value="0.0000010411905" calcext:value-type="float">
            <text:p>1.0411905E-006</text:p>
          </table:table-cell>
          <table:table-cell table:style-name="ce41" table:formula="of:=[.G26]/[.H26]" office:value-type="float" office:value="0.971398525544466" calcext:value-type="float">
            <text:p>0.9713985255</text:p>
          </table:table-cell>
          <table:table-cell table:style-name="ce16"/>
          <table:table-cell table:style-name="ce14" office:value-type="string" calcext:value-type="string">
            <text:p>lm0044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6]/[.H6]" office:value-type="float" office:value="0.800487096719313" calcext:value-type="float">
            <text:p>0.800487096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2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930627295766" calcext:value-type="float">
            <text:p>22.19</text:p>
          </table:table-cell>
          <table:table-cell table:style-name="ce16" office:value-type="float" office:value="22.1482863181121" calcext:value-type="float">
            <text:p>22.15</text:p>
          </table:table-cell>
          <table:table-cell table:style-name="ce17" office:value-type="float" office:value="0.0633234083674695" calcext:value-type="float">
            <text:p>0.063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76</text:p>
          </table:table-cell>
          <table:table-cell office:value-type="string" calcext:value-type="string">
            <text:p>Efwild</text:p>
          </table:table-cell>
          <table:table-cell table:style-name="ce32" table:formula="of:=[.G12]/[.H12]" office:value-type="float" office:value="0.3087373660425" calcext:value-type="float">
            <text:p>0.30873736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692344680446" calcext:value-type="float">
            <text:p>22.77</text:p>
          </table:table-cell>
          <table:table-cell table:style-name="ce16" office:value-type="float" office:value="22.8317575125137" calcext:value-type="float">
            <text:p>22.83</text:p>
          </table:table-cell>
          <table:table-cell table:style-name="ce17" office:value-type="float" office:value="0.0884209374489934" calcext:value-type="float">
            <text:p>0.088</text:p>
          </table:table-cell>
          <table:table-cell/>
          <table:table-cell table:formula="of:=[.F3]^(-[.D28])" office:value-type="float" office:value="0.00000066058156470343" calcext:value-type="float">
            <text:p>6.6058156470343E-007</text:p>
          </table:table-cell>
          <table:table-cell table:style-name="ce21" office:value-type="float" office:value="0.00000047681352" calcext:value-type="float">
            <text:p>4.77E-07</text:p>
          </table:table-cell>
          <table:table-cell table:style-name="ce41" table:formula="of:=[.G28]/[.H28]" office:value-type="float" office:value="1.38540862831119" calcext:value-type="float">
            <text:p>1.3854086283</text:p>
          </table:table-cell>
          <table:table-cell/>
          <table:table-cell table:style-name="ce14" office:value-type="string" calcext:value-type="string">
            <text:p>lm0026</text:p>
          </table:table-cell>
          <table:table-cell table:style-name="ce31" office:value-type="string" calcext:value-type="string">
            <text:p>Efwild</text:p>
          </table:table-cell>
          <table:table-cell table:style-name="ce32" table:formula="of:=[.G18]/[.H18]" office:value-type="float" office:value="0.344056819787709" calcext:value-type="float">
            <text:p>0.3440568198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7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942805569828" calcext:value-type="float">
            <text:p>22.89</text:p>
          </table:table-cell>
          <table:table-cell table:style-name="ce16" office:value-type="float" office:value="22.8317575125137" calcext:value-type="float">
            <text:p>22.83</text:p>
          </table:table-cell>
          <table:table-cell table:style-name="ce17" office:value-type="float" office:value="0.0884209374489934" calcext:value-type="float">
            <text:p>0.088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58]/[.H58]" office:value-type="float" office:value="1.01862985347388" calcext:value-type="float">
            <text:p>1.018629853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3899003545329" calcext:value-type="float">
            <text:p>24.39</text:p>
          </table:table-cell>
          <table:table-cell table:style-name="ce16" office:value-type="float" office:value="24.4661912564702" calcext:value-type="float">
            <text:p>24.47</text:p>
          </table:table-cell>
          <table:table-cell table:style-name="ce17" office:value-type="float" office:value="0.107891628205391" calcext:value-type="float">
            <text:p>0.108</text:p>
          </table:table-cell>
          <table:table-cell/>
          <table:table-cell table:formula="of:=[.F3]^(-[.D30])" office:value-type="float" office:value="0.000000238517267755013" calcext:value-type="float">
            <text:p>2.38517267755013E-007</text:p>
          </table:table-cell>
          <table:table-cell table:formula="of:=0.00000034192491" office:value-type="float" office:value="0.00000034192491" calcext:value-type="float">
            <text:p>3.4192491E-007</text:p>
          </table:table-cell>
          <table:table-cell table:style-name="ce42" table:formula="of:=[.G30]/[.H30]" office:value-type="float" office:value="0.697572071467424" calcext:value-type="float">
            <text:p>0.6975720715</text:p>
          </table:table-cell>
          <table:table-cell/>
          <table:table-cell table:style-name="ce15" office:value-type="string" calcext:value-type="string">
            <text:p>lm0077</text:p>
          </table:table-cell>
          <table:table-cell table:style-name="ce31"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8]/[.H28]" office:value-type="float" office:value="1.38540862831119" calcext:value-type="float">
            <text:p>1.385408628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424821584075" calcext:value-type="float">
            <text:p>24.54</text:p>
          </table:table-cell>
          <table:table-cell table:style-name="ce16" office:value-type="float" office:value="24.4661912564702" calcext:value-type="float">
            <text:p>24.47</text:p>
          </table:table-cell>
          <table:table-cell table:style-name="ce17" office:value-type="float" office:value="0.107891628205391" calcext:value-type="float">
            <text:p>0.108</text:p>
          </table:table-cell>
          <table:table-cell/>
          <table:table-cell table:style-name="ce14"/>
          <table:table-cell table:number-columns-repeated="3"/>
          <table:table-cell table:style-name="ce15" office:value-type="string" calcext:value-type="string">
            <text:p>lm0055</text:p>
          </table:table-cell>
          <table:table-cell office:value-type="string" calcext:value-type="string">
            <text:p>Efwild</text:p>
          </table:table-cell>
          <table:table-cell office:value-type="string" calcext:value-type="string">
            <text:p>NA</text:p>
          </table:table-cell>
          <table:table-cell table:style-name="ce35" table:formula="of:=[.G20]/[.H20]" office:value-type="float" office:value="1.46618131062149" calcext:value-type="float">
            <text:p>1.46618131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4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5301263390955" calcext:value-type="float">
            <text:p>20.53</text:p>
          </table:table-cell>
          <table:table-cell table:style-name="ce16" office:value-type="float" office:value="20.5793566019077" calcext:value-type="float">
            <text:p>20.58</text:p>
          </table:table-cell>
          <table:table-cell table:style-name="ce17" office:value-type="float" office:value="0.0696221053481901" calcext:value-type="float">
            <text:p>0.070</text:p>
          </table:table-cell>
          <table:table-cell/>
          <table:table-cell table:formula="of:=[.F3]^(-[.D32])" office:value-type="float" office:value="0.00000268907989927994" calcext:value-type="float">
            <text:p>2.68907989927994E-006</text:p>
          </table:table-cell>
          <table:table-cell table:style-name="ce21" office:value-type="float" office:value="0.00000071970307" calcext:value-type="float">
            <text:p>7.20E-07</text:p>
          </table:table-cell>
          <table:table-cell table:style-name="ce40" table:formula="of:=[.G32]/[.H32]" office:value-type="float" office:value="3.73637408449563" calcext:value-type="float">
            <text:p>3.7363740845</text:p>
          </table:table-cell>
          <table:table-cell/>
          <table:table-cell table:style-name="ce14" office:value-type="string" calcext:value-type="string">
            <text:p>lm0024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26]/[.H26]" office:value-type="float" office:value="0.971398525544466" calcext:value-type="float">
            <text:p>0.9713985255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6285868647199" calcext:value-type="float">
            <text:p>20.63</text:p>
          </table:table-cell>
          <table:table-cell table:style-name="ce16" office:value-type="float" office:value="20.5793566019077" calcext:value-type="float">
            <text:p>20.58</text:p>
          </table:table-cell>
          <table:table-cell table:style-name="ce17" office:value-type="float" office:value="0.0696221053481901" calcext:value-type="float">
            <text:p>0.070</text:p>
          </table:table-cell>
          <table:table-cell/>
          <table:table-cell table:style-name="ce14"/>
          <table:table-cell table:number-columns-repeated="3"/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38]/[.H38]" office:value-type="float" office:value="0.502055542406068" calcext:value-type="float">
            <text:p>0.5020555424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433491682474" calcext:value-type="float">
            <text:p>22.74</text:p>
          </table:table-cell>
          <table:table-cell table:style-name="ce16" office:value-type="float" office:value="22.8187162126425" calcext:value-type="float">
            <text:p>22.82</text:p>
          </table:table-cell>
          <table:table-cell table:style-name="ce17" office:value-type="float" office:value="0.106585096339449" calcext:value-type="float">
            <text:p>0.107</text:p>
          </table:table-cell>
          <table:table-cell/>
          <table:table-cell table:formula="of:=[.F3]^(-[.D34])" office:value-type="float" office:value="0.000000665972740792081" calcext:value-type="float">
            <text:p>0.000000666</text:p>
          </table:table-cell>
          <table:table-cell table:formula="of:=0.0000011255004" office:value-type="float" office:value="0.0000011255004" calcext:value-type="float">
            <text:p>1.1255004E-006</text:p>
          </table:table-cell>
          <table:table-cell table:style-name="ce37" table:formula="of:=[.G34]/[.H34]" office:value-type="float" office:value="0.591712575839228" calcext:value-type="float">
            <text:p>0.5917125758</text:p>
          </table:table-cell>
          <table:table-cell/>
          <table:table-cell table:style-name="ce14" office:value-type="string" calcext:value-type="string">
            <text:p>lm0046</text:p>
          </table:table-cell>
          <table:table-cell table:style-name="ce31" office:value-type="string" calcext:value-type="string">
            <text:p>Efwild</text:p>
          </table:table-cell>
          <table:table-cell table:number-columns-repeated="2" office:value-type="string" calcext:value-type="string">
            <text:p>NA</text:p>
          </table:table-cell>
          <table:table-cell table:style-name="ce38" table:formula="of:=[.G40]/[.H40]" office:value-type="float" office:value="1.27752576028346" calcext:value-type="float">
            <text:p>1.2775257603</text:p>
          </table:table-cell>
          <table:table-cell office:value-type="string" calcext:value-type="string">
            <text:p>NA</text:p>
          </table:table-cell>
        </table:table-row>
        <table:table-row table:style-name="ro4">
          <table:table-cell table:style-name="ce15" office:value-type="string" calcext:value-type="string">
            <text:p>lm006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940832570375" calcext:value-type="float">
            <text:p>22.89</text:p>
          </table:table-cell>
          <table:table-cell table:style-name="ce16" office:value-type="float" office:value="22.8187162126425" calcext:value-type="float">
            <text:p>22.82</text:p>
          </table:table-cell>
          <table:table-cell table:style-name="ce17" office:value-type="float" office:value="0.106585096339449" calcext:value-type="float">
            <text:p>0.107</text:p>
          </table:table-cell>
          <table:table-cell/>
          <table:table-cell table:style-name="ce14"/>
          <table:table-cell table:number-columns-repeated="3"/>
          <table:table-cell table:style-name="ce14" office:value-type="string" calcext:value-type="string">
            <text:p>lm0028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77]/[.H77]" office:value-type="float" office:value="0.0913848114113961" calcext:value-type="float">
            <text:p>0.0913848114</text:p>
          </table:table-cell>
        </table:table-row>
        <table:table-row table:style-name="ro2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005147945984" calcext:value-type="float">
            <text:p>22.40</text:p>
          </table:table-cell>
          <table:table-cell table:style-name="ce16" office:value-type="float" office:value="22.6053729306963" calcext:value-type="float">
            <text:p>22.61</text:p>
          </table:table-cell>
          <table:table-cell table:style-name="ce17" office:value-type="float" office:value="0.289713154432064" calcext:value-type="float">
            <text:p>0.290</text:p>
          </table:table-cell>
          <table:table-cell/>
          <table:table-cell table:formula="of:=[.F3]^(-[.D36])" office:value-type="float" office:value="0.000000760683444711995" calcext:value-type="float">
            <text:p>7.60683444711995E-007</text:p>
          </table:table-cell>
          <table:table-cell table:style-name="ce21" office:value-type="float" office:value="0.00000095277075" calcext:value-type="float">
            <text:p>9.53E-07</text:p>
          </table:table-cell>
          <table:table-cell table:style-name="ce42" table:formula="of:=[.G36]/[.H36]" office:value-type="float" office:value="0.798390845554395" calcext:value-type="float">
            <text:p>0.7983908456</text:p>
          </table:table-cell>
          <table:table-cell/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1]/[.H81]" office:value-type="float" office:value="0.421274997467896" calcext:value-type="float">
            <text:p>0.4212749975</text:p>
          </table:table-cell>
        </table:table-row>
        <table:table-row table:style-name="ro4"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102310667942" calcext:value-type="float">
            <text:p>22.81</text:p>
          </table:table-cell>
          <table:table-cell table:style-name="ce16" office:value-type="float" office:value="22.6053729306963" calcext:value-type="float">
            <text:p>22.61</text:p>
          </table:table-cell>
          <table:table-cell table:style-name="ce17" office:value-type="float" office:value="0.289713154432064" calcext:value-type="float">
            <text:p>0.290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4" office:value-type="string" calcext:value-type="string">
            <text:p>lm0030</text:p>
          </table:table-cell>
          <table:table-cell table:style-name="ce31" office:value-type="string" calcext:value-type="string">
            <text:p>Efwild</text:p>
          </table:table-cell>
          <table:table-cell table:number-columns-repeated="3" office:value-type="string" calcext:value-type="string">
            <text:p>NA</text:p>
          </table:table-cell>
          <table:table-cell table:style-name="ce39" table:formula="of:=[.G89]/[.H89]" office:value-type="float" office:value="0.18875916840477" calcext:value-type="float">
            <text:p>0.1887591684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501005849975" calcext:value-type="float">
            <text:p>22.25</text:p>
          </table:table-cell>
          <table:table-cell table:style-name="ce16" office:value-type="float" office:value="22.2520756863482" calcext:value-type="float">
            <text:p>22.25</text:p>
          </table:table-cell>
          <table:table-cell table:style-name="ce17" office:value-type="float" office:value="0.00279321511711601" calcext:value-type="float">
            <text:p>0.003</text:p>
          </table:table-cell>
          <table:table-cell/>
          <table:table-cell table:formula="of:=[.F3]^(-[.D38])" office:value-type="float" office:value="0.00000094805613165251" calcext:value-type="float">
            <text:p>9.4805613165251E-007</text:p>
          </table:table-cell>
          <table:table-cell table:formula="of:=0.0000018883491" office:value-type="float" office:value="0.0000018883491" calcext:value-type="float">
            <text:p>1.8883491E-006</text:p>
          </table:table-cell>
          <table:table-cell table:style-name="ce41" table:formula="of:=[.G38]/[.H38]" office:value-type="float" office:value="0.502055542406068" calcext:value-type="float">
            <text:p>0.5020555424</text:p>
          </table:table-cell>
          <table:table-cell table:style-name="ce17"/>
          <table:table-cell table:style-name="ce15" office:value-type="string" calcext:value-type="string">
            <text:p>lm0086</text:p>
          </table:table-cell>
          <table:table-cell office:value-type="string" calcext:value-type="string">
            <text:p>Uninf</text:p>
          </table:table-cell>
          <table:table-cell table:style-name="ce33" table:formula="of:=[.G8]/[.H8]" office:value-type="float" office:value="0.209101884744177" calcext:value-type="float">
            <text:p>0.2091018847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2540507876988" calcext:value-type="float">
            <text:p>22.25</text:p>
          </table:table-cell>
          <table:table-cell table:style-name="ce16" office:value-type="float" office:value="22.2520756863482" calcext:value-type="float">
            <text:p>22.25</text:p>
          </table:table-cell>
          <table:table-cell table:style-name="ce17" office:value-type="float" office:value="0.00279321511711601" calcext:value-type="float">
            <text:p>0.003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style-name="ce15" office:value-type="string" calcext:value-type="string">
            <text:p>lm0095</text:p>
          </table:table-cell>
          <table:table-cell office:value-type="string" calcext:value-type="string">
            <text:p>Uninf</text:p>
          </table:table-cell>
          <table:table-cell table:style-name="ce33" table:formula="of:=[.G16]/[.H16]" office:value-type="float" office:value="0.231442494532302" calcext:value-type="float">
            <text:p>0.2314424945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380897125447" calcext:value-type="float">
            <text:p>22.64</text:p>
          </table:table-cell>
          <table:table-cell table:style-name="ce16" office:value-type="float" office:value="22.6098402216954" calcext:value-type="float">
            <text:p>22.61</text:p>
          </table:table-cell>
          <table:table-cell table:style-name="ce17" office:value-type="float" office:value="0.0399508130891463" calcext:value-type="float">
            <text:p>0.040</text:p>
          </table:table-cell>
          <table:table-cell/>
          <table:table-cell table:formula="of:=[.F3]^(-[.D40])" office:value-type="float" office:value="0.000000758568428324626" calcext:value-type="float">
            <text:p>7.58568428324626E-007</text:p>
          </table:table-cell>
          <table:table-cell table:style-name="ce21" office:value-type="float" office:value="0.00000059377936" calcext:value-type="float">
            <text:p>5.94E-07</text:p>
          </table:table-cell>
          <table:table-cell table:style-name="ce41" table:formula="of:=[.G40]/[.H40]" office:value-type="float" office:value="1.27752576028346" calcext:value-type="float">
            <text:p>1.2775257603</text:p>
          </table:table-cell>
          <table:table-cell/>
          <table:table-cell table:style-name="ce14" office:value-type="string" calcext:value-type="string">
            <text:p>lm0081</text:p>
          </table:table-cell>
          <table:table-cell office:value-type="string" calcext:value-type="string">
            <text:p>Uninf</text:p>
          </table:table-cell>
          <table:table-cell table:style-name="ce33" table:formula="of:=[.G22]/[.H22]" office:value-type="float" office:value="0.735994795626613" calcext:value-type="float">
            <text:p>0.7359947956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5815907308462" calcext:value-type="float">
            <text:p>22.58</text:p>
          </table:table-cell>
          <table:table-cell table:style-name="ce16" office:value-type="float" office:value="22.6098402216954" calcext:value-type="float">
            <text:p>22.61</text:p>
          </table:table-cell>
          <table:table-cell table:style-name="ce17" office:value-type="float" office:value="0.0399508130891463" calcext:value-type="float">
            <text:p>0.040</text:p>
          </table:table-cell>
          <table:table-cell table:number-columns-repeated="5"/>
          <table:table-cell table:style-name="ce15" office:value-type="string" calcext:value-type="string">
            <text:p>lm0085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0]/[.H30]" office:value-type="float" office:value="0.697572071467424" calcext:value-type="float">
            <text:p>0.697572071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4957914470374" calcext:value-type="float">
            <text:p>22.50</text:p>
          </table:table-cell>
          <table:table-cell table:style-name="ce16" office:value-type="float" office:value="22.5738463474404" calcext:value-type="float">
            <text:p>22.57</text:p>
          </table:table-cell>
          <table:table-cell table:style-name="ce17" office:value-type="float" office:value="0.110386298759513" calcext:value-type="float">
            <text:p>0.110</text:p>
          </table:table-cell>
          <table:table-cell/>
          <table:table-cell table:formula="of:=[.F3]^(-[.D42])" office:value-type="float" office:value="0.000000775778149910433" calcext:value-type="float">
            <text:p>7.75778149910433E-007</text:p>
          </table:table-cell>
          <table:table-cell table:style-name="ce21" office:value-type="float" office:value="0.0000014614575" calcext:value-type="float">
            <text:p>1.46E-06</text:p>
          </table:table-cell>
          <table:table-cell table:style-name="ce37" table:formula="of:=[.G42]/[.H42]" office:value-type="float" office:value="0.530824981164647" calcext:value-type="float">
            <text:p>0.5308249812</text:p>
          </table:table-cell>
          <table:table-cell/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44]/[.H44]" office:value-type="float" office:value="0.515105183540902" calcext:value-type="float">
            <text:p>0.515105183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9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519012478433" calcext:value-type="float">
            <text:p>22.65</text:p>
          </table:table-cell>
          <table:table-cell table:style-name="ce16" office:value-type="float" office:value="22.5738463474404" calcext:value-type="float">
            <text:p>22.57</text:p>
          </table:table-cell>
          <table:table-cell table:style-name="ce17" office:value-type="float" office:value="0.110386298759513" calcext:value-type="float">
            <text:p>0.110</text:p>
          </table:table-cell>
          <table:table-cell table:number-columns-repeated="5"/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52]/[.H52]" office:value-type="float" office:value="0.702698797307118" calcext:value-type="float">
            <text:p>0.7026987973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99280994217" calcext:value-type="float">
            <text:p>23.80</text:p>
          </table:table-cell>
          <table:table-cell table:style-name="ce16" office:value-type="float" office:value="23.760896334964" calcext:value-type="float">
            <text:p>23.76</text:p>
          </table:table-cell>
          <table:table-cell table:style-name="ce17" office:value-type="float" office:value="0.0542841057025261" calcext:value-type="float">
            <text:p>0.054</text:p>
          </table:table-cell>
          <table:table-cell/>
          <table:table-cell table:formula="of:=[.F3]^(-[.D44])" office:value-type="float" office:value="0.00000037019302719234" calcext:value-type="float">
            <text:p>3.7019302719234E-007</text:p>
          </table:table-cell>
          <table:table-cell table:formula="of:=0.00000071867463" office:value-type="float" office:value="0.00000071867463" calcext:value-type="float">
            <text:p>7.1867463E-007</text:p>
          </table:table-cell>
          <table:table-cell table:style-name="ce42" table:formula="of:=[.G44]/[.H44]" office:value-type="float" office:value="0.515105183540902" calcext:value-type="float">
            <text:p>0.5151051835</text:p>
          </table:table-cell>
          <table:table-cell/>
          <table:table-cell table:style-name="ce14" office:value-type="string" calcext:value-type="string">
            <text:p>lm0088</text:p>
          </table:table-cell>
          <table:table-cell office:value-type="string" calcext:value-type="string">
            <text:p>Uninf</text:p>
          </table:table-cell>
          <table:table-cell office:value-type="string" calcext:value-type="string">
            <text:p>NA</text:p>
          </table:table-cell>
          <table:table-cell table:style-name="ce33" table:formula="of:=[.G36]/[.H36]" office:value-type="float" office:value="0.798390845554395" calcext:value-type="float">
            <text:p>0.798390845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2">
          <table:table-cell table:style-name="ce15" office:value-type="string" calcext:value-type="string">
            <text:p>lm0047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225116757111" calcext:value-type="float">
            <text:p>23.72</text:p>
          </table:table-cell>
          <table:table-cell table:style-name="ce16" office:value-type="float" office:value="23.760896334964" calcext:value-type="float">
            <text:p>23.76</text:p>
          </table:table-cell>
          <table:table-cell table:style-name="ce17" office:value-type="float" office:value="0.0542841057025261" calcext:value-type="float">
            <text:p>0.054</text:p>
          </table:table-cell>
          <table:table-cell table:number-columns-repeated="5"/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0]/[.H70]" office:value-type="float" office:value="0.38000436557758" calcext:value-type="float">
            <text:p>0.380004365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367556463611" calcext:value-type="float">
            <text:p>23.54</text:p>
          </table:table-cell>
          <table:table-cell table:style-name="ce16" office:value-type="float" office:value="23.5620984972443" calcext:value-type="float">
            <text:p>23.56</text:p>
          </table:table-cell>
          <table:table-cell table:style-name="ce17" office:value-type="float" office:value="0.0358402034282488" calcext:value-type="float">
            <text:p>0.036</text:p>
          </table:table-cell>
          <table:table-cell/>
          <table:table-cell table:formula="of:=[.F3]^(-[.D46])" office:value-type="float" office:value="0.000000419023713760378" calcext:value-type="float">
            <text:p>0.000000419</text:p>
          </table:table-cell>
          <table:table-cell table:style-name="ce21" office:value-type="float" office:value="0.00000095010548" calcext:value-type="float">
            <text:p>9.50E-07</text:p>
          </table:table-cell>
          <table:table-cell table:style-name="ce37" table:formula="of:=[.G46]/[.H46]" office:value-type="float" office:value="0.441028625327346" calcext:value-type="float">
            <text:p>0.4410286253</text:p>
          </table:table-cell>
          <table:table-cell/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72]/[.H72]" office:value-type="float" office:value="0.425901581647138" calcext:value-type="float">
            <text:p>0.4259015816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8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874413481275" calcext:value-type="float">
            <text:p>23.59</text:p>
          </table:table-cell>
          <table:table-cell table:style-name="ce16" office:value-type="float" office:value="23.5620984972443" calcext:value-type="float">
            <text:p>23.56</text:p>
          </table:table-cell>
          <table:table-cell table:style-name="ce17" office:value-type="float" office:value="0.0358402034282488" calcext:value-type="float">
            <text:p>0.036</text:p>
          </table:table-cell>
          <table:table-cell table:number-columns-repeated="5"/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Uninf</text:p>
          </table:table-cell>
          <table:table-cell table:number-columns-repeated="2" office:value-type="string" calcext:value-type="string">
            <text:p>NA</text:p>
          </table:table-cell>
          <table:table-cell table:style-name="ce33" table:formula="of:=[.G83]/[.H83]" office:value-type="float" office:value="0.285390308241501" calcext:value-type="float">
            <text:p>0.2853903082</text:p>
          </table:table-cell>
          <table:table-cell office:value-type="string" calcext:value-type="string">
            <text:p>NA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8339595340481" calcext:value-type="float">
            <text:p>22.83</text:p>
          </table:table-cell>
          <table:table-cell table:style-name="ce16" office:value-type="float" office:value="22.8034536102581" calcext:value-type="float">
            <text:p>22.80</text:p>
          </table:table-cell>
          <table:table-cell table:style-name="ce17" office:value-type="float" office:value="0.0431418911565692" calcext:value-type="float">
            <text:p>0.043</text:p>
          </table:table-cell>
          <table:table-cell/>
          <table:table-cell table:formula="of:=[.F3]^(-[.D48])" office:value-type="float" office:value="0.000000672338090989328" calcext:value-type="float">
            <text:p>6.72338090989328E-007</text:p>
          </table:table-cell>
          <table:table-cell table:style-name="ce21" office:value-type="float" office:value="0.0000012230934" calcext:value-type="float">
            <text:p>1.22E-06</text:p>
          </table:table-cell>
          <table:table-cell table:style-name="ce37" table:formula="of:=[.G48]/[.H48]" office:value-type="float" office:value="0.549702983426554" calcext:value-type="float">
            <text:p>0.5497029834</text:p>
          </table:table-cell>
          <table:table-cell/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83]/[.H83]" office:value-type="float" office:value="0.285390308241501" calcext:value-type="float">
            <text:p>0.2853903082</text:p>
          </table:table-cell>
        </table:table-row>
        <table:table-row table:style-name="ro2">
          <table:table-cell table:style-name="ce14" office:value-type="string" calcext:value-type="string">
            <text:p>lm004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729476864681" calcext:value-type="float">
            <text:p>22.77</text:p>
          </table:table-cell>
          <table:table-cell table:style-name="ce16" office:value-type="float" office:value="22.8034536102581" calcext:value-type="float">
            <text:p>22.80</text:p>
          </table:table-cell>
          <table:table-cell table:style-name="ce17" office:value-type="float" office:value="0.0431418911565692" calcext:value-type="float">
            <text:p>0.043</text:p>
          </table:table-cell>
          <table:table-cell table:number-columns-repeated="5"/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3]/[.H93]" office:value-type="float" office:value="0.204589351213987" calcext:value-type="float">
            <text:p>0.2045893512</text:p>
          </table:table-cell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88270929348" calcext:value-type="float">
            <text:p>22.79</text:p>
          </table:table-cell>
          <table:table-cell table:style-name="ce16" office:value-type="float" office:value="22.9244402257499" calcext:value-type="float">
            <text:p>22.92</text:p>
          </table:table-cell>
          <table:table-cell table:style-name="ce17" office:value-type="float" office:value="0.192572465750438" calcext:value-type="float">
            <text:p>0.193</text:p>
          </table:table-cell>
          <table:table-cell/>
          <table:table-cell table:formula="of:=[.F3]^(-[.D50])" office:value-type="float" office:value="0.000000623503937473668" calcext:value-type="float">
            <text:p>6.23503937473668E-007</text:p>
          </table:table-cell>
          <table:table-cell table:style-name="ce21" office:value-type="float" office:value="0.0000013109696" calcext:value-type="float">
            <text:p>1.31E-06</text:p>
          </table:table-cell>
          <table:table-cell table:style-name="ce37" table:formula="of:=[.G50]/[.H50]" office:value-type="float" office:value="0.475605183730933" calcext:value-type="float">
            <text:p>0.4756051837</text:p>
          </table:table-cell>
          <table:table-cell/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Uninf</text:p>
          </table:table-cell>
          <table:table-cell table:number-columns-repeated="3" office:value-type="string" calcext:value-type="string">
            <text:p>NA</text:p>
          </table:table-cell>
          <table:table-cell table:style-name="ce33" table:formula="of:=[.G99]/[.H99]" office:value-type="float" office:value="0.319272502166284" calcext:value-type="float">
            <text:p>0.3192725022</text:p>
          </table:table-cell>
        </table:table-row>
        <table:table-row table:style-name="ro2">
          <table:table-cell table:style-name="ce15" office:value-type="string" calcext:value-type="string">
            <text:p>lm002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0606095221519" calcext:value-type="float">
            <text:p>23.06</text:p>
          </table:table-cell>
          <table:table-cell table:style-name="ce16" office:value-type="float" office:value="22.9244402257499" calcext:value-type="float">
            <text:p>22.92</text:p>
          </table:table-cell>
          <table:table-cell table:style-name="ce17" office:value-type="float" office:value="0.192572465750438" calcext:value-type="float">
            <text:p>0.19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154414949952" calcext:value-type="float">
            <text:p>22.72</text:p>
          </table:table-cell>
          <table:table-cell table:style-name="ce16" office:value-type="float" office:value="22.6909455997585" calcext:value-type="float">
            <text:p>22.69</text:p>
          </table:table-cell>
          <table:table-cell table:style-name="ce17" office:value-type="float" office:value="0.034642427266288" calcext:value-type="float">
            <text:p>0.035</text:p>
          </table:table-cell>
          <table:table-cell/>
          <table:table-cell table:formula="of:=[.F3]^(-[.D52])" office:value-type="float" office:value="0.00000072117598110279" calcext:value-type="float">
            <text:p>7.2117598110279E-007</text:p>
          </table:table-cell>
          <table:table-cell table:formula="of:=0.0000010262946" office:value-type="float" office:value="0.0000010262946" calcext:value-type="float">
            <text:p>1.0262946E-006</text:p>
          </table:table-cell>
          <table:table-cell table:style-name="ce42" table:formula="of:=[.G52]/[.H52]" office:value-type="float" office:value="0.702698797307118" calcext:value-type="float">
            <text:p>0.702698797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6664497045217" calcext:value-type="float">
            <text:p>22.67</text:p>
          </table:table-cell>
          <table:table-cell table:style-name="ce16" office:value-type="float" office:value="22.6909455997585" calcext:value-type="float">
            <text:p>22.69</text:p>
          </table:table-cell>
          <table:table-cell table:style-name="ce17" office:value-type="float" office:value="0.034642427266288" calcext:value-type="float">
            <text:p>0.035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755219957151" calcext:value-type="float">
            <text:p>19.88</text:p>
          </table:table-cell>
          <table:table-cell table:style-name="ce16" office:value-type="float" office:value="19.7744043898263" calcext:value-type="float">
            <text:p>19.77</text:p>
          </table:table-cell>
          <table:table-cell table:style-name="ce17" office:value-type="float" office:value="0.143001889642712" calcext:value-type="float">
            <text:p>0.143</text:p>
          </table:table-cell>
          <table:table-cell/>
          <table:table-cell table:formula="of:=[.F3]^(-[.D54])" office:value-type="float" office:value="0.00000444106607062241" calcext:value-type="float">
            <text:p>4.44106607062241E-006</text:p>
          </table:table-cell>
          <table:table-cell table:style-name="ce21" office:value-type="float" office:value="0.00000093869617" calcext:value-type="float">
            <text:p>9.39E-07</text:p>
          </table:table-cell>
          <table:table-cell table:style-name="ce40" table:formula="of:=[.G54]/[.H54]" office:value-type="float" office:value="4.73110066127405" calcext:value-type="float">
            <text:p>4.7311006613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6732867839374" calcext:value-type="float">
            <text:p>19.67</text:p>
          </table:table-cell>
          <table:table-cell table:style-name="ce16" office:value-type="float" office:value="19.7744043898263" calcext:value-type="float">
            <text:p>19.77</text:p>
          </table:table-cell>
          <table:table-cell table:style-name="ce17" office:value-type="float" office:value="0.143001889642712" calcext:value-type="float">
            <text:p>0.14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7404853045391" calcext:value-type="float">
            <text:p>22.74</text:p>
          </table:table-cell>
          <table:table-cell table:style-name="ce16" office:value-type="float" office:value="22.4697129659769" calcext:value-type="float">
            <text:p>22.47</text:p>
          </table:table-cell>
          <table:table-cell table:style-name="ce17" office:value-type="float" office:value="0.38292991351021" calcext:value-type="float">
            <text:p>0.383</text:p>
          </table:table-cell>
          <table:table-cell/>
          <table:table-cell table:formula="of:=[.F3]^(-[.D56])" office:value-type="float" office:value="0.000000827797758069928" calcext:value-type="float">
            <text:p>8.27797758069928E-007</text:p>
          </table:table-cell>
          <table:table-cell table:style-name="ce21" office:value-type="float" office:value="0.00000063511711" calcext:value-type="float">
            <text:p>6.35E-07</text:p>
          </table:table-cell>
          <table:table-cell table:style-name="ce37" table:formula="of:=[.G56]/[.H56]" office:value-type="float" office:value="1.30337814087536" calcext:value-type="float">
            <text:p>1.3033781409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4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2.1989406274146" calcext:value-type="float">
            <text:p>22.20</text:p>
          </table:table-cell>
          <table:table-cell table:style-name="ce16" office:value-type="float" office:value="22.4697129659769" calcext:value-type="float">
            <text:p>22.47</text:p>
          </table:table-cell>
          <table:table-cell table:style-name="ce17" office:value-type="float" office:value="0.38292991351021" calcext:value-type="float">
            <text:p>0.383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6009268015878" calcext:value-type="float">
            <text:p>21.60</text:p>
          </table:table-cell>
          <table:table-cell table:style-name="ce16" office:value-type="float" office:value="21.4974642413364" calcext:value-type="float">
            <text:p>21.50</text:p>
          </table:table-cell>
          <table:table-cell table:style-name="ce17" office:value-type="float" office:value="0.146318155905275" calcext:value-type="float">
            <text:p>0.146</text:p>
          </table:table-cell>
          <table:table-cell/>
          <table:table-cell table:formula="of:=[.F3]^(-[.D58])" office:value-type="float" office:value="0.00000151736967066102" calcext:value-type="float">
            <text:p>1.51736967066102E-006</text:p>
          </table:table-cell>
          <table:table-cell table:style-name="ce21" office:value-type="float" office:value="0.0000014896183" calcext:value-type="float">
            <text:p>1.49E-06</text:p>
          </table:table-cell>
          <table:table-cell table:style-name="ce41" table:formula="of:=[.G58]/[.H58]" office:value-type="float" office:value="1.01862985347388" calcext:value-type="float">
            <text:p>1.0186298535</text:p>
          </table:table-cell>
          <table:table-cell table:style-name="ce16"/>
          <table:table-cell table:number-columns-repeated="6"/>
        </table:table-row>
        <table:table-row table:style-name="ro2">
          <table:table-cell table:style-name="ce14" office:value-type="string" calcext:value-type="string">
            <text:p>lm008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3940016810851" calcext:value-type="float">
            <text:p>21.39</text:p>
          </table:table-cell>
          <table:table-cell table:style-name="ce16" office:value-type="float" office:value="21.4974642413364" calcext:value-type="float">
            <text:p>21.50</text:p>
          </table:table-cell>
          <table:table-cell table:style-name="ce17" office:value-type="float" office:value="0.146318155905275" calcext:value-type="float">
            <text:p>0.146</text:p>
          </table:table-cell>
          <table:table-cell table:number-columns-repeated="3"/>
          <table:table-cell table:style-name="ce16" table:number-columns-repeated="2"/>
          <table:table-cell table:number-columns-repeated="6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941804385296" calcext:value-type="float">
            <text:p>19.89</text:p>
          </table:table-cell>
          <table:table-cell table:style-name="ce16" office:value-type="float" office:value="19.8954429548756" calcext:value-type="float">
            <text:p>19.90</text:p>
          </table:table-cell>
          <table:table-cell table:style-name="ce17" office:value-type="float" office:value="0.00178546773928784" calcext:value-type="float">
            <text:p>0.002</text:p>
          </table:table-cell>
          <table:table-cell/>
          <table:table-cell table:formula="of:=[.F3]^(-[.D60])" office:value-type="float" office:value="0.00000411836331214592" calcext:value-type="float">
            <text:p>4.11836331214592E-006</text:p>
          </table:table-cell>
          <table:table-cell table:formula="of:=0.0000022504935" office:value-type="float" office:value="0.0000022504935" calcext:value-type="float">
            <text:p>2.2504935E-006</text:p>
          </table:table-cell>
          <table:table-cell table:style-name="ce40" table:formula="of:=[.G60]/[.H60]" office:value-type="float" office:value="1.82998231816529" calcext:value-type="float">
            <text:p>1.829982318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19.8967054712217" calcext:value-type="float">
            <text:p>19.90</text:p>
          </table:table-cell>
          <table:table-cell table:style-name="ce16" office:value-type="float" office:value="19.8954429548756" calcext:value-type="float">
            <text:p>19.90</text:p>
          </table:table-cell>
          <table:table-cell table:style-name="ce17" office:value-type="float" office:value="0.00178546773928784" calcext:value-type="float">
            <text:p>0.002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2033912411915" calcext:value-type="float">
            <text:p>20.20</text:p>
          </table:table-cell>
          <table:table-cell table:style-name="ce16" office:value-type="float" office:value="20.2048515838743" calcext:value-type="float">
            <text:p>20.20</text:p>
          </table:table-cell>
          <table:table-cell table:style-name="ce17" office:value-type="float" office:value="0.00206523642772201" calcext:value-type="float">
            <text:p>0.002</text:p>
          </table:table-cell>
          <table:table-cell/>
          <table:table-cell table:formula="of:=[.F3]^(-[.D62])" office:value-type="float" office:value="0.00000339605166613778" calcext:value-type="float">
            <text:p>3.39605166613778E-006</text:p>
          </table:table-cell>
          <table:table-cell table:style-name="ce21" office:value-type="float" office:value="0.0000013500037" calcext:value-type="float">
            <text:p>1.35E-06</text:p>
          </table:table-cell>
          <table:table-cell table:style-name="ce40" table:formula="of:=[.G62]/[.H62]" office:value-type="float" office:value="2.51558693219713" calcext:value-type="float">
            <text:p>2.51558693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9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0.2063119265571" calcext:value-type="float">
            <text:p>20.21</text:p>
          </table:table-cell>
          <table:table-cell table:style-name="ce16" office:value-type="float" office:value="20.2048515838743" calcext:value-type="float">
            <text:p>20.20</text:p>
          </table:table-cell>
          <table:table-cell table:style-name="ce17" office:value-type="float" office:value="0.00206523642772201" calcext:value-type="float">
            <text:p>0.002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2751808672737" calcext:value-type="float">
            <text:p>21.28</text:p>
          </table:table-cell>
          <table:table-cell table:style-name="ce16" office:value-type="float" office:value="21.1726291893306" calcext:value-type="float">
            <text:p>21.17</text:p>
          </table:table-cell>
          <table:table-cell table:style-name="ce17" office:value-type="float" office:value="0.145029973791301" calcext:value-type="float">
            <text:p>0.145</text:p>
          </table:table-cell>
          <table:table-cell/>
          <table:table-cell table:formula="of:=[.F3]^(-[.D64])" office:value-type="float" office:value="0.00000185787877358713" calcext:value-type="float">
            <text:p>1.85787877358713E-006</text:p>
          </table:table-cell>
          <table:table-cell table:style-name="ce21" office:value-type="float" office:value="0.0000013551971" calcext:value-type="float">
            <text:p>1.36E-06</text:p>
          </table:table-cell>
          <table:table-cell table:style-name="ce40" table:formula="of:=[.G64]/[.H64]" office:value-type="float" office:value="1.37092882916229" calcext:value-type="float">
            <text:p>1.370928829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7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0700775113875" calcext:value-type="float">
            <text:p>21.07</text:p>
          </table:table-cell>
          <table:table-cell table:style-name="ce16" office:value-type="float" office:value="21.1726291893306" calcext:value-type="float">
            <text:p>21.17</text:p>
          </table:table-cell>
          <table:table-cell table:style-name="ce17" office:value-type="float" office:value="0.145029973791301" calcext:value-type="float">
            <text:p>0.145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2937244673666" calcext:value-type="float">
            <text:p>24.29</text:p>
          </table:table-cell>
          <table:table-cell table:style-name="ce16" office:value-type="float" office:value="24.2727686376106" calcext:value-type="float">
            <text:p>24.27</text:p>
          </table:table-cell>
          <table:table-cell table:style-name="ce17" office:value-type="float" office:value="0.0296360186516864" calcext:value-type="float">
            <text:p>0.030</text:p>
          </table:table-cell>
          <table:table-cell/>
          <table:table-cell table:formula="of:=[.F3]^(-[.D66])" office:value-type="float" office:value="0.000000269076168640649" calcext:value-type="float">
            <text:p>2.69076168640649E-007</text:p>
          </table:table-cell>
          <table:table-cell table:formula="of:=0.0000014226183" office:value-type="float" office:value="0.0000014226183" calcext:value-type="float">
            <text:p>1.4226183E-006</text:p>
          </table:table-cell>
          <table:table-cell table:style-name="ce40" table:formula="of:=[.G66]/[.H66]" office:value-type="float" office:value="0.189141506643524" calcext:value-type="float">
            <text:p>0.1891415066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5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2518128078547" calcext:value-type="float">
            <text:p>24.25</text:p>
          </table:table-cell>
          <table:table-cell table:style-name="ce16" office:value-type="float" office:value="24.2727686376106" calcext:value-type="float">
            <text:p>24.27</text:p>
          </table:table-cell>
          <table:table-cell table:style-name="ce17" office:value-type="float" office:value="0.0296360186516864" calcext:value-type="float">
            <text:p>0.030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9387406189338" calcext:value-type="float">
            <text:p>21.94</text:p>
          </table:table-cell>
          <table:table-cell table:style-name="ce16" office:value-type="float" office:value="21.8638365800553" calcext:value-type="float">
            <text:p>21.86</text:p>
          </table:table-cell>
          <table:table-cell table:style-name="ce17" office:value-type="float" office:value="0.105930307658412" calcext:value-type="float">
            <text:p>0.106</text:p>
          </table:table-cell>
          <table:table-cell/>
          <table:table-cell table:formula="of:=[.F3]^(-[.D68])" office:value-type="float" office:value="0.0000012075973765093" calcext:value-type="float">
            <text:p>1.2075973765093E-006</text:p>
          </table:table-cell>
          <table:table-cell table:style-name="ce21" office:value-type="float" office:value="0.000001556708" calcext:value-type="float">
            <text:p>1.56E-06</text:p>
          </table:table-cell>
          <table:table-cell table:style-name="ce40" table:formula="of:=[.G68]/[.H68]" office:value-type="float" office:value="0.77573788822907" calcext:value-type="float">
            <text:p>0.7757378882</text:p>
          </table:table-cell>
          <table:table-cell table:style-name="ce16"/>
          <table:table-cell table:number-columns-repeated="6"/>
        </table:table-row>
        <table:table-row table:style-name="ro2">
          <table:table-cell table:style-name="ce14" office:value-type="string" calcext:value-type="string">
            <text:p>lm005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1.7889325411769" calcext:value-type="float">
            <text:p>21.79</text:p>
          </table:table-cell>
          <table:table-cell table:style-name="ce16" office:value-type="float" office:value="21.8638365800553" calcext:value-type="float">
            <text:p>21.86</text:p>
          </table:table-cell>
          <table:table-cell table:style-name="ce17" office:value-type="float" office:value="0.105930307658412" calcext:value-type="float">
            <text:p>0.10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196296742008" calcext:value-type="float">
            <text:p>23.62</text:p>
          </table:table-cell>
          <table:table-cell table:style-name="ce16" office:value-type="float" office:value="23.6536515891716" calcext:value-type="float">
            <text:p>23.65</text:p>
          </table:table-cell>
          <table:table-cell table:style-name="ce17" office:value-type="float" office:value="0.0481142535695978" calcext:value-type="float">
            <text:p>0.048</text:p>
          </table:table-cell>
          <table:table-cell/>
          <table:table-cell table:formula="of:=[.F3]^(-[.D70])" office:value-type="float" office:value="0.000000395782982845965" calcext:value-type="float">
            <text:p>3.95782982845965E-007</text:p>
          </table:table-cell>
          <table:table-cell table:style-name="ce21" office:value-type="float" office:value="0.0000010415222" calcext:value-type="float">
            <text:p>1.04E-06</text:p>
          </table:table-cell>
          <table:table-cell table:style-name="ce42" table:formula="of:=[.G70]/[.H70]" office:value-type="float" office:value="0.38000436557758" calcext:value-type="float">
            <text:p>0.3800043656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4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6876735041424" calcext:value-type="float">
            <text:p>23.69</text:p>
          </table:table-cell>
          <table:table-cell table:style-name="ce16" office:value-type="float" office:value="23.6536515891716" calcext:value-type="float">
            <text:p>23.65</text:p>
          </table:table-cell>
          <table:table-cell table:style-name="ce17" office:value-type="float" office:value="0.0481142535695978" calcext:value-type="float">
            <text:p>0.048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4602440394366" calcext:value-type="float">
            <text:p>23.46</text:p>
          </table:table-cell>
          <table:table-cell table:style-name="ce16" office:value-type="float" office:value="23.4843458140575" calcext:value-type="float">
            <text:p>23.48</text:p>
          </table:table-cell>
          <table:table-cell table:style-name="ce17" office:value-type="float" office:value="0.0340850565461274" calcext:value-type="float">
            <text:p>0.034</text:p>
          </table:table-cell>
          <table:table-cell/>
          <table:table-cell table:formula="of:=[.F3]^(-[.D72])" office:value-type="float" office:value="0.000000439829755891429" calcext:value-type="float">
            <text:p>4.39829755891429E-007</text:p>
          </table:table-cell>
          <table:table-cell table:style-name="ce21" office:value-type="float" office:value="0.0000010327028" calcext:value-type="float">
            <text:p>1.03E-06</text:p>
          </table:table-cell>
          <table:table-cell table:style-name="ce42" table:formula="of:=[.G72]/[.H72]" office:value-type="float" office:value="0.425901581647138" calcext:value-type="float">
            <text:p>0.4259015816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5" office:value-type="string" calcext:value-type="string">
            <text:p>lm006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084475886784" calcext:value-type="float">
            <text:p>23.51</text:p>
          </table:table-cell>
          <table:table-cell table:style-name="ce16" office:value-type="float" office:value="23.4843458140575" calcext:value-type="float">
            <text:p>23.48</text:p>
          </table:table-cell>
          <table:table-cell table:style-name="ce17" office:value-type="float" office:value="0.0340850565461274" calcext:value-type="float">
            <text:p>0.034</text:p>
          </table:table-cell>
          <table:table-cell/>
          <table:table-cell table:style-name="ce14"/>
          <table:table-cell/>
          <table:table-cell table:style-name="ce16"/>
          <table:table-cell table:style-name="ce17"/>
          <table:table-cell table:number-columns-repeated="6"/>
        </table:table-row>
        <table:table-row table:style-name="ro2">
          <table:table-cell table:number-columns-repeated="6"/>
          <table:table-cell table:style-name="ce14"/>
          <table:table-cell/>
          <table:table-cell table:style-name="ce16"/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1170202515116" calcext:value-type="float">
            <text:p>24.12</text:p>
          </table:table-cell>
          <table:table-cell table:style-name="ce16" office:value-type="float" office:value="24.2687566838433" calcext:value-type="float">
            <text:p>24.27</text:p>
          </table:table-cell>
          <table:table-cell table:style-name="ce17" office:value-type="float" office:value="0.214587720509661" calcext:value-type="float">
            <text:p>0.215</text:p>
          </table:table-cell>
          <table:table-cell/>
          <table:table-cell table:formula="of:=[.F3]^(-[.D75])" office:value-type="float" office:value="0.000000269749834025781" calcext:value-type="float">
            <text:p>2.69749834025781E-007</text:p>
          </table:table-cell>
          <table:table-cell table:formula="of:=0.0000014403699" office:value-type="float" office:value="0.0000014403699" calcext:value-type="float">
            <text:p>1.4403699E-006</text:p>
          </table:table-cell>
          <table:table-cell table:style-name="ce40" table:formula="of:=[.G75]/[.H75]" office:value-type="float" office:value="0.187278166549982" calcext:value-type="float">
            <text:p>0.1872781665</text:p>
          </table:table-cell>
          <table:table-cell table:style-name="ce17"/>
          <table:table-cell table:number-columns-repeated="6"/>
        </table:table-row>
        <table:table-row table:style-name="ro2">
          <table:table-cell table:style-name="ce14" office:value-type="string" calcext:value-type="string">
            <text:p>lm008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4204931161751" calcext:value-type="float">
            <text:p>24.42</text:p>
          </table:table-cell>
          <table:table-cell table:style-name="ce16" office:value-type="float" office:value="24.2687566838433" calcext:value-type="float">
            <text:p>24.27</text:p>
          </table:table-cell>
          <table:table-cell table:style-name="ce17" office:value-type="float" office:value="0.214587720509661" calcext:value-type="float">
            <text:p>0.215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6720361014429" calcext:value-type="float">
            <text:p>25.67</text:p>
          </table:table-cell>
          <table:table-cell table:style-name="ce16" office:value-type="float" office:value="25.7941202346103" calcext:value-type="float">
            <text:p>25.79</text:p>
          </table:table-cell>
          <table:table-cell table:style-name="ce17" office:value-type="float" office:value="0.172653036875784" calcext:value-type="float">
            <text:p>0.173</text:p>
          </table:table-cell>
          <table:table-cell/>
          <table:table-cell table:formula="of:=[.F3]^(-[.D77])" office:value-type="float" office:value="0.000000104250358116582" calcext:value-type="float">
            <text:p>1.04250358116582E-007</text:p>
          </table:table-cell>
          <table:table-cell table:style-name="ce21" office:value-type="float" office:value="0.0000011407843" calcext:value-type="float">
            <text:p>1.14E-06</text:p>
          </table:table-cell>
          <table:table-cell table:style-name="ce41" table:formula="of:=[.G77]/[.H77]" office:value-type="float" office:value="0.0913848114113961" calcext:value-type="float">
            <text:p>0.091384811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28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9162043677776" calcext:value-type="float">
            <text:p>25.92</text:p>
          </table:table-cell>
          <table:table-cell table:style-name="ce16" office:value-type="float" office:value="25.7941202346103" calcext:value-type="float">
            <text:p>25.79</text:p>
          </table:table-cell>
          <table:table-cell table:style-name="ce17" office:value-type="float" office:value="0.172653036875784" calcext:value-type="float">
            <text:p>0.173</text:p>
          </table:table-cell>
          <table:table-cell/>
          <table:table-cell table:style-name="ce14"/>
          <table:table-cell table:number-columns-repeated="9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2134706801114" calcext:value-type="float">
            <text:p>23.21</text:p>
          </table:table-cell>
          <table:table-cell table:style-name="ce16" office:value-type="float" office:value="23.1629685526509" calcext:value-type="float">
            <text:p>23.16</text:p>
          </table:table-cell>
          <table:table-cell table:style-name="ce17" office:value-type="float" office:value="0.0714207935834578" calcext:value-type="float">
            <text:p>0.071</text:p>
          </table:table-cell>
          <table:table-cell/>
          <table:table-cell table:formula="of:=[.F3]^(-[.D79])" office:value-type="float" office:value="0.000000537371501259685" calcext:value-type="float">
            <text:p>5.37371501259685E-007</text:p>
          </table:table-cell>
          <table:table-cell table:style-name="ce21" office:value-type="float" office:value="0.0000004598447" calcext:value-type="float">
            <text:p>4.60E-07</text:p>
          </table:table-cell>
          <table:table-cell table:style-name="ce40" table:formula="of:=[.G79]/[.H79]" office:value-type="float" office:value="1.16859344308999" calcext:value-type="float">
            <text:p>1.168593443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1124664251903" calcext:value-type="float">
            <text:p>23.11</text:p>
          </table:table-cell>
          <table:table-cell table:style-name="ce16" office:value-type="float" office:value="23.1629685526509" calcext:value-type="float">
            <text:p>23.16</text:p>
          </table:table-cell>
          <table:table-cell table:style-name="ce17" office:value-type="float" office:value="0.0714207935834578" calcext:value-type="float">
            <text:p>0.071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5150014204432" calcext:value-type="float">
            <text:p>23.52</text:p>
          </table:table-cell>
          <table:table-cell table:style-name="ce16" office:value-type="float" office:value="23.6364985094629" calcext:value-type="float">
            <text:p>23.64</text:p>
          </table:table-cell>
          <table:table-cell table:style-name="ce17" office:value-type="float" office:value="0.171822831080468" calcext:value-type="float">
            <text:p>0.172</text:p>
          </table:table-cell>
          <table:table-cell/>
          <table:table-cell table:formula="of:=[.F3]^(-[.D81])" office:value-type="float" office:value="0.000000400036936638799" calcext:value-type="float">
            <text:p>0.0000004</text:p>
          </table:table-cell>
          <table:table-cell table:style-name="ce21" office:value-type="float" office:value="0.00000094958623" calcext:value-type="float">
            <text:p>9.50E-07</text:p>
          </table:table-cell>
          <table:table-cell table:style-name="ce41" table:formula="of:=[.G81]/[.H81]" office:value-type="float" office:value="0.421274997467896" calcext:value-type="float">
            <text:p>0.4212749975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4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3.7579955984826" calcext:value-type="float">
            <text:p>23.76</text:p>
          </table:table-cell>
          <table:table-cell table:style-name="ce16" office:value-type="float" office:value="23.6364985094629" calcext:value-type="float">
            <text:p>23.64</text:p>
          </table:table-cell>
          <table:table-cell table:style-name="ce17" office:value-type="float" office:value="0.171822831080468" calcext:value-type="float">
            <text:p>0.172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137187024763" calcext:value-type="float">
            <text:p>25.14</text:p>
          </table:table-cell>
          <table:table-cell table:style-name="ce16" office:value-type="float" office:value="25.0871450434881" calcext:value-type="float">
            <text:p>25.09</text:p>
          </table:table-cell>
          <table:table-cell table:style-name="ce17" office:value-type="float" office:value="0.0707700486069536" calcext:value-type="float">
            <text:p>0.071</text:p>
          </table:table-cell>
          <table:table-cell/>
          <table:table-cell table:formula="of:=[.F3]^(-[.D83])" office:value-type="float" office:value="0.000000161972310531028" calcext:value-type="float">
            <text:p>0.000000162</text:p>
          </table:table-cell>
          <table:table-cell table:style-name="ce21" office:value-type="float" office:value="0.00000056754664" calcext:value-type="float">
            <text:p>5.68E-07</text:p>
          </table:table-cell>
          <table:table-cell table:style-name="ce42" table:formula="of:=[.G83]/[.H83]" office:value-type="float" office:value="0.285390308241501" calcext:value-type="float">
            <text:p>0.285390308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2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0371030622132" calcext:value-type="float">
            <text:p>25.04</text:p>
          </table:table-cell>
          <table:table-cell table:style-name="ce16" office:value-type="float" office:value="25.0871450434881" calcext:value-type="float">
            <text:p>25.09</text:p>
          </table:table-cell>
          <table:table-cell table:style-name="ce17" office:value-type="float" office:value="0.0707700486069536" calcext:value-type="float">
            <text:p>0.071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7701382278213" calcext:value-type="float">
            <text:p>25.77</text:p>
          </table:table-cell>
          <table:table-cell table:style-name="ce16" office:value-type="float" office:value="25.740657904589" calcext:value-type="float">
            <text:p>25.74</text:p>
          </table:table-cell>
          <table:table-cell table:style-name="ce17" office:value-type="float" office:value="0.0416914729382927" calcext:value-type="float">
            <text:p>0.042</text:p>
          </table:table-cell>
          <table:table-cell/>
          <table:table-cell table:formula="of:=[.F3]^(-[.D85])" office:value-type="float" office:value="0.000000107782605230231" calcext:value-type="float">
            <text:p>1.07782605230231E-007</text:p>
          </table:table-cell>
          <table:table-cell table:style-name="ce21" office:value-type="float" office:value="0.00000057317911" calcext:value-type="float">
            <text:p>5.73E-07</text:p>
          </table:table-cell>
          <table:table-cell table:style-name="ce42" table:formula="of:=[.G85]/[.H85]" office:value-type="float" office:value="0.188043498707116" calcext:value-type="float">
            <text:p>0.1880434987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89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7111775813567" calcext:value-type="float">
            <text:p>25.71</text:p>
          </table:table-cell>
          <table:table-cell table:style-name="ce16" office:value-type="float" office:value="25.740657904589" calcext:value-type="float">
            <text:p>25.74</text:p>
          </table:table-cell>
          <table:table-cell table:style-name="ce17" office:value-type="float" office:value="0.0416914729382927" calcext:value-type="float">
            <text:p>0.042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8138950328915" calcext:value-type="float">
            <text:p>25.81</text:p>
          </table:table-cell>
          <table:table-cell table:style-name="ce16" office:value-type="float" office:value="25.981413062336" calcext:value-type="float">
            <text:p>25.98</text:p>
          </table:table-cell>
          <table:table-cell table:style-name="ce17" office:value-type="float" office:value="0.236906269182517" calcext:value-type="float">
            <text:p>0.237</text:p>
          </table:table-cell>
          <table:table-cell/>
          <table:table-cell table:formula="of:=[.F3]^(-[.D87])" office:value-type="float" office:value="0.0000000927644023466789" calcext:value-type="float">
            <text:p>9.27644023466789E-008</text:p>
          </table:table-cell>
          <table:table-cell table:style-name="ce21" office:value-type="float" office:value="0.00000072944762" calcext:value-type="float">
            <text:p>7.29E-07</text:p>
          </table:table-cell>
          <table:table-cell table:style-name="ce37" table:formula="of:=[.G87]/[.H87]" office:value-type="float" office:value="0.127170751954306" calcext:value-type="float">
            <text:p>0.12717075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5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6.1489310917806" calcext:value-type="float">
            <text:p>26.15</text:p>
          </table:table-cell>
          <table:table-cell table:style-name="ce16" office:value-type="float" office:value="25.981413062336" calcext:value-type="float">
            <text:p>25.98</text:p>
          </table:table-cell>
          <table:table-cell table:style-name="ce17" office:value-type="float" office:value="0.236906269182517" calcext:value-type="float">
            <text:p>0.237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7159628248522" calcext:value-type="float">
            <text:p>24.72</text:p>
          </table:table-cell>
          <table:table-cell table:style-name="ce16" office:value-type="float" office:value="24.6269095517204" calcext:value-type="float">
            <text:p>24.63</text:p>
          </table:table-cell>
          <table:table-cell table:style-name="ce17" office:value-type="float" office:value="0.125940346636664" calcext:value-type="float">
            <text:p>0.126</text:p>
          </table:table-cell>
          <table:table-cell/>
          <table:table-cell table:formula="of:=[.F3]^(-[.D89])" office:value-type="float" office:value="0.000000215782780369854" calcext:value-type="float">
            <text:p>2.15782780369854E-007</text:p>
          </table:table-cell>
          <table:table-cell table:style-name="ce21" office:value-type="float" office:value="0.0000011431645" calcext:value-type="float">
            <text:p>1.14E-06</text:p>
          </table:table-cell>
          <table:table-cell table:style-name="ce41" table:formula="of:=[.G89]/[.H89]" office:value-type="float" office:value="0.18875916840477" calcext:value-type="float">
            <text:p>0.1887591684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30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378562785886" calcext:value-type="float">
            <text:p>24.54</text:p>
          </table:table-cell>
          <table:table-cell table:style-name="ce16" office:value-type="float" office:value="24.6269095517204" calcext:value-type="float">
            <text:p>24.63</text:p>
          </table:table-cell>
          <table:table-cell table:style-name="ce17" office:value-type="float" office:value="0.125940346636664" calcext:value-type="float">
            <text:p>0.12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2332915158" calcext:value-type="float">
            <text:p>24.68</text:p>
          </table:table-cell>
          <table:table-cell table:style-name="ce16" office:value-type="float" office:value="24.5155926633681" calcext:value-type="float">
            <text:p>24.52</text:p>
          </table:table-cell>
          <table:table-cell table:style-name="ce17" office:value-type="float" office:value="0.235665436368794" calcext:value-type="float">
            <text:p>0.236</text:p>
          </table:table-cell>
          <table:table-cell/>
          <table:table-cell table:formula="of:=[.F3]^(-[.D91])" office:value-type="float" office:value="0.00000023128523591476" calcext:value-type="float">
            <text:p>2.3128523591476E-007</text:p>
          </table:table-cell>
          <table:table-cell table:style-name="ce21" office:value-type="float" office:value="0.00000082903115" calcext:value-type="float">
            <text:p>8.29E-07</text:p>
          </table:table-cell>
          <table:table-cell table:style-name="ce37" table:formula="of:=[.G91]/[.H91]" office:value-type="float" office:value="0.278982564062593" calcext:value-type="float">
            <text:p>0.2789825641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5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3489520352204" calcext:value-type="float">
            <text:p>24.35</text:p>
          </table:table-cell>
          <table:table-cell table:style-name="ce16" office:value-type="float" office:value="24.5155926633681" calcext:value-type="float">
            <text:p>24.52</text:p>
          </table:table-cell>
          <table:table-cell table:style-name="ce17" office:value-type="float" office:value="0.235665436368794" calcext:value-type="float">
            <text:p>0.236</text:p>
          </table:table-cell>
          <table:table-cell table:number-columns-repeated="11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3085478315673" calcext:value-type="float">
            <text:p>25.31</text:p>
          </table:table-cell>
          <table:table-cell table:style-name="ce16" office:value-type="float" office:value="25.4671795153524" calcext:value-type="float">
            <text:p>25.47</text:p>
          </table:table-cell>
          <table:table-cell table:style-name="ce17" office:value-type="float" office:value="0.224339078630935" calcext:value-type="float">
            <text:p>0.224</text:p>
          </table:table-cell>
          <table:table-cell/>
          <table:table-cell table:formula="of:=[.F3]^(-[.D93])" office:value-type="float" office:value="0.000000127812546854986" calcext:value-type="float">
            <text:p>1.27812546854986E-007</text:p>
          </table:table-cell>
          <table:table-cell table:style-name="ce21" office:value-type="float" office:value="0.00000062472727" calcext:value-type="float">
            <text:p>6.25E-07</text:p>
          </table:table-cell>
          <table:table-cell table:style-name="ce42" table:formula="of:=[.G93]/[.H93]" office:value-type="float" office:value="0.204589351213987" calcext:value-type="float">
            <text:p>0.2045893512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lm0091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5.6258111991374" calcext:value-type="float">
            <text:p>25.63</text:p>
          </table:table-cell>
          <table:table-cell table:style-name="ce16" office:value-type="float" office:value="25.4671795153524" calcext:value-type="float">
            <text:p>25.47</text:p>
          </table:table-cell>
          <table:table-cell table:style-name="ce17" office:value-type="float" office:value="0.224339078630935" calcext:value-type="float">
            <text:p>0.224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9404244658" calcext:value-type="float">
            <text:p>24.5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/>
          <table:table-cell table:formula="of:=[.F3]^(-[.D95])" office:value-type="float" office:value="0.000000215262429906811" calcext:value-type="float">
            <text:p>2.15262429906811E-007</text:p>
          </table:table-cell>
          <table:table-cell table:style-name="ce21" office:value-type="float" office:value="0.00000065086153" calcext:value-type="float">
            <text:p>6.51E-07</text:p>
          </table:table-cell>
          <table:table-cell table:style-name="ce40" table:formula="of:=[.G95]/[.H95]" office:value-type="float" office:value="0.33073460326778" calcext:value-type="float">
            <text:p>0.330734603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73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162390001" calcext:value-type="float">
            <text:p>24.6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579404244658" calcext:value-type="float">
            <text:p>24.5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/>
          <table:table-cell table:formula="of:=[.F3]^(-[.D97])" office:value-type="float" office:value="0.000000215262429906811" calcext:value-type="float">
            <text:p>2.15262429906811E-007</text:p>
          </table:table-cell>
          <table:table-cell table:style-name="ce21" office:value-type="float" office:value="0.0000013897948" calcext:value-type="float">
            <text:p>1.39E-06</text:p>
          </table:table-cell>
          <table:table-cell table:style-name="ce37" table:formula="of:=[.G97]/[.H97]" office:value-type="float" office:value="0.154887922955828" calcext:value-type="float">
            <text:p>0.154887923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66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82162390001" calcext:value-type="float">
            <text:p>24.68</text:p>
          </table:table-cell>
          <table:table-cell table:style-name="ce16" office:value-type="float" office:value="24.6307833173295" calcext:value-type="float">
            <text:p>24.63</text:p>
          </table:table-cell>
          <table:table-cell table:style-name="ce17" office:value-type="float" office:value="0.0726609813942531" calcext:value-type="float">
            <text:p>0.073</text:p>
          </table:table-cell>
          <table:table-cell table:number-columns-repeated="11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6693410548623" calcext:value-type="float">
            <text:p>24.67</text:p>
          </table:table-cell>
          <table:table-cell table:style-name="ce16" office:value-type="float" office:value="24.7399348944076" calcext:value-type="float">
            <text:p>24.74</text:p>
          </table:table-cell>
          <table:table-cell table:style-name="ce17" office:value-type="float" office:value="0.099834765304983" calcext:value-type="float">
            <text:p>0.100</text:p>
          </table:table-cell>
          <table:table-cell/>
          <table:table-cell table:formula="of:=[.F3]^(-[.D99])" office:value-type="float" office:value="0.000000201105161168686" calcext:value-type="float">
            <text:p>2.01105161168686E-007</text:p>
          </table:table-cell>
          <table:table-cell table:style-name="ce21" office:value-type="float" office:value="0.00000062988563" calcext:value-type="float">
            <text:p>6.30E-07</text:p>
          </table:table-cell>
          <table:table-cell table:style-name="ce42" table:formula="of:=[.G99]/[.H99]" office:value-type="float" office:value="0.319272502166284" calcext:value-type="float">
            <text:p>0.3192725022</text:p>
          </table:table-cell>
          <table:table-cell table:number-columns-repeated="7"/>
        </table:table-row>
        <table:table-row table:style-name="ro2">
          <table:table-cell table:style-name="ce15" office:value-type="string" calcext:value-type="string">
            <text:p>lm0032</text:p>
          </table:table-cell>
          <table:table-cell office:value-type="string" calcext:value-type="string">
            <text:p>CXCL9</text:p>
          </table:table-cell>
          <table:table-cell table:style-name="ce16" office:value-type="float" office:value="24.8105287339529" calcext:value-type="float">
            <text:p>24.81</text:p>
          </table:table-cell>
          <table:table-cell table:style-name="ce16" office:value-type="float" office:value="24.7399348944076" calcext:value-type="float">
            <text:p>24.74</text:p>
          </table:table-cell>
          <table:table-cell table:style-name="ce17" office:value-type="float" office:value="0.099834765304983" calcext:value-type="float">
            <text:p>0.100</text:p>
          </table:table-cell>
          <table:table-cell table:number-columns-repeated="11"/>
        </table:table-row>
        <table:table-row table:style-name="ro2" table:number-rows-repeated="1048475">
          <table:table-cell table:number-columns-repeated="16"/>
        </table:table-row>
        <table:table-row table:style-name="ro2">
          <table:table-cell table:number-columns-repeated="16"/>
        </table:table-row>
      </table:table>
      <table:named-expressions/>
      <table:database-ranges>
        <table:database-range table:name="__Anonymous_Sheet_DB__0" table:target-range-address="Tabelle1.A1:Tabelle1.AB69" table:display-filter-buttons="true" table:orientation="column">
          <table:filter>
            <table:filter-or>
              <table:filter-condition table:field-number="8" table:value="n" table:operator="contains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icrosoft Sans Serif" svg:font-family="'Microsoft Sans Serif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5P0" style:volatile="true">
      <number:number number:decimal-places="2" number:min-integer-digits="1"/>
    </number:number-style>
    <number:number-style style:name="N135">
      <number:text>-</number:text>
      <number:number number:decimal-places="2" number:min-integer-digits="1"/>
      <style:map style:condition="value()&gt;=0" style:apply-style-name="N135P0"/>
    </number:number-style>
    <number:number-style style:name="N137P0" style:volatile="true">
      <number:number number:decimal-places="3" number:min-integer-digits="1"/>
    </number:number-style>
    <number:number-style style:name="N137">
      <number:text>-</number:text>
      <number:number number:decimal-places="3" number:min-integer-digits="1"/>
      <style:map style:condition="value()&gt;=0" style:apply-style-name="N137P0"/>
    </number:number-style>
    <number:currency-style style:name="N13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3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39P0"/>
    </number:currency-style>
    <number:number-style style:name="N140">
      <number:scientific-number number:decimal-places="1" number:min-integer-digits="1" number:min-exponent-digits="1"/>
    </number:number-style>
    <number:number-style style:name="N141P0" style:volatile="true">
      <number:number number:decimal-places="0" number:min-integer-digits="1"/>
    </number:number-style>
    <number:number-style style:name="N141">
      <number:text>-</number:text>
      <number:number number:decimal-places="0" number:min-integer-digits="1"/>
      <style:map style:condition="value()&gt;=0" style:apply-style-name="N141P0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 style:data-style-name="N2" text:time-value="12:14:16.09135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sitzer</meta:initial-creator>
    <meta:creation-date>2016-08-15T07:13:01</meta:creation-date>
    <dc:date>2017-10-18T12:28:03.822114864</dc:date>
    <meta:editing-duration>PT18H31M12S</meta:editing-duration>
    <meta:generator>LibreOffice/4.3.3.2$Linux_X86_64 LibreOffice_project/430m0$Build-2</meta:generator>
    <meta:editing-cycles>141</meta:editing-cycles>
    <dc:creator>Enas Al-Khlifeh</dc:creator>
    <meta:document-statistic meta:table-count="9" meta:cell-count="1132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